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sum_results_means" table:style-name="ta1">
        <table:shapes>
          <draw:frame draw:z-index="0" draw:style-name="gr1" draw:text-style-name="P1" svg:width="12.0031in" svg:height="6.7516in" svg:x="4.6953in" svg:y="0.2382in">
            <draw:object draw:notify-on-update-of-ranges="3sum_results_means.B1:3sum_results_means.B1847 3sum_results_means.C1:3sum_results_means.C1847 3sum_results_means.D1:3sum_results_means.D18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52472877502442" calcext:value-type="float">
            <text:p>0.007524728775024</text:p>
          </table:table-cell>
          <table:table-cell office:value-type="float" office:value="0.010075569152832" calcext:value-type="float">
            <text:p>0.010075569152832</text:p>
          </table:table-cell>
          <table:table-cell office:value-type="float" office:value="0.00831606388092041" calcext:value-type="float">
            <text:p>0.008316063880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45654106140137" calcext:value-type="float">
            <text:p>0.007456541061401</text:p>
          </table:table-cell>
          <table:table-cell office:value-type="float" office:value="0.00998377799987793" calcext:value-type="float">
            <text:p>0.009983777999878</text:p>
          </table:table-cell>
          <table:table-cell office:value-type="float" office:value="0.00837457180023194" calcext:value-type="float">
            <text:p>0.0083745718002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83324241638184" calcext:value-type="float">
            <text:p>0.007833242416382</text:p>
          </table:table-cell>
          <table:table-cell office:value-type="float" office:value="0.0126752853393555" calcext:value-type="float">
            <text:p>0.012675285339356</text:p>
          </table:table-cell>
          <table:table-cell office:value-type="float" office:value="0.00871682167053223" calcext:value-type="float">
            <text:p>0.0087168216705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808191299438477" calcext:value-type="float">
            <text:p>0.008081912994385</text:p>
          </table:table-cell>
          <table:table-cell office:value-type="float" office:value="0.00958299636840821" calcext:value-type="float">
            <text:p>0.009582996368408</text:p>
          </table:table-cell>
          <table:table-cell office:value-type="float" office:value="0.00869816541671753" calcext:value-type="float">
            <text:p>0.008698165416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84039497375488" calcext:value-type="float">
            <text:p>0.007840394973755</text:p>
          </table:table-cell>
          <table:table-cell office:value-type="float" office:value="0.00965237617492676" calcext:value-type="float">
            <text:p>0.009652376174927</text:p>
          </table:table-cell>
          <table:table-cell office:value-type="float" office:value="0.00853133201599121" calcext:value-type="float">
            <text:p>0.008531332015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776219367980957" calcext:value-type="float">
            <text:p>0.00776219367981</text:p>
          </table:table-cell>
          <table:table-cell office:value-type="float" office:value="0.00909662246704102" calcext:value-type="float">
            <text:p>0.009096622467041</text:p>
          </table:table-cell>
          <table:table-cell office:value-type="float" office:value="0.00823264122009277" calcext:value-type="float">
            <text:p>0.0082326412200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79557228088379" calcext:value-type="float">
            <text:p>0.007795572280884</text:p>
          </table:table-cell>
          <table:table-cell office:value-type="float" office:value="0.00921964645385742" calcext:value-type="float">
            <text:p>0.009219646453857</text:p>
          </table:table-cell>
          <table:table-cell office:value-type="float" office:value="0.00831711292266846" calcext:value-type="float">
            <text:p>0.008317112922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713491439819336" calcext:value-type="float">
            <text:p>0.007134914398193</text:p>
          </table:table-cell>
          <table:table-cell office:value-type="float" office:value="0.0101923942565918" calcext:value-type="float">
            <text:p>0.010192394256592</text:p>
          </table:table-cell>
          <table:table-cell office:value-type="float" office:value="0.00778435468673706" calcext:value-type="float">
            <text:p>0.0077843546867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22479820251465" calcext:value-type="float">
            <text:p>0.007224798202515</text:p>
          </table:table-cell>
          <table:table-cell office:value-type="float" office:value="0.00905489921569824" calcext:value-type="float">
            <text:p>0.009054899215698</text:p>
          </table:table-cell>
          <table:table-cell office:value-type="float" office:value="0.00777392387390137" calcext:value-type="float">
            <text:p>0.0077739238739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748252868652344" calcext:value-type="float">
            <text:p>0.007482528686523</text:p>
          </table:table-cell>
          <table:table-cell office:value-type="float" office:value="0.00911736488342285" calcext:value-type="float">
            <text:p>0.009117364883423</text:p>
          </table:table-cell>
          <table:table-cell office:value-type="float" office:value="0.00792994499206543" calcext:value-type="float">
            <text:p>0.0079299449920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713491439819336" calcext:value-type="float">
            <text:p>0.007134914398193</text:p>
          </table:table-cell>
          <table:table-cell office:value-type="float" office:value="0.00913071632385254" calcext:value-type="float">
            <text:p>0.009130716323853</text:p>
          </table:table-cell>
          <table:table-cell office:value-type="float" office:value="0.0079445481300354" calcext:value-type="float">
            <text:p>0.007944548130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39359855651856" calcext:value-type="float">
            <text:p>0.007393598556519</text:p>
          </table:table-cell>
          <table:table-cell office:value-type="float" office:value="0.00940561294555664" calcext:value-type="float">
            <text:p>0.009405612945557</text:p>
          </table:table-cell>
          <table:table-cell office:value-type="float" office:value="0.00782978534698486" calcext:value-type="float">
            <text:p>0.0078297853469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39717483520508" calcext:value-type="float">
            <text:p>0.007397174835205</text:p>
          </table:table-cell>
          <table:table-cell office:value-type="float" office:value="0.009307861328125" calcext:value-type="float">
            <text:p>0.009307861328125</text:p>
          </table:table-cell>
          <table:table-cell office:value-type="float" office:value="0.00786353349685669" calcext:value-type="float">
            <text:p>0.0078635334968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730109214782715" calcext:value-type="float">
            <text:p>0.007301092147827</text:p>
          </table:table-cell>
          <table:table-cell office:value-type="float" office:value="0.00927877426147461" calcext:value-type="float">
            <text:p>0.009278774261475</text:p>
          </table:table-cell>
          <table:table-cell office:value-type="float" office:value="0.00782763957977295" calcext:value-type="float">
            <text:p>0.0078276395797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5533390045166" calcext:value-type="float">
            <text:p>0.007553339004517</text:p>
          </table:table-cell>
          <table:table-cell office:value-type="float" office:value="0.00909948348999023" calcext:value-type="float">
            <text:p>0.00909948348999</text:p>
          </table:table-cell>
          <table:table-cell office:value-type="float" office:value="0.00803346633911133" calcext:value-type="float">
            <text:p>0.008033466339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728082656860352" calcext:value-type="float">
            <text:p>0.007280826568604</text:p>
          </table:table-cell>
          <table:table-cell office:value-type="float" office:value="0.00943279266357422" calcext:value-type="float">
            <text:p>0.009432792663574</text:p>
          </table:table-cell>
          <table:table-cell office:value-type="float" office:value="0.00787739753723145" calcext:value-type="float">
            <text:p>0.007877397537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34138488769531" calcext:value-type="float">
            <text:p>0.007341384887695</text:p>
          </table:table-cell>
          <table:table-cell office:value-type="float" office:value="0.00962662696838379" calcext:value-type="float">
            <text:p>0.009626626968384</text:p>
          </table:table-cell>
          <table:table-cell office:value-type="float" office:value="0.00781615972518921" calcext:value-type="float">
            <text:p>0.0078161597251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741910934448242" calcext:value-type="float">
            <text:p>0.007419109344482</text:p>
          </table:table-cell>
          <table:table-cell office:value-type="float" office:value="0.00956010818481445" calcext:value-type="float">
            <text:p>0.009560108184814</text:p>
          </table:table-cell>
          <table:table-cell office:value-type="float" office:value="0.00786248445510864" calcext:value-type="float">
            <text:p>0.0078624844551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42816925048828" calcext:value-type="float">
            <text:p>0.007428169250488</text:p>
          </table:table-cell>
          <table:table-cell office:value-type="float" office:value="0.00960850715637207" calcext:value-type="float">
            <text:p>0.009608507156372</text:p>
          </table:table-cell>
          <table:table-cell office:value-type="float" office:value="0.00798166990280151" calcext:value-type="float">
            <text:p>0.0079816699028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721430778503418" calcext:value-type="float">
            <text:p>0.007214307785034</text:p>
          </table:table-cell>
          <table:table-cell office:value-type="float" office:value="0.00944042205810547" calcext:value-type="float">
            <text:p>0.009440422058105</text:p>
          </table:table-cell>
          <table:table-cell office:value-type="float" office:value="0.00775047540664673" calcext:value-type="float">
            <text:p>0.007750475406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732612609863281" calcext:value-type="float">
            <text:p>0.007326126098633</text:p>
          </table:table-cell>
          <table:table-cell office:value-type="float" office:value="0.00934410095214844" calcext:value-type="float">
            <text:p>0.009344100952148</text:p>
          </table:table-cell>
          <table:table-cell office:value-type="float" office:value="0.00788007974624634" calcext:value-type="float">
            <text:p>0.0078800797462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2178840637207" calcext:value-type="float">
            <text:p>0.007217884063721</text:p>
          </table:table-cell>
          <table:table-cell office:value-type="float" office:value="0.00936532020568848" calcext:value-type="float">
            <text:p>0.009365320205688</text:p>
          </table:table-cell>
          <table:table-cell office:value-type="float" office:value="0.00776519775390625" calcext:value-type="float">
            <text:p>0.0077651977539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75066089630127" calcext:value-type="float">
            <text:p>0.007506608963013</text:p>
          </table:table-cell>
          <table:table-cell office:value-type="float" office:value="0.00931406021118164" calcext:value-type="float">
            <text:p>0.009314060211182</text:p>
          </table:table-cell>
          <table:table-cell office:value-type="float" office:value="0.00789722204208374" calcext:value-type="float">
            <text:p>0.0078972220420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49373435974121" calcext:value-type="float">
            <text:p>0.007493734359741</text:p>
          </table:table-cell>
          <table:table-cell office:value-type="float" office:value="0.00981521606445313" calcext:value-type="float">
            <text:p>0.009815216064453</text:p>
          </table:table-cell>
          <table:table-cell office:value-type="float" office:value="0.00792825222015381" calcext:value-type="float">
            <text:p>0.0079282522201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760912895202637" calcext:value-type="float">
            <text:p>0.007609128952026</text:p>
          </table:table-cell>
          <table:table-cell office:value-type="float" office:value="0.00997352600097656" calcext:value-type="float">
            <text:p>0.009973526000977</text:p>
          </table:table-cell>
          <table:table-cell office:value-type="float" office:value="0.00801256895065308" calcext:value-type="float">
            <text:p>0.0080125689506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736498832702637" calcext:value-type="float">
            <text:p>0.007364988327026</text:p>
          </table:table-cell>
          <table:table-cell office:value-type="float" office:value="0.00983023643493653" calcext:value-type="float">
            <text:p>0.009830236434937</text:p>
          </table:table-cell>
          <table:table-cell office:value-type="float" office:value="0.00789777040481567" calcext:value-type="float">
            <text:p>0.0078977704048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36474990844727" calcext:value-type="float">
            <text:p>0.007364749908447</text:p>
          </table:table-cell>
          <table:table-cell office:value-type="float" office:value="0.00964999198913574" calcext:value-type="float">
            <text:p>0.009649991989136</text:p>
          </table:table-cell>
          <table:table-cell office:value-type="float" office:value="0.0079245924949646" calcext:value-type="float">
            <text:p>0.0079245924949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735092163085938" calcext:value-type="float">
            <text:p>0.007350921630859</text:p>
          </table:table-cell>
          <table:table-cell office:value-type="float" office:value="0.0101807117462158" calcext:value-type="float">
            <text:p>0.010180711746216</text:p>
          </table:table-cell>
          <table:table-cell office:value-type="float" office:value="0.00797879695892334" calcext:value-type="float">
            <text:p>0.0079787969589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30967521667481" calcext:value-type="float">
            <text:p>0.007309675216675</text:p>
          </table:table-cell>
          <table:table-cell office:value-type="float" office:value="0.00970935821533203" calcext:value-type="float">
            <text:p>0.009709358215332</text:p>
          </table:table-cell>
          <table:table-cell office:value-type="float" office:value="0.00801928043365479" calcext:value-type="float">
            <text:p>0.0080192804336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50017166137695" calcext:value-type="float">
            <text:p>0.007500171661377</text:p>
          </table:table-cell>
          <table:table-cell office:value-type="float" office:value="0.0093989372253418" calcext:value-type="float">
            <text:p>0.009398937225342</text:p>
          </table:table-cell>
          <table:table-cell office:value-type="float" office:value="0.0079747200012207" calcext:value-type="float">
            <text:p>0.0079747200012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759100914001465" calcext:value-type="float">
            <text:p>0.007591009140015</text:p>
          </table:table-cell>
          <table:table-cell office:value-type="float" office:value="0.00951766967773438" calcext:value-type="float">
            <text:p>0.009517669677734</text:p>
          </table:table-cell>
          <table:table-cell office:value-type="float" office:value="0.00800352096557617" calcext:value-type="float">
            <text:p>0.0080035209655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74772834777832" calcext:value-type="float">
            <text:p>0.007477283477783</text:p>
          </table:table-cell>
          <table:table-cell office:value-type="float" office:value="0.00924420356750488" calcext:value-type="float">
            <text:p>0.009244203567505</text:p>
          </table:table-cell>
          <table:table-cell office:value-type="float" office:value="0.00784609317779541" calcext:value-type="float">
            <text:p>0.0078460931777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790309906005859" calcext:value-type="float">
            <text:p>0.007903099060059</text:p>
          </table:table-cell>
          <table:table-cell office:value-type="float" office:value="0.0092308521270752" calcext:value-type="float">
            <text:p>0.009230852127075</text:p>
          </table:table-cell>
          <table:table-cell office:value-type="float" office:value="0.00850448608398438" calcext:value-type="float">
            <text:p>0.0085044860839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77052116394043" calcext:value-type="float">
            <text:p>0.007705211639404</text:p>
          </table:table-cell>
          <table:table-cell office:value-type="float" office:value="0.00927138328552246" calcext:value-type="float">
            <text:p>0.009271383285522</text:p>
          </table:table-cell>
          <table:table-cell office:value-type="float" office:value="0.00832434892654419" calcext:value-type="float">
            <text:p>0.0083243489265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773477554321289" calcext:value-type="float">
            <text:p>0.007734775543213</text:p>
          </table:table-cell>
          <table:table-cell office:value-type="float" office:value="0.00911569595336914" calcext:value-type="float">
            <text:p>0.009115695953369</text:p>
          </table:table-cell>
          <table:table-cell office:value-type="float" office:value="0.00823327302932739" calcext:value-type="float">
            <text:p>0.0082332730293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767898559570313" calcext:value-type="float">
            <text:p>0.007678985595703</text:p>
          </table:table-cell>
          <table:table-cell office:value-type="float" office:value="0.00929498672485352" calcext:value-type="float">
            <text:p>0.009294986724854</text:p>
          </table:table-cell>
          <table:table-cell office:value-type="float" office:value="0.00826637744903564" calcext:value-type="float">
            <text:p>0.0082663774490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76601505279541" calcext:value-type="float">
            <text:p>0.007660150527954</text:p>
          </table:table-cell>
          <table:table-cell office:value-type="float" office:value="0.0094139575958252" calcext:value-type="float">
            <text:p>0.009413957595825</text:p>
          </table:table-cell>
          <table:table-cell office:value-type="float" office:value="0.0083787202835083" calcext:value-type="float">
            <text:p>0.0083787202835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754475593566895" calcext:value-type="float">
            <text:p>0.007544755935669</text:p>
          </table:table-cell>
          <table:table-cell office:value-type="float" office:value="0.00951337814331055" calcext:value-type="float">
            <text:p>0.009513378143311</text:p>
          </table:table-cell>
          <table:table-cell office:value-type="float" office:value="0.00848278999328613" calcext:value-type="float">
            <text:p>0.0084827899932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737166404724121" calcext:value-type="float">
            <text:p>0.007371664047241</text:p>
          </table:table-cell>
          <table:table-cell office:value-type="float" office:value="0.0109832286834717" calcext:value-type="float">
            <text:p>0.010983228683472</text:p>
          </table:table-cell>
          <table:table-cell office:value-type="float" office:value="0.00816354751586914" calcext:value-type="float">
            <text:p>0.0081635475158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775337219238281" calcext:value-type="float">
            <text:p>0.007753372192383</text:p>
          </table:table-cell>
          <table:table-cell office:value-type="float" office:value="0.011131763458252" calcext:value-type="float">
            <text:p>0.011131763458252</text:p>
          </table:table-cell>
          <table:table-cell office:value-type="float" office:value="0.00834428071975708" calcext:value-type="float">
            <text:p>0.0083442807197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778555870056152" calcext:value-type="float">
            <text:p>0.007785558700562</text:p>
          </table:table-cell>
          <table:table-cell office:value-type="float" office:value="0.0114047527313232" calcext:value-type="float">
            <text:p>0.011404752731323</text:p>
          </table:table-cell>
          <table:table-cell office:value-type="float" office:value="0.00829882621765137" calcext:value-type="float">
            <text:p>0.0082988262176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74460506439209" calcext:value-type="float">
            <text:p>0.007446050643921</text:p>
          </table:table-cell>
          <table:table-cell office:value-type="float" office:value="0.0109808444976807" calcext:value-type="float">
            <text:p>0.010980844497681</text:p>
          </table:table-cell>
          <table:table-cell office:value-type="float" office:value="0.00804625749588013" calcext:value-type="float">
            <text:p>0.008046257495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734543800354004" calcext:value-type="float">
            <text:p>0.00734543800354</text:p>
          </table:table-cell>
          <table:table-cell office:value-type="float" office:value="0.0109624862670898" calcext:value-type="float">
            <text:p>0.01096248626709</text:p>
          </table:table-cell>
          <table:table-cell office:value-type="float" office:value="0.00796760320663452" calcext:value-type="float">
            <text:p>0.0079676032066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756907463073731" calcext:value-type="float">
            <text:p>0.007569074630737</text:p>
          </table:table-cell>
          <table:table-cell office:value-type="float" office:value="0.00904512405395508" calcext:value-type="float">
            <text:p>0.009045124053955</text:p>
          </table:table-cell>
          <table:table-cell office:value-type="float" office:value="0.00787187814712525" calcext:value-type="float">
            <text:p>0.007871878147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750470161437988" calcext:value-type="float">
            <text:p>0.00750470161438</text:p>
          </table:table-cell>
          <table:table-cell office:value-type="float" office:value="0.00916767120361328" calcext:value-type="float">
            <text:p>0.009167671203613</text:p>
          </table:table-cell>
          <table:table-cell office:value-type="float" office:value="0.00784385204315186" calcext:value-type="float">
            <text:p>0.0078438520431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744462013244629" calcext:value-type="float">
            <text:p>0.007444620132446</text:p>
          </table:table-cell>
          <table:table-cell office:value-type="float" office:value="0.00919222831726074" calcext:value-type="float">
            <text:p>0.009192228317261</text:p>
          </table:table-cell>
          <table:table-cell office:value-type="float" office:value="0.00796102285385132" calcext:value-type="float">
            <text:p>0.0079610228538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75909423828125" calcext:value-type="float">
            <text:p>0.007759094238281</text:p>
          </table:table-cell>
          <table:table-cell office:value-type="float" office:value="0.00939822196960449" calcext:value-type="float">
            <text:p>0.009398221969605</text:p>
          </table:table-cell>
          <table:table-cell office:value-type="float" office:value="0.00811132192611694" calcext:value-type="float">
            <text:p>0.0081113219261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757670402526856" calcext:value-type="float">
            <text:p>0.007576704025269</text:p>
          </table:table-cell>
          <table:table-cell office:value-type="float" office:value="0.00949382781982422" calcext:value-type="float">
            <text:p>0.009493827819824</text:p>
          </table:table-cell>
          <table:table-cell office:value-type="float" office:value="0.00808947086334229" calcext:value-type="float">
            <text:p>0.0080894708633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74772834777832" calcext:value-type="float">
            <text:p>0.007477283477783</text:p>
          </table:table-cell>
          <table:table-cell office:value-type="float" office:value="0.00893616676330566" calcext:value-type="float">
            <text:p>0.008936166763306</text:p>
          </table:table-cell>
          <table:table-cell office:value-type="float" office:value="0.00798385143280029" calcext:value-type="float">
            <text:p>0.00798385143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74455738067627" calcext:value-type="float">
            <text:p>0.007445573806763</text:p>
          </table:table-cell>
          <table:table-cell office:value-type="float" office:value="0.00945639610290527" calcext:value-type="float">
            <text:p>0.009456396102905</text:p>
          </table:table-cell>
          <table:table-cell office:value-type="float" office:value="0.0080135703086853" calcext:value-type="float">
            <text:p>0.0080135703086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733280181884766" calcext:value-type="float">
            <text:p>0.007332801818848</text:p>
          </table:table-cell>
          <table:table-cell office:value-type="float" office:value="0.00941777229309082" calcext:value-type="float">
            <text:p>0.009417772293091</text:p>
          </table:table-cell>
          <table:table-cell office:value-type="float" office:value="0.00798838138580322" calcext:value-type="float">
            <text:p>0.0079883813858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74155330657959" calcext:value-type="float">
            <text:p>0.007415533065796</text:p>
          </table:table-cell>
          <table:table-cell office:value-type="float" office:value="0.00957345962524414" calcext:value-type="float">
            <text:p>0.009573459625244</text:p>
          </table:table-cell>
          <table:table-cell office:value-type="float" office:value="0.00809589624404907" calcext:value-type="float">
            <text:p>0.0080958962440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762486457824707" calcext:value-type="float">
            <text:p>0.007624864578247</text:p>
          </table:table-cell>
          <table:table-cell office:value-type="float" office:value="0.00898051261901856" calcext:value-type="float">
            <text:p>0.008980512619019</text:p>
          </table:table-cell>
          <table:table-cell office:value-type="float" office:value="0.00800912380218506" calcext:value-type="float">
            <text:p>0.0080091238021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748300552368164" calcext:value-type="float">
            <text:p>0.007483005523682</text:p>
          </table:table-cell>
          <table:table-cell office:value-type="float" office:value="0.00902843475341797" calcext:value-type="float">
            <text:p>0.009028434753418</text:p>
          </table:table-cell>
          <table:table-cell office:value-type="float" office:value="0.00798629522323608" calcext:value-type="float">
            <text:p>0.0079862952232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75225830078125" calcext:value-type="float">
            <text:p>0.007522583007813</text:p>
          </table:table-cell>
          <table:table-cell office:value-type="float" office:value="0.00895309448242188" calcext:value-type="float">
            <text:p>0.008953094482422</text:p>
          </table:table-cell>
          <table:table-cell office:value-type="float" office:value="0.00808284282684326" calcext:value-type="float">
            <text:p>0.0080828428268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754141807556152" calcext:value-type="float">
            <text:p>0.007541418075562</text:p>
          </table:table-cell>
          <table:table-cell office:value-type="float" office:value="0.00929474830627441" calcext:value-type="float">
            <text:p>0.009294748306274</text:p>
          </table:table-cell>
          <table:table-cell office:value-type="float" office:value="0.00803323984146118" calcext:value-type="float">
            <text:p>0.0080332398414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65347480773926" calcext:value-type="float">
            <text:p>0.007653474807739</text:p>
          </table:table-cell>
          <table:table-cell office:value-type="float" office:value="0.00925731658935547" calcext:value-type="float">
            <text:p>0.009257316589355</text:p>
          </table:table-cell>
          <table:table-cell office:value-type="float" office:value="0.00804480314254761" calcext:value-type="float">
            <text:p>0.0080448031425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732731819152832" calcext:value-type="float">
            <text:p>0.007327318191528</text:p>
          </table:table-cell>
          <table:table-cell office:value-type="float" office:value="0.00915336608886719" calcext:value-type="float">
            <text:p>0.009153366088867</text:p>
          </table:table-cell>
          <table:table-cell office:value-type="float" office:value="0.00811094045639038" calcext:value-type="float">
            <text:p>0.008110940456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760984420776367" calcext:value-type="float">
            <text:p>0.007609844207764</text:p>
          </table:table-cell>
          <table:table-cell office:value-type="float" office:value="0.00902938842773438" calcext:value-type="float">
            <text:p>0.009029388427734</text:p>
          </table:table-cell>
          <table:table-cell office:value-type="float" office:value="0.00816252231597901" calcext:value-type="float">
            <text:p>0.0081625223159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739717483520508" calcext:value-type="float">
            <text:p>0.007397174835205</text:p>
          </table:table-cell>
          <table:table-cell office:value-type="float" office:value="0.00959229469299316" calcext:value-type="float">
            <text:p>0.009592294692993</text:p>
          </table:table-cell>
          <table:table-cell office:value-type="float" office:value="0.00801664590835571" calcext:value-type="float">
            <text:p>0.0080166459083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736546516418457" calcext:value-type="float">
            <text:p>0.007365465164185</text:p>
          </table:table-cell>
          <table:table-cell office:value-type="float" office:value="0.00938892364501953" calcext:value-type="float">
            <text:p>0.00938892364502</text:p>
          </table:table-cell>
          <table:table-cell office:value-type="float" office:value="0.00807706117630005" calcext:value-type="float">
            <text:p>0.00807706117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752377510070801" calcext:value-type="float">
            <text:p>0.007523775100708</text:p>
          </table:table-cell>
          <table:table-cell office:value-type="float" office:value="0.00940084457397461" calcext:value-type="float">
            <text:p>0.009400844573975</text:p>
          </table:table-cell>
          <table:table-cell office:value-type="float" office:value="0.00811718702316284" calcext:value-type="float">
            <text:p>0.0081171870231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752353668212891" calcext:value-type="float">
            <text:p>0.007523536682129</text:p>
          </table:table-cell>
          <table:table-cell office:value-type="float" office:value="0.00933504104614258" calcext:value-type="float">
            <text:p>0.009335041046143</text:p>
          </table:table-cell>
          <table:table-cell office:value-type="float" office:value="0.00806964635848999" calcext:value-type="float">
            <text:p>0.008069646358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733208656311035" calcext:value-type="float">
            <text:p>0.00733208656311</text:p>
          </table:table-cell>
          <table:table-cell office:value-type="float" office:value="0.00944066047668457" calcext:value-type="float">
            <text:p>0.009440660476685</text:p>
          </table:table-cell>
          <table:table-cell office:value-type="float" office:value="0.00796346664428711" calcext:value-type="float">
            <text:p>0.0079634666442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741410255432129" calcext:value-type="float">
            <text:p>0.007414102554321</text:p>
          </table:table-cell>
          <table:table-cell office:value-type="float" office:value="0.00931882858276367" calcext:value-type="float">
            <text:p>0.009318828582764</text:p>
          </table:table-cell>
          <table:table-cell office:value-type="float" office:value="0.0080630898475647" calcext:value-type="float">
            <text:p>0.0080630898475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76904296875" calcext:value-type="float">
            <text:p>0.0076904296875</text:p>
          </table:table-cell>
          <table:table-cell office:value-type="float" office:value="0.00905752182006836" calcext:value-type="float">
            <text:p>0.009057521820068</text:p>
          </table:table-cell>
          <table:table-cell office:value-type="float" office:value="0.00812008380889893" calcext:value-type="float">
            <text:p>0.0081200838088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752472877502442" calcext:value-type="float">
            <text:p>0.007524728775024</text:p>
          </table:table-cell>
          <table:table-cell office:value-type="float" office:value="0.00890755653381348" calcext:value-type="float">
            <text:p>0.008907556533813</text:p>
          </table:table-cell>
          <table:table-cell office:value-type="float" office:value="0.00803531408309937" calcext:value-type="float">
            <text:p>0.0080353140830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765514373779297" calcext:value-type="float">
            <text:p>0.007655143737793</text:p>
          </table:table-cell>
          <table:table-cell office:value-type="float" office:value="0.00883364677429199" calcext:value-type="float">
            <text:p>0.008833646774292</text:p>
          </table:table-cell>
          <table:table-cell office:value-type="float" office:value="0.00807672739028931" calcext:value-type="float">
            <text:p>0.0080767273902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768828392028809" calcext:value-type="float">
            <text:p>0.007688283920288</text:p>
          </table:table-cell>
          <table:table-cell office:value-type="float" office:value="0.0105140209197998" calcext:value-type="float">
            <text:p>0.0105140209198</text:p>
          </table:table-cell>
          <table:table-cell office:value-type="float" office:value="0.00823677778244019" calcext:value-type="float">
            <text:p>0.008236777782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764036178588867" calcext:value-type="float">
            <text:p>0.007640361785889</text:p>
          </table:table-cell>
          <table:table-cell office:value-type="float" office:value="0.0108821392059326" calcext:value-type="float">
            <text:p>0.010882139205933</text:p>
          </table:table-cell>
          <table:table-cell office:value-type="float" office:value="0.00831841230392456" calcext:value-type="float">
            <text:p>0.0083184123039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736451148986817" calcext:value-type="float">
            <text:p>0.007364511489868</text:p>
          </table:table-cell>
          <table:table-cell office:value-type="float" office:value="0.0107135772705078" calcext:value-type="float">
            <text:p>0.010713577270508</text:p>
          </table:table-cell>
          <table:table-cell office:value-type="float" office:value="0.00817761421203613" calcext:value-type="float">
            <text:p>0.0081776142120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38406181335449" calcext:value-type="float">
            <text:p>0.007384061813355</text:p>
          </table:table-cell>
          <table:table-cell office:value-type="float" office:value="0.0107614994049072" calcext:value-type="float">
            <text:p>0.010761499404907</text:p>
          </table:table-cell>
          <table:table-cell office:value-type="float" office:value="0.00802493095397949" calcext:value-type="float">
            <text:p>0.008024930953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777721405029297" calcext:value-type="float">
            <text:p>0.007777214050293</text:p>
          </table:table-cell>
          <table:table-cell office:value-type="float" office:value="0.0100274085998535" calcext:value-type="float">
            <text:p>0.010027408599854</text:p>
          </table:table-cell>
          <table:table-cell office:value-type="float" office:value="0.00828424692153931" calcext:value-type="float">
            <text:p>0.0082842469215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745201110839844" calcext:value-type="float">
            <text:p>0.007452011108398</text:p>
          </table:table-cell>
          <table:table-cell office:value-type="float" office:value="0.0104584693908691" calcext:value-type="float">
            <text:p>0.010458469390869</text:p>
          </table:table-cell>
          <table:table-cell office:value-type="float" office:value="0.00798408985137939" calcext:value-type="float">
            <text:p>0.0079840898513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763154029846192" calcext:value-type="float">
            <text:p>0.007631540298462</text:p>
          </table:table-cell>
          <table:table-cell office:value-type="float" office:value="0.0103006362915039" calcext:value-type="float">
            <text:p>0.010300636291504</text:p>
          </table:table-cell>
          <table:table-cell office:value-type="float" office:value="0.00806214809417725" calcext:value-type="float">
            <text:p>0.0080621480941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760078430175781" calcext:value-type="float">
            <text:p>0.007600784301758</text:p>
          </table:table-cell>
          <table:table-cell office:value-type="float" office:value="0.0104515552520752" calcext:value-type="float">
            <text:p>0.010451555252075</text:p>
          </table:table-cell>
          <table:table-cell office:value-type="float" office:value="0.00801694393157959" calcext:value-type="float">
            <text:p>0.008016943931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52091407775879" calcext:value-type="float">
            <text:p>0.007520914077759</text:p>
          </table:table-cell>
          <table:table-cell office:value-type="float" office:value="0.0105705261230469" calcext:value-type="float">
            <text:p>0.010570526123047</text:p>
          </table:table-cell>
          <table:table-cell office:value-type="float" office:value="0.00811678171157837" calcext:value-type="float">
            <text:p>0.0081167817115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76291561126709" calcext:value-type="float">
            <text:p>0.007629156112671</text:p>
          </table:table-cell>
          <table:table-cell office:value-type="float" office:value="0.00915122032165527" calcext:value-type="float">
            <text:p>0.009151220321655</text:p>
          </table:table-cell>
          <table:table-cell office:value-type="float" office:value="0.00806108713150024" calcext:value-type="float">
            <text:p>0.00806108713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744819641113281" calcext:value-type="float">
            <text:p>0.007448196411133</text:p>
          </table:table-cell>
          <table:table-cell office:value-type="float" office:value="0.0091245174407959" calcext:value-type="float">
            <text:p>0.009124517440796</text:p>
          </table:table-cell>
          <table:table-cell office:value-type="float" office:value="0.00800768136978149" calcext:value-type="float">
            <text:p>0.0080076813697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747299194335938" calcext:value-type="float">
            <text:p>0.007472991943359</text:p>
          </table:table-cell>
          <table:table-cell office:value-type="float" office:value="0.0105409622192383" calcext:value-type="float">
            <text:p>0.010540962219238</text:p>
          </table:table-cell>
          <table:table-cell office:value-type="float" office:value="0.00811794996261597" calcext:value-type="float">
            <text:p>0.0081179499626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752043724060059" calcext:value-type="float">
            <text:p>0.007520437240601</text:p>
          </table:table-cell>
          <table:table-cell office:value-type="float" office:value="0.0105226039886475" calcext:value-type="float">
            <text:p>0.010522603988648</text:p>
          </table:table-cell>
          <table:table-cell office:value-type="float" office:value="0.00812350511550903" calcext:value-type="float">
            <text:p>0.0081235051155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735545158386231" calcext:value-type="float">
            <text:p>0.007355451583862</text:p>
          </table:table-cell>
          <table:table-cell office:value-type="float" office:value="0.00932598114013672" calcext:value-type="float">
            <text:p>0.009325981140137</text:p>
          </table:table-cell>
          <table:table-cell office:value-type="float" office:value="0.00799638032913208" calcext:value-type="float">
            <text:p>0.0079963803291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736618041992188" calcext:value-type="float">
            <text:p>0.007366180419922</text:p>
          </table:table-cell>
          <table:table-cell office:value-type="float" office:value="0.00927925109863281" calcext:value-type="float">
            <text:p>0.009279251098633</text:p>
          </table:table-cell>
          <table:table-cell office:value-type="float" office:value="0.00820052623748779" calcext:value-type="float">
            <text:p>0.0082005262374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820565223693848" calcext:value-type="float">
            <text:p>0.008205652236938</text:p>
          </table:table-cell>
          <table:table-cell office:value-type="float" office:value="0.0119802951812744" calcext:value-type="float">
            <text:p>0.011980295181275</text:p>
          </table:table-cell>
          <table:table-cell office:value-type="float" office:value="0.00936542749404907" calcext:value-type="float">
            <text:p>0.0093654274940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834560394287109" calcext:value-type="float">
            <text:p>0.008345603942871</text:p>
          </table:table-cell>
          <table:table-cell office:value-type="float" office:value="0.0108575820922852" calcext:value-type="float">
            <text:p>0.010857582092285</text:p>
          </table:table-cell>
          <table:table-cell office:value-type="float" office:value="0.00941474437713623" calcext:value-type="float">
            <text:p>0.0094147443771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837397575378418" calcext:value-type="float">
            <text:p>0.008373975753784</text:p>
          </table:table-cell>
          <table:table-cell office:value-type="float" office:value="0.0107681751251221" calcext:value-type="float">
            <text:p>0.010768175125122</text:p>
          </table:table-cell>
          <table:table-cell office:value-type="float" office:value="0.00914859771728516" calcext:value-type="float">
            <text:p>0.0091485977172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800991058349609" calcext:value-type="float">
            <text:p>0.008009910583496</text:p>
          </table:table-cell>
          <table:table-cell office:value-type="float" office:value="0.00927090644836426" calcext:value-type="float">
            <text:p>0.009270906448364</text:p>
          </table:table-cell>
          <table:table-cell office:value-type="float" office:value="0.00859724283218384" calcext:value-type="float">
            <text:p>0.0085972428321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766897201538086" calcext:value-type="float">
            <text:p>0.007668972015381</text:p>
          </table:table-cell>
          <table:table-cell office:value-type="float" office:value="0.00960135459899903" calcext:value-type="float">
            <text:p>0.009601354598999</text:p>
          </table:table-cell>
          <table:table-cell office:value-type="float" office:value="0.00844165086746216" calcext:value-type="float">
            <text:p>0.0084416508674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735354423522949" calcext:value-type="float">
            <text:p>0.00735354423523</text:p>
          </table:table-cell>
          <table:table-cell office:value-type="float" office:value="0.00948238372802735" calcext:value-type="float">
            <text:p>0.009482383728027</text:p>
          </table:table-cell>
          <table:table-cell office:value-type="float" office:value="0.00802927017211914" calcext:value-type="float">
            <text:p>0.008029270172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740933418273926" calcext:value-type="float">
            <text:p>0.007409334182739</text:p>
          </table:table-cell>
          <table:table-cell office:value-type="float" office:value="0.00928902626037598" calcext:value-type="float">
            <text:p>0.009289026260376</text:p>
          </table:table-cell>
          <table:table-cell office:value-type="float" office:value="0.00805008411407471" calcext:value-type="float">
            <text:p>0.0080500841140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747942924499512" calcext:value-type="float">
            <text:p>0.007479429244995</text:p>
          </table:table-cell>
          <table:table-cell office:value-type="float" office:value="0.00921773910522461" calcext:value-type="float">
            <text:p>0.009217739105225</text:p>
          </table:table-cell>
          <table:table-cell office:value-type="float" office:value="0.00797741413116455" calcext:value-type="float">
            <text:p>0.0079774141311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743222236633301" calcext:value-type="float">
            <text:p>0.007432222366333</text:p>
          </table:table-cell>
          <table:table-cell office:value-type="float" office:value="0.00927591323852539" calcext:value-type="float">
            <text:p>0.009275913238525</text:p>
          </table:table-cell>
          <table:table-cell office:value-type="float" office:value="0.00793561935424805" calcext:value-type="float">
            <text:p>0.0079356193542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748324394226074" calcext:value-type="float">
            <text:p>0.007483243942261</text:p>
          </table:table-cell>
          <table:table-cell office:value-type="float" office:value="0.00909948348999023" calcext:value-type="float">
            <text:p>0.00909948348999</text:p>
          </table:table-cell>
          <table:table-cell office:value-type="float" office:value="0.00796796083450318" calcext:value-type="float">
            <text:p>0.0079679608345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747323036193848" calcext:value-type="float">
            <text:p>0.007473230361938</text:p>
          </table:table-cell>
          <table:table-cell office:value-type="float" office:value="0.00898003578186035" calcext:value-type="float">
            <text:p>0.00898003578186</text:p>
          </table:table-cell>
          <table:table-cell office:value-type="float" office:value="0.00797717571258545" calcext:value-type="float">
            <text:p>0.0079771757125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767731666564942" calcext:value-type="float">
            <text:p>0.007677316665649</text:p>
          </table:table-cell>
          <table:table-cell office:value-type="float" office:value="0.00936365127563477" calcext:value-type="float">
            <text:p>0.009363651275635</text:p>
          </table:table-cell>
          <table:table-cell office:value-type="float" office:value="0.00817000865936279" calcext:value-type="float">
            <text:p>0.0081700086593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800752639770508" calcext:value-type="float">
            <text:p>0.008007526397705</text:p>
          </table:table-cell>
          <table:table-cell office:value-type="float" office:value="0.010286808013916" calcext:value-type="float">
            <text:p>0.010286808013916</text:p>
          </table:table-cell>
          <table:table-cell office:value-type="float" office:value="0.00860968828201294" calcext:value-type="float">
            <text:p>0.0086096882820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12149047851563" calcext:value-type="float">
            <text:p>0.008121490478516</text:p>
          </table:table-cell>
          <table:table-cell office:value-type="float" office:value="0.0102105140686035" calcext:value-type="float">
            <text:p>0.010210514068604</text:p>
          </table:table-cell>
          <table:table-cell office:value-type="float" office:value="0.00856149196624756" calcext:value-type="float">
            <text:p>0.0085614919662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783967971801758" calcext:value-type="float">
            <text:p>0.007839679718018</text:p>
          </table:table-cell>
          <table:table-cell office:value-type="float" office:value="0.00962877273559571" calcext:value-type="float">
            <text:p>0.009628772735596</text:p>
          </table:table-cell>
          <table:table-cell office:value-type="float" office:value="0.00846586227416992" calcext:value-type="float">
            <text:p>0.008465862274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75373649597168" calcext:value-type="float">
            <text:p>0.007537364959717</text:p>
          </table:table-cell>
          <table:table-cell office:value-type="float" office:value="0.00942802429199219" calcext:value-type="float">
            <text:p>0.009428024291992</text:p>
          </table:table-cell>
          <table:table-cell office:value-type="float" office:value="0.00832610130310059" calcext:value-type="float">
            <text:p>0.008326101303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74615478515625" calcext:value-type="float">
            <text:p>0.007461547851563</text:p>
          </table:table-cell>
          <table:table-cell office:value-type="float" office:value="0.00889968872070313" calcext:value-type="float">
            <text:p>0.008899688720703</text:p>
          </table:table-cell>
          <table:table-cell office:value-type="float" office:value="0.00802474021911621" calcext:value-type="float">
            <text:p>0.0080247402191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737333297729492" calcext:value-type="float">
            <text:p>0.007373332977295</text:p>
          </table:table-cell>
          <table:table-cell office:value-type="float" office:value="0.00948619842529297" calcext:value-type="float">
            <text:p>0.009486198425293</text:p>
          </table:table-cell>
          <table:table-cell office:value-type="float" office:value="0.00799448490142822" calcext:value-type="float">
            <text:p>0.0079944849014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748467445373535" calcext:value-type="float">
            <text:p>0.007484674453735</text:p>
          </table:table-cell>
          <table:table-cell office:value-type="float" office:value="0.00926756858825684" calcext:value-type="float">
            <text:p>0.009267568588257</text:p>
          </table:table-cell>
          <table:table-cell office:value-type="float" office:value="0.00787558555603027" calcext:value-type="float">
            <text:p>0.007875585556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746417045593262" calcext:value-type="float">
            <text:p>0.007464170455933</text:p>
          </table:table-cell>
          <table:table-cell office:value-type="float" office:value="0.00963330268859863" calcext:value-type="float">
            <text:p>0.009633302688599</text:p>
          </table:table-cell>
          <table:table-cell office:value-type="float" office:value="0.00803542137145996" calcext:value-type="float">
            <text:p>0.008035421371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759673118591309" calcext:value-type="float">
            <text:p>0.007596731185913</text:p>
          </table:table-cell>
          <table:table-cell office:value-type="float" office:value="0.00864124298095703" calcext:value-type="float">
            <text:p>0.008641242980957</text:p>
          </table:table-cell>
          <table:table-cell office:value-type="float" office:value="0.00791944265365601" calcext:value-type="float">
            <text:p>0.0079194426536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784397125244141" calcext:value-type="float">
            <text:p>0.007843971252441</text:p>
          </table:table-cell>
          <table:table-cell office:value-type="float" office:value="0.00927114486694336" calcext:value-type="float">
            <text:p>0.009271144866943</text:p>
          </table:table-cell>
          <table:table-cell office:value-type="float" office:value="0.00819418430328369" calcext:value-type="float">
            <text:p>0.0081941843032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780773162841797" calcext:value-type="float">
            <text:p>0.007807731628418</text:p>
          </table:table-cell>
          <table:table-cell office:value-type="float" office:value="0.00944566726684571" calcext:value-type="float">
            <text:p>0.009445667266846</text:p>
          </table:table-cell>
          <table:table-cell office:value-type="float" office:value="0.00850099325180054" calcext:value-type="float">
            <text:p>0.0085009932518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800967216491699" calcext:value-type="float">
            <text:p>0.008009672164917</text:p>
          </table:table-cell>
          <table:table-cell office:value-type="float" office:value="0.00948739051818848" calcext:value-type="float">
            <text:p>0.009487390518188</text:p>
          </table:table-cell>
          <table:table-cell office:value-type="float" office:value="0.00857535600662231" calcext:value-type="float">
            <text:p>0.0085753560066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737261772155762" calcext:value-type="float">
            <text:p>0.007372617721558</text:p>
          </table:table-cell>
          <table:table-cell office:value-type="float" office:value="0.00994634628295898" calcext:value-type="float">
            <text:p>0.009946346282959</text:p>
          </table:table-cell>
          <table:table-cell office:value-type="float" office:value="0.00820215940475464" calcext:value-type="float">
            <text:p>0.0082021594047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739860534667969" calcext:value-type="float">
            <text:p>0.00739860534668</text:p>
          </table:table-cell>
          <table:table-cell office:value-type="float" office:value="0.00919461250305176" calcext:value-type="float">
            <text:p>0.009194612503052</text:p>
          </table:table-cell>
          <table:table-cell office:value-type="float" office:value="0.00807652473449707" calcext:value-type="float">
            <text:p>0.0080765247344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750470161437988" calcext:value-type="float">
            <text:p>0.00750470161438</text:p>
          </table:table-cell>
          <table:table-cell office:value-type="float" office:value="0.0149586200714111" calcext:value-type="float">
            <text:p>0.014958620071411</text:p>
          </table:table-cell>
          <table:table-cell office:value-type="float" office:value="0.0095187783241272" calcext:value-type="float">
            <text:p>0.0095187783241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789451599121094" calcext:value-type="float">
            <text:p>0.007894515991211</text:p>
          </table:table-cell>
          <table:table-cell office:value-type="float" office:value="0.0124335289001465" calcext:value-type="float">
            <text:p>0.012433528900147</text:p>
          </table:table-cell>
          <table:table-cell office:value-type="float" office:value="0.00936932563781738" calcext:value-type="float">
            <text:p>0.0093693256378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808501243591309" calcext:value-type="float">
            <text:p>0.008085012435913</text:p>
          </table:table-cell>
          <table:table-cell office:value-type="float" office:value="0.0194084644317627" calcext:value-type="float">
            <text:p>0.019408464431763</text:p>
          </table:table-cell>
          <table:table-cell office:value-type="float" office:value="0.00944106578826904" calcext:value-type="float">
            <text:p>0.0094410657882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837039947509766" calcext:value-type="float">
            <text:p>0.008370399475098</text:p>
          </table:table-cell>
          <table:table-cell office:value-type="float" office:value="0.0114676952362061" calcext:value-type="float">
            <text:p>0.011467695236206</text:p>
          </table:table-cell>
          <table:table-cell office:value-type="float" office:value="0.0099818229675293" calcext:value-type="float">
            <text:p>0.0099818229675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827407836914063" calcext:value-type="float">
            <text:p>0.008274078369141</text:p>
          </table:table-cell>
          <table:table-cell office:value-type="float" office:value="0.0112216472625732" calcext:value-type="float">
            <text:p>0.011221647262573</text:p>
          </table:table-cell>
          <table:table-cell office:value-type="float" office:value="0.00898258686065674" calcext:value-type="float">
            <text:p>0.0089825868606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746726989746094" calcext:value-type="float">
            <text:p>0.007467269897461</text:p>
          </table:table-cell>
          <table:table-cell office:value-type="float" office:value="0.00914907455444336" calcext:value-type="float">
            <text:p>0.009149074554443</text:p>
          </table:table-cell>
          <table:table-cell office:value-type="float" office:value="0.00802105665206909" calcext:value-type="float">
            <text:p>0.0080210566520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760483741760254" calcext:value-type="float">
            <text:p>0.007604837417603</text:p>
          </table:table-cell>
          <table:table-cell office:value-type="float" office:value="0.00952410697937012" calcext:value-type="float">
            <text:p>0.00952410697937</text:p>
          </table:table-cell>
          <table:table-cell office:value-type="float" office:value="0.00799236297607422" calcext:value-type="float">
            <text:p>0.0079923629760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729799270629883" calcext:value-type="float">
            <text:p>0.007297992706299</text:p>
          </table:table-cell>
          <table:table-cell office:value-type="float" office:value="0.00919699668884277" calcext:value-type="float">
            <text:p>0.009196996688843</text:p>
          </table:table-cell>
          <table:table-cell office:value-type="float" office:value="0.00784627199172974" calcext:value-type="float">
            <text:p>0.007846271991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74763298034668" calcext:value-type="float">
            <text:p>0.007476329803467</text:p>
          </table:table-cell>
          <table:table-cell office:value-type="float" office:value="0.00938248634338379" calcext:value-type="float">
            <text:p>0.009382486343384</text:p>
          </table:table-cell>
          <table:table-cell office:value-type="float" office:value="0.00783505439758301" calcext:value-type="float">
            <text:p>0.0078350543975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736832618713379" calcext:value-type="float">
            <text:p>0.007368326187134</text:p>
          </table:table-cell>
          <table:table-cell office:value-type="float" office:value="0.00973224639892578" calcext:value-type="float">
            <text:p>0.009732246398926</text:p>
          </table:table-cell>
          <table:table-cell office:value-type="float" office:value="0.00790379047393799" calcext:value-type="float">
            <text:p>0.0079037904739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74155330657959" calcext:value-type="float">
            <text:p>0.007415533065796</text:p>
          </table:table-cell>
          <table:table-cell office:value-type="float" office:value="0.00974822044372559" calcext:value-type="float">
            <text:p>0.009748220443726</text:p>
          </table:table-cell>
          <table:table-cell office:value-type="float" office:value="0.00798115730285645" calcext:value-type="float">
            <text:p>0.0079811573028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741052627563477" calcext:value-type="float">
            <text:p>0.007410526275635</text:p>
          </table:table-cell>
          <table:table-cell office:value-type="float" office:value="0.00907969474792481" calcext:value-type="float">
            <text:p>0.009079694747925</text:p>
          </table:table-cell>
          <table:table-cell office:value-type="float" office:value="0.00801384449005127" calcext:value-type="float">
            <text:p>0.0080138444900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739073753356934" calcext:value-type="float">
            <text:p>0.007390737533569</text:p>
          </table:table-cell>
          <table:table-cell office:value-type="float" office:value="0.00915217399597168" calcext:value-type="float">
            <text:p>0.009152173995972</text:p>
          </table:table-cell>
          <table:table-cell office:value-type="float" office:value="0.00787971019744873" calcext:value-type="float">
            <text:p>0.0078797101974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751566886901856" calcext:value-type="float">
            <text:p>0.007515668869019</text:p>
          </table:table-cell>
          <table:table-cell office:value-type="float" office:value="0.00935053825378418" calcext:value-type="float">
            <text:p>0.009350538253784</text:p>
          </table:table-cell>
          <table:table-cell office:value-type="float" office:value="0.00803047418594361" calcext:value-type="float">
            <text:p>0.0080304741859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744295120239258" calcext:value-type="float">
            <text:p>0.007442951202393</text:p>
          </table:table-cell>
          <table:table-cell office:value-type="float" office:value="0.00974178314208985" calcext:value-type="float">
            <text:p>0.00974178314209</text:p>
          </table:table-cell>
          <table:table-cell office:value-type="float" office:value="0.00790890455245972" calcext:value-type="float">
            <text:p>0.007908904552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57861137390137" calcext:value-type="float">
            <text:p>0.007578611373901</text:p>
          </table:table-cell>
          <table:table-cell office:value-type="float" office:value="0.00964999198913574" calcext:value-type="float">
            <text:p>0.009649991989136</text:p>
          </table:table-cell>
          <table:table-cell office:value-type="float" office:value="0.00802277326583862" calcext:value-type="float">
            <text:p>0.0080227732658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743746757507324" calcext:value-type="float">
            <text:p>0.007437467575073</text:p>
          </table:table-cell>
          <table:table-cell office:value-type="float" office:value="0.00977420806884766" calcext:value-type="float">
            <text:p>0.009774208068848</text:p>
          </table:table-cell>
          <table:table-cell office:value-type="float" office:value="0.00795356035232544" calcext:value-type="float">
            <text:p>0.0079535603523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733757019042969" calcext:value-type="float">
            <text:p>0.00733757019043</text:p>
          </table:table-cell>
          <table:table-cell office:value-type="float" office:value="0.00977015495300293" calcext:value-type="float">
            <text:p>0.009770154953003</text:p>
          </table:table-cell>
          <table:table-cell office:value-type="float" office:value="0.00783798694610596" calcext:value-type="float">
            <text:p>0.0078379869461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765514373779297" calcext:value-type="float">
            <text:p>0.007655143737793</text:p>
          </table:table-cell>
          <table:table-cell office:value-type="float" office:value="0.00955510139465332" calcext:value-type="float">
            <text:p>0.009555101394653</text:p>
          </table:table-cell>
          <table:table-cell office:value-type="float" office:value="0.00811965465545655" calcext:value-type="float">
            <text:p>0.0081196546554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756406784057617" calcext:value-type="float">
            <text:p>0.007564067840576</text:p>
          </table:table-cell>
          <table:table-cell office:value-type="float" office:value="0.00985360145568848" calcext:value-type="float">
            <text:p>0.009853601455688</text:p>
          </table:table-cell>
          <table:table-cell office:value-type="float" office:value="0.00805261135101318" calcext:value-type="float">
            <text:p>0.0080526113510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734806060791016" calcext:value-type="float">
            <text:p>0.00734806060791</text:p>
          </table:table-cell>
          <table:table-cell office:value-type="float" office:value="0.0096578598022461" calcext:value-type="float">
            <text:p>0.009657859802246</text:p>
          </table:table-cell>
          <table:table-cell office:value-type="float" office:value="0.00793842077255249" calcext:value-type="float">
            <text:p>0.0079384207725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746512413024902" calcext:value-type="float">
            <text:p>0.007465124130249</text:p>
          </table:table-cell>
          <table:table-cell office:value-type="float" office:value="0.0102276802062988" calcext:value-type="float">
            <text:p>0.010227680206299</text:p>
          </table:table-cell>
          <table:table-cell office:value-type="float" office:value="0.00799407958984375" calcext:value-type="float">
            <text:p>0.0079940795898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733327865600586" calcext:value-type="float">
            <text:p>0.007333278656006</text:p>
          </table:table-cell>
          <table:table-cell office:value-type="float" office:value="0.00979137420654297" calcext:value-type="float">
            <text:p>0.009791374206543</text:p>
          </table:table-cell>
          <table:table-cell office:value-type="float" office:value="0.00798230171203613" calcext:value-type="float">
            <text:p>0.0079823017120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74465274810791" calcext:value-type="float">
            <text:p>0.007446527481079</text:p>
          </table:table-cell>
          <table:table-cell office:value-type="float" office:value="0.0100791454315186" calcext:value-type="float">
            <text:p>0.010079145431519</text:p>
          </table:table-cell>
          <table:table-cell office:value-type="float" office:value="0.00811177492141724" calcext:value-type="float">
            <text:p>0.0081117749214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733709335327148" calcext:value-type="float">
            <text:p>0.007337093353271</text:p>
          </table:table-cell>
          <table:table-cell office:value-type="float" office:value="0.00986123085021973" calcext:value-type="float">
            <text:p>0.00986123085022</text:p>
          </table:table-cell>
          <table:table-cell office:value-type="float" office:value="0.00809894800186157" calcext:value-type="float">
            <text:p>0.0080989480018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810909271240234" calcext:value-type="float">
            <text:p>0.008109092712402</text:p>
          </table:table-cell>
          <table:table-cell office:value-type="float" office:value="0.0105457305908203" calcext:value-type="float">
            <text:p>0.01054573059082</text:p>
          </table:table-cell>
          <table:table-cell office:value-type="float" office:value="0.00894240140914917" calcext:value-type="float">
            <text:p>0.0089424014091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789165496826172" calcext:value-type="float">
            <text:p>0.007891654968262</text:p>
          </table:table-cell>
          <table:table-cell office:value-type="float" office:value="0.0115888118743896" calcext:value-type="float">
            <text:p>0.01158881187439</text:p>
          </table:table-cell>
          <table:table-cell office:value-type="float" office:value="0.0086458683013916" calcext:value-type="float">
            <text:p>0.0086458683013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796675682067871" calcext:value-type="float">
            <text:p>0.007966756820679</text:p>
          </table:table-cell>
          <table:table-cell office:value-type="float" office:value="0.00966858863830566" calcext:value-type="float">
            <text:p>0.009668588638306</text:p>
          </table:table-cell>
          <table:table-cell office:value-type="float" office:value="0.0084931492805481" calcext:value-type="float">
            <text:p>0.0084931492805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753927230834961" calcext:value-type="float">
            <text:p>0.00753927230835</text:p>
          </table:table-cell>
          <table:table-cell office:value-type="float" office:value="0.00950741767883301" calcext:value-type="float">
            <text:p>0.009507417678833</text:p>
          </table:table-cell>
          <table:table-cell office:value-type="float" office:value="0.00818214416503906" calcext:value-type="float">
            <text:p>0.0081821441650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74000358581543" calcext:value-type="float">
            <text:p>0.007400035858154</text:p>
          </table:table-cell>
          <table:table-cell office:value-type="float" office:value="0.00945782661437988" calcext:value-type="float">
            <text:p>0.00945782661438</text:p>
          </table:table-cell>
          <table:table-cell office:value-type="float" office:value="0.00783262252807617" calcext:value-type="float">
            <text:p>0.0078326225280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755119323730469" calcext:value-type="float">
            <text:p>0.007551193237305</text:p>
          </table:table-cell>
          <table:table-cell office:value-type="float" office:value="0.00969147682189941" calcext:value-type="float">
            <text:p>0.009691476821899</text:p>
          </table:table-cell>
          <table:table-cell office:value-type="float" office:value="0.00816501379013062" calcext:value-type="float">
            <text:p>0.0081650137901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736498832702637" calcext:value-type="float">
            <text:p>0.007364988327026</text:p>
          </table:table-cell>
          <table:table-cell office:value-type="float" office:value="0.00965690612792969" calcext:value-type="float">
            <text:p>0.00965690612793</text:p>
          </table:table-cell>
          <table:table-cell office:value-type="float" office:value="0.00808397531509399" calcext:value-type="float">
            <text:p>0.0080839753150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740861892700195" calcext:value-type="float">
            <text:p>0.007408618927002</text:p>
          </table:table-cell>
          <table:table-cell office:value-type="float" office:value="0.0100140571594238" calcext:value-type="float">
            <text:p>0.010014057159424</text:p>
          </table:table-cell>
          <table:table-cell office:value-type="float" office:value="0.00804671049118042" calcext:value-type="float">
            <text:p>0.008046710491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772404670715332" calcext:value-type="float">
            <text:p>0.007724046707153</text:p>
          </table:table-cell>
          <table:table-cell office:value-type="float" office:value="0.00989341735839844" calcext:value-type="float">
            <text:p>0.009893417358398</text:p>
          </table:table-cell>
          <table:table-cell office:value-type="float" office:value="0.00813688039779663" calcext:value-type="float">
            <text:p>0.0081368803977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750446319580078" calcext:value-type="float">
            <text:p>0.007504463195801</text:p>
          </table:table-cell>
          <table:table-cell office:value-type="float" office:value="0.0110230445861816" calcext:value-type="float">
            <text:p>0.011023044586182</text:p>
          </table:table-cell>
          <table:table-cell office:value-type="float" office:value="0.00827537775039673" calcext:value-type="float">
            <text:p>0.0082753777503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788354873657227" calcext:value-type="float">
            <text:p>0.007883548736572</text:p>
          </table:table-cell>
          <table:table-cell office:value-type="float" office:value="0.0110406875610352" calcext:value-type="float">
            <text:p>0.011040687561035</text:p>
          </table:table-cell>
          <table:table-cell office:value-type="float" office:value="0.00861291885375977" calcext:value-type="float">
            <text:p>0.008612918853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747752189636231" calcext:value-type="float">
            <text:p>0.007477521896362</text:p>
          </table:table-cell>
          <table:table-cell office:value-type="float" office:value="0.010892391204834" calcext:value-type="float">
            <text:p>0.010892391204834</text:p>
          </table:table-cell>
          <table:table-cell office:value-type="float" office:value="0.00824929475784302" calcext:value-type="float">
            <text:p>0.0082492947578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793814659118652" calcext:value-type="float">
            <text:p>0.007938146591187</text:p>
          </table:table-cell>
          <table:table-cell office:value-type="float" office:value="0.00924348831176758" calcext:value-type="float">
            <text:p>0.009243488311768</text:p>
          </table:table-cell>
          <table:table-cell office:value-type="float" office:value="0.00823076963424683" calcext:value-type="float">
            <text:p>0.0082307696342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795674324035645" calcext:value-type="float">
            <text:p>0.007956743240356</text:p>
          </table:table-cell>
          <table:table-cell office:value-type="float" office:value="0.00996971130371094" calcext:value-type="float">
            <text:p>0.009969711303711</text:p>
          </table:table-cell>
          <table:table-cell office:value-type="float" office:value="0.00842773914337158" calcext:value-type="float">
            <text:p>0.0084277391433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775146484375" calcext:value-type="float">
            <text:p>0.00775146484375</text:p>
          </table:table-cell>
          <table:table-cell office:value-type="float" office:value="0.00924086570739746" calcext:value-type="float">
            <text:p>0.009240865707397</text:p>
          </table:table-cell>
          <table:table-cell office:value-type="float" office:value="0.00840377807617188" calcext:value-type="float">
            <text:p>0.0084037780761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79193115234375" calcext:value-type="float">
            <text:p>0.007919311523438</text:p>
          </table:table-cell>
          <table:table-cell office:value-type="float" office:value="0.00884485244750977" calcext:value-type="float">
            <text:p>0.00884485244751</text:p>
          </table:table-cell>
          <table:table-cell office:value-type="float" office:value="0.00835628509521484" calcext:value-type="float">
            <text:p>0.0083562850952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796127319335938" calcext:value-type="float">
            <text:p>0.007961273193359</text:p>
          </table:table-cell>
          <table:table-cell office:value-type="float" office:value="0.00946044921875" calcext:value-type="float">
            <text:p>0.00946044921875</text:p>
          </table:table-cell>
          <table:table-cell office:value-type="float" office:value="0.00836801528930664" calcext:value-type="float">
            <text:p>0.0083680152893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784850120544434" calcext:value-type="float">
            <text:p>0.007848501205444</text:p>
          </table:table-cell>
          <table:table-cell office:value-type="float" office:value="0.00866055488586426" calcext:value-type="float">
            <text:p>0.008660554885864</text:p>
          </table:table-cell>
          <table:table-cell office:value-type="float" office:value="0.00807886123657227" calcext:value-type="float">
            <text:p>0.0080788612365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757312774658203" calcext:value-type="float">
            <text:p>0.007573127746582</text:p>
          </table:table-cell>
          <table:table-cell office:value-type="float" office:value="0.00931143760681153" calcext:value-type="float">
            <text:p>0.009311437606812</text:p>
          </table:table-cell>
          <table:table-cell office:value-type="float" office:value="0.00817689895629883" calcext:value-type="float">
            <text:p>0.0081768989562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789952278137207" calcext:value-type="float">
            <text:p>0.007899522781372</text:p>
          </table:table-cell>
          <table:table-cell office:value-type="float" office:value="0.0149304866790771" calcext:value-type="float">
            <text:p>0.014930486679077</text:p>
          </table:table-cell>
          <table:table-cell office:value-type="float" office:value="0.00861772298812866" calcext:value-type="float">
            <text:p>0.0086177229881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756025314331055" calcext:value-type="float">
            <text:p>0.007560253143311</text:p>
          </table:table-cell>
          <table:table-cell office:value-type="float" office:value="0.00910067558288574" calcext:value-type="float">
            <text:p>0.009100675582886</text:p>
          </table:table-cell>
          <table:table-cell office:value-type="float" office:value="0.00806087255477905" calcext:value-type="float">
            <text:p>0.0080608725547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753307342529297" calcext:value-type="float">
            <text:p>0.007533073425293</text:p>
          </table:table-cell>
          <table:table-cell office:value-type="float" office:value="0.00945854187011719" calcext:value-type="float">
            <text:p>0.009458541870117</text:p>
          </table:table-cell>
          <table:table-cell office:value-type="float" office:value="0.00807901620864868" calcext:value-type="float">
            <text:p>0.0080790162086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771522521972656" calcext:value-type="float">
            <text:p>0.007715225219727</text:p>
          </table:table-cell>
          <table:table-cell office:value-type="float" office:value="0.00941133499145508" calcext:value-type="float">
            <text:p>0.009411334991455</text:p>
          </table:table-cell>
          <table:table-cell office:value-type="float" office:value="0.00837373733520508" calcext:value-type="float">
            <text:p>0.0083737373352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806236267089844" calcext:value-type="float">
            <text:p>0.008062362670898</text:p>
          </table:table-cell>
          <table:table-cell office:value-type="float" office:value="0.00912952423095703" calcext:value-type="float">
            <text:p>0.009129524230957</text:p>
          </table:table-cell>
          <table:table-cell office:value-type="float" office:value="0.00847936868667603" calcext:value-type="float">
            <text:p>0.00847936868667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780820846557617" calcext:value-type="float">
            <text:p>0.007808208465576</text:p>
          </table:table-cell>
          <table:table-cell office:value-type="float" office:value="0.00883817672729492" calcext:value-type="float">
            <text:p>0.008838176727295</text:p>
          </table:table-cell>
          <table:table-cell office:value-type="float" office:value="0.00821640491485596" calcext:value-type="float">
            <text:p>0.0082164049148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763702392578125" calcext:value-type="float">
            <text:p>0.007637023925781</text:p>
          </table:table-cell>
          <table:table-cell office:value-type="float" office:value="0.00917315483093262" calcext:value-type="float">
            <text:p>0.009173154830933</text:p>
          </table:table-cell>
          <table:table-cell office:value-type="float" office:value="0.00824637413024902" calcext:value-type="float">
            <text:p>0.0082463741302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73997974395752" calcext:value-type="float">
            <text:p>0.007399797439575</text:p>
          </table:table-cell>
          <table:table-cell office:value-type="float" office:value="0.0109736919403076" calcext:value-type="float">
            <text:p>0.010973691940308</text:p>
          </table:table-cell>
          <table:table-cell office:value-type="float" office:value="0.00806761980056763" calcext:value-type="float">
            <text:p>0.0080676198005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766301155090332" calcext:value-type="float">
            <text:p>0.007663011550903</text:p>
          </table:table-cell>
          <table:table-cell office:value-type="float" office:value="0.0110363960266113" calcext:value-type="float">
            <text:p>0.011036396026611</text:p>
          </table:table-cell>
          <table:table-cell office:value-type="float" office:value="0.00819426774978638" calcext:value-type="float">
            <text:p>0.00819426774978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753951072692871" calcext:value-type="float">
            <text:p>0.007539510726929</text:p>
          </table:table-cell>
          <table:table-cell office:value-type="float" office:value="0.0107247829437256" calcext:value-type="float">
            <text:p>0.010724782943726</text:p>
          </table:table-cell>
          <table:table-cell office:value-type="float" office:value="0.0080904483795166" calcext:value-type="float">
            <text:p>0.0080904483795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749754905700684" calcext:value-type="float">
            <text:p>0.007497549057007</text:p>
          </table:table-cell>
          <table:table-cell office:value-type="float" office:value="0.0110654830932617" calcext:value-type="float">
            <text:p>0.011065483093262</text:p>
          </table:table-cell>
          <table:table-cell office:value-type="float" office:value="0.00812122821807862" calcext:value-type="float">
            <text:p>0.0081212282180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759959220886231" calcext:value-type="float">
            <text:p>0.007599592208862</text:p>
          </table:table-cell>
          <table:table-cell office:value-type="float" office:value="0.0104992389678955" calcext:value-type="float">
            <text:p>0.010499238967896</text:p>
          </table:table-cell>
          <table:table-cell office:value-type="float" office:value="0.00804785490036011" calcext:value-type="float">
            <text:p>0.008047854900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78117847442627" calcext:value-type="float">
            <text:p>0.007811784744263</text:p>
          </table:table-cell>
          <table:table-cell office:value-type="float" office:value="0.011192798614502" calcext:value-type="float">
            <text:p>0.011192798614502</text:p>
          </table:table-cell>
          <table:table-cell office:value-type="float" office:value="0.00832370519638062" calcext:value-type="float">
            <text:p>0.0083237051963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742053985595703" calcext:value-type="float">
            <text:p>0.007420539855957</text:p>
          </table:table-cell>
          <table:table-cell office:value-type="float" office:value="0.0110857486724854" calcext:value-type="float">
            <text:p>0.011085748672485</text:p>
          </table:table-cell>
          <table:table-cell office:value-type="float" office:value="0.00802052021026611" calcext:value-type="float">
            <text:p>0.0080205202102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744724273681641" calcext:value-type="float">
            <text:p>0.007447242736816</text:p>
          </table:table-cell>
          <table:table-cell office:value-type="float" office:value="0.0109724998474121" calcext:value-type="float">
            <text:p>0.010972499847412</text:p>
          </table:table-cell>
          <table:table-cell office:value-type="float" office:value="0.00805237293243408" calcext:value-type="float">
            <text:p>0.0080523729324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754046440124512" calcext:value-type="float">
            <text:p>0.007540464401245</text:p>
          </table:table-cell>
          <table:table-cell office:value-type="float" office:value="0.0113048553466797" calcext:value-type="float">
            <text:p>0.01130485534668</text:p>
          </table:table-cell>
          <table:table-cell office:value-type="float" office:value="0.0080916166305542" calcext:value-type="float">
            <text:p>0.0080916166305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740981101989746" calcext:value-type="float">
            <text:p>0.007409811019897</text:p>
          </table:table-cell>
          <table:table-cell office:value-type="float" office:value="0.0105316638946533" calcext:value-type="float">
            <text:p>0.010531663894653</text:p>
          </table:table-cell>
          <table:table-cell office:value-type="float" office:value="0.00804826021194458" calcext:value-type="float">
            <text:p>0.0080482602119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762152671813965" calcext:value-type="float">
            <text:p>0.00762152671814</text:p>
          </table:table-cell>
          <table:table-cell office:value-type="float" office:value="0.0110657215118408" calcext:value-type="float">
            <text:p>0.011065721511841</text:p>
          </table:table-cell>
          <table:table-cell office:value-type="float" office:value="0.00817278623580933" calcext:value-type="float">
            <text:p>0.0081727862358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733780860900879" calcext:value-type="float">
            <text:p>0.007337808609009</text:p>
          </table:table-cell>
          <table:table-cell office:value-type="float" office:value="0.0109326839447021" calcext:value-type="float">
            <text:p>0.010932683944702</text:p>
          </table:table-cell>
          <table:table-cell office:value-type="float" office:value="0.00804076194763184" calcext:value-type="float">
            <text:p>0.0080407619476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741171836853027" calcext:value-type="float">
            <text:p>0.00741171836853</text:p>
          </table:table-cell>
          <table:table-cell office:value-type="float" office:value="0.0111494064331055" calcext:value-type="float">
            <text:p>0.011149406433106</text:p>
          </table:table-cell>
          <table:table-cell office:value-type="float" office:value="0.00813338756561279" calcext:value-type="float">
            <text:p>0.0081333875656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760841369628906" calcext:value-type="float">
            <text:p>0.007608413696289</text:p>
          </table:table-cell>
          <table:table-cell office:value-type="float" office:value="0.0109364986419678" calcext:value-type="float">
            <text:p>0.010936498641968</text:p>
          </table:table-cell>
          <table:table-cell office:value-type="float" office:value="0.00823777914047241" calcext:value-type="float">
            <text:p>0.0082377791404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75533390045166" calcext:value-type="float">
            <text:p>0.007553339004517</text:p>
          </table:table-cell>
          <table:table-cell office:value-type="float" office:value="0.0147662162780762" calcext:value-type="float">
            <text:p>0.014766216278076</text:p>
          </table:table-cell>
          <table:table-cell office:value-type="float" office:value="0.00839169025421143" calcext:value-type="float">
            <text:p>0.0083916902542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742936134338379" calcext:value-type="float">
            <text:p>0.007429361343384</text:p>
          </table:table-cell>
          <table:table-cell office:value-type="float" office:value="0.0105853080749512" calcext:value-type="float">
            <text:p>0.010585308074951</text:p>
          </table:table-cell>
          <table:table-cell office:value-type="float" office:value="0.00806310176849365" calcext:value-type="float">
            <text:p>0.0080631017684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74002742767334" calcext:value-type="float">
            <text:p>0.007400274276733</text:p>
          </table:table-cell>
          <table:table-cell office:value-type="float" office:value="0.0104341506958008" calcext:value-type="float">
            <text:p>0.010434150695801</text:p>
          </table:table-cell>
          <table:table-cell office:value-type="float" office:value="0.00806280374526978" calcext:value-type="float">
            <text:p>0.008062803745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745463371276856" calcext:value-type="float">
            <text:p>0.007454633712769</text:p>
          </table:table-cell>
          <table:table-cell office:value-type="float" office:value="0.0105934143066406" calcext:value-type="float">
            <text:p>0.010593414306641</text:p>
          </table:table-cell>
          <table:table-cell office:value-type="float" office:value="0.00808159112930298" calcext:value-type="float">
            <text:p>0.0080815911293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760316848754883" calcext:value-type="float">
            <text:p>0.007603168487549</text:p>
          </table:table-cell>
          <table:table-cell office:value-type="float" office:value="0.0103285312652588" calcext:value-type="float">
            <text:p>0.010328531265259</text:p>
          </table:table-cell>
          <table:table-cell office:value-type="float" office:value="0.00806769132614136" calcext:value-type="float">
            <text:p>0.0080676913261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758504867553711" calcext:value-type="float">
            <text:p>0.007585048675537</text:p>
          </table:table-cell>
          <table:table-cell office:value-type="float" office:value="0.0106127262115479" calcext:value-type="float">
            <text:p>0.010612726211548</text:p>
          </table:table-cell>
          <table:table-cell office:value-type="float" office:value="0.00817136764526367" calcext:value-type="float">
            <text:p>0.0081713676452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769591331481934" calcext:value-type="float">
            <text:p>0.007695913314819</text:p>
          </table:table-cell>
          <table:table-cell office:value-type="float" office:value="0.0103473663330078" calcext:value-type="float">
            <text:p>0.010347366333008</text:p>
          </table:table-cell>
          <table:table-cell office:value-type="float" office:value="0.00815908908843994" calcext:value-type="float">
            <text:p>0.008159089088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751042366027832" calcext:value-type="float">
            <text:p>0.007510423660278</text:p>
          </table:table-cell>
          <table:table-cell office:value-type="float" office:value="0.00896120071411133" calcext:value-type="float">
            <text:p>0.008961200714111</text:p>
          </table:table-cell>
          <table:table-cell office:value-type="float" office:value="0.00809497833251953" calcext:value-type="float">
            <text:p>0.0080949783325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744366645812988" calcext:value-type="float">
            <text:p>0.00744366645813</text:p>
          </table:table-cell>
          <table:table-cell office:value-type="float" office:value="0.00924730300903321" calcext:value-type="float">
            <text:p>0.009247303009033</text:p>
          </table:table-cell>
          <table:table-cell office:value-type="float" office:value="0.00798696279525757" calcext:value-type="float">
            <text:p>0.0079869627952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748133659362793" calcext:value-type="float">
            <text:p>0.007481336593628</text:p>
          </table:table-cell>
          <table:table-cell office:value-type="float" office:value="0.00956320762634277" calcext:value-type="float">
            <text:p>0.009563207626343</text:p>
          </table:table-cell>
          <table:table-cell office:value-type="float" office:value="0.00797634124755859" calcext:value-type="float">
            <text:p>0.007976341247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764131546020508" calcext:value-type="float">
            <text:p>0.007641315460205</text:p>
          </table:table-cell>
          <table:table-cell office:value-type="float" office:value="0.0090785026550293" calcext:value-type="float">
            <text:p>0.009078502655029</text:p>
          </table:table-cell>
          <table:table-cell office:value-type="float" office:value="0.00795178413391113" calcext:value-type="float">
            <text:p>0.0079517841339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743389129638672" calcext:value-type="float">
            <text:p>0.007433891296387</text:p>
          </table:table-cell>
          <table:table-cell office:value-type="float" office:value="0.00969290733337403" calcext:value-type="float">
            <text:p>0.009692907333374</text:p>
          </table:table-cell>
          <table:table-cell office:value-type="float" office:value="0.00801401138305664" calcext:value-type="float">
            <text:p>0.00801401138305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750327110290527" calcext:value-type="float">
            <text:p>0.007503271102905</text:p>
          </table:table-cell>
          <table:table-cell office:value-type="float" office:value="0.00943851470947266" calcext:value-type="float">
            <text:p>0.009438514709473</text:p>
          </table:table-cell>
          <table:table-cell office:value-type="float" office:value="0.0079438328742981" calcext:value-type="float">
            <text:p>0.0079438328742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753545761108398" calcext:value-type="float">
            <text:p>0.007535457611084</text:p>
          </table:table-cell>
          <table:table-cell office:value-type="float" office:value="0.00973773002624512" calcext:value-type="float">
            <text:p>0.009737730026245</text:p>
          </table:table-cell>
          <table:table-cell office:value-type="float" office:value="0.00798121690750122" calcext:value-type="float">
            <text:p>0.0079812169075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737428665161133" calcext:value-type="float">
            <text:p>0.007374286651611</text:p>
          </table:table-cell>
          <table:table-cell office:value-type="float" office:value="0.00947785377502441" calcext:value-type="float">
            <text:p>0.009477853775024</text:p>
          </table:table-cell>
          <table:table-cell office:value-type="float" office:value="0.00800349712371826" calcext:value-type="float">
            <text:p>0.0080034971237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780534744262695" calcext:value-type="float">
            <text:p>0.007805347442627</text:p>
          </table:table-cell>
          <table:table-cell office:value-type="float" office:value="0.00904226303100586" calcext:value-type="float">
            <text:p>0.009042263031006</text:p>
          </table:table-cell>
          <table:table-cell office:value-type="float" office:value="0.00836538076400757" calcext:value-type="float">
            <text:p>0.0083653807640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778961181640625" calcext:value-type="float">
            <text:p>0.007789611816406</text:p>
          </table:table-cell>
          <table:table-cell office:value-type="float" office:value="0.00930166244506836" calcext:value-type="float">
            <text:p>0.009301662445068</text:p>
          </table:table-cell>
          <table:table-cell office:value-type="float" office:value="0.00838806629180908" calcext:value-type="float">
            <text:p>0.00838806629180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765585899353027" calcext:value-type="float">
            <text:p>0.00765585899353</text:p>
          </table:table-cell>
          <table:table-cell office:value-type="float" office:value="0.00936436653137207" calcext:value-type="float">
            <text:p>0.009364366531372</text:p>
          </table:table-cell>
          <table:table-cell office:value-type="float" office:value="0.00832552909851074" calcext:value-type="float">
            <text:p>0.0083255290985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753450393676758" calcext:value-type="float">
            <text:p>0.007534503936768</text:p>
          </table:table-cell>
          <table:table-cell office:value-type="float" office:value="0.0093374252319336" calcext:value-type="float">
            <text:p>0.009337425231934</text:p>
          </table:table-cell>
          <table:table-cell office:value-type="float" office:value="0.00795928239822388" calcext:value-type="float">
            <text:p>0.0079592823982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76286792755127" calcext:value-type="float">
            <text:p>0.007628679275513</text:p>
          </table:table-cell>
          <table:table-cell office:value-type="float" office:value="0.00951671600341797" calcext:value-type="float">
            <text:p>0.009516716003418</text:p>
          </table:table-cell>
          <table:table-cell office:value-type="float" office:value="0.00798289775848389" calcext:value-type="float">
            <text:p>0.0079828977584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749659538269043" calcext:value-type="float">
            <text:p>0.00749659538269</text:p>
          </table:table-cell>
          <table:table-cell office:value-type="float" office:value="0.00937652587890625" calcext:value-type="float">
            <text:p>0.009376525878906</text:p>
          </table:table-cell>
          <table:table-cell office:value-type="float" office:value="0.00802015066146851" calcext:value-type="float">
            <text:p>0.0080201506614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746989250183106" calcext:value-type="float">
            <text:p>0.007469892501831</text:p>
          </table:table-cell>
          <table:table-cell office:value-type="float" office:value="0.00912857055664063" calcext:value-type="float">
            <text:p>0.009128570556641</text:p>
          </table:table-cell>
          <table:table-cell office:value-type="float" office:value="0.00809015035629272" calcext:value-type="float">
            <text:p>0.0080901503562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726914405822754" calcext:value-type="float">
            <text:p>0.007269144058228</text:p>
          </table:table-cell>
          <table:table-cell office:value-type="float" office:value="0.00936102867126465" calcext:value-type="float">
            <text:p>0.009361028671265</text:p>
          </table:table-cell>
          <table:table-cell office:value-type="float" office:value="0.00803490877151489" calcext:value-type="float">
            <text:p>0.0080349087715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753164291381836" calcext:value-type="float">
            <text:p>0.007531642913818</text:p>
          </table:table-cell>
          <table:table-cell office:value-type="float" office:value="0.00891184806823731" calcext:value-type="float">
            <text:p>0.008911848068237</text:p>
          </table:table-cell>
          <table:table-cell office:value-type="float" office:value="0.00817257165908814" calcext:value-type="float">
            <text:p>0.0081725716590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744009017944336" calcext:value-type="float">
            <text:p>0.007440090179443</text:p>
          </table:table-cell>
          <table:table-cell office:value-type="float" office:value="0.00929760932922363" calcext:value-type="float">
            <text:p>0.009297609329224</text:p>
          </table:table-cell>
          <table:table-cell office:value-type="float" office:value="0.00800230503082276" calcext:value-type="float">
            <text:p>0.0080023050308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768899917602539" calcext:value-type="float">
            <text:p>0.007688999176025</text:p>
          </table:table-cell>
          <table:table-cell office:value-type="float" office:value="0.00937199592590332" calcext:value-type="float">
            <text:p>0.009371995925903</text:p>
          </table:table-cell>
          <table:table-cell office:value-type="float" office:value="0.00807332992553711" calcext:value-type="float">
            <text:p>0.0080733299255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738024711608887" calcext:value-type="float">
            <text:p>0.007380247116089</text:p>
          </table:table-cell>
          <table:table-cell office:value-type="float" office:value="0.00960612297058106" calcext:value-type="float">
            <text:p>0.009606122970581</text:p>
          </table:table-cell>
          <table:table-cell office:value-type="float" office:value="0.00810102224349976" calcext:value-type="float">
            <text:p>0.00810102224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733184814453125" calcext:value-type="float">
            <text:p>0.007331848144531</text:p>
          </table:table-cell>
          <table:table-cell office:value-type="float" office:value="0.0094292163848877" calcext:value-type="float">
            <text:p>0.009429216384888</text:p>
          </table:table-cell>
          <table:table-cell office:value-type="float" office:value="0.00805571079254151" calcext:value-type="float">
            <text:p>0.0080557107925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742697715759277" calcext:value-type="float">
            <text:p>0.007426977157593</text:p>
          </table:table-cell>
          <table:table-cell office:value-type="float" office:value="0.00915622711181641" calcext:value-type="float">
            <text:p>0.009156227111816</text:p>
          </table:table-cell>
          <table:table-cell office:value-type="float" office:value="0.00804409980773926" calcext:value-type="float">
            <text:p>0.0080440998077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734925270080567" calcext:value-type="float">
            <text:p>0.007349252700806</text:p>
          </table:table-cell>
          <table:table-cell office:value-type="float" office:value="0.00942063331604004" calcext:value-type="float">
            <text:p>0.00942063331604</text:p>
          </table:table-cell>
          <table:table-cell office:value-type="float" office:value="0.00804685354232788" calcext:value-type="float">
            <text:p>0.0080468535423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76904296875" calcext:value-type="float">
            <text:p>0.0076904296875</text:p>
          </table:table-cell>
          <table:table-cell office:value-type="float" office:value="0.009613037109375" calcext:value-type="float">
            <text:p>0.009613037109375</text:p>
          </table:table-cell>
          <table:table-cell office:value-type="float" office:value="0.00815685987472534" calcext:value-type="float">
            <text:p>0.0081568598747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742173194885254" calcext:value-type="float">
            <text:p>0.007421731948853</text:p>
          </table:table-cell>
          <table:table-cell office:value-type="float" office:value="0.00944590568542481" calcext:value-type="float">
            <text:p>0.009445905685425</text:p>
          </table:table-cell>
          <table:table-cell office:value-type="float" office:value="0.0081407904624939" calcext:value-type="float">
            <text:p>0.00814079046249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750303268432617" calcext:value-type="float">
            <text:p>0.007503032684326</text:p>
          </table:table-cell>
          <table:table-cell office:value-type="float" office:value="0.00944113731384277" calcext:value-type="float">
            <text:p>0.009441137313843</text:p>
          </table:table-cell>
          <table:table-cell office:value-type="float" office:value="0.00809088945388794" calcext:value-type="float">
            <text:p>0.0080908894538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738215446472168" calcext:value-type="float">
            <text:p>0.007382154464722</text:p>
          </table:table-cell>
          <table:table-cell office:value-type="float" office:value="0.011326789855957" calcext:value-type="float">
            <text:p>0.011326789855957</text:p>
          </table:table-cell>
          <table:table-cell office:value-type="float" office:value="0.00820157527923584" calcext:value-type="float">
            <text:p>0.0082015752792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769209861755371" calcext:value-type="float">
            <text:p>0.007692098617554</text:p>
          </table:table-cell>
          <table:table-cell office:value-type="float" office:value="0.0112078189849854" calcext:value-type="float">
            <text:p>0.011207818984985</text:p>
          </table:table-cell>
          <table:table-cell office:value-type="float" office:value="0.00815613269805908" calcext:value-type="float">
            <text:p>0.0081561326980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756692886352539" calcext:value-type="float">
            <text:p>0.007566928863525</text:p>
          </table:table-cell>
          <table:table-cell office:value-type="float" office:value="0.0105111598968506" calcext:value-type="float">
            <text:p>0.010511159896851</text:p>
          </table:table-cell>
          <table:table-cell office:value-type="float" office:value="0.00817372798919678" calcext:value-type="float">
            <text:p>0.0081737279891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739908218383789" calcext:value-type="float">
            <text:p>0.007399082183838</text:p>
          </table:table-cell>
          <table:table-cell office:value-type="float" office:value="0.0106244087219238" calcext:value-type="float">
            <text:p>0.010624408721924</text:p>
          </table:table-cell>
          <table:table-cell office:value-type="float" office:value="0.00813683271408081" calcext:value-type="float">
            <text:p>0.00813683271408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766444206237793" calcext:value-type="float">
            <text:p>0.007664442062378</text:p>
          </table:table-cell>
          <table:table-cell office:value-type="float" office:value="0.0111939907073975" calcext:value-type="float">
            <text:p>0.011193990707398</text:p>
          </table:table-cell>
          <table:table-cell office:value-type="float" office:value="0.00823237895965576" calcext:value-type="float">
            <text:p>0.0082323789596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756907463073731" calcext:value-type="float">
            <text:p>0.007569074630737</text:p>
          </table:table-cell>
          <table:table-cell office:value-type="float" office:value="0.0108945369720459" calcext:value-type="float">
            <text:p>0.010894536972046</text:p>
          </table:table-cell>
          <table:table-cell office:value-type="float" office:value="0.00810540914535522" calcext:value-type="float">
            <text:p>0.0081054091453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761818885803223" calcext:value-type="float">
            <text:p>0.007618188858032</text:p>
          </table:table-cell>
          <table:table-cell office:value-type="float" office:value="0.0107786655426025" calcext:value-type="float">
            <text:p>0.010778665542603</text:p>
          </table:table-cell>
          <table:table-cell office:value-type="float" office:value="0.00813400745391846" calcext:value-type="float">
            <text:p>0.0081340074539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739765167236328" calcext:value-type="float">
            <text:p>0.007397651672363</text:p>
          </table:table-cell>
          <table:table-cell office:value-type="float" office:value="0.0110511779785156" calcext:value-type="float">
            <text:p>0.011051177978516</text:p>
          </table:table-cell>
          <table:table-cell office:value-type="float" office:value="0.00813813209533691" calcext:value-type="float">
            <text:p>0.0081381320953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764966011047363" calcext:value-type="float">
            <text:p>0.007649660110474</text:p>
          </table:table-cell>
          <table:table-cell office:value-type="float" office:value="0.0113842487335205" calcext:value-type="float">
            <text:p>0.011384248733521</text:p>
          </table:table-cell>
          <table:table-cell office:value-type="float" office:value="0.00814919471740723" calcext:value-type="float">
            <text:p>0.0081491947174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75075626373291" calcext:value-type="float">
            <text:p>0.007507562637329</text:p>
          </table:table-cell>
          <table:table-cell office:value-type="float" office:value="0.0111615657806396" calcext:value-type="float">
            <text:p>0.01116156578064</text:p>
          </table:table-cell>
          <table:table-cell office:value-type="float" office:value="0.00813241004943848" calcext:value-type="float">
            <text:p>0.0081324100494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764179229736328" calcext:value-type="float">
            <text:p>0.007641792297363</text:p>
          </table:table-cell>
          <table:table-cell office:value-type="float" office:value="0.011009693145752" calcext:value-type="float">
            <text:p>0.011009693145752</text:p>
          </table:table-cell>
          <table:table-cell office:value-type="float" office:value="0.00811433792114258" calcext:value-type="float">
            <text:p>0.00811433792114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756359100341797" calcext:value-type="float">
            <text:p>0.007563591003418</text:p>
          </table:table-cell>
          <table:table-cell office:value-type="float" office:value="0.0110094547271729" calcext:value-type="float">
            <text:p>0.011009454727173</text:p>
          </table:table-cell>
          <table:table-cell office:value-type="float" office:value="0.0081574559211731" calcext:value-type="float">
            <text:p>0.0081574559211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746893882751465" calcext:value-type="float">
            <text:p>0.007468938827515</text:p>
          </table:table-cell>
          <table:table-cell office:value-type="float" office:value="0.0111346244812012" calcext:value-type="float">
            <text:p>0.011134624481201</text:p>
          </table:table-cell>
          <table:table-cell office:value-type="float" office:value="0.00814672708511353" calcext:value-type="float">
            <text:p>0.0081467270851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744080543518067" calcext:value-type="float">
            <text:p>0.007440805435181</text:p>
          </table:table-cell>
          <table:table-cell office:value-type="float" office:value="0.0110313892364502" calcext:value-type="float">
            <text:p>0.01103138923645</text:p>
          </table:table-cell>
          <table:table-cell office:value-type="float" office:value="0.00818175077438355" calcext:value-type="float">
            <text:p>0.0081817507743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770425796508789" calcext:value-type="float">
            <text:p>0.007704257965088</text:p>
          </table:table-cell>
          <table:table-cell office:value-type="float" office:value="0.0113227367401123" calcext:value-type="float">
            <text:p>0.011322736740112</text:p>
          </table:table-cell>
          <table:table-cell office:value-type="float" office:value="0.00826500654220581" calcext:value-type="float">
            <text:p>0.0082650065422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74765682220459" calcext:value-type="float">
            <text:p>0.007476568222046</text:p>
          </table:table-cell>
          <table:table-cell office:value-type="float" office:value="0.00967788696289063" calcext:value-type="float">
            <text:p>0.009677886962891</text:p>
          </table:table-cell>
          <table:table-cell office:value-type="float" office:value="0.00807474851608276" calcext:value-type="float">
            <text:p>0.0080747485160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793170928955078" calcext:value-type="float">
            <text:p>0.007931709289551</text:p>
          </table:table-cell>
          <table:table-cell office:value-type="float" office:value="0.00965952873229981" calcext:value-type="float">
            <text:p>0.0096595287323</text:p>
          </table:table-cell>
          <table:table-cell office:value-type="float" office:value="0.00849694013595581" calcext:value-type="float">
            <text:p>0.0084969401359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792336463928223" calcext:value-type="float">
            <text:p>0.007923364639282</text:p>
          </table:table-cell>
          <table:table-cell office:value-type="float" office:value="0.00878214836120606" calcext:value-type="float">
            <text:p>0.008782148361206</text:p>
          </table:table-cell>
          <table:table-cell office:value-type="float" office:value="0.00829119682312012" calcext:value-type="float">
            <text:p>0.008291196823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792312622070313" calcext:value-type="float">
            <text:p>0.007923126220703</text:p>
          </table:table-cell>
          <table:table-cell office:value-type="float" office:value="0.00956869125366211" calcext:value-type="float">
            <text:p>0.009568691253662</text:p>
          </table:table-cell>
          <table:table-cell office:value-type="float" office:value="0.00837204456329346" calcext:value-type="float">
            <text:p>0.0083720445632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774836540222168" calcext:value-type="float">
            <text:p>0.007748365402222</text:p>
          </table:table-cell>
          <table:table-cell office:value-type="float" office:value="0.00952553749084473" calcext:value-type="float">
            <text:p>0.009525537490845</text:p>
          </table:table-cell>
          <table:table-cell office:value-type="float" office:value="0.0080823540687561" calcext:value-type="float">
            <text:p>0.0080823540687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732541084289551" calcext:value-type="float">
            <text:p>0.007325410842896</text:p>
          </table:table-cell>
          <table:table-cell office:value-type="float" office:value="0.00963926315307617" calcext:value-type="float">
            <text:p>0.009639263153076</text:p>
          </table:table-cell>
          <table:table-cell office:value-type="float" office:value="0.00807737112045288" calcext:value-type="float">
            <text:p>0.0080773711204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729227066040039" calcext:value-type="float">
            <text:p>0.0072922706604</text:p>
          </table:table-cell>
          <table:table-cell office:value-type="float" office:value="0.00992131233215332" calcext:value-type="float">
            <text:p>0.009921312332153</text:p>
          </table:table-cell>
          <table:table-cell office:value-type="float" office:value="0.00827305316925049" calcext:value-type="float">
            <text:p>0.008273053169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758671760559082" calcext:value-type="float">
            <text:p>0.007586717605591</text:p>
          </table:table-cell>
          <table:table-cell office:value-type="float" office:value="0.00957298278808594" calcext:value-type="float">
            <text:p>0.009572982788086</text:p>
          </table:table-cell>
          <table:table-cell office:value-type="float" office:value="0.00816422700881958" calcext:value-type="float">
            <text:p>0.0081642270088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751090049743652" calcext:value-type="float">
            <text:p>0.007510900497437</text:p>
          </table:table-cell>
          <table:table-cell office:value-type="float" office:value="0.00954031944274903" calcext:value-type="float">
            <text:p>0.009540319442749</text:p>
          </table:table-cell>
          <table:table-cell office:value-type="float" office:value="0.00820051431655884" calcext:value-type="float">
            <text:p>0.0082005143165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762796401977539" calcext:value-type="float">
            <text:p>0.007627964019775</text:p>
          </table:table-cell>
          <table:table-cell office:value-type="float" office:value="0.00949573516845703" calcext:value-type="float">
            <text:p>0.009495735168457</text:p>
          </table:table-cell>
          <table:table-cell office:value-type="float" office:value="0.00821686983108521" calcext:value-type="float">
            <text:p>0.00821686983108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751090049743652" calcext:value-type="float">
            <text:p>0.007510900497437</text:p>
          </table:table-cell>
          <table:table-cell office:value-type="float" office:value="0.00919723510742188" calcext:value-type="float">
            <text:p>0.009197235107422</text:p>
          </table:table-cell>
          <table:table-cell office:value-type="float" office:value="0.00802057981491089" calcext:value-type="float">
            <text:p>0.0080205798149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768470764160156" calcext:value-type="float">
            <text:p>0.007684707641602</text:p>
          </table:table-cell>
          <table:table-cell office:value-type="float" office:value="0.00896930694580078" calcext:value-type="float">
            <text:p>0.008969306945801</text:p>
          </table:table-cell>
          <table:table-cell office:value-type="float" office:value="0.00811969041824341" calcext:value-type="float">
            <text:p>0.0081196904182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762748718261719" calcext:value-type="float">
            <text:p>0.007627487182617</text:p>
          </table:table-cell>
          <table:table-cell office:value-type="float" office:value="0.00987720489501953" calcext:value-type="float">
            <text:p>0.00987720489502</text:p>
          </table:table-cell>
          <table:table-cell office:value-type="float" office:value="0.00815360546112061" calcext:value-type="float">
            <text:p>0.0081536054611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742745399475098" calcext:value-type="float">
            <text:p>0.007427453994751</text:p>
          </table:table-cell>
          <table:table-cell office:value-type="float" office:value="0.0100655555725098" calcext:value-type="float">
            <text:p>0.01006555557251</text:p>
          </table:table-cell>
          <table:table-cell office:value-type="float" office:value="0.00803579092025757" calcext:value-type="float">
            <text:p>0.0080357909202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772738456726074" calcext:value-type="float">
            <text:p>0.007727384567261</text:p>
          </table:table-cell>
          <table:table-cell office:value-type="float" office:value="0.00956416130065918" calcext:value-type="float">
            <text:p>0.009564161300659</text:p>
          </table:table-cell>
          <table:table-cell office:value-type="float" office:value="0.00818896293640137" calcext:value-type="float">
            <text:p>0.0081889629364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767278671264648" calcext:value-type="float">
            <text:p>0.007672786712646</text:p>
          </table:table-cell>
          <table:table-cell office:value-type="float" office:value="0.00940918922424316" calcext:value-type="float">
            <text:p>0.009409189224243</text:p>
          </table:table-cell>
          <table:table-cell office:value-type="float" office:value="0.0081464409828186" calcext:value-type="float">
            <text:p>0.00814644098281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772809982299805" calcext:value-type="float">
            <text:p>0.007728099822998</text:p>
          </table:table-cell>
          <table:table-cell office:value-type="float" office:value="0.0093233585357666" calcext:value-type="float">
            <text:p>0.009323358535767</text:p>
          </table:table-cell>
          <table:table-cell office:value-type="float" office:value="0.00806171894073486" calcext:value-type="float">
            <text:p>0.00806171894073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753998756408692" calcext:value-type="float">
            <text:p>0.007539987564087</text:p>
          </table:table-cell>
          <table:table-cell office:value-type="float" office:value="0.00952553749084473" calcext:value-type="float">
            <text:p>0.009525537490845</text:p>
          </table:table-cell>
          <table:table-cell office:value-type="float" office:value="0.00802032947540283" calcext:value-type="float">
            <text:p>0.0080203294754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758981704711914" calcext:value-type="float">
            <text:p>0.007589817047119</text:p>
          </table:table-cell>
          <table:table-cell office:value-type="float" office:value="0.00957179069519043" calcext:value-type="float">
            <text:p>0.00957179069519</text:p>
          </table:table-cell>
          <table:table-cell office:value-type="float" office:value="0.00804389715194702" calcext:value-type="float">
            <text:p>0.0080438971519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75993537902832" calcext:value-type="float">
            <text:p>0.007599353790283</text:p>
          </table:table-cell>
          <table:table-cell office:value-type="float" office:value="0.00927472114562988" calcext:value-type="float">
            <text:p>0.00927472114563</text:p>
          </table:table-cell>
          <table:table-cell office:value-type="float" office:value="0.00801475048065186" calcext:value-type="float">
            <text:p>0.00801475048065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741004943847656" calcext:value-type="float">
            <text:p>0.007410049438477</text:p>
          </table:table-cell>
          <table:table-cell office:value-type="float" office:value="0.00938916206359863" calcext:value-type="float">
            <text:p>0.009389162063599</text:p>
          </table:table-cell>
          <table:table-cell office:value-type="float" office:value="0.00808346271514893" calcext:value-type="float">
            <text:p>0.0080834627151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740718841552734" calcext:value-type="float">
            <text:p>0.007407188415527</text:p>
          </table:table-cell>
          <table:table-cell office:value-type="float" office:value="0.00953149795532227" calcext:value-type="float">
            <text:p>0.009531497955322</text:p>
          </table:table-cell>
          <table:table-cell office:value-type="float" office:value="0.00806236267089844" calcext:value-type="float">
            <text:p>0.0080623626708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774312019348145" calcext:value-type="float">
            <text:p>0.007743120193481</text:p>
          </table:table-cell>
          <table:table-cell office:value-type="float" office:value="0.00890350341796875" calcext:value-type="float">
            <text:p>0.008903503417969</text:p>
          </table:table-cell>
          <table:table-cell office:value-type="float" office:value="0.00815378427505493" calcext:value-type="float">
            <text:p>0.0081537842750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742936134338379" calcext:value-type="float">
            <text:p>0.007429361343384</text:p>
          </table:table-cell>
          <table:table-cell office:value-type="float" office:value="0.010765552520752" calcext:value-type="float">
            <text:p>0.010765552520752</text:p>
          </table:table-cell>
          <table:table-cell office:value-type="float" office:value="0.00795549154281616" calcext:value-type="float">
            <text:p>0.0079554915428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729560852050781" calcext:value-type="float">
            <text:p>0.007295608520508</text:p>
          </table:table-cell>
          <table:table-cell office:value-type="float" office:value="0.0108857154846191" calcext:value-type="float">
            <text:p>0.010885715484619</text:p>
          </table:table-cell>
          <table:table-cell office:value-type="float" office:value="0.00815496444702148" calcext:value-type="float">
            <text:p>0.0081549644470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761580467224121" calcext:value-type="float">
            <text:p>0.007615804672241</text:p>
          </table:table-cell>
          <table:table-cell office:value-type="float" office:value="0.0109021663665771" calcext:value-type="float">
            <text:p>0.010902166366577</text:p>
          </table:table-cell>
          <table:table-cell office:value-type="float" office:value="0.0082253098487854" calcext:value-type="float">
            <text:p>0.00822530984878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801301002502441" calcext:value-type="float">
            <text:p>0.008013010025024</text:p>
          </table:table-cell>
          <table:table-cell office:value-type="float" office:value="0.0104544162750244" calcext:value-type="float">
            <text:p>0.010454416275025</text:p>
          </table:table-cell>
          <table:table-cell office:value-type="float" office:value="0.00890815258026123" calcext:value-type="float">
            <text:p>0.0089081525802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737595558166504" calcext:value-type="float">
            <text:p>0.007375955581665</text:p>
          </table:table-cell>
          <table:table-cell office:value-type="float" office:value="0.00981736183166504" calcext:value-type="float">
            <text:p>0.009817361831665</text:p>
          </table:table-cell>
          <table:table-cell office:value-type="float" office:value="0.0078431248664856" calcext:value-type="float">
            <text:p>0.00784312486648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751709938049317" calcext:value-type="float">
            <text:p>0.007517099380493</text:p>
          </table:table-cell>
          <table:table-cell office:value-type="float" office:value="0.00930333137512207" calcext:value-type="float">
            <text:p>0.009303331375122</text:p>
          </table:table-cell>
          <table:table-cell office:value-type="float" office:value="0.00811917781829834" calcext:value-type="float">
            <text:p>0.0081191778182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743293762207031" calcext:value-type="float">
            <text:p>0.00743293762207</text:p>
          </table:table-cell>
          <table:table-cell office:value-type="float" office:value="0.00926589965820313" calcext:value-type="float">
            <text:p>0.009265899658203</text:p>
          </table:table-cell>
          <table:table-cell office:value-type="float" office:value="0.00799237489700317" calcext:value-type="float">
            <text:p>0.0079923748970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739502906799317" calcext:value-type="float">
            <text:p>0.007395029067993</text:p>
          </table:table-cell>
          <table:table-cell office:value-type="float" office:value="0.00923514366149903" calcext:value-type="float">
            <text:p>0.009235143661499</text:p>
          </table:table-cell>
          <table:table-cell office:value-type="float" office:value="0.007950758934021" calcext:value-type="float">
            <text:p>0.0079507589340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45534896850586" calcext:value-type="float">
            <text:p>0.007455348968506</text:p>
          </table:table-cell>
          <table:table-cell office:value-type="float" office:value="0.00923967361450195" calcext:value-type="float">
            <text:p>0.009239673614502</text:p>
          </table:table-cell>
          <table:table-cell office:value-type="float" office:value="0.00807198286056519" calcext:value-type="float">
            <text:p>0.0080719828605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771045684814453" calcext:value-type="float">
            <text:p>0.007710456848145</text:p>
          </table:table-cell>
          <table:table-cell office:value-type="float" office:value="0.00901007652282715" calcext:value-type="float">
            <text:p>0.009010076522827</text:p>
          </table:table-cell>
          <table:table-cell office:value-type="float" office:value="0.00821057558059692" calcext:value-type="float">
            <text:p>0.00821057558059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742602348327637" calcext:value-type="float">
            <text:p>0.007426023483276</text:p>
          </table:table-cell>
          <table:table-cell office:value-type="float" office:value="0.00959348678588867" calcext:value-type="float">
            <text:p>0.009593486785889</text:p>
          </table:table-cell>
          <table:table-cell office:value-type="float" office:value="0.00818618535995484" calcext:value-type="float">
            <text:p>0.0081861853599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733590126037598" calcext:value-type="float">
            <text:p>0.007335901260376</text:p>
          </table:table-cell>
          <table:table-cell office:value-type="float" office:value="0.00942802429199219" calcext:value-type="float">
            <text:p>0.009428024291992</text:p>
          </table:table-cell>
          <table:table-cell office:value-type="float" office:value="0.00808672904968262" calcext:value-type="float">
            <text:p>0.0080867290496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736451148986817" calcext:value-type="float">
            <text:p>0.007364511489868</text:p>
          </table:table-cell>
          <table:table-cell office:value-type="float" office:value="0.00943446159362793" calcext:value-type="float">
            <text:p>0.009434461593628</text:p>
          </table:table-cell>
          <table:table-cell office:value-type="float" office:value="0.00800751447677612" calcext:value-type="float">
            <text:p>0.00800751447677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769352912902832" calcext:value-type="float">
            <text:p>0.007693529129028</text:p>
          </table:table-cell>
          <table:table-cell office:value-type="float" office:value="0.00927543640136719" calcext:value-type="float">
            <text:p>0.009275436401367</text:p>
          </table:table-cell>
          <table:table-cell office:value-type="float" office:value="0.00801240205764771" calcext:value-type="float">
            <text:p>0.00801240205764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746393203735352" calcext:value-type="float">
            <text:p>0.007463932037354</text:p>
          </table:table-cell>
          <table:table-cell office:value-type="float" office:value="0.00941586494445801" calcext:value-type="float">
            <text:p>0.009415864944458</text:p>
          </table:table-cell>
          <table:table-cell office:value-type="float" office:value="0.0080217719078064" calcext:value-type="float">
            <text:p>0.0080217719078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826287269592285" calcext:value-type="float">
            <text:p>0.008262872695923</text:p>
          </table:table-cell>
          <table:table-cell office:value-type="float" office:value="0.00958013534545898" calcext:value-type="float">
            <text:p>0.009580135345459</text:p>
          </table:table-cell>
          <table:table-cell office:value-type="float" office:value="0.00872526168823242" calcext:value-type="float">
            <text:p>0.0087252616882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743532180786133" calcext:value-type="float">
            <text:p>0.007435321807861</text:p>
          </table:table-cell>
          <table:table-cell office:value-type="float" office:value="0.0100786685943604" calcext:value-type="float">
            <text:p>0.01007866859436</text:p>
          </table:table-cell>
          <table:table-cell office:value-type="float" office:value="0.00821036100387573" calcext:value-type="float">
            <text:p>0.0082103610038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759148597717285" calcext:value-type="float">
            <text:p>0.007591485977173</text:p>
          </table:table-cell>
          <table:table-cell office:value-type="float" office:value="0.00921344757080078" calcext:value-type="float">
            <text:p>0.009213447570801</text:p>
          </table:table-cell>
          <table:table-cell office:value-type="float" office:value="0.00803756713867188" calcext:value-type="float">
            <text:p>0.0080375671386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747108459472656" calcext:value-type="float">
            <text:p>0.007471084594727</text:p>
          </table:table-cell>
          <table:table-cell office:value-type="float" office:value="0.00886249542236328" calcext:value-type="float">
            <text:p>0.008862495422363</text:p>
          </table:table-cell>
          <table:table-cell office:value-type="float" office:value="0.00800377130508423" calcext:value-type="float">
            <text:p>0.00800377130508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746297836303711" calcext:value-type="float">
            <text:p>0.007462978363037</text:p>
          </table:table-cell>
          <table:table-cell office:value-type="float" office:value="0.00960421562194824" calcext:value-type="float">
            <text:p>0.009604215621948</text:p>
          </table:table-cell>
          <table:table-cell office:value-type="float" office:value="0.00802755355834961" calcext:value-type="float">
            <text:p>0.008027553558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76146125793457" calcext:value-type="float">
            <text:p>0.007614612579346</text:p>
          </table:table-cell>
          <table:table-cell office:value-type="float" office:value="0.00948739051818848" calcext:value-type="float">
            <text:p>0.009487390518188</text:p>
          </table:table-cell>
          <table:table-cell office:value-type="float" office:value="0.00800124406814575" calcext:value-type="float">
            <text:p>0.00800124406814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756478309631348" calcext:value-type="float">
            <text:p>0.007564783096313</text:p>
          </table:table-cell>
          <table:table-cell office:value-type="float" office:value="0.00967478752136231" calcext:value-type="float">
            <text:p>0.009674787521362</text:p>
          </table:table-cell>
          <table:table-cell office:value-type="float" office:value="0.00805269479751587" calcext:value-type="float">
            <text:p>0.0080526947975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745940208435059" calcext:value-type="float">
            <text:p>0.007459402084351</text:p>
          </table:table-cell>
          <table:table-cell office:value-type="float" office:value="0.00916576385498047" calcext:value-type="float">
            <text:p>0.00916576385498</text:p>
          </table:table-cell>
          <table:table-cell office:value-type="float" office:value="0.00801397562026978" calcext:value-type="float">
            <text:p>0.008013975620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752544403076172" calcext:value-type="float">
            <text:p>0.007525444030762</text:p>
          </table:table-cell>
          <table:table-cell office:value-type="float" office:value="0.010084867477417" calcext:value-type="float">
            <text:p>0.010084867477417</text:p>
          </table:table-cell>
          <table:table-cell office:value-type="float" office:value="0.00806472301483154" calcext:value-type="float">
            <text:p>0.0080647230148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743269920349121" calcext:value-type="float">
            <text:p>0.007432699203491</text:p>
          </table:table-cell>
          <table:table-cell office:value-type="float" office:value="0.00976109504699707" calcext:value-type="float">
            <text:p>0.009761095046997</text:p>
          </table:table-cell>
          <table:table-cell office:value-type="float" office:value="0.00795973539352417" calcext:value-type="float">
            <text:p>0.0079597353935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741934776306152" calcext:value-type="float">
            <text:p>0.007419347763062</text:p>
          </table:table-cell>
          <table:table-cell office:value-type="float" office:value="0.00963115692138672" calcext:value-type="float">
            <text:p>0.009631156921387</text:p>
          </table:table-cell>
          <table:table-cell office:value-type="float" office:value="0.00788910388946533" calcext:value-type="float">
            <text:p>0.0078891038894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739550590515137" calcext:value-type="float">
            <text:p>0.007395505905151</text:p>
          </table:table-cell>
          <table:table-cell office:value-type="float" office:value="0.00989270210266113" calcext:value-type="float">
            <text:p>0.009892702102661</text:p>
          </table:table-cell>
          <table:table-cell office:value-type="float" office:value="0.00793428421020508" calcext:value-type="float">
            <text:p>0.0079342842102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743532180786133" calcext:value-type="float">
            <text:p>0.007435321807861</text:p>
          </table:table-cell>
          <table:table-cell office:value-type="float" office:value="0.00961518287658691" calcext:value-type="float">
            <text:p>0.009615182876587</text:p>
          </table:table-cell>
          <table:table-cell office:value-type="float" office:value="0.00787063837051392" calcext:value-type="float">
            <text:p>0.0078706383705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731730461120606" calcext:value-type="float">
            <text:p>0.007317304611206</text:p>
          </table:table-cell>
          <table:table-cell office:value-type="float" office:value="0.00965094566345215" calcext:value-type="float">
            <text:p>0.009650945663452</text:p>
          </table:table-cell>
          <table:table-cell office:value-type="float" office:value="0.00793830156326294" calcext:value-type="float">
            <text:p>0.0079383015632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745177268981934" calcext:value-type="float">
            <text:p>0.007451772689819</text:p>
          </table:table-cell>
          <table:table-cell office:value-type="float" office:value="0.0097494125366211" calcext:value-type="float">
            <text:p>0.009749412536621</text:p>
          </table:table-cell>
          <table:table-cell office:value-type="float" office:value="0.0080225944519043" calcext:value-type="float">
            <text:p>0.00802259445190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73850154876709" calcext:value-type="float">
            <text:p>0.007385015487671</text:p>
          </table:table-cell>
          <table:table-cell office:value-type="float" office:value="0.00967550277709961" calcext:value-type="float">
            <text:p>0.0096755027771</text:p>
          </table:table-cell>
          <table:table-cell office:value-type="float" office:value="0.00792406797409058" calcext:value-type="float">
            <text:p>0.0079240679740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744128227233887" calcext:value-type="float">
            <text:p>0.007441282272339</text:p>
          </table:table-cell>
          <table:table-cell office:value-type="float" office:value="0.00942516326904297" calcext:value-type="float">
            <text:p>0.009425163269043</text:p>
          </table:table-cell>
          <table:table-cell office:value-type="float" office:value="0.00787898302078247" calcext:value-type="float">
            <text:p>0.0078789830207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747776031494141" calcext:value-type="float">
            <text:p>0.007477760314941</text:p>
          </table:table-cell>
          <table:table-cell office:value-type="float" office:value="0.00976991653442383" calcext:value-type="float">
            <text:p>0.009769916534424</text:p>
          </table:table-cell>
          <table:table-cell office:value-type="float" office:value="0.00790170431137085" calcext:value-type="float">
            <text:p>0.0079017043113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746417045593262" calcext:value-type="float">
            <text:p>0.007464170455933</text:p>
          </table:table-cell>
          <table:table-cell office:value-type="float" office:value="0.00986576080322266" calcext:value-type="float">
            <text:p>0.009865760803223</text:p>
          </table:table-cell>
          <table:table-cell office:value-type="float" office:value="0.00804096460342407" calcext:value-type="float">
            <text:p>0.0080409646034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745654106140137" calcext:value-type="float">
            <text:p>0.007456541061401</text:p>
          </table:table-cell>
          <table:table-cell office:value-type="float" office:value="0.00935626029968262" calcext:value-type="float">
            <text:p>0.009356260299683</text:p>
          </table:table-cell>
          <table:table-cell office:value-type="float" office:value="0.00806970596313477" calcext:value-type="float">
            <text:p>0.0080697059631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747251510620117" calcext:value-type="float">
            <text:p>0.007472515106201</text:p>
          </table:table-cell>
          <table:table-cell office:value-type="float" office:value="0.00964927673339844" calcext:value-type="float">
            <text:p>0.009649276733398</text:p>
          </table:table-cell>
          <table:table-cell office:value-type="float" office:value="0.00796443223953247" calcext:value-type="float">
            <text:p>0.0079644322395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761866569519043" calcext:value-type="float">
            <text:p>0.00761866569519</text:p>
          </table:table-cell>
          <table:table-cell office:value-type="float" office:value="0.0092458724975586" calcext:value-type="float">
            <text:p>0.009245872497559</text:p>
          </table:table-cell>
          <table:table-cell office:value-type="float" office:value="0.00800497531890869" calcext:value-type="float">
            <text:p>0.0080049753189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781440734863281" calcext:value-type="float">
            <text:p>0.007814407348633</text:p>
          </table:table-cell>
          <table:table-cell office:value-type="float" office:value="0.00929379463195801" calcext:value-type="float">
            <text:p>0.009293794631958</text:p>
          </table:table-cell>
          <table:table-cell office:value-type="float" office:value="0.00832076072692871" calcext:value-type="float">
            <text:p>0.0083207607269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797462463378906" calcext:value-type="float">
            <text:p>0.007974624633789</text:p>
          </table:table-cell>
          <table:table-cell office:value-type="float" office:value="0.00991606712341309" calcext:value-type="float">
            <text:p>0.009916067123413</text:p>
          </table:table-cell>
          <table:table-cell office:value-type="float" office:value="0.00877481698989868" calcext:value-type="float">
            <text:p>0.0087748169898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798726081848145" calcext:value-type="float">
            <text:p>0.007987260818481</text:p>
          </table:table-cell>
          <table:table-cell office:value-type="float" office:value="0.0108408927917481" calcext:value-type="float">
            <text:p>0.010840892791748</text:p>
          </table:table-cell>
          <table:table-cell office:value-type="float" office:value="0.00905476808547974" calcext:value-type="float">
            <text:p>0.009054768085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788211822509766" calcext:value-type="float">
            <text:p>0.007882118225098</text:p>
          </table:table-cell>
          <table:table-cell office:value-type="float" office:value="0.00976109504699707" calcext:value-type="float">
            <text:p>0.009761095046997</text:p>
          </table:table-cell>
          <table:table-cell office:value-type="float" office:value="0.00901542901992798" calcext:value-type="float">
            <text:p>0.00901542901992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779271125793457" calcext:value-type="float">
            <text:p>0.007792711257935</text:p>
          </table:table-cell>
          <table:table-cell office:value-type="float" office:value="0.00982880592346191" calcext:value-type="float">
            <text:p>0.009828805923462</text:p>
          </table:table-cell>
          <table:table-cell office:value-type="float" office:value="0.008748459815979" calcext:value-type="float">
            <text:p>0.00874845981597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78732967376709" calcext:value-type="float">
            <text:p>0.007873296737671</text:p>
          </table:table-cell>
          <table:table-cell office:value-type="float" office:value="0.0094902515411377" calcext:value-type="float">
            <text:p>0.009490251541138</text:p>
          </table:table-cell>
          <table:table-cell office:value-type="float" office:value="0.00871720314025879" calcext:value-type="float">
            <text:p>0.00871720314025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784444808959961" calcext:value-type="float">
            <text:p>0.0078444480896</text:p>
          </table:table-cell>
          <table:table-cell office:value-type="float" office:value="0.0100255012512207" calcext:value-type="float">
            <text:p>0.010025501251221</text:p>
          </table:table-cell>
          <table:table-cell office:value-type="float" office:value="0.00848932266235352" calcext:value-type="float">
            <text:p>0.0084893226623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748682022094727" calcext:value-type="float">
            <text:p>0.007486820220947</text:p>
          </table:table-cell>
          <table:table-cell office:value-type="float" office:value="0.00941157341003418" calcext:value-type="float">
            <text:p>0.009411573410034</text:p>
          </table:table-cell>
          <table:table-cell office:value-type="float" office:value="0.0080113410949707" calcext:value-type="float">
            <text:p>0.00801134109497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783753395080566" calcext:value-type="float">
            <text:p>0.007837533950806</text:p>
          </table:table-cell>
          <table:table-cell office:value-type="float" office:value="0.00925588607788086" calcext:value-type="float">
            <text:p>0.009255886077881</text:p>
          </table:table-cell>
          <table:table-cell office:value-type="float" office:value="0.00810420513153076" calcext:value-type="float">
            <text:p>0.0081042051315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751399993896484" calcext:value-type="float">
            <text:p>0.007513999938965</text:p>
          </table:table-cell>
          <table:table-cell office:value-type="float" office:value="0.00962185859680176" calcext:value-type="float">
            <text:p>0.009621858596802</text:p>
          </table:table-cell>
          <table:table-cell office:value-type="float" office:value="0.00813387632369995" calcext:value-type="float">
            <text:p>0.008133876323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752425193786621" calcext:value-type="float">
            <text:p>0.007524251937866</text:p>
          </table:table-cell>
          <table:table-cell office:value-type="float" office:value="0.0098116397857666" calcext:value-type="float">
            <text:p>0.009811639785767</text:p>
          </table:table-cell>
          <table:table-cell office:value-type="float" office:value="0.00797439813613892" calcext:value-type="float">
            <text:p>0.00797439813613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744867324829102" calcext:value-type="float">
            <text:p>0.007448673248291</text:p>
          </table:table-cell>
          <table:table-cell office:value-type="float" office:value="0.00917458534240723" calcext:value-type="float">
            <text:p>0.009174585342407</text:p>
          </table:table-cell>
          <table:table-cell office:value-type="float" office:value="0.00791736841201782" calcext:value-type="float">
            <text:p>0.007917368412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745606422424317" calcext:value-type="float">
            <text:p>0.007456064224243</text:p>
          </table:table-cell>
          <table:table-cell office:value-type="float" office:value="0.00956153869628906" calcext:value-type="float">
            <text:p>0.009561538696289</text:p>
          </table:table-cell>
          <table:table-cell office:value-type="float" office:value="0.00812119245529175" calcext:value-type="float">
            <text:p>0.0081211924552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75223445892334" calcext:value-type="float">
            <text:p>0.007522344589233</text:p>
          </table:table-cell>
          <table:table-cell office:value-type="float" office:value="0.00970458984375" calcext:value-type="float">
            <text:p>0.00970458984375</text:p>
          </table:table-cell>
          <table:table-cell office:value-type="float" office:value="0.00836843252182007" calcext:value-type="float">
            <text:p>0.008368432521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742483139038086" calcext:value-type="float">
            <text:p>0.007424831390381</text:p>
          </table:table-cell>
          <table:table-cell office:value-type="float" office:value="0.010371208190918" calcext:value-type="float">
            <text:p>0.010371208190918</text:p>
          </table:table-cell>
          <table:table-cell office:value-type="float" office:value="0.00824527740478516" calcext:value-type="float">
            <text:p>0.00824527740478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734043121337891" calcext:value-type="float">
            <text:p>0.007340431213379</text:p>
          </table:table-cell>
          <table:table-cell office:value-type="float" office:value="0.00989818572998047" calcext:value-type="float">
            <text:p>0.00989818572998</text:p>
          </table:table-cell>
          <table:table-cell office:value-type="float" office:value="0.00795328617095947" calcext:value-type="float">
            <text:p>0.0079532861709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749778747558594" calcext:value-type="float">
            <text:p>0.007497787475586</text:p>
          </table:table-cell>
          <table:table-cell office:value-type="float" office:value="0.0100665092468262" calcext:value-type="float">
            <text:p>0.010066509246826</text:p>
          </table:table-cell>
          <table:table-cell office:value-type="float" office:value="0.00833237171173096" calcext:value-type="float">
            <text:p>0.0083323717117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771069526672363" calcext:value-type="float">
            <text:p>0.007710695266724</text:p>
          </table:table-cell>
          <table:table-cell office:value-type="float" office:value="0.00992441177368164" calcext:value-type="float">
            <text:p>0.009924411773682</text:p>
          </table:table-cell>
          <table:table-cell office:value-type="float" office:value="0.0084079384803772" calcext:value-type="float">
            <text:p>0.0084079384803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74152946472168" calcext:value-type="float">
            <text:p>0.007415294647217</text:p>
          </table:table-cell>
          <table:table-cell office:value-type="float" office:value="0.00973868370056153" calcext:value-type="float">
            <text:p>0.009738683700562</text:p>
          </table:table-cell>
          <table:table-cell office:value-type="float" office:value="0.00838431119918823" calcext:value-type="float">
            <text:p>0.0083843111991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753474235534668" calcext:value-type="float">
            <text:p>0.007534742355347</text:p>
          </table:table-cell>
          <table:table-cell office:value-type="float" office:value="0.00953197479248047" calcext:value-type="float">
            <text:p>0.00953197479248</text:p>
          </table:table-cell>
          <table:table-cell office:value-type="float" office:value="0.00829583406448364" calcext:value-type="float">
            <text:p>0.00829583406448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791263580322266" calcext:value-type="float">
            <text:p>0.007912635803223</text:p>
          </table:table-cell>
          <table:table-cell office:value-type="float" office:value="0.0110359191894531" calcext:value-type="float">
            <text:p>0.011035919189453</text:p>
          </table:table-cell>
          <table:table-cell office:value-type="float" office:value="0.00866513252258301" calcext:value-type="float">
            <text:p>0.0086651325225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806951522827148" calcext:value-type="float">
            <text:p>0.008069515228271</text:p>
          </table:table-cell>
          <table:table-cell office:value-type="float" office:value="0.00967693328857422" calcext:value-type="float">
            <text:p>0.009676933288574</text:p>
          </table:table-cell>
          <table:table-cell office:value-type="float" office:value="0.00862028598785401" calcext:value-type="float">
            <text:p>0.00862028598785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781059265136719" calcext:value-type="float">
            <text:p>0.007810592651367</text:p>
          </table:table-cell>
          <table:table-cell office:value-type="float" office:value="0.0104336738586426" calcext:value-type="float">
            <text:p>0.010433673858643</text:p>
          </table:table-cell>
          <table:table-cell office:value-type="float" office:value="0.00851213932037354" calcext:value-type="float">
            <text:p>0.00851213932037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751304626464844" calcext:value-type="float">
            <text:p>0.007513046264648</text:p>
          </table:table-cell>
          <table:table-cell office:value-type="float" office:value="0.0096125602722168" calcext:value-type="float">
            <text:p>0.009612560272217</text:p>
          </table:table-cell>
          <table:table-cell office:value-type="float" office:value="0.00828813314437866" calcext:value-type="float">
            <text:p>0.0082881331443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784707069396973" calcext:value-type="float">
            <text:p>0.00784707069397</text:p>
          </table:table-cell>
          <table:table-cell office:value-type="float" office:value="0.0091097354888916" calcext:value-type="float">
            <text:p>0.009109735488892</text:p>
          </table:table-cell>
          <table:table-cell office:value-type="float" office:value="0.00826824903488159" calcext:value-type="float">
            <text:p>0.00826824903488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737571716308594" calcext:value-type="float">
            <text:p>0.007375717163086</text:p>
          </table:table-cell>
          <table:table-cell office:value-type="float" office:value="0.00937175750732422" calcext:value-type="float">
            <text:p>0.009371757507324</text:p>
          </table:table-cell>
          <table:table-cell office:value-type="float" office:value="0.00798661708831787" calcext:value-type="float">
            <text:p>0.0079866170883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752758979797363" calcext:value-type="float">
            <text:p>0.007527589797974</text:p>
          </table:table-cell>
          <table:table-cell office:value-type="float" office:value="0.00960922241210938" calcext:value-type="float">
            <text:p>0.009609222412109</text:p>
          </table:table-cell>
          <table:table-cell office:value-type="float" office:value="0.00811771154403687" calcext:value-type="float">
            <text:p>0.0081177115440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75531005859375" calcext:value-type="float">
            <text:p>0.007553100585938</text:p>
          </table:table-cell>
          <table:table-cell office:value-type="float" office:value="0.00944328308105469" calcext:value-type="float">
            <text:p>0.009443283081055</text:p>
          </table:table-cell>
          <table:table-cell office:value-type="float" office:value="0.00818909406661987" calcext:value-type="float">
            <text:p>0.0081890940666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79503059387207" calcext:value-type="float">
            <text:p>0.007950305938721</text:p>
          </table:table-cell>
          <table:table-cell office:value-type="float" office:value="0.0108523368835449" calcext:value-type="float">
            <text:p>0.010852336883545</text:p>
          </table:table-cell>
          <table:table-cell office:value-type="float" office:value="0.00878498554229737" calcext:value-type="float">
            <text:p>0.0087849855422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770998001098633" calcext:value-type="float">
            <text:p>0.007709980010986</text:p>
          </table:table-cell>
          <table:table-cell office:value-type="float" office:value="0.0103068351745606" calcext:value-type="float">
            <text:p>0.010306835174561</text:p>
          </table:table-cell>
          <table:table-cell office:value-type="float" office:value="0.00823827981948853" calcext:value-type="float">
            <text:p>0.00823827981948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77202320098877" calcext:value-type="float">
            <text:p>0.007720232009888</text:p>
          </table:table-cell>
          <table:table-cell office:value-type="float" office:value="0.00970458984375" calcext:value-type="float">
            <text:p>0.00970458984375</text:p>
          </table:table-cell>
          <table:table-cell office:value-type="float" office:value="0.00834804773330689" calcext:value-type="float">
            <text:p>0.0083480477333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80568790435791" calcext:value-type="float">
            <text:p>0.008056879043579</text:p>
          </table:table-cell>
          <table:table-cell office:value-type="float" office:value="0.0104091167449951" calcext:value-type="float">
            <text:p>0.010409116744995</text:p>
          </table:table-cell>
          <table:table-cell office:value-type="float" office:value="0.00858372449874878" calcext:value-type="float">
            <text:p>0.00858372449874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833010673522949" calcext:value-type="float">
            <text:p>0.00833010673523</text:p>
          </table:table-cell>
          <table:table-cell office:value-type="float" office:value="0.0102035999298096" calcext:value-type="float">
            <text:p>0.01020359992981</text:p>
          </table:table-cell>
          <table:table-cell office:value-type="float" office:value="0.00869145393371582" calcext:value-type="float">
            <text:p>0.0086914539337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810456275939941" calcext:value-type="float">
            <text:p>0.008104562759399</text:p>
          </table:table-cell>
          <table:table-cell office:value-type="float" office:value="0.011641263961792" calcext:value-type="float">
            <text:p>0.011641263961792</text:p>
          </table:table-cell>
          <table:table-cell office:value-type="float" office:value="0.00865088701248169" calcext:value-type="float">
            <text:p>0.0086508870124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773477554321289" calcext:value-type="float">
            <text:p>0.007734775543213</text:p>
          </table:table-cell>
          <table:table-cell office:value-type="float" office:value="0.0113298892974854" calcext:value-type="float">
            <text:p>0.011329889297485</text:p>
          </table:table-cell>
          <table:table-cell office:value-type="float" office:value="0.00843193531036377" calcext:value-type="float">
            <text:p>0.00843193531036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795578956604004" calcext:value-type="float">
            <text:p>0.00795578956604</text:p>
          </table:table-cell>
          <table:table-cell office:value-type="float" office:value="0.0118343830108643" calcext:value-type="float">
            <text:p>0.011834383010864</text:p>
          </table:table-cell>
          <table:table-cell office:value-type="float" office:value="0.0086613655090332" calcext:value-type="float">
            <text:p>0.00866136550903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801301002502441" calcext:value-type="float">
            <text:p>0.008013010025024</text:p>
          </table:table-cell>
          <table:table-cell office:value-type="float" office:value="0.00999188423156738" calcext:value-type="float">
            <text:p>0.009991884231567</text:p>
          </table:table-cell>
          <table:table-cell office:value-type="float" office:value="0.00873693227767944" calcext:value-type="float">
            <text:p>0.0087369322776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756049156188965" calcext:value-type="float">
            <text:p>0.00756049156189</text:p>
          </table:table-cell>
          <table:table-cell office:value-type="float" office:value="0.00980544090270996" calcext:value-type="float">
            <text:p>0.00980544090271</text:p>
          </table:table-cell>
          <table:table-cell office:value-type="float" office:value="0.00817184448242188" calcext:value-type="float">
            <text:p>0.0081718444824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782299041748047" calcext:value-type="float">
            <text:p>0.00782299041748</text:p>
          </table:table-cell>
          <table:table-cell office:value-type="float" office:value="0.0148494243621826" calcext:value-type="float">
            <text:p>0.014849424362183</text:p>
          </table:table-cell>
          <table:table-cell office:value-type="float" office:value="0.00917928218841553" calcext:value-type="float">
            <text:p>0.0091792821884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786089897155762" calcext:value-type="float">
            <text:p>0.007860898971558</text:p>
          </table:table-cell>
          <table:table-cell office:value-type="float" office:value="0.0105357170104981" calcext:value-type="float">
            <text:p>0.010535717010498</text:p>
          </table:table-cell>
          <table:table-cell office:value-type="float" office:value="0.00845321416854859" calcext:value-type="float">
            <text:p>0.0084532141685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771594047546387" calcext:value-type="float">
            <text:p>0.007715940475464</text:p>
          </table:table-cell>
          <table:table-cell office:value-type="float" office:value="0.0168800354003906" calcext:value-type="float">
            <text:p>0.016880035400391</text:p>
          </table:table-cell>
          <table:table-cell office:value-type="float" office:value="0.00872485637664795" calcext:value-type="float">
            <text:p>0.0087248563766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735378265380859" calcext:value-type="float">
            <text:p>0.007353782653809</text:p>
          </table:table-cell>
          <table:table-cell office:value-type="float" office:value="0.00966429710388184" calcext:value-type="float">
            <text:p>0.009664297103882</text:p>
          </table:table-cell>
          <table:table-cell office:value-type="float" office:value="0.00812505483627319" calcext:value-type="float">
            <text:p>0.00812505483627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74315071105957" calcext:value-type="float">
            <text:p>0.007431507110596</text:p>
          </table:table-cell>
          <table:table-cell office:value-type="float" office:value="0.00984716415405273" calcext:value-type="float">
            <text:p>0.009847164154053</text:p>
          </table:table-cell>
          <table:table-cell office:value-type="float" office:value="0.00812633037567139" calcext:value-type="float">
            <text:p>0.00812633037567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787878036499023" calcext:value-type="float">
            <text:p>0.00787878036499</text:p>
          </table:table-cell>
          <table:table-cell office:value-type="float" office:value="0.0098421573638916" calcext:value-type="float">
            <text:p>0.009842157363892</text:p>
          </table:table-cell>
          <table:table-cell office:value-type="float" office:value="0.00840927362442017" calcext:value-type="float">
            <text:p>0.0084092736244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841856002807617" calcext:value-type="float">
            <text:p>0.008418560028076</text:p>
          </table:table-cell>
          <table:table-cell office:value-type="float" office:value="0.00949573516845703" calcext:value-type="float">
            <text:p>0.009495735168457</text:p>
          </table:table-cell>
          <table:table-cell office:value-type="float" office:value="0.00868527889251709" calcext:value-type="float">
            <text:p>0.0086852788925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740718841552734" calcext:value-type="float">
            <text:p>0.007407188415527</text:p>
          </table:table-cell>
          <table:table-cell office:value-type="float" office:value="0.00955080986022949" calcext:value-type="float">
            <text:p>0.00955080986023</text:p>
          </table:table-cell>
          <table:table-cell office:value-type="float" office:value="0.00806076526641846" calcext:value-type="float">
            <text:p>0.0080607652664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779962539672852" calcext:value-type="float">
            <text:p>0.007799625396729</text:p>
          </table:table-cell>
          <table:table-cell office:value-type="float" office:value="0.00959849357604981" calcext:value-type="float">
            <text:p>0.00959849357605</text:p>
          </table:table-cell>
          <table:table-cell office:value-type="float" office:value="0.00816037654876709" calcext:value-type="float">
            <text:p>0.00816037654876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75829029083252" calcext:value-type="float">
            <text:p>0.007582902908325</text:p>
          </table:table-cell>
          <table:table-cell office:value-type="float" office:value="0.00955510139465332" calcext:value-type="float">
            <text:p>0.009555101394653</text:p>
          </table:table-cell>
          <table:table-cell office:value-type="float" office:value="0.00821688175201416" calcext:value-type="float">
            <text:p>0.00821688175201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766873359680176" calcext:value-type="float">
            <text:p>0.007668733596802</text:p>
          </table:table-cell>
          <table:table-cell office:value-type="float" office:value="0.00928401947021485" calcext:value-type="float">
            <text:p>0.009284019470215</text:p>
          </table:table-cell>
          <table:table-cell office:value-type="float" office:value="0.00822031497955322" calcext:value-type="float">
            <text:p>0.00822031497955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781583786010742" calcext:value-type="float">
            <text:p>0.007815837860107</text:p>
          </table:table-cell>
          <table:table-cell office:value-type="float" office:value="0.0091245174407959" calcext:value-type="float">
            <text:p>0.009124517440796</text:p>
          </table:table-cell>
          <table:table-cell office:value-type="float" office:value="0.00828009843826294" calcext:value-type="float">
            <text:p>0.00828009843826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752758979797363" calcext:value-type="float">
            <text:p>0.007527589797974</text:p>
          </table:table-cell>
          <table:table-cell office:value-type="float" office:value="0.00911688804626465" calcext:value-type="float">
            <text:p>0.009116888046265</text:p>
          </table:table-cell>
          <table:table-cell office:value-type="float" office:value="0.00821299552917481" calcext:value-type="float">
            <text:p>0.00821299552917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76146125793457" calcext:value-type="float">
            <text:p>0.007614612579346</text:p>
          </table:table-cell>
          <table:table-cell office:value-type="float" office:value="0.00948691368103027" calcext:value-type="float">
            <text:p>0.00948691368103</text:p>
          </table:table-cell>
          <table:table-cell office:value-type="float" office:value="0.00820826292037964" calcext:value-type="float">
            <text:p>0.008208262920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75829029083252" calcext:value-type="float">
            <text:p>0.007582902908325</text:p>
          </table:table-cell>
          <table:table-cell office:value-type="float" office:value="0.0090017318725586" calcext:value-type="float">
            <text:p>0.009001731872559</text:p>
          </table:table-cell>
          <table:table-cell office:value-type="float" office:value="0.00808442831039429" calcext:value-type="float">
            <text:p>0.00808442831039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746226310729981" calcext:value-type="float">
            <text:p>0.0074622631073</text:p>
          </table:table-cell>
          <table:table-cell office:value-type="float" office:value="0.00952243804931641" calcext:value-type="float">
            <text:p>0.009522438049316</text:p>
          </table:table-cell>
          <table:table-cell office:value-type="float" office:value="0.00811898708343506" calcext:value-type="float">
            <text:p>0.0081189870834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739789009094238" calcext:value-type="float">
            <text:p>0.007397890090942</text:p>
          </table:table-cell>
          <table:table-cell office:value-type="float" office:value="0.00919461250305176" calcext:value-type="float">
            <text:p>0.009194612503052</text:p>
          </table:table-cell>
          <table:table-cell office:value-type="float" office:value="0.00797551870346069" calcext:value-type="float">
            <text:p>0.0079755187034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762820243835449" calcext:value-type="float">
            <text:p>0.007628202438355</text:p>
          </table:table-cell>
          <table:table-cell office:value-type="float" office:value="0.00918769836425781" calcext:value-type="float">
            <text:p>0.009187698364258</text:p>
          </table:table-cell>
          <table:table-cell office:value-type="float" office:value="0.00805982351303101" calcext:value-type="float">
            <text:p>0.0080598235130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74772834777832" calcext:value-type="float">
            <text:p>0.007477283477783</text:p>
          </table:table-cell>
          <table:table-cell office:value-type="float" office:value="0.0100371837615967" calcext:value-type="float">
            <text:p>0.010037183761597</text:p>
          </table:table-cell>
          <table:table-cell office:value-type="float" office:value="0.00818494558334351" calcext:value-type="float">
            <text:p>0.0081849455833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749945640563965" calcext:value-type="float">
            <text:p>0.00749945640564</text:p>
          </table:table-cell>
          <table:table-cell office:value-type="float" office:value="0.0111210346221924" calcext:value-type="float">
            <text:p>0.011121034622192</text:p>
          </table:table-cell>
          <table:table-cell office:value-type="float" office:value="0.00824587345123291" calcext:value-type="float">
            <text:p>0.00824587345123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741410255432129" calcext:value-type="float">
            <text:p>0.007414102554321</text:p>
          </table:table-cell>
          <table:table-cell office:value-type="float" office:value="0.00911402702331543" calcext:value-type="float">
            <text:p>0.009114027023315</text:p>
          </table:table-cell>
          <table:table-cell office:value-type="float" office:value="0.00803141593933106" calcext:value-type="float">
            <text:p>0.00803141593933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75681209564209" calcext:value-type="float">
            <text:p>0.007568120956421</text:p>
          </table:table-cell>
          <table:table-cell office:value-type="float" office:value="0.0116398334503174" calcext:value-type="float">
            <text:p>0.011639833450317</text:p>
          </table:table-cell>
          <table:table-cell office:value-type="float" office:value="0.00828347206115723" calcext:value-type="float">
            <text:p>0.00828347206115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758028030395508" calcext:value-type="float">
            <text:p>0.007580280303955</text:p>
          </table:table-cell>
          <table:table-cell office:value-type="float" office:value="0.0109965801239014" calcext:value-type="float">
            <text:p>0.010996580123901</text:p>
          </table:table-cell>
          <table:table-cell office:value-type="float" office:value="0.00850989818572998" calcext:value-type="float">
            <text:p>0.008509898185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751113891601563" calcext:value-type="float">
            <text:p>0.007511138916016</text:p>
          </table:table-cell>
          <table:table-cell office:value-type="float" office:value="0.0157070159912109" calcext:value-type="float">
            <text:p>0.015707015991211</text:p>
          </table:table-cell>
          <table:table-cell office:value-type="float" office:value="0.00909174680709839" calcext:value-type="float">
            <text:p>0.00909174680709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775766372680664" calcext:value-type="float">
            <text:p>0.007757663726807</text:p>
          </table:table-cell>
          <table:table-cell office:value-type="float" office:value="0.00926733016967773" calcext:value-type="float">
            <text:p>0.009267330169678</text:p>
          </table:table-cell>
          <table:table-cell office:value-type="float" office:value="0.00838751792907715" calcext:value-type="float">
            <text:p>0.00838751792907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776553153991699" calcext:value-type="float">
            <text:p>0.007765531539917</text:p>
          </table:table-cell>
          <table:table-cell office:value-type="float" office:value="0.00977277755737305" calcext:value-type="float">
            <text:p>0.009772777557373</text:p>
          </table:table-cell>
          <table:table-cell office:value-type="float" office:value="0.00818177461624146" calcext:value-type="float">
            <text:p>0.0081817746162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761246681213379" calcext:value-type="float">
            <text:p>0.007612466812134</text:p>
          </table:table-cell>
          <table:table-cell office:value-type="float" office:value="0.0093836784362793" calcext:value-type="float">
            <text:p>0.009383678436279</text:p>
          </table:table-cell>
          <table:table-cell office:value-type="float" office:value="0.00822136402130127" calcext:value-type="float">
            <text:p>0.0082213640213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751709938049317" calcext:value-type="float">
            <text:p>0.007517099380493</text:p>
          </table:table-cell>
          <table:table-cell office:value-type="float" office:value="0.0092923641204834" calcext:value-type="float">
            <text:p>0.009292364120483</text:p>
          </table:table-cell>
          <table:table-cell office:value-type="float" office:value="0.00799230337142944" calcext:value-type="float">
            <text:p>0.0079923033714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754427909851074" calcext:value-type="float">
            <text:p>0.007544279098511</text:p>
          </table:table-cell>
          <table:table-cell office:value-type="float" office:value="0.00959944725036621" calcext:value-type="float">
            <text:p>0.009599447250366</text:p>
          </table:table-cell>
          <table:table-cell office:value-type="float" office:value="0.00816223621368408" calcext:value-type="float">
            <text:p>0.00816223621368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78432559967041" calcext:value-type="float">
            <text:p>0.007843255996704</text:p>
          </table:table-cell>
          <table:table-cell office:value-type="float" office:value="0.00954890251159668" calcext:value-type="float">
            <text:p>0.009548902511597</text:p>
          </table:table-cell>
          <table:table-cell office:value-type="float" office:value="0.00821764469146729" calcext:value-type="float">
            <text:p>0.00821764469146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74923038482666" calcext:value-type="float">
            <text:p>0.007492303848267</text:p>
          </table:table-cell>
          <table:table-cell office:value-type="float" office:value="0.00942111015319824" calcext:value-type="float">
            <text:p>0.009421110153198</text:p>
          </table:table-cell>
          <table:table-cell office:value-type="float" office:value="0.00812641382217407" calcext:value-type="float">
            <text:p>0.0081264138221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763177871704102" calcext:value-type="float">
            <text:p>0.007631778717041</text:p>
          </table:table-cell>
          <table:table-cell office:value-type="float" office:value="0.0119409561157227" calcext:value-type="float">
            <text:p>0.011940956115723</text:p>
          </table:table-cell>
          <table:table-cell office:value-type="float" office:value="0.00862998962402344" calcext:value-type="float">
            <text:p>0.00862998962402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77204704284668" calcext:value-type="float">
            <text:p>0.007720470428467</text:p>
          </table:table-cell>
          <table:table-cell office:value-type="float" office:value="0.0101253986358643" calcext:value-type="float">
            <text:p>0.010125398635864</text:p>
          </table:table-cell>
          <table:table-cell office:value-type="float" office:value="0.00855315923690796" calcext:value-type="float">
            <text:p>0.00855315923690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742673873901367" calcext:value-type="float">
            <text:p>0.007426738739014</text:p>
          </table:table-cell>
          <table:table-cell office:value-type="float" office:value="0.00939536094665527" calcext:value-type="float">
            <text:p>0.009395360946655</text:p>
          </table:table-cell>
          <table:table-cell office:value-type="float" office:value="0.00807141065597534" calcext:value-type="float">
            <text:p>0.0080714106559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751447677612305" calcext:value-type="float">
            <text:p>0.007514476776123</text:p>
          </table:table-cell>
          <table:table-cell office:value-type="float" office:value="0.0119469165802002" calcext:value-type="float">
            <text:p>0.0119469165802</text:p>
          </table:table-cell>
          <table:table-cell office:value-type="float" office:value="0.0084522008895874" calcext:value-type="float">
            <text:p>0.0084522008895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825953483581543" calcext:value-type="float">
            <text:p>0.008259534835815</text:p>
          </table:table-cell>
          <table:table-cell office:value-type="float" office:value="0.00943517684936523" calcext:value-type="float">
            <text:p>0.009435176849365</text:p>
          </table:table-cell>
          <table:table-cell office:value-type="float" office:value="0.00859674215316772" calcext:value-type="float">
            <text:p>0.0085967421531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783538818359375" calcext:value-type="float">
            <text:p>0.007835388183594</text:p>
          </table:table-cell>
          <table:table-cell office:value-type="float" office:value="0.0100302696228027" calcext:value-type="float">
            <text:p>0.010030269622803</text:p>
          </table:table-cell>
          <table:table-cell office:value-type="float" office:value="0.00839450359344482" calcext:value-type="float">
            <text:p>0.0083945035934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783395767211914" calcext:value-type="float">
            <text:p>0.007833957672119</text:p>
          </table:table-cell>
          <table:table-cell office:value-type="float" office:value="0.0102000236511231" calcext:value-type="float">
            <text:p>0.010200023651123</text:p>
          </table:table-cell>
          <table:table-cell office:value-type="float" office:value="0.00825915336608887" calcext:value-type="float">
            <text:p>0.00825915336608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748658180236817" calcext:value-type="float">
            <text:p>0.007486581802368</text:p>
          </table:table-cell>
          <table:table-cell office:value-type="float" office:value="0.00931692123413086" calcext:value-type="float">
            <text:p>0.009316921234131</text:p>
          </table:table-cell>
          <table:table-cell office:value-type="float" office:value="0.0078991174697876" calcext:value-type="float">
            <text:p>0.00789911746978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750517845153809" calcext:value-type="float">
            <text:p>0.007505178451538</text:p>
          </table:table-cell>
          <table:table-cell office:value-type="float" office:value="0.00915336608886719" calcext:value-type="float">
            <text:p>0.009153366088867</text:p>
          </table:table-cell>
          <table:table-cell office:value-type="float" office:value="0.00801846981048584" calcext:value-type="float">
            <text:p>0.00801846981048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746393203735352" calcext:value-type="float">
            <text:p>0.007463932037354</text:p>
          </table:table-cell>
          <table:table-cell office:value-type="float" office:value="0.0102460384368896" calcext:value-type="float">
            <text:p>0.01024603843689</text:p>
          </table:table-cell>
          <table:table-cell office:value-type="float" office:value="0.00825064182281494" calcext:value-type="float">
            <text:p>0.0082506418228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753688812255859" calcext:value-type="float">
            <text:p>0.007536888122559</text:p>
          </table:table-cell>
          <table:table-cell office:value-type="float" office:value="0.00930500030517578" calcext:value-type="float">
            <text:p>0.009305000305176</text:p>
          </table:table-cell>
          <table:table-cell office:value-type="float" office:value="0.00812029838562012" calcext:value-type="float">
            <text:p>0.0081202983856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812172889709473" calcext:value-type="float">
            <text:p>0.008121728897095</text:p>
          </table:table-cell>
          <table:table-cell office:value-type="float" office:value="0.00906515121459961" calcext:value-type="float">
            <text:p>0.0090651512146</text:p>
          </table:table-cell>
          <table:table-cell office:value-type="float" office:value="0.0085889458656311" calcext:value-type="float">
            <text:p>0.00858894586563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751399993896484" calcext:value-type="float">
            <text:p>0.007513999938965</text:p>
          </table:table-cell>
          <table:table-cell office:value-type="float" office:value="0.0095510482788086" calcext:value-type="float">
            <text:p>0.009551048278809</text:p>
          </table:table-cell>
          <table:table-cell office:value-type="float" office:value="0.00811829566955566" calcext:value-type="float">
            <text:p>0.00811829566955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751709938049317" calcext:value-type="float">
            <text:p>0.007517099380493</text:p>
          </table:table-cell>
          <table:table-cell office:value-type="float" office:value="0.00916552543640137" calcext:value-type="float">
            <text:p>0.009165525436401</text:p>
          </table:table-cell>
          <table:table-cell office:value-type="float" office:value="0.00801616907119751" calcext:value-type="float">
            <text:p>0.00801616907119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767135620117188" calcext:value-type="float">
            <text:p>0.007671356201172</text:p>
          </table:table-cell>
          <table:table-cell office:value-type="float" office:value="0.00943994522094727" calcext:value-type="float">
            <text:p>0.009439945220947</text:p>
          </table:table-cell>
          <table:table-cell office:value-type="float" office:value="0.00830304622650147" calcext:value-type="float">
            <text:p>0.0083030462265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748276710510254" calcext:value-type="float">
            <text:p>0.007482767105103</text:p>
          </table:table-cell>
          <table:table-cell office:value-type="float" office:value="0.00960373878479004" calcext:value-type="float">
            <text:p>0.00960373878479</text:p>
          </table:table-cell>
          <table:table-cell office:value-type="float" office:value="0.00802904367446899" calcext:value-type="float">
            <text:p>0.00802904367446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752162933349609" calcext:value-type="float">
            <text:p>0.007521629333496</text:p>
          </table:table-cell>
          <table:table-cell office:value-type="float" office:value="0.00963330268859863" calcext:value-type="float">
            <text:p>0.009633302688599</text:p>
          </table:table-cell>
          <table:table-cell office:value-type="float" office:value="0.00807214975357056" calcext:value-type="float">
            <text:p>0.0080721497535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742053985595703" calcext:value-type="float">
            <text:p>0.007420539855957</text:p>
          </table:table-cell>
          <table:table-cell office:value-type="float" office:value="0.0096590518951416" calcext:value-type="float">
            <text:p>0.009659051895142</text:p>
          </table:table-cell>
          <table:table-cell office:value-type="float" office:value="0.00813379287719727" calcext:value-type="float">
            <text:p>0.00813379287719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755929946899414" calcext:value-type="float">
            <text:p>0.007559299468994</text:p>
          </table:table-cell>
          <table:table-cell office:value-type="float" office:value="0.00956773757934571" calcext:value-type="float">
            <text:p>0.009567737579346</text:p>
          </table:table-cell>
          <table:table-cell office:value-type="float" office:value="0.00813627243041992" calcext:value-type="float">
            <text:p>0.0081362724304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746655464172363" calcext:value-type="float">
            <text:p>0.007466554641724</text:p>
          </table:table-cell>
          <table:table-cell office:value-type="float" office:value="0.00957512855529785" calcext:value-type="float">
            <text:p>0.009575128555298</text:p>
          </table:table-cell>
          <table:table-cell office:value-type="float" office:value="0.00802382230758667" calcext:value-type="float">
            <text:p>0.0080238223075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743842124938965" calcext:value-type="float">
            <text:p>0.00743842124939</text:p>
          </table:table-cell>
          <table:table-cell office:value-type="float" office:value="0.00952506065368653" calcext:value-type="float">
            <text:p>0.009525060653687</text:p>
          </table:table-cell>
          <table:table-cell office:value-type="float" office:value="0.00824146270751953" calcext:value-type="float">
            <text:p>0.0082414627075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764989852905273" calcext:value-type="float">
            <text:p>0.007649898529053</text:p>
          </table:table-cell>
          <table:table-cell office:value-type="float" office:value="0.0112226009368896" calcext:value-type="float">
            <text:p>0.01122260093689</text:p>
          </table:table-cell>
          <table:table-cell office:value-type="float" office:value="0.00836163759231567" calcext:value-type="float">
            <text:p>0.0083616375923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787043571472168" calcext:value-type="float">
            <text:p>0.007870435714722</text:p>
          </table:table-cell>
          <table:table-cell office:value-type="float" office:value="0.0110683441162109" calcext:value-type="float">
            <text:p>0.011068344116211</text:p>
          </table:table-cell>
          <table:table-cell office:value-type="float" office:value="0.00846253633499146" calcext:value-type="float">
            <text:p>0.00846253633499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796651840209961" calcext:value-type="float">
            <text:p>0.0079665184021</text:p>
          </table:table-cell>
          <table:table-cell office:value-type="float" office:value="0.0113546848297119" calcext:value-type="float">
            <text:p>0.011354684829712</text:p>
          </table:table-cell>
          <table:table-cell office:value-type="float" office:value="0.00858398675918579" calcext:value-type="float">
            <text:p>0.00858398675918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784921646118164" calcext:value-type="float">
            <text:p>0.007849216461182</text:p>
          </table:table-cell>
          <table:table-cell office:value-type="float" office:value="0.0155022144317627" calcext:value-type="float">
            <text:p>0.015502214431763</text:p>
          </table:table-cell>
          <table:table-cell office:value-type="float" office:value="0.00892813205718994" calcext:value-type="float">
            <text:p>0.008928132057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733089447021484" calcext:value-type="float">
            <text:p>0.007330894470215</text:p>
          </table:table-cell>
          <table:table-cell office:value-type="float" office:value="0.0113518238067627" calcext:value-type="float">
            <text:p>0.011351823806763</text:p>
          </table:table-cell>
          <table:table-cell office:value-type="float" office:value="0.00824762582778931" calcext:value-type="float">
            <text:p>0.00824762582778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74915885925293" calcext:value-type="float">
            <text:p>0.007491588592529</text:p>
          </table:table-cell>
          <table:table-cell office:value-type="float" office:value="0.0105981826782227" calcext:value-type="float">
            <text:p>0.010598182678223</text:p>
          </table:table-cell>
          <table:table-cell office:value-type="float" office:value="0.00817058086395264" calcext:value-type="float">
            <text:p>0.00817058086395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773429870605469" calcext:value-type="float">
            <text:p>0.007734298706055</text:p>
          </table:table-cell>
          <table:table-cell office:value-type="float" office:value="0.0105414390563965" calcext:value-type="float">
            <text:p>0.010541439056397</text:p>
          </table:table-cell>
          <table:table-cell office:value-type="float" office:value="0.00825134515762329" calcext:value-type="float">
            <text:p>0.00825134515762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769352912902832" calcext:value-type="float">
            <text:p>0.007693529129028</text:p>
          </table:table-cell>
          <table:table-cell office:value-type="float" office:value="0.0105888843536377" calcext:value-type="float">
            <text:p>0.010588884353638</text:p>
          </table:table-cell>
          <table:table-cell office:value-type="float" office:value="0.0082405686378479" calcext:value-type="float">
            <text:p>0.0082405686378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739502906799317" calcext:value-type="float">
            <text:p>0.007395029067993</text:p>
          </table:table-cell>
          <table:table-cell office:value-type="float" office:value="0.00912785530090332" calcext:value-type="float">
            <text:p>0.009127855300903</text:p>
          </table:table-cell>
          <table:table-cell office:value-type="float" office:value="0.00810182094573975" calcext:value-type="float">
            <text:p>0.008101820945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738000869750977" calcext:value-type="float">
            <text:p>0.00738000869751</text:p>
          </table:table-cell>
          <table:table-cell office:value-type="float" office:value="0.00949645042419434" calcext:value-type="float">
            <text:p>0.009496450424194</text:p>
          </table:table-cell>
          <table:table-cell office:value-type="float" office:value="0.00790567398071289" calcext:value-type="float">
            <text:p>0.0079056739807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749707221984863" calcext:value-type="float">
            <text:p>0.007497072219849</text:p>
          </table:table-cell>
          <table:table-cell office:value-type="float" office:value="0.00939130783081055" calcext:value-type="float">
            <text:p>0.009391307830811</text:p>
          </table:table-cell>
          <table:table-cell office:value-type="float" office:value="0.00825176239013672" calcext:value-type="float">
            <text:p>0.00825176239013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788950920104981" calcext:value-type="float">
            <text:p>0.00788950920105</text:p>
          </table:table-cell>
          <table:table-cell office:value-type="float" office:value="0.013247013092041" calcext:value-type="float">
            <text:p>0.013247013092041</text:p>
          </table:table-cell>
          <table:table-cell office:value-type="float" office:value="0.0086489200592041" calcext:value-type="float">
            <text:p>0.00864892005920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756239891052246" calcext:value-type="float">
            <text:p>0.007562398910522</text:p>
          </table:table-cell>
          <table:table-cell office:value-type="float" office:value="0.00952434539794922" calcext:value-type="float">
            <text:p>0.009524345397949</text:p>
          </table:table-cell>
          <table:table-cell office:value-type="float" office:value="0.00826174020767212" calcext:value-type="float">
            <text:p>0.00826174020767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739264488220215" calcext:value-type="float">
            <text:p>0.007392644882202</text:p>
          </table:table-cell>
          <table:table-cell office:value-type="float" office:value="0.00923395156860352" calcext:value-type="float">
            <text:p>0.009233951568604</text:p>
          </table:table-cell>
          <table:table-cell office:value-type="float" office:value="0.0083224892616272" calcext:value-type="float">
            <text:p>0.0083224892616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793528556823731" calcext:value-type="float">
            <text:p>0.007935285568237</text:p>
          </table:table-cell>
          <table:table-cell office:value-type="float" office:value="0.00961446762084961" calcext:value-type="float">
            <text:p>0.00961446762085</text:p>
          </table:table-cell>
          <table:table-cell office:value-type="float" office:value="0.00841299295425415" calcext:value-type="float">
            <text:p>0.0084129929542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7781982421875" calcext:value-type="float">
            <text:p>0.007781982421875</text:p>
          </table:table-cell>
          <table:table-cell office:value-type="float" office:value="0.00980401039123535" calcext:value-type="float">
            <text:p>0.009804010391235</text:p>
          </table:table-cell>
          <table:table-cell office:value-type="float" office:value="0.00848065614700317" calcext:value-type="float">
            <text:p>0.0084806561470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755381584167481" calcext:value-type="float">
            <text:p>0.007553815841675</text:p>
          </table:table-cell>
          <table:table-cell office:value-type="float" office:value="0.00985860824584961" calcext:value-type="float">
            <text:p>0.00985860824585</text:p>
          </table:table-cell>
          <table:table-cell office:value-type="float" office:value="0.00811917781829834" calcext:value-type="float">
            <text:p>0.00811917781829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762724876403809" calcext:value-type="float">
            <text:p>0.007627248764038</text:p>
          </table:table-cell>
          <table:table-cell office:value-type="float" office:value="0.00942420959472656" calcext:value-type="float">
            <text:p>0.009424209594727</text:p>
          </table:table-cell>
          <table:table-cell office:value-type="float" office:value="0.00834518671035767" calcext:value-type="float">
            <text:p>0.00834518671035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760698318481445" calcext:value-type="float">
            <text:p>0.007606983184814</text:p>
          </table:table-cell>
          <table:table-cell office:value-type="float" office:value="0.00960445404052735" calcext:value-type="float">
            <text:p>0.009604454040527</text:p>
          </table:table-cell>
          <table:table-cell office:value-type="float" office:value="0.00827929973602295" calcext:value-type="float">
            <text:p>0.00827929973602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746059417724609" calcext:value-type="float">
            <text:p>0.007460594177246</text:p>
          </table:table-cell>
          <table:table-cell office:value-type="float" office:value="0.00960040092468262" calcext:value-type="float">
            <text:p>0.009600400924683</text:p>
          </table:table-cell>
          <table:table-cell office:value-type="float" office:value="0.00811762809753418" calcext:value-type="float">
            <text:p>0.00811762809753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748658180236817" calcext:value-type="float">
            <text:p>0.007486581802368</text:p>
          </table:table-cell>
          <table:table-cell office:value-type="float" office:value="0.0109810829162598" calcext:value-type="float">
            <text:p>0.01098108291626</text:p>
          </table:table-cell>
          <table:table-cell office:value-type="float" office:value="0.00855424404144287" calcext:value-type="float">
            <text:p>0.0085542440414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794148445129395" calcext:value-type="float">
            <text:p>0.007941484451294</text:p>
          </table:table-cell>
          <table:table-cell office:value-type="float" office:value="0.0155329704284668" calcext:value-type="float">
            <text:p>0.015532970428467</text:p>
          </table:table-cell>
          <table:table-cell office:value-type="float" office:value="0.00880005359649658" calcext:value-type="float">
            <text:p>0.0088000535964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811123847961426" calcext:value-type="float">
            <text:p>0.008111238479614</text:p>
          </table:table-cell>
          <table:table-cell office:value-type="float" office:value="0.00958943367004395" calcext:value-type="float">
            <text:p>0.009589433670044</text:p>
          </table:table-cell>
          <table:table-cell office:value-type="float" office:value="0.00845390558242798" calcext:value-type="float">
            <text:p>0.00845390558242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746917724609375" calcext:value-type="float">
            <text:p>0.007469177246094</text:p>
          </table:table-cell>
          <table:table-cell office:value-type="float" office:value="0.0095062255859375" calcext:value-type="float">
            <text:p>0.009506225585938</text:p>
          </table:table-cell>
          <table:table-cell office:value-type="float" office:value="0.00801270008087158" calcext:value-type="float">
            <text:p>0.0080127000808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779199600219727" calcext:value-type="float">
            <text:p>0.007791996002197</text:p>
          </table:table-cell>
          <table:table-cell office:value-type="float" office:value="0.00925564765930176" calcext:value-type="float">
            <text:p>0.009255647659302</text:p>
          </table:table-cell>
          <table:table-cell office:value-type="float" office:value="0.00813789367675781" calcext:value-type="float">
            <text:p>0.00813789367675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743269920349121" calcext:value-type="float">
            <text:p>0.007432699203491</text:p>
          </table:table-cell>
          <table:table-cell office:value-type="float" office:value="0.00956392288208008" calcext:value-type="float">
            <text:p>0.00956392288208</text:p>
          </table:table-cell>
          <table:table-cell office:value-type="float" office:value="0.00820226669311523" calcext:value-type="float">
            <text:p>0.0082022666931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752043724060059" calcext:value-type="float">
            <text:p>0.007520437240601</text:p>
          </table:table-cell>
          <table:table-cell office:value-type="float" office:value="0.00954890251159668" calcext:value-type="float">
            <text:p>0.009548902511597</text:p>
          </table:table-cell>
          <table:table-cell office:value-type="float" office:value="0.00811069011688232" calcext:value-type="float">
            <text:p>0.00811069011688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749468803405762" calcext:value-type="float">
            <text:p>0.007494688034058</text:p>
          </table:table-cell>
          <table:table-cell office:value-type="float" office:value="0.00938105583190918" calcext:value-type="float">
            <text:p>0.009381055831909</text:p>
          </table:table-cell>
          <table:table-cell office:value-type="float" office:value="0.00802021026611328" calcext:value-type="float">
            <text:p>0.0080202102661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760698318481445" calcext:value-type="float">
            <text:p>0.007606983184814</text:p>
          </table:table-cell>
          <table:table-cell office:value-type="float" office:value="0.0098879337310791" calcext:value-type="float">
            <text:p>0.009887933731079</text:p>
          </table:table-cell>
          <table:table-cell office:value-type="float" office:value="0.00815732479095459" calcext:value-type="float">
            <text:p>0.00815732479095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759339332580567" calcext:value-type="float">
            <text:p>0.007593393325806</text:p>
          </table:table-cell>
          <table:table-cell office:value-type="float" office:value="0.00922894477844238" calcext:value-type="float">
            <text:p>0.009228944778442</text:p>
          </table:table-cell>
          <table:table-cell office:value-type="float" office:value="0.00831104516983032" calcext:value-type="float">
            <text:p>0.0083110451698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789475440979004" calcext:value-type="float">
            <text:p>0.00789475440979</text:p>
          </table:table-cell>
          <table:table-cell office:value-type="float" office:value="0.0122418403625488" calcext:value-type="float">
            <text:p>0.012241840362549</text:p>
          </table:table-cell>
          <table:table-cell office:value-type="float" office:value="0.00898643732070923" calcext:value-type="float">
            <text:p>0.0089864373207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778889656066895" calcext:value-type="float">
            <text:p>0.007788896560669</text:p>
          </table:table-cell>
          <table:table-cell office:value-type="float" office:value="0.00967550277709961" calcext:value-type="float">
            <text:p>0.0096755027771</text:p>
          </table:table-cell>
          <table:table-cell office:value-type="float" office:value="0.00826601982116699" calcext:value-type="float">
            <text:p>0.00826601982116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785183906555176" calcext:value-type="float">
            <text:p>0.007851839065552</text:p>
          </table:table-cell>
          <table:table-cell office:value-type="float" office:value="0.00915193557739258" calcext:value-type="float">
            <text:p>0.009151935577393</text:p>
          </table:table-cell>
          <table:table-cell office:value-type="float" office:value="0.00828090906143189" calcext:value-type="float">
            <text:p>0.00828090906143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756478309631348" calcext:value-type="float">
            <text:p>0.007564783096313</text:p>
          </table:table-cell>
          <table:table-cell office:value-type="float" office:value="0.00960969924926758" calcext:value-type="float">
            <text:p>0.009609699249268</text:p>
          </table:table-cell>
          <table:table-cell office:value-type="float" office:value="0.00822628736495972" calcext:value-type="float">
            <text:p>0.0082262873649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757908821105957" calcext:value-type="float">
            <text:p>0.00757908821106</text:p>
          </table:table-cell>
          <table:table-cell office:value-type="float" office:value="0.0105330944061279" calcext:value-type="float">
            <text:p>0.010533094406128</text:p>
          </table:table-cell>
          <table:table-cell office:value-type="float" office:value="0.00829190015792847" calcext:value-type="float">
            <text:p>0.00829190015792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768542289733887" calcext:value-type="float">
            <text:p>0.007685422897339</text:p>
          </table:table-cell>
          <table:table-cell office:value-type="float" office:value="0.00980567932128906" calcext:value-type="float">
            <text:p>0.009805679321289</text:p>
          </table:table-cell>
          <table:table-cell office:value-type="float" office:value="0.00822134017944336" calcext:value-type="float">
            <text:p>0.00822134017944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805139541625977" calcext:value-type="float">
            <text:p>0.00805139541626</text:p>
          </table:table-cell>
          <table:table-cell office:value-type="float" office:value="0.00946664810180664" calcext:value-type="float">
            <text:p>0.009466648101807</text:p>
          </table:table-cell>
          <table:table-cell office:value-type="float" office:value="0.00840098857879639" calcext:value-type="float">
            <text:p>0.00840098857879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809693336486816" calcext:value-type="float">
            <text:p>0.008096933364868</text:p>
          </table:table-cell>
          <table:table-cell office:value-type="float" office:value="0.0108025074005127" calcext:value-type="float">
            <text:p>0.010802507400513</text:p>
          </table:table-cell>
          <table:table-cell office:value-type="float" office:value="0.00874887704849243" calcext:value-type="float">
            <text:p>0.00874887704849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799798965454102" calcext:value-type="float">
            <text:p>0.007997989654541</text:p>
          </table:table-cell>
          <table:table-cell office:value-type="float" office:value="0.0115993022918701" calcext:value-type="float">
            <text:p>0.01159930229187</text:p>
          </table:table-cell>
          <table:table-cell office:value-type="float" office:value="0.0084830641746521" calcext:value-type="float">
            <text:p>0.00848306417465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760388374328613" calcext:value-type="float">
            <text:p>0.007603883743286</text:p>
          </table:table-cell>
          <table:table-cell office:value-type="float" office:value="0.01186203956604" calcext:value-type="float">
            <text:p>0.01186203956604</text:p>
          </table:table-cell>
          <table:table-cell office:value-type="float" office:value="0.00826809406280518" calcext:value-type="float">
            <text:p>0.00826809406280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750732421875" calcext:value-type="float">
            <text:p>0.00750732421875</text:p>
          </table:table-cell>
          <table:table-cell office:value-type="float" office:value="0.0113699436187744" calcext:value-type="float">
            <text:p>0.011369943618775</text:p>
          </table:table-cell>
          <table:table-cell office:value-type="float" office:value="0.00815211534500122" calcext:value-type="float">
            <text:p>0.0081521153450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741815567016602" calcext:value-type="float">
            <text:p>0.007418155670166</text:p>
          </table:table-cell>
          <table:table-cell office:value-type="float" office:value="0.0110535621643066" calcext:value-type="float">
            <text:p>0.011053562164307</text:p>
          </table:table-cell>
          <table:table-cell office:value-type="float" office:value="0.0081092119216919" calcext:value-type="float">
            <text:p>0.00810921192169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764679908752442" calcext:value-type="float">
            <text:p>0.007646799087524</text:p>
          </table:table-cell>
          <table:table-cell office:value-type="float" office:value="0.0156662464141846" calcext:value-type="float">
            <text:p>0.015666246414185</text:p>
          </table:table-cell>
          <table:table-cell office:value-type="float" office:value="0.00880612134933472" calcext:value-type="float">
            <text:p>0.00880612134933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798106193542481" calcext:value-type="float">
            <text:p>0.007981061935425</text:p>
          </table:table-cell>
          <table:table-cell office:value-type="float" office:value="0.00930643081665039" calcext:value-type="float">
            <text:p>0.00930643081665</text:p>
          </table:table-cell>
          <table:table-cell office:value-type="float" office:value="0.00837267637252808" calcext:value-type="float">
            <text:p>0.0083726763725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814723968505859" calcext:value-type="float">
            <text:p>0.008147239685059</text:p>
          </table:table-cell>
          <table:table-cell office:value-type="float" office:value="0.0160362720489502" calcext:value-type="float">
            <text:p>0.01603627204895</text:p>
          </table:table-cell>
          <table:table-cell office:value-type="float" office:value="0.00999821424484253" calcext:value-type="float">
            <text:p>0.0099982142448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803136825561523" calcext:value-type="float">
            <text:p>0.008031368255615</text:p>
          </table:table-cell>
          <table:table-cell office:value-type="float" office:value="0.00955748558044434" calcext:value-type="float">
            <text:p>0.009557485580444</text:p>
          </table:table-cell>
          <table:table-cell office:value-type="float" office:value="0.00853807926177979" calcext:value-type="float">
            <text:p>0.0085380792617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77660083770752" calcext:value-type="float">
            <text:p>0.007766008377075</text:p>
          </table:table-cell>
          <table:table-cell office:value-type="float" office:value="0.00982809066772461" calcext:value-type="float">
            <text:p>0.009828090667725</text:p>
          </table:table-cell>
          <table:table-cell office:value-type="float" office:value="0.00838847160339356" calcext:value-type="float">
            <text:p>0.00838847160339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802803039550781" calcext:value-type="float">
            <text:p>0.008028030395508</text:p>
          </table:table-cell>
          <table:table-cell office:value-type="float" office:value="0.00942778587341309" calcext:value-type="float">
            <text:p>0.009427785873413</text:p>
          </table:table-cell>
          <table:table-cell office:value-type="float" office:value="0.00843944549560547" calcext:value-type="float">
            <text:p>0.00843944549560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762367248535156" calcext:value-type="float">
            <text:p>0.007623672485352</text:p>
          </table:table-cell>
          <table:table-cell office:value-type="float" office:value="0.0156295299530029" calcext:value-type="float">
            <text:p>0.015629529953003</text:p>
          </table:table-cell>
          <table:table-cell office:value-type="float" office:value="0.00880932807922363" calcext:value-type="float">
            <text:p>0.0088093280792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772953033447266" calcext:value-type="float">
            <text:p>0.007729530334473</text:p>
          </table:table-cell>
          <table:table-cell office:value-type="float" office:value="0.00958943367004395" calcext:value-type="float">
            <text:p>0.009589433670044</text:p>
          </table:table-cell>
          <table:table-cell office:value-type="float" office:value="0.00814707279205322" calcext:value-type="float">
            <text:p>0.00814707279205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793242454528809" calcext:value-type="float">
            <text:p>0.007932424545288</text:p>
          </table:table-cell>
          <table:table-cell office:value-type="float" office:value="0.00960230827331543" calcext:value-type="float">
            <text:p>0.009602308273315</text:p>
          </table:table-cell>
          <table:table-cell office:value-type="float" office:value="0.0083767294883728" calcext:value-type="float">
            <text:p>0.00837672948837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82554817199707" calcext:value-type="float">
            <text:p>0.008255481719971</text:p>
          </table:table-cell>
          <table:table-cell office:value-type="float" office:value="0.00966811180114746" calcext:value-type="float">
            <text:p>0.009668111801147</text:p>
          </table:table-cell>
          <table:table-cell office:value-type="float" office:value="0.00861860513687134" calcext:value-type="float">
            <text:p>0.0086186051368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783348083496094" calcext:value-type="float">
            <text:p>0.007833480834961</text:p>
          </table:table-cell>
          <table:table-cell office:value-type="float" office:value="0.00928831100463867" calcext:value-type="float">
            <text:p>0.009288311004639</text:p>
          </table:table-cell>
          <table:table-cell office:value-type="float" office:value="0.00848939418792725" calcext:value-type="float">
            <text:p>0.00848939418792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748872756958008" calcext:value-type="float">
            <text:p>0.00748872756958</text:p>
          </table:table-cell>
          <table:table-cell office:value-type="float" office:value="0.0098721981048584" calcext:value-type="float">
            <text:p>0.009872198104858</text:p>
          </table:table-cell>
          <table:table-cell office:value-type="float" office:value="0.00854548215866089" calcext:value-type="float">
            <text:p>0.00854548215866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774192810058594" calcext:value-type="float">
            <text:p>0.007741928100586</text:p>
          </table:table-cell>
          <table:table-cell office:value-type="float" office:value="0.00972890853881836" calcext:value-type="float">
            <text:p>0.009728908538818</text:p>
          </table:table-cell>
          <table:table-cell office:value-type="float" office:value="0.00811419486999512" calcext:value-type="float">
            <text:p>0.00811419486999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751829147338867" calcext:value-type="float">
            <text:p>0.007518291473389</text:p>
          </table:table-cell>
          <table:table-cell office:value-type="float" office:value="0.00960540771484375" calcext:value-type="float">
            <text:p>0.009605407714844</text:p>
          </table:table-cell>
          <table:table-cell office:value-type="float" office:value="0.00828726291656494" calcext:value-type="float">
            <text:p>0.0082872629165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755691528320313" calcext:value-type="float">
            <text:p>0.007556915283203</text:p>
          </table:table-cell>
          <table:table-cell office:value-type="float" office:value="0.00981974601745606" calcext:value-type="float">
            <text:p>0.009819746017456</text:p>
          </table:table-cell>
          <table:table-cell office:value-type="float" office:value="0.00819845199584961" calcext:value-type="float">
            <text:p>0.0081984519958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814223289489746" calcext:value-type="float">
            <text:p>0.008142232894897</text:p>
          </table:table-cell>
          <table:table-cell office:value-type="float" office:value="0.00947260856628418" calcext:value-type="float">
            <text:p>0.009472608566284</text:p>
          </table:table-cell>
          <table:table-cell office:value-type="float" office:value="0.00858783721923828" calcext:value-type="float">
            <text:p>0.00858783721923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825977325439453" calcext:value-type="float">
            <text:p>0.008259773254395</text:p>
          </table:table-cell>
          <table:table-cell office:value-type="float" office:value="0.00984716415405273" calcext:value-type="float">
            <text:p>0.009847164154053</text:p>
          </table:table-cell>
          <table:table-cell office:value-type="float" office:value="0.00865821838378906" calcext:value-type="float">
            <text:p>0.00865821838378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79345703125" calcext:value-type="float">
            <text:p>0.0079345703125</text:p>
          </table:table-cell>
          <table:table-cell office:value-type="float" office:value="0.00977325439453125" calcext:value-type="float">
            <text:p>0.009773254394531</text:p>
          </table:table-cell>
          <table:table-cell office:value-type="float" office:value="0.00860192775726318" calcext:value-type="float">
            <text:p>0.0086019277572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773382186889648" calcext:value-type="float">
            <text:p>0.007733821868896</text:p>
          </table:table-cell>
          <table:table-cell office:value-type="float" office:value="0.00969266891479492" calcext:value-type="float">
            <text:p>0.009692668914795</text:p>
          </table:table-cell>
          <table:table-cell office:value-type="float" office:value="0.00844452381134033" calcext:value-type="float">
            <text:p>0.0084445238113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740933418273926" calcext:value-type="float">
            <text:p>0.007409334182739</text:p>
          </table:table-cell>
          <table:table-cell office:value-type="float" office:value="0.00953340530395508" calcext:value-type="float">
            <text:p>0.009533405303955</text:p>
          </table:table-cell>
          <table:table-cell office:value-type="float" office:value="0.00821129083633423" calcext:value-type="float">
            <text:p>0.00821129083633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824832916259766" calcext:value-type="float">
            <text:p>0.008248329162598</text:p>
          </table:table-cell>
          <table:table-cell office:value-type="float" office:value="0.00985860824584961" calcext:value-type="float">
            <text:p>0.00985860824585</text:p>
          </table:table-cell>
          <table:table-cell office:value-type="float" office:value="0.00871906280517578" calcext:value-type="float">
            <text:p>0.00871906280517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772571563720703" calcext:value-type="float">
            <text:p>0.007725715637207</text:p>
          </table:table-cell>
          <table:table-cell office:value-type="float" office:value="0.00972318649291992" calcext:value-type="float">
            <text:p>0.00972318649292</text:p>
          </table:table-cell>
          <table:table-cell office:value-type="float" office:value="0.00841372013092041" calcext:value-type="float">
            <text:p>0.0084137201309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786709785461426" calcext:value-type="float">
            <text:p>0.007867097854614</text:p>
          </table:table-cell>
          <table:table-cell office:value-type="float" office:value="0.00962448120117188" calcext:value-type="float">
            <text:p>0.009624481201172</text:p>
          </table:table-cell>
          <table:table-cell office:value-type="float" office:value="0.00840845108032227" calcext:value-type="float">
            <text:p>0.00840845108032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828027725219727" calcext:value-type="float">
            <text:p>0.008280277252197</text:p>
          </table:table-cell>
          <table:table-cell office:value-type="float" office:value="0.00942111015319824" calcext:value-type="float">
            <text:p>0.009421110153198</text:p>
          </table:table-cell>
          <table:table-cell office:value-type="float" office:value="0.00863257646560669" calcext:value-type="float">
            <text:p>0.00863257646560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794196128845215" calcext:value-type="float">
            <text:p>0.007941961288452</text:p>
          </table:table-cell>
          <table:table-cell office:value-type="float" office:value="0.00938200950622559" calcext:value-type="float">
            <text:p>0.009382009506226</text:p>
          </table:table-cell>
          <table:table-cell office:value-type="float" office:value="0.008551025390625" calcext:value-type="float">
            <text:p>0.0085510253906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765490531921387" calcext:value-type="float">
            <text:p>0.007654905319214</text:p>
          </table:table-cell>
          <table:table-cell office:value-type="float" office:value="0.00936412811279297" calcext:value-type="float">
            <text:p>0.009364128112793</text:p>
          </table:table-cell>
          <table:table-cell office:value-type="float" office:value="0.00854355096817017" calcext:value-type="float">
            <text:p>0.008543550968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747799873352051" calcext:value-type="float">
            <text:p>0.007477998733521</text:p>
          </table:table-cell>
          <table:table-cell office:value-type="float" office:value="0.00975370407104492" calcext:value-type="float">
            <text:p>0.009753704071045</text:p>
          </table:table-cell>
          <table:table-cell office:value-type="float" office:value="0.00821820497512817" calcext:value-type="float">
            <text:p>0.0082182049751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792574882507324" calcext:value-type="float">
            <text:p>0.007925748825073</text:p>
          </table:table-cell>
          <table:table-cell office:value-type="float" office:value="0.00958037376403809" calcext:value-type="float">
            <text:p>0.009580373764038</text:p>
          </table:table-cell>
          <table:table-cell office:value-type="float" office:value="0.0084652304649353" calcext:value-type="float">
            <text:p>0.00846523046493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748181343078613" calcext:value-type="float">
            <text:p>0.007481813430786</text:p>
          </table:table-cell>
          <table:table-cell office:value-type="float" office:value="0.0147073268890381" calcext:value-type="float">
            <text:p>0.014707326889038</text:p>
          </table:table-cell>
          <table:table-cell office:value-type="float" office:value="0.00921366214752197" calcext:value-type="float">
            <text:p>0.00921366214752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745630264282227" calcext:value-type="float">
            <text:p>0.007456302642822</text:p>
          </table:table-cell>
          <table:table-cell office:value-type="float" office:value="0.015826940536499" calcext:value-type="float">
            <text:p>0.015826940536499</text:p>
          </table:table-cell>
          <table:table-cell office:value-type="float" office:value="0.00908348560333252" calcext:value-type="float">
            <text:p>0.00908348560333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795578956604004" calcext:value-type="float">
            <text:p>0.00795578956604</text:p>
          </table:table-cell>
          <table:table-cell office:value-type="float" office:value="0.00952196121215821" calcext:value-type="float">
            <text:p>0.009521961212158</text:p>
          </table:table-cell>
          <table:table-cell office:value-type="float" office:value="0.00849237442016602" calcext:value-type="float">
            <text:p>0.00849237442016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744771957397461" calcext:value-type="float">
            <text:p>0.007447719573975</text:p>
          </table:table-cell>
          <table:table-cell office:value-type="float" office:value="0.0109157562255859" calcext:value-type="float">
            <text:p>0.010915756225586</text:p>
          </table:table-cell>
          <table:table-cell office:value-type="float" office:value="0.00815198421478272" calcext:value-type="float">
            <text:p>0.0081519842147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79958438873291" calcext:value-type="float">
            <text:p>0.007995843887329</text:p>
          </table:table-cell>
          <table:table-cell office:value-type="float" office:value="0.010685920715332" calcext:value-type="float">
            <text:p>0.010685920715332</text:p>
          </table:table-cell>
          <table:table-cell office:value-type="float" office:value="0.0084516167640686" calcext:value-type="float">
            <text:p>0.00845161676406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744724273681641" calcext:value-type="float">
            <text:p>0.007447242736816</text:p>
          </table:table-cell>
          <table:table-cell office:value-type="float" office:value="0.0160961151123047" calcext:value-type="float">
            <text:p>0.016096115112305</text:p>
          </table:table-cell>
          <table:table-cell office:value-type="float" office:value="0.0102769374847412" calcext:value-type="float">
            <text:p>0.01027693748474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769758224487305" calcext:value-type="float">
            <text:p>0.007697582244873</text:p>
          </table:table-cell>
          <table:table-cell office:value-type="float" office:value="0.0131871700286865" calcext:value-type="float">
            <text:p>0.013187170028687</text:p>
          </table:table-cell>
          <table:table-cell office:value-type="float" office:value="0.00833210945129395" calcext:value-type="float">
            <text:p>0.00833210945129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796675682067871" calcext:value-type="float">
            <text:p>0.007966756820679</text:p>
          </table:table-cell>
          <table:table-cell office:value-type="float" office:value="0.00950336456298828" calcext:value-type="float">
            <text:p>0.009503364562988</text:p>
          </table:table-cell>
          <table:table-cell office:value-type="float" office:value="0.00846793651580811" calcext:value-type="float">
            <text:p>0.00846793651580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770306587219238" calcext:value-type="float">
            <text:p>0.007703065872192</text:p>
          </table:table-cell>
          <table:table-cell office:value-type="float" office:value="0.00958061218261719" calcext:value-type="float">
            <text:p>0.009580612182617</text:p>
          </table:table-cell>
          <table:table-cell office:value-type="float" office:value="0.00827063322067261" calcext:value-type="float">
            <text:p>0.00827063322067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773048400878906" calcext:value-type="float">
            <text:p>0.007730484008789</text:p>
          </table:table-cell>
          <table:table-cell office:value-type="float" office:value="0.00981879234313965" calcext:value-type="float">
            <text:p>0.00981879234314</text:p>
          </table:table-cell>
          <table:table-cell office:value-type="float" office:value="0.00816082954406738" calcext:value-type="float">
            <text:p>0.00816082954406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747346878051758" calcext:value-type="float">
            <text:p>0.007473468780518</text:p>
          </table:table-cell>
          <table:table-cell office:value-type="float" office:value="0.0096285343170166" calcext:value-type="float">
            <text:p>0.009628534317017</text:p>
          </table:table-cell>
          <table:table-cell office:value-type="float" office:value="0.00804629325866699" calcext:value-type="float">
            <text:p>0.00804629325866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768804550170898" calcext:value-type="float">
            <text:p>0.007688045501709</text:p>
          </table:table-cell>
          <table:table-cell office:value-type="float" office:value="0.00930619239807129" calcext:value-type="float">
            <text:p>0.009306192398071</text:p>
          </table:table-cell>
          <table:table-cell office:value-type="float" office:value="0.00815634727478027" calcext:value-type="float">
            <text:p>0.0081563472747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760984420776367" calcext:value-type="float">
            <text:p>0.007609844207764</text:p>
          </table:table-cell>
          <table:table-cell office:value-type="float" office:value="0.0115110874176025" calcext:value-type="float">
            <text:p>0.011511087417603</text:p>
          </table:table-cell>
          <table:table-cell office:value-type="float" office:value="0.0083892822265625" calcext:value-type="float">
            <text:p>0.00838928222656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757503509521484" calcext:value-type="float">
            <text:p>0.007575035095215</text:p>
          </table:table-cell>
          <table:table-cell office:value-type="float" office:value="0.00976443290710449" calcext:value-type="float">
            <text:p>0.009764432907105</text:p>
          </table:table-cell>
          <table:table-cell office:value-type="float" office:value="0.00814015865325928" calcext:value-type="float">
            <text:p>0.0081401586532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740575790405273" calcext:value-type="float">
            <text:p>0.007405757904053</text:p>
          </table:table-cell>
          <table:table-cell office:value-type="float" office:value="0.00958442687988281" calcext:value-type="float">
            <text:p>0.009584426879883</text:p>
          </table:table-cell>
          <table:table-cell office:value-type="float" office:value="0.00797349214553833" calcext:value-type="float">
            <text:p>0.00797349214553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789594650268555" calcext:value-type="float">
            <text:p>0.007895946502686</text:p>
          </table:table-cell>
          <table:table-cell office:value-type="float" office:value="0.0099020004272461" calcext:value-type="float">
            <text:p>0.009902000427246</text:p>
          </table:table-cell>
          <table:table-cell office:value-type="float" office:value="0.00834935903549194" calcext:value-type="float">
            <text:p>0.00834935903549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763702392578125" calcext:value-type="float">
            <text:p>0.007637023925781</text:p>
          </table:table-cell>
          <table:table-cell office:value-type="float" office:value="0.00981354713439941" calcext:value-type="float">
            <text:p>0.009813547134399</text:p>
          </table:table-cell>
          <table:table-cell office:value-type="float" office:value="0.00817289352416992" calcext:value-type="float">
            <text:p>0.008172893524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761938095092773" calcext:value-type="float">
            <text:p>0.007619380950928</text:p>
          </table:table-cell>
          <table:table-cell office:value-type="float" office:value="0.00973272323608398" calcext:value-type="float">
            <text:p>0.009732723236084</text:p>
          </table:table-cell>
          <table:table-cell office:value-type="float" office:value="0.00816231966018677" calcext:value-type="float">
            <text:p>0.00816231966018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757598876953125" calcext:value-type="float">
            <text:p>0.007575988769531</text:p>
          </table:table-cell>
          <table:table-cell office:value-type="float" office:value="0.0100042819976807" calcext:value-type="float">
            <text:p>0.010004281997681</text:p>
          </table:table-cell>
          <table:table-cell office:value-type="float" office:value="0.00824054479598999" calcext:value-type="float">
            <text:p>0.0082405447959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788092613220215" calcext:value-type="float">
            <text:p>0.007880926132202</text:p>
          </table:table-cell>
          <table:table-cell office:value-type="float" office:value="0.010256290435791" calcext:value-type="float">
            <text:p>0.010256290435791</text:p>
          </table:table-cell>
          <table:table-cell office:value-type="float" office:value="0.00838204622268677" calcext:value-type="float">
            <text:p>0.00838204622268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743341445922852" calcext:value-type="float">
            <text:p>0.007433414459229</text:p>
          </table:table-cell>
          <table:table-cell office:value-type="float" office:value="0.00924158096313477" calcext:value-type="float">
            <text:p>0.009241580963135</text:p>
          </table:table-cell>
          <table:table-cell office:value-type="float" office:value="0.00826798677444458" calcext:value-type="float">
            <text:p>0.0082679867744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768423080444336" calcext:value-type="float">
            <text:p>0.007684230804443</text:p>
          </table:table-cell>
          <table:table-cell office:value-type="float" office:value="0.0097043514251709" calcext:value-type="float">
            <text:p>0.009704351425171</text:p>
          </table:table-cell>
          <table:table-cell office:value-type="float" office:value="0.00842183828353882" calcext:value-type="float">
            <text:p>0.00842183828353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750923156738281" calcext:value-type="float">
            <text:p>0.007509231567383</text:p>
          </table:table-cell>
          <table:table-cell office:value-type="float" office:value="0.00932145118713379" calcext:value-type="float">
            <text:p>0.009321451187134</text:p>
          </table:table-cell>
          <table:table-cell office:value-type="float" office:value="0.00818965435028076" calcext:value-type="float">
            <text:p>0.00818965435028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777196884155273" calcext:value-type="float">
            <text:p>0.007771968841553</text:p>
          </table:table-cell>
          <table:table-cell office:value-type="float" office:value="0.00957107543945313" calcext:value-type="float">
            <text:p>0.009571075439453</text:p>
          </table:table-cell>
          <table:table-cell office:value-type="float" office:value="0.00834753513336182" calcext:value-type="float">
            <text:p>0.0083475351333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753974914550781" calcext:value-type="float">
            <text:p>0.007539749145508</text:p>
          </table:table-cell>
          <table:table-cell office:value-type="float" office:value="0.00962352752685547" calcext:value-type="float">
            <text:p>0.009623527526855</text:p>
          </table:table-cell>
          <table:table-cell office:value-type="float" office:value="0.00814896821975708" calcext:value-type="float">
            <text:p>0.00814896821975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746345520019531" calcext:value-type="float">
            <text:p>0.007463455200195</text:p>
          </table:table-cell>
          <table:table-cell office:value-type="float" office:value="0.0095968246459961" calcext:value-type="float">
            <text:p>0.009596824645996</text:p>
          </table:table-cell>
          <table:table-cell office:value-type="float" office:value="0.00815472602844238" calcext:value-type="float">
            <text:p>0.0081547260284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772261619567871" calcext:value-type="float">
            <text:p>0.007722616195679</text:p>
          </table:table-cell>
          <table:table-cell office:value-type="float" office:value="0.00942039489746094" calcext:value-type="float">
            <text:p>0.009420394897461</text:p>
          </table:table-cell>
          <table:table-cell office:value-type="float" office:value="0.00834580659866333" calcext:value-type="float">
            <text:p>0.00834580659866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768399238586426" calcext:value-type="float">
            <text:p>0.007683992385864</text:p>
          </table:table-cell>
          <table:table-cell office:value-type="float" office:value="0.010155200958252" calcext:value-type="float">
            <text:p>0.010155200958252</text:p>
          </table:table-cell>
          <table:table-cell office:value-type="float" office:value="0.00812662839889526" calcext:value-type="float">
            <text:p>0.00812662839889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741648674011231" calcext:value-type="float">
            <text:p>0.007416486740112</text:p>
          </table:table-cell>
          <table:table-cell office:value-type="float" office:value="0.00974583625793457" calcext:value-type="float">
            <text:p>0.009745836257935</text:p>
          </table:table-cell>
          <table:table-cell office:value-type="float" office:value="0.00799760818481445" calcext:value-type="float">
            <text:p>0.0079976081848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756525993347168" calcext:value-type="float">
            <text:p>0.007565259933472</text:p>
          </table:table-cell>
          <table:table-cell office:value-type="float" office:value="0.00988912582397461" calcext:value-type="float">
            <text:p>0.009889125823975</text:p>
          </table:table-cell>
          <table:table-cell office:value-type="float" office:value="0.00795433521270752" calcext:value-type="float">
            <text:p>0.00795433521270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749039649963379" calcext:value-type="float">
            <text:p>0.007490396499634</text:p>
          </table:table-cell>
          <table:table-cell office:value-type="float" office:value="0.00977706909179688" calcext:value-type="float">
            <text:p>0.009777069091797</text:p>
          </table:table-cell>
          <table:table-cell office:value-type="float" office:value="0.00828267335891724" calcext:value-type="float">
            <text:p>0.0082826733589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753521919250488" calcext:value-type="float">
            <text:p>0.007535219192505</text:p>
          </table:table-cell>
          <table:table-cell office:value-type="float" office:value="0.0102090835571289" calcext:value-type="float">
            <text:p>0.010209083557129</text:p>
          </table:table-cell>
          <table:table-cell office:value-type="float" office:value="0.00828638076782227" calcext:value-type="float">
            <text:p>0.00828638076782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826096534729004" calcext:value-type="float">
            <text:p>0.00826096534729</text:p>
          </table:table-cell>
          <table:table-cell office:value-type="float" office:value="0.015669584274292" calcext:value-type="float">
            <text:p>0.015669584274292</text:p>
          </table:table-cell>
          <table:table-cell office:value-type="float" office:value="0.00968064069747925" calcext:value-type="float">
            <text:p>0.00968064069747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74615478515625" calcext:value-type="float">
            <text:p>0.007461547851563</text:p>
          </table:table-cell>
          <table:table-cell office:value-type="float" office:value="0.00985479354858398" calcext:value-type="float">
            <text:p>0.009854793548584</text:p>
          </table:table-cell>
          <table:table-cell office:value-type="float" office:value="0.00820543766021729" calcext:value-type="float">
            <text:p>0.0082054376602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804042816162109" calcext:value-type="float">
            <text:p>0.008040428161621</text:p>
          </table:table-cell>
          <table:table-cell office:value-type="float" office:value="0.00943922996520996" calcext:value-type="float">
            <text:p>0.00943922996521</text:p>
          </table:table-cell>
          <table:table-cell office:value-type="float" office:value="0.00855752229690552" calcext:value-type="float">
            <text:p>0.00855752229690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763463973999023" calcext:value-type="float">
            <text:p>0.00763463973999</text:p>
          </table:table-cell>
          <table:table-cell office:value-type="float" office:value="0.00997352600097656" calcext:value-type="float">
            <text:p>0.009973526000977</text:p>
          </table:table-cell>
          <table:table-cell office:value-type="float" office:value="0.00833497047424316" calcext:value-type="float">
            <text:p>0.0083349704742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76603889465332" calcext:value-type="float">
            <text:p>0.007660388946533</text:p>
          </table:table-cell>
          <table:table-cell office:value-type="float" office:value="0.0156207084655762" calcext:value-type="float">
            <text:p>0.015620708465576</text:p>
          </table:table-cell>
          <table:table-cell office:value-type="float" office:value="0.00907589197158814" calcext:value-type="float">
            <text:p>0.00907589197158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796866416931152" calcext:value-type="float">
            <text:p>0.007968664169312</text:p>
          </table:table-cell>
          <table:table-cell office:value-type="float" office:value="0.0134017467498779" calcext:value-type="float">
            <text:p>0.013401746749878</text:p>
          </table:table-cell>
          <table:table-cell office:value-type="float" office:value="0.00921225547790527" calcext:value-type="float">
            <text:p>0.0092122554779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775885581970215" calcext:value-type="float">
            <text:p>0.007758855819702</text:p>
          </table:table-cell>
          <table:table-cell office:value-type="float" office:value="0.0108966827392578" calcext:value-type="float">
            <text:p>0.010896682739258</text:p>
          </table:table-cell>
          <table:table-cell office:value-type="float" office:value="0.00836316347122192" calcext:value-type="float">
            <text:p>0.00836316347122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765204429626465" calcext:value-type="float">
            <text:p>0.007652044296265</text:p>
          </table:table-cell>
          <table:table-cell office:value-type="float" office:value="0.00966215133666992" calcext:value-type="float">
            <text:p>0.00966215133667</text:p>
          </table:table-cell>
          <table:table-cell office:value-type="float" office:value="0.00829635858535767" calcext:value-type="float">
            <text:p>0.00829635858535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764632225036621" calcext:value-type="float">
            <text:p>0.007646322250366</text:p>
          </table:table-cell>
          <table:table-cell office:value-type="float" office:value="0.00939583778381348" calcext:value-type="float">
            <text:p>0.009395837783813</text:p>
          </table:table-cell>
          <table:table-cell office:value-type="float" office:value="0.00830942392349243" calcext:value-type="float">
            <text:p>0.00830942392349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781583786010742" calcext:value-type="float">
            <text:p>0.007815837860107</text:p>
          </table:table-cell>
          <table:table-cell office:value-type="float" office:value="0.00956344604492188" calcext:value-type="float">
            <text:p>0.009563446044922</text:p>
          </table:table-cell>
          <table:table-cell office:value-type="float" office:value="0.00823796987533569" calcext:value-type="float">
            <text:p>0.00823796987533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745177268981934" calcext:value-type="float">
            <text:p>0.007451772689819</text:p>
          </table:table-cell>
          <table:table-cell office:value-type="float" office:value="0.00930118560791016" calcext:value-type="float">
            <text:p>0.00930118560791</text:p>
          </table:table-cell>
          <table:table-cell office:value-type="float" office:value="0.00794976949691773" calcext:value-type="float">
            <text:p>0.0079497694969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78880786895752" calcext:value-type="float">
            <text:p>0.007888078689575</text:p>
          </table:table-cell>
          <table:table-cell office:value-type="float" office:value="0.0105953216552734" calcext:value-type="float">
            <text:p>0.010595321655274</text:p>
          </table:table-cell>
          <table:table-cell office:value-type="float" office:value="0.00854049921035767" calcext:value-type="float">
            <text:p>0.00854049921035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796103477478027" calcext:value-type="float">
            <text:p>0.00796103477478</text:p>
          </table:table-cell>
          <table:table-cell office:value-type="float" office:value="0.00999855995178223" calcext:value-type="float">
            <text:p>0.009998559951782</text:p>
          </table:table-cell>
          <table:table-cell office:value-type="float" office:value="0.00847262144088745" calcext:value-type="float">
            <text:p>0.00847262144088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746369361877442" calcext:value-type="float">
            <text:p>0.007463693618774</text:p>
          </table:table-cell>
          <table:table-cell office:value-type="float" office:value="0.00936722755432129" calcext:value-type="float">
            <text:p>0.009367227554321</text:p>
          </table:table-cell>
          <table:table-cell office:value-type="float" office:value="0.0083755373954773" calcext:value-type="float">
            <text:p>0.00837553739547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752043724060059" calcext:value-type="float">
            <text:p>0.007520437240601</text:p>
          </table:table-cell>
          <table:table-cell office:value-type="float" office:value="0.00976014137268066" calcext:value-type="float">
            <text:p>0.009760141372681</text:p>
          </table:table-cell>
          <table:table-cell office:value-type="float" office:value="0.00817466974258423" calcext:value-type="float">
            <text:p>0.00817466974258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778055191040039" calcext:value-type="float">
            <text:p>0.0077805519104</text:p>
          </table:table-cell>
          <table:table-cell office:value-type="float" office:value="0.00956892967224121" calcext:value-type="float">
            <text:p>0.009568929672241</text:p>
          </table:table-cell>
          <table:table-cell office:value-type="float" office:value="0.00839968919754028" calcext:value-type="float">
            <text:p>0.0083996891975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75533390045166" calcext:value-type="float">
            <text:p>0.007553339004517</text:p>
          </table:table-cell>
          <table:table-cell office:value-type="float" office:value="0.0101504325866699" calcext:value-type="float">
            <text:p>0.01015043258667</text:p>
          </table:table-cell>
          <table:table-cell office:value-type="float" office:value="0.00835311412811279" calcext:value-type="float">
            <text:p>0.00835311412811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794839859008789" calcext:value-type="float">
            <text:p>0.007948398590088</text:p>
          </table:table-cell>
          <table:table-cell office:value-type="float" office:value="0.0124180316925049" calcext:value-type="float">
            <text:p>0.012418031692505</text:p>
          </table:table-cell>
          <table:table-cell office:value-type="float" office:value="0.00889556407928467" calcext:value-type="float">
            <text:p>0.00889556407928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796985626220703" calcext:value-type="float">
            <text:p>0.007969856262207</text:p>
          </table:table-cell>
          <table:table-cell office:value-type="float" office:value="0.00961995124816895" calcext:value-type="float">
            <text:p>0.009619951248169</text:p>
          </table:table-cell>
          <table:table-cell office:value-type="float" office:value="0.00852464437484741" calcext:value-type="float">
            <text:p>0.00852464437484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808024406433106" calcext:value-type="float">
            <text:p>0.008080244064331</text:p>
          </table:table-cell>
          <table:table-cell office:value-type="float" office:value="0.0107054710388184" calcext:value-type="float">
            <text:p>0.010705471038818</text:p>
          </table:table-cell>
          <table:table-cell office:value-type="float" office:value="0.00863622426986694" calcext:value-type="float">
            <text:p>0.00863622426986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753545761108398" calcext:value-type="float">
            <text:p>0.007535457611084</text:p>
          </table:table-cell>
          <table:table-cell office:value-type="float" office:value="0.00932502746582031" calcext:value-type="float">
            <text:p>0.00932502746582</text:p>
          </table:table-cell>
          <table:table-cell office:value-type="float" office:value="0.0082991361618042" calcext:value-type="float">
            <text:p>0.00829913616180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750494003295898" calcext:value-type="float">
            <text:p>0.007504940032959</text:p>
          </table:table-cell>
          <table:table-cell office:value-type="float" office:value="0.0105190277099609" calcext:value-type="float">
            <text:p>0.010519027709961</text:p>
          </table:table-cell>
          <table:table-cell office:value-type="float" office:value="0.00824570655822754" calcext:value-type="float">
            <text:p>0.0082457065582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743007659912109" calcext:value-type="float">
            <text:p>0.007430076599121</text:p>
          </table:table-cell>
          <table:table-cell office:value-type="float" office:value="0.0106747150421143" calcext:value-type="float">
            <text:p>0.010674715042114</text:p>
          </table:table-cell>
          <table:table-cell office:value-type="float" office:value="0.00868074893951416" calcext:value-type="float">
            <text:p>0.00868074893951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794720649719238" calcext:value-type="float">
            <text:p>0.007947206497192</text:p>
          </table:table-cell>
          <table:table-cell office:value-type="float" office:value="0.0100967884063721" calcext:value-type="float">
            <text:p>0.010096788406372</text:p>
          </table:table-cell>
          <table:table-cell office:value-type="float" office:value="0.00861765146255493" calcext:value-type="float">
            <text:p>0.00861765146255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781917572021484" calcext:value-type="float">
            <text:p>0.007819175720215</text:p>
          </table:table-cell>
          <table:table-cell office:value-type="float" office:value="0.0100898742675781" calcext:value-type="float">
            <text:p>0.010089874267578</text:p>
          </table:table-cell>
          <table:table-cell office:value-type="float" office:value="0.00835534334182739" calcext:value-type="float">
            <text:p>0.00835534334182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74467658996582" calcext:value-type="float">
            <text:p>0.007446765899658</text:p>
          </table:table-cell>
          <table:table-cell office:value-type="float" office:value="0.010256290435791" calcext:value-type="float">
            <text:p>0.010256290435791</text:p>
          </table:table-cell>
          <table:table-cell office:value-type="float" office:value="0.00828360319137573" calcext:value-type="float">
            <text:p>0.00828360319137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768947601318359" calcext:value-type="float">
            <text:p>0.007689476013184</text:p>
          </table:table-cell>
          <table:table-cell office:value-type="float" office:value="0.0101161003112793" calcext:value-type="float">
            <text:p>0.010116100311279</text:p>
          </table:table-cell>
          <table:table-cell office:value-type="float" office:value="0.00841274261474609" calcext:value-type="float">
            <text:p>0.00841274261474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753211975097656" calcext:value-type="float">
            <text:p>0.007532119750977</text:p>
          </table:table-cell>
          <table:table-cell office:value-type="float" office:value="0.00978326797485352" calcext:value-type="float">
            <text:p>0.009783267974854</text:p>
          </table:table-cell>
          <table:table-cell office:value-type="float" office:value="0.00806221961975098" calcext:value-type="float">
            <text:p>0.00806221961975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806307792663574" calcext:value-type="float">
            <text:p>0.008063077926636</text:p>
          </table:table-cell>
          <table:table-cell office:value-type="float" office:value="0.00981760025024414" calcext:value-type="float">
            <text:p>0.009817600250244</text:p>
          </table:table-cell>
          <table:table-cell office:value-type="float" office:value="0.00848338603973389" calcext:value-type="float">
            <text:p>0.00848338603973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801968574523926" calcext:value-type="float">
            <text:p>0.008019685745239</text:p>
          </table:table-cell>
          <table:table-cell office:value-type="float" office:value="0.0101852416992188" calcext:value-type="float">
            <text:p>0.010185241699219</text:p>
          </table:table-cell>
          <table:table-cell office:value-type="float" office:value="0.00848979949951172" calcext:value-type="float">
            <text:p>0.00848979949951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770163536071777" calcext:value-type="float">
            <text:p>0.007701635360718</text:p>
          </table:table-cell>
          <table:table-cell office:value-type="float" office:value="0.00998234748840332" calcext:value-type="float">
            <text:p>0.009982347488403</text:p>
          </table:table-cell>
          <table:table-cell office:value-type="float" office:value="0.00822380781173706" calcext:value-type="float">
            <text:p>0.00822380781173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795507431030273" calcext:value-type="float">
            <text:p>0.007955074310303</text:p>
          </table:table-cell>
          <table:table-cell office:value-type="float" office:value="0.0101833343505859" calcext:value-type="float">
            <text:p>0.010183334350586</text:p>
          </table:table-cell>
          <table:table-cell office:value-type="float" office:value="0.00842598676681519" calcext:value-type="float">
            <text:p>0.0084259867668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749540328979492" calcext:value-type="float">
            <text:p>0.007495403289795</text:p>
          </table:table-cell>
          <table:table-cell office:value-type="float" office:value="0.00992131233215332" calcext:value-type="float">
            <text:p>0.009921312332153</text:p>
          </table:table-cell>
          <table:table-cell office:value-type="float" office:value="0.00829821825027466" calcext:value-type="float">
            <text:p>0.00829821825027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749683380126953" calcext:value-type="float">
            <text:p>0.00749683380127</text:p>
          </table:table-cell>
          <table:table-cell office:value-type="float" office:value="0.0100321769714356" calcext:value-type="float">
            <text:p>0.010032176971436</text:p>
          </table:table-cell>
          <table:table-cell office:value-type="float" office:value="0.00826356410980225" calcext:value-type="float">
            <text:p>0.0082635641098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8087158203125" calcext:value-type="float">
            <text:p>0.008087158203125</text:p>
          </table:table-cell>
          <table:table-cell office:value-type="float" office:value="0.0130033493041992" calcext:value-type="float">
            <text:p>0.013003349304199</text:p>
          </table:table-cell>
          <table:table-cell office:value-type="float" office:value="0.00894111394882202" calcext:value-type="float">
            <text:p>0.00894111394882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757122039794922" calcext:value-type="float">
            <text:p>0.007571220397949</text:p>
          </table:table-cell>
          <table:table-cell office:value-type="float" office:value="0.0113153457641602" calcext:value-type="float">
            <text:p>0.01131534576416</text:p>
          </table:table-cell>
          <table:table-cell office:value-type="float" office:value="0.0085473895072937" calcext:value-type="float">
            <text:p>0.00854738950729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774669647216797" calcext:value-type="float">
            <text:p>0.007746696472168</text:p>
          </table:table-cell>
          <table:table-cell office:value-type="float" office:value="0.00952243804931641" calcext:value-type="float">
            <text:p>0.009522438049316</text:p>
          </table:table-cell>
          <table:table-cell office:value-type="float" office:value="0.00832712650299072" calcext:value-type="float">
            <text:p>0.00832712650299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744748115539551" calcext:value-type="float">
            <text:p>0.007447481155396</text:p>
          </table:table-cell>
          <table:table-cell office:value-type="float" office:value="0.00994467735290527" calcext:value-type="float">
            <text:p>0.009944677352905</text:p>
          </table:table-cell>
          <table:table-cell office:value-type="float" office:value="0.00833903551101685" calcext:value-type="float">
            <text:p>0.0083390355110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7598876953125" calcext:value-type="float">
            <text:p>0.007598876953125</text:p>
          </table:table-cell>
          <table:table-cell office:value-type="float" office:value="0.0154972076416016" calcext:value-type="float">
            <text:p>0.015497207641602</text:p>
          </table:table-cell>
          <table:table-cell office:value-type="float" office:value="0.00947719812393189" calcext:value-type="float">
            <text:p>0.00947719812393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799870491027832" calcext:value-type="float">
            <text:p>0.007998704910278</text:p>
          </table:table-cell>
          <table:table-cell office:value-type="float" office:value="0.0106277465820313" calcext:value-type="float">
            <text:p>0.010627746582031</text:p>
          </table:table-cell>
          <table:table-cell office:value-type="float" office:value="0.00887887477874756" calcext:value-type="float">
            <text:p>0.00887887477874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77211856842041" calcext:value-type="float">
            <text:p>0.007721185684204</text:p>
          </table:table-cell>
          <table:table-cell office:value-type="float" office:value="0.00969481468200684" calcext:value-type="float">
            <text:p>0.009694814682007</text:p>
          </table:table-cell>
          <table:table-cell office:value-type="float" office:value="0.00827006101608276" calcext:value-type="float">
            <text:p>0.00827006101608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746321678161621" calcext:value-type="float">
            <text:p>0.007463216781616</text:p>
          </table:table-cell>
          <table:table-cell office:value-type="float" office:value="0.00958943367004395" calcext:value-type="float">
            <text:p>0.009589433670044</text:p>
          </table:table-cell>
          <table:table-cell office:value-type="float" office:value="0.00802997350692749" calcext:value-type="float">
            <text:p>0.0080299735069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741648674011231" calcext:value-type="float">
            <text:p>0.007416486740112</text:p>
          </table:table-cell>
          <table:table-cell office:value-type="float" office:value="0.00998997688293457" calcext:value-type="float">
            <text:p>0.009989976882935</text:p>
          </table:table-cell>
          <table:table-cell office:value-type="float" office:value="0.00817893743515015" calcext:value-type="float">
            <text:p>0.008178937435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801467895507813" calcext:value-type="float">
            <text:p>0.008014678955078</text:p>
          </table:table-cell>
          <table:table-cell office:value-type="float" office:value="0.0107970237731934" calcext:value-type="float">
            <text:p>0.010797023773193</text:p>
          </table:table-cell>
          <table:table-cell office:value-type="float" office:value="0.00865820646286011" calcext:value-type="float">
            <text:p>0.0086582064628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772500038146973" calcext:value-type="float">
            <text:p>0.00772500038147</text:p>
          </table:table-cell>
          <table:table-cell office:value-type="float" office:value="0.00996232032775879" calcext:value-type="float">
            <text:p>0.009962320327759</text:p>
          </table:table-cell>
          <table:table-cell office:value-type="float" office:value="0.00834821462631226" calcext:value-type="float">
            <text:p>0.00834821462631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796151161193848" calcext:value-type="float">
            <text:p>0.007961511611938</text:p>
          </table:table-cell>
          <table:table-cell office:value-type="float" office:value="0.00940823554992676" calcext:value-type="float">
            <text:p>0.009408235549927</text:p>
          </table:table-cell>
          <table:table-cell office:value-type="float" office:value="0.00839041471481323" calcext:value-type="float">
            <text:p>0.00839041471481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803184509277344" calcext:value-type="float">
            <text:p>0.008031845092773</text:p>
          </table:table-cell>
          <table:table-cell office:value-type="float" office:value="0.00913214683532715" calcext:value-type="float">
            <text:p>0.009132146835327</text:p>
          </table:table-cell>
          <table:table-cell office:value-type="float" office:value="0.00844517946243286" calcext:value-type="float">
            <text:p>0.0084451794624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746679306030273" calcext:value-type="float">
            <text:p>0.007466793060303</text:p>
          </table:table-cell>
          <table:table-cell office:value-type="float" office:value="0.0101494789123535" calcext:value-type="float">
            <text:p>0.010149478912354</text:p>
          </table:table-cell>
          <table:table-cell office:value-type="float" office:value="0.00821874141693115" calcext:value-type="float">
            <text:p>0.00821874141693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811076164245606" calcext:value-type="float">
            <text:p>0.008110761642456</text:p>
          </table:table-cell>
          <table:table-cell office:value-type="float" office:value="0.0104215145111084" calcext:value-type="float">
            <text:p>0.010421514511108</text:p>
          </table:table-cell>
          <table:table-cell office:value-type="float" office:value="0.0086117148399353" calcext:value-type="float">
            <text:p>0.00861171483993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791501998901367" calcext:value-type="float">
            <text:p>0.007915019989014</text:p>
          </table:table-cell>
          <table:table-cell office:value-type="float" office:value="0.0101690292358398" calcext:value-type="float">
            <text:p>0.01016902923584</text:p>
          </table:table-cell>
          <table:table-cell office:value-type="float" office:value="0.00846320390701294" calcext:value-type="float">
            <text:p>0.0084632039070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778436660766602" calcext:value-type="float">
            <text:p>0.007784366607666</text:p>
          </table:table-cell>
          <table:table-cell office:value-type="float" office:value="0.00956821441650391" calcext:value-type="float">
            <text:p>0.009568214416504</text:p>
          </table:table-cell>
          <table:table-cell office:value-type="float" office:value="0.00822809934616089" calcext:value-type="float">
            <text:p>0.00822809934616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803160667419434" calcext:value-type="float">
            <text:p>0.008031606674194</text:p>
          </table:table-cell>
          <table:table-cell office:value-type="float" office:value="0.0154545307159424" calcext:value-type="float">
            <text:p>0.015454530715942</text:p>
          </table:table-cell>
          <table:table-cell office:value-type="float" office:value="0.00896941423416138" calcext:value-type="float">
            <text:p>0.00896941423416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74613094329834" calcext:value-type="float">
            <text:p>0.007461309432983</text:p>
          </table:table-cell>
          <table:table-cell office:value-type="float" office:value="0.0156381130218506" calcext:value-type="float">
            <text:p>0.015638113021851</text:p>
          </table:table-cell>
          <table:table-cell office:value-type="float" office:value="0.00863851308822632" calcext:value-type="float">
            <text:p>0.00863851308822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744748115539551" calcext:value-type="float">
            <text:p>0.007447481155396</text:p>
          </table:table-cell>
          <table:table-cell office:value-type="float" office:value="0.00930833816528321" calcext:value-type="float">
            <text:p>0.009308338165283</text:p>
          </table:table-cell>
          <table:table-cell office:value-type="float" office:value="0.00793318748474121" calcext:value-type="float">
            <text:p>0.00793318748474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754189491271973" calcext:value-type="float">
            <text:p>0.00754189491272</text:p>
          </table:table-cell>
          <table:table-cell office:value-type="float" office:value="0.00942134857177735" calcext:value-type="float">
            <text:p>0.009421348571777</text:p>
          </table:table-cell>
          <table:table-cell office:value-type="float" office:value="0.0081189751625061" calcext:value-type="float">
            <text:p>0.00811897516250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749754905700684" calcext:value-type="float">
            <text:p>0.007497549057007</text:p>
          </table:table-cell>
          <table:table-cell office:value-type="float" office:value="0.00936937332153321" calcext:value-type="float">
            <text:p>0.009369373321533</text:p>
          </table:table-cell>
          <table:table-cell office:value-type="float" office:value="0.00790847539901734" calcext:value-type="float">
            <text:p>0.0079084753990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747346878051758" calcext:value-type="float">
            <text:p>0.007473468780518</text:p>
          </table:table-cell>
          <table:table-cell office:value-type="float" office:value="0.0092618465423584" calcext:value-type="float">
            <text:p>0.009261846542358</text:p>
          </table:table-cell>
          <table:table-cell office:value-type="float" office:value="0.0080399751663208" calcext:value-type="float">
            <text:p>0.00803997516632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746297836303711" calcext:value-type="float">
            <text:p>0.007462978363037</text:p>
          </table:table-cell>
          <table:table-cell office:value-type="float" office:value="0.0092916488647461" calcext:value-type="float">
            <text:p>0.009291648864746</text:p>
          </table:table-cell>
          <table:table-cell office:value-type="float" office:value="0.0079067587852478" calcext:value-type="float">
            <text:p>0.0079067587852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743794441223145" calcext:value-type="float">
            <text:p>0.007437944412231</text:p>
          </table:table-cell>
          <table:table-cell office:value-type="float" office:value="0.0091702938079834" calcext:value-type="float">
            <text:p>0.009170293807983</text:p>
          </table:table-cell>
          <table:table-cell office:value-type="float" office:value="0.0079764723777771" calcext:value-type="float">
            <text:p>0.00797647237777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748896598815918" calcext:value-type="float">
            <text:p>0.007488965988159</text:p>
          </table:table-cell>
          <table:table-cell office:value-type="float" office:value="0.00977158546447754" calcext:value-type="float">
            <text:p>0.009771585464478</text:p>
          </table:table-cell>
          <table:table-cell office:value-type="float" office:value="0.00798946619033814" calcext:value-type="float">
            <text:p>0.00798946619033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747060775756836" calcext:value-type="float">
            <text:p>0.007470607757568</text:p>
          </table:table-cell>
          <table:table-cell office:value-type="float" office:value="0.00946569442749023" calcext:value-type="float">
            <text:p>0.00946569442749</text:p>
          </table:table-cell>
          <table:table-cell office:value-type="float" office:value="0.00793660879135132" calcext:value-type="float">
            <text:p>0.00793660879135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734210014343262" calcext:value-type="float">
            <text:p>0.007342100143433</text:p>
          </table:table-cell>
          <table:table-cell office:value-type="float" office:value="0.010033130645752" calcext:value-type="float">
            <text:p>0.010033130645752</text:p>
          </table:table-cell>
          <table:table-cell office:value-type="float" office:value="0.00793797969818115" calcext:value-type="float">
            <text:p>0.00793797969818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743293762207031" calcext:value-type="float">
            <text:p>0.00743293762207</text:p>
          </table:table-cell>
          <table:table-cell office:value-type="float" office:value="0.00902652740478516" calcext:value-type="float">
            <text:p>0.009026527404785</text:p>
          </table:table-cell>
          <table:table-cell office:value-type="float" office:value="0.00802823305130005" calcext:value-type="float">
            <text:p>0.00802823305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791049003601074" calcext:value-type="float">
            <text:p>0.007910490036011</text:p>
          </table:table-cell>
          <table:table-cell office:value-type="float" office:value="0.00939536094665527" calcext:value-type="float">
            <text:p>0.009395360946655</text:p>
          </table:table-cell>
          <table:table-cell office:value-type="float" office:value="0.00834773778915405" calcext:value-type="float">
            <text:p>0.00834773778915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792551040649414" calcext:value-type="float">
            <text:p>0.007925510406494</text:p>
          </table:table-cell>
          <table:table-cell office:value-type="float" office:value="0.0094597339630127" calcext:value-type="float">
            <text:p>0.009459733963013</text:p>
          </table:table-cell>
          <table:table-cell office:value-type="float" office:value="0.00839029550552368" calcext:value-type="float">
            <text:p>0.00839029550552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774574279785156" calcext:value-type="float">
            <text:p>0.007745742797852</text:p>
          </table:table-cell>
          <table:table-cell office:value-type="float" office:value="0.0101644992828369" calcext:value-type="float">
            <text:p>0.010164499282837</text:p>
          </table:table-cell>
          <table:table-cell office:value-type="float" office:value="0.00833125114440918" calcext:value-type="float">
            <text:p>0.00833125114440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805044174194336" calcext:value-type="float">
            <text:p>0.008050441741943</text:p>
          </table:table-cell>
          <table:table-cell office:value-type="float" office:value="0.00991368293762207" calcext:value-type="float">
            <text:p>0.009913682937622</text:p>
          </table:table-cell>
          <table:table-cell office:value-type="float" office:value="0.00848501920700073" calcext:value-type="float">
            <text:p>0.00848501920700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81789493560791" calcext:value-type="float">
            <text:p>0.008178949356079</text:p>
          </table:table-cell>
          <table:table-cell office:value-type="float" office:value="0.00983881950378418" calcext:value-type="float">
            <text:p>0.009838819503784</text:p>
          </table:table-cell>
          <table:table-cell office:value-type="float" office:value="0.00862281322479248" calcext:value-type="float">
            <text:p>0.00862281322479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791692733764648" calcext:value-type="float">
            <text:p>0.007916927337646</text:p>
          </table:table-cell>
          <table:table-cell office:value-type="float" office:value="0.00989151000976563" calcext:value-type="float">
            <text:p>0.009891510009766</text:p>
          </table:table-cell>
          <table:table-cell office:value-type="float" office:value="0.0084527850151062" calcext:value-type="float">
            <text:p>0.00845278501510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759339332580567" calcext:value-type="float">
            <text:p>0.007593393325806</text:p>
          </table:table-cell>
          <table:table-cell office:value-type="float" office:value="0.0113308429718018" calcext:value-type="float">
            <text:p>0.011330842971802</text:p>
          </table:table-cell>
          <table:table-cell office:value-type="float" office:value="0.00861194133758545" calcext:value-type="float">
            <text:p>0.00861194133758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788664817810059" calcext:value-type="float">
            <text:p>0.007886648178101</text:p>
          </table:table-cell>
          <table:table-cell office:value-type="float" office:value="0.0098419189453125" calcext:value-type="float">
            <text:p>0.009841918945313</text:p>
          </table:table-cell>
          <table:table-cell office:value-type="float" office:value="0.00849858522415161" calcext:value-type="float">
            <text:p>0.00849858522415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776958465576172" calcext:value-type="float">
            <text:p>0.007769584655762</text:p>
          </table:table-cell>
          <table:table-cell office:value-type="float" office:value="0.00987434387207031" calcext:value-type="float">
            <text:p>0.00987434387207</text:p>
          </table:table-cell>
          <table:table-cell office:value-type="float" office:value="0.00841779708862305" calcext:value-type="float">
            <text:p>0.0084177970886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761318206787109" calcext:value-type="float">
            <text:p>0.007613182067871</text:p>
          </table:table-cell>
          <table:table-cell office:value-type="float" office:value="0.00964856147766113" calcext:value-type="float">
            <text:p>0.009648561477661</text:p>
          </table:table-cell>
          <table:table-cell office:value-type="float" office:value="0.00821646451950073" calcext:value-type="float">
            <text:p>0.0082164645195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758647918701172" calcext:value-type="float">
            <text:p>0.007586479187012</text:p>
          </table:table-cell>
          <table:table-cell office:value-type="float" office:value="0.0105965137481689" calcext:value-type="float">
            <text:p>0.010596513748169</text:p>
          </table:table-cell>
          <table:table-cell office:value-type="float" office:value="0.0085729718208313" calcext:value-type="float">
            <text:p>0.00857297182083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777792930603027" calcext:value-type="float">
            <text:p>0.00777792930603</text:p>
          </table:table-cell>
          <table:table-cell office:value-type="float" office:value="0.0116438865661621" calcext:value-type="float">
            <text:p>0.011643886566162</text:p>
          </table:table-cell>
          <table:table-cell office:value-type="float" office:value="0.00888948440551758" calcext:value-type="float">
            <text:p>0.0088894844055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768470764160156" calcext:value-type="float">
            <text:p>0.007684707641602</text:p>
          </table:table-cell>
          <table:table-cell office:value-type="float" office:value="0.00937080383300781" calcext:value-type="float">
            <text:p>0.009370803833008</text:p>
          </table:table-cell>
          <table:table-cell office:value-type="float" office:value="0.0083600640296936" calcext:value-type="float">
            <text:p>0.00836006402969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79190731048584" calcext:value-type="float">
            <text:p>0.007919073104858</text:p>
          </table:table-cell>
          <table:table-cell office:value-type="float" office:value="0.0100843906402588" calcext:value-type="float">
            <text:p>0.010084390640259</text:p>
          </table:table-cell>
          <table:table-cell office:value-type="float" office:value="0.00852736234664917" calcext:value-type="float">
            <text:p>0.00852736234664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766253471374512" calcext:value-type="float">
            <text:p>0.007662534713745</text:p>
          </table:table-cell>
          <table:table-cell office:value-type="float" office:value="0.0108792781829834" calcext:value-type="float">
            <text:p>0.010879278182983</text:p>
          </table:table-cell>
          <table:table-cell office:value-type="float" office:value="0.00837249755859375" calcext:value-type="float">
            <text:p>0.00837249755859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78434944152832" calcext:value-type="float">
            <text:p>0.007843494415283</text:p>
          </table:table-cell>
          <table:table-cell office:value-type="float" office:value="0.00957775115966797" calcext:value-type="float">
            <text:p>0.009577751159668</text:p>
          </table:table-cell>
          <table:table-cell office:value-type="float" office:value="0.00838669538497925" calcext:value-type="float">
            <text:p>0.00838669538497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761055946350098" calcext:value-type="float">
            <text:p>0.007610559463501</text:p>
          </table:table-cell>
          <table:table-cell office:value-type="float" office:value="0.00909638404846191" calcext:value-type="float">
            <text:p>0.009096384048462</text:p>
          </table:table-cell>
          <table:table-cell office:value-type="float" office:value="0.00824564695358277" calcext:value-type="float">
            <text:p>0.00824564695358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800442695617676" calcext:value-type="float">
            <text:p>0.008004426956177</text:p>
          </table:table-cell>
          <table:table-cell office:value-type="float" office:value="0.00969099998474121" calcext:value-type="float">
            <text:p>0.009690999984741</text:p>
          </table:table-cell>
          <table:table-cell office:value-type="float" office:value="0.00858093500137329" calcext:value-type="float">
            <text:p>0.0085809350013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751972198486328" calcext:value-type="float">
            <text:p>0.007519721984863</text:p>
          </table:table-cell>
          <table:table-cell office:value-type="float" office:value="0.00972533226013184" calcext:value-type="float">
            <text:p>0.009725332260132</text:p>
          </table:table-cell>
          <table:table-cell office:value-type="float" office:value="0.00821932554244995" calcext:value-type="float">
            <text:p>0.0082193255424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748753547668457" calcext:value-type="float">
            <text:p>0.007487535476685</text:p>
          </table:table-cell>
          <table:table-cell office:value-type="float" office:value="0.00969076156616211" calcext:value-type="float">
            <text:p>0.009690761566162</text:p>
          </table:table-cell>
          <table:table-cell office:value-type="float" office:value="0.00797861814498902" calcext:value-type="float">
            <text:p>0.00797861814498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750374794006348" calcext:value-type="float">
            <text:p>0.007503747940063</text:p>
          </table:table-cell>
          <table:table-cell office:value-type="float" office:value="0.00958991050720215" calcext:value-type="float">
            <text:p>0.009589910507202</text:p>
          </table:table-cell>
          <table:table-cell office:value-type="float" office:value="0.00804651975631714" calcext:value-type="float">
            <text:p>0.0080465197563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780129432678223" calcext:value-type="float">
            <text:p>0.007801294326782</text:p>
          </table:table-cell>
          <table:table-cell office:value-type="float" office:value="0.00999760627746582" calcext:value-type="float">
            <text:p>0.009997606277466</text:p>
          </table:table-cell>
          <table:table-cell office:value-type="float" office:value="0.00853848457336426" calcext:value-type="float">
            <text:p>0.00853848457336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750160217285156" calcext:value-type="float">
            <text:p>0.007501602172852</text:p>
          </table:table-cell>
          <table:table-cell office:value-type="float" office:value="0.0100111961364746" calcext:value-type="float">
            <text:p>0.010011196136475</text:p>
          </table:table-cell>
          <table:table-cell office:value-type="float" office:value="0.00819188356399536" calcext:value-type="float">
            <text:p>0.00819188356399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801205635070801" calcext:value-type="float">
            <text:p>0.008012056350708</text:p>
          </table:table-cell>
          <table:table-cell office:value-type="float" office:value="0.00958466529846191" calcext:value-type="float">
            <text:p>0.009584665298462</text:p>
          </table:table-cell>
          <table:table-cell office:value-type="float" office:value="0.00844645500183106" calcext:value-type="float">
            <text:p>0.00844645500183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806689262390137" calcext:value-type="float">
            <text:p>0.008066892623901</text:p>
          </table:table-cell>
          <table:table-cell office:value-type="float" office:value="0.0103731155395508" calcext:value-type="float">
            <text:p>0.010373115539551</text:p>
          </table:table-cell>
          <table:table-cell office:value-type="float" office:value="0.00854923725128174" calcext:value-type="float">
            <text:p>0.00854923725128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810980796813965" calcext:value-type="float">
            <text:p>0.00810980796814</text:p>
          </table:table-cell>
          <table:table-cell office:value-type="float" office:value="0.00914716720581055" calcext:value-type="float">
            <text:p>0.009147167205811</text:p>
          </table:table-cell>
          <table:table-cell office:value-type="float" office:value="0.00862128734588623" calcext:value-type="float">
            <text:p>0.00862128734588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813770294189453" calcext:value-type="float">
            <text:p>0.008137702941895</text:p>
          </table:table-cell>
          <table:table-cell office:value-type="float" office:value="0.00921416282653809" calcext:value-type="float">
            <text:p>0.009214162826538</text:p>
          </table:table-cell>
          <table:table-cell office:value-type="float" office:value="0.00847326517105103" calcext:value-type="float">
            <text:p>0.00847326517105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778412818908692" calcext:value-type="float">
            <text:p>0.007784128189087</text:p>
          </table:table-cell>
          <table:table-cell office:value-type="float" office:value="0.00994157791137695" calcext:value-type="float">
            <text:p>0.009941577911377</text:p>
          </table:table-cell>
          <table:table-cell office:value-type="float" office:value="0.00848822593688965" calcext:value-type="float">
            <text:p>0.0084882259368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748991966247559" calcext:value-type="float">
            <text:p>0.007489919662476</text:p>
          </table:table-cell>
          <table:table-cell office:value-type="float" office:value="0.00919270515441895" calcext:value-type="float">
            <text:p>0.009192705154419</text:p>
          </table:table-cell>
          <table:table-cell office:value-type="float" office:value="0.00799840688705444" calcext:value-type="float">
            <text:p>0.00799840688705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821256637573242" calcext:value-type="float">
            <text:p>0.008212566375732</text:p>
          </table:table-cell>
          <table:table-cell office:value-type="float" office:value="0.00917720794677735" calcext:value-type="float">
            <text:p>0.009177207946777</text:p>
          </table:table-cell>
          <table:table-cell office:value-type="float" office:value="0.00862767696380615" calcext:value-type="float">
            <text:p>0.00862767696380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792193412780762" calcext:value-type="float">
            <text:p>0.007921934127808</text:p>
          </table:table-cell>
          <table:table-cell office:value-type="float" office:value="0.00933551788330078" calcext:value-type="float">
            <text:p>0.009335517883301</text:p>
          </table:table-cell>
          <table:table-cell office:value-type="float" office:value="0.00845600366592407" calcext:value-type="float">
            <text:p>0.00845600366592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78580379486084" calcext:value-type="float">
            <text:p>0.007858037948608</text:p>
          </table:table-cell>
          <table:table-cell office:value-type="float" office:value="0.0106396675109863" calcext:value-type="float">
            <text:p>0.010639667510986</text:p>
          </table:table-cell>
          <table:table-cell office:value-type="float" office:value="0.00871171951293945" calcext:value-type="float">
            <text:p>0.00871171951293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812673568725586" calcext:value-type="float">
            <text:p>0.008126735687256</text:p>
          </table:table-cell>
          <table:table-cell office:value-type="float" office:value="0.00933265686035156" calcext:value-type="float">
            <text:p>0.009332656860352</text:p>
          </table:table-cell>
          <table:table-cell office:value-type="float" office:value="0.00855237245559692" calcext:value-type="float">
            <text:p>0.00855237245559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828099250793457" calcext:value-type="float">
            <text:p>0.008280992507935</text:p>
          </table:table-cell>
          <table:table-cell office:value-type="float" office:value="0.00967669486999512" calcext:value-type="float">
            <text:p>0.009676694869995</text:p>
          </table:table-cell>
          <table:table-cell office:value-type="float" office:value="0.00870720148086548" calcext:value-type="float">
            <text:p>0.00870720148086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782632827758789" calcext:value-type="float">
            <text:p>0.007826328277588</text:p>
          </table:table-cell>
          <table:table-cell office:value-type="float" office:value="0.00968813896179199" calcext:value-type="float">
            <text:p>0.009688138961792</text:p>
          </table:table-cell>
          <table:table-cell office:value-type="float" office:value="0.00845725536346436" calcext:value-type="float">
            <text:p>0.0084572553634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759768486022949" calcext:value-type="float">
            <text:p>0.00759768486023</text:p>
          </table:table-cell>
          <table:table-cell office:value-type="float" office:value="0.016122579574585" calcext:value-type="float">
            <text:p>0.016122579574585</text:p>
          </table:table-cell>
          <table:table-cell office:value-type="float" office:value="0.00880569219589233" calcext:value-type="float">
            <text:p>0.00880569219589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747275352478027" calcext:value-type="float">
            <text:p>0.00747275352478</text:p>
          </table:table-cell>
          <table:table-cell office:value-type="float" office:value="0.00922560691833496" calcext:value-type="float">
            <text:p>0.009225606918335</text:p>
          </table:table-cell>
          <table:table-cell office:value-type="float" office:value="0.00794932842254639" calcext:value-type="float">
            <text:p>0.00794932842254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740647315979004" calcext:value-type="float">
            <text:p>0.00740647315979</text:p>
          </table:table-cell>
          <table:table-cell office:value-type="float" office:value="0.00964164733886719" calcext:value-type="float">
            <text:p>0.009641647338867</text:p>
          </table:table-cell>
          <table:table-cell office:value-type="float" office:value="0.00798622369766235" calcext:value-type="float">
            <text:p>0.00798622369766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752782821655273" calcext:value-type="float">
            <text:p>0.007527828216553</text:p>
          </table:table-cell>
          <table:table-cell office:value-type="float" office:value="0.00988817214965821" calcext:value-type="float">
            <text:p>0.009888172149658</text:p>
          </table:table-cell>
          <table:table-cell office:value-type="float" office:value="0.00794895887374878" calcext:value-type="float">
            <text:p>0.00794895887374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758790969848633" calcext:value-type="float">
            <text:p>0.007587909698486</text:p>
          </table:table-cell>
          <table:table-cell office:value-type="float" office:value="0.00931072235107422" calcext:value-type="float">
            <text:p>0.009310722351074</text:p>
          </table:table-cell>
          <table:table-cell office:value-type="float" office:value="0.00815553665161133" calcext:value-type="float">
            <text:p>0.0081555366516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745987892150879" calcext:value-type="float">
            <text:p>0.007459878921509</text:p>
          </table:table-cell>
          <table:table-cell office:value-type="float" office:value="0.00992822647094727" calcext:value-type="float">
            <text:p>0.009928226470947</text:p>
          </table:table-cell>
          <table:table-cell office:value-type="float" office:value="0.00793734788894654" calcext:value-type="float">
            <text:p>0.00793734788894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744390487670898" calcext:value-type="float">
            <text:p>0.007443904876709</text:p>
          </table:table-cell>
          <table:table-cell office:value-type="float" office:value="0.0096132755279541" calcext:value-type="float">
            <text:p>0.009613275527954</text:p>
          </table:table-cell>
          <table:table-cell office:value-type="float" office:value="0.00797520875930786" calcext:value-type="float">
            <text:p>0.00797520875930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745058059692383" calcext:value-type="float">
            <text:p>0.007450580596924</text:p>
          </table:table-cell>
          <table:table-cell office:value-type="float" office:value="0.00963854789733887" calcext:value-type="float">
            <text:p>0.009638547897339</text:p>
          </table:table-cell>
          <table:table-cell office:value-type="float" office:value="0.00796051025390625" calcext:value-type="float">
            <text:p>0.0079605102539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772738456726074" calcext:value-type="float">
            <text:p>0.007727384567261</text:p>
          </table:table-cell>
          <table:table-cell office:value-type="float" office:value="0.00968456268310547" calcext:value-type="float">
            <text:p>0.009684562683105</text:p>
          </table:table-cell>
          <table:table-cell office:value-type="float" office:value="0.00815905332565308" calcext:value-type="float">
            <text:p>0.0081590533256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741696357727051" calcext:value-type="float">
            <text:p>0.007416963577271</text:p>
          </table:table-cell>
          <table:table-cell office:value-type="float" office:value="0.00945210456848145" calcext:value-type="float">
            <text:p>0.009452104568481</text:p>
          </table:table-cell>
          <table:table-cell office:value-type="float" office:value="0.00790060758590698" calcext:value-type="float">
            <text:p>0.00790060758590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746512413024902" calcext:value-type="float">
            <text:p>0.007465124130249</text:p>
          </table:table-cell>
          <table:table-cell office:value-type="float" office:value="0.0111737251281738" calcext:value-type="float">
            <text:p>0.011173725128174</text:p>
          </table:table-cell>
          <table:table-cell office:value-type="float" office:value="0.00795555114746094" calcext:value-type="float">
            <text:p>0.00795555114746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746726989746094" calcext:value-type="float">
            <text:p>0.007467269897461</text:p>
          </table:table-cell>
          <table:table-cell office:value-type="float" office:value="0.0107455253601074" calcext:value-type="float">
            <text:p>0.010745525360108</text:p>
          </table:table-cell>
          <table:table-cell office:value-type="float" office:value="0.00800007581710815" calcext:value-type="float">
            <text:p>0.00800007581710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755023956298828" calcext:value-type="float">
            <text:p>0.007550239562988</text:p>
          </table:table-cell>
          <table:table-cell office:value-type="float" office:value="0.0105040073394775" calcext:value-type="float">
            <text:p>0.010504007339478</text:p>
          </table:table-cell>
          <table:table-cell office:value-type="float" office:value="0.0081396222114563" calcext:value-type="float">
            <text:p>0.00813962221145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751781463623047" calcext:value-type="float">
            <text:p>0.00751781463623</text:p>
          </table:table-cell>
          <table:table-cell office:value-type="float" office:value="0.0106213092803955" calcext:value-type="float">
            <text:p>0.010621309280396</text:p>
          </table:table-cell>
          <table:table-cell office:value-type="float" office:value="0.00813034772872925" calcext:value-type="float">
            <text:p>0.00813034772872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758957862854004" calcext:value-type="float">
            <text:p>0.00758957862854</text:p>
          </table:table-cell>
          <table:table-cell office:value-type="float" office:value="0.0104763507843018" calcext:value-type="float">
            <text:p>0.010476350784302</text:p>
          </table:table-cell>
          <table:table-cell office:value-type="float" office:value="0.00809171199798584" calcext:value-type="float">
            <text:p>0.0080917119979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741696357727051" calcext:value-type="float">
            <text:p>0.007416963577271</text:p>
          </table:table-cell>
          <table:table-cell office:value-type="float" office:value="0.00920438766479492" calcext:value-type="float">
            <text:p>0.009204387664795</text:p>
          </table:table-cell>
          <table:table-cell office:value-type="float" office:value="0.00791853666305542" calcext:value-type="float">
            <text:p>0.0079185366630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765085220336914" calcext:value-type="float">
            <text:p>0.007650852203369</text:p>
          </table:table-cell>
          <table:table-cell office:value-type="float" office:value="0.00949716567993164" calcext:value-type="float">
            <text:p>0.009497165679932</text:p>
          </table:table-cell>
          <table:table-cell office:value-type="float" office:value="0.008439040184021" calcext:value-type="float">
            <text:p>0.0084390401840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748133659362793" calcext:value-type="float">
            <text:p>0.007481336593628</text:p>
          </table:table-cell>
          <table:table-cell office:value-type="float" office:value="0.0100398063659668" calcext:value-type="float">
            <text:p>0.010039806365967</text:p>
          </table:table-cell>
          <table:table-cell office:value-type="float" office:value="0.00833840370178223" calcext:value-type="float">
            <text:p>0.00833840370178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747084617614746" calcext:value-type="float">
            <text:p>0.007470846176147</text:p>
          </table:table-cell>
          <table:table-cell office:value-type="float" office:value="0.00966477394104004" calcext:value-type="float">
            <text:p>0.00966477394104</text:p>
          </table:table-cell>
          <table:table-cell office:value-type="float" office:value="0.00826841592788696" calcext:value-type="float">
            <text:p>0.00826841592788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794696807861328" calcext:value-type="float">
            <text:p>0.007946968078613</text:p>
          </table:table-cell>
          <table:table-cell office:value-type="float" office:value="0.00942206382751465" calcext:value-type="float">
            <text:p>0.009422063827515</text:p>
          </table:table-cell>
          <table:table-cell office:value-type="float" office:value="0.00832959413528442" calcext:value-type="float">
            <text:p>0.00832959413528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754404067993164" calcext:value-type="float">
            <text:p>0.007544040679932</text:p>
          </table:table-cell>
          <table:table-cell office:value-type="float" office:value="0.00952672958374023" calcext:value-type="float">
            <text:p>0.00952672958374</text:p>
          </table:table-cell>
          <table:table-cell office:value-type="float" office:value="0.00816426277160645" calcext:value-type="float">
            <text:p>0.00816426277160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743484497070313" calcext:value-type="float">
            <text:p>0.007434844970703</text:p>
          </table:table-cell>
          <table:table-cell office:value-type="float" office:value="0.00947165489196777" calcext:value-type="float">
            <text:p>0.009471654891968</text:p>
          </table:table-cell>
          <table:table-cell office:value-type="float" office:value="0.00797891616821289" calcext:value-type="float">
            <text:p>0.0079789161682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760912895202637" calcext:value-type="float">
            <text:p>0.007609128952026</text:p>
          </table:table-cell>
          <table:table-cell office:value-type="float" office:value="0.00921344757080078" calcext:value-type="float">
            <text:p>0.009213447570801</text:p>
          </table:table-cell>
          <table:table-cell office:value-type="float" office:value="0.00811222791671753" calcext:value-type="float">
            <text:p>0.0081122279167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795674324035645" calcext:value-type="float">
            <text:p>0.007956743240356</text:p>
          </table:table-cell>
          <table:table-cell office:value-type="float" office:value="0.00936388969421387" calcext:value-type="float">
            <text:p>0.009363889694214</text:p>
          </table:table-cell>
          <table:table-cell office:value-type="float" office:value="0.00850857496261597" calcext:value-type="float">
            <text:p>0.0085085749626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760841369628906" calcext:value-type="float">
            <text:p>0.007608413696289</text:p>
          </table:table-cell>
          <table:table-cell office:value-type="float" office:value="0.00986742973327637" calcext:value-type="float">
            <text:p>0.009867429733276</text:p>
          </table:table-cell>
          <table:table-cell office:value-type="float" office:value="0.00824464559555054" calcext:value-type="float">
            <text:p>0.00824464559555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760912895202637" calcext:value-type="float">
            <text:p>0.007609128952026</text:p>
          </table:table-cell>
          <table:table-cell office:value-type="float" office:value="0.00939750671386719" calcext:value-type="float">
            <text:p>0.009397506713867</text:p>
          </table:table-cell>
          <table:table-cell office:value-type="float" office:value="0.00819013118743897" calcext:value-type="float">
            <text:p>0.00819013118743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758481025695801" calcext:value-type="float">
            <text:p>0.007584810256958</text:p>
          </table:table-cell>
          <table:table-cell office:value-type="float" office:value="0.00971436500549316" calcext:value-type="float">
            <text:p>0.009714365005493</text:p>
          </table:table-cell>
          <table:table-cell office:value-type="float" office:value="0.00808814764022827" calcext:value-type="float">
            <text:p>0.0080881476402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756931304931641" calcext:value-type="float">
            <text:p>0.007569313049316</text:p>
          </table:table-cell>
          <table:table-cell office:value-type="float" office:value="0.0093069076538086" calcext:value-type="float">
            <text:p>0.009306907653809</text:p>
          </table:table-cell>
          <table:table-cell office:value-type="float" office:value="0.0080461859703064" calcext:value-type="float">
            <text:p>0.00804618597030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753688812255859" calcext:value-type="float">
            <text:p>0.007536888122559</text:p>
          </table:table-cell>
          <table:table-cell office:value-type="float" office:value="0.00968623161315918" calcext:value-type="float">
            <text:p>0.009686231613159</text:p>
          </table:table-cell>
          <table:table-cell office:value-type="float" office:value="0.00806996822357178" calcext:value-type="float">
            <text:p>0.00806996822357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762462615966797" calcext:value-type="float">
            <text:p>0.007624626159668</text:p>
          </table:table-cell>
          <table:table-cell office:value-type="float" office:value="0.00965762138366699" calcext:value-type="float">
            <text:p>0.009657621383667</text:p>
          </table:table-cell>
          <table:table-cell office:value-type="float" office:value="0.00820994377136231" calcext:value-type="float">
            <text:p>0.00820994377136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747489929199219" calcext:value-type="float">
            <text:p>0.007474899291992</text:p>
          </table:table-cell>
          <table:table-cell office:value-type="float" office:value="0.00945115089416504" calcext:value-type="float">
            <text:p>0.009451150894165</text:p>
          </table:table-cell>
          <table:table-cell office:value-type="float" office:value="0.00814266204833984" calcext:value-type="float">
            <text:p>0.0081426620483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760149955749512" calcext:value-type="float">
            <text:p>0.007601499557495</text:p>
          </table:table-cell>
          <table:table-cell office:value-type="float" office:value="0.0155203342437744" calcext:value-type="float">
            <text:p>0.015520334243775</text:p>
          </table:table-cell>
          <table:table-cell office:value-type="float" office:value="0.00872046947479248" calcext:value-type="float">
            <text:p>0.00872046947479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752520561218262" calcext:value-type="float">
            <text:p>0.007525205612183</text:p>
          </table:table-cell>
          <table:table-cell office:value-type="float" office:value="0.00967788696289063" calcext:value-type="float">
            <text:p>0.009677886962891</text:p>
          </table:table-cell>
          <table:table-cell office:value-type="float" office:value="0.00805444717407227" calcext:value-type="float">
            <text:p>0.00805444717407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740981101989746" calcext:value-type="float">
            <text:p>0.007409811019897</text:p>
          </table:table-cell>
          <table:table-cell office:value-type="float" office:value="0.00942802429199219" calcext:value-type="float">
            <text:p>0.009428024291992</text:p>
          </table:table-cell>
          <table:table-cell office:value-type="float" office:value="0.00817621946334839" calcext:value-type="float">
            <text:p>0.00817621946334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740718841552734" calcext:value-type="float">
            <text:p>0.007407188415527</text:p>
          </table:table-cell>
          <table:table-cell office:value-type="float" office:value="0.00947332382202148" calcext:value-type="float">
            <text:p>0.009473323822021</text:p>
          </table:table-cell>
          <table:table-cell office:value-type="float" office:value="0.00794261693954468" calcext:value-type="float">
            <text:p>0.00794261693954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742912292480469" calcext:value-type="float">
            <text:p>0.007429122924805</text:p>
          </table:table-cell>
          <table:table-cell office:value-type="float" office:value="0.00969409942626953" calcext:value-type="float">
            <text:p>0.00969409942627</text:p>
          </table:table-cell>
          <table:table-cell office:value-type="float" office:value="0.00811299085617065" calcext:value-type="float">
            <text:p>0.00811299085617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750446319580078" calcext:value-type="float">
            <text:p>0.007504463195801</text:p>
          </table:table-cell>
          <table:table-cell office:value-type="float" office:value="0.00933074951171875" calcext:value-type="float">
            <text:p>0.009330749511719</text:p>
          </table:table-cell>
          <table:table-cell office:value-type="float" office:value="0.00798813104629517" calcext:value-type="float">
            <text:p>0.00798813104629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739312171936035" calcext:value-type="float">
            <text:p>0.00739312171936</text:p>
          </table:table-cell>
          <table:table-cell office:value-type="float" office:value="0.00953722000122071" calcext:value-type="float">
            <text:p>0.009537220001221</text:p>
          </table:table-cell>
          <table:table-cell office:value-type="float" office:value="0.00811188220977783" calcext:value-type="float">
            <text:p>0.00811188220977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763726234436035" calcext:value-type="float">
            <text:p>0.00763726234436</text:p>
          </table:table-cell>
          <table:table-cell office:value-type="float" office:value="0.009552001953125" calcext:value-type="float">
            <text:p>0.009552001953125</text:p>
          </table:table-cell>
          <table:table-cell office:value-type="float" office:value="0.00817042589187622" calcext:value-type="float">
            <text:p>0.00817042589187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745439529418945" calcext:value-type="float">
            <text:p>0.007454395294189</text:p>
          </table:table-cell>
          <table:table-cell office:value-type="float" office:value="0.0097341537475586" calcext:value-type="float">
            <text:p>0.009734153747559</text:p>
          </table:table-cell>
          <table:table-cell office:value-type="float" office:value="0.0080522894859314" calcext:value-type="float">
            <text:p>0.00805228948593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761771202087402" calcext:value-type="float">
            <text:p>0.007617712020874</text:p>
          </table:table-cell>
          <table:table-cell office:value-type="float" office:value="0.00928592681884766" calcext:value-type="float">
            <text:p>0.009285926818848</text:p>
          </table:table-cell>
          <table:table-cell office:value-type="float" office:value="0.0081180214881897" calcext:value-type="float">
            <text:p>0.0081180214881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757718086242676" calcext:value-type="float">
            <text:p>0.007577180862427</text:p>
          </table:table-cell>
          <table:table-cell office:value-type="float" office:value="0.00946497917175293" calcext:value-type="float">
            <text:p>0.009464979171753</text:p>
          </table:table-cell>
          <table:table-cell office:value-type="float" office:value="0.00814188718795776" calcext:value-type="float">
            <text:p>0.00814188718795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75218677520752" calcext:value-type="float">
            <text:p>0.007521867752075</text:p>
          </table:table-cell>
          <table:table-cell office:value-type="float" office:value="0.00907588005065918" calcext:value-type="float">
            <text:p>0.009075880050659</text:p>
          </table:table-cell>
          <table:table-cell office:value-type="float" office:value="0.0081174373626709" calcext:value-type="float">
            <text:p>0.00811743736267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786948204040527" calcext:value-type="float">
            <text:p>0.007869482040405</text:p>
          </table:table-cell>
          <table:table-cell office:value-type="float" office:value="0.00957417488098145" calcext:value-type="float">
            <text:p>0.009574174880981</text:p>
          </table:table-cell>
          <table:table-cell office:value-type="float" office:value="0.00826125144958496" calcext:value-type="float">
            <text:p>0.00826125144958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753307342529297" calcext:value-type="float">
            <text:p>0.007533073425293</text:p>
          </table:table-cell>
          <table:table-cell office:value-type="float" office:value="0.00948786735534668" calcext:value-type="float">
            <text:p>0.009487867355347</text:p>
          </table:table-cell>
          <table:table-cell office:value-type="float" office:value="0.00810228586196899" calcext:value-type="float">
            <text:p>0.00810228586196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748515129089356" calcext:value-type="float">
            <text:p>0.007485151290894</text:p>
          </table:table-cell>
          <table:table-cell office:value-type="float" office:value="0.00940299034118653" calcext:value-type="float">
            <text:p>0.009402990341187</text:p>
          </table:table-cell>
          <table:table-cell office:value-type="float" office:value="0.00797708034515381" calcext:value-type="float">
            <text:p>0.00797708034515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753664970397949" calcext:value-type="float">
            <text:p>0.00753664970398</text:p>
          </table:table-cell>
          <table:table-cell office:value-type="float" office:value="0.0100002288818359" calcext:value-type="float">
            <text:p>0.010000228881836</text:p>
          </table:table-cell>
          <table:table-cell office:value-type="float" office:value="0.00813792943954468" calcext:value-type="float">
            <text:p>0.00813792943954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764179229736328" calcext:value-type="float">
            <text:p>0.007641792297363</text:p>
          </table:table-cell>
          <table:table-cell office:value-type="float" office:value="0.00996756553649903" calcext:value-type="float">
            <text:p>0.009967565536499</text:p>
          </table:table-cell>
          <table:table-cell office:value-type="float" office:value="0.00817705392837524" calcext:value-type="float">
            <text:p>0.00817705392837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751090049743652" calcext:value-type="float">
            <text:p>0.007510900497437</text:p>
          </table:table-cell>
          <table:table-cell office:value-type="float" office:value="0.00965476036071777" calcext:value-type="float">
            <text:p>0.009654760360718</text:p>
          </table:table-cell>
          <table:table-cell office:value-type="float" office:value="0.00798612833023071" calcext:value-type="float">
            <text:p>0.00798612833023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75526237487793" calcext:value-type="float">
            <text:p>0.007552623748779</text:p>
          </table:table-cell>
          <table:table-cell office:value-type="float" office:value="0.00941967964172363" calcext:value-type="float">
            <text:p>0.009419679641724</text:p>
          </table:table-cell>
          <table:table-cell office:value-type="float" office:value="0.00814318656921387" calcext:value-type="float">
            <text:p>0.0081431865692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780057907104492" calcext:value-type="float">
            <text:p>0.007800579071045</text:p>
          </table:table-cell>
          <table:table-cell office:value-type="float" office:value="0.0114002227783203" calcext:value-type="float">
            <text:p>0.01140022277832</text:p>
          </table:table-cell>
          <table:table-cell office:value-type="float" office:value="0.00844241380691528" calcext:value-type="float">
            <text:p>0.0084424138069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759458541870117" calcext:value-type="float">
            <text:p>0.007594585418701</text:p>
          </table:table-cell>
          <table:table-cell office:value-type="float" office:value="0.00941562652587891" calcext:value-type="float">
            <text:p>0.009415626525879</text:p>
          </table:table-cell>
          <table:table-cell office:value-type="float" office:value="0.00812501907348633" calcext:value-type="float">
            <text:p>0.00812501907348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729846954345703" calcext:value-type="float">
            <text:p>0.007298469543457</text:p>
          </table:table-cell>
          <table:table-cell office:value-type="float" office:value="0.0097494125366211" calcext:value-type="float">
            <text:p>0.009749412536621</text:p>
          </table:table-cell>
          <table:table-cell office:value-type="float" office:value="0.00797157287597656" calcext:value-type="float">
            <text:p>0.00797157287597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763177871704102" calcext:value-type="float">
            <text:p>0.007631778717041</text:p>
          </table:table-cell>
          <table:table-cell office:value-type="float" office:value="0.00938725471496582" calcext:value-type="float">
            <text:p>0.009387254714966</text:p>
          </table:table-cell>
          <table:table-cell office:value-type="float" office:value="0.00816831588745117" calcext:value-type="float">
            <text:p>0.00816831588745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772213935852051" calcext:value-type="float">
            <text:p>0.007722139358521</text:p>
          </table:table-cell>
          <table:table-cell office:value-type="float" office:value="0.0090177059173584" calcext:value-type="float">
            <text:p>0.009017705917358</text:p>
          </table:table-cell>
          <table:table-cell office:value-type="float" office:value="0.00821095705032349" calcext:value-type="float">
            <text:p>0.00821095705032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766611099243164" calcext:value-type="float">
            <text:p>0.007666110992432</text:p>
          </table:table-cell>
          <table:table-cell office:value-type="float" office:value="0.00922560691833496" calcext:value-type="float">
            <text:p>0.009225606918335</text:p>
          </table:table-cell>
          <table:table-cell office:value-type="float" office:value="0.00808922052383423" calcext:value-type="float">
            <text:p>0.00808922052383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741767883300781" calcext:value-type="float">
            <text:p>0.007417678833008</text:p>
          </table:table-cell>
          <table:table-cell office:value-type="float" office:value="0.00969290733337403" calcext:value-type="float">
            <text:p>0.009692907333374</text:p>
          </table:table-cell>
          <table:table-cell office:value-type="float" office:value="0.00803508758544922" calcext:value-type="float">
            <text:p>0.00803508758544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760793685913086" calcext:value-type="float">
            <text:p>0.007607936859131</text:p>
          </table:table-cell>
          <table:table-cell office:value-type="float" office:value="0.00933885574340821" calcext:value-type="float">
            <text:p>0.009338855743408</text:p>
          </table:table-cell>
          <table:table-cell office:value-type="float" office:value="0.00815248489379883" calcext:value-type="float">
            <text:p>0.00815248489379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755596160888672" calcext:value-type="float">
            <text:p>0.007555961608887</text:p>
          </table:table-cell>
          <table:table-cell office:value-type="float" office:value="0.0100424289703369" calcext:value-type="float">
            <text:p>0.010042428970337</text:p>
          </table:table-cell>
          <table:table-cell office:value-type="float" office:value="0.00816526412963867" calcext:value-type="float">
            <text:p>0.00816526412963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743269920349121" calcext:value-type="float">
            <text:p>0.007432699203491</text:p>
          </table:table-cell>
          <table:table-cell office:value-type="float" office:value="0.00975847244262695" calcext:value-type="float">
            <text:p>0.009758472442627</text:p>
          </table:table-cell>
          <table:table-cell office:value-type="float" office:value="0.00805057287216187" calcext:value-type="float">
            <text:p>0.00805057287216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769448280334473" calcext:value-type="float">
            <text:p>0.007694482803345</text:p>
          </table:table-cell>
          <table:table-cell office:value-type="float" office:value="0.0099630355834961" calcext:value-type="float">
            <text:p>0.009963035583496</text:p>
          </table:table-cell>
          <table:table-cell office:value-type="float" office:value="0.00826350450515747" calcext:value-type="float">
            <text:p>0.00826350450515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780129432678223" calcext:value-type="float">
            <text:p>0.007801294326782</text:p>
          </table:table-cell>
          <table:table-cell office:value-type="float" office:value="0.00993537902832031" calcext:value-type="float">
            <text:p>0.00993537902832</text:p>
          </table:table-cell>
          <table:table-cell office:value-type="float" office:value="0.00845471620559692" calcext:value-type="float">
            <text:p>0.00845471620559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749039649963379" calcext:value-type="float">
            <text:p>0.007490396499634</text:p>
          </table:table-cell>
          <table:table-cell office:value-type="float" office:value="0.00978612899780273" calcext:value-type="float">
            <text:p>0.009786128997803</text:p>
          </table:table-cell>
          <table:table-cell office:value-type="float" office:value="0.00826395750045776" calcext:value-type="float">
            <text:p>0.00826395750045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765466690063477" calcext:value-type="float">
            <text:p>0.007654666900635</text:p>
          </table:table-cell>
          <table:table-cell office:value-type="float" office:value="0.00980567932128906" calcext:value-type="float">
            <text:p>0.009805679321289</text:p>
          </table:table-cell>
          <table:table-cell office:value-type="float" office:value="0.00814493894577026" calcext:value-type="float">
            <text:p>0.0081449389457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764751434326172" calcext:value-type="float">
            <text:p>0.007647514343262</text:p>
          </table:table-cell>
          <table:table-cell office:value-type="float" office:value="0.00976705551147461" calcext:value-type="float">
            <text:p>0.009767055511475</text:p>
          </table:table-cell>
          <table:table-cell office:value-type="float" office:value="0.00801081657409668" calcext:value-type="float">
            <text:p>0.00801081657409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748729705810547" calcext:value-type="float">
            <text:p>0.007487297058105</text:p>
          </table:table-cell>
          <table:table-cell office:value-type="float" office:value="0.00963616371154785" calcext:value-type="float">
            <text:p>0.009636163711548</text:p>
          </table:table-cell>
          <table:table-cell office:value-type="float" office:value="0.00804764032363892" calcext:value-type="float">
            <text:p>0.00804764032363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7781982421875" calcext:value-type="float">
            <text:p>0.007781982421875</text:p>
          </table:table-cell>
          <table:table-cell office:value-type="float" office:value="0.00996613502502441" calcext:value-type="float">
            <text:p>0.009966135025024</text:p>
          </table:table-cell>
          <table:table-cell office:value-type="float" office:value="0.00815297365188599" calcext:value-type="float">
            <text:p>0.00815297365188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743651390075684" calcext:value-type="float">
            <text:p>0.007436513900757</text:p>
          </table:table-cell>
          <table:table-cell office:value-type="float" office:value="0.00978255271911621" calcext:value-type="float">
            <text:p>0.009782552719116</text:p>
          </table:table-cell>
          <table:table-cell office:value-type="float" office:value="0.00802433490753174" calcext:value-type="float">
            <text:p>0.00802433490753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746393203735352" calcext:value-type="float">
            <text:p>0.007463932037354</text:p>
          </table:table-cell>
          <table:table-cell office:value-type="float" office:value="0.00926375389099121" calcext:value-type="float">
            <text:p>0.009263753890991</text:p>
          </table:table-cell>
          <table:table-cell office:value-type="float" office:value="0.00807926654815674" calcext:value-type="float">
            <text:p>0.00807926654815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791001319885254" calcext:value-type="float">
            <text:p>0.007910013198853</text:p>
          </table:table-cell>
          <table:table-cell office:value-type="float" office:value="0.00965070724487305" calcext:value-type="float">
            <text:p>0.009650707244873</text:p>
          </table:table-cell>
          <table:table-cell office:value-type="float" office:value="0.008314049243927" calcext:value-type="float">
            <text:p>0.0083140492439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764608383178711" calcext:value-type="float">
            <text:p>0.007646083831787</text:p>
          </table:table-cell>
          <table:table-cell office:value-type="float" office:value="0.00944280624389648" calcext:value-type="float">
            <text:p>0.009442806243896</text:p>
          </table:table-cell>
          <table:table-cell office:value-type="float" office:value="0.00825320482254028" calcext:value-type="float">
            <text:p>0.0082532048225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766110420227051" calcext:value-type="float">
            <text:p>0.007661104202271</text:p>
          </table:table-cell>
          <table:table-cell office:value-type="float" office:value="0.00992798805236816" calcext:value-type="float">
            <text:p>0.009927988052368</text:p>
          </table:table-cell>
          <table:table-cell office:value-type="float" office:value="0.00819202661514282" calcext:value-type="float">
            <text:p>0.00819202661514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762438774108887" calcext:value-type="float">
            <text:p>0.007624387741089</text:p>
          </table:table-cell>
          <table:table-cell office:value-type="float" office:value="0.00971126556396485" calcext:value-type="float">
            <text:p>0.009711265563965</text:p>
          </table:table-cell>
          <table:table-cell office:value-type="float" office:value="0.00812656879425049" calcext:value-type="float">
            <text:p>0.0081265687942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762248039245606" calcext:value-type="float">
            <text:p>0.007622480392456</text:p>
          </table:table-cell>
          <table:table-cell office:value-type="float" office:value="0.0095522403717041" calcext:value-type="float">
            <text:p>0.009552240371704</text:p>
          </table:table-cell>
          <table:table-cell office:value-type="float" office:value="0.00808771848678589" calcext:value-type="float">
            <text:p>0.00808771848678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76134204864502" calcext:value-type="float">
            <text:p>0.00761342048645</text:p>
          </table:table-cell>
          <table:table-cell office:value-type="float" office:value="0.0094749927520752" calcext:value-type="float">
            <text:p>0.009474992752075</text:p>
          </table:table-cell>
          <table:table-cell office:value-type="float" office:value="0.00814334154129029" calcext:value-type="float">
            <text:p>0.0081433415412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75833797454834" calcext:value-type="float">
            <text:p>0.007583379745483</text:p>
          </table:table-cell>
          <table:table-cell office:value-type="float" office:value="0.00954556465148926" calcext:value-type="float">
            <text:p>0.009545564651489</text:p>
          </table:table-cell>
          <table:table-cell office:value-type="float" office:value="0.00815218687057495" calcext:value-type="float">
            <text:p>0.0081521868705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756287574768067" calcext:value-type="float">
            <text:p>0.007562875747681</text:p>
          </table:table-cell>
          <table:table-cell office:value-type="float" office:value="0.00949549674987793" calcext:value-type="float">
            <text:p>0.009495496749878</text:p>
          </table:table-cell>
          <table:table-cell office:value-type="float" office:value="0.00798721313476563" calcext:value-type="float">
            <text:p>0.00798721313476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751185417175293" calcext:value-type="float">
            <text:p>0.007511854171753</text:p>
          </table:table-cell>
          <table:table-cell office:value-type="float" office:value="0.00966238975524903" calcext:value-type="float">
            <text:p>0.009662389755249</text:p>
          </table:table-cell>
          <table:table-cell office:value-type="float" office:value="0.00806279182434082" calcext:value-type="float">
            <text:p>0.00806279182434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769114494323731" calcext:value-type="float">
            <text:p>0.007691144943237</text:p>
          </table:table-cell>
          <table:table-cell office:value-type="float" office:value="0.0098874568939209" calcext:value-type="float">
            <text:p>0.009887456893921</text:p>
          </table:table-cell>
          <table:table-cell office:value-type="float" office:value="0.00826866626739502" calcext:value-type="float">
            <text:p>0.00826866626739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744485855102539" calcext:value-type="float">
            <text:p>0.007444858551025</text:p>
          </table:table-cell>
          <table:table-cell office:value-type="float" office:value="0.00931477546691895" calcext:value-type="float">
            <text:p>0.009314775466919</text:p>
          </table:table-cell>
          <table:table-cell office:value-type="float" office:value="0.00787607431411743" calcext:value-type="float">
            <text:p>0.0078760743141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748419761657715" calcext:value-type="float">
            <text:p>0.007484197616577</text:p>
          </table:table-cell>
          <table:table-cell office:value-type="float" office:value="0.00966906547546387" calcext:value-type="float">
            <text:p>0.009669065475464</text:p>
          </table:table-cell>
          <table:table-cell office:value-type="float" office:value="0.00800637006759644" calcext:value-type="float">
            <text:p>0.0080063700675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767040252685547" calcext:value-type="float">
            <text:p>0.007670402526855</text:p>
          </table:table-cell>
          <table:table-cell office:value-type="float" office:value="0.00964474678039551" calcext:value-type="float">
            <text:p>0.009644746780396</text:p>
          </table:table-cell>
          <table:table-cell office:value-type="float" office:value="0.00808877944946289" calcext:value-type="float">
            <text:p>0.00808877944946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760436058044434" calcext:value-type="float">
            <text:p>0.007604360580444</text:p>
          </table:table-cell>
          <table:table-cell office:value-type="float" office:value="0.00946044921875" calcext:value-type="float">
            <text:p>0.00946044921875</text:p>
          </table:table-cell>
          <table:table-cell office:value-type="float" office:value="0.00794048309326172" calcext:value-type="float">
            <text:p>0.00794048309326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760173797607422" calcext:value-type="float">
            <text:p>0.007601737976074</text:p>
          </table:table-cell>
          <table:table-cell office:value-type="float" office:value="0.00959014892578125" calcext:value-type="float">
            <text:p>0.009590148925781</text:p>
          </table:table-cell>
          <table:table-cell office:value-type="float" office:value="0.00792748928070068" calcext:value-type="float">
            <text:p>0.0079274892807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750899314880371" calcext:value-type="float">
            <text:p>0.007508993148804</text:p>
          </table:table-cell>
          <table:table-cell office:value-type="float" office:value="0.00967526435852051" calcext:value-type="float">
            <text:p>0.009675264358521</text:p>
          </table:table-cell>
          <table:table-cell office:value-type="float" office:value="0.00807178020477295" calcext:value-type="float">
            <text:p>0.00807178020477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74765682220459" calcext:value-type="float">
            <text:p>0.007476568222046</text:p>
          </table:table-cell>
          <table:table-cell office:value-type="float" office:value="0.00950098037719727" calcext:value-type="float">
            <text:p>0.009500980377197</text:p>
          </table:table-cell>
          <table:table-cell office:value-type="float" office:value="0.0080386757850647" calcext:value-type="float">
            <text:p>0.00803867578506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744032859802246" calcext:value-type="float">
            <text:p>0.007440328598022</text:p>
          </table:table-cell>
          <table:table-cell office:value-type="float" office:value="0.00952959060668945" calcext:value-type="float">
            <text:p>0.009529590606689</text:p>
          </table:table-cell>
          <table:table-cell office:value-type="float" office:value="0.00800577402114868" calcext:value-type="float">
            <text:p>0.00800577402114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748276710510254" calcext:value-type="float">
            <text:p>0.007482767105103</text:p>
          </table:table-cell>
          <table:table-cell office:value-type="float" office:value="0.00978612899780273" calcext:value-type="float">
            <text:p>0.009786128997803</text:p>
          </table:table-cell>
          <table:table-cell office:value-type="float" office:value="0.00807540416717529" calcext:value-type="float">
            <text:p>0.00807540416717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741982460021973" calcext:value-type="float">
            <text:p>0.00741982460022</text:p>
          </table:table-cell>
          <table:table-cell office:value-type="float" office:value="0.00996732711791992" calcext:value-type="float">
            <text:p>0.00996732711792</text:p>
          </table:table-cell>
          <table:table-cell office:value-type="float" office:value="0.00809576511383057" calcext:value-type="float">
            <text:p>0.00809576511383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748801231384277" calcext:value-type="float">
            <text:p>0.007488012313843</text:p>
          </table:table-cell>
          <table:table-cell office:value-type="float" office:value="0.0095052719116211" calcext:value-type="float">
            <text:p>0.009505271911621</text:p>
          </table:table-cell>
          <table:table-cell office:value-type="float" office:value="0.00811769962310791" calcext:value-type="float">
            <text:p>0.00811769962310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791287422180176" calcext:value-type="float">
            <text:p>0.007912874221802</text:p>
          </table:table-cell>
          <table:table-cell office:value-type="float" office:value="0.014864444732666" calcext:value-type="float">
            <text:p>0.014864444732666</text:p>
          </table:table-cell>
          <table:table-cell office:value-type="float" office:value="0.00860263109207153" calcext:value-type="float">
            <text:p>0.00860263109207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748538970947266" calcext:value-type="float">
            <text:p>0.007485389709473</text:p>
          </table:table-cell>
          <table:table-cell office:value-type="float" office:value="0.00999832153320313" calcext:value-type="float">
            <text:p>0.009998321533203</text:p>
          </table:table-cell>
          <table:table-cell office:value-type="float" office:value="0.00823676586151123" calcext:value-type="float">
            <text:p>0.0082367658615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755858421325684" calcext:value-type="float">
            <text:p>0.007558584213257</text:p>
          </table:table-cell>
          <table:table-cell office:value-type="float" office:value="0.00928735733032227" calcext:value-type="float">
            <text:p>0.009287357330322</text:p>
          </table:table-cell>
          <table:table-cell office:value-type="float" office:value="0.00816793441772461" calcext:value-type="float">
            <text:p>0.00816793441772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751280784606934" calcext:value-type="float">
            <text:p>0.007512807846069</text:p>
          </table:table-cell>
          <table:table-cell office:value-type="float" office:value="0.0095510482788086" calcext:value-type="float">
            <text:p>0.009551048278809</text:p>
          </table:table-cell>
          <table:table-cell office:value-type="float" office:value="0.00807770490646363" calcext:value-type="float">
            <text:p>0.00807770490646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755715370178223" calcext:value-type="float">
            <text:p>0.007557153701782</text:p>
          </table:table-cell>
          <table:table-cell office:value-type="float" office:value="0.00908637046813965" calcext:value-type="float">
            <text:p>0.00908637046814</text:p>
          </table:table-cell>
          <table:table-cell office:value-type="float" office:value="0.00805240869522095" calcext:value-type="float">
            <text:p>0.00805240869522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745081901550293" calcext:value-type="float">
            <text:p>0.007450819015503</text:p>
          </table:table-cell>
          <table:table-cell office:value-type="float" office:value="0.00911116600036621" calcext:value-type="float">
            <text:p>0.009111166000366</text:p>
          </table:table-cell>
          <table:table-cell office:value-type="float" office:value="0.00789095163345337" calcext:value-type="float">
            <text:p>0.00789095163345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752139091491699" calcext:value-type="float">
            <text:p>0.007521390914917</text:p>
          </table:table-cell>
          <table:table-cell office:value-type="float" office:value="0.00985217094421387" calcext:value-type="float">
            <text:p>0.009852170944214</text:p>
          </table:table-cell>
          <table:table-cell office:value-type="float" office:value="0.00804752111434937" calcext:value-type="float">
            <text:p>0.00804752111434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752973556518555" calcext:value-type="float">
            <text:p>0.007529735565186</text:p>
          </table:table-cell>
          <table:table-cell office:value-type="float" office:value="0.00942635536193848" calcext:value-type="float">
            <text:p>0.009426355361938</text:p>
          </table:table-cell>
          <table:table-cell office:value-type="float" office:value="0.00805454254150391" calcext:value-type="float">
            <text:p>0.00805454254150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746965408325195" calcext:value-type="float">
            <text:p>0.007469654083252</text:p>
          </table:table-cell>
          <table:table-cell office:value-type="float" office:value="0.00939536094665527" calcext:value-type="float">
            <text:p>0.009395360946655</text:p>
          </table:table-cell>
          <table:table-cell office:value-type="float" office:value="0.00794142484664917" calcext:value-type="float">
            <text:p>0.00794142484664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752687454223633" calcext:value-type="float">
            <text:p>0.007526874542236</text:p>
          </table:table-cell>
          <table:table-cell office:value-type="float" office:value="0.00954532623291016" calcext:value-type="float">
            <text:p>0.00954532623291</text:p>
          </table:table-cell>
          <table:table-cell office:value-type="float" office:value="0.00800747871398926" calcext:value-type="float">
            <text:p>0.00800747871398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74772834777832" calcext:value-type="float">
            <text:p>0.007477283477783</text:p>
          </table:table-cell>
          <table:table-cell office:value-type="float" office:value="0.00954127311706543" calcext:value-type="float">
            <text:p>0.009541273117065</text:p>
          </table:table-cell>
          <table:table-cell office:value-type="float" office:value="0.00802054405212402" calcext:value-type="float">
            <text:p>0.00802054405212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761532783508301" calcext:value-type="float">
            <text:p>0.007615327835083</text:p>
          </table:table-cell>
          <table:table-cell office:value-type="float" office:value="0.00897049903869629" calcext:value-type="float">
            <text:p>0.008970499038696</text:p>
          </table:table-cell>
          <table:table-cell office:value-type="float" office:value="0.00812956094741821" calcext:value-type="float">
            <text:p>0.0081295609474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748848915100098" calcext:value-type="float">
            <text:p>0.007488489151001</text:p>
          </table:table-cell>
          <table:table-cell office:value-type="float" office:value="0.00941514968872071" calcext:value-type="float">
            <text:p>0.009415149688721</text:p>
          </table:table-cell>
          <table:table-cell office:value-type="float" office:value="0.00814723968505859" calcext:value-type="float">
            <text:p>0.00814723968505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754094123840332" calcext:value-type="float">
            <text:p>0.007540941238403</text:p>
          </table:table-cell>
          <table:table-cell office:value-type="float" office:value="0.00958514213562012" calcext:value-type="float">
            <text:p>0.00958514213562</text:p>
          </table:table-cell>
          <table:table-cell office:value-type="float" office:value="0.00813196897506714" calcext:value-type="float">
            <text:p>0.00813196897506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760746002197266" calcext:value-type="float">
            <text:p>0.007607460021973</text:p>
          </table:table-cell>
          <table:table-cell office:value-type="float" office:value="0.0091240406036377" calcext:value-type="float">
            <text:p>0.009124040603638</text:p>
          </table:table-cell>
          <table:table-cell office:value-type="float" office:value="0.00807965993881226" calcext:value-type="float">
            <text:p>0.0080796599388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745272636413574" calcext:value-type="float">
            <text:p>0.007452726364136</text:p>
          </table:table-cell>
          <table:table-cell office:value-type="float" office:value="0.0093221664428711" calcext:value-type="float">
            <text:p>0.009322166442871</text:p>
          </table:table-cell>
          <table:table-cell office:value-type="float" office:value="0.00813753604888916" calcext:value-type="float">
            <text:p>0.00813753604888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748610496520996" calcext:value-type="float">
            <text:p>0.00748610496521</text:p>
          </table:table-cell>
          <table:table-cell office:value-type="float" office:value="0.0119538307189941" calcext:value-type="float">
            <text:p>0.011953830718994</text:p>
          </table:table-cell>
          <table:table-cell office:value-type="float" office:value="0.00816851854324341" calcext:value-type="float">
            <text:p>0.00816851854324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752663612365723" calcext:value-type="float">
            <text:p>0.007526636123657</text:p>
          </table:table-cell>
          <table:table-cell office:value-type="float" office:value="0.00916552543640137" calcext:value-type="float">
            <text:p>0.009165525436401</text:p>
          </table:table-cell>
          <table:table-cell office:value-type="float" office:value="0.00793446302413941" calcext:value-type="float">
            <text:p>0.00793446302413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753879547119141" calcext:value-type="float">
            <text:p>0.007538795471191</text:p>
          </table:table-cell>
          <table:table-cell office:value-type="float" office:value="0.00935244560241699" calcext:value-type="float">
            <text:p>0.009352445602417</text:p>
          </table:table-cell>
          <table:table-cell office:value-type="float" office:value="0.00796700716018677" calcext:value-type="float">
            <text:p>0.00796700716018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743913650512695" calcext:value-type="float">
            <text:p>0.007439136505127</text:p>
          </table:table-cell>
          <table:table-cell office:value-type="float" office:value="0.00970864295959473" calcext:value-type="float">
            <text:p>0.009708642959595</text:p>
          </table:table-cell>
          <table:table-cell office:value-type="float" office:value="0.00814013481140137" calcext:value-type="float">
            <text:p>0.00814013481140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75223445892334" calcext:value-type="float">
            <text:p>0.007522344589233</text:p>
          </table:table-cell>
          <table:table-cell office:value-type="float" office:value="0.00952959060668945" calcext:value-type="float">
            <text:p>0.009529590606689</text:p>
          </table:table-cell>
          <table:table-cell office:value-type="float" office:value="0.00801036357879639" calcext:value-type="float">
            <text:p>0.00801036357879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743365287780762" calcext:value-type="float">
            <text:p>0.007433652877808</text:p>
          </table:table-cell>
          <table:table-cell office:value-type="float" office:value="0.00937867164611816" calcext:value-type="float">
            <text:p>0.009378671646118</text:p>
          </table:table-cell>
          <table:table-cell office:value-type="float" office:value="0.00805314779281616" calcext:value-type="float">
            <text:p>0.0080531477928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758957862854004" calcext:value-type="float">
            <text:p>0.00758957862854</text:p>
          </table:table-cell>
          <table:table-cell office:value-type="float" office:value="0.00945401191711426" calcext:value-type="float">
            <text:p>0.009454011917114</text:p>
          </table:table-cell>
          <table:table-cell office:value-type="float" office:value="0.00805717706680298" calcext:value-type="float">
            <text:p>0.00805717706680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746870040893555" calcext:value-type="float">
            <text:p>0.007468700408936</text:p>
          </table:table-cell>
          <table:table-cell office:value-type="float" office:value="0.00949716567993164" calcext:value-type="float">
            <text:p>0.009497165679932</text:p>
          </table:table-cell>
          <table:table-cell office:value-type="float" office:value="0.00797080993652344" calcext:value-type="float">
            <text:p>0.00797080993652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753903388977051" calcext:value-type="float">
            <text:p>0.007539033889771</text:p>
          </table:table-cell>
          <table:table-cell office:value-type="float" office:value="0.0096275806427002" calcext:value-type="float">
            <text:p>0.0096275806427</text:p>
          </table:table-cell>
          <table:table-cell office:value-type="float" office:value="0.00799950361251831" calcext:value-type="float">
            <text:p>0.0079995036125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757837295532227" calcext:value-type="float">
            <text:p>0.007578372955322</text:p>
          </table:table-cell>
          <table:table-cell office:value-type="float" office:value="0.0092766284942627" calcext:value-type="float">
            <text:p>0.009276628494263</text:p>
          </table:table-cell>
          <table:table-cell office:value-type="float" office:value="0.0081415057182312" calcext:value-type="float">
            <text:p>0.00814150571823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753688812255859" calcext:value-type="float">
            <text:p>0.007536888122559</text:p>
          </table:table-cell>
          <table:table-cell office:value-type="float" office:value="0.00932168960571289" calcext:value-type="float">
            <text:p>0.009321689605713</text:p>
          </table:table-cell>
          <table:table-cell office:value-type="float" office:value="0.00803048610687256" calcext:value-type="float">
            <text:p>0.00803048610687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760960578918457" calcext:value-type="float">
            <text:p>0.007609605789185</text:p>
          </table:table-cell>
          <table:table-cell office:value-type="float" office:value="0.00922107696533203" calcext:value-type="float">
            <text:p>0.009221076965332</text:p>
          </table:table-cell>
          <table:table-cell office:value-type="float" office:value="0.00800552368164063" calcext:value-type="float">
            <text:p>0.00800552368164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756669044494629" calcext:value-type="float">
            <text:p>0.007566690444946</text:p>
          </table:table-cell>
          <table:table-cell office:value-type="float" office:value="0.00936174392700195" calcext:value-type="float">
            <text:p>0.009361743927002</text:p>
          </table:table-cell>
          <table:table-cell office:value-type="float" office:value="0.00793942213058472" calcext:value-type="float">
            <text:p>0.00793942213058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747919082641602" calcext:value-type="float">
            <text:p>0.007479190826416</text:p>
          </table:table-cell>
          <table:table-cell office:value-type="float" office:value="0.00937390327453613" calcext:value-type="float">
            <text:p>0.009373903274536</text:p>
          </table:table-cell>
          <table:table-cell office:value-type="float" office:value="0.00795688629150391" calcext:value-type="float">
            <text:p>0.00795688629150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755763053894043" calcext:value-type="float">
            <text:p>0.00755763053894</text:p>
          </table:table-cell>
          <table:table-cell office:value-type="float" office:value="0.00943136215209961" calcext:value-type="float">
            <text:p>0.0094313621521</text:p>
          </table:table-cell>
          <table:table-cell office:value-type="float" office:value="0.00807504653930664" calcext:value-type="float">
            <text:p>0.00807504653930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750136375427246" calcext:value-type="float">
            <text:p>0.007501363754272</text:p>
          </table:table-cell>
          <table:table-cell office:value-type="float" office:value="0.00973200798034668" calcext:value-type="float">
            <text:p>0.009732007980347</text:p>
          </table:table-cell>
          <table:table-cell office:value-type="float" office:value="0.00818881988525391" calcext:value-type="float">
            <text:p>0.00818881988525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752091407775879" calcext:value-type="float">
            <text:p>0.007520914077759</text:p>
          </table:table-cell>
          <table:table-cell office:value-type="float" office:value="0.00986719131469727" calcext:value-type="float">
            <text:p>0.009867191314697</text:p>
          </table:table-cell>
          <table:table-cell office:value-type="float" office:value="0.00809447765350342" calcext:value-type="float">
            <text:p>0.00809447765350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757575035095215" calcext:value-type="float">
            <text:p>0.007575750350952</text:p>
          </table:table-cell>
          <table:table-cell office:value-type="float" office:value="0.00929641723632813" calcext:value-type="float">
            <text:p>0.009296417236328</text:p>
          </table:table-cell>
          <table:table-cell office:value-type="float" office:value="0.00819554328918457" calcext:value-type="float">
            <text:p>0.0081955432891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751948356628418" calcext:value-type="float">
            <text:p>0.007519483566284</text:p>
          </table:table-cell>
          <table:table-cell office:value-type="float" office:value="0.00931572914123535" calcext:value-type="float">
            <text:p>0.009315729141235</text:p>
          </table:table-cell>
          <table:table-cell office:value-type="float" office:value="0.00818560123443604" calcext:value-type="float">
            <text:p>0.00818560123443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77354907989502" calcext:value-type="float">
            <text:p>0.00773549079895</text:p>
          </table:table-cell>
          <table:table-cell office:value-type="float" office:value="0.00940752029418945" calcext:value-type="float">
            <text:p>0.009407520294189</text:p>
          </table:table-cell>
          <table:table-cell office:value-type="float" office:value="0.0081576943397522" calcext:value-type="float">
            <text:p>0.00815769433975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754261016845703" calcext:value-type="float">
            <text:p>0.007542610168457</text:p>
          </table:table-cell>
          <table:table-cell office:value-type="float" office:value="0.00909900665283203" calcext:value-type="float">
            <text:p>0.009099006652832</text:p>
          </table:table-cell>
          <table:table-cell office:value-type="float" office:value="0.00805461406707764" calcext:value-type="float">
            <text:p>0.00805461406707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771284103393555" calcext:value-type="float">
            <text:p>0.007712841033936</text:p>
          </table:table-cell>
          <table:table-cell office:value-type="float" office:value="0.00945901870727539" calcext:value-type="float">
            <text:p>0.009459018707275</text:p>
          </table:table-cell>
          <table:table-cell office:value-type="float" office:value="0.0081085205078125" calcext:value-type="float">
            <text:p>0.0081085205078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753617286682129" calcext:value-type="float">
            <text:p>0.007536172866821</text:p>
          </table:table-cell>
          <table:table-cell office:value-type="float" office:value="0.00991630554199219" calcext:value-type="float">
            <text:p>0.009916305541992</text:p>
          </table:table-cell>
          <table:table-cell office:value-type="float" office:value="0.00812594890594482" calcext:value-type="float">
            <text:p>0.0081259489059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752639770507813" calcext:value-type="float">
            <text:p>0.007526397705078</text:p>
          </table:table-cell>
          <table:table-cell office:value-type="float" office:value="0.00941085815429688" calcext:value-type="float">
            <text:p>0.009410858154297</text:p>
          </table:table-cell>
          <table:table-cell office:value-type="float" office:value="0.00810983180999756" calcext:value-type="float">
            <text:p>0.00810983180999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758910179138184" calcext:value-type="float">
            <text:p>0.007589101791382</text:p>
          </table:table-cell>
          <table:table-cell office:value-type="float" office:value="0.0093834400177002" calcext:value-type="float">
            <text:p>0.0093834400177</text:p>
          </table:table-cell>
          <table:table-cell office:value-type="float" office:value="0.00802887678146362" calcext:value-type="float">
            <text:p>0.00802887678146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747370719909668" calcext:value-type="float">
            <text:p>0.007473707199097</text:p>
          </table:table-cell>
          <table:table-cell office:value-type="float" office:value="0.00912976264953613" calcext:value-type="float">
            <text:p>0.009129762649536</text:p>
          </table:table-cell>
          <table:table-cell office:value-type="float" office:value="0.00806262493133545" calcext:value-type="float">
            <text:p>0.00806262493133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753450393676758" calcext:value-type="float">
            <text:p>0.007534503936768</text:p>
          </table:table-cell>
          <table:table-cell office:value-type="float" office:value="0.00939083099365235" calcext:value-type="float">
            <text:p>0.009390830993652</text:p>
          </table:table-cell>
          <table:table-cell office:value-type="float" office:value="0.00810308456420898" calcext:value-type="float">
            <text:p>0.00810308456420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752830505371094" calcext:value-type="float">
            <text:p>0.007528305053711</text:p>
          </table:table-cell>
          <table:table-cell office:value-type="float" office:value="0.00937175750732422" calcext:value-type="float">
            <text:p>0.009371757507324</text:p>
          </table:table-cell>
          <table:table-cell office:value-type="float" office:value="0.00792715549468994" calcext:value-type="float">
            <text:p>0.0079271554946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733542442321777" calcext:value-type="float">
            <text:p>0.007335424423218</text:p>
          </table:table-cell>
          <table:table-cell office:value-type="float" office:value="0.00960683822631836" calcext:value-type="float">
            <text:p>0.009606838226318</text:p>
          </table:table-cell>
          <table:table-cell office:value-type="float" office:value="0.00808125734329224" calcext:value-type="float">
            <text:p>0.00808125734329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748324394226074" calcext:value-type="float">
            <text:p>0.007483243942261</text:p>
          </table:table-cell>
          <table:table-cell office:value-type="float" office:value="0.00940942764282227" calcext:value-type="float">
            <text:p>0.009409427642822</text:p>
          </table:table-cell>
          <table:table-cell office:value-type="float" office:value="0.00806267261505127" calcext:value-type="float">
            <text:p>0.00806267261505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735116004943848" calcext:value-type="float">
            <text:p>0.007351160049438</text:p>
          </table:table-cell>
          <table:table-cell office:value-type="float" office:value="0.00975465774536133" calcext:value-type="float">
            <text:p>0.009754657745361</text:p>
          </table:table-cell>
          <table:table-cell office:value-type="float" office:value="0.0080788254737854" calcext:value-type="float">
            <text:p>0.00807882547378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750374794006348" calcext:value-type="float">
            <text:p>0.007503747940063</text:p>
          </table:table-cell>
          <table:table-cell office:value-type="float" office:value="0.00933980941772461" calcext:value-type="float">
            <text:p>0.009339809417725</text:p>
          </table:table-cell>
          <table:table-cell office:value-type="float" office:value="0.00804572105407715" calcext:value-type="float">
            <text:p>0.00804572105407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74005126953125" calcext:value-type="float">
            <text:p>0.007400512695313</text:p>
          </table:table-cell>
          <table:table-cell office:value-type="float" office:value="0.00953006744384766" calcext:value-type="float">
            <text:p>0.009530067443848</text:p>
          </table:table-cell>
          <table:table-cell office:value-type="float" office:value="0.00803495645523071" calcext:value-type="float">
            <text:p>0.00803495645523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739669799804688" calcext:value-type="float">
            <text:p>0.007396697998047</text:p>
          </table:table-cell>
          <table:table-cell office:value-type="float" office:value="0.00945281982421875" calcext:value-type="float">
            <text:p>0.009452819824219</text:p>
          </table:table-cell>
          <table:table-cell office:value-type="float" office:value="0.0083105206489563" calcext:value-type="float">
            <text:p>0.00831052064895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749635696411133" calcext:value-type="float">
            <text:p>0.007496356964111</text:p>
          </table:table-cell>
          <table:table-cell office:value-type="float" office:value="0.00914621353149414" calcext:value-type="float">
            <text:p>0.009146213531494</text:p>
          </table:table-cell>
          <table:table-cell office:value-type="float" office:value="0.00814998149871826" calcext:value-type="float">
            <text:p>0.0081499814987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763630867004395" calcext:value-type="float">
            <text:p>0.007636308670044</text:p>
          </table:table-cell>
          <table:table-cell office:value-type="float" office:value="0.00954127311706543" calcext:value-type="float">
            <text:p>0.009541273117065</text:p>
          </table:table-cell>
          <table:table-cell office:value-type="float" office:value="0.00802539587020874" calcext:value-type="float">
            <text:p>0.00802539587020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766587257385254" calcext:value-type="float">
            <text:p>0.007665872573853</text:p>
          </table:table-cell>
          <table:table-cell office:value-type="float" office:value="0.00898170471191406" calcext:value-type="float">
            <text:p>0.008981704711914</text:p>
          </table:table-cell>
          <table:table-cell office:value-type="float" office:value="0.00809961557388306" calcext:value-type="float">
            <text:p>0.00809961557388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763058662414551" calcext:value-type="float">
            <text:p>0.007630586624146</text:p>
          </table:table-cell>
          <table:table-cell office:value-type="float" office:value="0.010162353515625" calcext:value-type="float">
            <text:p>0.010162353515625</text:p>
          </table:table-cell>
          <table:table-cell office:value-type="float" office:value="0.00809355974197388" calcext:value-type="float">
            <text:p>0.00809355974197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750112533569336" calcext:value-type="float">
            <text:p>0.007501125335693</text:p>
          </table:table-cell>
          <table:table-cell office:value-type="float" office:value="0.0105376243591309" calcext:value-type="float">
            <text:p>0.010537624359131</text:p>
          </table:table-cell>
          <table:table-cell office:value-type="float" office:value="0.00805789232254028" calcext:value-type="float">
            <text:p>0.0080578923225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754523277282715" calcext:value-type="float">
            <text:p>0.007545232772827</text:p>
          </table:table-cell>
          <table:table-cell office:value-type="float" office:value="0.0102305412292481" calcext:value-type="float">
            <text:p>0.010230541229248</text:p>
          </table:table-cell>
          <table:table-cell office:value-type="float" office:value="0.00807002782821655" calcext:value-type="float">
            <text:p>0.00807002782821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762653350830078" calcext:value-type="float">
            <text:p>0.007626533508301</text:p>
          </table:table-cell>
          <table:table-cell office:value-type="float" office:value="0.0106191635131836" calcext:value-type="float">
            <text:p>0.010619163513184</text:p>
          </table:table-cell>
          <table:table-cell office:value-type="float" office:value="0.00806583166122437" calcext:value-type="float">
            <text:p>0.0080658316612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753927230834961" calcext:value-type="float">
            <text:p>0.00753927230835</text:p>
          </table:table-cell>
          <table:table-cell office:value-type="float" office:value="0.010012149810791" calcext:value-type="float">
            <text:p>0.010012149810791</text:p>
          </table:table-cell>
          <table:table-cell office:value-type="float" office:value="0.00803855657577515" calcext:value-type="float">
            <text:p>0.00803855657577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757789611816406" calcext:value-type="float">
            <text:p>0.007577896118164</text:p>
          </table:table-cell>
          <table:table-cell office:value-type="float" office:value="0.0104668140411377" calcext:value-type="float">
            <text:p>0.010466814041138</text:p>
          </table:table-cell>
          <table:table-cell office:value-type="float" office:value="0.00810269117355347" calcext:value-type="float">
            <text:p>0.00810269117355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748586654663086" calcext:value-type="float">
            <text:p>0.007485866546631</text:p>
          </table:table-cell>
          <table:table-cell office:value-type="float" office:value="0.0102996826171875" calcext:value-type="float">
            <text:p>0.010299682617188</text:p>
          </table:table-cell>
          <table:table-cell office:value-type="float" office:value="0.00810469388961792" calcext:value-type="float">
            <text:p>0.0081046938896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760936737060547" calcext:value-type="float">
            <text:p>0.007609367370605</text:p>
          </table:table-cell>
          <table:table-cell office:value-type="float" office:value="0.00951266288757324" calcext:value-type="float">
            <text:p>0.009512662887573</text:p>
          </table:table-cell>
          <table:table-cell office:value-type="float" office:value="0.00821918249130249" calcext:value-type="float">
            <text:p>0.00821918249130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751590728759766" calcext:value-type="float">
            <text:p>0.007515907287598</text:p>
          </table:table-cell>
          <table:table-cell office:value-type="float" office:value="0.00955009460449219" calcext:value-type="float">
            <text:p>0.009550094604492</text:p>
          </table:table-cell>
          <table:table-cell office:value-type="float" office:value="0.00814862251281738" calcext:value-type="float">
            <text:p>0.00814862251281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746893882751465" calcext:value-type="float">
            <text:p>0.007468938827515</text:p>
          </table:table-cell>
          <table:table-cell office:value-type="float" office:value="0.00933456420898438" calcext:value-type="float">
            <text:p>0.009334564208984</text:p>
          </table:table-cell>
          <table:table-cell office:value-type="float" office:value="0.00815576314926148" calcext:value-type="float">
            <text:p>0.00815576314926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752139091491699" calcext:value-type="float">
            <text:p>0.007521390914917</text:p>
          </table:table-cell>
          <table:table-cell office:value-type="float" office:value="0.00921034812927246" calcext:value-type="float">
            <text:p>0.009210348129272</text:p>
          </table:table-cell>
          <table:table-cell office:value-type="float" office:value="0.00823426246643066" calcext:value-type="float">
            <text:p>0.0082342624664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760507583618164" calcext:value-type="float">
            <text:p>0.007605075836182</text:p>
          </table:table-cell>
          <table:table-cell office:value-type="float" office:value="0.00939321517944336" calcext:value-type="float">
            <text:p>0.009393215179443</text:p>
          </table:table-cell>
          <table:table-cell office:value-type="float" office:value="0.00820378065109253" calcext:value-type="float">
            <text:p>0.00820378065109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759530067443848" calcext:value-type="float">
            <text:p>0.007595300674438</text:p>
          </table:table-cell>
          <table:table-cell office:value-type="float" office:value="0.00895118713378906" calcext:value-type="float">
            <text:p>0.008951187133789</text:p>
          </table:table-cell>
          <table:table-cell office:value-type="float" office:value="0.008294677734375" calcext:value-type="float">
            <text:p>0.00829467773437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754666328430176" calcext:value-type="float">
            <text:p>0.007546663284302</text:p>
          </table:table-cell>
          <table:table-cell office:value-type="float" office:value="0.0092470645904541" calcext:value-type="float">
            <text:p>0.009247064590454</text:p>
          </table:table-cell>
          <table:table-cell office:value-type="float" office:value="0.0080553412437439" calcext:value-type="float">
            <text:p>0.0080553412437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755047798156738" calcext:value-type="float">
            <text:p>0.007550477981567</text:p>
          </table:table-cell>
          <table:table-cell office:value-type="float" office:value="0.00928068161010742" calcext:value-type="float">
            <text:p>0.009280681610107</text:p>
          </table:table-cell>
          <table:table-cell office:value-type="float" office:value="0.00810152292251587" calcext:value-type="float">
            <text:p>0.0081015229225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752162933349609" calcext:value-type="float">
            <text:p>0.007521629333496</text:p>
          </table:table-cell>
          <table:table-cell office:value-type="float" office:value="0.00953888893127441" calcext:value-type="float">
            <text:p>0.009538888931274</text:p>
          </table:table-cell>
          <table:table-cell office:value-type="float" office:value="0.00822807550430298" calcext:value-type="float">
            <text:p>0.00822807550430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762653350830078" calcext:value-type="float">
            <text:p>0.007626533508301</text:p>
          </table:table-cell>
          <table:table-cell office:value-type="float" office:value="0.00945854187011719" calcext:value-type="float">
            <text:p>0.009458541870117</text:p>
          </table:table-cell>
          <table:table-cell office:value-type="float" office:value="0.00823929309844971" calcext:value-type="float">
            <text:p>0.0082392930984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752925872802734" calcext:value-type="float">
            <text:p>0.007529258728027</text:p>
          </table:table-cell>
          <table:table-cell office:value-type="float" office:value="0.00941729545593262" calcext:value-type="float">
            <text:p>0.009417295455933</text:p>
          </table:table-cell>
          <table:table-cell office:value-type="float" office:value="0.008189857006073" calcext:value-type="float">
            <text:p>0.00818985700607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748252868652344" calcext:value-type="float">
            <text:p>0.007482528686523</text:p>
          </table:table-cell>
          <table:table-cell office:value-type="float" office:value="0.00947427749633789" calcext:value-type="float">
            <text:p>0.009474277496338</text:p>
          </table:table-cell>
          <table:table-cell office:value-type="float" office:value="0.00811841487884522" calcext:value-type="float">
            <text:p>0.00811841487884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759768486022949" calcext:value-type="float">
            <text:p>0.00759768486023</text:p>
          </table:table-cell>
          <table:table-cell office:value-type="float" office:value="0.00972580909729004" calcext:value-type="float">
            <text:p>0.00972580909729</text:p>
          </table:table-cell>
          <table:table-cell office:value-type="float" office:value="0.00822056531906128" calcext:value-type="float">
            <text:p>0.00822056531906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74305534362793" calcext:value-type="float">
            <text:p>0.007430553436279</text:p>
          </table:table-cell>
          <table:table-cell office:value-type="float" office:value="0.00981640815734863" calcext:value-type="float">
            <text:p>0.009816408157349</text:p>
          </table:table-cell>
          <table:table-cell office:value-type="float" office:value="0.00822635889053345" calcext:value-type="float">
            <text:p>0.00822635889053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75984001159668" calcext:value-type="float">
            <text:p>0.007598400115967</text:p>
          </table:table-cell>
          <table:table-cell office:value-type="float" office:value="0.00960254669189453" calcext:value-type="float">
            <text:p>0.009602546691895</text:p>
          </table:table-cell>
          <table:table-cell office:value-type="float" office:value="0.00820770263671875" calcext:value-type="float">
            <text:p>0.00820770263671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760841369628906" calcext:value-type="float">
            <text:p>0.007608413696289</text:p>
          </table:table-cell>
          <table:table-cell office:value-type="float" office:value="0.00981855392456055" calcext:value-type="float">
            <text:p>0.009818553924561</text:p>
          </table:table-cell>
          <table:table-cell office:value-type="float" office:value="0.00809625387191772" calcext:value-type="float">
            <text:p>0.0080962538719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776076316833496" calcext:value-type="float">
            <text:p>0.007760763168335</text:p>
          </table:table-cell>
          <table:table-cell office:value-type="float" office:value="0.00963807106018066" calcext:value-type="float">
            <text:p>0.009638071060181</text:p>
          </table:table-cell>
          <table:table-cell office:value-type="float" office:value="0.00829510688781738" calcext:value-type="float">
            <text:p>0.0082951068878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787115097045898" calcext:value-type="float">
            <text:p>0.007871150970459</text:p>
          </table:table-cell>
          <table:table-cell office:value-type="float" office:value="0.00903797149658203" calcext:value-type="float">
            <text:p>0.009037971496582</text:p>
          </table:table-cell>
          <table:table-cell office:value-type="float" office:value="0.00817737579345703" calcext:value-type="float">
            <text:p>0.00817737579345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743722915649414" calcext:value-type="float">
            <text:p>0.007437229156494</text:p>
          </table:table-cell>
          <table:table-cell office:value-type="float" office:value="0.00899291038513184" calcext:value-type="float">
            <text:p>0.008992910385132</text:p>
          </table:table-cell>
          <table:table-cell office:value-type="float" office:value="0.00804513692855835" calcext:value-type="float">
            <text:p>0.00804513692855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761651992797852" calcext:value-type="float">
            <text:p>0.007616519927979</text:p>
          </table:table-cell>
          <table:table-cell office:value-type="float" office:value="0.00917887687683106" calcext:value-type="float">
            <text:p>0.009178876876831</text:p>
          </table:table-cell>
          <table:table-cell office:value-type="float" office:value="0.00816372632980347" calcext:value-type="float">
            <text:p>0.00816372632980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766992568969727" calcext:value-type="float">
            <text:p>0.007669925689697</text:p>
          </table:table-cell>
          <table:table-cell office:value-type="float" office:value="0.0108101367950439" calcext:value-type="float">
            <text:p>0.010810136795044</text:p>
          </table:table-cell>
          <table:table-cell office:value-type="float" office:value="0.00833401679992676" calcext:value-type="float">
            <text:p>0.0083340167999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761508941650391" calcext:value-type="float">
            <text:p>0.007615089416504</text:p>
          </table:table-cell>
          <table:table-cell office:value-type="float" office:value="0.0105507373809814" calcext:value-type="float">
            <text:p>0.010550737380982</text:p>
          </table:table-cell>
          <table:table-cell office:value-type="float" office:value="0.00830819606781006" calcext:value-type="float">
            <text:p>0.0083081960678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78732967376709" calcext:value-type="float">
            <text:p>0.007873296737671</text:p>
          </table:table-cell>
          <table:table-cell office:value-type="float" office:value="0.0104153156280518" calcext:value-type="float">
            <text:p>0.010415315628052</text:p>
          </table:table-cell>
          <table:table-cell office:value-type="float" office:value="0.00839776992797852" calcext:value-type="float">
            <text:p>0.00839776992797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743794441223145" calcext:value-type="float">
            <text:p>0.007437944412231</text:p>
          </table:table-cell>
          <table:table-cell office:value-type="float" office:value="0.0106983184814453" calcext:value-type="float">
            <text:p>0.010698318481445</text:p>
          </table:table-cell>
          <table:table-cell office:value-type="float" office:value="0.00816353559494019" calcext:value-type="float">
            <text:p>0.008163535594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756740570068359" calcext:value-type="float">
            <text:p>0.007567405700684</text:p>
          </table:table-cell>
          <table:table-cell office:value-type="float" office:value="0.0105810165405273" calcext:value-type="float">
            <text:p>0.010581016540527</text:p>
          </table:table-cell>
          <table:table-cell office:value-type="float" office:value="0.00812925100326538" calcext:value-type="float">
            <text:p>0.00812925100326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754380226135254" calcext:value-type="float">
            <text:p>0.007543802261353</text:p>
          </table:table-cell>
          <table:table-cell office:value-type="float" office:value="0.0105288028717041" calcext:value-type="float">
            <text:p>0.010528802871704</text:p>
          </table:table-cell>
          <table:table-cell office:value-type="float" office:value="0.00802137851715088" calcext:value-type="float">
            <text:p>0.0080213785171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749063491821289" calcext:value-type="float">
            <text:p>0.007490634918213</text:p>
          </table:table-cell>
          <table:table-cell office:value-type="float" office:value="0.0107326507568359" calcext:value-type="float">
            <text:p>0.010732650756836</text:p>
          </table:table-cell>
          <table:table-cell office:value-type="float" office:value="0.00802981853485107" calcext:value-type="float">
            <text:p>0.00802981853485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751543045043945" calcext:value-type="float">
            <text:p>0.007515430450439</text:p>
          </table:table-cell>
          <table:table-cell office:value-type="float" office:value="0.0110039710998535" calcext:value-type="float">
            <text:p>0.011003971099854</text:p>
          </table:table-cell>
          <table:table-cell office:value-type="float" office:value="0.00817329883575439" calcext:value-type="float">
            <text:p>0.00817329883575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748753547668457" calcext:value-type="float">
            <text:p>0.007487535476685</text:p>
          </table:table-cell>
          <table:table-cell office:value-type="float" office:value="0.010711669921875" calcext:value-type="float">
            <text:p>0.010711669921875</text:p>
          </table:table-cell>
          <table:table-cell office:value-type="float" office:value="0.0080954909324646" calcext:value-type="float">
            <text:p>0.00809549093246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753498077392578" calcext:value-type="float">
            <text:p>0.007534980773926</text:p>
          </table:table-cell>
          <table:table-cell office:value-type="float" office:value="0.0105493068695068" calcext:value-type="float">
            <text:p>0.010549306869507</text:p>
          </table:table-cell>
          <table:table-cell office:value-type="float" office:value="0.00824877023696899" calcext:value-type="float">
            <text:p>0.00824877023696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774502754211426" calcext:value-type="float">
            <text:p>0.007745027542114</text:p>
          </table:table-cell>
          <table:table-cell office:value-type="float" office:value="0.0106348991394043" calcext:value-type="float">
            <text:p>0.010634899139404</text:p>
          </table:table-cell>
          <table:table-cell office:value-type="float" office:value="0.00825752019882202" calcext:value-type="float">
            <text:p>0.00825752019882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745177268981934" calcext:value-type="float">
            <text:p>0.007451772689819</text:p>
          </table:table-cell>
          <table:table-cell office:value-type="float" office:value="0.0107362270355225" calcext:value-type="float">
            <text:p>0.010736227035523</text:p>
          </table:table-cell>
          <table:table-cell office:value-type="float" office:value="0.0080184817314148" calcext:value-type="float">
            <text:p>0.0080184817314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760412216186523" calcext:value-type="float">
            <text:p>0.007604122161865</text:p>
          </table:table-cell>
          <table:table-cell office:value-type="float" office:value="0.0110087394714356" calcext:value-type="float">
            <text:p>0.011008739471436</text:p>
          </table:table-cell>
          <table:table-cell office:value-type="float" office:value="0.00813794136047363" calcext:value-type="float">
            <text:p>0.00813794136047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792241096496582" calcext:value-type="float">
            <text:p>0.007922410964966</text:p>
          </table:table-cell>
          <table:table-cell office:value-type="float" office:value="0.010725736618042" calcext:value-type="float">
            <text:p>0.010725736618042</text:p>
          </table:table-cell>
          <table:table-cell office:value-type="float" office:value="0.00838272571563721" calcext:value-type="float">
            <text:p>0.00838272571563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748777389526367" calcext:value-type="float">
            <text:p>0.007487773895264</text:p>
          </table:table-cell>
          <table:table-cell office:value-type="float" office:value="0.0107061862945557" calcext:value-type="float">
            <text:p>0.010706186294556</text:p>
          </table:table-cell>
          <table:table-cell office:value-type="float" office:value="0.00803225040435791" calcext:value-type="float">
            <text:p>0.00803225040435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746965408325195" calcext:value-type="float">
            <text:p>0.007469654083252</text:p>
          </table:table-cell>
          <table:table-cell office:value-type="float" office:value="0.0107851028442383" calcext:value-type="float">
            <text:p>0.010785102844238</text:p>
          </table:table-cell>
          <table:table-cell office:value-type="float" office:value="0.00809873342514038" calcext:value-type="float">
            <text:p>0.008098733425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754165649414063" calcext:value-type="float">
            <text:p>0.007541656494141</text:p>
          </table:table-cell>
          <table:table-cell office:value-type="float" office:value="0.0108191967010498" calcext:value-type="float">
            <text:p>0.01081919670105</text:p>
          </table:table-cell>
          <table:table-cell office:value-type="float" office:value="0.00822515487670898" calcext:value-type="float">
            <text:p>0.00822515487670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746440887451172" calcext:value-type="float">
            <text:p>0.007464408874512</text:p>
          </table:table-cell>
          <table:table-cell office:value-type="float" office:value="0.0112998485565186" calcext:value-type="float">
            <text:p>0.011299848556519</text:p>
          </table:table-cell>
          <table:table-cell office:value-type="float" office:value="0.00810002088546753" calcext:value-type="float">
            <text:p>0.00810002088546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761651992797852" calcext:value-type="float">
            <text:p>0.007616519927979</text:p>
          </table:table-cell>
          <table:table-cell office:value-type="float" office:value="0.0105812549591064" calcext:value-type="float">
            <text:p>0.010581254959107</text:p>
          </table:table-cell>
          <table:table-cell office:value-type="float" office:value="0.00805916786193848" calcext:value-type="float">
            <text:p>0.00805916786193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748753547668457" calcext:value-type="float">
            <text:p>0.007487535476685</text:p>
          </table:table-cell>
          <table:table-cell office:value-type="float" office:value="0.00888156890869141" calcext:value-type="float">
            <text:p>0.008881568908691</text:p>
          </table:table-cell>
          <table:table-cell office:value-type="float" office:value="0.00804965496063232" calcext:value-type="float">
            <text:p>0.00804965496063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761675834655762" calcext:value-type="float">
            <text:p>0.007616758346558</text:p>
          </table:table-cell>
          <table:table-cell office:value-type="float" office:value="0.00927019119262695" calcext:value-type="float">
            <text:p>0.009270191192627</text:p>
          </table:table-cell>
          <table:table-cell office:value-type="float" office:value="0.00798932313919067" calcext:value-type="float">
            <text:p>0.00798932313919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754761695861817" calcext:value-type="float">
            <text:p>0.007547616958618</text:p>
          </table:table-cell>
          <table:table-cell office:value-type="float" office:value="0.00890374183654785" calcext:value-type="float">
            <text:p>0.008903741836548</text:p>
          </table:table-cell>
          <table:table-cell office:value-type="float" office:value="0.00808005332946777" calcext:value-type="float">
            <text:p>0.00808005332946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772786140441895" calcext:value-type="float">
            <text:p>0.007727861404419</text:p>
          </table:table-cell>
          <table:table-cell office:value-type="float" office:value="0.0228157043457031" calcext:value-type="float">
            <text:p>0.022815704345703</text:p>
          </table:table-cell>
          <table:table-cell office:value-type="float" office:value="0.00925724506378174" calcext:value-type="float">
            <text:p>0.00925724506378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750470161437988" calcext:value-type="float">
            <text:p>0.00750470161438</text:p>
          </table:table-cell>
          <table:table-cell office:value-type="float" office:value="0.0094292163848877" calcext:value-type="float">
            <text:p>0.009429216384888</text:p>
          </table:table-cell>
          <table:table-cell office:value-type="float" office:value="0.00801243782043457" calcext:value-type="float">
            <text:p>0.00801243782043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756025314331055" calcext:value-type="float">
            <text:p>0.007560253143311</text:p>
          </table:table-cell>
          <table:table-cell office:value-type="float" office:value="0.00949144363403321" calcext:value-type="float">
            <text:p>0.009491443634033</text:p>
          </table:table-cell>
          <table:table-cell office:value-type="float" office:value="0.00806008577346802" calcext:value-type="float">
            <text:p>0.00806008577346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754523277282715" calcext:value-type="float">
            <text:p>0.007545232772827</text:p>
          </table:table-cell>
          <table:table-cell office:value-type="float" office:value="0.00905132293701172" calcext:value-type="float">
            <text:p>0.009051322937012</text:p>
          </table:table-cell>
          <table:table-cell office:value-type="float" office:value="0.00801043510437012" calcext:value-type="float">
            <text:p>0.0080104351043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743246078491211" calcext:value-type="float">
            <text:p>0.007432460784912</text:p>
          </table:table-cell>
          <table:table-cell office:value-type="float" office:value="0.00901412963867188" calcext:value-type="float">
            <text:p>0.009014129638672</text:p>
          </table:table-cell>
          <table:table-cell office:value-type="float" office:value="0.00796604156494141" calcext:value-type="float">
            <text:p>0.00796604156494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742292404174805" calcext:value-type="float">
            <text:p>0.007422924041748</text:p>
          </table:table-cell>
          <table:table-cell office:value-type="float" office:value="0.00936293601989746" calcext:value-type="float">
            <text:p>0.009362936019897</text:p>
          </table:table-cell>
          <table:table-cell office:value-type="float" office:value="0.00805450677871704" calcext:value-type="float">
            <text:p>0.00805450677871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754213333129883" calcext:value-type="float">
            <text:p>0.007542133331299</text:p>
          </table:table-cell>
          <table:table-cell office:value-type="float" office:value="0.00923657417297363" calcext:value-type="float">
            <text:p>0.009236574172974</text:p>
          </table:table-cell>
          <table:table-cell office:value-type="float" office:value="0.00799843072891235" calcext:value-type="float">
            <text:p>0.0079984307289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756502151489258" calcext:value-type="float">
            <text:p>0.007565021514893</text:p>
          </table:table-cell>
          <table:table-cell office:value-type="float" office:value="0.00933384895324707" calcext:value-type="float">
            <text:p>0.009333848953247</text:p>
          </table:table-cell>
          <table:table-cell office:value-type="float" office:value="0.00806871652603149" calcext:value-type="float">
            <text:p>0.00806871652603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761103630065918" calcext:value-type="float">
            <text:p>0.007611036300659</text:p>
          </table:table-cell>
          <table:table-cell office:value-type="float" office:value="0.0108087062835693" calcext:value-type="float">
            <text:p>0.010808706283569</text:p>
          </table:table-cell>
          <table:table-cell office:value-type="float" office:value="0.00813339948654175" calcext:value-type="float">
            <text:p>0.00813339948654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743246078491211" calcext:value-type="float">
            <text:p>0.007432460784912</text:p>
          </table:table-cell>
          <table:table-cell office:value-type="float" office:value="0.0108375549316406" calcext:value-type="float">
            <text:p>0.010837554931641</text:p>
          </table:table-cell>
          <table:table-cell office:value-type="float" office:value="0.00821832418441772" calcext:value-type="float">
            <text:p>0.0082183241844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750422477722168" calcext:value-type="float">
            <text:p>0.007504224777222</text:p>
          </table:table-cell>
          <table:table-cell office:value-type="float" office:value="0.0108113288879395" calcext:value-type="float">
            <text:p>0.01081132888794</text:p>
          </table:table-cell>
          <table:table-cell office:value-type="float" office:value="0.00819802284240723" calcext:value-type="float">
            <text:p>0.00819802284240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752139091491699" calcext:value-type="float">
            <text:p>0.007521390914917</text:p>
          </table:table-cell>
          <table:table-cell office:value-type="float" office:value="0.0107252597808838" calcext:value-type="float">
            <text:p>0.010725259780884</text:p>
          </table:table-cell>
          <table:table-cell office:value-type="float" office:value="0.0080769419670105" calcext:value-type="float">
            <text:p>0.00807694196701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755047798156738" calcext:value-type="float">
            <text:p>0.007550477981567</text:p>
          </table:table-cell>
          <table:table-cell office:value-type="float" office:value="0.00958919525146485" calcext:value-type="float">
            <text:p>0.009589195251465</text:p>
          </table:table-cell>
          <table:table-cell office:value-type="float" office:value="0.00818898677825928" calcext:value-type="float">
            <text:p>0.00818898677825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746846199035645" calcext:value-type="float">
            <text:p>0.007468461990356</text:p>
          </table:table-cell>
          <table:table-cell office:value-type="float" office:value="0.00915622711181641" calcext:value-type="float">
            <text:p>0.009156227111816</text:p>
          </table:table-cell>
          <table:table-cell office:value-type="float" office:value="0.00811684131622315" calcext:value-type="float">
            <text:p>0.00811684131622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757813453674317" calcext:value-type="float">
            <text:p>0.007578134536743</text:p>
          </table:table-cell>
          <table:table-cell office:value-type="float" office:value="0.00970149040222168" calcext:value-type="float">
            <text:p>0.009701490402222</text:p>
          </table:table-cell>
          <table:table-cell office:value-type="float" office:value="0.00810329914093018" calcext:value-type="float">
            <text:p>0.0081032991409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746250152587891" calcext:value-type="float">
            <text:p>0.007462501525879</text:p>
          </table:table-cell>
          <table:table-cell office:value-type="float" office:value="0.00924277305603027" calcext:value-type="float">
            <text:p>0.00924277305603</text:p>
          </table:table-cell>
          <table:table-cell office:value-type="float" office:value="0.00805332660675049" calcext:value-type="float">
            <text:p>0.0080533266067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758528709411621" calcext:value-type="float">
            <text:p>0.007585287094116</text:p>
          </table:table-cell>
          <table:table-cell office:value-type="float" office:value="0.00964689254760742" calcext:value-type="float">
            <text:p>0.009646892547607</text:p>
          </table:table-cell>
          <table:table-cell office:value-type="float" office:value="0.00807209014892578" calcext:value-type="float">
            <text:p>0.00807209014892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747466087341309" calcext:value-type="float">
            <text:p>0.007474660873413</text:p>
          </table:table-cell>
          <table:table-cell office:value-type="float" office:value="0.00933527946472168" calcext:value-type="float">
            <text:p>0.009335279464722</text:p>
          </table:table-cell>
          <table:table-cell office:value-type="float" office:value="0.00819060802459717" calcext:value-type="float">
            <text:p>0.00819060802459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756907463073731" calcext:value-type="float">
            <text:p>0.007569074630737</text:p>
          </table:table-cell>
          <table:table-cell office:value-type="float" office:value="0.00919365882873535" calcext:value-type="float">
            <text:p>0.009193658828735</text:p>
          </table:table-cell>
          <table:table-cell office:value-type="float" office:value="0.008086097240448" calcext:value-type="float">
            <text:p>0.00808609724044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749087333679199" calcext:value-type="float">
            <text:p>0.007490873336792</text:p>
          </table:table-cell>
          <table:table-cell office:value-type="float" office:value="0.00940227508544922" calcext:value-type="float">
            <text:p>0.009402275085449</text:p>
          </table:table-cell>
          <table:table-cell office:value-type="float" office:value="0.00804276466369629" calcext:value-type="float">
            <text:p>0.00804276466369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763487815856934" calcext:value-type="float">
            <text:p>0.007634878158569</text:p>
          </table:table-cell>
          <table:table-cell office:value-type="float" office:value="0.00965428352355957" calcext:value-type="float">
            <text:p>0.00965428352356</text:p>
          </table:table-cell>
          <table:table-cell office:value-type="float" office:value="0.00818548202514648" calcext:value-type="float">
            <text:p>0.00818548202514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754690170288086" calcext:value-type="float">
            <text:p>0.007546901702881</text:p>
          </table:table-cell>
          <table:table-cell office:value-type="float" office:value="0.00941538810729981" calcext:value-type="float">
            <text:p>0.0094153881073</text:p>
          </table:table-cell>
          <table:table-cell office:value-type="float" office:value="0.0080981969833374" calcext:value-type="float">
            <text:p>0.00809819698333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752639770507813" calcext:value-type="float">
            <text:p>0.007526397705078</text:p>
          </table:table-cell>
          <table:table-cell office:value-type="float" office:value="0.0101239681243896" calcext:value-type="float">
            <text:p>0.01012396812439</text:p>
          </table:table-cell>
          <table:table-cell office:value-type="float" office:value="0.00829950571060181" calcext:value-type="float">
            <text:p>0.00829950571060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763535499572754" calcext:value-type="float">
            <text:p>0.007635354995728</text:p>
          </table:table-cell>
          <table:table-cell office:value-type="float" office:value="0.00964617729187012" calcext:value-type="float">
            <text:p>0.00964617729187</text:p>
          </table:table-cell>
          <table:table-cell office:value-type="float" office:value="0.00815976858139038" calcext:value-type="float">
            <text:p>0.0081597685813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75526237487793" calcext:value-type="float">
            <text:p>0.007552623748779</text:p>
          </table:table-cell>
          <table:table-cell office:value-type="float" office:value="0.00921154022216797" calcext:value-type="float">
            <text:p>0.009211540222168</text:p>
          </table:table-cell>
          <table:table-cell office:value-type="float" office:value="0.00808106660842896" calcext:value-type="float">
            <text:p>0.00808106660842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779128074645996" calcext:value-type="float">
            <text:p>0.00779128074646</text:p>
          </table:table-cell>
          <table:table-cell office:value-type="float" office:value="0.00927019119262695" calcext:value-type="float">
            <text:p>0.009270191192627</text:p>
          </table:table-cell>
          <table:table-cell office:value-type="float" office:value="0.00820879936218262" calcext:value-type="float">
            <text:p>0.00820879936218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766873359680176" calcext:value-type="float">
            <text:p>0.007668733596802</text:p>
          </table:table-cell>
          <table:table-cell office:value-type="float" office:value="0.0091860294342041" calcext:value-type="float">
            <text:p>0.009186029434204</text:p>
          </table:table-cell>
          <table:table-cell office:value-type="float" office:value="0.00803667306900024" calcext:value-type="float">
            <text:p>0.00803667306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77667236328125" calcext:value-type="float">
            <text:p>0.007766723632813</text:p>
          </table:table-cell>
          <table:table-cell office:value-type="float" office:value="0.00939512252807617" calcext:value-type="float">
            <text:p>0.009395122528076</text:p>
          </table:table-cell>
          <table:table-cell office:value-type="float" office:value="0.00817185640335083" calcext:value-type="float">
            <text:p>0.00817185640335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748538970947266" calcext:value-type="float">
            <text:p>0.007485389709473</text:p>
          </table:table-cell>
          <table:table-cell office:value-type="float" office:value="0.0110461711883545" calcext:value-type="float">
            <text:p>0.011046171188355</text:p>
          </table:table-cell>
          <table:table-cell office:value-type="float" office:value="0.00819945335388184" calcext:value-type="float">
            <text:p>0.00819945335388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74160099029541" calcext:value-type="float">
            <text:p>0.007416009902954</text:p>
          </table:table-cell>
          <table:table-cell office:value-type="float" office:value="0.00948691368103027" calcext:value-type="float">
            <text:p>0.00948691368103</text:p>
          </table:table-cell>
          <table:table-cell office:value-type="float" office:value="0.00806112289428711" calcext:value-type="float">
            <text:p>0.00806112289428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747179985046387" calcext:value-type="float">
            <text:p>0.007471799850464</text:p>
          </table:table-cell>
          <table:table-cell office:value-type="float" office:value="0.0107579231262207" calcext:value-type="float">
            <text:p>0.010757923126221</text:p>
          </table:table-cell>
          <table:table-cell office:value-type="float" office:value="0.00813767910003662" calcext:value-type="float">
            <text:p>0.00813767910003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746941566467285" calcext:value-type="float">
            <text:p>0.007469415664673</text:p>
          </table:table-cell>
          <table:table-cell office:value-type="float" office:value="0.0101184844970703" calcext:value-type="float">
            <text:p>0.01011848449707</text:p>
          </table:table-cell>
          <table:table-cell office:value-type="float" office:value="0.00809464454650879" calcext:value-type="float">
            <text:p>0.0080946445465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756049156188965" calcext:value-type="float">
            <text:p>0.00756049156189</text:p>
          </table:table-cell>
          <table:table-cell office:value-type="float" office:value="0.0109131336212158" calcext:value-type="float">
            <text:p>0.010913133621216</text:p>
          </table:table-cell>
          <table:table-cell office:value-type="float" office:value="0.0081683874130249" calcext:value-type="float">
            <text:p>0.0081683874130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757122039794922" calcext:value-type="float">
            <text:p>0.007571220397949</text:p>
          </table:table-cell>
          <table:table-cell office:value-type="float" office:value="0.0090031623840332" calcext:value-type="float">
            <text:p>0.009003162384033</text:p>
          </table:table-cell>
          <table:table-cell office:value-type="float" office:value="0.00808670520782471" calcext:value-type="float">
            <text:p>0.00808670520782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756120681762695" calcext:value-type="float">
            <text:p>0.007561206817627</text:p>
          </table:table-cell>
          <table:table-cell office:value-type="float" office:value="0.00923585891723633" calcext:value-type="float">
            <text:p>0.009235858917236</text:p>
          </table:table-cell>
          <table:table-cell office:value-type="float" office:value="0.00816143751144409" calcext:value-type="float">
            <text:p>0.00816143751144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754547119140625" calcext:value-type="float">
            <text:p>0.007545471191406</text:p>
          </table:table-cell>
          <table:table-cell office:value-type="float" office:value="0.00926494598388672" calcext:value-type="float">
            <text:p>0.009264945983887</text:p>
          </table:table-cell>
          <table:table-cell office:value-type="float" office:value="0.00799573659896851" calcext:value-type="float">
            <text:p>0.00799573659896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751042366027832" calcext:value-type="float">
            <text:p>0.007510423660278</text:p>
          </table:table-cell>
          <table:table-cell office:value-type="float" office:value="0.00968599319458008" calcext:value-type="float">
            <text:p>0.00968599319458</text:p>
          </table:table-cell>
          <table:table-cell office:value-type="float" office:value="0.00814484357833862" calcext:value-type="float">
            <text:p>0.00814484357833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755429267883301" calcext:value-type="float">
            <text:p>0.007554292678833</text:p>
          </table:table-cell>
          <table:table-cell office:value-type="float" office:value="0.0108447074890137" calcext:value-type="float">
            <text:p>0.010844707489014</text:p>
          </table:table-cell>
          <table:table-cell office:value-type="float" office:value="0.00813999176025391" calcext:value-type="float">
            <text:p>0.00813999176025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770139694213867" calcext:value-type="float">
            <text:p>0.007701396942139</text:p>
          </table:table-cell>
          <table:table-cell office:value-type="float" office:value="0.0107004642486572" calcext:value-type="float">
            <text:p>0.010700464248657</text:p>
          </table:table-cell>
          <table:table-cell office:value-type="float" office:value="0.00830284357070923" calcext:value-type="float">
            <text:p>0.00830284357070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759100914001465" calcext:value-type="float">
            <text:p>0.007591009140015</text:p>
          </table:table-cell>
          <table:table-cell office:value-type="float" office:value="0.0107014179229736" calcext:value-type="float">
            <text:p>0.010701417922974</text:p>
          </table:table-cell>
          <table:table-cell office:value-type="float" office:value="0.00809582471847534" calcext:value-type="float">
            <text:p>0.00809582471847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754404067993164" calcext:value-type="float">
            <text:p>0.007544040679932</text:p>
          </table:table-cell>
          <table:table-cell office:value-type="float" office:value="0.0106096267700195" calcext:value-type="float">
            <text:p>0.01060962677002</text:p>
          </table:table-cell>
          <table:table-cell office:value-type="float" office:value="0.00812307596206665" calcext:value-type="float">
            <text:p>0.00812307596206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754451751708984" calcext:value-type="float">
            <text:p>0.00754451751709</text:p>
          </table:table-cell>
          <table:table-cell office:value-type="float" office:value="0.0109407901763916" calcext:value-type="float">
            <text:p>0.010940790176392</text:p>
          </table:table-cell>
          <table:table-cell office:value-type="float" office:value="0.00810070037841797" calcext:value-type="float">
            <text:p>0.0081007003784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764250755310059" calcext:value-type="float">
            <text:p>0.007642507553101</text:p>
          </table:table-cell>
          <table:table-cell office:value-type="float" office:value="0.0109639167785645" calcext:value-type="float">
            <text:p>0.010963916778565</text:p>
          </table:table-cell>
          <table:table-cell office:value-type="float" office:value="0.00821787118911743" calcext:value-type="float">
            <text:p>0.00821787118911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75531005859375" calcext:value-type="float">
            <text:p>0.007553100585938</text:p>
          </table:table-cell>
          <table:table-cell office:value-type="float" office:value="0.00931239128112793" calcext:value-type="float">
            <text:p>0.009312391281128</text:p>
          </table:table-cell>
          <table:table-cell office:value-type="float" office:value="0.00817657709121704" calcext:value-type="float">
            <text:p>0.00817657709121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74925422668457" calcext:value-type="float">
            <text:p>0.007492542266846</text:p>
          </table:table-cell>
          <table:table-cell office:value-type="float" office:value="0.00981783866882324" calcext:value-type="float">
            <text:p>0.009817838668823</text:p>
          </table:table-cell>
          <table:table-cell office:value-type="float" office:value="0.00802211761474609" calcext:value-type="float">
            <text:p>0.00802211761474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747179985046387" calcext:value-type="float">
            <text:p>0.007471799850464</text:p>
          </table:table-cell>
          <table:table-cell office:value-type="float" office:value="0.00941038131713867" calcext:value-type="float">
            <text:p>0.009410381317139</text:p>
          </table:table-cell>
          <table:table-cell office:value-type="float" office:value="0.00801920890808106" calcext:value-type="float">
            <text:p>0.00801920890808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765037536621094" calcext:value-type="float">
            <text:p>0.007650375366211</text:p>
          </table:table-cell>
          <table:table-cell office:value-type="float" office:value="0.00931620597839356" calcext:value-type="float">
            <text:p>0.009316205978394</text:p>
          </table:table-cell>
          <table:table-cell office:value-type="float" office:value="0.00828574895858765" calcext:value-type="float">
            <text:p>0.00828574895858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748157501220703" calcext:value-type="float">
            <text:p>0.007481575012207</text:p>
          </table:table-cell>
          <table:table-cell office:value-type="float" office:value="0.00904607772827148" calcext:value-type="float">
            <text:p>0.009046077728271</text:p>
          </table:table-cell>
          <table:table-cell office:value-type="float" office:value="0.00806446075439453" calcext:value-type="float">
            <text:p>0.00806446075439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747990608215332" calcext:value-type="float">
            <text:p>0.007479906082153</text:p>
          </table:table-cell>
          <table:table-cell office:value-type="float" office:value="0.00896716117858887" calcext:value-type="float">
            <text:p>0.008967161178589</text:p>
          </table:table-cell>
          <table:table-cell office:value-type="float" office:value="0.00808959007263184" calcext:value-type="float">
            <text:p>0.00808959007263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769186019897461" calcext:value-type="float">
            <text:p>0.007691860198975</text:p>
          </table:table-cell>
          <table:table-cell office:value-type="float" office:value="0.00940227508544922" calcext:value-type="float">
            <text:p>0.009402275085449</text:p>
          </table:table-cell>
          <table:table-cell office:value-type="float" office:value="0.00815091133117676" calcext:value-type="float">
            <text:p>0.00815091133117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747370719909668" calcext:value-type="float">
            <text:p>0.007473707199097</text:p>
          </table:table-cell>
          <table:table-cell office:value-type="float" office:value="0.00939297676086426" calcext:value-type="float">
            <text:p>0.009392976760864</text:p>
          </table:table-cell>
          <table:table-cell office:value-type="float" office:value="0.00815614461898804" calcext:value-type="float">
            <text:p>0.00815614461898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758004188537598" calcext:value-type="float">
            <text:p>0.007580041885376</text:p>
          </table:table-cell>
          <table:table-cell office:value-type="float" office:value="0.00941967964172363" calcext:value-type="float">
            <text:p>0.009419679641724</text:p>
          </table:table-cell>
          <table:table-cell office:value-type="float" office:value="0.00821045637130737" calcext:value-type="float">
            <text:p>0.00821045637130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769424438476563" calcext:value-type="float">
            <text:p>0.007694244384766</text:p>
          </table:table-cell>
          <table:table-cell office:value-type="float" office:value="0.0110816955566406" calcext:value-type="float">
            <text:p>0.011081695556641</text:p>
          </table:table-cell>
          <table:table-cell office:value-type="float" office:value="0.00826023817062378" calcext:value-type="float">
            <text:p>0.00826023817062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757527351379395" calcext:value-type="float">
            <text:p>0.007575273513794</text:p>
          </table:table-cell>
          <table:table-cell office:value-type="float" office:value="0.0110557079315186" calcext:value-type="float">
            <text:p>0.011055707931519</text:p>
          </table:table-cell>
          <table:table-cell office:value-type="float" office:value="0.00817674398422241" calcext:value-type="float">
            <text:p>0.00817674398422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755524635314942" calcext:value-type="float">
            <text:p>0.007555246353149</text:p>
          </table:table-cell>
          <table:table-cell office:value-type="float" office:value="0.0105500221252441" calcext:value-type="float">
            <text:p>0.010550022125244</text:p>
          </table:table-cell>
          <table:table-cell office:value-type="float" office:value="0.00825643539428711" calcext:value-type="float">
            <text:p>0.00825643539428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769591331481934" calcext:value-type="float">
            <text:p>0.007695913314819</text:p>
          </table:table-cell>
          <table:table-cell office:value-type="float" office:value="0.0108792781829834" calcext:value-type="float">
            <text:p>0.010879278182983</text:p>
          </table:table-cell>
          <table:table-cell office:value-type="float" office:value="0.00827373266220093" calcext:value-type="float">
            <text:p>0.00827373266220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779175758361817" calcext:value-type="float">
            <text:p>0.007791757583618</text:p>
          </table:table-cell>
          <table:table-cell office:value-type="float" office:value="0.0109848976135254" calcext:value-type="float">
            <text:p>0.010984897613525</text:p>
          </table:table-cell>
          <table:table-cell office:value-type="float" office:value="0.0083601713180542" calcext:value-type="float">
            <text:p>0.00836017131805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778722763061523" calcext:value-type="float">
            <text:p>0.007787227630615</text:p>
          </table:table-cell>
          <table:table-cell office:value-type="float" office:value="0.0114097595214844" calcext:value-type="float">
            <text:p>0.011409759521484</text:p>
          </table:table-cell>
          <table:table-cell office:value-type="float" office:value="0.00814504623413086" calcext:value-type="float">
            <text:p>0.00814504623413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750327110290527" calcext:value-type="float">
            <text:p>0.007503271102905</text:p>
          </table:table-cell>
          <table:table-cell office:value-type="float" office:value="0.00923633575439453" calcext:value-type="float">
            <text:p>0.009236335754395</text:p>
          </table:table-cell>
          <table:table-cell office:value-type="float" office:value="0.00813770294189453" calcext:value-type="float">
            <text:p>0.00813770294189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747799873352051" calcext:value-type="float">
            <text:p>0.007477998733521</text:p>
          </table:table-cell>
          <table:table-cell office:value-type="float" office:value="0.00956559181213379" calcext:value-type="float">
            <text:p>0.009565591812134</text:p>
          </table:table-cell>
          <table:table-cell office:value-type="float" office:value="0.00809828042984009" calcext:value-type="float">
            <text:p>0.0080982804298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749993324279785" calcext:value-type="float">
            <text:p>0.007499933242798</text:p>
          </table:table-cell>
          <table:table-cell office:value-type="float" office:value="0.00946807861328125" calcext:value-type="float">
            <text:p>0.009468078613281</text:p>
          </table:table-cell>
          <table:table-cell office:value-type="float" office:value="0.00798335075378418" calcext:value-type="float">
            <text:p>0.00798335075378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752806663513184" calcext:value-type="float">
            <text:p>0.007528066635132</text:p>
          </table:table-cell>
          <table:table-cell office:value-type="float" office:value="0.00946497917175293" calcext:value-type="float">
            <text:p>0.009464979171753</text:p>
          </table:table-cell>
          <table:table-cell office:value-type="float" office:value="0.00815824270248413" calcext:value-type="float">
            <text:p>0.00815824270248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749421119689942" calcext:value-type="float">
            <text:p>0.007494211196899</text:p>
          </table:table-cell>
          <table:table-cell office:value-type="float" office:value="0.00972843170166016" calcext:value-type="float">
            <text:p>0.00972843170166</text:p>
          </table:table-cell>
          <table:table-cell office:value-type="float" office:value="0.00819684267044068" calcext:value-type="float">
            <text:p>0.00819684267044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762510299682617" calcext:value-type="float">
            <text:p>0.007625102996826</text:p>
          </table:table-cell>
          <table:table-cell office:value-type="float" office:value="0.00907301902770996" calcext:value-type="float">
            <text:p>0.00907301902771</text:p>
          </table:table-cell>
          <table:table-cell office:value-type="float" office:value="0.0081382155418396" calcext:value-type="float">
            <text:p>0.0081382155418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789237022399902" calcext:value-type="float">
            <text:p>0.007892370223999</text:p>
          </table:table-cell>
          <table:table-cell office:value-type="float" office:value="0.00911545753479004" calcext:value-type="float">
            <text:p>0.00911545753479</text:p>
          </table:table-cell>
          <table:table-cell office:value-type="float" office:value="0.00832690000534058" calcext:value-type="float">
            <text:p>0.00832690000534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776314735412598" calcext:value-type="float">
            <text:p>0.007763147354126</text:p>
          </table:table-cell>
          <table:table-cell office:value-type="float" office:value="0.00941085815429688" calcext:value-type="float">
            <text:p>0.009410858154297</text:p>
          </table:table-cell>
          <table:table-cell office:value-type="float" office:value="0.00829077959060669" calcext:value-type="float">
            <text:p>0.00829077959060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796627998352051" calcext:value-type="float">
            <text:p>0.007966279983521</text:p>
          </table:table-cell>
          <table:table-cell office:value-type="float" office:value="0.00954389572143555" calcext:value-type="float">
            <text:p>0.009543895721436</text:p>
          </table:table-cell>
          <table:table-cell office:value-type="float" office:value="0.00834028720855713" calcext:value-type="float">
            <text:p>0.00834028720855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781989097595215" calcext:value-type="float">
            <text:p>0.007819890975952</text:p>
          </table:table-cell>
          <table:table-cell office:value-type="float" office:value="0.00970649719238281" calcext:value-type="float">
            <text:p>0.009706497192383</text:p>
          </table:table-cell>
          <table:table-cell office:value-type="float" office:value="0.00818877220153809" calcext:value-type="float">
            <text:p>0.00818877220153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753378868103027" calcext:value-type="float">
            <text:p>0.00753378868103</text:p>
          </table:table-cell>
          <table:table-cell office:value-type="float" office:value="0.00943732261657715" calcext:value-type="float">
            <text:p>0.009437322616577</text:p>
          </table:table-cell>
          <table:table-cell office:value-type="float" office:value="0.00799591541290283" calcext:value-type="float">
            <text:p>0.00799591541290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759553909301758" calcext:value-type="float">
            <text:p>0.007595539093018</text:p>
          </table:table-cell>
          <table:table-cell office:value-type="float" office:value="0.00971364974975586" calcext:value-type="float">
            <text:p>0.009713649749756</text:p>
          </table:table-cell>
          <table:table-cell office:value-type="float" office:value="0.00799579620361328" calcext:value-type="float">
            <text:p>0.0079957962036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760102272033692" calcext:value-type="float">
            <text:p>0.007601022720337</text:p>
          </table:table-cell>
          <table:table-cell office:value-type="float" office:value="0.00941133499145508" calcext:value-type="float">
            <text:p>0.009411334991455</text:p>
          </table:table-cell>
          <table:table-cell office:value-type="float" office:value="0.00802633762359619" calcext:value-type="float">
            <text:p>0.00802633762359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733280181884766" calcext:value-type="float">
            <text:p>0.007332801818848</text:p>
          </table:table-cell>
          <table:table-cell office:value-type="float" office:value="0.00925064086914063" calcext:value-type="float">
            <text:p>0.009250640869141</text:p>
          </table:table-cell>
          <table:table-cell office:value-type="float" office:value="0.0079744815826416" calcext:value-type="float">
            <text:p>0.00797448158264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735735893249512" calcext:value-type="float">
            <text:p>0.007357358932495</text:p>
          </table:table-cell>
          <table:table-cell office:value-type="float" office:value="0.00978326797485352" calcext:value-type="float">
            <text:p>0.009783267974854</text:p>
          </table:table-cell>
          <table:table-cell office:value-type="float" office:value="0.00800117254257202" calcext:value-type="float">
            <text:p>0.00800117254257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762534141540527" calcext:value-type="float">
            <text:p>0.007625341415405</text:p>
          </table:table-cell>
          <table:table-cell office:value-type="float" office:value="0.010676383972168" calcext:value-type="float">
            <text:p>0.010676383972168</text:p>
          </table:table-cell>
          <table:table-cell office:value-type="float" office:value="0.00837926864624023" calcext:value-type="float">
            <text:p>0.0083792686462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756216049194336" calcext:value-type="float">
            <text:p>0.007562160491943</text:p>
          </table:table-cell>
          <table:table-cell office:value-type="float" office:value="0.0105330944061279" calcext:value-type="float">
            <text:p>0.010533094406128</text:p>
          </table:table-cell>
          <table:table-cell office:value-type="float" office:value="0.00826780796051025" calcext:value-type="float">
            <text:p>0.0082678079605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754237174987793" calcext:value-type="float">
            <text:p>0.007542371749878</text:p>
          </table:table-cell>
          <table:table-cell office:value-type="float" office:value="0.00988292694091797" calcext:value-type="float">
            <text:p>0.009882926940918</text:p>
          </table:table-cell>
          <table:table-cell office:value-type="float" office:value="0.00805162191390991" calcext:value-type="float">
            <text:p>0.0080516219139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75380802154541" calcext:value-type="float">
            <text:p>0.007538080215454</text:p>
          </table:table-cell>
          <table:table-cell office:value-type="float" office:value="0.0106134414672852" calcext:value-type="float">
            <text:p>0.010613441467285</text:p>
          </table:table-cell>
          <table:table-cell office:value-type="float" office:value="0.00829555988311768" calcext:value-type="float">
            <text:p>0.0082955598831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780749320983887" calcext:value-type="float">
            <text:p>0.007807493209839</text:p>
          </table:table-cell>
          <table:table-cell office:value-type="float" office:value="0.0104620456695557" calcext:value-type="float">
            <text:p>0.010462045669556</text:p>
          </table:table-cell>
          <table:table-cell office:value-type="float" office:value="0.00837497711181641" calcext:value-type="float">
            <text:p>0.0083749771118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758004188537598" calcext:value-type="float">
            <text:p>0.007580041885376</text:p>
          </table:table-cell>
          <table:table-cell office:value-type="float" office:value="0.0105938911437988" calcext:value-type="float">
            <text:p>0.010593891143799</text:p>
          </table:table-cell>
          <table:table-cell office:value-type="float" office:value="0.00831326246261597" calcext:value-type="float">
            <text:p>0.0083132624626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758004188537598" calcext:value-type="float">
            <text:p>0.007580041885376</text:p>
          </table:table-cell>
          <table:table-cell office:value-type="float" office:value="0.0103254318237305" calcext:value-type="float">
            <text:p>0.010325431823731</text:p>
          </table:table-cell>
          <table:table-cell office:value-type="float" office:value="0.00813878774642944" calcext:value-type="float">
            <text:p>0.00813878774642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757074356079102" calcext:value-type="float">
            <text:p>0.007570743560791</text:p>
          </table:table-cell>
          <table:table-cell office:value-type="float" office:value="0.0101118087768555" calcext:value-type="float">
            <text:p>0.010111808776856</text:p>
          </table:table-cell>
          <table:table-cell office:value-type="float" office:value="0.00816478729248047" calcext:value-type="float">
            <text:p>0.0081647872924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798654556274414" calcext:value-type="float">
            <text:p>0.007986545562744</text:p>
          </table:table-cell>
          <table:table-cell office:value-type="float" office:value="0.0102701187133789" calcext:value-type="float">
            <text:p>0.010270118713379</text:p>
          </table:table-cell>
          <table:table-cell office:value-type="float" office:value="0.0083149790763855" calcext:value-type="float">
            <text:p>0.00831497907638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794482231140137" calcext:value-type="float">
            <text:p>0.007944822311401</text:p>
          </table:table-cell>
          <table:table-cell office:value-type="float" office:value="0.010451078414917" calcext:value-type="float">
            <text:p>0.010451078414917</text:p>
          </table:table-cell>
          <table:table-cell office:value-type="float" office:value="0.00840694904327393" calcext:value-type="float">
            <text:p>0.00840694904327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759029388427734" calcext:value-type="float">
            <text:p>0.007590293884277</text:p>
          </table:table-cell>
          <table:table-cell office:value-type="float" office:value="0.0102417469024658" calcext:value-type="float">
            <text:p>0.010241746902466</text:p>
          </table:table-cell>
          <table:table-cell office:value-type="float" office:value="0.00839382410049439" calcext:value-type="float">
            <text:p>0.00839382410049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756549835205078" calcext:value-type="float">
            <text:p>0.007565498352051</text:p>
          </table:table-cell>
          <table:table-cell office:value-type="float" office:value="0.00970840454101563" calcext:value-type="float">
            <text:p>0.009708404541016</text:p>
          </table:table-cell>
          <table:table-cell office:value-type="float" office:value="0.00818874835968018" calcext:value-type="float">
            <text:p>0.0081887483596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75986385345459" calcext:value-type="float">
            <text:p>0.007598638534546</text:p>
          </table:table-cell>
          <table:table-cell office:value-type="float" office:value="0.0094907283782959" calcext:value-type="float">
            <text:p>0.009490728378296</text:p>
          </table:table-cell>
          <table:table-cell office:value-type="float" office:value="0.00833766460418701" calcext:value-type="float">
            <text:p>0.00833766460418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776028633117676" calcext:value-type="float">
            <text:p>0.007760286331177</text:p>
          </table:table-cell>
          <table:table-cell office:value-type="float" office:value="0.00959825515747071" calcext:value-type="float">
            <text:p>0.009598255157471</text:p>
          </table:table-cell>
          <table:table-cell office:value-type="float" office:value="0.00830111503601074" calcext:value-type="float">
            <text:p>0.00830111503601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769948959350586" calcext:value-type="float">
            <text:p>0.007699489593506</text:p>
          </table:table-cell>
          <table:table-cell office:value-type="float" office:value="0.00916838645935059" calcext:value-type="float">
            <text:p>0.009168386459351</text:p>
          </table:table-cell>
          <table:table-cell office:value-type="float" office:value="0.00820939540863037" calcext:value-type="float">
            <text:p>0.0082093954086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763845443725586" calcext:value-type="float">
            <text:p>0.007638454437256</text:p>
          </table:table-cell>
          <table:table-cell office:value-type="float" office:value="0.00932931900024414" calcext:value-type="float">
            <text:p>0.009329319000244</text:p>
          </table:table-cell>
          <table:table-cell office:value-type="float" office:value="0.0081525206565857" calcext:value-type="float">
            <text:p>0.00815252065658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758886337280273" calcext:value-type="float">
            <text:p>0.007588863372803</text:p>
          </table:table-cell>
          <table:table-cell office:value-type="float" office:value="0.00974583625793457" calcext:value-type="float">
            <text:p>0.009745836257935</text:p>
          </table:table-cell>
          <table:table-cell office:value-type="float" office:value="0.00831196308135987" calcext:value-type="float">
            <text:p>0.0083119630813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781369209289551" calcext:value-type="float">
            <text:p>0.007813692092896</text:p>
          </table:table-cell>
          <table:table-cell office:value-type="float" office:value="0.00976705551147461" calcext:value-type="float">
            <text:p>0.009767055511475</text:p>
          </table:table-cell>
          <table:table-cell office:value-type="float" office:value="0.00832052230834961" calcext:value-type="float">
            <text:p>0.0083205223083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774836540222168" calcext:value-type="float">
            <text:p>0.007748365402222</text:p>
          </table:table-cell>
          <table:table-cell office:value-type="float" office:value="0.00985240936279297" calcext:value-type="float">
            <text:p>0.009852409362793</text:p>
          </table:table-cell>
          <table:table-cell office:value-type="float" office:value="0.0084628701210022" calcext:value-type="float">
            <text:p>0.00846287012100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789046287536621" calcext:value-type="float">
            <text:p>0.007890462875366</text:p>
          </table:table-cell>
          <table:table-cell office:value-type="float" office:value="0.00989222526550293" calcext:value-type="float">
            <text:p>0.009892225265503</text:p>
          </table:table-cell>
          <table:table-cell office:value-type="float" office:value="0.00845521688461304" calcext:value-type="float">
            <text:p>0.00845521688461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770783424377442" calcext:value-type="float">
            <text:p>0.007707834243774</text:p>
          </table:table-cell>
          <table:table-cell office:value-type="float" office:value="0.00967741012573242" calcext:value-type="float">
            <text:p>0.009677410125732</text:p>
          </table:table-cell>
          <table:table-cell office:value-type="float" office:value="0.00833879709243774" calcext:value-type="float">
            <text:p>0.00833879709243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791144371032715" calcext:value-type="float">
            <text:p>0.007911443710327</text:p>
          </table:table-cell>
          <table:table-cell office:value-type="float" office:value="0.010303258895874" calcext:value-type="float">
            <text:p>0.010303258895874</text:p>
          </table:table-cell>
          <table:table-cell office:value-type="float" office:value="0.00839195251464844" calcext:value-type="float">
            <text:p>0.00839195251464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767421722412109" calcext:value-type="float">
            <text:p>0.007674217224121</text:p>
          </table:table-cell>
          <table:table-cell office:value-type="float" office:value="0.0103714466094971" calcext:value-type="float">
            <text:p>0.010371446609497</text:p>
          </table:table-cell>
          <table:table-cell office:value-type="float" office:value="0.00860608816146851" calcext:value-type="float">
            <text:p>0.00860608816146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780034065246582" calcext:value-type="float">
            <text:p>0.007800340652466</text:p>
          </table:table-cell>
          <table:table-cell office:value-type="float" office:value="0.010739803314209" calcext:value-type="float">
            <text:p>0.010739803314209</text:p>
          </table:table-cell>
          <table:table-cell office:value-type="float" office:value="0.00849858522415161" calcext:value-type="float">
            <text:p>0.00849858522415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768423080444336" calcext:value-type="float">
            <text:p>0.007684230804443</text:p>
          </table:table-cell>
          <table:table-cell office:value-type="float" office:value="0.0102212429046631" calcext:value-type="float">
            <text:p>0.010221242904663</text:p>
          </table:table-cell>
          <table:table-cell office:value-type="float" office:value="0.00817399024963379" calcext:value-type="float">
            <text:p>0.00817399024963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776147842407227" calcext:value-type="float">
            <text:p>0.007761478424072</text:p>
          </table:table-cell>
          <table:table-cell office:value-type="float" office:value="0.0106267929077148" calcext:value-type="float">
            <text:p>0.010626792907715</text:p>
          </table:table-cell>
          <table:table-cell office:value-type="float" office:value="0.00840826034545898" calcext:value-type="float">
            <text:p>0.00840826034545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75838565826416" calcext:value-type="float">
            <text:p>0.007583856582642</text:p>
          </table:table-cell>
          <table:table-cell office:value-type="float" office:value="0.0106983184814453" calcext:value-type="float">
            <text:p>0.010698318481445</text:p>
          </table:table-cell>
          <table:table-cell office:value-type="float" office:value="0.00816168785095215" calcext:value-type="float">
            <text:p>0.00816168785095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763583183288574" calcext:value-type="float">
            <text:p>0.007635831832886</text:p>
          </table:table-cell>
          <table:table-cell office:value-type="float" office:value="0.0105423927307129" calcext:value-type="float">
            <text:p>0.010542392730713</text:p>
          </table:table-cell>
          <table:table-cell office:value-type="float" office:value="0.00827999114990234" calcext:value-type="float">
            <text:p>0.00827999114990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78587532043457" calcext:value-type="float">
            <text:p>0.007858753204346</text:p>
          </table:table-cell>
          <table:table-cell office:value-type="float" office:value="0.0107717514038086" calcext:value-type="float">
            <text:p>0.010771751403809</text:p>
          </table:table-cell>
          <table:table-cell office:value-type="float" office:value="0.00861811637878418" calcext:value-type="float">
            <text:p>0.00861811637878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788164138793945" calcext:value-type="float">
            <text:p>0.007881641387939</text:p>
          </table:table-cell>
          <table:table-cell office:value-type="float" office:value="0.0106666088104248" calcext:value-type="float">
            <text:p>0.010666608810425</text:p>
          </table:table-cell>
          <table:table-cell office:value-type="float" office:value="0.00851156711578369" calcext:value-type="float">
            <text:p>0.00851156711578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770187377929688" calcext:value-type="float">
            <text:p>0.007701873779297</text:p>
          </table:table-cell>
          <table:table-cell office:value-type="float" office:value="0.0102915763854981" calcext:value-type="float">
            <text:p>0.010291576385498</text:p>
          </table:table-cell>
          <table:table-cell office:value-type="float" office:value="0.0082261323928833" calcext:value-type="float">
            <text:p>0.00822613239288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774192810058594" calcext:value-type="float">
            <text:p>0.007741928100586</text:p>
          </table:table-cell>
          <table:table-cell office:value-type="float" office:value="0.0102701187133789" calcext:value-type="float">
            <text:p>0.010270118713379</text:p>
          </table:table-cell>
          <table:table-cell office:value-type="float" office:value="0.00823619365692139" calcext:value-type="float">
            <text:p>0.0082361936569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794601440429688" calcext:value-type="float">
            <text:p>0.007946014404297</text:p>
          </table:table-cell>
          <table:table-cell office:value-type="float" office:value="0.0107672214508057" calcext:value-type="float">
            <text:p>0.010767221450806</text:p>
          </table:table-cell>
          <table:table-cell office:value-type="float" office:value="0.00852642059326172" calcext:value-type="float">
            <text:p>0.00852642059326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784182548522949" calcext:value-type="float">
            <text:p>0.00784182548523</text:p>
          </table:table-cell>
          <table:table-cell office:value-type="float" office:value="0.0104150772094727" calcext:value-type="float">
            <text:p>0.010415077209473</text:p>
          </table:table-cell>
          <table:table-cell office:value-type="float" office:value="0.0085451602935791" calcext:value-type="float">
            <text:p>0.00854516029357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803589820861816" calcext:value-type="float">
            <text:p>0.008035898208618</text:p>
          </table:table-cell>
          <table:table-cell office:value-type="float" office:value="0.0111474990844727" calcext:value-type="float">
            <text:p>0.011147499084473</text:p>
          </table:table-cell>
          <table:table-cell office:value-type="float" office:value="0.00869096517562866" calcext:value-type="float">
            <text:p>0.00869096517562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805568695068359" calcext:value-type="float">
            <text:p>0.008055686950684</text:p>
          </table:table-cell>
          <table:table-cell office:value-type="float" office:value="0.0107436180114746" calcext:value-type="float">
            <text:p>0.010743618011475</text:p>
          </table:table-cell>
          <table:table-cell office:value-type="float" office:value="0.00854582786560059" calcext:value-type="float">
            <text:p>0.00854582786560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772595405578613" calcext:value-type="float">
            <text:p>0.007725954055786</text:p>
          </table:table-cell>
          <table:table-cell office:value-type="float" office:value="0.0106818675994873" calcext:value-type="float">
            <text:p>0.010681867599487</text:p>
          </table:table-cell>
          <table:table-cell office:value-type="float" office:value="0.00847091674804688" calcext:value-type="float">
            <text:p>0.00847091674804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777864456176758" calcext:value-type="float">
            <text:p>0.007778644561768</text:p>
          </table:table-cell>
          <table:table-cell office:value-type="float" office:value="0.010441780090332" calcext:value-type="float">
            <text:p>0.010441780090332</text:p>
          </table:table-cell>
          <table:table-cell office:value-type="float" office:value="0.00839264392852783" calcext:value-type="float">
            <text:p>0.00839264392852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803565979003906" calcext:value-type="float">
            <text:p>0.008035659790039</text:p>
          </table:table-cell>
          <table:table-cell office:value-type="float" office:value="0.0104935169219971" calcext:value-type="float">
            <text:p>0.010493516921997</text:p>
          </table:table-cell>
          <table:table-cell office:value-type="float" office:value="0.00850652456283569" calcext:value-type="float">
            <text:p>0.00850652456283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798821449279785" calcext:value-type="float">
            <text:p>0.007988214492798</text:p>
          </table:table-cell>
          <table:table-cell office:value-type="float" office:value="0.0108606815338135" calcext:value-type="float">
            <text:p>0.010860681533814</text:p>
          </table:table-cell>
          <table:table-cell office:value-type="float" office:value="0.00852431058883667" calcext:value-type="float">
            <text:p>0.00852431058883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793838500976563" calcext:value-type="float">
            <text:p>0.007938385009766</text:p>
          </table:table-cell>
          <table:table-cell office:value-type="float" office:value="0.0112185478210449" calcext:value-type="float">
            <text:p>0.011218547821045</text:p>
          </table:table-cell>
          <table:table-cell office:value-type="float" office:value="0.00872573852539063" calcext:value-type="float">
            <text:p>0.00872573852539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794553756713867" calcext:value-type="float">
            <text:p>0.007945537567139</text:p>
          </table:table-cell>
          <table:table-cell office:value-type="float" office:value="0.0164458751678467" calcext:value-type="float">
            <text:p>0.016445875167847</text:p>
          </table:table-cell>
          <table:table-cell office:value-type="float" office:value="0.00952348709106445" calcext:value-type="float">
            <text:p>0.00952348709106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797343254089356" calcext:value-type="float">
            <text:p>0.007973432540894</text:p>
          </table:table-cell>
          <table:table-cell office:value-type="float" office:value="0.0109381675720215" calcext:value-type="float">
            <text:p>0.010938167572022</text:p>
          </table:table-cell>
          <table:table-cell office:value-type="float" office:value="0.00864684581756592" calcext:value-type="float">
            <text:p>0.00864684581756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8087158203125" calcext:value-type="float">
            <text:p>0.008087158203125</text:p>
          </table:table-cell>
          <table:table-cell office:value-type="float" office:value="0.0111720561981201" calcext:value-type="float">
            <text:p>0.01117205619812</text:p>
          </table:table-cell>
          <table:table-cell office:value-type="float" office:value="0.00853328704833984" calcext:value-type="float">
            <text:p>0.0085332870483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776100158691406" calcext:value-type="float">
            <text:p>0.007761001586914</text:p>
          </table:table-cell>
          <table:table-cell office:value-type="float" office:value="0.0103015899658203" calcext:value-type="float">
            <text:p>0.01030158996582</text:p>
          </table:table-cell>
          <table:table-cell office:value-type="float" office:value="0.00839835405349731" calcext:value-type="float">
            <text:p>0.00839835405349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783991813659668" calcext:value-type="float">
            <text:p>0.007839918136597</text:p>
          </table:table-cell>
          <table:table-cell office:value-type="float" office:value="0.0123870372772217" calcext:value-type="float">
            <text:p>0.012387037277222</text:p>
          </table:table-cell>
          <table:table-cell office:value-type="float" office:value="0.00878815650939941" calcext:value-type="float">
            <text:p>0.00878815650939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791192054748535" calcext:value-type="float">
            <text:p>0.007911920547485</text:p>
          </table:table-cell>
          <table:table-cell office:value-type="float" office:value="0.0100228786468506" calcext:value-type="float">
            <text:p>0.010022878646851</text:p>
          </table:table-cell>
          <table:table-cell office:value-type="float" office:value="0.00842262506484985" calcext:value-type="float">
            <text:p>0.0084226250648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792312622070313" calcext:value-type="float">
            <text:p>0.007923126220703</text:p>
          </table:table-cell>
          <table:table-cell office:value-type="float" office:value="0.00960803031921387" calcext:value-type="float">
            <text:p>0.009608030319214</text:p>
          </table:table-cell>
          <table:table-cell office:value-type="float" office:value="0.00845696926116943" calcext:value-type="float">
            <text:p>0.00845696926116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822663307189941" calcext:value-type="float">
            <text:p>0.008226633071899</text:p>
          </table:table-cell>
          <table:table-cell office:value-type="float" office:value="0.00994586944580078" calcext:value-type="float">
            <text:p>0.009945869445801</text:p>
          </table:table-cell>
          <table:table-cell office:value-type="float" office:value="0.00863659381866455" calcext:value-type="float">
            <text:p>0.00863659381866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802993774414063" calcext:value-type="float">
            <text:p>0.008029937744141</text:p>
          </table:table-cell>
          <table:table-cell office:value-type="float" office:value="0.0097348690032959" calcext:value-type="float">
            <text:p>0.009734869003296</text:p>
          </table:table-cell>
          <table:table-cell office:value-type="float" office:value="0.00861555337905884" calcext:value-type="float">
            <text:p>0.00861555337905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789141654968262" calcext:value-type="float">
            <text:p>0.007891416549683</text:p>
          </table:table-cell>
          <table:table-cell office:value-type="float" office:value="0.00988984107971191" calcext:value-type="float">
            <text:p>0.009889841079712</text:p>
          </table:table-cell>
          <table:table-cell office:value-type="float" office:value="0.00851895809173584" calcext:value-type="float">
            <text:p>0.00851895809173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795960426330566" calcext:value-type="float">
            <text:p>0.007959604263306</text:p>
          </table:table-cell>
          <table:table-cell office:value-type="float" office:value="0.0097653865814209" calcext:value-type="float">
            <text:p>0.009765386581421</text:p>
          </table:table-cell>
          <table:table-cell office:value-type="float" office:value="0.00855804681777954" calcext:value-type="float">
            <text:p>0.0085580468177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786781311035156" calcext:value-type="float">
            <text:p>0.007867813110352</text:p>
          </table:table-cell>
          <table:table-cell office:value-type="float" office:value="0.00945162773132324" calcext:value-type="float">
            <text:p>0.009451627731323</text:p>
          </table:table-cell>
          <table:table-cell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782871246337891" calcext:value-type="float">
            <text:p>0.007828712463379</text:p>
          </table:table-cell>
          <table:table-cell office:value-type="float" office:value="0.0120434761047363" calcext:value-type="float">
            <text:p>0.012043476104736</text:p>
          </table:table-cell>
          <table:table-cell office:value-type="float" office:value="0.00904051065444946" calcext:value-type="float">
            <text:p>0.00904051065444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818347930908203" calcext:value-type="float">
            <text:p>0.008183479309082</text:p>
          </table:table-cell>
          <table:table-cell office:value-type="float" office:value="0.011110782623291" calcext:value-type="float">
            <text:p>0.011110782623291</text:p>
          </table:table-cell>
          <table:table-cell office:value-type="float" office:value="0.00871444940567017" calcext:value-type="float">
            <text:p>0.0087144494056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822710990905762" calcext:value-type="float">
            <text:p>0.008227109909058</text:p>
          </table:table-cell>
          <table:table-cell office:value-type="float" office:value="0.0113644599914551" calcext:value-type="float">
            <text:p>0.011364459991455</text:p>
          </table:table-cell>
          <table:table-cell office:value-type="float" office:value="0.00864313840866089" calcext:value-type="float">
            <text:p>0.00864313840866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794816017150879" calcext:value-type="float">
            <text:p>0.007948160171509</text:p>
          </table:table-cell>
          <table:table-cell office:value-type="float" office:value="0.0107731819152832" calcext:value-type="float">
            <text:p>0.010773181915283</text:p>
          </table:table-cell>
          <table:table-cell office:value-type="float" office:value="0.00837776660919189" calcext:value-type="float">
            <text:p>0.00837776660919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778722763061523" calcext:value-type="float">
            <text:p>0.007787227630615</text:p>
          </table:table-cell>
          <table:table-cell office:value-type="float" office:value="0.0109691619873047" calcext:value-type="float">
            <text:p>0.010969161987305</text:p>
          </table:table-cell>
          <table:table-cell office:value-type="float" office:value="0.00849813222885132" calcext:value-type="float">
            <text:p>0.00849813222885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799703598022461" calcext:value-type="float">
            <text:p>0.007997035980225</text:p>
          </table:table-cell>
          <table:table-cell office:value-type="float" office:value="0.0107986927032471" calcext:value-type="float">
            <text:p>0.010798692703247</text:p>
          </table:table-cell>
          <table:table-cell office:value-type="float" office:value="0.00850847959518433" calcext:value-type="float">
            <text:p>0.0085084795951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798916816711426" calcext:value-type="float">
            <text:p>0.007989168167114</text:p>
          </table:table-cell>
          <table:table-cell office:value-type="float" office:value="0.0109179019927979" calcext:value-type="float">
            <text:p>0.010917901992798</text:p>
          </table:table-cell>
          <table:table-cell office:value-type="float" office:value="0.00869852304458618" calcext:value-type="float">
            <text:p>0.00869852304458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823068618774414" calcext:value-type="float">
            <text:p>0.008230686187744</text:p>
          </table:table-cell>
          <table:table-cell office:value-type="float" office:value="0.0116114616394043" calcext:value-type="float">
            <text:p>0.011611461639404</text:p>
          </table:table-cell>
          <table:table-cell office:value-type="float" office:value="0.00877269506454468" calcext:value-type="float">
            <text:p>0.00877269506454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830578804016113" calcext:value-type="float">
            <text:p>0.008305788040161</text:p>
          </table:table-cell>
          <table:table-cell office:value-type="float" office:value="0.00985169410705566" calcext:value-type="float">
            <text:p>0.009851694107056</text:p>
          </table:table-cell>
          <table:table-cell office:value-type="float" office:value="0.00867958068847656" calcext:value-type="float">
            <text:p>0.00867958068847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819897651672363" calcext:value-type="float">
            <text:p>0.008198976516724</text:p>
          </table:table-cell>
          <table:table-cell office:value-type="float" office:value="0.00980377197265625" calcext:value-type="float">
            <text:p>0.009803771972656</text:p>
          </table:table-cell>
          <table:table-cell office:value-type="float" office:value="0.00859736204147339" calcext:value-type="float">
            <text:p>0.00859736204147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815129280090332" calcext:value-type="float">
            <text:p>0.008151292800903</text:p>
          </table:table-cell>
          <table:table-cell office:value-type="float" office:value="0.00971317291259766" calcext:value-type="float">
            <text:p>0.009713172912598</text:p>
          </table:table-cell>
          <table:table-cell office:value-type="float" office:value="0.00861999988555908" calcext:value-type="float">
            <text:p>0.00861999988555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819754600524902" calcext:value-type="float">
            <text:p>0.008197546005249</text:p>
          </table:table-cell>
          <table:table-cell office:value-type="float" office:value="0.010380744934082" calcext:value-type="float">
            <text:p>0.010380744934082</text:p>
          </table:table-cell>
          <table:table-cell office:value-type="float" office:value="0.00859764814376831" calcext:value-type="float">
            <text:p>0.00859764814376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818777084350586" calcext:value-type="float">
            <text:p>0.008187770843506</text:p>
          </table:table-cell>
          <table:table-cell office:value-type="float" office:value="0.00983548164367676" calcext:value-type="float">
            <text:p>0.009835481643677</text:p>
          </table:table-cell>
          <table:table-cell office:value-type="float" office:value="0.00880452394485474" calcext:value-type="float">
            <text:p>0.00880452394485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801205635070801" calcext:value-type="float">
            <text:p>0.008012056350708</text:p>
          </table:table-cell>
          <table:table-cell office:value-type="float" office:value="0.0107212066650391" calcext:value-type="float">
            <text:p>0.010721206665039</text:p>
          </table:table-cell>
          <table:table-cell office:value-type="float" office:value="0.00856839418411255" calcext:value-type="float">
            <text:p>0.0085683941841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809907913208008" calcext:value-type="float">
            <text:p>0.00809907913208</text:p>
          </table:table-cell>
          <table:table-cell office:value-type="float" office:value="0.0101397037506104" calcext:value-type="float">
            <text:p>0.01013970375061</text:p>
          </table:table-cell>
          <table:table-cell office:value-type="float" office:value="0.00864870548248291" calcext:value-type="float">
            <text:p>0.00864870548248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788211822509766" calcext:value-type="float">
            <text:p>0.007882118225098</text:p>
          </table:table-cell>
          <table:table-cell office:value-type="float" office:value="0.00990486145019531" calcext:value-type="float">
            <text:p>0.009904861450195</text:p>
          </table:table-cell>
          <table:table-cell office:value-type="float" office:value="0.00843197107315064" calcext:value-type="float">
            <text:p>0.0084319710731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79195499420166" calcext:value-type="float">
            <text:p>0.007919549942017</text:p>
          </table:table-cell>
          <table:table-cell office:value-type="float" office:value="0.00999045372009277" calcext:value-type="float">
            <text:p>0.009990453720093</text:p>
          </table:table-cell>
          <table:table-cell office:value-type="float" office:value="0.00866096019744873" calcext:value-type="float">
            <text:p>0.00866096019744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839090347290039" calcext:value-type="float">
            <text:p>0.0083909034729</text:p>
          </table:table-cell>
          <table:table-cell office:value-type="float" office:value="0.0101592540740967" calcext:value-type="float">
            <text:p>0.010159254074097</text:p>
          </table:table-cell>
          <table:table-cell office:value-type="float" office:value="0.008872389793396" calcext:value-type="float">
            <text:p>0.00887238979339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843214988708496" calcext:value-type="float">
            <text:p>0.008432149887085</text:p>
          </table:table-cell>
          <table:table-cell office:value-type="float" office:value="0.00996088981628418" calcext:value-type="float">
            <text:p>0.009960889816284</text:p>
          </table:table-cell>
          <table:table-cell office:value-type="float" office:value="0.00881476402282715" calcext:value-type="float">
            <text:p>0.00881476402282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809812545776367" calcext:value-type="float">
            <text:p>0.008098125457764</text:p>
          </table:table-cell>
          <table:table-cell office:value-type="float" office:value="0.00968050956726074" calcext:value-type="float">
            <text:p>0.009680509567261</text:p>
          </table:table-cell>
          <table:table-cell office:value-type="float" office:value="0.00857557058334351" calcext:value-type="float">
            <text:p>0.00857557058334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847792625427246" calcext:value-type="float">
            <text:p>0.008477926254272</text:p>
          </table:table-cell>
          <table:table-cell office:value-type="float" office:value="0.0096426010131836" calcext:value-type="float">
            <text:p>0.009642601013184</text:p>
          </table:table-cell>
          <table:table-cell office:value-type="float" office:value="0.00879757404327393" calcext:value-type="float">
            <text:p>0.00879757404327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814342498779297" calcext:value-type="float">
            <text:p>0.008143424987793</text:p>
          </table:table-cell>
          <table:table-cell office:value-type="float" office:value="0.0100882053375244" calcext:value-type="float">
            <text:p>0.010088205337525</text:p>
          </table:table-cell>
          <table:table-cell office:value-type="float" office:value="0.00872188806533814" calcext:value-type="float">
            <text:p>0.00872188806533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813651084899902" calcext:value-type="float">
            <text:p>0.008136510848999</text:p>
          </table:table-cell>
          <table:table-cell office:value-type="float" office:value="0.0098409652709961" calcext:value-type="float">
            <text:p>0.009840965270996</text:p>
          </table:table-cell>
          <table:table-cell office:value-type="float" office:value="0.00864219665527344" calcext:value-type="float">
            <text:p>0.00864219665527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817608833312988" calcext:value-type="float">
            <text:p>0.00817608833313</text:p>
          </table:table-cell>
          <table:table-cell office:value-type="float" office:value="0.0102498531341553" calcext:value-type="float">
            <text:p>0.010249853134155</text:p>
          </table:table-cell>
          <table:table-cell office:value-type="float" office:value="0.00858865976333618" calcext:value-type="float">
            <text:p>0.00858865976333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818586349487305" calcext:value-type="float">
            <text:p>0.008185863494873</text:p>
          </table:table-cell>
          <table:table-cell office:value-type="float" office:value="0.010080099105835" calcext:value-type="float">
            <text:p>0.010080099105835</text:p>
          </table:table-cell>
          <table:table-cell office:value-type="float" office:value="0.00867834091186523" calcext:value-type="float">
            <text:p>0.00867834091186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825238227844238" calcext:value-type="float">
            <text:p>0.008252382278442</text:p>
          </table:table-cell>
          <table:table-cell office:value-type="float" office:value="0.0101859569549561" calcext:value-type="float">
            <text:p>0.010185956954956</text:p>
          </table:table-cell>
          <table:table-cell office:value-type="float" office:value="0.00881521701812744" calcext:value-type="float">
            <text:p>0.00881521701812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824427604675293" calcext:value-type="float">
            <text:p>0.008244276046753</text:p>
          </table:table-cell>
          <table:table-cell office:value-type="float" office:value="0.00977349281311035" calcext:value-type="float">
            <text:p>0.00977349281311</text:p>
          </table:table-cell>
          <table:table-cell office:value-type="float" office:value="0.00867724418640137" calcext:value-type="float">
            <text:p>0.00867724418640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81324577331543" calcext:value-type="float">
            <text:p>0.008132457733154</text:p>
          </table:table-cell>
          <table:table-cell office:value-type="float" office:value="0.00970339775085449" calcext:value-type="float">
            <text:p>0.009703397750855</text:p>
          </table:table-cell>
          <table:table-cell office:value-type="float" office:value="0.00874171257019043" calcext:value-type="float">
            <text:p>0.0087417125701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822830200195313" calcext:value-type="float">
            <text:p>0.008228302001953</text:p>
          </table:table-cell>
          <table:table-cell office:value-type="float" office:value="0.0109617710113525" calcext:value-type="float">
            <text:p>0.010961771011353</text:p>
          </table:table-cell>
          <table:table-cell office:value-type="float" office:value="0.0087307333946228" calcext:value-type="float">
            <text:p>0.00873073339462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836467742919922" calcext:value-type="float">
            <text:p>0.008364677429199</text:p>
          </table:table-cell>
          <table:table-cell office:value-type="float" office:value="0.0110790729522705" calcext:value-type="float">
            <text:p>0.011079072952271</text:p>
          </table:table-cell>
          <table:table-cell office:value-type="float" office:value="0.00892226696014404" calcext:value-type="float">
            <text:p>0.00892226696014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854682922363281" calcext:value-type="float">
            <text:p>0.008546829223633</text:p>
          </table:table-cell>
          <table:table-cell office:value-type="float" office:value="0.0102715492248535" calcext:value-type="float">
            <text:p>0.010271549224854</text:p>
          </table:table-cell>
          <table:table-cell office:value-type="float" office:value="0.00900501012802124" calcext:value-type="float">
            <text:p>0.0090050101280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804519653320313" calcext:value-type="float">
            <text:p>0.008045196533203</text:p>
          </table:table-cell>
          <table:table-cell office:value-type="float" office:value="0.00998806953430176" calcext:value-type="float">
            <text:p>0.009988069534302</text:p>
          </table:table-cell>
          <table:table-cell office:value-type="float" office:value="0.00861663818359375" calcext:value-type="float">
            <text:p>0.00861663818359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836849212646484" calcext:value-type="float">
            <text:p>0.008368492126465</text:p>
          </table:table-cell>
          <table:table-cell office:value-type="float" office:value="0.0101892948150635" calcext:value-type="float">
            <text:p>0.010189294815064</text:p>
          </table:table-cell>
          <table:table-cell office:value-type="float" office:value="0.00882631540298462" calcext:value-type="float">
            <text:p>0.00882631540298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843691825866699" calcext:value-type="float">
            <text:p>0.008436918258667</text:p>
          </table:table-cell>
          <table:table-cell office:value-type="float" office:value="0.0103468894958496" calcext:value-type="float">
            <text:p>0.01034688949585</text:p>
          </table:table-cell>
          <table:table-cell office:value-type="float" office:value="0.00895987749099731" calcext:value-type="float">
            <text:p>0.00895987749099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850343704223633" calcext:value-type="float">
            <text:p>0.008503437042236</text:p>
          </table:table-cell>
          <table:table-cell office:value-type="float" office:value="0.0105950832366943" calcext:value-type="float">
            <text:p>0.010595083236694</text:p>
          </table:table-cell>
          <table:table-cell office:value-type="float" office:value="0.00898048877716064" calcext:value-type="float">
            <text:p>0.00898048877716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840115547180176" calcext:value-type="float">
            <text:p>0.008401155471802</text:p>
          </table:table-cell>
          <table:table-cell office:value-type="float" office:value="0.0104646682739258" calcext:value-type="float">
            <text:p>0.010464668273926</text:p>
          </table:table-cell>
          <table:table-cell office:value-type="float" office:value="0.00899969339370728" calcext:value-type="float">
            <text:p>0.00899969339370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833535194396973" calcext:value-type="float">
            <text:p>0.00833535194397</text:p>
          </table:table-cell>
          <table:table-cell office:value-type="float" office:value="0.0105602741241455" calcext:value-type="float">
            <text:p>0.010560274124146</text:p>
          </table:table-cell>
          <table:table-cell office:value-type="float" office:value="0.00896623134613037" calcext:value-type="float">
            <text:p>0.008966231346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832939147949219" calcext:value-type="float">
            <text:p>0.008329391479492</text:p>
          </table:table-cell>
          <table:table-cell office:value-type="float" office:value="0.0104055404663086" calcext:value-type="float">
            <text:p>0.010405540466309</text:p>
          </table:table-cell>
          <table:table-cell office:value-type="float" office:value="0.00864248275756836" calcext:value-type="float">
            <text:p>0.00864248275756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84681510925293" calcext:value-type="float">
            <text:p>0.008468151092529</text:p>
          </table:table-cell>
          <table:table-cell office:value-type="float" office:value="0.0103638172149658" calcext:value-type="float">
            <text:p>0.010363817214966</text:p>
          </table:table-cell>
          <table:table-cell office:value-type="float" office:value="0.0090429425239563" calcext:value-type="float">
            <text:p>0.00904294252395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83160400390625" calcext:value-type="float">
            <text:p>0.008316040039063</text:p>
          </table:table-cell>
          <table:table-cell office:value-type="float" office:value="0.0100176334381104" calcext:value-type="float">
            <text:p>0.01001763343811</text:p>
          </table:table-cell>
          <table:table-cell office:value-type="float" office:value="0.00879693031311035" calcext:value-type="float">
            <text:p>0.0087969303131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836443901062012" calcext:value-type="float">
            <text:p>0.00836443901062</text:p>
          </table:table-cell>
          <table:table-cell office:value-type="float" office:value="0.0102899074554443" calcext:value-type="float">
            <text:p>0.010289907455444</text:p>
          </table:table-cell>
          <table:table-cell office:value-type="float" office:value="0.00869204998016357" calcext:value-type="float">
            <text:p>0.00869204998016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828456878662109" calcext:value-type="float">
            <text:p>0.008284568786621</text:p>
          </table:table-cell>
          <table:table-cell office:value-type="float" office:value="0.0101656913757324" calcext:value-type="float">
            <text:p>0.010165691375733</text:p>
          </table:table-cell>
          <table:table-cell office:value-type="float" office:value="0.00873861312866211" calcext:value-type="float">
            <text:p>0.00873861312866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818061828613281" calcext:value-type="float">
            <text:p>0.008180618286133</text:p>
          </table:table-cell>
          <table:table-cell office:value-type="float" office:value="0.00999832153320313" calcext:value-type="float">
            <text:p>0.009998321533203</text:p>
          </table:table-cell>
          <table:table-cell office:value-type="float" office:value="0.00871875286102295" calcext:value-type="float">
            <text:p>0.00871875286102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821614265441895" calcext:value-type="float">
            <text:p>0.008216142654419</text:p>
          </table:table-cell>
          <table:table-cell office:value-type="float" office:value="0.00984382629394531" calcext:value-type="float">
            <text:p>0.009843826293945</text:p>
          </table:table-cell>
          <table:table-cell office:value-type="float" office:value="0.00868625640869141" calcext:value-type="float">
            <text:p>0.00868625640869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870561599731445" calcext:value-type="float">
            <text:p>0.008705615997314</text:p>
          </table:table-cell>
          <table:table-cell office:value-type="float" office:value="0.0108168125152588" calcext:value-type="float">
            <text:p>0.010816812515259</text:p>
          </table:table-cell>
          <table:table-cell office:value-type="float" office:value="0.0091323733329773" calcext:value-type="float">
            <text:p>0.00913237333297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839686393737793" calcext:value-type="float">
            <text:p>0.008396863937378</text:p>
          </table:table-cell>
          <table:table-cell office:value-type="float" office:value="0.0101916790008545" calcext:value-type="float">
            <text:p>0.010191679000855</text:p>
          </table:table-cell>
          <table:table-cell office:value-type="float" office:value="0.00888204574584961" calcext:value-type="float">
            <text:p>0.0088820457458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841355323791504" calcext:value-type="float">
            <text:p>0.008413553237915</text:p>
          </table:table-cell>
          <table:table-cell office:value-type="float" office:value="0.0130465030670166" calcext:value-type="float">
            <text:p>0.013046503067017</text:p>
          </table:table-cell>
          <table:table-cell office:value-type="float" office:value="0.00908057689666748" calcext:value-type="float">
            <text:p>0.00908057689666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839948654174805" calcext:value-type="float">
            <text:p>0.008399486541748</text:p>
          </table:table-cell>
          <table:table-cell office:value-type="float" office:value="0.0111763477325439" calcext:value-type="float">
            <text:p>0.011176347732544</text:p>
          </table:table-cell>
          <table:table-cell office:value-type="float" office:value="0.00919793844223022" calcext:value-type="float">
            <text:p>0.009197938442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832962989807129" calcext:value-type="float">
            <text:p>0.008329629898071</text:p>
          </table:table-cell>
          <table:table-cell office:value-type="float" office:value="0.0108230113983154" calcext:value-type="float">
            <text:p>0.010823011398316</text:p>
          </table:table-cell>
          <table:table-cell office:value-type="float" office:value="0.00906342267990113" calcext:value-type="float">
            <text:p>0.00906342267990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850200653076172" calcext:value-type="float">
            <text:p>0.008502006530762</text:p>
          </table:table-cell>
          <table:table-cell office:value-type="float" office:value="0.0119295120239258" calcext:value-type="float">
            <text:p>0.011929512023926</text:p>
          </table:table-cell>
          <table:table-cell office:value-type="float" office:value="0.00922689437866211" calcext:value-type="float">
            <text:p>0.00922689437866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829410552978516" calcext:value-type="float">
            <text:p>0.008294105529785</text:p>
          </table:table-cell>
          <table:table-cell office:value-type="float" office:value="0.0102086067199707" calcext:value-type="float">
            <text:p>0.010208606719971</text:p>
          </table:table-cell>
          <table:table-cell office:value-type="float" office:value="0.00898635387420654" calcext:value-type="float">
            <text:p>0.00898635387420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848865509033203" calcext:value-type="float">
            <text:p>0.008488655090332</text:p>
          </table:table-cell>
          <table:table-cell office:value-type="float" office:value="0.0101006031036377" calcext:value-type="float">
            <text:p>0.010100603103638</text:p>
          </table:table-cell>
          <table:table-cell office:value-type="float" office:value="0.00911198854446411" calcext:value-type="float">
            <text:p>0.00911198854446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847387313842773" calcext:value-type="float">
            <text:p>0.008473873138428</text:p>
          </table:table-cell>
          <table:table-cell office:value-type="float" office:value="0.0105204582214356" calcext:value-type="float">
            <text:p>0.010520458221436</text:p>
          </table:table-cell>
          <table:table-cell office:value-type="float" office:value="0.00912783145904541" calcext:value-type="float">
            <text:p>0.00912783145904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889754295349121" calcext:value-type="float">
            <text:p>0.008897542953491</text:p>
          </table:table-cell>
          <table:table-cell office:value-type="float" office:value="0.0106232166290283" calcext:value-type="float">
            <text:p>0.010623216629028</text:p>
          </table:table-cell>
          <table:table-cell office:value-type="float" office:value="0.00925499200820923" calcext:value-type="float">
            <text:p>0.00925499200820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861358642578125" calcext:value-type="float">
            <text:p>0.008613586425781</text:p>
          </table:table-cell>
          <table:table-cell office:value-type="float" office:value="0.0111382007598877" calcext:value-type="float">
            <text:p>0.011138200759888</text:p>
          </table:table-cell>
          <table:table-cell office:value-type="float" office:value="0.00918509960174561" calcext:value-type="float">
            <text:p>0.00918509960174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84080696105957" calcext:value-type="float">
            <text:p>0.008408069610596</text:p>
          </table:table-cell>
          <table:table-cell office:value-type="float" office:value="0.0112066268920898" calcext:value-type="float">
            <text:p>0.01120662689209</text:p>
          </table:table-cell>
          <table:table-cell office:value-type="float" office:value="0.00909146070480347" calcext:value-type="float">
            <text:p>0.00909146070480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827121734619141" calcext:value-type="float">
            <text:p>0.008271217346191</text:p>
          </table:table-cell>
          <table:table-cell office:value-type="float" office:value="0.0117037296295166" calcext:value-type="float">
            <text:p>0.011703729629517</text:p>
          </table:table-cell>
          <table:table-cell office:value-type="float" office:value="0.00893462896347046" calcext:value-type="float">
            <text:p>0.0089346289634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840926170349121" calcext:value-type="float">
            <text:p>0.008409261703491</text:p>
          </table:table-cell>
          <table:table-cell office:value-type="float" office:value="0.0101621150970459" calcext:value-type="float">
            <text:p>0.010162115097046</text:p>
          </table:table-cell>
          <table:table-cell office:value-type="float" office:value="0.00911006927490234" calcext:value-type="float">
            <text:p>0.00911006927490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854563713073731" calcext:value-type="float">
            <text:p>0.008545637130737</text:p>
          </table:table-cell>
          <table:table-cell office:value-type="float" office:value="0.0104329586029053" calcext:value-type="float">
            <text:p>0.010432958602905</text:p>
          </table:table-cell>
          <table:table-cell office:value-type="float" office:value="0.00897055864334106" calcext:value-type="float">
            <text:p>0.00897055864334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853872299194336" calcext:value-type="float">
            <text:p>0.008538722991943</text:p>
          </table:table-cell>
          <table:table-cell office:value-type="float" office:value="0.0100095272064209" calcext:value-type="float">
            <text:p>0.010009527206421</text:p>
          </table:table-cell>
          <table:table-cell office:value-type="float" office:value="0.00897196531295776" calcext:value-type="float">
            <text:p>0.00897196531295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850033760070801" calcext:value-type="float">
            <text:p>0.008500337600708</text:p>
          </table:table-cell>
          <table:table-cell office:value-type="float" office:value="0.0107612609863281" calcext:value-type="float">
            <text:p>0.010761260986328</text:p>
          </table:table-cell>
          <table:table-cell office:value-type="float" office:value="0.00915509462356567" calcext:value-type="float">
            <text:p>0.00915509462356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868010520935059" calcext:value-type="float">
            <text:p>0.008680105209351</text:p>
          </table:table-cell>
          <table:table-cell office:value-type="float" office:value="0.0113229751586914" calcext:value-type="float">
            <text:p>0.011322975158691</text:p>
          </table:table-cell>
          <table:table-cell office:value-type="float" office:value="0.00904310941696167" calcext:value-type="float">
            <text:p>0.00904310941696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882554054260254" calcext:value-type="float">
            <text:p>0.008825540542603</text:p>
          </table:table-cell>
          <table:table-cell office:value-type="float" office:value="0.0102970600128174" calcext:value-type="float">
            <text:p>0.010297060012817</text:p>
          </table:table-cell>
          <table:table-cell office:value-type="float" office:value="0.00922465324401856" calcext:value-type="float">
            <text:p>0.00922465324401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862503051757813" calcext:value-type="float">
            <text:p>0.008625030517578</text:p>
          </table:table-cell>
          <table:table-cell office:value-type="float" office:value="0.0105099678039551" calcext:value-type="float">
            <text:p>0.010509967803955</text:p>
          </table:table-cell>
          <table:table-cell office:value-type="float" office:value="0.00930910110473633" calcext:value-type="float">
            <text:p>0.00930910110473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852227210998535" calcext:value-type="float">
            <text:p>0.008522272109985</text:p>
          </table:table-cell>
          <table:table-cell office:value-type="float" office:value="0.0104546546936035" calcext:value-type="float">
            <text:p>0.010454654693604</text:p>
          </table:table-cell>
          <table:table-cell office:value-type="float" office:value="0.00911216735839844" calcext:value-type="float">
            <text:p>0.00911216735839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863051414489746" calcext:value-type="float">
            <text:p>0.008630514144897</text:p>
          </table:table-cell>
          <table:table-cell office:value-type="float" office:value="0.0102837085723877" calcext:value-type="float">
            <text:p>0.010283708572388</text:p>
          </table:table-cell>
          <table:table-cell office:value-type="float" office:value="0.00902206897735596" calcext:value-type="float">
            <text:p>0.00902206897735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841641426086426" calcext:value-type="float">
            <text:p>0.008416414260864</text:p>
          </table:table-cell>
          <table:table-cell office:value-type="float" office:value="0.0101504325866699" calcext:value-type="float">
            <text:p>0.01015043258667</text:p>
          </table:table-cell>
          <table:table-cell office:value-type="float" office:value="0.0092113733291626" calcext:value-type="float">
            <text:p>0.00921137332916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848174095153809" calcext:value-type="float">
            <text:p>0.008481740951538</text:p>
          </table:table-cell>
          <table:table-cell office:value-type="float" office:value="0.0112171173095703" calcext:value-type="float">
            <text:p>0.01121711730957</text:p>
          </table:table-cell>
          <table:table-cell office:value-type="float" office:value="0.00911349058151245" calcext:value-type="float">
            <text:p>0.00911349058151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860905647277832" calcext:value-type="float">
            <text:p>0.008609056472778</text:p>
          </table:table-cell>
          <table:table-cell office:value-type="float" office:value="0.0113525390625" calcext:value-type="float">
            <text:p>0.0113525390625</text:p>
          </table:table-cell>
          <table:table-cell office:value-type="float" office:value="0.00908043384552002" calcext:value-type="float">
            <text:p>0.0090804338455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865006446838379" calcext:value-type="float">
            <text:p>0.008650064468384</text:p>
          </table:table-cell>
          <table:table-cell office:value-type="float" office:value="0.0110776424407959" calcext:value-type="float">
            <text:p>0.011077642440796</text:p>
          </table:table-cell>
          <table:table-cell office:value-type="float" office:value="0.00930755138397217" calcext:value-type="float">
            <text:p>0.00930755138397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866866111755371" calcext:value-type="float">
            <text:p>0.008668661117554</text:p>
          </table:table-cell>
          <table:table-cell office:value-type="float" office:value="0.0108716487884521" calcext:value-type="float">
            <text:p>0.010871648788452</text:p>
          </table:table-cell>
          <table:table-cell office:value-type="float" office:value="0.0091606616973877" calcext:value-type="float">
            <text:p>0.00916066169738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87423324584961" calcext:value-type="float">
            <text:p>0.008742332458496</text:p>
          </table:table-cell>
          <table:table-cell office:value-type="float" office:value="0.010706901550293" calcext:value-type="float">
            <text:p>0.010706901550293</text:p>
          </table:table-cell>
          <table:table-cell office:value-type="float" office:value="0.0090430498123169" calcext:value-type="float">
            <text:p>0.00904304981231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841760635375977" calcext:value-type="float">
            <text:p>0.00841760635376</text:p>
          </table:table-cell>
          <table:table-cell office:value-type="float" office:value="0.0104191303253174" calcext:value-type="float">
            <text:p>0.010419130325317</text:p>
          </table:table-cell>
          <table:table-cell office:value-type="float" office:value="0.00916280746459961" calcext:value-type="float">
            <text:p>0.009162807464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893020629882813" calcext:value-type="float">
            <text:p>0.008930206298828</text:p>
          </table:table-cell>
          <table:table-cell office:value-type="float" office:value="0.010502815246582" calcext:value-type="float">
            <text:p>0.010502815246582</text:p>
          </table:table-cell>
          <table:table-cell office:value-type="float" office:value="0.00940500497817993" calcext:value-type="float">
            <text:p>0.009405004978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885248184204102" calcext:value-type="float">
            <text:p>0.008852481842041</text:p>
          </table:table-cell>
          <table:table-cell office:value-type="float" office:value="0.0109777450561523" calcext:value-type="float">
            <text:p>0.010977745056152</text:p>
          </table:table-cell>
          <table:table-cell office:value-type="float" office:value="0.00937281847000122" calcext:value-type="float">
            <text:p>0.00937281847000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876927375793457" calcext:value-type="float">
            <text:p>0.008769273757935</text:p>
          </table:table-cell>
          <table:table-cell office:value-type="float" office:value="0.0111055374145508" calcext:value-type="float">
            <text:p>0.011105537414551</text:p>
          </table:table-cell>
          <table:table-cell office:value-type="float" office:value="0.00935052633285522" calcext:value-type="float">
            <text:p>0.00935052633285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883340835571289" calcext:value-type="float">
            <text:p>0.008833408355713</text:p>
          </table:table-cell>
          <table:table-cell office:value-type="float" office:value="0.0105993747711182" calcext:value-type="float">
            <text:p>0.010599374771118</text:p>
          </table:table-cell>
          <table:table-cell office:value-type="float" office:value="0.00941605567932129" calcext:value-type="float">
            <text:p>0.00941605567932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850987434387207" calcext:value-type="float">
            <text:p>0.008509874343872</text:p>
          </table:table-cell>
          <table:table-cell office:value-type="float" office:value="0.0105516910552979" calcext:value-type="float">
            <text:p>0.010551691055298</text:p>
          </table:table-cell>
          <table:table-cell office:value-type="float" office:value="0.00928115844726563" calcext:value-type="float">
            <text:p>0.00928115844726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879311561584473" calcext:value-type="float">
            <text:p>0.008793115615845</text:p>
          </table:table-cell>
          <table:table-cell office:value-type="float" office:value="0.0106971263885498" calcext:value-type="float">
            <text:p>0.01069712638855</text:p>
          </table:table-cell>
          <table:table-cell office:value-type="float" office:value="0.00957753658294678" calcext:value-type="float">
            <text:p>0.00957753658294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879478454589844" calcext:value-type="float">
            <text:p>0.008794784545898</text:p>
          </table:table-cell>
          <table:table-cell office:value-type="float" office:value="0.0107395648956299" calcext:value-type="float">
            <text:p>0.01073956489563</text:p>
          </table:table-cell>
          <table:table-cell office:value-type="float" office:value="0.00950213670730591" calcext:value-type="float">
            <text:p>0.00950213670730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886249542236328" calcext:value-type="float">
            <text:p>0.008862495422363</text:p>
          </table:table-cell>
          <table:table-cell office:value-type="float" office:value="0.01047682762146" calcext:value-type="float">
            <text:p>0.01047682762146</text:p>
          </table:table-cell>
          <table:table-cell office:value-type="float" office:value="0.00923649072647095" calcext:value-type="float">
            <text:p>0.00923649072647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907254219055176" calcext:value-type="float">
            <text:p>0.009072542190552</text:p>
          </table:table-cell>
          <table:table-cell office:value-type="float" office:value="0.0109987258911133" calcext:value-type="float">
            <text:p>0.010998725891113</text:p>
          </table:table-cell>
          <table:table-cell office:value-type="float" office:value="0.00949273109436035" calcext:value-type="float">
            <text:p>0.0094927310943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912737846374512" calcext:value-type="float">
            <text:p>0.009127378463745</text:p>
          </table:table-cell>
          <table:table-cell office:value-type="float" office:value="0.0111122131347656" calcext:value-type="float">
            <text:p>0.011112213134766</text:p>
          </table:table-cell>
          <table:table-cell office:value-type="float" office:value="0.00965211391448975" calcext:value-type="float">
            <text:p>0.0096521139144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906705856323242" calcext:value-type="float">
            <text:p>0.009067058563232</text:p>
          </table:table-cell>
          <table:table-cell office:value-type="float" office:value="0.0110239982604981" calcext:value-type="float">
            <text:p>0.011023998260498</text:p>
          </table:table-cell>
          <table:table-cell office:value-type="float" office:value="0.00954766273498535" calcext:value-type="float">
            <text:p>0.00954766273498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909256935119629" calcext:value-type="float">
            <text:p>0.009092569351196</text:p>
          </table:table-cell>
          <table:table-cell office:value-type="float" office:value="0.0110287666320801" calcext:value-type="float">
            <text:p>0.01102876663208</text:p>
          </table:table-cell>
          <table:table-cell office:value-type="float" office:value="0.00949414968490601" calcext:value-type="float">
            <text:p>0.00949414968490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891995429992676" calcext:value-type="float">
            <text:p>0.008919954299927</text:p>
          </table:table-cell>
          <table:table-cell office:value-type="float" office:value="0.0107357501983643" calcext:value-type="float">
            <text:p>0.010735750198364</text:p>
          </table:table-cell>
          <table:table-cell office:value-type="float" office:value="0.0094419002532959" calcext:value-type="float">
            <text:p>0.00944190025329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865697860717773" calcext:value-type="float">
            <text:p>0.008656978607178</text:p>
          </table:table-cell>
          <table:table-cell office:value-type="float" office:value="0.0104193687438965" calcext:value-type="float">
            <text:p>0.010419368743897</text:p>
          </table:table-cell>
          <table:table-cell office:value-type="float" office:value="0.00922025442123413" calcext:value-type="float">
            <text:p>0.00922025442123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85759162902832" calcext:value-type="float">
            <text:p>0.008575916290283</text:p>
          </table:table-cell>
          <table:table-cell office:value-type="float" office:value="0.0123677253723145" calcext:value-type="float">
            <text:p>0.012367725372315</text:p>
          </table:table-cell>
          <table:table-cell office:value-type="float" office:value="0.00925730466842651" calcext:value-type="float">
            <text:p>0.00925730466842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868868827819824" calcext:value-type="float">
            <text:p>0.008688688278198</text:p>
          </table:table-cell>
          <table:table-cell office:value-type="float" office:value="0.0178394317626953" calcext:value-type="float">
            <text:p>0.017839431762695</text:p>
          </table:table-cell>
          <table:table-cell office:value-type="float" office:value="0.00986661911010742" calcext:value-type="float">
            <text:p>0.00986661911010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900006294250488" calcext:value-type="float">
            <text:p>0.009000062942505</text:p>
          </table:table-cell>
          <table:table-cell office:value-type="float" office:value="0.0115089416503906" calcext:value-type="float">
            <text:p>0.011508941650391</text:p>
          </table:table-cell>
          <table:table-cell office:value-type="float" office:value="0.00959059000015259" calcext:value-type="float">
            <text:p>0.00959059000015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899934768676758" calcext:value-type="float">
            <text:p>0.008999347686768</text:p>
          </table:table-cell>
          <table:table-cell office:value-type="float" office:value="0.0118770599365234" calcext:value-type="float">
            <text:p>0.011877059936524</text:p>
          </table:table-cell>
          <table:table-cell office:value-type="float" office:value="0.0094897985458374" calcext:value-type="float">
            <text:p>0.00948979854583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902223587036133" calcext:value-type="float">
            <text:p>0.009022235870361</text:p>
          </table:table-cell>
          <table:table-cell office:value-type="float" office:value="0.0119497776031494" calcext:value-type="float">
            <text:p>0.01194977760315</text:p>
          </table:table-cell>
          <table:table-cell office:value-type="float" office:value="0.00951483249664307" calcext:value-type="float">
            <text:p>0.00951483249664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90939998626709" calcext:value-type="float">
            <text:p>0.009093999862671</text:p>
          </table:table-cell>
          <table:table-cell office:value-type="float" office:value="0.0121736526489258" calcext:value-type="float">
            <text:p>0.012173652648926</text:p>
          </table:table-cell>
          <table:table-cell office:value-type="float" office:value="0.00954139232635498" calcext:value-type="float">
            <text:p>0.00954139232635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86517333984375" calcext:value-type="float">
            <text:p>0.008651733398438</text:p>
          </table:table-cell>
          <table:table-cell office:value-type="float" office:value="0.0123906135559082" calcext:value-type="float">
            <text:p>0.012390613555908</text:p>
          </table:table-cell>
          <table:table-cell office:value-type="float" office:value="0.00945068597793579" calcext:value-type="float">
            <text:p>0.00945068597793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888156890869141" calcext:value-type="float">
            <text:p>0.008881568908691</text:p>
          </table:table-cell>
          <table:table-cell office:value-type="float" office:value="0.0118818283081055" calcext:value-type="float">
            <text:p>0.011881828308106</text:p>
          </table:table-cell>
          <table:table-cell office:value-type="float" office:value="0.00933030843734741" calcext:value-type="float">
            <text:p>0.00933030843734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906848907470703" calcext:value-type="float">
            <text:p>0.009068489074707</text:p>
          </table:table-cell>
          <table:table-cell office:value-type="float" office:value="0.0118622779846191" calcext:value-type="float">
            <text:p>0.011862277984619</text:p>
          </table:table-cell>
          <table:table-cell office:value-type="float" office:value="0.00947521924972534" calcext:value-type="float">
            <text:p>0.00947521924972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892996788024902" calcext:value-type="float">
            <text:p>0.008929967880249</text:p>
          </table:table-cell>
          <table:table-cell office:value-type="float" office:value="0.0119209289550781" calcext:value-type="float">
            <text:p>0.011920928955078</text:p>
          </table:table-cell>
          <table:table-cell office:value-type="float" office:value="0.00942429304122925" calcext:value-type="float">
            <text:p>0.00942429304122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899958610534668" calcext:value-type="float">
            <text:p>0.008999586105347</text:p>
          </table:table-cell>
          <table:table-cell office:value-type="float" office:value="0.0120477676391602" calcext:value-type="float">
            <text:p>0.01204776763916</text:p>
          </table:table-cell>
          <table:table-cell office:value-type="float" office:value="0.00946568250656128" calcext:value-type="float">
            <text:p>0.00946568250656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88186264038086" calcext:value-type="float">
            <text:p>0.008818626403809</text:p>
          </table:table-cell>
          <table:table-cell office:value-type="float" office:value="0.0107991695404053" calcext:value-type="float">
            <text:p>0.010799169540405</text:p>
          </table:table-cell>
          <table:table-cell office:value-type="float" office:value="0.00947610139846802" calcext:value-type="float">
            <text:p>0.00947610139846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896239280700684" calcext:value-type="float">
            <text:p>0.008962392807007</text:p>
          </table:table-cell>
          <table:table-cell office:value-type="float" office:value="0.0116326808929443" calcext:value-type="float">
            <text:p>0.011632680892944</text:p>
          </table:table-cell>
          <table:table-cell office:value-type="float" office:value="0.00944135189056397" calcext:value-type="float">
            <text:p>0.00944135189056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867104530334473" calcext:value-type="float">
            <text:p>0.008671045303345</text:p>
          </table:table-cell>
          <table:table-cell office:value-type="float" office:value="0.0121409893035889" calcext:value-type="float">
            <text:p>0.012140989303589</text:p>
          </table:table-cell>
          <table:table-cell office:value-type="float" office:value="0.00933815240859985" calcext:value-type="float">
            <text:p>0.009338152408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894713401794434" calcext:value-type="float">
            <text:p>0.008947134017944</text:p>
          </table:table-cell>
          <table:table-cell office:value-type="float" office:value="0.0119032859802246" calcext:value-type="float">
            <text:p>0.011903285980225</text:p>
          </table:table-cell>
          <table:table-cell office:value-type="float" office:value="0.00951437950134277" calcext:value-type="float">
            <text:p>0.00951437950134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904178619384766" calcext:value-type="float">
            <text:p>0.009041786193848</text:p>
          </table:table-cell>
          <table:table-cell office:value-type="float" office:value="0.0118007659912109" calcext:value-type="float">
            <text:p>0.011800765991211</text:p>
          </table:table-cell>
          <table:table-cell office:value-type="float" office:value="0.00952476263046265" calcext:value-type="float">
            <text:p>0.00952476263046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885605812072754" calcext:value-type="float">
            <text:p>0.008856058120728</text:p>
          </table:table-cell>
          <table:table-cell office:value-type="float" office:value="0.0124640464782715" calcext:value-type="float">
            <text:p>0.012464046478272</text:p>
          </table:table-cell>
          <table:table-cell office:value-type="float" office:value="0.00954538583755493" calcext:value-type="float">
            <text:p>0.0095453858375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904631614685059" calcext:value-type="float">
            <text:p>0.009046316146851</text:p>
          </table:table-cell>
          <table:table-cell office:value-type="float" office:value="0.0117342472076416" calcext:value-type="float">
            <text:p>0.011734247207642</text:p>
          </table:table-cell>
          <table:table-cell office:value-type="float" office:value="0.00955607891082764" calcext:value-type="float">
            <text:p>0.00955607891082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934028625488281" calcext:value-type="float">
            <text:p>0.009340286254883</text:p>
          </table:table-cell>
          <table:table-cell office:value-type="float" office:value="0.0122454166412354" calcext:value-type="float">
            <text:p>0.012245416641235</text:p>
          </table:table-cell>
          <table:table-cell office:value-type="float" office:value="0.00990782976150513" calcext:value-type="float">
            <text:p>0.0099078297615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927543640136719" calcext:value-type="float">
            <text:p>0.009275436401367</text:p>
          </table:table-cell>
          <table:table-cell office:value-type="float" office:value="0.0122647285461426" calcext:value-type="float">
            <text:p>0.012264728546143</text:p>
          </table:table-cell>
          <table:table-cell office:value-type="float" office:value="0.0103525757789612" calcext:value-type="float">
            <text:p>0.01035257577896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988411903381348" calcext:value-type="float">
            <text:p>0.009884119033813</text:p>
          </table:table-cell>
          <table:table-cell office:value-type="float" office:value="0.0118484497070313" calcext:value-type="float">
            <text:p>0.011848449707031</text:p>
          </table:table-cell>
          <table:table-cell office:value-type="float" office:value="0.0103212594985962" calcext:value-type="float">
            <text:p>0.01032125949859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09246826171875" calcext:value-type="float">
            <text:p>0.009246826171875</text:p>
          </table:table-cell>
          <table:table-cell office:value-type="float" office:value="0.0126075744628906" calcext:value-type="float">
            <text:p>0.012607574462891</text:p>
          </table:table-cell>
          <table:table-cell office:value-type="float" office:value="0.0101704955101013" calcext:value-type="float">
            <text:p>0.01017049551010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0952768325805664" calcext:value-type="float">
            <text:p>0.009527683258057</text:p>
          </table:table-cell>
          <table:table-cell office:value-type="float" office:value="0.0110130310058594" calcext:value-type="float">
            <text:p>0.011013031005859</text:p>
          </table:table-cell>
          <table:table-cell office:value-type="float" office:value="0.0102273464202881" calcext:value-type="float">
            <text:p>0.01022734642028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0977897644042969" calcext:value-type="float">
            <text:p>0.00977897644043</text:p>
          </table:table-cell>
          <table:table-cell office:value-type="float" office:value="0.0118050575256348" calcext:value-type="float">
            <text:p>0.011805057525635</text:p>
          </table:table-cell>
          <table:table-cell office:value-type="float" office:value="0.0106451988220215" calcext:value-type="float">
            <text:p>0.01064519882202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0929880142211914" calcext:value-type="float">
            <text:p>0.009298801422119</text:p>
          </table:table-cell>
          <table:table-cell office:value-type="float" office:value="0.0111002922058106" calcext:value-type="float">
            <text:p>0.011100292205811</text:p>
          </table:table-cell>
          <table:table-cell office:value-type="float" office:value="0.00991045236587524" calcext:value-type="float">
            <text:p>0.00991045236587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977063179016113" calcext:value-type="float">
            <text:p>0.009770631790161</text:p>
          </table:table-cell>
          <table:table-cell office:value-type="float" office:value="0.0106937885284424" calcext:value-type="float">
            <text:p>0.010693788528442</text:p>
          </table:table-cell>
          <table:table-cell office:value-type="float" office:value="0.0101198077201843" calcext:value-type="float">
            <text:p>0.01011980772018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0942063331604004" calcext:value-type="float">
            <text:p>0.00942063331604</text:p>
          </table:table-cell>
          <table:table-cell office:value-type="float" office:value="0.0108957290649414" calcext:value-type="float">
            <text:p>0.010895729064941</text:p>
          </table:table-cell>
          <table:table-cell office:value-type="float" office:value="0.010035240650177" calcext:value-type="float">
            <text:p>0.01003524065017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0904250144958496" calcext:value-type="float">
            <text:p>0.009042501449585</text:p>
          </table:table-cell>
          <table:table-cell office:value-type="float" office:value="0.011371374130249" calcext:value-type="float">
            <text:p>0.011371374130249</text:p>
          </table:table-cell>
          <table:table-cell office:value-type="float" office:value="0.0094658613204956" calcext:value-type="float">
            <text:p>0.00946586132049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0949740409851074" calcext:value-type="float">
            <text:p>0.009497404098511</text:p>
          </table:table-cell>
          <table:table-cell office:value-type="float" office:value="0.011462926864624" calcext:value-type="float">
            <text:p>0.011462926864624</text:p>
          </table:table-cell>
          <table:table-cell office:value-type="float" office:value="0.00989722013473511" calcext:value-type="float">
            <text:p>0.00989722013473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0942683219909668" calcext:value-type="float">
            <text:p>0.009426832199097</text:p>
          </table:table-cell>
          <table:table-cell office:value-type="float" office:value="0.0113351345062256" calcext:value-type="float">
            <text:p>0.011335134506226</text:p>
          </table:table-cell>
          <table:table-cell office:value-type="float" office:value="0.00989317893981934" calcext:value-type="float">
            <text:p>0.00989317893981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0897622108459473" calcext:value-type="float">
            <text:p>0.008976221084595</text:p>
          </table:table-cell>
          <table:table-cell office:value-type="float" office:value="0.0107409954071045" calcext:value-type="float">
            <text:p>0.010740995407105</text:p>
          </table:table-cell>
          <table:table-cell office:value-type="float" office:value="0.00942450761795044" calcext:value-type="float">
            <text:p>0.0094245076179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0902009010314941" calcext:value-type="float">
            <text:p>0.009020090103149</text:p>
          </table:table-cell>
          <table:table-cell office:value-type="float" office:value="0.0110540390014648" calcext:value-type="float">
            <text:p>0.011054039001465</text:p>
          </table:table-cell>
          <table:table-cell office:value-type="float" office:value="0.00965133905410767" calcext:value-type="float">
            <text:p>0.00965133905410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0913667678833008" calcext:value-type="float">
            <text:p>0.00913667678833</text:p>
          </table:table-cell>
          <table:table-cell office:value-type="float" office:value="0.0117464065551758" calcext:value-type="float">
            <text:p>0.011746406555176</text:p>
          </table:table-cell>
          <table:table-cell office:value-type="float" office:value="0.00973354578018188" calcext:value-type="float">
            <text:p>0.00973354578018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0934481620788574" calcext:value-type="float">
            <text:p>0.009344816207886</text:p>
          </table:table-cell>
          <table:table-cell office:value-type="float" office:value="0.0115201473236084" calcext:value-type="float">
            <text:p>0.011520147323608</text:p>
          </table:table-cell>
          <table:table-cell office:value-type="float" office:value="0.0099474310874939" calcext:value-type="float">
            <text:p>0.00994743108749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0092616081237793" calcext:value-type="float">
            <text:p>0.009261608123779</text:p>
          </table:table-cell>
          <table:table-cell office:value-type="float" office:value="0.0111789703369141" calcext:value-type="float">
            <text:p>0.011178970336914</text:p>
          </table:table-cell>
          <table:table-cell office:value-type="float" office:value="0.00978325605392456" calcext:value-type="float">
            <text:p>0.00978325605392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0903916358947754" calcext:value-type="float">
            <text:p>0.009039163589478</text:p>
          </table:table-cell>
          <table:table-cell office:value-type="float" office:value="0.01133131980896" calcext:value-type="float">
            <text:p>0.01133131980896</text:p>
          </table:table-cell>
          <table:table-cell office:value-type="float" office:value="0.00962262153625488" calcext:value-type="float">
            <text:p>0.00962262153625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0908446311950684" calcext:value-type="float">
            <text:p>0.009084463119507</text:p>
          </table:table-cell>
          <table:table-cell office:value-type="float" office:value="0.0110769271850586" calcext:value-type="float">
            <text:p>0.011076927185059</text:p>
          </table:table-cell>
          <table:table-cell office:value-type="float" office:value="0.00948512554168701" calcext:value-type="float">
            <text:p>0.00948512554168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0908660888671875" calcext:value-type="float">
            <text:p>0.009086608886719</text:p>
          </table:table-cell>
          <table:table-cell office:value-type="float" office:value="0.011134147644043" calcext:value-type="float">
            <text:p>0.011134147644043</text:p>
          </table:table-cell>
          <table:table-cell office:value-type="float" office:value="0.00952284336090088" calcext:value-type="float">
            <text:p>0.00952284336090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091397762298584" calcext:value-type="float">
            <text:p>0.009139776229858</text:p>
          </table:table-cell>
          <table:table-cell office:value-type="float" office:value="0.0111503601074219" calcext:value-type="float">
            <text:p>0.011150360107422</text:p>
          </table:table-cell>
          <table:table-cell office:value-type="float" office:value="0.00962605476379395" calcext:value-type="float">
            <text:p>0.00962605476379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945734977722168" calcext:value-type="float">
            <text:p>0.009457349777222</text:p>
          </table:table-cell>
          <table:table-cell office:value-type="float" office:value="0.0110611915588379" calcext:value-type="float">
            <text:p>0.011061191558838</text:p>
          </table:table-cell>
          <table:table-cell office:value-type="float" office:value="0.00989705324172974" calcext:value-type="float">
            <text:p>0.0098970532417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935149192810059" calcext:value-type="float">
            <text:p>0.009351491928101</text:p>
          </table:table-cell>
          <table:table-cell office:value-type="float" office:value="0.0184640884399414" calcext:value-type="float">
            <text:p>0.018464088439941</text:p>
          </table:table-cell>
          <table:table-cell office:value-type="float" office:value="0.0104444980621338" calcext:value-type="float">
            <text:p>0.01044449806213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0915575027465821" calcext:value-type="float">
            <text:p>0.009155750274658</text:p>
          </table:table-cell>
          <table:table-cell office:value-type="float" office:value="0.0111749172210693" calcext:value-type="float">
            <text:p>0.011174917221069</text:p>
          </table:table-cell>
          <table:table-cell office:value-type="float" office:value="0.00984340906143189" calcext:value-type="float">
            <text:p>0.00984340906143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0949740409851074" calcext:value-type="float">
            <text:p>0.009497404098511</text:p>
          </table:table-cell>
          <table:table-cell office:value-type="float" office:value="0.0116801261901856" calcext:value-type="float">
            <text:p>0.011680126190186</text:p>
          </table:table-cell>
          <table:table-cell office:value-type="float" office:value="0.0100699424743652" calcext:value-type="float">
            <text:p>0.0100699424743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963783264160156" calcext:value-type="float">
            <text:p>0.009637832641602</text:p>
          </table:table-cell>
          <table:table-cell office:value-type="float" office:value="0.0116300582885742" calcext:value-type="float">
            <text:p>0.011630058288574</text:p>
          </table:table-cell>
          <table:table-cell office:value-type="float" office:value="0.0101744294166565" calcext:value-type="float">
            <text:p>0.01017442941665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0917506217956543" calcext:value-type="float">
            <text:p>0.009175062179565</text:p>
          </table:table-cell>
          <table:table-cell office:value-type="float" office:value="0.0114748477935791" calcext:value-type="float">
            <text:p>0.011474847793579</text:p>
          </table:table-cell>
          <table:table-cell office:value-type="float" office:value="0.0098739504814148" calcext:value-type="float">
            <text:p>0.00987395048141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0925683975219727" calcext:value-type="float">
            <text:p>0.009256839752197</text:p>
          </table:table-cell>
          <table:table-cell office:value-type="float" office:value="0.0191609859466553" calcext:value-type="float">
            <text:p>0.019160985946655</text:p>
          </table:table-cell>
          <table:table-cell office:value-type="float" office:value="0.0106224060058594" calcext:value-type="float">
            <text:p>0.01062240600585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0903892517089844" calcext:value-type="float">
            <text:p>0.009038925170898</text:p>
          </table:table-cell>
          <table:table-cell office:value-type="float" office:value="0.0115070343017578" calcext:value-type="float">
            <text:p>0.011507034301758</text:p>
          </table:table-cell>
          <table:table-cell office:value-type="float" office:value="0.00998160839080811" calcext:value-type="float">
            <text:p>0.00998160839080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0932645797729492" calcext:value-type="float">
            <text:p>0.009326457977295</text:p>
          </table:table-cell>
          <table:table-cell office:value-type="float" office:value="0.0111618041992188" calcext:value-type="float">
            <text:p>0.011161804199219</text:p>
          </table:table-cell>
          <table:table-cell office:value-type="float" office:value="0.00979381799697876" calcext:value-type="float">
            <text:p>0.00979381799697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092153549194336" calcext:value-type="float">
            <text:p>0.009215354919434</text:p>
          </table:table-cell>
          <table:table-cell office:value-type="float" office:value="0.0111804008483887" calcext:value-type="float">
            <text:p>0.011180400848389</text:p>
          </table:table-cell>
          <table:table-cell office:value-type="float" office:value="0.00973163843154907" calcext:value-type="float">
            <text:p>0.00973163843154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0927495956420898" calcext:value-type="float">
            <text:p>0.009274959564209</text:p>
          </table:table-cell>
          <table:table-cell office:value-type="float" office:value="0.0113646984100342" calcext:value-type="float">
            <text:p>0.011364698410034</text:p>
          </table:table-cell>
          <table:table-cell office:value-type="float" office:value="0.00976158380508423" calcext:value-type="float">
            <text:p>0.00976158380508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0910234451293945" calcext:value-type="float">
            <text:p>0.009102344512939</text:p>
          </table:table-cell>
          <table:table-cell office:value-type="float" office:value="0.0114073753356934" calcext:value-type="float">
            <text:p>0.011407375335693</text:p>
          </table:table-cell>
          <table:table-cell office:value-type="float" office:value="0.00963246822357178" calcext:value-type="float">
            <text:p>0.00963246822357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0908923149108887" calcext:value-type="float">
            <text:p>0.009089231491089</text:p>
          </table:table-cell>
          <table:table-cell office:value-type="float" office:value="0.0109949111938477" calcext:value-type="float">
            <text:p>0.010994911193848</text:p>
          </table:table-cell>
          <table:table-cell office:value-type="float" office:value="0.00957465171813965" calcext:value-type="float">
            <text:p>0.0095746517181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0919246673583985" calcext:value-type="float">
            <text:p>0.00919246673584</text:p>
          </table:table-cell>
          <table:table-cell office:value-type="float" office:value="0.0114467144012451" calcext:value-type="float">
            <text:p>0.011446714401245</text:p>
          </table:table-cell>
          <table:table-cell office:value-type="float" office:value="0.00956140756607056" calcext:value-type="float">
            <text:p>0.00956140756607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0092470645904541" calcext:value-type="float">
            <text:p>0.009247064590454</text:p>
          </table:table-cell>
          <table:table-cell office:value-type="float" office:value="0.0110104084014893" calcext:value-type="float">
            <text:p>0.011010408401489</text:p>
          </table:table-cell>
          <table:table-cell office:value-type="float" office:value="0.00965812206268311" calcext:value-type="float">
            <text:p>0.00965812206268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0088798999786377" calcext:value-type="float">
            <text:p>0.008879899978638</text:p>
          </table:table-cell>
          <table:table-cell office:value-type="float" office:value="0.011371374130249" calcext:value-type="float">
            <text:p>0.011371374130249</text:p>
          </table:table-cell>
          <table:table-cell office:value-type="float" office:value="0.00978379249572754" calcext:value-type="float">
            <text:p>0.00978379249572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0885200500488281" calcext:value-type="float">
            <text:p>0.008852005004883</text:p>
          </table:table-cell>
          <table:table-cell office:value-type="float" office:value="0.0111443996429443" calcext:value-type="float">
            <text:p>0.011144399642944</text:p>
          </table:table-cell>
          <table:table-cell office:value-type="float" office:value="0.00963003635406494" calcext:value-type="float">
            <text:p>0.00963003635406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0929570198059082" calcext:value-type="float">
            <text:p>0.009295701980591</text:p>
          </table:table-cell>
          <table:table-cell office:value-type="float" office:value="0.0109763145446777" calcext:value-type="float">
            <text:p>0.010976314544678</text:p>
          </table:table-cell>
          <table:table-cell office:value-type="float" office:value="0.00962214469909668" calcext:value-type="float">
            <text:p>0.00962214469909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0946140289306641" calcext:value-type="float">
            <text:p>0.009461402893066</text:p>
          </table:table-cell>
          <table:table-cell office:value-type="float" office:value="0.0112302303314209" calcext:value-type="float">
            <text:p>0.011230230331421</text:p>
          </table:table-cell>
          <table:table-cell office:value-type="float" office:value="0.00984299182891846" calcext:value-type="float">
            <text:p>0.00984299182891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0924420356750488" calcext:value-type="float">
            <text:p>0.009244203567505</text:p>
          </table:table-cell>
          <table:table-cell office:value-type="float" office:value="0.0110108852386475" calcext:value-type="float">
            <text:p>0.011010885238648</text:p>
          </table:table-cell>
          <table:table-cell office:value-type="float" office:value="0.0097193717956543" calcext:value-type="float">
            <text:p>0.00971937179565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936365127563477" calcext:value-type="float">
            <text:p>0.009363651275635</text:p>
          </table:table-cell>
          <table:table-cell office:value-type="float" office:value="0.0113136768341064" calcext:value-type="float">
            <text:p>0.011313676834107</text:p>
          </table:table-cell>
          <table:table-cell office:value-type="float" office:value="0.00990607738494873" calcext:value-type="float">
            <text:p>0.00990607738494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0967764854431153" calcext:value-type="float">
            <text:p>0.009677648544312</text:p>
          </table:table-cell>
          <table:table-cell office:value-type="float" office:value="0.0117065906524658" calcext:value-type="float">
            <text:p>0.011706590652466</text:p>
          </table:table-cell>
          <table:table-cell office:value-type="float" office:value="0.01007399559021" calcext:value-type="float">
            <text:p>0.0100739955902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0948262214660645" calcext:value-type="float">
            <text:p>0.009482622146606</text:p>
          </table:table-cell>
          <table:table-cell office:value-type="float" office:value="0.0116865634918213" calcext:value-type="float">
            <text:p>0.011686563491821</text:p>
          </table:table-cell>
          <table:table-cell office:value-type="float" office:value="0.00995221138000488" calcext:value-type="float">
            <text:p>0.00995221138000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096127986907959" calcext:value-type="float">
            <text:p>0.009612798690796</text:p>
          </table:table-cell>
          <table:table-cell office:value-type="float" office:value="0.0114598274230957" calcext:value-type="float">
            <text:p>0.011459827423096</text:p>
          </table:table-cell>
          <table:table-cell office:value-type="float" office:value="0.0101222157478333" calcext:value-type="float">
            <text:p>0.01012221574783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0964975357055664" calcext:value-type="float">
            <text:p>0.009649753570557</text:p>
          </table:table-cell>
          <table:table-cell office:value-type="float" office:value="0.0119476318359375" calcext:value-type="float">
            <text:p>0.011947631835938</text:p>
          </table:table-cell>
          <table:table-cell office:value-type="float" office:value="0.010017728805542" calcext:value-type="float">
            <text:p>0.01001772880554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0101916790008545" calcext:value-type="float">
            <text:p>0.010191679000855</text:p>
          </table:table-cell>
          <table:table-cell office:value-type="float" office:value="0.0117473602294922" calcext:value-type="float">
            <text:p>0.011747360229492</text:p>
          </table:table-cell>
          <table:table-cell office:value-type="float" office:value="0.010520327091217" calcext:value-type="float">
            <text:p>0.01052032709121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10206937789917" calcext:value-type="float">
            <text:p>0.010206937789917</text:p>
          </table:table-cell>
          <table:table-cell office:value-type="float" office:value="0.0111896991729736" calcext:value-type="float">
            <text:p>0.011189699172974</text:p>
          </table:table-cell>
          <table:table-cell office:value-type="float" office:value="0.0105586528778076" calcext:value-type="float">
            <text:p>0.01055865287780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989770889282227" calcext:value-type="float">
            <text:p>0.009897708892822</text:p>
          </table:table-cell>
          <table:table-cell office:value-type="float" office:value="0.0113084316253662" calcext:value-type="float">
            <text:p>0.011308431625366</text:p>
          </table:table-cell>
          <table:table-cell office:value-type="float" office:value="0.0105942368507385" calcext:value-type="float">
            <text:p>0.01059423685073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957846641540527" calcext:value-type="float">
            <text:p>0.009578466415405</text:p>
          </table:table-cell>
          <table:table-cell office:value-type="float" office:value="0.0122382640838623" calcext:value-type="float">
            <text:p>0.012238264083862</text:p>
          </table:table-cell>
          <table:table-cell office:value-type="float" office:value="0.010093629360199" calcext:value-type="float">
            <text:p>0.01009362936019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0975608825683594" calcext:value-type="float">
            <text:p>0.009756088256836</text:p>
          </table:table-cell>
          <table:table-cell office:value-type="float" office:value="0.0117616653442383" calcext:value-type="float">
            <text:p>0.011761665344238</text:p>
          </table:table-cell>
          <table:table-cell office:value-type="float" office:value="0.0102619647979736" calcext:value-type="float">
            <text:p>0.01026196479797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980353355407715" calcext:value-type="float">
            <text:p>0.009803533554077</text:p>
          </table:table-cell>
          <table:table-cell office:value-type="float" office:value="0.0118095874786377" calcext:value-type="float">
            <text:p>0.011809587478638</text:p>
          </table:table-cell>
          <table:table-cell office:value-type="float" office:value="0.0101777076721191" calcext:value-type="float">
            <text:p>0.01017770767211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0958037376403809" calcext:value-type="float">
            <text:p>0.009580373764038</text:p>
          </table:table-cell>
          <table:table-cell office:value-type="float" office:value="0.0119104385375977" calcext:value-type="float">
            <text:p>0.011910438537598</text:p>
          </table:table-cell>
          <table:table-cell office:value-type="float" office:value="0.010180127620697" calcext:value-type="float">
            <text:p>0.01018012762069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0953197479248047" calcext:value-type="float">
            <text:p>0.00953197479248</text:p>
          </table:table-cell>
          <table:table-cell office:value-type="float" office:value="0.0119664669036865" calcext:value-type="float">
            <text:p>0.011966466903687</text:p>
          </table:table-cell>
          <table:table-cell office:value-type="float" office:value="0.0102798700332642" calcext:value-type="float">
            <text:p>0.01027987003326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0976324081420898" calcext:value-type="float">
            <text:p>0.009763240814209</text:p>
          </table:table-cell>
          <table:table-cell office:value-type="float" office:value="0.0118017196655273" calcext:value-type="float">
            <text:p>0.011801719665527</text:p>
          </table:table-cell>
          <table:table-cell office:value-type="float" office:value="0.0100522637367249" calcext:value-type="float">
            <text:p>0.01005226373672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0969481468200684" calcext:value-type="float">
            <text:p>0.009694814682007</text:p>
          </table:table-cell>
          <table:table-cell office:value-type="float" office:value="0.0117084980010986" calcext:value-type="float">
            <text:p>0.011708498001099</text:p>
          </table:table-cell>
          <table:table-cell office:value-type="float" office:value="0.0101944804191589" calcext:value-type="float">
            <text:p>0.01019448041915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094594955444336" calcext:value-type="float">
            <text:p>0.009459495544434</text:p>
          </table:table-cell>
          <table:table-cell office:value-type="float" office:value="0.0115389823913574" calcext:value-type="float">
            <text:p>0.011538982391358</text:p>
          </table:table-cell>
          <table:table-cell office:value-type="float" office:value="0.0100915670394897" calcext:value-type="float">
            <text:p>0.0100915670394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00967001914978027" calcext:value-type="float">
            <text:p>0.00967001914978</text:p>
          </table:table-cell>
          <table:table-cell office:value-type="float" office:value="0.0119173526763916" calcext:value-type="float">
            <text:p>0.011917352676392</text:p>
          </table:table-cell>
          <table:table-cell office:value-type="float" office:value="0.0100473880767822" calcext:value-type="float">
            <text:p>0.01004738807678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00949859619140625" calcext:value-type="float">
            <text:p>0.009498596191406</text:p>
          </table:table-cell>
          <table:table-cell office:value-type="float" office:value="0.0113821029663086" calcext:value-type="float">
            <text:p>0.011382102966309</text:p>
          </table:table-cell>
          <table:table-cell office:value-type="float" office:value="0.0101773381233215" calcext:value-type="float">
            <text:p>0.01017733812332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00976014137268066" calcext:value-type="float">
            <text:p>0.009760141372681</text:p>
          </table:table-cell>
          <table:table-cell office:value-type="float" office:value="0.0115876197814941" calcext:value-type="float">
            <text:p>0.011587619781494</text:p>
          </table:table-cell>
          <table:table-cell office:value-type="float" office:value="0.0100440502166748" calcext:value-type="float">
            <text:p>0.01004405021667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00954318046569824" calcext:value-type="float">
            <text:p>0.009543180465698</text:p>
          </table:table-cell>
          <table:table-cell office:value-type="float" office:value="0.0115537643432617" calcext:value-type="float">
            <text:p>0.011553764343262</text:p>
          </table:table-cell>
          <table:table-cell office:value-type="float" office:value="0.00990087985992432" calcext:value-type="float">
            <text:p>0.00990087985992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961613655090332" calcext:value-type="float">
            <text:p>0.009616136550903</text:p>
          </table:table-cell>
          <table:table-cell office:value-type="float" office:value="0.0120358467102051" calcext:value-type="float">
            <text:p>0.012035846710205</text:p>
          </table:table-cell>
          <table:table-cell office:value-type="float" office:value="0.0101517200469971" calcext:value-type="float">
            <text:p>0.01015172004699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00959491729736328" calcext:value-type="float">
            <text:p>0.009594917297363</text:p>
          </table:table-cell>
          <table:table-cell office:value-type="float" office:value="0.0114321708679199" calcext:value-type="float">
            <text:p>0.01143217086792</text:p>
          </table:table-cell>
          <table:table-cell office:value-type="float" office:value="0.0101289510726929" calcext:value-type="float">
            <text:p>0.01012895107269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00972032546997071" calcext:value-type="float">
            <text:p>0.009720325469971</text:p>
          </table:table-cell>
          <table:table-cell office:value-type="float" office:value="0.0114407539367676" calcext:value-type="float">
            <text:p>0.011440753936768</text:p>
          </table:table-cell>
          <table:table-cell office:value-type="float" office:value="0.0102413535118103" calcext:value-type="float">
            <text:p>0.0102413535118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00960659980773926" calcext:value-type="float">
            <text:p>0.009606599807739</text:p>
          </table:table-cell>
          <table:table-cell office:value-type="float" office:value="0.0115199089050293" calcext:value-type="float">
            <text:p>0.011519908905029</text:p>
          </table:table-cell>
          <table:table-cell office:value-type="float" office:value="0.00999982357025147" calcext:value-type="float">
            <text:p>0.00999982357025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0952935218811035" calcext:value-type="float">
            <text:p>0.00952935218811</text:p>
          </table:table-cell>
          <table:table-cell office:value-type="float" office:value="0.0113711357116699" calcext:value-type="float">
            <text:p>0.01137113571167</text:p>
          </table:table-cell>
          <table:table-cell office:value-type="float" office:value="0.00992597341537476" calcext:value-type="float">
            <text:p>0.00992597341537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096123218536377" calcext:value-type="float">
            <text:p>0.009612321853638</text:p>
          </table:table-cell>
          <table:table-cell office:value-type="float" office:value="0.0115201473236084" calcext:value-type="float">
            <text:p>0.011520147323608</text:p>
          </table:table-cell>
          <table:table-cell office:value-type="float" office:value="0.0100659728050232" calcext:value-type="float">
            <text:p>0.01006597280502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00968265533447266" calcext:value-type="float">
            <text:p>0.009682655334473</text:p>
          </table:table-cell>
          <table:table-cell office:value-type="float" office:value="0.0109679698944092" calcext:value-type="float">
            <text:p>0.010967969894409</text:p>
          </table:table-cell>
          <table:table-cell office:value-type="float" office:value="0.0100797772407532" calcext:value-type="float">
            <text:p>0.01007977724075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954222679138184" calcext:value-type="float">
            <text:p>0.009542226791382</text:p>
          </table:table-cell>
          <table:table-cell office:value-type="float" office:value="0.0112919807434082" calcext:value-type="float">
            <text:p>0.011291980743408</text:p>
          </table:table-cell>
          <table:table-cell office:value-type="float" office:value="0.0100501537322998" calcext:value-type="float">
            <text:p>0.010050153732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967049598693848" calcext:value-type="float">
            <text:p>0.009670495986938</text:p>
          </table:table-cell>
          <table:table-cell office:value-type="float" office:value="0.0115439891815186" calcext:value-type="float">
            <text:p>0.011543989181519</text:p>
          </table:table-cell>
          <table:table-cell office:value-type="float" office:value="0.0100874304771423" calcext:value-type="float">
            <text:p>0.01008743047714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0998616218566895" calcext:value-type="float">
            <text:p>0.009986162185669</text:p>
          </table:table-cell>
          <table:table-cell office:value-type="float" office:value="0.0121679306030273" calcext:value-type="float">
            <text:p>0.012167930603027</text:p>
          </table:table-cell>
          <table:table-cell office:value-type="float" office:value="0.01064133644104" calcext:value-type="float">
            <text:p>0.0106413364410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102739334106445" calcext:value-type="float">
            <text:p>0.010273933410645</text:p>
          </table:table-cell>
          <table:table-cell office:value-type="float" office:value="0.0117545127868652" calcext:value-type="float">
            <text:p>0.011754512786865</text:p>
          </table:table-cell>
          <table:table-cell office:value-type="float" office:value="0.0105653882026672" calcext:value-type="float">
            <text:p>0.01056538820266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0961899757385254" calcext:value-type="float">
            <text:p>0.009618997573853</text:p>
          </table:table-cell>
          <table:table-cell office:value-type="float" office:value="0.0111796855926514" calcext:value-type="float">
            <text:p>0.011179685592651</text:p>
          </table:table-cell>
          <table:table-cell office:value-type="float" office:value="0.0100253462791443" calcext:value-type="float">
            <text:p>0.01002534627914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0962448120117188" calcext:value-type="float">
            <text:p>0.009624481201172</text:p>
          </table:table-cell>
          <table:table-cell office:value-type="float" office:value="0.011228084564209" calcext:value-type="float">
            <text:p>0.011228084564209</text:p>
          </table:table-cell>
          <table:table-cell office:value-type="float" office:value="0.0102127075195313" calcext:value-type="float">
            <text:p>0.01021270751953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098111629486084" calcext:value-type="float">
            <text:p>0.009811162948608</text:p>
          </table:table-cell>
          <table:table-cell office:value-type="float" office:value="0.0113949775695801" calcext:value-type="float">
            <text:p>0.01139497756958</text:p>
          </table:table-cell>
          <table:table-cell office:value-type="float" office:value="0.0101862788200378" calcext:value-type="float">
            <text:p>0.01018627882003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0993466377258301" calcext:value-type="float">
            <text:p>0.009934663772583</text:p>
          </table:table-cell>
          <table:table-cell office:value-type="float" office:value="0.0115306377410889" calcext:value-type="float">
            <text:p>0.011530637741089</text:p>
          </table:table-cell>
          <table:table-cell office:value-type="float" office:value="0.0103110551834106" calcext:value-type="float">
            <text:p>0.01031105518341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10063648223877" calcext:value-type="float">
            <text:p>0.010063648223877</text:p>
          </table:table-cell>
          <table:table-cell office:value-type="float" office:value="0.0123577117919922" calcext:value-type="float">
            <text:p>0.012357711791992</text:p>
          </table:table-cell>
          <table:table-cell office:value-type="float" office:value="0.0105562448501587" calcext:value-type="float">
            <text:p>0.01055624485015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0999546051025391" calcext:value-type="float">
            <text:p>0.009995460510254</text:p>
          </table:table-cell>
          <table:table-cell office:value-type="float" office:value="0.0117380619049072" calcext:value-type="float">
            <text:p>0.011738061904907</text:p>
          </table:table-cell>
          <table:table-cell office:value-type="float" office:value="0.0106498241424561" calcext:value-type="float">
            <text:p>0.01064982414245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00954627990722656" calcext:value-type="float">
            <text:p>0.009546279907227</text:p>
          </table:table-cell>
          <table:table-cell office:value-type="float" office:value="0.0111219882965088" calcext:value-type="float">
            <text:p>0.011121988296509</text:p>
          </table:table-cell>
          <table:table-cell office:value-type="float" office:value="0.0100769400596619" calcext:value-type="float">
            <text:p>0.01007694005966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0977945327758789" calcext:value-type="float">
            <text:p>0.009779453277588</text:p>
          </table:table-cell>
          <table:table-cell office:value-type="float" office:value="0.0116138458251953" calcext:value-type="float">
            <text:p>0.011613845825195</text:p>
          </table:table-cell>
          <table:table-cell office:value-type="float" office:value="0.0102827668190002" calcext:value-type="float">
            <text:p>0.01028276681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00979948043823242" calcext:value-type="float">
            <text:p>0.009799480438232</text:p>
          </table:table-cell>
          <table:table-cell office:value-type="float" office:value="0.0118026733398438" calcext:value-type="float">
            <text:p>0.011802673339844</text:p>
          </table:table-cell>
          <table:table-cell office:value-type="float" office:value="0.0100972294807434" calcext:value-type="float">
            <text:p>0.01009722948074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969743728637695" calcext:value-type="float">
            <text:p>0.009697437286377</text:p>
          </table:table-cell>
          <table:table-cell office:value-type="float" office:value="0.0118265151977539" calcext:value-type="float">
            <text:p>0.011826515197754</text:p>
          </table:table-cell>
          <table:table-cell office:value-type="float" office:value="0.0102415323257446" calcext:value-type="float">
            <text:p>0.01024153232574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00966644287109375" calcext:value-type="float">
            <text:p>0.009666442871094</text:p>
          </table:table-cell>
          <table:table-cell office:value-type="float" office:value="0.0120515823364258" calcext:value-type="float">
            <text:p>0.012051582336426</text:p>
          </table:table-cell>
          <table:table-cell office:value-type="float" office:value="0.0101393938064575" calcext:value-type="float">
            <text:p>0.01013939380645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00986886024475098" calcext:value-type="float">
            <text:p>0.009868860244751</text:p>
          </table:table-cell>
          <table:table-cell office:value-type="float" office:value="0.0121335983276367" calcext:value-type="float">
            <text:p>0.012133598327637</text:p>
          </table:table-cell>
          <table:table-cell office:value-type="float" office:value="0.0102933764457703" calcext:value-type="float">
            <text:p>0.0102933764457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0959372520446777" calcext:value-type="float">
            <text:p>0.009593725204468</text:p>
          </table:table-cell>
          <table:table-cell office:value-type="float" office:value="0.0118179321289063" calcext:value-type="float">
            <text:p>0.011817932128906</text:p>
          </table:table-cell>
          <table:table-cell office:value-type="float" office:value="0.01019606590271" calcext:value-type="float">
            <text:p>0.0101960659027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096895694732666" calcext:value-type="float">
            <text:p>0.009689569473267</text:p>
          </table:table-cell>
          <table:table-cell office:value-type="float" office:value="0.0115649700164795" calcext:value-type="float">
            <text:p>0.01156497001648</text:p>
          </table:table-cell>
          <table:table-cell office:value-type="float" office:value="0.0103266000747681" calcext:value-type="float">
            <text:p>0.01032660007476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100142955780029" calcext:value-type="float">
            <text:p>0.010014295578003</text:p>
          </table:table-cell>
          <table:table-cell office:value-type="float" office:value="0.0119528770446777" calcext:value-type="float">
            <text:p>0.011952877044678</text:p>
          </table:table-cell>
          <table:table-cell office:value-type="float" office:value="0.0104823708534241" calcext:value-type="float">
            <text:p>0.01048237085342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00999736785888672" calcext:value-type="float">
            <text:p>0.009997367858887</text:p>
          </table:table-cell>
          <table:table-cell office:value-type="float" office:value="0.0119020938873291" calcext:value-type="float">
            <text:p>0.011902093887329</text:p>
          </table:table-cell>
          <table:table-cell office:value-type="float" office:value="0.0106828093528748" calcext:value-type="float">
            <text:p>0.01068280935287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00976157188415527" calcext:value-type="float">
            <text:p>0.009761571884155</text:p>
          </table:table-cell>
          <table:table-cell office:value-type="float" office:value="0.0118381977081299" calcext:value-type="float">
            <text:p>0.01183819770813</text:p>
          </table:table-cell>
          <table:table-cell office:value-type="float" office:value="0.0103289723396301" calcext:value-type="float">
            <text:p>0.0103289723396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0981616973876953" calcext:value-type="float">
            <text:p>0.00981616973877</text:p>
          </table:table-cell>
          <table:table-cell office:value-type="float" office:value="0.015920877456665" calcext:value-type="float">
            <text:p>0.015920877456665</text:p>
          </table:table-cell>
          <table:table-cell office:value-type="float" office:value="0.0106272101402283" calcext:value-type="float">
            <text:p>0.01062721014022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0971531867980957" calcext:value-type="float">
            <text:p>0.00971531867981</text:p>
          </table:table-cell>
          <table:table-cell office:value-type="float" office:value="0.0116899013519287" calcext:value-type="float">
            <text:p>0.011689901351929</text:p>
          </table:table-cell>
          <table:table-cell office:value-type="float" office:value="0.0101210832595825" calcext:value-type="float">
            <text:p>0.01012108325958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0966358184814453" calcext:value-type="float">
            <text:p>0.009663581848145</text:p>
          </table:table-cell>
          <table:table-cell office:value-type="float" office:value="0.0120005607604981" calcext:value-type="float">
            <text:p>0.012000560760498</text:p>
          </table:table-cell>
          <table:table-cell office:value-type="float" office:value="0.0101333856582642" calcext:value-type="float">
            <text:p>0.01013338565826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101273059844971" calcext:value-type="float">
            <text:p>0.010127305984497</text:p>
          </table:table-cell>
          <table:table-cell office:value-type="float" office:value="0.0125391483306885" calcext:value-type="float">
            <text:p>0.012539148330689</text:p>
          </table:table-cell>
          <table:table-cell office:value-type="float" office:value="0.0104856729507446" calcext:value-type="float">
            <text:p>0.01048567295074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102107524871826" calcext:value-type="float">
            <text:p>0.010210752487183</text:p>
          </table:table-cell>
          <table:table-cell office:value-type="float" office:value="0.0139133930206299" calcext:value-type="float">
            <text:p>0.01391339302063</text:p>
          </table:table-cell>
          <table:table-cell office:value-type="float" office:value="0.0107439160346985" calcext:value-type="float">
            <text:p>0.01074391603469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100464820861816" calcext:value-type="float">
            <text:p>0.010046482086182</text:p>
          </table:table-cell>
          <table:table-cell office:value-type="float" office:value="0.0137684345245361" calcext:value-type="float">
            <text:p>0.013768434524536</text:p>
          </table:table-cell>
          <table:table-cell office:value-type="float" office:value="0.0106300473213196" calcext:value-type="float">
            <text:p>0.0106300473213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10136604309082" calcext:value-type="float">
            <text:p>0.010136604309082</text:p>
          </table:table-cell>
          <table:table-cell office:value-type="float" office:value="0.0147156715393066" calcext:value-type="float">
            <text:p>0.014715671539307</text:p>
          </table:table-cell>
          <table:table-cell office:value-type="float" office:value="0.0107337594032288" calcext:value-type="float">
            <text:p>0.01073375940322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0999951362609863" calcext:value-type="float">
            <text:p>0.009999513626099</text:p>
          </table:table-cell>
          <table:table-cell office:value-type="float" office:value="0.0132393836975098" calcext:value-type="float">
            <text:p>0.01323938369751</text:p>
          </table:table-cell>
          <table:table-cell office:value-type="float" office:value="0.0105373620986938" calcext:value-type="float">
            <text:p>0.01053736209869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0980019569396973" calcext:value-type="float">
            <text:p>0.00980019569397</text:p>
          </table:table-cell>
          <table:table-cell office:value-type="float" office:value="0.012789249420166" calcext:value-type="float">
            <text:p>0.012789249420166</text:p>
          </table:table-cell>
          <table:table-cell office:value-type="float" office:value="0.010390317440033" calcext:value-type="float">
            <text:p>0.01039031744003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0970125198364258" calcext:value-type="float">
            <text:p>0.009701251983643</text:p>
          </table:table-cell>
          <table:table-cell office:value-type="float" office:value="0.0122649669647217" calcext:value-type="float">
            <text:p>0.012264966964722</text:p>
          </table:table-cell>
          <table:table-cell office:value-type="float" office:value="0.0103596806526184" calcext:value-type="float">
            <text:p>0.01035968065261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0981569290161133" calcext:value-type="float">
            <text:p>0.009815692901611</text:p>
          </table:table-cell>
          <table:table-cell office:value-type="float" office:value="0.0118889808654785" calcext:value-type="float">
            <text:p>0.011888980865479</text:p>
          </table:table-cell>
          <table:table-cell office:value-type="float" office:value="0.0103590250015259" calcext:value-type="float">
            <text:p>0.01035902500152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103044509887695" calcext:value-type="float">
            <text:p>0.01030445098877</text:p>
          </table:table-cell>
          <table:table-cell office:value-type="float" office:value="0.0117638111114502" calcext:value-type="float">
            <text:p>0.01176381111145</text:p>
          </table:table-cell>
          <table:table-cell office:value-type="float" office:value="0.0107643485069275" calcext:value-type="float">
            <text:p>0.01076434850692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102667808532715" calcext:value-type="float">
            <text:p>0.010266780853272</text:p>
          </table:table-cell>
          <table:table-cell office:value-type="float" office:value="0.0124232769012451" calcext:value-type="float">
            <text:p>0.012423276901245</text:p>
          </table:table-cell>
          <table:table-cell office:value-type="float" office:value="0.0106752157211304" calcext:value-type="float">
            <text:p>0.0106752157211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0994110107421875" calcext:value-type="float">
            <text:p>0.009941101074219</text:p>
          </table:table-cell>
          <table:table-cell office:value-type="float" office:value="0.0118651390075684" calcext:value-type="float">
            <text:p>0.011865139007568</text:p>
          </table:table-cell>
          <table:table-cell office:value-type="float" office:value="0.0105327844619751" calcext:value-type="float">
            <text:p>0.01053278446197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0987005233764648" calcext:value-type="float">
            <text:p>0.009870052337646</text:p>
          </table:table-cell>
          <table:table-cell office:value-type="float" office:value="0.0121364593505859" calcext:value-type="float">
            <text:p>0.012136459350586</text:p>
          </table:table-cell>
          <table:table-cell office:value-type="float" office:value="0.0103553414344788" calcext:value-type="float">
            <text:p>0.01035534143447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0988221168518066" calcext:value-type="float">
            <text:p>0.009882211685181</text:p>
          </table:table-cell>
          <table:table-cell office:value-type="float" office:value="0.0125494003295898" calcext:value-type="float">
            <text:p>0.01254940032959</text:p>
          </table:table-cell>
          <table:table-cell office:value-type="float" office:value="0.010359787940979" calcext:value-type="float">
            <text:p>0.01035978794097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0985527038574219" calcext:value-type="float">
            <text:p>0.009855270385742</text:p>
          </table:table-cell>
          <table:table-cell office:value-type="float" office:value="0.0127525329589844" calcext:value-type="float">
            <text:p>0.012752532958984</text:p>
          </table:table-cell>
          <table:table-cell office:value-type="float" office:value="0.0102570772171021" calcext:value-type="float">
            <text:p>0.01025707721710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0983023643493653" calcext:value-type="float">
            <text:p>0.009830236434937</text:p>
          </table:table-cell>
          <table:table-cell office:value-type="float" office:value="0.0126838684082031" calcext:value-type="float">
            <text:p>0.012683868408203</text:p>
          </table:table-cell>
          <table:table-cell office:value-type="float" office:value="0.0103355526924133" calcext:value-type="float">
            <text:p>0.01033555269241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100524425506592" calcext:value-type="float">
            <text:p>0.010052442550659</text:p>
          </table:table-cell>
          <table:table-cell office:value-type="float" office:value="0.0128202438354492" calcext:value-type="float">
            <text:p>0.012820243835449</text:p>
          </table:table-cell>
          <table:table-cell office:value-type="float" office:value="0.010804283618927" calcext:value-type="float">
            <text:p>0.01080428361892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0997114181518555" calcext:value-type="float">
            <text:p>0.009971141815186</text:p>
          </table:table-cell>
          <table:table-cell office:value-type="float" office:value="0.0129730701446533" calcext:value-type="float">
            <text:p>0.012973070144653</text:p>
          </table:table-cell>
          <table:table-cell office:value-type="float" office:value="0.0105829477310181" calcext:value-type="float">
            <text:p>0.01058294773101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0992107391357422" calcext:value-type="float">
            <text:p>0.009921073913574</text:p>
          </table:table-cell>
          <table:table-cell office:value-type="float" office:value="0.0127162933349609" calcext:value-type="float">
            <text:p>0.012716293334961</text:p>
          </table:table-cell>
          <table:table-cell office:value-type="float" office:value="0.0103764891624451" calcext:value-type="float">
            <text:p>0.01037648916244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00994634628295898" calcext:value-type="float">
            <text:p>0.009946346282959</text:p>
          </table:table-cell>
          <table:table-cell office:value-type="float" office:value="0.0125863552093506" calcext:value-type="float">
            <text:p>0.012586355209351</text:p>
          </table:table-cell>
          <table:table-cell office:value-type="float" office:value="0.0103886008262634" calcext:value-type="float">
            <text:p>0.01038860082626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100796222686768" calcext:value-type="float">
            <text:p>0.010079622268677</text:p>
          </table:table-cell>
          <table:table-cell office:value-type="float" office:value="0.0126729011535645" calcext:value-type="float">
            <text:p>0.012672901153565</text:p>
          </table:table-cell>
          <table:table-cell office:value-type="float" office:value="0.0104046940803528" calcext:value-type="float">
            <text:p>0.01040469408035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100317001342773" calcext:value-type="float">
            <text:p>0.010031700134277</text:p>
          </table:table-cell>
          <table:table-cell office:value-type="float" office:value="0.0131447315216064" calcext:value-type="float">
            <text:p>0.013144731521607</text:p>
          </table:table-cell>
          <table:table-cell office:value-type="float" office:value="0.0106404781341553" calcext:value-type="float">
            <text:p>0.01064047813415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101323127746582" calcext:value-type="float">
            <text:p>0.010132312774658</text:p>
          </table:table-cell>
          <table:table-cell office:value-type="float" office:value="0.0128483772277832" calcext:value-type="float">
            <text:p>0.012848377227783</text:p>
          </table:table-cell>
          <table:table-cell office:value-type="float" office:value="0.0105970025062561" calcext:value-type="float">
            <text:p>0.01059700250625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10063648223877" calcext:value-type="float">
            <text:p>0.010063648223877</text:p>
          </table:table-cell>
          <table:table-cell office:value-type="float" office:value="0.0128393173217773" calcext:value-type="float">
            <text:p>0.012839317321777</text:p>
          </table:table-cell>
          <table:table-cell office:value-type="float" office:value="0.0105680704116821" calcext:value-type="float">
            <text:p>0.01056807041168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0993418693542481" calcext:value-type="float">
            <text:p>0.009934186935425</text:p>
          </table:table-cell>
          <table:table-cell office:value-type="float" office:value="0.0126595497131348" calcext:value-type="float">
            <text:p>0.012659549713135</text:p>
          </table:table-cell>
          <table:table-cell office:value-type="float" office:value="0.0103120446205139" calcext:value-type="float">
            <text:p>0.01031204462051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0101256370544434" calcext:value-type="float">
            <text:p>0.010125637054443</text:p>
          </table:table-cell>
          <table:table-cell office:value-type="float" office:value="0.0133070945739746" calcext:value-type="float">
            <text:p>0.013307094573975</text:p>
          </table:table-cell>
          <table:table-cell office:value-type="float" office:value="0.0108150124549866" calcext:value-type="float">
            <text:p>0.01081501245498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0101873874664307" calcext:value-type="float">
            <text:p>0.010187387466431</text:p>
          </table:table-cell>
          <table:table-cell office:value-type="float" office:value="0.0126466751098633" calcext:value-type="float">
            <text:p>0.012646675109863</text:p>
          </table:table-cell>
          <table:table-cell office:value-type="float" office:value="0.0106031775474548" calcext:value-type="float">
            <text:p>0.01060317754745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10054349899292" calcext:value-type="float">
            <text:p>0.010054349899292</text:p>
          </table:table-cell>
          <table:table-cell office:value-type="float" office:value="0.0127160549163818" calcext:value-type="float">
            <text:p>0.012716054916382</text:p>
          </table:table-cell>
          <table:table-cell office:value-type="float" office:value="0.0105398058891296" calcext:value-type="float">
            <text:p>0.0105398058891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100822448730469" calcext:value-type="float">
            <text:p>0.010082244873047</text:p>
          </table:table-cell>
          <table:table-cell office:value-type="float" office:value="0.0129349231719971" calcext:value-type="float">
            <text:p>0.012934923171997</text:p>
          </table:table-cell>
          <table:table-cell office:value-type="float" office:value="0.0105109095573425" calcext:value-type="float">
            <text:p>0.01051090955734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101354122161865" calcext:value-type="float">
            <text:p>0.010135412216187</text:p>
          </table:table-cell>
          <table:table-cell office:value-type="float" office:value="0.0128734111785889" calcext:value-type="float">
            <text:p>0.012873411178589</text:p>
          </table:table-cell>
          <table:table-cell office:value-type="float" office:value="0.0105100870132446" calcext:value-type="float">
            <text:p>0.01051008701324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985813140869141" calcext:value-type="float">
            <text:p>0.009858131408691</text:p>
          </table:table-cell>
          <table:table-cell office:value-type="float" office:value="0.0121512413024902" calcext:value-type="float">
            <text:p>0.01215124130249</text:p>
          </table:table-cell>
          <table:table-cell office:value-type="float" office:value="0.0105347394943237" calcext:value-type="float">
            <text:p>0.01053473949432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0995421409606934" calcext:value-type="float">
            <text:p>0.009954214096069</text:p>
          </table:table-cell>
          <table:table-cell office:value-type="float" office:value="0.0120868682861328" calcext:value-type="float">
            <text:p>0.012086868286133</text:p>
          </table:table-cell>
          <table:table-cell office:value-type="float" office:value="0.010382068157196" calcext:value-type="float">
            <text:p>0.01038206815719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00998997688293457" calcext:value-type="float">
            <text:p>0.009989976882935</text:p>
          </table:table-cell>
          <table:table-cell office:value-type="float" office:value="0.0122120380401611" calcext:value-type="float">
            <text:p>0.012212038040161</text:p>
          </table:table-cell>
          <table:table-cell office:value-type="float" office:value="0.0104219794273376" calcext:value-type="float">
            <text:p>0.01042197942733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0102901458740234" calcext:value-type="float">
            <text:p>0.010290145874024</text:p>
          </table:table-cell>
          <table:table-cell office:value-type="float" office:value="0.0126180648803711" calcext:value-type="float">
            <text:p>0.012618064880371</text:p>
          </table:table-cell>
          <table:table-cell office:value-type="float" office:value="0.010781466960907" calcext:value-type="float">
            <text:p>0.01078146696090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103631019592285" calcext:value-type="float">
            <text:p>0.010363101959229</text:p>
          </table:table-cell>
          <table:table-cell office:value-type="float" office:value="0.0127995014190674" calcext:value-type="float">
            <text:p>0.012799501419067</text:p>
          </table:table-cell>
          <table:table-cell office:value-type="float" office:value="0.0109193682670593" calcext:value-type="float">
            <text:p>0.01091936826705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100793838500977" calcext:value-type="float">
            <text:p>0.010079383850098</text:p>
          </table:table-cell>
          <table:table-cell office:value-type="float" office:value="0.012455940246582" calcext:value-type="float">
            <text:p>0.012455940246582</text:p>
          </table:table-cell>
          <table:table-cell office:value-type="float" office:value="0.0106024742126465" calcext:value-type="float">
            <text:p>0.01060247421264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0100822448730469" calcext:value-type="float">
            <text:p>0.010082244873047</text:p>
          </table:table-cell>
          <table:table-cell office:value-type="float" office:value="0.0120670795440674" calcext:value-type="float">
            <text:p>0.012067079544067</text:p>
          </table:table-cell>
          <table:table-cell office:value-type="float" office:value="0.0105606436729431" calcext:value-type="float">
            <text:p>0.01056064367294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0100915431976318" calcext:value-type="float">
            <text:p>0.010091543197632</text:p>
          </table:table-cell>
          <table:table-cell office:value-type="float" office:value="0.0125782489776611" calcext:value-type="float">
            <text:p>0.012578248977661</text:p>
          </table:table-cell>
          <table:table-cell office:value-type="float" office:value="0.0107908844947815" calcext:value-type="float">
            <text:p>0.01079088449478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0103156566619873" calcext:value-type="float">
            <text:p>0.010315656661987</text:p>
          </table:table-cell>
          <table:table-cell office:value-type="float" office:value="0.0124278068542481" calcext:value-type="float">
            <text:p>0.012427806854248</text:p>
          </table:table-cell>
          <table:table-cell office:value-type="float" office:value="0.0108498811721802" calcext:value-type="float">
            <text:p>0.0108498811721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103824138641357" calcext:value-type="float">
            <text:p>0.010382413864136</text:p>
          </table:table-cell>
          <table:table-cell office:value-type="float" office:value="0.0128293037414551" calcext:value-type="float">
            <text:p>0.012829303741455</text:p>
          </table:table-cell>
          <table:table-cell office:value-type="float" office:value="0.0108567953109741" calcext:value-type="float">
            <text:p>0.01085679531097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101525783538818" calcext:value-type="float">
            <text:p>0.010152578353882</text:p>
          </table:table-cell>
          <table:table-cell office:value-type="float" office:value="0.0124640464782715" calcext:value-type="float">
            <text:p>0.012464046478272</text:p>
          </table:table-cell>
          <table:table-cell office:value-type="float" office:value="0.0106534123420715" calcext:value-type="float">
            <text:p>0.01065341234207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100803375244141" calcext:value-type="float">
            <text:p>0.010080337524414</text:p>
          </table:table-cell>
          <table:table-cell office:value-type="float" office:value="0.013664722442627" calcext:value-type="float">
            <text:p>0.013664722442627</text:p>
          </table:table-cell>
          <table:table-cell office:value-type="float" office:value="0.0107886672019959" calcext:value-type="float">
            <text:p>0.01078866720199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0103130340576172" calcext:value-type="float">
            <text:p>0.010313034057617</text:p>
          </table:table-cell>
          <table:table-cell office:value-type="float" office:value="0.0133459568023682" calcext:value-type="float">
            <text:p>0.013345956802368</text:p>
          </table:table-cell>
          <table:table-cell office:value-type="float" office:value="0.0108054757118225" calcext:value-type="float">
            <text:p>0.01080547571182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0103070735931396" calcext:value-type="float">
            <text:p>0.01030707359314</text:p>
          </table:table-cell>
          <table:table-cell office:value-type="float" office:value="0.0142490863800049" calcext:value-type="float">
            <text:p>0.014249086380005</text:p>
          </table:table-cell>
          <table:table-cell office:value-type="float" office:value="0.010890781879425" calcext:value-type="float">
            <text:p>0.01089078187942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0102839469909668" calcext:value-type="float">
            <text:p>0.010283946990967</text:p>
          </table:table-cell>
          <table:table-cell office:value-type="float" office:value="0.0143818855285645" calcext:value-type="float">
            <text:p>0.014381885528565</text:p>
          </table:table-cell>
          <table:table-cell office:value-type="float" office:value="0.0108410000801086" calcext:value-type="float">
            <text:p>0.01084100008010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0103912353515625" calcext:value-type="float">
            <text:p>0.010391235351563</text:p>
          </table:table-cell>
          <table:table-cell office:value-type="float" office:value="0.014178991317749" calcext:value-type="float">
            <text:p>0.014178991317749</text:p>
          </table:table-cell>
          <table:table-cell office:value-type="float" office:value="0.0109421491622925" calcext:value-type="float">
            <text:p>0.01094214916229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104761123657227" calcext:value-type="float">
            <text:p>0.010476112365723</text:p>
          </table:table-cell>
          <table:table-cell office:value-type="float" office:value="0.0132575035095215" calcext:value-type="float">
            <text:p>0.013257503509522</text:p>
          </table:table-cell>
          <table:table-cell office:value-type="float" office:value="0.0112441301345825" calcext:value-type="float">
            <text:p>0.01124413013458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103573799133301" calcext:value-type="float">
            <text:p>0.01035737991333</text:p>
          </table:table-cell>
          <table:table-cell office:value-type="float" office:value="0.0124058723449707" calcext:value-type="float">
            <text:p>0.012405872344971</text:p>
          </table:table-cell>
          <table:table-cell office:value-type="float" office:value="0.0109567523002625" calcext:value-type="float">
            <text:p>0.01095675230026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104644298553467" calcext:value-type="float">
            <text:p>0.010464429855347</text:p>
          </table:table-cell>
          <table:table-cell office:value-type="float" office:value="0.0142111778259277" calcext:value-type="float">
            <text:p>0.014211177825928</text:p>
          </table:table-cell>
          <table:table-cell office:value-type="float" office:value="0.0109437108039856" calcext:value-type="float">
            <text:p>0.01094371080398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104608535766602" calcext:value-type="float">
            <text:p>0.01046085357666</text:p>
          </table:table-cell>
          <table:table-cell office:value-type="float" office:value="0.014171838760376" calcext:value-type="float">
            <text:p>0.014171838760376</text:p>
          </table:table-cell>
          <table:table-cell office:value-type="float" office:value="0.0111483693122864" calcext:value-type="float">
            <text:p>0.01114836931228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103967189788818" calcext:value-type="float">
            <text:p>0.010396718978882</text:p>
          </table:table-cell>
          <table:table-cell office:value-type="float" office:value="0.0146763324737549" calcext:value-type="float">
            <text:p>0.014676332473755</text:p>
          </table:table-cell>
          <table:table-cell office:value-type="float" office:value="0.0110124707221985" calcext:value-type="float">
            <text:p>0.01101247072219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100722312927246" calcext:value-type="float">
            <text:p>0.010072231292725</text:p>
          </table:table-cell>
          <table:table-cell office:value-type="float" office:value="0.0143792629241943" calcext:value-type="float">
            <text:p>0.014379262924194</text:p>
          </table:table-cell>
          <table:table-cell office:value-type="float" office:value="0.0106804251670837" calcext:value-type="float">
            <text:p>0.01068042516708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102393627166748" calcext:value-type="float">
            <text:p>0.010239362716675</text:p>
          </table:table-cell>
          <table:table-cell office:value-type="float" office:value="0.013906717300415" calcext:value-type="float">
            <text:p>0.013906717300415</text:p>
          </table:table-cell>
          <table:table-cell office:value-type="float" office:value="0.0107247352600098" calcext:value-type="float">
            <text:p>0.0107247352600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104479789733887" calcext:value-type="float">
            <text:p>0.010447978973389</text:p>
          </table:table-cell>
          <table:table-cell office:value-type="float" office:value="0.0128412246704102" calcext:value-type="float">
            <text:p>0.01284122467041</text:p>
          </table:table-cell>
          <table:table-cell office:value-type="float" office:value="0.0111309289932251" calcext:value-type="float">
            <text:p>0.01113092899322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106794834136963" calcext:value-type="float">
            <text:p>0.010679483413696</text:p>
          </table:table-cell>
          <table:table-cell office:value-type="float" office:value="0.0123038291931152" calcext:value-type="float">
            <text:p>0.012303829193115</text:p>
          </table:table-cell>
          <table:table-cell office:value-type="float" office:value="0.011033308506012" calcext:value-type="float">
            <text:p>0.01103330850601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105984210968018" calcext:value-type="float">
            <text:p>0.010598421096802</text:p>
          </table:table-cell>
          <table:table-cell office:value-type="float" office:value="0.0128874778747559" calcext:value-type="float">
            <text:p>0.012887477874756</text:p>
          </table:table-cell>
          <table:table-cell office:value-type="float" office:value="0.0110232949256897" calcext:value-type="float">
            <text:p>0.01102329492569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0104060173034668" calcext:value-type="float">
            <text:p>0.010406017303467</text:p>
          </table:table-cell>
          <table:table-cell office:value-type="float" office:value="0.0122911930084229" calcext:value-type="float">
            <text:p>0.012291193008423</text:p>
          </table:table-cell>
          <table:table-cell office:value-type="float" office:value="0.0112075328826904" calcext:value-type="float">
            <text:p>0.01120753288269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103747844696045" calcext:value-type="float">
            <text:p>0.010374784469605</text:p>
          </table:table-cell>
          <table:table-cell office:value-type="float" office:value="0.0130777359008789" calcext:value-type="float">
            <text:p>0.013077735900879</text:p>
          </table:table-cell>
          <table:table-cell office:value-type="float" office:value="0.010928738117218" calcext:value-type="float">
            <text:p>0.01092873811721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0103964805603027" calcext:value-type="float">
            <text:p>0.010396480560303</text:p>
          </table:table-cell>
          <table:table-cell office:value-type="float" office:value="0.0124366283416748" calcext:value-type="float">
            <text:p>0.012436628341675</text:p>
          </table:table-cell>
          <table:table-cell office:value-type="float" office:value="0.0109594821929932" calcext:value-type="float">
            <text:p>0.01095948219299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0104098320007324" calcext:value-type="float">
            <text:p>0.010409832000733</text:p>
          </table:table-cell>
          <table:table-cell office:value-type="float" office:value="0.0125415325164795" calcext:value-type="float">
            <text:p>0.01254153251648</text:p>
          </table:table-cell>
          <table:table-cell office:value-type="float" office:value="0.0108918070793152" calcext:value-type="float">
            <text:p>0.01089180707931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104532241821289" calcext:value-type="float">
            <text:p>0.010453224182129</text:p>
          </table:table-cell>
          <table:table-cell office:value-type="float" office:value="0.0121681690216064" calcext:value-type="float">
            <text:p>0.012168169021607</text:p>
          </table:table-cell>
          <table:table-cell office:value-type="float" office:value="0.0109068751335144" calcext:value-type="float">
            <text:p>0.0109068751335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103120803833008" calcext:value-type="float">
            <text:p>0.010312080383301</text:p>
          </table:table-cell>
          <table:table-cell office:value-type="float" office:value="0.0128433704376221" calcext:value-type="float">
            <text:p>0.012843370437622</text:p>
          </table:table-cell>
          <table:table-cell office:value-type="float" office:value="0.0107978701591492" calcext:value-type="float">
            <text:p>0.01079787015914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102741718292236" calcext:value-type="float">
            <text:p>0.010274171829224</text:p>
          </table:table-cell>
          <table:table-cell office:value-type="float" office:value="0.0121400356292725" calcext:value-type="float">
            <text:p>0.012140035629273</text:p>
          </table:table-cell>
          <table:table-cell office:value-type="float" office:value="0.0107823133468628" calcext:value-type="float">
            <text:p>0.01078231334686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103344917297363" calcext:value-type="float">
            <text:p>0.010334491729736</text:p>
          </table:table-cell>
          <table:table-cell office:value-type="float" office:value="0.012211799621582" calcext:value-type="float">
            <text:p>0.012211799621582</text:p>
          </table:table-cell>
          <table:table-cell office:value-type="float" office:value="0.0107518076896668" calcext:value-type="float">
            <text:p>0.01075180768966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103521347045898" calcext:value-type="float">
            <text:p>0.01035213470459</text:p>
          </table:table-cell>
          <table:table-cell office:value-type="float" office:value="0.0122125148773193" calcext:value-type="float">
            <text:p>0.012212514877319</text:p>
          </table:table-cell>
          <table:table-cell office:value-type="float" office:value="0.0107904195785522" calcext:value-type="float">
            <text:p>0.01079041957855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104000568389893" calcext:value-type="float">
            <text:p>0.010400056838989</text:p>
          </table:table-cell>
          <table:table-cell office:value-type="float" office:value="0.0122816562652588" calcext:value-type="float">
            <text:p>0.012281656265259</text:p>
          </table:table-cell>
          <table:table-cell office:value-type="float" office:value="0.0108477711677551" calcext:value-type="float">
            <text:p>0.01084777116775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10490894317627" calcext:value-type="float">
            <text:p>0.010490894317627</text:p>
          </table:table-cell>
          <table:table-cell office:value-type="float" office:value="0.0122535228729248" calcext:value-type="float">
            <text:p>0.012253522872925</text:p>
          </table:table-cell>
          <table:table-cell office:value-type="float" office:value="0.0108800411224365" calcext:value-type="float">
            <text:p>0.01088004112243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104715824127197" calcext:value-type="float">
            <text:p>0.01047158241272</text:p>
          </table:table-cell>
          <table:table-cell office:value-type="float" office:value="0.0125994682312012" calcext:value-type="float">
            <text:p>0.012599468231201</text:p>
          </table:table-cell>
          <table:table-cell office:value-type="float" office:value="0.0109865665435791" calcext:value-type="float">
            <text:p>0.01098656654357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103960037231445" calcext:value-type="float">
            <text:p>0.010396003723145</text:p>
          </table:table-cell>
          <table:table-cell office:value-type="float" office:value="0.0125184059143066" calcext:value-type="float">
            <text:p>0.012518405914307</text:p>
          </table:table-cell>
          <table:table-cell office:value-type="float" office:value="0.010758101940155" calcext:value-type="float">
            <text:p>0.01075810194015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105335712432861" calcext:value-type="float">
            <text:p>0.010533571243286</text:p>
          </table:table-cell>
          <table:table-cell office:value-type="float" office:value="0.012624979019165" calcext:value-type="float">
            <text:p>0.012624979019165</text:p>
          </table:table-cell>
          <table:table-cell office:value-type="float" office:value="0.0110646724700928" calcext:value-type="float">
            <text:p>0.01106467247009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105631351470947" calcext:value-type="float">
            <text:p>0.010563135147095</text:p>
          </table:table-cell>
          <table:table-cell office:value-type="float" office:value="0.0122661590576172" calcext:value-type="float">
            <text:p>0.012266159057617</text:p>
          </table:table-cell>
          <table:table-cell office:value-type="float" office:value="0.0109130501747131" calcext:value-type="float">
            <text:p>0.01091305017471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103611946105957" calcext:value-type="float">
            <text:p>0.010361194610596</text:p>
          </table:table-cell>
          <table:table-cell office:value-type="float" office:value="0.012235164642334" calcext:value-type="float">
            <text:p>0.012235164642334</text:p>
          </table:table-cell>
          <table:table-cell office:value-type="float" office:value="0.010773241519928" calcext:value-type="float">
            <text:p>0.010773241519928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0104720592498779" calcext:value-type="float">
            <text:p>0.010472059249878</text:p>
          </table:table-cell>
          <table:table-cell office:value-type="float" office:value="0.0128433704376221" calcext:value-type="float">
            <text:p>0.012843370437622</text:p>
          </table:table-cell>
          <table:table-cell office:value-type="float" office:value="0.010986316204071" calcext:value-type="float">
            <text:p>0.01098631620407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0109963417053223" calcext:value-type="float">
            <text:p>0.010996341705322</text:p>
          </table:table-cell>
          <table:table-cell office:value-type="float" office:value="0.0126371383666992" calcext:value-type="float">
            <text:p>0.012637138366699</text:p>
          </table:table-cell>
          <table:table-cell office:value-type="float" office:value="0.0114512085914612" calcext:value-type="float">
            <text:p>0.01145120859146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0107369422912598" calcext:value-type="float">
            <text:p>0.01073694229126</text:p>
          </table:table-cell>
          <table:table-cell office:value-type="float" office:value="0.0126895904541016" calcext:value-type="float">
            <text:p>0.012689590454102</text:p>
          </table:table-cell>
          <table:table-cell office:value-type="float" office:value="0.0112435460090637" calcext:value-type="float">
            <text:p>0.01124354600906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107104778289795" calcext:value-type="float">
            <text:p>0.01071047782898</text:p>
          </table:table-cell>
          <table:table-cell office:value-type="float" office:value="0.0127692222595215" calcext:value-type="float">
            <text:p>0.012769222259522</text:p>
          </table:table-cell>
          <table:table-cell office:value-type="float" office:value="0.0112626194953918" calcext:value-type="float">
            <text:p>0.01126261949539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107145309448242" calcext:value-type="float">
            <text:p>0.010714530944824</text:p>
          </table:table-cell>
          <table:table-cell office:value-type="float" office:value="0.0123696327209473" calcext:value-type="float">
            <text:p>0.012369632720947</text:p>
          </table:table-cell>
          <table:table-cell office:value-type="float" office:value="0.0112611770629883" calcext:value-type="float">
            <text:p>0.01126117706298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104444026947021" calcext:value-type="float">
            <text:p>0.010444402694702</text:p>
          </table:table-cell>
          <table:table-cell office:value-type="float" office:value="0.0124709606170654" calcext:value-type="float">
            <text:p>0.012470960617066</text:p>
          </table:table-cell>
          <table:table-cell office:value-type="float" office:value="0.0108316659927368" calcext:value-type="float">
            <text:p>0.01083166599273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0104746818542481" calcext:value-type="float">
            <text:p>0.010474681854248</text:p>
          </table:table-cell>
          <table:table-cell office:value-type="float" office:value="0.0126628875732422" calcext:value-type="float">
            <text:p>0.012662887573242</text:p>
          </table:table-cell>
          <table:table-cell office:value-type="float" office:value="0.0108333945274353" calcext:value-type="float">
            <text:p>0.01083339452743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0106048583984375" calcext:value-type="float">
            <text:p>0.010604858398438</text:p>
          </table:table-cell>
          <table:table-cell office:value-type="float" office:value="0.0128664970397949" calcext:value-type="float">
            <text:p>0.012866497039795</text:p>
          </table:table-cell>
          <table:table-cell office:value-type="float" office:value="0.0110175967216492" calcext:value-type="float">
            <text:p>0.01101759672164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105447769165039" calcext:value-type="float">
            <text:p>0.010544776916504</text:p>
          </table:table-cell>
          <table:table-cell office:value-type="float" office:value="0.0127942562103271" calcext:value-type="float">
            <text:p>0.012794256210327</text:p>
          </table:table-cell>
          <table:table-cell office:value-type="float" office:value="0.0109022378921509" calcext:value-type="float">
            <text:p>0.01090223789215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010446310043335" calcext:value-type="float">
            <text:p>0.010446310043335</text:p>
          </table:table-cell>
          <table:table-cell office:value-type="float" office:value="0.0137467384338379" calcext:value-type="float">
            <text:p>0.013746738433838</text:p>
          </table:table-cell>
          <table:table-cell office:value-type="float" office:value="0.0108532309532166" calcext:value-type="float">
            <text:p>0.01085323095321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0105113983154297" calcext:value-type="float">
            <text:p>0.01051139831543</text:p>
          </table:table-cell>
          <table:table-cell office:value-type="float" office:value="0.0123705863952637" calcext:value-type="float">
            <text:p>0.012370586395264</text:p>
          </table:table-cell>
          <table:table-cell office:value-type="float" office:value="0.0109952926635742" calcext:value-type="float">
            <text:p>0.01099529266357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111289024353027" calcext:value-type="float">
            <text:p>0.011128902435303</text:p>
          </table:table-cell>
          <table:table-cell office:value-type="float" office:value="0.013200044631958" calcext:value-type="float">
            <text:p>0.013200044631958</text:p>
          </table:table-cell>
          <table:table-cell office:value-type="float" office:value="0.0116319060325623" calcext:value-type="float">
            <text:p>0.01163190603256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0109817981719971" calcext:value-type="float">
            <text:p>0.010981798171997</text:p>
          </table:table-cell>
          <table:table-cell office:value-type="float" office:value="0.0130457878112793" calcext:value-type="float">
            <text:p>0.013045787811279</text:p>
          </table:table-cell>
          <table:table-cell office:value-type="float" office:value="0.0115278005599976" calcext:value-type="float">
            <text:p>0.01152780055999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0105795860290527" calcext:value-type="float">
            <text:p>0.010579586029053</text:p>
          </table:table-cell>
          <table:table-cell office:value-type="float" office:value="0.0128836631774902" calcext:value-type="float">
            <text:p>0.01288366317749</text:p>
          </table:table-cell>
          <table:table-cell office:value-type="float" office:value="0.0112247467041016" calcext:value-type="float">
            <text:p>0.01122474670410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106801986694336" calcext:value-type="float">
            <text:p>0.010680198669434</text:p>
          </table:table-cell>
          <table:table-cell office:value-type="float" office:value="0.0131688117980957" calcext:value-type="float">
            <text:p>0.013168811798096</text:p>
          </table:table-cell>
          <table:table-cell office:value-type="float" office:value="0.0110601663589478" calcext:value-type="float">
            <text:p>0.01106016635894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104868412017822" calcext:value-type="float">
            <text:p>0.010486841201782</text:p>
          </table:table-cell>
          <table:table-cell office:value-type="float" office:value="0.0124971866607666" calcext:value-type="float">
            <text:p>0.012497186660767</text:p>
          </table:table-cell>
          <table:table-cell office:value-type="float" office:value="0.0109405279159546" calcext:value-type="float">
            <text:p>0.01094052791595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0104432106018066" calcext:value-type="float">
            <text:p>0.010443210601807</text:p>
          </table:table-cell>
          <table:table-cell office:value-type="float" office:value="0.0123727321624756" calcext:value-type="float">
            <text:p>0.012372732162476</text:p>
          </table:table-cell>
          <table:table-cell office:value-type="float" office:value="0.0108462452888489" calcext:value-type="float">
            <text:p>0.01084624528884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109138488769531" calcext:value-type="float">
            <text:p>0.010913848876953</text:p>
          </table:table-cell>
          <table:table-cell office:value-type="float" office:value="0.0126898288726807" calcext:value-type="float">
            <text:p>0.012689828872681</text:p>
          </table:table-cell>
          <table:table-cell office:value-type="float" office:value="0.0113969683647156" calcext:value-type="float">
            <text:p>0.01139696836471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110142230987549" calcext:value-type="float">
            <text:p>0.011014223098755</text:p>
          </table:table-cell>
          <table:table-cell office:value-type="float" office:value="0.0129175186157227" calcext:value-type="float">
            <text:p>0.012917518615723</text:p>
          </table:table-cell>
          <table:table-cell office:value-type="float" office:value="0.0113719820976257" calcext:value-type="float">
            <text:p>0.01137198209762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106682777404785" calcext:value-type="float">
            <text:p>0.010668277740479</text:p>
          </table:table-cell>
          <table:table-cell office:value-type="float" office:value="0.0121920108795166" calcext:value-type="float">
            <text:p>0.012192010879517</text:p>
          </table:table-cell>
          <table:table-cell office:value-type="float" office:value="0.0110256314277649" calcext:value-type="float">
            <text:p>0.01102563142776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106732845306396" calcext:value-type="float">
            <text:p>0.01067328453064</text:p>
          </table:table-cell>
          <table:table-cell office:value-type="float" office:value="0.0124392509460449" calcext:value-type="float">
            <text:p>0.012439250946045</text:p>
          </table:table-cell>
          <table:table-cell office:value-type="float" office:value="0.0109506249427795" calcext:value-type="float">
            <text:p>0.0109506249427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105819702148438" calcext:value-type="float">
            <text:p>0.010581970214844</text:p>
          </table:table-cell>
          <table:table-cell office:value-type="float" office:value="0.0124702453613281" calcext:value-type="float">
            <text:p>0.012470245361328</text:p>
          </table:table-cell>
          <table:table-cell office:value-type="float" office:value="0.0110247611999512" calcext:value-type="float">
            <text:p>0.01102476119995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115499496459961" calcext:value-type="float">
            <text:p>0.011549949645996</text:p>
          </table:table-cell>
          <table:table-cell office:value-type="float" office:value="0.0196244716644287" calcext:value-type="float">
            <text:p>0.019624471664429</text:p>
          </table:table-cell>
          <table:table-cell office:value-type="float" office:value="0.0130580902099609" calcext:value-type="float">
            <text:p>0.01305809020996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118794441223145" calcext:value-type="float">
            <text:p>0.011879444122315</text:p>
          </table:table-cell>
          <table:table-cell office:value-type="float" office:value="0.0134432315826416" calcext:value-type="float">
            <text:p>0.013443231582642</text:p>
          </table:table-cell>
          <table:table-cell office:value-type="float" office:value="0.0123661160469055" calcext:value-type="float">
            <text:p>0.01236611604690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0118646621704102" calcext:value-type="float">
            <text:p>0.01186466217041</text:p>
          </table:table-cell>
          <table:table-cell office:value-type="float" office:value="0.0130007266998291" calcext:value-type="float">
            <text:p>0.013000726699829</text:p>
          </table:table-cell>
          <table:table-cell office:value-type="float" office:value="0.0124488115310669" calcext:value-type="float">
            <text:p>0.01244881153106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114791393280029" calcext:value-type="float">
            <text:p>0.011479139328003</text:p>
          </table:table-cell>
          <table:table-cell office:value-type="float" office:value="0.0134305953979492" calcext:value-type="float">
            <text:p>0.013430595397949</text:p>
          </table:table-cell>
          <table:table-cell office:value-type="float" office:value="0.0122777342796326" calcext:value-type="float">
            <text:p>0.01227773427963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108134746551514" calcext:value-type="float">
            <text:p>0.010813474655151</text:p>
          </table:table-cell>
          <table:table-cell office:value-type="float" office:value="0.0128190517425537" calcext:value-type="float">
            <text:p>0.012819051742554</text:p>
          </table:table-cell>
          <table:table-cell office:value-type="float" office:value="0.0115119338035584" calcext:value-type="float">
            <text:p>0.01151193380355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0107297897338867" calcext:value-type="float">
            <text:p>0.010729789733887</text:p>
          </table:table-cell>
          <table:table-cell office:value-type="float" office:value="0.0125458240509033" calcext:value-type="float">
            <text:p>0.012545824050903</text:p>
          </table:table-cell>
          <table:table-cell office:value-type="float" office:value="0.0112155437469482" calcext:value-type="float">
            <text:p>0.01121554374694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107598304748535" calcext:value-type="float">
            <text:p>0.010759830474854</text:p>
          </table:table-cell>
          <table:table-cell office:value-type="float" office:value="0.0126492977142334" calcext:value-type="float">
            <text:p>0.012649297714233</text:p>
          </table:table-cell>
          <table:table-cell office:value-type="float" office:value="0.0112160801887512" calcext:value-type="float">
            <text:p>0.01121608018875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0111064910888672" calcext:value-type="float">
            <text:p>0.011106491088867</text:p>
          </table:table-cell>
          <table:table-cell office:value-type="float" office:value="0.0130851268768311" calcext:value-type="float">
            <text:p>0.013085126876831</text:p>
          </table:table-cell>
          <table:table-cell office:value-type="float" office:value="0.0117258906364441" calcext:value-type="float">
            <text:p>0.01172589063644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01104736328125" calcext:value-type="float">
            <text:p>0.01104736328125</text:p>
          </table:table-cell>
          <table:table-cell office:value-type="float" office:value="0.0128064155578613" calcext:value-type="float">
            <text:p>0.012806415557861</text:p>
          </table:table-cell>
          <table:table-cell office:value-type="float" office:value="0.0115620255470276" calcext:value-type="float">
            <text:p>0.01156202554702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111293792724609" calcext:value-type="float">
            <text:p>0.011129379272461</text:p>
          </table:table-cell>
          <table:table-cell office:value-type="float" office:value="0.0129425525665283" calcext:value-type="float">
            <text:p>0.012942552566528</text:p>
          </table:table-cell>
          <table:table-cell office:value-type="float" office:value="0.0116914868354797" calcext:value-type="float">
            <text:p>0.0116914868354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110387802124023" calcext:value-type="float">
            <text:p>0.011038780212402</text:p>
          </table:table-cell>
          <table:table-cell office:value-type="float" office:value="0.0127460956573486" calcext:value-type="float">
            <text:p>0.012746095657349</text:p>
          </table:table-cell>
          <table:table-cell office:value-type="float" office:value="0.0114672064781189" calcext:value-type="float">
            <text:p>0.01146720647811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105936527252197" calcext:value-type="float">
            <text:p>0.01059365272522</text:p>
          </table:table-cell>
          <table:table-cell office:value-type="float" office:value="0.0124320983886719" calcext:value-type="float">
            <text:p>0.012432098388672</text:p>
          </table:table-cell>
          <table:table-cell office:value-type="float" office:value="0.0108969211578369" calcext:value-type="float">
            <text:p>0.01089692115783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0106372833251953" calcext:value-type="float">
            <text:p>0.010637283325195</text:p>
          </table:table-cell>
          <table:table-cell office:value-type="float" office:value="0.012296199798584" calcext:value-type="float">
            <text:p>0.012296199798584</text:p>
          </table:table-cell>
          <table:table-cell office:value-type="float" office:value="0.010959780216217" calcext:value-type="float">
            <text:p>0.01095978021621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0112481117248535" calcext:value-type="float">
            <text:p>0.011248111724854</text:p>
          </table:table-cell>
          <table:table-cell office:value-type="float" office:value="0.013089656829834" calcext:value-type="float">
            <text:p>0.013089656829834</text:p>
          </table:table-cell>
          <table:table-cell office:value-type="float" office:value="0.0117100715637207" calcext:value-type="float">
            <text:p>0.01171007156372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112729072570801" calcext:value-type="float">
            <text:p>0.01127290725708</text:p>
          </table:table-cell>
          <table:table-cell office:value-type="float" office:value="0.0128970146179199" calcext:value-type="float">
            <text:p>0.01289701461792</text:p>
          </table:table-cell>
          <table:table-cell office:value-type="float" office:value="0.011730420589447" calcext:value-type="float">
            <text:p>0.01173042058944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106391906738281" calcext:value-type="float">
            <text:p>0.010639190673828</text:p>
          </table:table-cell>
          <table:table-cell office:value-type="float" office:value="0.0120904445648193" calcext:value-type="float">
            <text:p>0.012090444564819</text:p>
          </table:table-cell>
          <table:table-cell office:value-type="float" office:value="0.0109892845153809" calcext:value-type="float">
            <text:p>0.0109892845153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107607841491699" calcext:value-type="float">
            <text:p>0.01076078414917</text:p>
          </table:table-cell>
          <table:table-cell office:value-type="float" office:value="0.0123043060302734" calcext:value-type="float">
            <text:p>0.012304306030274</text:p>
          </table:table-cell>
          <table:table-cell office:value-type="float" office:value="0.0114426732063293" calcext:value-type="float">
            <text:p>0.01144267320632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117497444152832" calcext:value-type="float">
            <text:p>0.011749744415283</text:p>
          </table:table-cell>
          <table:table-cell office:value-type="float" office:value="0.013319730758667" calcext:value-type="float">
            <text:p>0.013319730758667</text:p>
          </table:table-cell>
          <table:table-cell office:value-type="float" office:value="0.0124536514282227" calcext:value-type="float">
            <text:p>0.01245365142822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0119445323944092" calcext:value-type="float">
            <text:p>0.011944532394409</text:p>
          </table:table-cell>
          <table:table-cell office:value-type="float" office:value="0.013723611831665" calcext:value-type="float">
            <text:p>0.013723611831665</text:p>
          </table:table-cell>
          <table:table-cell office:value-type="float" office:value="0.0126643300056458" calcext:value-type="float">
            <text:p>0.01266433000564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112905502319336" calcext:value-type="float">
            <text:p>0.011290550231934</text:p>
          </table:table-cell>
          <table:table-cell office:value-type="float" office:value="0.0131781101226807" calcext:value-type="float">
            <text:p>0.013178110122681</text:p>
          </table:table-cell>
          <table:table-cell office:value-type="float" office:value="0.0117587327957153" calcext:value-type="float">
            <text:p>0.01175873279571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1119065284729" calcext:value-type="float">
            <text:p>0.01119065284729</text:p>
          </table:table-cell>
          <table:table-cell office:value-type="float" office:value="0.0128822326660156" calcext:value-type="float">
            <text:p>0.012882232666016</text:p>
          </table:table-cell>
          <table:table-cell office:value-type="float" office:value="0.0115438938140869" calcext:value-type="float">
            <text:p>0.01154389381408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0107522010803223" calcext:value-type="float">
            <text:p>0.010752201080322</text:p>
          </table:table-cell>
          <table:table-cell office:value-type="float" office:value="0.0128874778747559" calcext:value-type="float">
            <text:p>0.012887477874756</text:p>
          </table:table-cell>
          <table:table-cell office:value-type="float" office:value="0.0112187743186951" calcext:value-type="float">
            <text:p>0.01121877431869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0107595920562744" calcext:value-type="float">
            <text:p>0.010759592056275</text:p>
          </table:table-cell>
          <table:table-cell office:value-type="float" office:value="0.0134479999542236" calcext:value-type="float">
            <text:p>0.013447999954224</text:p>
          </table:table-cell>
          <table:table-cell office:value-type="float" office:value="0.0114001631736755" calcext:value-type="float">
            <text:p>0.01140016317367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0111939907073975" calcext:value-type="float">
            <text:p>0.011193990707398</text:p>
          </table:table-cell>
          <table:table-cell office:value-type="float" office:value="0.0134711265563965" calcext:value-type="float">
            <text:p>0.013471126556397</text:p>
          </table:table-cell>
          <table:table-cell office:value-type="float" office:value="0.0116116762161255" calcext:value-type="float">
            <text:p>0.01161167621612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0111181735992432" calcext:value-type="float">
            <text:p>0.011118173599243</text:p>
          </table:table-cell>
          <table:table-cell office:value-type="float" office:value="0.0128419399261475" calcext:value-type="float">
            <text:p>0.012841939926148</text:p>
          </table:table-cell>
          <table:table-cell office:value-type="float" office:value="0.011515212059021" calcext:value-type="float">
            <text:p>0.01151521205902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0110886096954346" calcext:value-type="float">
            <text:p>0.011088609695435</text:p>
          </table:table-cell>
          <table:table-cell office:value-type="float" office:value="0.0127205848693848" calcext:value-type="float">
            <text:p>0.012720584869385</text:p>
          </table:table-cell>
          <table:table-cell office:value-type="float" office:value="0.0117020010948181" calcext:value-type="float">
            <text:p>0.01170200109481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113005638122559" calcext:value-type="float">
            <text:p>0.011300563812256</text:p>
          </table:table-cell>
          <table:table-cell office:value-type="float" office:value="0.0126070976257324" calcext:value-type="float">
            <text:p>0.012607097625733</text:p>
          </table:table-cell>
          <table:table-cell office:value-type="float" office:value="0.011869490146637" calcext:value-type="float">
            <text:p>0.01186949014663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110235214233398" calcext:value-type="float">
            <text:p>0.01102352142334</text:p>
          </table:table-cell>
          <table:table-cell office:value-type="float" office:value="0.0130198001861572" calcext:value-type="float">
            <text:p>0.013019800186157</text:p>
          </table:table-cell>
          <table:table-cell office:value-type="float" office:value="0.0117429375648499" calcext:value-type="float">
            <text:p>0.0117429375648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114037990570068" calcext:value-type="float">
            <text:p>0.011403799057007</text:p>
          </table:table-cell>
          <table:table-cell office:value-type="float" office:value="0.0128989219665527" calcext:value-type="float">
            <text:p>0.012898921966553</text:p>
          </table:table-cell>
          <table:table-cell office:value-type="float" office:value="0.0120032668113709" calcext:value-type="float">
            <text:p>0.01200326681137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106551647186279" calcext:value-type="float">
            <text:p>0.010655164718628</text:p>
          </table:table-cell>
          <table:table-cell office:value-type="float" office:value="0.0123763084411621" calcext:value-type="float">
            <text:p>0.012376308441162</text:p>
          </table:table-cell>
          <table:table-cell office:value-type="float" office:value="0.0111426949501038" calcext:value-type="float">
            <text:p>0.01114269495010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0108716487884521" calcext:value-type="float">
            <text:p>0.010871648788452</text:p>
          </table:table-cell>
          <table:table-cell office:value-type="float" office:value="0.0127646923065186" calcext:value-type="float">
            <text:p>0.012764692306519</text:p>
          </table:table-cell>
          <table:table-cell office:value-type="float" office:value="0.0113147377967834" calcext:value-type="float">
            <text:p>0.01131473779678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0109732151031494" calcext:value-type="float">
            <text:p>0.01097321510315</text:p>
          </table:table-cell>
          <table:table-cell office:value-type="float" office:value="0.012627124786377" calcext:value-type="float">
            <text:p>0.012627124786377</text:p>
          </table:table-cell>
          <table:table-cell office:value-type="float" office:value="0.0113947033882141" calcext:value-type="float">
            <text:p>0.01139470338821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0109257698059082" calcext:value-type="float">
            <text:p>0.010925769805908</text:p>
          </table:table-cell>
          <table:table-cell office:value-type="float" office:value="0.0123229026794434" calcext:value-type="float">
            <text:p>0.012322902679443</text:p>
          </table:table-cell>
          <table:table-cell office:value-type="float" office:value="0.0113670945167542" calcext:value-type="float">
            <text:p>0.01136709451675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0108573436737061" calcext:value-type="float">
            <text:p>0.010857343673706</text:p>
          </table:table-cell>
          <table:table-cell office:value-type="float" office:value="0.0123412609100342" calcext:value-type="float">
            <text:p>0.012341260910034</text:p>
          </table:table-cell>
          <table:table-cell office:value-type="float" office:value="0.0112397074699402" calcext:value-type="float">
            <text:p>0.0112397074699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0109865665435791" calcext:value-type="float">
            <text:p>0.010986566543579</text:p>
          </table:table-cell>
          <table:table-cell office:value-type="float" office:value="0.0132119655609131" calcext:value-type="float">
            <text:p>0.013211965560913</text:p>
          </table:table-cell>
          <table:table-cell office:value-type="float" office:value="0.0115808010101318" calcext:value-type="float">
            <text:p>0.01158080101013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0112590789794922" calcext:value-type="float">
            <text:p>0.011259078979492</text:p>
          </table:table-cell>
          <table:table-cell office:value-type="float" office:value="0.0133187770843506" calcext:value-type="float">
            <text:p>0.013318777084351</text:p>
          </table:table-cell>
          <table:table-cell office:value-type="float" office:value="0.0117306590080261" calcext:value-type="float">
            <text:p>0.01173065900802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112552642822266" calcext:value-type="float">
            <text:p>0.011255264282227</text:p>
          </table:table-cell>
          <table:table-cell office:value-type="float" office:value="0.0131959915161133" calcext:value-type="float">
            <text:p>0.013195991516113</text:p>
          </table:table-cell>
          <table:table-cell office:value-type="float" office:value="0.0118529438972473" calcext:value-type="float">
            <text:p>0.01185294389724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0108587741851807" calcext:value-type="float">
            <text:p>0.010858774185181</text:p>
          </table:table-cell>
          <table:table-cell office:value-type="float" office:value="0.0146493911743164" calcext:value-type="float">
            <text:p>0.014649391174316</text:p>
          </table:table-cell>
          <table:table-cell office:value-type="float" office:value="0.0114171981811523" calcext:value-type="float">
            <text:p>0.01141719818115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0109357833862305" calcext:value-type="float">
            <text:p>0.010935783386231</text:p>
          </table:table-cell>
          <table:table-cell office:value-type="float" office:value="0.0141925811767578" calcext:value-type="float">
            <text:p>0.014192581176758</text:p>
          </table:table-cell>
          <table:table-cell office:value-type="float" office:value="0.0114074110984802" calcext:value-type="float">
            <text:p>0.0114074110984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0108981132507324" calcext:value-type="float">
            <text:p>0.010898113250733</text:p>
          </table:table-cell>
          <table:table-cell office:value-type="float" office:value="0.0146157741546631" calcext:value-type="float">
            <text:p>0.014615774154663</text:p>
          </table:table-cell>
          <table:table-cell office:value-type="float" office:value="0.0115149140357971" calcext:value-type="float">
            <text:p>0.011514914035797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0109448432922363" calcext:value-type="float">
            <text:p>0.010944843292236</text:p>
          </table:table-cell>
          <table:table-cell office:value-type="float" office:value="0.0142574310302734" calcext:value-type="float">
            <text:p>0.014257431030274</text:p>
          </table:table-cell>
          <table:table-cell office:value-type="float" office:value="0.0113552570343018" calcext:value-type="float">
            <text:p>0.01135525703430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0112137794494629" calcext:value-type="float">
            <text:p>0.011213779449463</text:p>
          </table:table-cell>
          <table:table-cell office:value-type="float" office:value="0.0149326324462891" calcext:value-type="float">
            <text:p>0.014932632446289</text:p>
          </table:table-cell>
          <table:table-cell office:value-type="float" office:value="0.0118388891220093" calcext:value-type="float">
            <text:p>0.01183888912200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0114295482635498" calcext:value-type="float">
            <text:p>0.01142954826355</text:p>
          </table:table-cell>
          <table:table-cell office:value-type="float" office:value="0.0145852565765381" calcext:value-type="float">
            <text:p>0.014585256576538</text:p>
          </table:table-cell>
          <table:table-cell office:value-type="float" office:value="0.0121222376823425" calcext:value-type="float">
            <text:p>0.01212223768234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0114486217498779" calcext:value-type="float">
            <text:p>0.011448621749878</text:p>
          </table:table-cell>
          <table:table-cell office:value-type="float" office:value="0.02046799659729" calcext:value-type="float">
            <text:p>0.02046799659729</text:p>
          </table:table-cell>
          <table:table-cell office:value-type="float" office:value="0.0123058080673218" calcext:value-type="float">
            <text:p>0.01230580806732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113568305969238" calcext:value-type="float">
            <text:p>0.011356830596924</text:p>
          </table:table-cell>
          <table:table-cell office:value-type="float" office:value="0.0135395526885986" calcext:value-type="float">
            <text:p>0.013539552688599</text:p>
          </table:table-cell>
          <table:table-cell office:value-type="float" office:value="0.0117693424224854" calcext:value-type="float">
            <text:p>0.01176934242248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0109536647796631" calcext:value-type="float">
            <text:p>0.010953664779663</text:p>
          </table:table-cell>
          <table:table-cell office:value-type="float" office:value="0.0129599571228027" calcext:value-type="float">
            <text:p>0.012959957122803</text:p>
          </table:table-cell>
          <table:table-cell office:value-type="float" office:value="0.0115682482719421" calcext:value-type="float">
            <text:p>0.01156824827194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109589099884033" calcext:value-type="float">
            <text:p>0.010958909988403</text:p>
          </table:table-cell>
          <table:table-cell office:value-type="float" office:value="0.0131103992462158" calcext:value-type="float">
            <text:p>0.013110399246216</text:p>
          </table:table-cell>
          <table:table-cell office:value-type="float" office:value="0.0114583015441895" calcext:value-type="float">
            <text:p>0.0114583015441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110633373260498" calcext:value-type="float">
            <text:p>0.01106333732605</text:p>
          </table:table-cell>
          <table:table-cell office:value-type="float" office:value="0.0130255222320557" calcext:value-type="float">
            <text:p>0.013025522232056</text:p>
          </table:table-cell>
          <table:table-cell office:value-type="float" office:value="0.0115395307540894" calcext:value-type="float">
            <text:p>0.01153953075408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110702514648438" calcext:value-type="float">
            <text:p>0.011070251464844</text:p>
          </table:table-cell>
          <table:table-cell office:value-type="float" office:value="0.0127415657043457" calcext:value-type="float">
            <text:p>0.012741565704346</text:p>
          </table:table-cell>
          <table:table-cell office:value-type="float" office:value="0.0115357756614685" calcext:value-type="float">
            <text:p>0.01153577566146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111596584320068" calcext:value-type="float">
            <text:p>0.011159658432007</text:p>
          </table:table-cell>
          <table:table-cell office:value-type="float" office:value="0.0131297111511231" calcext:value-type="float">
            <text:p>0.013129711151123</text:p>
          </table:table-cell>
          <table:table-cell office:value-type="float" office:value="0.0118342757225037" calcext:value-type="float">
            <text:p>0.01183427572250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11343240737915" calcext:value-type="float">
            <text:p>0.011343240737915</text:p>
          </table:table-cell>
          <table:table-cell office:value-type="float" office:value="0.0152556896209717" calcext:value-type="float">
            <text:p>0.015255689620972</text:p>
          </table:table-cell>
          <table:table-cell office:value-type="float" office:value="0.0130941867828369" calcext:value-type="float">
            <text:p>0.01309418678283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0116157531738281" calcext:value-type="float">
            <text:p>0.011615753173828</text:p>
          </table:table-cell>
          <table:table-cell office:value-type="float" office:value="0.015308141708374" calcext:value-type="float">
            <text:p>0.015308141708374</text:p>
          </table:table-cell>
          <table:table-cell office:value-type="float" office:value="0.0129544138908386" calcext:value-type="float">
            <text:p>0.01295441389083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011340856552124" calcext:value-type="float">
            <text:p>0.011340856552124</text:p>
          </table:table-cell>
          <table:table-cell office:value-type="float" office:value="0.0136280059814453" calcext:value-type="float">
            <text:p>0.013628005981445</text:p>
          </table:table-cell>
          <table:table-cell office:value-type="float" office:value="0.0120267868041992" calcext:value-type="float">
            <text:p>0.01202678680419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0115435123443604" calcext:value-type="float">
            <text:p>0.01154351234436</text:p>
          </table:table-cell>
          <table:table-cell office:value-type="float" office:value="0.0135688781738281" calcext:value-type="float">
            <text:p>0.013568878173828</text:p>
          </table:table-cell>
          <table:table-cell office:value-type="float" office:value="0.0121020078659058" calcext:value-type="float">
            <text:p>0.01210200786590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0112583637237549" calcext:value-type="float">
            <text:p>0.011258363723755</text:p>
          </table:table-cell>
          <table:table-cell office:value-type="float" office:value="0.0132462978363037" calcext:value-type="float">
            <text:p>0.013246297836304</text:p>
          </table:table-cell>
          <table:table-cell office:value-type="float" office:value="0.0119220733642578" calcext:value-type="float">
            <text:p>0.01192207336425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0116519927978516" calcext:value-type="float">
            <text:p>0.011651992797852</text:p>
          </table:table-cell>
          <table:table-cell office:value-type="float" office:value="0.0137505531311035" calcext:value-type="float">
            <text:p>0.013750553131104</text:p>
          </table:table-cell>
          <table:table-cell office:value-type="float" office:value="0.0123251438140869" calcext:value-type="float">
            <text:p>0.01232514381408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113625526428223" calcext:value-type="float">
            <text:p>0.011362552642822</text:p>
          </table:table-cell>
          <table:table-cell office:value-type="float" office:value="0.0139355659484863" calcext:value-type="float">
            <text:p>0.013935565948486</text:p>
          </table:table-cell>
          <table:table-cell office:value-type="float" office:value="0.0121565580368042" calcext:value-type="float">
            <text:p>0.01215655803680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0112285614013672" calcext:value-type="float">
            <text:p>0.011228561401367</text:p>
          </table:table-cell>
          <table:table-cell office:value-type="float" office:value="0.0131654739379883" calcext:value-type="float">
            <text:p>0.013165473937988</text:p>
          </table:table-cell>
          <table:table-cell office:value-type="float" office:value="0.0117257118225098" calcext:value-type="float">
            <text:p>0.0117257118225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0110535621643066" calcext:value-type="float">
            <text:p>0.011053562164307</text:p>
          </table:table-cell>
          <table:table-cell office:value-type="float" office:value="0.0130443572998047" calcext:value-type="float">
            <text:p>0.013044357299805</text:p>
          </table:table-cell>
          <table:table-cell office:value-type="float" office:value="0.0116766333580017" calcext:value-type="float">
            <text:p>0.01167663335800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0115234851837158" calcext:value-type="float">
            <text:p>0.011523485183716</text:p>
          </table:table-cell>
          <table:table-cell office:value-type="float" office:value="0.0137331485748291" calcext:value-type="float">
            <text:p>0.013733148574829</text:p>
          </table:table-cell>
          <table:table-cell office:value-type="float" office:value="0.0120394110679626" calcext:value-type="float">
            <text:p>0.01203941106796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0116322040557861" calcext:value-type="float">
            <text:p>0.011632204055786</text:p>
          </table:table-cell>
          <table:table-cell office:value-type="float" office:value="0.014146089553833" calcext:value-type="float">
            <text:p>0.014146089553833</text:p>
          </table:table-cell>
          <table:table-cell office:value-type="float" office:value="0.0121585607528687" calcext:value-type="float">
            <text:p>0.01215856075286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011401891708374" calcext:value-type="float">
            <text:p>0.011401891708374</text:p>
          </table:table-cell>
          <table:table-cell office:value-type="float" office:value="0.0134484767913818" calcext:value-type="float">
            <text:p>0.013448476791382</text:p>
          </table:table-cell>
          <table:table-cell office:value-type="float" office:value="0.0118412494659424" calcext:value-type="float">
            <text:p>0.01184124946594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0115106105804443" calcext:value-type="float">
            <text:p>0.011510610580444</text:p>
          </table:table-cell>
          <table:table-cell office:value-type="float" office:value="0.0137109756469727" calcext:value-type="float">
            <text:p>0.013710975646973</text:p>
          </table:table-cell>
          <table:table-cell office:value-type="float" office:value="0.0118970036506653" calcext:value-type="float">
            <text:p>0.01189700365066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0110466480255127" calcext:value-type="float">
            <text:p>0.011046648025513</text:p>
          </table:table-cell>
          <table:table-cell office:value-type="float" office:value="0.0138323307037354" calcext:value-type="float">
            <text:p>0.013832330703735</text:p>
          </table:table-cell>
          <table:table-cell office:value-type="float" office:value="0.0116922736167908" calcext:value-type="float">
            <text:p>0.01169227361679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113255977630615" calcext:value-type="float">
            <text:p>0.011325597763062</text:p>
          </table:table-cell>
          <table:table-cell office:value-type="float" office:value="0.0139181613922119" calcext:value-type="float">
            <text:p>0.013918161392212</text:p>
          </table:table-cell>
          <table:table-cell office:value-type="float" office:value="0.0119207501411438" calcext:value-type="float">
            <text:p>0.01192075014114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0110743045806885" calcext:value-type="float">
            <text:p>0.011074304580689</text:p>
          </table:table-cell>
          <table:table-cell office:value-type="float" office:value="0.0135929584503174" calcext:value-type="float">
            <text:p>0.013592958450317</text:p>
          </table:table-cell>
          <table:table-cell office:value-type="float" office:value="0.0115888595581055" calcext:value-type="float">
            <text:p>0.01158885955810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11228084564209" calcext:value-type="float">
            <text:p>0.011228084564209</text:p>
          </table:table-cell>
          <table:table-cell office:value-type="float" office:value="0.0130176544189453" calcext:value-type="float">
            <text:p>0.013017654418945</text:p>
          </table:table-cell>
          <table:table-cell office:value-type="float" office:value="0.0117162227630615" calcext:value-type="float">
            <text:p>0.01171622276306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0118558406829834" calcext:value-type="float">
            <text:p>0.011855840682983</text:p>
          </table:table-cell>
          <table:table-cell office:value-type="float" office:value="0.0136418342590332" calcext:value-type="float">
            <text:p>0.013641834259033</text:p>
          </table:table-cell>
          <table:table-cell office:value-type="float" office:value="0.0123783826828003" calcext:value-type="float">
            <text:p>0.012378382682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0118618011474609" calcext:value-type="float">
            <text:p>0.011861801147461</text:p>
          </table:table-cell>
          <table:table-cell office:value-type="float" office:value="0.0133852958679199" calcext:value-type="float">
            <text:p>0.01338529586792</text:p>
          </table:table-cell>
          <table:table-cell office:value-type="float" office:value="0.0124436259269714" calcext:value-type="float">
            <text:p>0.01244362592697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011650562286377" calcext:value-type="float">
            <text:p>0.011650562286377</text:p>
          </table:table-cell>
          <table:table-cell office:value-type="float" office:value="0.0136263370513916" calcext:value-type="float">
            <text:p>0.013626337051392</text:p>
          </table:table-cell>
          <table:table-cell office:value-type="float" office:value="0.012067186832428" calcext:value-type="float">
            <text:p>0.01206718683242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0113179683685303" calcext:value-type="float">
            <text:p>0.01131796836853</text:p>
          </table:table-cell>
          <table:table-cell office:value-type="float" office:value="0.0139119625091553" calcext:value-type="float">
            <text:p>0.013911962509155</text:p>
          </table:table-cell>
          <table:table-cell office:value-type="float" office:value="0.0118494033813477" calcext:value-type="float">
            <text:p>0.01184940338134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0112588405609131" calcext:value-type="float">
            <text:p>0.011258840560913</text:p>
          </table:table-cell>
          <table:table-cell office:value-type="float" office:value="0.0135679244995117" calcext:value-type="float">
            <text:p>0.013567924499512</text:p>
          </table:table-cell>
          <table:table-cell office:value-type="float" office:value="0.0118147969245911" calcext:value-type="float">
            <text:p>0.01181479692459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0114152431488037" calcext:value-type="float">
            <text:p>0.011415243148804</text:p>
          </table:table-cell>
          <table:table-cell office:value-type="float" office:value="0.013178825378418" calcext:value-type="float">
            <text:p>0.013178825378418</text:p>
          </table:table-cell>
          <table:table-cell office:value-type="float" office:value="0.0119852781295776" calcext:value-type="float">
            <text:p>0.01198527812957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0113356113433838" calcext:value-type="float">
            <text:p>0.011335611343384</text:p>
          </table:table-cell>
          <table:table-cell office:value-type="float" office:value="0.0137064456939697" calcext:value-type="float">
            <text:p>0.01370644569397</text:p>
          </table:table-cell>
          <table:table-cell office:value-type="float" office:value="0.0118234872817993" calcext:value-type="float">
            <text:p>0.01182348728179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0113379955291748" calcext:value-type="float">
            <text:p>0.011337995529175</text:p>
          </table:table-cell>
          <table:table-cell office:value-type="float" office:value="0.0135524272918701" calcext:value-type="float">
            <text:p>0.01355242729187</text:p>
          </table:table-cell>
          <table:table-cell office:value-type="float" office:value="0.0119022011756897" calcext:value-type="float">
            <text:p>0.0119022011756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0111851692199707" calcext:value-type="float">
            <text:p>0.011185169219971</text:p>
          </table:table-cell>
          <table:table-cell office:value-type="float" office:value="0.013993501663208" calcext:value-type="float">
            <text:p>0.013993501663208</text:p>
          </table:table-cell>
          <table:table-cell office:value-type="float" office:value="0.0117901682853699" calcext:value-type="float">
            <text:p>0.0117901682853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115985870361328" calcext:value-type="float">
            <text:p>0.011598587036133</text:p>
          </table:table-cell>
          <table:table-cell office:value-type="float" office:value="0.0135877132415771" calcext:value-type="float">
            <text:p>0.013587713241577</text:p>
          </table:table-cell>
          <table:table-cell office:value-type="float" office:value="0.0120632886886597" calcext:value-type="float">
            <text:p>0.0120632886886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0112309455871582" calcext:value-type="float">
            <text:p>0.011230945587158</text:p>
          </table:table-cell>
          <table:table-cell office:value-type="float" office:value="0.0131294727325439" calcext:value-type="float">
            <text:p>0.013129472732544</text:p>
          </table:table-cell>
          <table:table-cell office:value-type="float" office:value="0.0116938948631287" calcext:value-type="float">
            <text:p>0.011693894863129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011225700378418" calcext:value-type="float">
            <text:p>0.011225700378418</text:p>
          </table:table-cell>
          <table:table-cell office:value-type="float" office:value="0.0129396915435791" calcext:value-type="float">
            <text:p>0.012939691543579</text:p>
          </table:table-cell>
          <table:table-cell office:value-type="float" office:value="0.0118197321891785" calcext:value-type="float">
            <text:p>0.01181973218917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0117113590240479" calcext:value-type="float">
            <text:p>0.011711359024048</text:p>
          </table:table-cell>
          <table:table-cell office:value-type="float" office:value="0.0139024257659912" calcext:value-type="float">
            <text:p>0.013902425765991</text:p>
          </table:table-cell>
          <table:table-cell office:value-type="float" office:value="0.0122119426727295" calcext:value-type="float">
            <text:p>0.0122119426727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0118763446807861" calcext:value-type="float">
            <text:p>0.011876344680786</text:p>
          </table:table-cell>
          <table:table-cell office:value-type="float" office:value="0.0140492916107178" calcext:value-type="float">
            <text:p>0.014049291610718</text:p>
          </table:table-cell>
          <table:table-cell office:value-type="float" office:value="0.0122593283653259" calcext:value-type="float">
            <text:p>0.01225932836532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0112283229827881" calcext:value-type="float">
            <text:p>0.011228322982788</text:p>
          </table:table-cell>
          <table:table-cell office:value-type="float" office:value="0.0132970809936523" calcext:value-type="float">
            <text:p>0.013297080993652</text:p>
          </table:table-cell>
          <table:table-cell office:value-type="float" office:value="0.0117882490158081" calcext:value-type="float">
            <text:p>0.01178824901580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0113251209259033" calcext:value-type="float">
            <text:p>0.011325120925903</text:p>
          </table:table-cell>
          <table:table-cell office:value-type="float" office:value="0.013655424118042" calcext:value-type="float">
            <text:p>0.013655424118042</text:p>
          </table:table-cell>
          <table:table-cell office:value-type="float" office:value="0.0116557836532593" calcext:value-type="float">
            <text:p>0.01165578365325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117425918579102" calcext:value-type="float">
            <text:p>0.01174259185791</text:p>
          </table:table-cell>
          <table:table-cell office:value-type="float" office:value="0.0137624740600586" calcext:value-type="float">
            <text:p>0.013762474060059</text:p>
          </table:table-cell>
          <table:table-cell office:value-type="float" office:value="0.0122438192367554" calcext:value-type="float">
            <text:p>0.01224381923675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117559432983398" calcext:value-type="float">
            <text:p>0.01175594329834</text:p>
          </table:table-cell>
          <table:table-cell office:value-type="float" office:value="0.0139284133911133" calcext:value-type="float">
            <text:p>0.013928413391113</text:p>
          </table:table-cell>
          <table:table-cell office:value-type="float" office:value="0.0121031999588013" calcext:value-type="float">
            <text:p>0.01210319995880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0113801956176758" calcext:value-type="float">
            <text:p>0.011380195617676</text:p>
          </table:table-cell>
          <table:table-cell office:value-type="float" office:value="0.01340651512146" calcext:value-type="float">
            <text:p>0.01340651512146</text:p>
          </table:table-cell>
          <table:table-cell office:value-type="float" office:value="0.0119106650352478" calcext:value-type="float">
            <text:p>0.01191066503524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113766193389893" calcext:value-type="float">
            <text:p>0.011376619338989</text:p>
          </table:table-cell>
          <table:table-cell office:value-type="float" office:value="0.0136635303497314" calcext:value-type="float">
            <text:p>0.013663530349732</text:p>
          </table:table-cell>
          <table:table-cell office:value-type="float" office:value="0.0119166374206543" calcext:value-type="float">
            <text:p>0.01191663742065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011317253112793" calcext:value-type="float">
            <text:p>0.011317253112793</text:p>
          </table:table-cell>
          <table:table-cell office:value-type="float" office:value="0.0136153697967529" calcext:value-type="float">
            <text:p>0.013615369796753</text:p>
          </table:table-cell>
          <table:table-cell office:value-type="float" office:value="0.0121509552001953" calcext:value-type="float">
            <text:p>0.01215095520019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0112497806549072" calcext:value-type="float">
            <text:p>0.011249780654907</text:p>
          </table:table-cell>
          <table:table-cell office:value-type="float" office:value="0.0132865905761719" calcext:value-type="float">
            <text:p>0.013286590576172</text:p>
          </table:table-cell>
          <table:table-cell office:value-type="float" office:value="0.0117644548416138" calcext:value-type="float">
            <text:p>0.01176445484161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0119161605834961" calcext:value-type="float">
            <text:p>0.011916160583496</text:p>
          </table:table-cell>
          <table:table-cell office:value-type="float" office:value="0.01393723487854" calcext:value-type="float">
            <text:p>0.01393723487854</text:p>
          </table:table-cell>
          <table:table-cell office:value-type="float" office:value="0.0124092817306519" calcext:value-type="float">
            <text:p>0.01240928173065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0118536949157715" calcext:value-type="float">
            <text:p>0.011853694915772</text:p>
          </table:table-cell>
          <table:table-cell office:value-type="float" office:value="0.016106128692627" calcext:value-type="float">
            <text:p>0.016106128692627</text:p>
          </table:table-cell>
          <table:table-cell office:value-type="float" office:value="0.0128535628318787" calcext:value-type="float">
            <text:p>0.012853562831879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011784553527832" calcext:value-type="float">
            <text:p>0.011784553527832</text:p>
          </table:table-cell>
          <table:table-cell office:value-type="float" office:value="0.0141382217407227" calcext:value-type="float">
            <text:p>0.014138221740723</text:p>
          </table:table-cell>
          <table:table-cell office:value-type="float" office:value="0.0123265266418457" calcext:value-type="float">
            <text:p>0.01232652664184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0118691921234131" calcext:value-type="float">
            <text:p>0.011869192123413</text:p>
          </table:table-cell>
          <table:table-cell office:value-type="float" office:value="0.0139355659484863" calcext:value-type="float">
            <text:p>0.013935565948486</text:p>
          </table:table-cell>
          <table:table-cell office:value-type="float" office:value="0.0123954176902771" calcext:value-type="float">
            <text:p>0.01239541769027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0115294456481934" calcext:value-type="float">
            <text:p>0.011529445648193</text:p>
          </table:table-cell>
          <table:table-cell office:value-type="float" office:value="0.0135798454284668" calcext:value-type="float">
            <text:p>0.013579845428467</text:p>
          </table:table-cell>
          <table:table-cell office:value-type="float" office:value="0.0120401859283447" calcext:value-type="float">
            <text:p>0.0120401859283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0115780830383301" calcext:value-type="float">
            <text:p>0.01157808303833</text:p>
          </table:table-cell>
          <table:table-cell office:value-type="float" office:value="0.0137310028076172" calcext:value-type="float">
            <text:p>0.013731002807617</text:p>
          </table:table-cell>
          <table:table-cell office:value-type="float" office:value="0.0120918393135071" calcext:value-type="float">
            <text:p>0.01209183931350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0118815898895264" calcext:value-type="float">
            <text:p>0.011881589889526</text:p>
          </table:table-cell>
          <table:table-cell office:value-type="float" office:value="0.0141091346740723" calcext:value-type="float">
            <text:p>0.014109134674072</text:p>
          </table:table-cell>
          <table:table-cell office:value-type="float" office:value="0.012408459186554" calcext:value-type="float">
            <text:p>0.01240845918655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117535591125488" calcext:value-type="float">
            <text:p>0.011753559112549</text:p>
          </table:table-cell>
          <table:table-cell office:value-type="float" office:value="0.0137162208557129" calcext:value-type="float">
            <text:p>0.013716220855713</text:p>
          </table:table-cell>
          <table:table-cell office:value-type="float" office:value="0.0121249198913574" calcext:value-type="float">
            <text:p>0.01212491989135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115675926208496" calcext:value-type="float">
            <text:p>0.01156759262085</text:p>
          </table:table-cell>
          <table:table-cell office:value-type="float" office:value="0.0132055282592773" calcext:value-type="float">
            <text:p>0.013205528259277</text:p>
          </table:table-cell>
          <table:table-cell office:value-type="float" office:value="0.0119371056556702" calcext:value-type="float">
            <text:p>0.0119371056556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0117380619049072" calcext:value-type="float">
            <text:p>0.011738061904907</text:p>
          </table:table-cell>
          <table:table-cell office:value-type="float" office:value="0.0153076648712158" calcext:value-type="float">
            <text:p>0.015307664871216</text:p>
          </table:table-cell>
          <table:table-cell office:value-type="float" office:value="0.0125138163566589" calcext:value-type="float">
            <text:p>0.01251381635665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0113639831542969" calcext:value-type="float">
            <text:p>0.011363983154297</text:p>
          </table:table-cell>
          <table:table-cell office:value-type="float" office:value="0.0134594440460205" calcext:value-type="float">
            <text:p>0.013459444046021</text:p>
          </table:table-cell>
          <table:table-cell office:value-type="float" office:value="0.0121124744415283" calcext:value-type="float">
            <text:p>0.01211247444152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0114808082580566" calcext:value-type="float">
            <text:p>0.011480808258057</text:p>
          </table:table-cell>
          <table:table-cell office:value-type="float" office:value="0.013228178024292" calcext:value-type="float">
            <text:p>0.013228178024292</text:p>
          </table:table-cell>
          <table:table-cell office:value-type="float" office:value="0.0118094563484192" calcext:value-type="float">
            <text:p>0.011809456348419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0115456581115723" calcext:value-type="float">
            <text:p>0.011545658111572</text:p>
          </table:table-cell>
          <table:table-cell office:value-type="float" office:value="0.013479471206665" calcext:value-type="float">
            <text:p>0.013479471206665</text:p>
          </table:table-cell>
          <table:table-cell office:value-type="float" office:value="0.0119971990585327" calcext:value-type="float">
            <text:p>0.01199719905853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0115931034088135" calcext:value-type="float">
            <text:p>0.011593103408814</text:p>
          </table:table-cell>
          <table:table-cell office:value-type="float" office:value="0.013270378112793" calcext:value-type="float">
            <text:p>0.013270378112793</text:p>
          </table:table-cell>
          <table:table-cell office:value-type="float" office:value="0.0120428681373596" calcext:value-type="float">
            <text:p>0.0120428681373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0115871429443359" calcext:value-type="float">
            <text:p>0.011587142944336</text:p>
          </table:table-cell>
          <table:table-cell office:value-type="float" office:value="0.0132381916046143" calcext:value-type="float">
            <text:p>0.013238191604614</text:p>
          </table:table-cell>
          <table:table-cell office:value-type="float" office:value="0.0119593262672424" calcext:value-type="float">
            <text:p>0.01195932626724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0117084980010986" calcext:value-type="float">
            <text:p>0.011708498001099</text:p>
          </table:table-cell>
          <table:table-cell office:value-type="float" office:value="0.0135214328765869" calcext:value-type="float">
            <text:p>0.013521432876587</text:p>
          </table:table-cell>
          <table:table-cell office:value-type="float" office:value="0.0122420430183411" calcext:value-type="float">
            <text:p>0.01224204301834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119481086730957" calcext:value-type="float">
            <text:p>0.011948108673096</text:p>
          </table:table-cell>
          <table:table-cell office:value-type="float" office:value="0.014214038848877" calcext:value-type="float">
            <text:p>0.014214038848877</text:p>
          </table:table-cell>
          <table:table-cell office:value-type="float" office:value="0.0125821352005005" calcext:value-type="float">
            <text:p>0.01258213520050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118405818939209" calcext:value-type="float">
            <text:p>0.011840581893921</text:p>
          </table:table-cell>
          <table:table-cell office:value-type="float" office:value="0.0144259929656982" calcext:value-type="float">
            <text:p>0.014425992965698</text:p>
          </table:table-cell>
          <table:table-cell office:value-type="float" office:value="0.0123001456260681" calcext:value-type="float">
            <text:p>0.01230014562606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0118765830993652" calcext:value-type="float">
            <text:p>0.011876583099365</text:p>
          </table:table-cell>
          <table:table-cell office:value-type="float" office:value="0.0141170024871826" calcext:value-type="float">
            <text:p>0.014117002487183</text:p>
          </table:table-cell>
          <table:table-cell office:value-type="float" office:value="0.0124563694000244" calcext:value-type="float">
            <text:p>0.01245636940002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0120699405670166" calcext:value-type="float">
            <text:p>0.012069940567017</text:p>
          </table:table-cell>
          <table:table-cell office:value-type="float" office:value="0.0140023231506348" calcext:value-type="float">
            <text:p>0.014002323150635</text:p>
          </table:table-cell>
          <table:table-cell office:value-type="float" office:value="0.0125074625015259" calcext:value-type="float">
            <text:p>0.01250746250152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114891529083252" calcext:value-type="float">
            <text:p>0.011489152908325</text:p>
          </table:table-cell>
          <table:table-cell office:value-type="float" office:value="0.0138688087463379" calcext:value-type="float">
            <text:p>0.013868808746338</text:p>
          </table:table-cell>
          <table:table-cell office:value-type="float" office:value="0.012025797367096" calcext:value-type="float">
            <text:p>0.01202579736709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0114424228668213" calcext:value-type="float">
            <text:p>0.011442422866821</text:p>
          </table:table-cell>
          <table:table-cell office:value-type="float" office:value="0.0131852626800537" calcext:value-type="float">
            <text:p>0.013185262680054</text:p>
          </table:table-cell>
          <table:table-cell office:value-type="float" office:value="0.0120542645454407" calcext:value-type="float">
            <text:p>0.01205426454544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01177978515625" calcext:value-type="float">
            <text:p>0.01177978515625</text:p>
          </table:table-cell>
          <table:table-cell office:value-type="float" office:value="0.0141117572784424" calcext:value-type="float">
            <text:p>0.014111757278442</text:p>
          </table:table-cell>
          <table:table-cell office:value-type="float" office:value="0.0124923944473267" calcext:value-type="float">
            <text:p>0.01249239444732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0117197036743164" calcext:value-type="float">
            <text:p>0.011719703674316</text:p>
          </table:table-cell>
          <table:table-cell office:value-type="float" office:value="0.0137934684753418" calcext:value-type="float">
            <text:p>0.013793468475342</text:p>
          </table:table-cell>
          <table:table-cell office:value-type="float" office:value="0.0122076034545898" calcext:value-type="float">
            <text:p>0.0122076034545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117156505584717" calcext:value-type="float">
            <text:p>0.011715650558472</text:p>
          </table:table-cell>
          <table:table-cell office:value-type="float" office:value="0.0139620304107666" calcext:value-type="float">
            <text:p>0.013962030410767</text:p>
          </table:table-cell>
          <table:table-cell office:value-type="float" office:value="0.0122808456420898" calcext:value-type="float">
            <text:p>0.01228084564209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011723518371582" calcext:value-type="float">
            <text:p>0.011723518371582</text:p>
          </table:table-cell>
          <table:table-cell office:value-type="float" office:value="0.0140771865844727" calcext:value-type="float">
            <text:p>0.014077186584473</text:p>
          </table:table-cell>
          <table:table-cell office:value-type="float" office:value="0.0122036218643188" calcext:value-type="float">
            <text:p>0.01220362186431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0120038986206055" calcext:value-type="float">
            <text:p>0.012003898620606</text:p>
          </table:table-cell>
          <table:table-cell office:value-type="float" office:value="0.0145816802978516" calcext:value-type="float">
            <text:p>0.014581680297852</text:p>
          </table:table-cell>
          <table:table-cell office:value-type="float" office:value="0.0127764582633972" calcext:value-type="float">
            <text:p>0.0127764582633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121071338653564" calcext:value-type="float">
            <text:p>0.012107133865357</text:p>
          </table:table-cell>
          <table:table-cell office:value-type="float" office:value="0.0141463279724121" calcext:value-type="float">
            <text:p>0.014146327972412</text:p>
          </table:table-cell>
          <table:table-cell office:value-type="float" office:value="0.0126374006271362" calcext:value-type="float">
            <text:p>0.01263740062713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0116894245147705" calcext:value-type="float">
            <text:p>0.011689424514771</text:p>
          </table:table-cell>
          <table:table-cell office:value-type="float" office:value="0.0133781433105469" calcext:value-type="float">
            <text:p>0.013378143310547</text:p>
          </table:table-cell>
          <table:table-cell office:value-type="float" office:value="0.012101936340332" calcext:value-type="float">
            <text:p>0.012101936340332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011735200881958" calcext:value-type="float">
            <text:p>0.011735200881958</text:p>
          </table:table-cell>
          <table:table-cell office:value-type="float" office:value="0.0134871006011963" calcext:value-type="float">
            <text:p>0.013487100601196</text:p>
          </table:table-cell>
          <table:table-cell office:value-type="float" office:value="0.0122048735618591" calcext:value-type="float">
            <text:p>0.012204873561859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0124678611755371" calcext:value-type="float">
            <text:p>0.012467861175537</text:p>
          </table:table-cell>
          <table:table-cell office:value-type="float" office:value="0.0140941143035889" calcext:value-type="float">
            <text:p>0.014094114303589</text:p>
          </table:table-cell>
          <table:table-cell office:value-type="float" office:value="0.0129932165145874" calcext:value-type="float">
            <text:p>0.01299321651458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01241135597229" calcext:value-type="float">
            <text:p>0.01241135597229</text:p>
          </table:table-cell>
          <table:table-cell office:value-type="float" office:value="0.014451265335083" calcext:value-type="float">
            <text:p>0.014451265335083</text:p>
          </table:table-cell>
          <table:table-cell office:value-type="float" office:value="0.0131093859672546" calcext:value-type="float">
            <text:p>0.01310938596725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120000839233398" calcext:value-type="float">
            <text:p>0.01200008392334</text:p>
          </table:table-cell>
          <table:table-cell office:value-type="float" office:value="0.0134823322296143" calcext:value-type="float">
            <text:p>0.013482332229614</text:p>
          </table:table-cell>
          <table:table-cell office:value-type="float" office:value="0.0125418543815613" calcext:value-type="float">
            <text:p>0.012541854381561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0118935108184814" calcext:value-type="float">
            <text:p>0.011893510818482</text:p>
          </table:table-cell>
          <table:table-cell office:value-type="float" office:value="0.0140218734741211" calcext:value-type="float">
            <text:p>0.014021873474121</text:p>
          </table:table-cell>
          <table:table-cell office:value-type="float" office:value="0.0123552799224854" calcext:value-type="float">
            <text:p>0.01235527992248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123090744018555" calcext:value-type="float">
            <text:p>0.012309074401856</text:p>
          </table:table-cell>
          <table:table-cell office:value-type="float" office:value="0.0145683288574219" calcext:value-type="float">
            <text:p>0.014568328857422</text:p>
          </table:table-cell>
          <table:table-cell office:value-type="float" office:value="0.0129702925682068" calcext:value-type="float">
            <text:p>0.01297029256820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0122950077056885" calcext:value-type="float">
            <text:p>0.012295007705689</text:p>
          </table:table-cell>
          <table:table-cell office:value-type="float" office:value="0.0146853923797607" calcext:value-type="float">
            <text:p>0.014685392379761</text:p>
          </table:table-cell>
          <table:table-cell office:value-type="float" office:value="0.012783408164978" calcext:value-type="float">
            <text:p>0.01278340816497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0116016864776611" calcext:value-type="float">
            <text:p>0.011601686477661</text:p>
          </table:table-cell>
          <table:table-cell office:value-type="float" office:value="0.013908863067627" calcext:value-type="float">
            <text:p>0.013908863067627</text:p>
          </table:table-cell>
          <table:table-cell office:value-type="float" office:value="0.0121073603630066" calcext:value-type="float">
            <text:p>0.01210736036300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116980075836182" calcext:value-type="float">
            <text:p>0.011698007583618</text:p>
          </table:table-cell>
          <table:table-cell office:value-type="float" office:value="0.0141069889068604" calcext:value-type="float">
            <text:p>0.01410698890686</text:p>
          </table:table-cell>
          <table:table-cell office:value-type="float" office:value="0.0122675061225891" calcext:value-type="float">
            <text:p>0.01226750612258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0118718147277832" calcext:value-type="float">
            <text:p>0.011871814727783</text:p>
          </table:table-cell>
          <table:table-cell office:value-type="float" office:value="0.0137019157409668" calcext:value-type="float">
            <text:p>0.013701915740967</text:p>
          </table:table-cell>
          <table:table-cell office:value-type="float" office:value="0.0124265551567078" calcext:value-type="float">
            <text:p>0.01242655515670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0117566585540771" calcext:value-type="float">
            <text:p>0.011756658554077</text:p>
          </table:table-cell>
          <table:table-cell office:value-type="float" office:value="0.0136587619781494" calcext:value-type="float">
            <text:p>0.01365876197815</text:p>
          </table:table-cell>
          <table:table-cell office:value-type="float" office:value="0.0120957493782043" calcext:value-type="float">
            <text:p>0.01209574937820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0124561786651611" calcext:value-type="float">
            <text:p>0.012456178665161</text:p>
          </table:table-cell>
          <table:table-cell office:value-type="float" office:value="0.0145261287689209" calcext:value-type="float">
            <text:p>0.014526128768921</text:p>
          </table:table-cell>
          <table:table-cell office:value-type="float" office:value="0.0130668044090271" calcext:value-type="float">
            <text:p>0.01306680440902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126211643218994" calcext:value-type="float">
            <text:p>0.0126211643219</text:p>
          </table:table-cell>
          <table:table-cell office:value-type="float" office:value="0.0146634578704834" calcext:value-type="float">
            <text:p>0.014663457870483</text:p>
          </table:table-cell>
          <table:table-cell office:value-type="float" office:value="0.0131316661834717" calcext:value-type="float">
            <text:p>0.01313166618347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0117189884185791" calcext:value-type="float">
            <text:p>0.011718988418579</text:p>
          </table:table-cell>
          <table:table-cell office:value-type="float" office:value="0.0139079093933106" calcext:value-type="float">
            <text:p>0.013907909393311</text:p>
          </table:table-cell>
          <table:table-cell office:value-type="float" office:value="0.0123033165931702" calcext:value-type="float">
            <text:p>0.0123033165931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1181960105896" calcext:value-type="float">
            <text:p>0.01181960105896</text:p>
          </table:table-cell>
          <table:table-cell office:value-type="float" office:value="0.0139713287353516" calcext:value-type="float">
            <text:p>0.013971328735352</text:p>
          </table:table-cell>
          <table:table-cell office:value-type="float" office:value="0.0123682141304016" calcext:value-type="float">
            <text:p>0.01236821413040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0124187469482422" calcext:value-type="float">
            <text:p>0.012418746948242</text:p>
          </table:table-cell>
          <table:table-cell office:value-type="float" office:value="0.0150134563446045" calcext:value-type="float">
            <text:p>0.015013456344605</text:p>
          </table:table-cell>
          <table:table-cell office:value-type="float" office:value="0.0129286289215088" calcext:value-type="float">
            <text:p>0.01292862892150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0124678611755371" calcext:value-type="float">
            <text:p>0.012467861175537</text:p>
          </table:table-cell>
          <table:table-cell office:value-type="float" office:value="0.0147953033447266" calcext:value-type="float">
            <text:p>0.014795303344727</text:p>
          </table:table-cell>
          <table:table-cell office:value-type="float" office:value="0.0129857659339905" calcext:value-type="float">
            <text:p>0.01298576593399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0119564533233643" calcext:value-type="float">
            <text:p>0.011956453323364</text:p>
          </table:table-cell>
          <table:table-cell office:value-type="float" office:value="0.0142872333526611" calcext:value-type="float">
            <text:p>0.014287233352661</text:p>
          </table:table-cell>
          <table:table-cell office:value-type="float" office:value="0.0125729560852051" calcext:value-type="float">
            <text:p>0.01257295608520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12052059173584" calcext:value-type="float">
            <text:p>0.012052059173584</text:p>
          </table:table-cell>
          <table:table-cell office:value-type="float" office:value="0.0140554904937744" calcext:value-type="float">
            <text:p>0.014055490493775</text:p>
          </table:table-cell>
          <table:table-cell office:value-type="float" office:value="0.0125771522521973" calcext:value-type="float">
            <text:p>0.01257715225219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0119152069091797" calcext:value-type="float">
            <text:p>0.01191520690918</text:p>
          </table:table-cell>
          <table:table-cell office:value-type="float" office:value="0.0143234729766846" calcext:value-type="float">
            <text:p>0.014323472976685</text:p>
          </table:table-cell>
          <table:table-cell office:value-type="float" office:value="0.0126233458518982" calcext:value-type="float">
            <text:p>0.01262334585189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117537975311279" calcext:value-type="float">
            <text:p>0.011753797531128</text:p>
          </table:table-cell>
          <table:table-cell office:value-type="float" office:value="0.0138390064239502" calcext:value-type="float">
            <text:p>0.01383900642395</text:p>
          </table:table-cell>
          <table:table-cell office:value-type="float" office:value="0.0122246861457825" calcext:value-type="float">
            <text:p>0.01222468614578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0119857788085938" calcext:value-type="float">
            <text:p>0.011985778808594</text:p>
          </table:table-cell>
          <table:table-cell office:value-type="float" office:value="0.0142390727996826" calcext:value-type="float">
            <text:p>0.014239072799683</text:p>
          </table:table-cell>
          <table:table-cell office:value-type="float" office:value="0.0125452876091003" calcext:value-type="float">
            <text:p>0.012545287609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0120644569396973" calcext:value-type="float">
            <text:p>0.012064456939697</text:p>
          </table:table-cell>
          <table:table-cell office:value-type="float" office:value="0.0141105651855469" calcext:value-type="float">
            <text:p>0.014110565185547</text:p>
          </table:table-cell>
          <table:table-cell office:value-type="float" office:value="0.0125208735466003" calcext:value-type="float">
            <text:p>0.012520873546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0124640464782715" calcext:value-type="float">
            <text:p>0.012464046478272</text:p>
          </table:table-cell>
          <table:table-cell office:value-type="float" office:value="0.0148520469665527" calcext:value-type="float">
            <text:p>0.014852046966553</text:p>
          </table:table-cell>
          <table:table-cell office:value-type="float" office:value="0.0130348920822144" calcext:value-type="float">
            <text:p>0.01303489208221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0126159191131592" calcext:value-type="float">
            <text:p>0.012615919113159</text:p>
          </table:table-cell>
          <table:table-cell office:value-type="float" office:value="0.0144426822662354" calcext:value-type="float">
            <text:p>0.014442682266235</text:p>
          </table:table-cell>
          <table:table-cell office:value-type="float" office:value="0.0133113026618958" calcext:value-type="float">
            <text:p>0.01331130266189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119433403015137" calcext:value-type="float">
            <text:p>0.011943340301514</text:p>
          </table:table-cell>
          <table:table-cell office:value-type="float" office:value="0.0148661136627197" calcext:value-type="float">
            <text:p>0.01486611366272</text:p>
          </table:table-cell>
          <table:table-cell office:value-type="float" office:value="0.0125105023384094" calcext:value-type="float">
            <text:p>0.0125105023384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118584632873535" calcext:value-type="float">
            <text:p>0.011858463287354</text:p>
          </table:table-cell>
          <table:table-cell office:value-type="float" office:value="0.0140063762664795" calcext:value-type="float">
            <text:p>0.01400637626648</text:p>
          </table:table-cell>
          <table:table-cell office:value-type="float" office:value="0.0122321724891663" calcext:value-type="float">
            <text:p>0.01223217248916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0120346546173096" calcext:value-type="float">
            <text:p>0.01203465461731</text:p>
          </table:table-cell>
          <table:table-cell office:value-type="float" office:value="0.0140082836151123" calcext:value-type="float">
            <text:p>0.014008283615112</text:p>
          </table:table-cell>
          <table:table-cell office:value-type="float" office:value="0.0126543760299683" calcext:value-type="float">
            <text:p>0.01265437602996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121088027954102" calcext:value-type="float">
            <text:p>0.01210880279541</text:p>
          </table:table-cell>
          <table:table-cell office:value-type="float" office:value="0.0139129161834717" calcext:value-type="float">
            <text:p>0.013912916183472</text:p>
          </table:table-cell>
          <table:table-cell office:value-type="float" office:value="0.012510073184967" calcext:value-type="float">
            <text:p>0.01251007318496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118618011474609" calcext:value-type="float">
            <text:p>0.011861801147461</text:p>
          </table:table-cell>
          <table:table-cell office:value-type="float" office:value="0.0141611099243164" calcext:value-type="float">
            <text:p>0.014161109924316</text:p>
          </table:table-cell>
          <table:table-cell office:value-type="float" office:value="0.0124511122703552" calcext:value-type="float">
            <text:p>0.01245111227035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0118274688720703" calcext:value-type="float">
            <text:p>0.01182746887207</text:p>
          </table:table-cell>
          <table:table-cell office:value-type="float" office:value="0.0137698650360107" calcext:value-type="float">
            <text:p>0.013769865036011</text:p>
          </table:table-cell>
          <table:table-cell office:value-type="float" office:value="0.0123698115348816" calcext:value-type="float">
            <text:p>0.01236981153488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0120542049407959" calcext:value-type="float">
            <text:p>0.012054204940796</text:p>
          </table:table-cell>
          <table:table-cell office:value-type="float" office:value="0.0140464305877686" calcext:value-type="float">
            <text:p>0.014046430587769</text:p>
          </table:table-cell>
          <table:table-cell office:value-type="float" office:value="0.012465512752533" calcext:value-type="float">
            <text:p>0.01246551275253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0120418071746826" calcext:value-type="float">
            <text:p>0.012041807174683</text:p>
          </table:table-cell>
          <table:table-cell office:value-type="float" office:value="0.0140757560729981" calcext:value-type="float">
            <text:p>0.014075756072998</text:p>
          </table:table-cell>
          <table:table-cell office:value-type="float" office:value="0.0124027013778687" calcext:value-type="float">
            <text:p>0.012402701377869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118036270141602" calcext:value-type="float">
            <text:p>0.01180362701416</text:p>
          </table:table-cell>
          <table:table-cell office:value-type="float" office:value="0.0134320259094238" calcext:value-type="float">
            <text:p>0.013432025909424</text:p>
          </table:table-cell>
          <table:table-cell office:value-type="float" office:value="0.012325119972229" calcext:value-type="float">
            <text:p>0.01232511997222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0118436813354492" calcext:value-type="float">
            <text:p>0.011843681335449</text:p>
          </table:table-cell>
          <table:table-cell office:value-type="float" office:value="0.0138545036315918" calcext:value-type="float">
            <text:p>0.013854503631592</text:p>
          </table:table-cell>
          <table:table-cell office:value-type="float" office:value="0.0123167991638184" calcext:value-type="float">
            <text:p>0.01231679916381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120141506195068" calcext:value-type="float">
            <text:p>0.012014150619507</text:p>
          </table:table-cell>
          <table:table-cell office:value-type="float" office:value="0.0141122341156006" calcext:value-type="float">
            <text:p>0.014112234115601</text:p>
          </table:table-cell>
          <table:table-cell office:value-type="float" office:value="0.0127572178840637" calcext:value-type="float">
            <text:p>0.01275721788406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0119788646697998" calcext:value-type="float">
            <text:p>0.0119788646698</text:p>
          </table:table-cell>
          <table:table-cell office:value-type="float" office:value="0.0139343738555908" calcext:value-type="float">
            <text:p>0.013934373855591</text:p>
          </table:table-cell>
          <table:table-cell office:value-type="float" office:value="0.0124492645263672" calcext:value-type="float">
            <text:p>0.01244926452636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0127136707305908" calcext:value-type="float">
            <text:p>0.012713670730591</text:p>
          </table:table-cell>
          <table:table-cell office:value-type="float" office:value="0.0146145820617676" calcext:value-type="float">
            <text:p>0.014614582061768</text:p>
          </table:table-cell>
          <table:table-cell office:value-type="float" office:value="0.0134399056434631" calcext:value-type="float">
            <text:p>0.01343990564346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128173828125" calcext:value-type="float">
            <text:p>0.0128173828125</text:p>
          </table:table-cell>
          <table:table-cell office:value-type="float" office:value="0.0151321887969971" calcext:value-type="float">
            <text:p>0.015132188796997</text:p>
          </table:table-cell>
          <table:table-cell office:value-type="float" office:value="0.0134464144706726" calcext:value-type="float">
            <text:p>0.01344641447067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012714147567749" calcext:value-type="float">
            <text:p>0.012714147567749</text:p>
          </table:table-cell>
          <table:table-cell office:value-type="float" office:value="0.0145852565765381" calcext:value-type="float">
            <text:p>0.014585256576538</text:p>
          </table:table-cell>
          <table:table-cell office:value-type="float" office:value="0.0133074164390564" calcext:value-type="float">
            <text:p>0.01330741643905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0128545761108398" calcext:value-type="float">
            <text:p>0.01285457611084</text:p>
          </table:table-cell>
          <table:table-cell office:value-type="float" office:value="0.0145795345306396" calcext:value-type="float">
            <text:p>0.01457953453064</text:p>
          </table:table-cell>
          <table:table-cell office:value-type="float" office:value="0.0134770750999451" calcext:value-type="float">
            <text:p>0.01347707509994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0121362209320068" calcext:value-type="float">
            <text:p>0.012136220932007</text:p>
          </table:table-cell>
          <table:table-cell office:value-type="float" office:value="0.0138571262359619" calcext:value-type="float">
            <text:p>0.013857126235962</text:p>
          </table:table-cell>
          <table:table-cell office:value-type="float" office:value="0.0124732971191406" calcext:value-type="float">
            <text:p>0.01247329711914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0121419429779053" calcext:value-type="float">
            <text:p>0.012141942977905</text:p>
          </table:table-cell>
          <table:table-cell office:value-type="float" office:value="0.0140528678894043" calcext:value-type="float">
            <text:p>0.014052867889404</text:p>
          </table:table-cell>
          <table:table-cell office:value-type="float" office:value="0.0124502182006836" calcext:value-type="float">
            <text:p>0.01245021820068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0121912956237793" calcext:value-type="float">
            <text:p>0.012191295623779</text:p>
          </table:table-cell>
          <table:table-cell office:value-type="float" office:value="0.0142221450805664" calcext:value-type="float">
            <text:p>0.014222145080566</text:p>
          </table:table-cell>
          <table:table-cell office:value-type="float" office:value="0.0127159476280212" calcext:value-type="float">
            <text:p>0.01271594762802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0122606754302979" calcext:value-type="float">
            <text:p>0.012260675430298</text:p>
          </table:table-cell>
          <table:table-cell office:value-type="float" office:value="0.0145375728607178" calcext:value-type="float">
            <text:p>0.014537572860718</text:p>
          </table:table-cell>
          <table:table-cell office:value-type="float" office:value="0.0127706050872803" calcext:value-type="float">
            <text:p>0.01277060508728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0127878189086914" calcext:value-type="float">
            <text:p>0.012787818908691</text:p>
          </table:table-cell>
          <table:table-cell office:value-type="float" office:value="0.0147721767425537" calcext:value-type="float">
            <text:p>0.014772176742554</text:p>
          </table:table-cell>
          <table:table-cell office:value-type="float" office:value="0.0134960651397705" calcext:value-type="float">
            <text:p>0.01349606513977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0128293037414551" calcext:value-type="float">
            <text:p>0.012829303741455</text:p>
          </table:table-cell>
          <table:table-cell office:value-type="float" office:value="0.0143215656280518" calcext:value-type="float">
            <text:p>0.014321565628052</text:p>
          </table:table-cell>
          <table:table-cell office:value-type="float" office:value="0.0132678747177124" calcext:value-type="float">
            <text:p>0.01326787471771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0119576454162598" calcext:value-type="float">
            <text:p>0.01195764541626</text:p>
          </table:table-cell>
          <table:table-cell office:value-type="float" office:value="0.0142607688903809" calcext:value-type="float">
            <text:p>0.014260768890381</text:p>
          </table:table-cell>
          <table:table-cell office:value-type="float" office:value="0.0124894618988037" calcext:value-type="float">
            <text:p>0.01248946189880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120060443878174" calcext:value-type="float">
            <text:p>0.012006044387817</text:p>
          </table:table-cell>
          <table:table-cell office:value-type="float" office:value="0.0139663219451904" calcext:value-type="float">
            <text:p>0.013966321945191</text:p>
          </table:table-cell>
          <table:table-cell office:value-type="float" office:value="0.0125563144683838" calcext:value-type="float">
            <text:p>0.01255631446838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0121505260467529" calcext:value-type="float">
            <text:p>0.012150526046753</text:p>
          </table:table-cell>
          <table:table-cell office:value-type="float" office:value="0.0142571926116943" calcext:value-type="float">
            <text:p>0.014257192611694</text:p>
          </table:table-cell>
          <table:table-cell office:value-type="float" office:value="0.0126885056495667" calcext:value-type="float">
            <text:p>0.01268850564956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0121729373931885" calcext:value-type="float">
            <text:p>0.012172937393189</text:p>
          </table:table-cell>
          <table:table-cell office:value-type="float" office:value="0.014352560043335" calcext:value-type="float">
            <text:p>0.014352560043335</text:p>
          </table:table-cell>
          <table:table-cell office:value-type="float" office:value="0.0126284241676331" calcext:value-type="float">
            <text:p>0.01262842416763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0127115249633789" calcext:value-type="float">
            <text:p>0.012711524963379</text:p>
          </table:table-cell>
          <table:table-cell office:value-type="float" office:value="0.0145235061645508" calcext:value-type="float">
            <text:p>0.014523506164551</text:p>
          </table:table-cell>
          <table:table-cell office:value-type="float" office:value="0.0131747364997864" calcext:value-type="float">
            <text:p>0.01317473649978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012587308883667" calcext:value-type="float">
            <text:p>0.012587308883667</text:p>
          </table:table-cell>
          <table:table-cell office:value-type="float" office:value="0.014514684677124" calcext:value-type="float">
            <text:p>0.014514684677124</text:p>
          </table:table-cell>
          <table:table-cell office:value-type="float" office:value="0.0131659388542175" calcext:value-type="float">
            <text:p>0.01316593885421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0125539302825928" calcext:value-type="float">
            <text:p>0.012553930282593</text:p>
          </table:table-cell>
          <table:table-cell office:value-type="float" office:value="0.0147407054901123" calcext:value-type="float">
            <text:p>0.014740705490112</text:p>
          </table:table-cell>
          <table:table-cell office:value-type="float" office:value="0.0133037805557251" calcext:value-type="float">
            <text:p>0.01330378055572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0128448009490967" calcext:value-type="float">
            <text:p>0.012844800949097</text:p>
          </table:table-cell>
          <table:table-cell office:value-type="float" office:value="0.014937162399292" calcext:value-type="float">
            <text:p>0.014937162399292</text:p>
          </table:table-cell>
          <table:table-cell office:value-type="float" office:value="0.0134869813919067" calcext:value-type="float">
            <text:p>0.01348698139190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126869678497314" calcext:value-type="float">
            <text:p>0.012686967849732</text:p>
          </table:table-cell>
          <table:table-cell office:value-type="float" office:value="0.014711856842041" calcext:value-type="float">
            <text:p>0.014711856842041</text:p>
          </table:table-cell>
          <table:table-cell office:value-type="float" office:value="0.0133735179901123" calcext:value-type="float">
            <text:p>0.01337351799011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0127451419830322" calcext:value-type="float">
            <text:p>0.012745141983032</text:p>
          </table:table-cell>
          <table:table-cell office:value-type="float" office:value="0.0151991844177246" calcext:value-type="float">
            <text:p>0.015199184417725</text:p>
          </table:table-cell>
          <table:table-cell office:value-type="float" office:value="0.0133360385894775" calcext:value-type="float">
            <text:p>0.01333603858947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0123372077941895" calcext:value-type="float">
            <text:p>0.01233720779419</text:p>
          </table:table-cell>
          <table:table-cell office:value-type="float" office:value="0.0142319202423096" calcext:value-type="float">
            <text:p>0.01423192024231</text:p>
          </table:table-cell>
          <table:table-cell office:value-type="float" office:value="0.0128159165382385" calcext:value-type="float">
            <text:p>0.01281591653823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120675563812256" calcext:value-type="float">
            <text:p>0.012067556381226</text:p>
          </table:table-cell>
          <table:table-cell office:value-type="float" office:value="0.0147111415863037" calcext:value-type="float">
            <text:p>0.014711141586304</text:p>
          </table:table-cell>
          <table:table-cell office:value-type="float" office:value="0.0129332423210144" calcext:value-type="float">
            <text:p>0.01293324232101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121533870697021" calcext:value-type="float">
            <text:p>0.012153387069702</text:p>
          </table:table-cell>
          <table:table-cell office:value-type="float" office:value="0.0144574642181396" calcext:value-type="float">
            <text:p>0.01445746421814</text:p>
          </table:table-cell>
          <table:table-cell office:value-type="float" office:value="0.0126609086990356" calcext:value-type="float">
            <text:p>0.01266090869903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0122463703155518" calcext:value-type="float">
            <text:p>0.012246370315552</text:p>
          </table:table-cell>
          <table:table-cell office:value-type="float" office:value="0.0141756534576416" calcext:value-type="float">
            <text:p>0.014175653457642</text:p>
          </table:table-cell>
          <table:table-cell office:value-type="float" office:value="0.0127950668334961" calcext:value-type="float">
            <text:p>0.01279506683349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0128734111785889" calcext:value-type="float">
            <text:p>0.012873411178589</text:p>
          </table:table-cell>
          <table:table-cell office:value-type="float" office:value="0.0149950981140137" calcext:value-type="float">
            <text:p>0.014995098114014</text:p>
          </table:table-cell>
          <table:table-cell office:value-type="float" office:value="0.0132405877113342" calcext:value-type="float">
            <text:p>0.01324058771133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0127730369567871" calcext:value-type="float">
            <text:p>0.012773036956787</text:p>
          </table:table-cell>
          <table:table-cell office:value-type="float" office:value="0.0153472423553467" calcext:value-type="float">
            <text:p>0.015347242355347</text:p>
          </table:table-cell>
          <table:table-cell office:value-type="float" office:value="0.0135669469833374" calcext:value-type="float">
            <text:p>0.01356694698333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0126907825469971" calcext:value-type="float">
            <text:p>0.012690782546997</text:p>
          </table:table-cell>
          <table:table-cell office:value-type="float" office:value="0.0150489807128906" calcext:value-type="float">
            <text:p>0.015048980712891</text:p>
          </table:table-cell>
          <table:table-cell office:value-type="float" office:value="0.0132067561149597" calcext:value-type="float">
            <text:p>0.0132067561149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0127851963043213" calcext:value-type="float">
            <text:p>0.012785196304321</text:p>
          </table:table-cell>
          <table:table-cell office:value-type="float" office:value="0.0153264999389648" calcext:value-type="float">
            <text:p>0.015326499938965</text:p>
          </table:table-cell>
          <table:table-cell office:value-type="float" office:value="0.0135006427764893" calcext:value-type="float">
            <text:p>0.01350064277648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0124294757843018" calcext:value-type="float">
            <text:p>0.012429475784302</text:p>
          </table:table-cell>
          <table:table-cell office:value-type="float" office:value="0.0158553123474121" calcext:value-type="float">
            <text:p>0.015855312347412</text:p>
          </table:table-cell>
          <table:table-cell office:value-type="float" office:value="0.0130260109901428" calcext:value-type="float">
            <text:p>0.01302601099014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012237548828125" calcext:value-type="float">
            <text:p>0.012237548828125</text:p>
          </table:table-cell>
          <table:table-cell office:value-type="float" office:value="0.0147287845611572" calcext:value-type="float">
            <text:p>0.014728784561157</text:p>
          </table:table-cell>
          <table:table-cell office:value-type="float" office:value="0.0130214929580689" calcext:value-type="float">
            <text:p>0.01302149295806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0121605396270752" calcext:value-type="float">
            <text:p>0.012160539627075</text:p>
          </table:table-cell>
          <table:table-cell office:value-type="float" office:value="0.0147802829742432" calcext:value-type="float">
            <text:p>0.014780282974243</text:p>
          </table:table-cell>
          <table:table-cell office:value-type="float" office:value="0.0130092263221741" calcext:value-type="float">
            <text:p>0.01300922632217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1235032081604" calcext:value-type="float">
            <text:p>0.01235032081604</text:p>
          </table:table-cell>
          <table:table-cell office:value-type="float" office:value="0.0148780345916748" calcext:value-type="float">
            <text:p>0.014878034591675</text:p>
          </table:table-cell>
          <table:table-cell office:value-type="float" office:value="0.0128277540206909" calcext:value-type="float">
            <text:p>0.01282775402069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0122642517089844" calcext:value-type="float">
            <text:p>0.012264251708984</text:p>
          </table:table-cell>
          <table:table-cell office:value-type="float" office:value="0.0146963596343994" calcext:value-type="float">
            <text:p>0.0146963596344</text:p>
          </table:table-cell>
          <table:table-cell office:value-type="float" office:value="0.0128296136856079" calcext:value-type="float">
            <text:p>0.012829613685608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0123922824859619" calcext:value-type="float">
            <text:p>0.012392282485962</text:p>
          </table:table-cell>
          <table:table-cell office:value-type="float" office:value="0.0144879817962646" calcext:value-type="float">
            <text:p>0.014487981796265</text:p>
          </table:table-cell>
          <table:table-cell office:value-type="float" office:value="0.0128842234611511" calcext:value-type="float">
            <text:p>0.01288422346115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0128462314605713" calcext:value-type="float">
            <text:p>0.012846231460571</text:p>
          </table:table-cell>
          <table:table-cell office:value-type="float" office:value="0.0150201320648193" calcext:value-type="float">
            <text:p>0.015020132064819</text:p>
          </table:table-cell>
          <table:table-cell office:value-type="float" office:value="0.0132432341575623" calcext:value-type="float">
            <text:p>0.01324323415756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0128369331359863" calcext:value-type="float">
            <text:p>0.012836933135986</text:p>
          </table:table-cell>
          <table:table-cell office:value-type="float" office:value="0.0147762298583984" calcext:value-type="float">
            <text:p>0.014776229858399</text:p>
          </table:table-cell>
          <table:table-cell office:value-type="float" office:value="0.0134535908699036" calcext:value-type="float">
            <text:p>0.01345359086990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131614208221436" calcext:value-type="float">
            <text:p>0.013161420822144</text:p>
          </table:table-cell>
          <table:table-cell office:value-type="float" office:value="0.0152649879455566" calcext:value-type="float">
            <text:p>0.015264987945557</text:p>
          </table:table-cell>
          <table:table-cell office:value-type="float" office:value="0.0137481451034546" calcext:value-type="float">
            <text:p>0.01374814510345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0129539966583252" calcext:value-type="float">
            <text:p>0.012953996658325</text:p>
          </table:table-cell>
          <table:table-cell office:value-type="float" office:value="0.0150179862976074" calcext:value-type="float">
            <text:p>0.015017986297608</text:p>
          </table:table-cell>
          <table:table-cell office:value-type="float" office:value="0.0136291146278381" calcext:value-type="float">
            <text:p>0.01362911462783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123085975646973" calcext:value-type="float">
            <text:p>0.012308597564697</text:p>
          </table:table-cell>
          <table:table-cell office:value-type="float" office:value="0.0140485763549805" calcext:value-type="float">
            <text:p>0.014048576354981</text:p>
          </table:table-cell>
          <table:table-cell office:value-type="float" office:value="0.0127727746963501" calcext:value-type="float">
            <text:p>0.0127727746963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122942924499512" calcext:value-type="float">
            <text:p>0.012294292449951</text:p>
          </table:table-cell>
          <table:table-cell office:value-type="float" office:value="0.0158977508544922" calcext:value-type="float">
            <text:p>0.015897750854492</text:p>
          </table:table-cell>
          <table:table-cell office:value-type="float" office:value="0.0128996968269348" calcext:value-type="float">
            <text:p>0.01289969682693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0122299194335938" calcext:value-type="float">
            <text:p>0.012229919433594</text:p>
          </table:table-cell>
          <table:table-cell office:value-type="float" office:value="0.015782356262207" calcext:value-type="float">
            <text:p>0.015782356262207</text:p>
          </table:table-cell>
          <table:table-cell office:value-type="float" office:value="0.0128274083137512" calcext:value-type="float">
            <text:p>0.01282740831375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123045444488525" calcext:value-type="float">
            <text:p>0.012304544448853</text:p>
          </table:table-cell>
          <table:table-cell office:value-type="float" office:value="0.0162138938903809" calcext:value-type="float">
            <text:p>0.016213893890381</text:p>
          </table:table-cell>
          <table:table-cell office:value-type="float" office:value="0.0128892660140991" calcext:value-type="float">
            <text:p>0.01288926601409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0123302936553955" calcext:value-type="float">
            <text:p>0.012330293655396</text:p>
          </table:table-cell>
          <table:table-cell office:value-type="float" office:value="0.0164852142333984" calcext:value-type="float">
            <text:p>0.016485214233399</text:p>
          </table:table-cell>
          <table:table-cell office:value-type="float" office:value="0.012768030166626" calcext:value-type="float">
            <text:p>0.01276803016662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0123639106750488" calcext:value-type="float">
            <text:p>0.012363910675049</text:p>
          </table:table-cell>
          <table:table-cell office:value-type="float" office:value="0.0159049034118652" calcext:value-type="float">
            <text:p>0.015904903411865</text:p>
          </table:table-cell>
          <table:table-cell office:value-type="float" office:value="0.0129565119743347" calcext:value-type="float">
            <text:p>0.01295651197433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0123839378356934" calcext:value-type="float">
            <text:p>0.012383937835693</text:p>
          </table:table-cell>
          <table:table-cell office:value-type="float" office:value="0.0141847133636475" calcext:value-type="float">
            <text:p>0.014184713363648</text:p>
          </table:table-cell>
          <table:table-cell office:value-type="float" office:value="0.0129218220710754" calcext:value-type="float">
            <text:p>0.01292182207107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0123453140258789" calcext:value-type="float">
            <text:p>0.012345314025879</text:p>
          </table:table-cell>
          <table:table-cell office:value-type="float" office:value="0.0143885612487793" calcext:value-type="float">
            <text:p>0.014388561248779</text:p>
          </table:table-cell>
          <table:table-cell office:value-type="float" office:value="0.0127315640449524" calcext:value-type="float">
            <text:p>0.01273156404495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129971504211426" calcext:value-type="float">
            <text:p>0.012997150421143</text:p>
          </table:table-cell>
          <table:table-cell office:value-type="float" office:value="0.0153446197509766" calcext:value-type="float">
            <text:p>0.015344619750977</text:p>
          </table:table-cell>
          <table:table-cell office:value-type="float" office:value="0.0136268615722656" calcext:value-type="float">
            <text:p>0.01362686157226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131804943084717" calcext:value-type="float">
            <text:p>0.013180494308472</text:p>
          </table:table-cell>
          <table:table-cell office:value-type="float" office:value="0.0152087211608887" calcext:value-type="float">
            <text:p>0.015208721160889</text:p>
          </table:table-cell>
          <table:table-cell office:value-type="float" office:value="0.0134740948677063" calcext:value-type="float">
            <text:p>0.01347409486770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0124516487121582" calcext:value-type="float">
            <text:p>0.012451648712158</text:p>
          </table:table-cell>
          <table:table-cell office:value-type="float" office:value="0.0141336917877197" calcext:value-type="float">
            <text:p>0.01413369178772</text:p>
          </table:table-cell>
          <table:table-cell office:value-type="float" office:value="0.0129777073860168" calcext:value-type="float">
            <text:p>0.01297770738601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123558044433594" calcext:value-type="float">
            <text:p>0.012355804443359</text:p>
          </table:table-cell>
          <table:table-cell office:value-type="float" office:value="0.0146269798278809" calcext:value-type="float">
            <text:p>0.014626979827881</text:p>
          </table:table-cell>
          <table:table-cell office:value-type="float" office:value="0.0128437519073486" calcext:value-type="float">
            <text:p>0.01284375190734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012995719909668" calcext:value-type="float">
            <text:p>0.012995719909668</text:p>
          </table:table-cell>
          <table:table-cell office:value-type="float" office:value="0.0147547721862793" calcext:value-type="float">
            <text:p>0.014754772186279</text:p>
          </table:table-cell>
          <table:table-cell office:value-type="float" office:value="0.0133430600166321" calcext:value-type="float">
            <text:p>0.01334306001663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129106044769287" calcext:value-type="float">
            <text:p>0.012910604476929</text:p>
          </table:table-cell>
          <table:table-cell office:value-type="float" office:value="0.0147275924682617" calcext:value-type="float">
            <text:p>0.014727592468262</text:p>
          </table:table-cell>
          <table:table-cell office:value-type="float" office:value="0.0133388042449951" calcext:value-type="float">
            <text:p>0.01333880424499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124452114105225" calcext:value-type="float">
            <text:p>0.012445211410523</text:p>
          </table:table-cell>
          <table:table-cell office:value-type="float" office:value="0.0141558647155762" calcext:value-type="float">
            <text:p>0.014155864715576</text:p>
          </table:table-cell>
          <table:table-cell office:value-type="float" office:value="0.0128348112106323" calcext:value-type="float">
            <text:p>0.01283481121063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012291431427002" calcext:value-type="float">
            <text:p>0.012291431427002</text:p>
          </table:table-cell>
          <table:table-cell office:value-type="float" office:value="0.014082670211792" calcext:value-type="float">
            <text:p>0.014082670211792</text:p>
          </table:table-cell>
          <table:table-cell office:value-type="float" office:value="0.0126980900764465" calcext:value-type="float">
            <text:p>0.012698090076447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129971504211426" calcext:value-type="float">
            <text:p>0.012997150421143</text:p>
          </table:table-cell>
          <table:table-cell office:value-type="float" office:value="0.0152108669281006" calcext:value-type="float">
            <text:p>0.015210866928101</text:p>
          </table:table-cell>
          <table:table-cell office:value-type="float" office:value="0.0135864734649658" calcext:value-type="float">
            <text:p>0.01358647346496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013054370880127" calcext:value-type="float">
            <text:p>0.013054370880127</text:p>
          </table:table-cell>
          <table:table-cell office:value-type="float" office:value="0.0148727893829346" calcext:value-type="float">
            <text:p>0.014872789382935</text:p>
          </table:table-cell>
          <table:table-cell office:value-type="float" office:value="0.0134103894233704" calcext:value-type="float">
            <text:p>0.0134103894233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0123834609985352" calcext:value-type="float">
            <text:p>0.012383460998535</text:p>
          </table:table-cell>
          <table:table-cell office:value-type="float" office:value="0.0151157379150391" calcext:value-type="float">
            <text:p>0.015115737915039</text:p>
          </table:table-cell>
          <table:table-cell office:value-type="float" office:value="0.0128507852554321" calcext:value-type="float">
            <text:p>0.01285078525543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129883289337158" calcext:value-type="float">
            <text:p>0.012988328933716</text:p>
          </table:table-cell>
          <table:table-cell office:value-type="float" office:value="0.0154287815093994" calcext:value-type="float">
            <text:p>0.0154287815094</text:p>
          </table:table-cell>
          <table:table-cell office:value-type="float" office:value="0.0135065913200378" calcext:value-type="float">
            <text:p>0.01350659132003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0122888088226318" calcext:value-type="float">
            <text:p>0.012288808822632</text:p>
          </table:table-cell>
          <table:table-cell office:value-type="float" office:value="0.0145766735076904" calcext:value-type="float">
            <text:p>0.014576673507691</text:p>
          </table:table-cell>
          <table:table-cell office:value-type="float" office:value="0.0127368092536926" calcext:value-type="float">
            <text:p>0.01273680925369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0130319595336914" calcext:value-type="float">
            <text:p>0.013031959533691</text:p>
          </table:table-cell>
          <table:table-cell office:value-type="float" office:value="0.0146806240081787" calcext:value-type="float">
            <text:p>0.014680624008179</text:p>
          </table:table-cell>
          <table:table-cell office:value-type="float" office:value="0.0135597944259644" calcext:value-type="float">
            <text:p>0.01355979442596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132012367248535" calcext:value-type="float">
            <text:p>0.013201236724854</text:p>
          </table:table-cell>
          <table:table-cell office:value-type="float" office:value="0.0155251026153564" calcext:value-type="float">
            <text:p>0.015525102615357</text:p>
          </table:table-cell>
          <table:table-cell office:value-type="float" office:value="0.013818359375" calcext:value-type="float">
            <text:p>0.0138183593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130701065063477" calcext:value-type="float">
            <text:p>0.013070106506348</text:p>
          </table:table-cell>
          <table:table-cell office:value-type="float" office:value="0.0159077644348145" calcext:value-type="float">
            <text:p>0.015907764434815</text:p>
          </table:table-cell>
          <table:table-cell office:value-type="float" office:value="0.0136095523834229" calcext:value-type="float">
            <text:p>0.01360955238342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130112171173096" calcext:value-type="float">
            <text:p>0.01301121711731</text:p>
          </table:table-cell>
          <table:table-cell office:value-type="float" office:value="0.0157234668731689" calcext:value-type="float">
            <text:p>0.015723466873169</text:p>
          </table:table-cell>
          <table:table-cell office:value-type="float" office:value="0.0136847972869873" calcext:value-type="float">
            <text:p>0.01368479728698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127220153808594" calcext:value-type="float">
            <text:p>0.012722015380859</text:p>
          </table:table-cell>
          <table:table-cell office:value-type="float" office:value="0.0144667625427246" calcext:value-type="float">
            <text:p>0.014466762542725</text:p>
          </table:table-cell>
          <table:table-cell office:value-type="float" office:value="0.0133736968040466" calcext:value-type="float">
            <text:p>0.013373696804047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127182006835938" calcext:value-type="float">
            <text:p>0.012718200683594</text:p>
          </table:table-cell>
          <table:table-cell office:value-type="float" office:value="0.0145409107208252" calcext:value-type="float">
            <text:p>0.014540910720825</text:p>
          </table:table-cell>
          <table:table-cell office:value-type="float" office:value="0.0132112622261047" calcext:value-type="float">
            <text:p>0.01321126222610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0124812126159668" calcext:value-type="float">
            <text:p>0.012481212615967</text:p>
          </table:table-cell>
          <table:table-cell office:value-type="float" office:value="0.0147566795349121" calcext:value-type="float">
            <text:p>0.014756679534912</text:p>
          </table:table-cell>
          <table:table-cell office:value-type="float" office:value="0.0131614446640015" calcext:value-type="float">
            <text:p>0.01316144466400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012901782989502" calcext:value-type="float">
            <text:p>0.012901782989502</text:p>
          </table:table-cell>
          <table:table-cell office:value-type="float" office:value="0.0147421360015869" calcext:value-type="float">
            <text:p>0.014742136001587</text:p>
          </table:table-cell>
          <table:table-cell office:value-type="float" office:value="0.0134689450263977" calcext:value-type="float">
            <text:p>0.01346894502639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126242637634277" calcext:value-type="float">
            <text:p>0.012624263763428</text:p>
          </table:table-cell>
          <table:table-cell office:value-type="float" office:value="0.0150687694549561" calcext:value-type="float">
            <text:p>0.015068769454956</text:p>
          </table:table-cell>
          <table:table-cell office:value-type="float" office:value="0.0133713603019714" calcext:value-type="float">
            <text:p>0.01337136030197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0131819248199463" calcext:value-type="float">
            <text:p>0.013181924819946</text:p>
          </table:table-cell>
          <table:table-cell office:value-type="float" office:value="0.0167453289031982" calcext:value-type="float">
            <text:p>0.016745328903198</text:p>
          </table:table-cell>
          <table:table-cell office:value-type="float" office:value="0.0139369487762451" calcext:value-type="float">
            <text:p>0.01393694877624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127513408660889" calcext:value-type="float">
            <text:p>0.012751340866089</text:p>
          </table:table-cell>
          <table:table-cell office:value-type="float" office:value="0.0166182518005371" calcext:value-type="float">
            <text:p>0.016618251800537</text:p>
          </table:table-cell>
          <table:table-cell office:value-type="float" office:value="0.0134934306144714" calcext:value-type="float">
            <text:p>0.01349343061447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126659870147705" calcext:value-type="float">
            <text:p>0.012665987014771</text:p>
          </table:table-cell>
          <table:table-cell office:value-type="float" office:value="0.0165631771087647" calcext:value-type="float">
            <text:p>0.016563177108765</text:p>
          </table:table-cell>
          <table:table-cell office:value-type="float" office:value="0.0133064746856689" calcext:value-type="float">
            <text:p>0.01330647468566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132944583892822" calcext:value-type="float">
            <text:p>0.013294458389282</text:p>
          </table:table-cell>
          <table:table-cell office:value-type="float" office:value="0.0169751644134522" calcext:value-type="float">
            <text:p>0.016975164413452</text:p>
          </table:table-cell>
          <table:table-cell office:value-type="float" office:value="0.0139408111572266" calcext:value-type="float">
            <text:p>0.01394081115722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132212638854981" calcext:value-type="float">
            <text:p>0.013221263885498</text:p>
          </table:table-cell>
          <table:table-cell office:value-type="float" office:value="0.0167019367218018" calcext:value-type="float">
            <text:p>0.016701936721802</text:p>
          </table:table-cell>
          <table:table-cell office:value-type="float" office:value="0.0137471795082092" calcext:value-type="float">
            <text:p>0.01374717950820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0135476589202881" calcext:value-type="float">
            <text:p>0.013547658920288</text:p>
          </table:table-cell>
          <table:table-cell office:value-type="float" office:value="0.016770601272583" calcext:value-type="float">
            <text:p>0.016770601272583</text:p>
          </table:table-cell>
          <table:table-cell office:value-type="float" office:value="0.014095151424408" calcext:value-type="float">
            <text:p>0.01409515142440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0129010677337646" calcext:value-type="float">
            <text:p>0.012901067733765</text:p>
          </table:table-cell>
          <table:table-cell office:value-type="float" office:value="0.0170142650604248" calcext:value-type="float">
            <text:p>0.017014265060425</text:p>
          </table:table-cell>
          <table:table-cell office:value-type="float" office:value="0.0135636329650879" calcext:value-type="float">
            <text:p>0.01356363296508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0136301517486572" calcext:value-type="float">
            <text:p>0.013630151748657</text:p>
          </table:table-cell>
          <table:table-cell office:value-type="float" office:value="0.0174028873443604" calcext:value-type="float">
            <text:p>0.01740288734436</text:p>
          </table:table-cell>
          <table:table-cell office:value-type="float" office:value="0.0142323732376099" calcext:value-type="float">
            <text:p>0.0142323732376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0128953456878662" calcext:value-type="float">
            <text:p>0.012895345687866</text:p>
          </table:table-cell>
          <table:table-cell office:value-type="float" office:value="0.0150370597839356" calcext:value-type="float">
            <text:p>0.015037059783936</text:p>
          </table:table-cell>
          <table:table-cell office:value-type="float" office:value="0.0134005665779114" calcext:value-type="float">
            <text:p>0.01340056657791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0133011341094971" calcext:value-type="float">
            <text:p>0.013301134109497</text:p>
          </table:table-cell>
          <table:table-cell office:value-type="float" office:value="0.0157895088195801" calcext:value-type="float">
            <text:p>0.01578950881958</text:p>
          </table:table-cell>
          <table:table-cell office:value-type="float" office:value="0.013864016532898" calcext:value-type="float">
            <text:p>0.01386401653289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129735469818115" calcext:value-type="float">
            <text:p>0.012973546981812</text:p>
          </table:table-cell>
          <table:table-cell office:value-type="float" office:value="0.0149333477020264" calcext:value-type="float">
            <text:p>0.014933347702026</text:p>
          </table:table-cell>
          <table:table-cell office:value-type="float" office:value="0.0134276509284973" calcext:value-type="float">
            <text:p>0.01342765092849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129334926605225" calcext:value-type="float">
            <text:p>0.012933492660523</text:p>
          </table:table-cell>
          <table:table-cell office:value-type="float" office:value="0.0152034759521484" calcext:value-type="float">
            <text:p>0.015203475952149</text:p>
          </table:table-cell>
          <table:table-cell office:value-type="float" office:value="0.0133364319801331" calcext:value-type="float">
            <text:p>0.01333643198013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0128042697906494" calcext:value-type="float">
            <text:p>0.01280426979065</text:p>
          </table:table-cell>
          <table:table-cell office:value-type="float" office:value="0.0153765678405762" calcext:value-type="float">
            <text:p>0.015376567840576</text:p>
          </table:table-cell>
          <table:table-cell office:value-type="float" office:value="0.013299572467804" calcext:value-type="float">
            <text:p>0.01329957246780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133645534515381" calcext:value-type="float">
            <text:p>0.013364553451538</text:p>
          </table:table-cell>
          <table:table-cell office:value-type="float" office:value="0.0156714916229248" calcext:value-type="float">
            <text:p>0.015671491622925</text:p>
          </table:table-cell>
          <table:table-cell office:value-type="float" office:value="0.0140432357788086" calcext:value-type="float">
            <text:p>0.01404323577880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128147602081299" calcext:value-type="float">
            <text:p>0.01281476020813</text:p>
          </table:table-cell>
          <table:table-cell office:value-type="float" office:value="0.0153155326843262" calcext:value-type="float">
            <text:p>0.015315532684326</text:p>
          </table:table-cell>
          <table:table-cell office:value-type="float" office:value="0.0132865071296692" calcext:value-type="float">
            <text:p>0.013286507129669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135772228240967" calcext:value-type="float">
            <text:p>0.013577222824097</text:p>
          </table:table-cell>
          <table:table-cell office:value-type="float" office:value="0.0162572860717773" calcext:value-type="float">
            <text:p>0.016257286071777</text:p>
          </table:table-cell>
          <table:table-cell office:value-type="float" office:value="0.0140273094177246" calcext:value-type="float">
            <text:p>0.01402730941772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0127911567687988" calcext:value-type="float">
            <text:p>0.012791156768799</text:p>
          </table:table-cell>
          <table:table-cell office:value-type="float" office:value="0.0154547691345215" calcext:value-type="float">
            <text:p>0.015454769134522</text:p>
          </table:table-cell>
          <table:table-cell office:value-type="float" office:value="0.0134127140045166" calcext:value-type="float">
            <text:p>0.01341271400451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128369331359863" calcext:value-type="float">
            <text:p>0.012836933135986</text:p>
          </table:table-cell>
          <table:table-cell office:value-type="float" office:value="0.015408992767334" calcext:value-type="float">
            <text:p>0.015408992767334</text:p>
          </table:table-cell>
          <table:table-cell office:value-type="float" office:value="0.0134763479232788" calcext:value-type="float">
            <text:p>0.013476347923279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128977298736572" calcext:value-type="float">
            <text:p>0.012897729873657</text:p>
          </table:table-cell>
          <table:table-cell office:value-type="float" office:value="0.0148172378540039" calcext:value-type="float">
            <text:p>0.014817237854004</text:p>
          </table:table-cell>
          <table:table-cell office:value-type="float" office:value="0.0134076595306396" calcext:value-type="float">
            <text:p>0.0134076595306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129871368408203" calcext:value-type="float">
            <text:p>0.01298713684082</text:p>
          </table:table-cell>
          <table:table-cell office:value-type="float" office:value="0.0153806209564209" calcext:value-type="float">
            <text:p>0.015380620956421</text:p>
          </table:table-cell>
          <table:table-cell office:value-type="float" office:value="0.0137405872344971" calcext:value-type="float">
            <text:p>0.01374058723449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013573169708252" calcext:value-type="float">
            <text:p>0.013573169708252</text:p>
          </table:table-cell>
          <table:table-cell office:value-type="float" office:value="0.0157654285430908" calcext:value-type="float">
            <text:p>0.015765428543091</text:p>
          </table:table-cell>
          <table:table-cell office:value-type="float" office:value="0.0141359567642212" calcext:value-type="float">
            <text:p>0.01413595676422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135269165039063" calcext:value-type="float">
            <text:p>0.013526916503906</text:p>
          </table:table-cell>
          <table:table-cell office:value-type="float" office:value="0.0157959461212158" calcext:value-type="float">
            <text:p>0.015795946121216</text:p>
          </table:table-cell>
          <table:table-cell office:value-type="float" office:value="0.014191210269928" calcext:value-type="float">
            <text:p>0.01419121026992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013512134552002" calcext:value-type="float">
            <text:p>0.013512134552002</text:p>
          </table:table-cell>
          <table:table-cell office:value-type="float" office:value="0.0156033039093018" calcext:value-type="float">
            <text:p>0.015603303909302</text:p>
          </table:table-cell>
          <table:table-cell office:value-type="float" office:value="0.0142059445381165" calcext:value-type="float">
            <text:p>0.01420594453811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135643482208252" calcext:value-type="float">
            <text:p>0.013564348220825</text:p>
          </table:table-cell>
          <table:table-cell office:value-type="float" office:value="0.0159223079681397" calcext:value-type="float">
            <text:p>0.01592230796814</text:p>
          </table:table-cell>
          <table:table-cell office:value-type="float" office:value="0.0141728162765503" calcext:value-type="float">
            <text:p>0.0141728162765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135800838470459" calcext:value-type="float">
            <text:p>0.013580083847046</text:p>
          </table:table-cell>
          <table:table-cell office:value-type="float" office:value="0.0156714916229248" calcext:value-type="float">
            <text:p>0.015671491622925</text:p>
          </table:table-cell>
          <table:table-cell office:value-type="float" office:value="0.0142813205718994" calcext:value-type="float">
            <text:p>0.0142813205719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0128240585327148" calcext:value-type="float">
            <text:p>0.012824058532715</text:p>
          </table:table-cell>
          <table:table-cell office:value-type="float" office:value="0.015582799911499" calcext:value-type="float">
            <text:p>0.015582799911499</text:p>
          </table:table-cell>
          <table:table-cell office:value-type="float" office:value="0.0134631156921387" calcext:value-type="float">
            <text:p>0.01346311569213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137591361999512" calcext:value-type="float">
            <text:p>0.013759136199951</text:p>
          </table:table-cell>
          <table:table-cell office:value-type="float" office:value="0.015761137008667" calcext:value-type="float">
            <text:p>0.015761137008667</text:p>
          </table:table-cell>
          <table:table-cell office:value-type="float" office:value="0.0143317341804504" calcext:value-type="float">
            <text:p>0.01433173418045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138633251190186" calcext:value-type="float">
            <text:p>0.013863325119019</text:p>
          </table:table-cell>
          <table:table-cell office:value-type="float" office:value="0.0158905982971191" calcext:value-type="float">
            <text:p>0.015890598297119</text:p>
          </table:table-cell>
          <table:table-cell office:value-type="float" office:value="0.0144666790962219" calcext:value-type="float">
            <text:p>0.01446667909622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133051872253418" calcext:value-type="float">
            <text:p>0.013305187225342</text:p>
          </table:table-cell>
          <table:table-cell office:value-type="float" office:value="0.0150618553161621" calcext:value-type="float">
            <text:p>0.015061855316162</text:p>
          </table:table-cell>
          <table:table-cell office:value-type="float" office:value="0.013742208480835" calcext:value-type="float">
            <text:p>0.01374220848083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131602287292481" calcext:value-type="float">
            <text:p>0.013160228729248</text:p>
          </table:table-cell>
          <table:table-cell office:value-type="float" office:value="0.0150809288024902" calcext:value-type="float">
            <text:p>0.01508092880249</text:p>
          </table:table-cell>
          <table:table-cell office:value-type="float" office:value="0.0137270927429199" calcext:value-type="float">
            <text:p>0.0137270927429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132672786712646" calcext:value-type="float">
            <text:p>0.013267278671265</text:p>
          </table:table-cell>
          <table:table-cell office:value-type="float" office:value="0.0174324512481689" calcext:value-type="float">
            <text:p>0.017432451248169</text:p>
          </table:table-cell>
          <table:table-cell office:value-type="float" office:value="0.013840925693512" calcext:value-type="float">
            <text:p>0.01384092569351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0138859748840332" calcext:value-type="float">
            <text:p>0.013885974884033</text:p>
          </table:table-cell>
          <table:table-cell office:value-type="float" office:value="0.0172107219696045" calcext:value-type="float">
            <text:p>0.017210721969605</text:p>
          </table:table-cell>
          <table:table-cell office:value-type="float" office:value="0.0144968986511231" calcext:value-type="float">
            <text:p>0.01449689865112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130875110626221" calcext:value-type="float">
            <text:p>0.013087511062622</text:p>
          </table:table-cell>
          <table:table-cell office:value-type="float" office:value="0.0169746875762939" calcext:value-type="float">
            <text:p>0.016974687576294</text:p>
          </table:table-cell>
          <table:table-cell office:value-type="float" office:value="0.0138315796852112" calcext:value-type="float">
            <text:p>0.01383157968521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138282775878906" calcext:value-type="float">
            <text:p>0.013828277587891</text:p>
          </table:table-cell>
          <table:table-cell office:value-type="float" office:value="0.0163803100585938" calcext:value-type="float">
            <text:p>0.016380310058594</text:p>
          </table:table-cell>
          <table:table-cell office:value-type="float" office:value="0.0144671440124512" calcext:value-type="float">
            <text:p>0.01446714401245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0131278038024902" calcext:value-type="float">
            <text:p>0.01312780380249</text:p>
          </table:table-cell>
          <table:table-cell office:value-type="float" office:value="0.0149672031402588" calcext:value-type="float">
            <text:p>0.014967203140259</text:p>
          </table:table-cell>
          <table:table-cell office:value-type="float" office:value="0.0137523889541626" calcext:value-type="float">
            <text:p>0.01375238895416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0133633613586426" calcext:value-type="float">
            <text:p>0.013363361358643</text:p>
          </table:table-cell>
          <table:table-cell office:value-type="float" office:value="0.0157990455627441" calcext:value-type="float">
            <text:p>0.015799045562744</text:p>
          </table:table-cell>
          <table:table-cell office:value-type="float" office:value="0.0141591668128967" calcext:value-type="float">
            <text:p>0.01415916681289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129766464233398" calcext:value-type="float">
            <text:p>0.01297664642334</text:p>
          </table:table-cell>
          <table:table-cell office:value-type="float" office:value="0.0156600475311279" calcext:value-type="float">
            <text:p>0.015660047531128</text:p>
          </table:table-cell>
          <table:table-cell office:value-type="float" office:value="0.0137796878814697" calcext:value-type="float">
            <text:p>0.01377968788147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138401985168457" calcext:value-type="float">
            <text:p>0.013840198516846</text:p>
          </table:table-cell>
          <table:table-cell office:value-type="float" office:value="0.0157268047332764" calcext:value-type="float">
            <text:p>0.015726804733276</text:p>
          </table:table-cell>
          <table:table-cell office:value-type="float" office:value="0.0144471526145935" calcext:value-type="float">
            <text:p>0.01444715261459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129964351654053" calcext:value-type="float">
            <text:p>0.012996435165405</text:p>
          </table:table-cell>
          <table:table-cell office:value-type="float" office:value="0.0151724815368652" calcext:value-type="float">
            <text:p>0.015172481536865</text:p>
          </table:table-cell>
          <table:table-cell office:value-type="float" office:value="0.0134501338005066" calcext:value-type="float">
            <text:p>0.01345013380050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0131208896636963" calcext:value-type="float">
            <text:p>0.013120889663696</text:p>
          </table:table-cell>
          <table:table-cell office:value-type="float" office:value="0.0158207416534424" calcext:value-type="float">
            <text:p>0.015820741653442</text:p>
          </table:table-cell>
          <table:table-cell office:value-type="float" office:value="0.0136361956596375" calcext:value-type="float">
            <text:p>0.01363619565963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132005214691162" calcext:value-type="float">
            <text:p>0.013200521469116</text:p>
          </table:table-cell>
          <table:table-cell office:value-type="float" office:value="0.020235538482666" calcext:value-type="float">
            <text:p>0.020235538482666</text:p>
          </table:table-cell>
          <table:table-cell office:value-type="float" office:value="0.0140374183654785" calcext:value-type="float">
            <text:p>0.01403741836547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132677555084229" calcext:value-type="float">
            <text:p>0.013267755508423</text:p>
          </table:table-cell>
          <table:table-cell office:value-type="float" office:value="0.0153961181640625" calcext:value-type="float">
            <text:p>0.015396118164063</text:p>
          </table:table-cell>
          <table:table-cell office:value-type="float" office:value="0.0137721061706543" calcext:value-type="float">
            <text:p>0.01377210617065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013289213180542" calcext:value-type="float">
            <text:p>0.013289213180542</text:p>
          </table:table-cell>
          <table:table-cell office:value-type="float" office:value="0.0154736042022705" calcext:value-type="float">
            <text:p>0.015473604202271</text:p>
          </table:table-cell>
          <table:table-cell office:value-type="float" office:value="0.0137861609458923" calcext:value-type="float">
            <text:p>0.01378616094589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138306617736816" calcext:value-type="float">
            <text:p>0.013830661773682</text:p>
          </table:table-cell>
          <table:table-cell office:value-type="float" office:value="0.0159411430358887" calcext:value-type="float">
            <text:p>0.015941143035889</text:p>
          </table:table-cell>
          <table:table-cell office:value-type="float" office:value="0.0143753051757813" calcext:value-type="float">
            <text:p>0.01437530517578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0139491558074951" calcext:value-type="float">
            <text:p>0.013949155807495</text:p>
          </table:table-cell>
          <table:table-cell office:value-type="float" office:value="0.0160584449768066" calcext:value-type="float">
            <text:p>0.016058444976807</text:p>
          </table:table-cell>
          <table:table-cell office:value-type="float" office:value="0.0144577980041504" calcext:value-type="float">
            <text:p>0.0144577980041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0132791996002197" calcext:value-type="float">
            <text:p>0.01327919960022</text:p>
          </table:table-cell>
          <table:table-cell office:value-type="float" office:value="0.0152244567871094" calcext:value-type="float">
            <text:p>0.015224456787109</text:p>
          </table:table-cell>
          <table:table-cell office:value-type="float" office:value="0.0137697696685791" calcext:value-type="float">
            <text:p>0.01376976966857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0134444236755371" calcext:value-type="float">
            <text:p>0.013444423675537</text:p>
          </table:table-cell>
          <table:table-cell office:value-type="float" office:value="0.0151376724243164" calcext:value-type="float">
            <text:p>0.015137672424316</text:p>
          </table:table-cell>
          <table:table-cell office:value-type="float" office:value="0.0139341354370117" calcext:value-type="float">
            <text:p>0.01393413543701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0140058994293213" calcext:value-type="float">
            <text:p>0.014005899429321</text:p>
          </table:table-cell>
          <table:table-cell office:value-type="float" office:value="0.0161988735198975" calcext:value-type="float">
            <text:p>0.016198873519898</text:p>
          </table:table-cell>
          <table:table-cell office:value-type="float" office:value="0.0144942164421082" calcext:value-type="float">
            <text:p>0.014494216442108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013359546661377" calcext:value-type="float">
            <text:p>0.013359546661377</text:p>
          </table:table-cell>
          <table:table-cell office:value-type="float" office:value="0.0154368877410889" calcext:value-type="float">
            <text:p>0.015436887741089</text:p>
          </table:table-cell>
          <table:table-cell office:value-type="float" office:value="0.0138404488563538" calcext:value-type="float">
            <text:p>0.01384044885635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013951301574707" calcext:value-type="float">
            <text:p>0.013951301574707</text:p>
          </table:table-cell>
          <table:table-cell office:value-type="float" office:value="0.0161130428314209" calcext:value-type="float">
            <text:p>0.016113042831421</text:p>
          </table:table-cell>
          <table:table-cell office:value-type="float" office:value="0.014520263671875" calcext:value-type="float">
            <text:p>0.01452026367187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131800174713135" calcext:value-type="float">
            <text:p>0.013180017471314</text:p>
          </table:table-cell>
          <table:table-cell office:value-type="float" office:value="0.0157904624938965" calcext:value-type="float">
            <text:p>0.015790462493897</text:p>
          </table:table-cell>
          <table:table-cell office:value-type="float" office:value="0.0137702107429504" calcext:value-type="float">
            <text:p>0.01377021074295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140409469604492" calcext:value-type="float">
            <text:p>0.014040946960449</text:p>
          </table:table-cell>
          <table:table-cell office:value-type="float" office:value="0.0160179138183594" calcext:value-type="float">
            <text:p>0.016017913818359</text:p>
          </table:table-cell>
          <table:table-cell office:value-type="float" office:value="0.0146076083183289" calcext:value-type="float">
            <text:p>0.01460760831832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132801532745361" calcext:value-type="float">
            <text:p>0.013280153274536</text:p>
          </table:table-cell>
          <table:table-cell office:value-type="float" office:value="0.017092227935791" calcext:value-type="float">
            <text:p>0.017092227935791</text:p>
          </table:table-cell>
          <table:table-cell office:value-type="float" office:value="0.0138891935348511" calcext:value-type="float">
            <text:p>0.01388919353485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140213966369629" calcext:value-type="float">
            <text:p>0.014021396636963</text:p>
          </table:table-cell>
          <table:table-cell office:value-type="float" office:value="0.0179281234741211" calcext:value-type="float">
            <text:p>0.017928123474121</text:p>
          </table:table-cell>
          <table:table-cell office:value-type="float" office:value="0.0148119807243347" calcext:value-type="float">
            <text:p>0.01481198072433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0133576393127441" calcext:value-type="float">
            <text:p>0.013357639312744</text:p>
          </table:table-cell>
          <table:table-cell office:value-type="float" office:value="0.0173921585083008" calcext:value-type="float">
            <text:p>0.017392158508301</text:p>
          </table:table-cell>
          <table:table-cell office:value-type="float" office:value="0.0139347672462463" calcext:value-type="float">
            <text:p>0.01393476724624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0140390396118164" calcext:value-type="float">
            <text:p>0.014039039611816</text:p>
          </table:table-cell>
          <table:table-cell office:value-type="float" office:value="0.0180103778839111" calcext:value-type="float">
            <text:p>0.018010377883911</text:p>
          </table:table-cell>
          <table:table-cell office:value-type="float" office:value="0.0146207451820374" calcext:value-type="float">
            <text:p>0.014620745182037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143308639526367" calcext:value-type="float">
            <text:p>0.014330863952637</text:p>
          </table:table-cell>
          <table:table-cell office:value-type="float" office:value="0.0184361934661865" calcext:value-type="float">
            <text:p>0.018436193466187</text:p>
          </table:table-cell>
          <table:table-cell office:value-type="float" office:value="0.015007758140564" calcext:value-type="float">
            <text:p>0.01500775814056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0139572620391846" calcext:value-type="float">
            <text:p>0.013957262039185</text:p>
          </table:table-cell>
          <table:table-cell office:value-type="float" office:value="0.0175738334655762" calcext:value-type="float">
            <text:p>0.017573833465576</text:p>
          </table:table-cell>
          <table:table-cell office:value-type="float" office:value="0.0146665930747986" calcext:value-type="float">
            <text:p>0.01466659307479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0141260623931885" calcext:value-type="float">
            <text:p>0.014126062393189</text:p>
          </table:table-cell>
          <table:table-cell office:value-type="float" office:value="0.0174565315246582" calcext:value-type="float">
            <text:p>0.017456531524658</text:p>
          </table:table-cell>
          <table:table-cell office:value-type="float" office:value="0.0148863077163696" calcext:value-type="float">
            <text:p>0.01488630771637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0136234760284424" calcext:value-type="float">
            <text:p>0.013623476028442</text:p>
          </table:table-cell>
          <table:table-cell office:value-type="float" office:value="0.0157539844512939" calcext:value-type="float">
            <text:p>0.015753984451294</text:p>
          </table:table-cell>
          <table:table-cell office:value-type="float" office:value="0.0140499114990234" calcext:value-type="float">
            <text:p>0.014049911499024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0134544372558594" calcext:value-type="float">
            <text:p>0.013454437255859</text:p>
          </table:table-cell>
          <table:table-cell office:value-type="float" office:value="0.0155825614929199" calcext:value-type="float">
            <text:p>0.01558256149292</text:p>
          </table:table-cell>
          <table:table-cell office:value-type="float" office:value="0.0140942573547363" calcext:value-type="float">
            <text:p>0.01409425735473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14089822769165" calcext:value-type="float">
            <text:p>0.014089822769165</text:p>
          </table:table-cell>
          <table:table-cell office:value-type="float" office:value="0.0163123607635498" calcext:value-type="float">
            <text:p>0.01631236076355</text:p>
          </table:table-cell>
          <table:table-cell office:value-type="float" office:value="0.0148120880126953" calcext:value-type="float">
            <text:p>0.01481208801269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134685039520264" calcext:value-type="float">
            <text:p>0.013468503952026</text:p>
          </table:table-cell>
          <table:table-cell office:value-type="float" office:value="0.0154249668121338" calcext:value-type="float">
            <text:p>0.015424966812134</text:p>
          </table:table-cell>
          <table:table-cell office:value-type="float" office:value="0.0139284133911133" calcext:value-type="float">
            <text:p>0.01392841339111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143189430236816" calcext:value-type="float">
            <text:p>0.014318943023682</text:p>
          </table:table-cell>
          <table:table-cell office:value-type="float" office:value="0.0163700580596924" calcext:value-type="float">
            <text:p>0.016370058059692</text:p>
          </table:table-cell>
          <table:table-cell office:value-type="float" office:value="0.0149267911911011" calcext:value-type="float">
            <text:p>0.01492679119110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135390758514404" calcext:value-type="float">
            <text:p>0.013539075851441</text:p>
          </table:table-cell>
          <table:table-cell office:value-type="float" office:value="0.015676736831665" calcext:value-type="float">
            <text:p>0.015676736831665</text:p>
          </table:table-cell>
          <table:table-cell office:value-type="float" office:value="0.0141228914260864" calcext:value-type="float">
            <text:p>0.01412289142608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135653018951416" calcext:value-type="float">
            <text:p>0.013565301895142</text:p>
          </table:table-cell>
          <table:table-cell office:value-type="float" office:value="0.0163764953613281" calcext:value-type="float">
            <text:p>0.016376495361328</text:p>
          </table:table-cell>
          <table:table-cell office:value-type="float" office:value="0.014107882976532" calcext:value-type="float">
            <text:p>0.01410788297653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143754482269287" calcext:value-type="float">
            <text:p>0.014375448226929</text:p>
          </table:table-cell>
          <table:table-cell office:value-type="float" office:value="0.0170063972473145" calcext:value-type="float">
            <text:p>0.017006397247315</text:p>
          </table:table-cell>
          <table:table-cell office:value-type="float" office:value="0.0151370406150818" calcext:value-type="float">
            <text:p>0.01513704061508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136897563934326" calcext:value-type="float">
            <text:p>0.013689756393433</text:p>
          </table:table-cell>
          <table:table-cell office:value-type="float" office:value="0.0161795616149902" calcext:value-type="float">
            <text:p>0.01617956161499</text:p>
          </table:table-cell>
          <table:table-cell office:value-type="float" office:value="0.0143349289894104" calcext:value-type="float">
            <text:p>0.0143349289894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136439800262451" calcext:value-type="float">
            <text:p>0.013643980026245</text:p>
          </table:table-cell>
          <table:table-cell office:value-type="float" office:value="0.0165140628814697" calcext:value-type="float">
            <text:p>0.01651406288147</text:p>
          </table:table-cell>
          <table:table-cell office:value-type="float" office:value="0.0141729950904846" calcext:value-type="float">
            <text:p>0.01417299509048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137345790863037" calcext:value-type="float">
            <text:p>0.013734579086304</text:p>
          </table:table-cell>
          <table:table-cell office:value-type="float" office:value="0.0166592597961426" calcext:value-type="float">
            <text:p>0.016659259796143</text:p>
          </table:table-cell>
          <table:table-cell office:value-type="float" office:value="0.0142835855484009" calcext:value-type="float">
            <text:p>0.01428358554840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135982036590576" calcext:value-type="float">
            <text:p>0.013598203659058</text:p>
          </table:table-cell>
          <table:table-cell office:value-type="float" office:value="0.0166218280792236" calcext:value-type="float">
            <text:p>0.016621828079224</text:p>
          </table:table-cell>
          <table:table-cell office:value-type="float" office:value="0.0144423604011536" calcext:value-type="float">
            <text:p>0.014442360401154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140085220336914" calcext:value-type="float">
            <text:p>0.014008522033691</text:p>
          </table:table-cell>
          <table:table-cell office:value-type="float" office:value="0.0174093246459961" calcext:value-type="float">
            <text:p>0.017409324645996</text:p>
          </table:table-cell>
          <table:table-cell office:value-type="float" office:value="0.0146064400672913" calcext:value-type="float">
            <text:p>0.01460644006729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145015716552734" calcext:value-type="float">
            <text:p>0.014501571655274</text:p>
          </table:table-cell>
          <table:table-cell office:value-type="float" office:value="0.0177981853485107" calcext:value-type="float">
            <text:p>0.017798185348511</text:p>
          </table:table-cell>
          <table:table-cell office:value-type="float" office:value="0.0150954246520996" calcext:value-type="float">
            <text:p>0.015095424652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144567489624023" calcext:value-type="float">
            <text:p>0.014456748962402</text:p>
          </table:table-cell>
          <table:table-cell office:value-type="float" office:value="0.0182883739471436" calcext:value-type="float">
            <text:p>0.018288373947144</text:p>
          </table:table-cell>
          <table:table-cell office:value-type="float" office:value="0.0151968955993652" calcext:value-type="float">
            <text:p>0.01519689559936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139498710632324" calcext:value-type="float">
            <text:p>0.013949871063233</text:p>
          </table:table-cell>
          <table:table-cell office:value-type="float" office:value="0.0157687664031982" calcext:value-type="float">
            <text:p>0.015768766403198</text:p>
          </table:table-cell>
          <table:table-cell office:value-type="float" office:value="0.0145047426223755" calcext:value-type="float">
            <text:p>0.01450474262237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14819860458374" calcext:value-type="float">
            <text:p>0.014819860458374</text:p>
          </table:table-cell>
          <table:table-cell office:value-type="float" office:value="0.0167601108551025" calcext:value-type="float">
            <text:p>0.016760110855103</text:p>
          </table:table-cell>
          <table:table-cell office:value-type="float" office:value="0.0154317140579224" calcext:value-type="float">
            <text:p>0.01543171405792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137290954589844" calcext:value-type="float">
            <text:p>0.013729095458984</text:p>
          </table:table-cell>
          <table:table-cell office:value-type="float" office:value="0.0159955024719238" calcext:value-type="float">
            <text:p>0.015995502471924</text:p>
          </table:table-cell>
          <table:table-cell office:value-type="float" office:value="0.0144102096557617" calcext:value-type="float">
            <text:p>0.01441020965576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14718770980835" calcext:value-type="float">
            <text:p>0.014718770980835</text:p>
          </table:table-cell>
          <table:table-cell office:value-type="float" office:value="0.0172531604766846" calcext:value-type="float">
            <text:p>0.017253160476685</text:p>
          </table:table-cell>
          <table:table-cell office:value-type="float" office:value="0.0154528260231018" calcext:value-type="float">
            <text:p>0.01545282602310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138168334960938" calcext:value-type="float">
            <text:p>0.013816833496094</text:p>
          </table:table-cell>
          <table:table-cell office:value-type="float" office:value="0.016127347946167" calcext:value-type="float">
            <text:p>0.016127347946167</text:p>
          </table:table-cell>
          <table:table-cell office:value-type="float" office:value="0.0142971873283386" calcext:value-type="float">
            <text:p>0.014297187328339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14063835144043" calcext:value-type="float">
            <text:p>0.014063835144043</text:p>
          </table:table-cell>
          <table:table-cell office:value-type="float" office:value="0.0163593292236328" calcext:value-type="float">
            <text:p>0.016359329223633</text:p>
          </table:table-cell>
          <table:table-cell office:value-type="float" office:value="0.014599335193634" calcext:value-type="float">
            <text:p>0.01459933519363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137994289398193" calcext:value-type="float">
            <text:p>0.013799428939819</text:p>
          </table:table-cell>
          <table:table-cell office:value-type="float" office:value="0.0161559581756592" calcext:value-type="float">
            <text:p>0.016155958175659</text:p>
          </table:table-cell>
          <table:table-cell office:value-type="float" office:value="0.0142894506454468" calcext:value-type="float">
            <text:p>0.014289450645447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139682292938232" calcext:value-type="float">
            <text:p>0.013968229293823</text:p>
          </table:table-cell>
          <table:table-cell office:value-type="float" office:value="0.0164821147918701" calcext:value-type="float">
            <text:p>0.01648211479187</text:p>
          </table:table-cell>
          <table:table-cell office:value-type="float" office:value="0.0146385431289673" calcext:value-type="float">
            <text:p>0.01463854312896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136392116546631" calcext:value-type="float">
            <text:p>0.013639211654663</text:p>
          </table:table-cell>
          <table:table-cell office:value-type="float" office:value="0.0163211822509766" calcext:value-type="float">
            <text:p>0.016321182250977</text:p>
          </table:table-cell>
          <table:table-cell office:value-type="float" office:value="0.0145281076431274" calcext:value-type="float">
            <text:p>0.01452810764312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145046710968018" calcext:value-type="float">
            <text:p>0.014504671096802</text:p>
          </table:table-cell>
          <table:table-cell office:value-type="float" office:value="0.017033576965332" calcext:value-type="float">
            <text:p>0.017033576965332</text:p>
          </table:table-cell>
          <table:table-cell office:value-type="float" office:value="0.0149538397789001" calcext:value-type="float">
            <text:p>0.014953839778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146181583404541" calcext:value-type="float">
            <text:p>0.014618158340454</text:p>
          </table:table-cell>
          <table:table-cell office:value-type="float" office:value="0.025731086730957" calcext:value-type="float">
            <text:p>0.025731086730957</text:p>
          </table:table-cell>
          <table:table-cell office:value-type="float" office:value="0.0158507823944092" calcext:value-type="float">
            <text:p>0.01585078239440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138967037200928" calcext:value-type="float">
            <text:p>0.013896703720093</text:p>
          </table:table-cell>
          <table:table-cell office:value-type="float" office:value="0.0156722068786621" calcext:value-type="float">
            <text:p>0.015672206878662</text:p>
          </table:table-cell>
          <table:table-cell office:value-type="float" office:value="0.0145367741584778" calcext:value-type="float">
            <text:p>0.01453677415847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139772891998291" calcext:value-type="float">
            <text:p>0.013977289199829</text:p>
          </table:table-cell>
          <table:table-cell office:value-type="float" office:value="0.0161483287811279" calcext:value-type="float">
            <text:p>0.016148328781128</text:p>
          </table:table-cell>
          <table:table-cell office:value-type="float" office:value="0.0144010066986084" calcext:value-type="float">
            <text:p>0.01440100669860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139150619506836" calcext:value-type="float">
            <text:p>0.013915061950684</text:p>
          </table:table-cell>
          <table:table-cell office:value-type="float" office:value="0.0163950920104981" calcext:value-type="float">
            <text:p>0.016395092010498</text:p>
          </table:table-cell>
          <table:table-cell office:value-type="float" office:value="0.0145239114761353" calcext:value-type="float">
            <text:p>0.01452391147613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138916969299316" calcext:value-type="float">
            <text:p>0.013891696929932</text:p>
          </table:table-cell>
          <table:table-cell office:value-type="float" office:value="0.0167202949523926" calcext:value-type="float">
            <text:p>0.016720294952393</text:p>
          </table:table-cell>
          <table:table-cell office:value-type="float" office:value="0.0144966006278992" calcext:value-type="float">
            <text:p>0.014496600627899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137660503387451" calcext:value-type="float">
            <text:p>0.013766050338745</text:p>
          </table:table-cell>
          <table:table-cell office:value-type="float" office:value="0.0170631408691406" calcext:value-type="float">
            <text:p>0.017063140869141</text:p>
          </table:table-cell>
          <table:table-cell office:value-type="float" office:value="0.0145307064056396" calcext:value-type="float">
            <text:p>0.0145307064056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0141150951385498" calcext:value-type="float">
            <text:p>0.01411509513855</text:p>
          </table:table-cell>
          <table:table-cell office:value-type="float" office:value="0.016202449798584" calcext:value-type="float">
            <text:p>0.016202449798584</text:p>
          </table:table-cell>
          <table:table-cell office:value-type="float" office:value="0.0146352767944336" calcext:value-type="float">
            <text:p>0.014635276794434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0147747993469238" calcext:value-type="float">
            <text:p>0.014774799346924</text:p>
          </table:table-cell>
          <table:table-cell office:value-type="float" office:value="0.0184738636016846" calcext:value-type="float">
            <text:p>0.018473863601685</text:p>
          </table:table-cell>
          <table:table-cell office:value-type="float" office:value="0.0153247475624085" calcext:value-type="float">
            <text:p>0.01532474756240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0150272846221924" calcext:value-type="float">
            <text:p>0.015027284622192</text:p>
          </table:table-cell>
          <table:table-cell office:value-type="float" office:value="0.0186533927917481" calcext:value-type="float">
            <text:p>0.018653392791748</text:p>
          </table:table-cell>
          <table:table-cell office:value-type="float" office:value="0.0157665491104126" calcext:value-type="float">
            <text:p>0.0157665491104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145771503448486" calcext:value-type="float">
            <text:p>0.014577150344849</text:p>
          </table:table-cell>
          <table:table-cell office:value-type="float" office:value="0.0188205242156982" calcext:value-type="float">
            <text:p>0.018820524215698</text:p>
          </table:table-cell>
          <table:table-cell office:value-type="float" office:value="0.0155943632125855" calcext:value-type="float">
            <text:p>0.01559436321258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140736103057861" calcext:value-type="float">
            <text:p>0.014073610305786</text:p>
          </table:table-cell>
          <table:table-cell office:value-type="float" office:value="0.0176858901977539" calcext:value-type="float">
            <text:p>0.017685890197754</text:p>
          </table:table-cell>
          <table:table-cell office:value-type="float" office:value="0.0148916602134705" calcext:value-type="float">
            <text:p>0.01489166021347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0147049427032471" calcext:value-type="float">
            <text:p>0.014704942703247</text:p>
          </table:table-cell>
          <table:table-cell office:value-type="float" office:value="0.0180740356445313" calcext:value-type="float">
            <text:p>0.018074035644531</text:p>
          </table:table-cell>
          <table:table-cell office:value-type="float" office:value="0.0152619600296021" calcext:value-type="float">
            <text:p>0.01526196002960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0147454738616943" calcext:value-type="float">
            <text:p>0.014745473861694</text:p>
          </table:table-cell>
          <table:table-cell office:value-type="float" office:value="0.0169925689697266" calcext:value-type="float">
            <text:p>0.016992568969727</text:p>
          </table:table-cell>
          <table:table-cell office:value-type="float" office:value="0.0154167771339417" calcext:value-type="float">
            <text:p>0.01541677713394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14066219329834" calcext:value-type="float">
            <text:p>0.014066219329834</text:p>
          </table:table-cell>
          <table:table-cell office:value-type="float" office:value="0.0160534381866455" calcext:value-type="float">
            <text:p>0.016053438186646</text:p>
          </table:table-cell>
          <table:table-cell office:value-type="float" office:value="0.0146430850028992" calcext:value-type="float">
            <text:p>0.01464308500289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141422748565674" calcext:value-type="float">
            <text:p>0.014142274856567</text:p>
          </table:table-cell>
          <table:table-cell office:value-type="float" office:value="0.0184848308563232" calcext:value-type="float">
            <text:p>0.018484830856323</text:p>
          </table:table-cell>
          <table:table-cell office:value-type="float" office:value="0.0151001214981079" calcext:value-type="float">
            <text:p>0.01510012149810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137848854064941" calcext:value-type="float">
            <text:p>0.013784885406494</text:p>
          </table:table-cell>
          <table:table-cell office:value-type="float" office:value="0.0167937278747559" calcext:value-type="float">
            <text:p>0.016793727874756</text:p>
          </table:table-cell>
          <table:table-cell office:value-type="float" office:value="0.0144527912139893" calcext:value-type="float">
            <text:p>0.014452791213989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0140109062194824" calcext:value-type="float">
            <text:p>0.014010906219483</text:p>
          </table:table-cell>
          <table:table-cell office:value-type="float" office:value="0.0165743827819824" calcext:value-type="float">
            <text:p>0.016574382781983</text:p>
          </table:table-cell>
          <table:table-cell office:value-type="float" office:value="0.0146096229553223" calcext:value-type="float">
            <text:p>0.01460962295532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0150573253631592" calcext:value-type="float">
            <text:p>0.015057325363159</text:p>
          </table:table-cell>
          <table:table-cell office:value-type="float" office:value="0.0176515579223633" calcext:value-type="float">
            <text:p>0.017651557922363</text:p>
          </table:table-cell>
          <table:table-cell office:value-type="float" office:value="0.0159217357635498" calcext:value-type="float">
            <text:p>0.0159217357635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014845609664917" calcext:value-type="float">
            <text:p>0.014845609664917</text:p>
          </table:table-cell>
          <table:table-cell office:value-type="float" office:value="0.0170884132385254" calcext:value-type="float">
            <text:p>0.017088413238525</text:p>
          </table:table-cell>
          <table:table-cell office:value-type="float" office:value="0.0154662728309631" calcext:value-type="float">
            <text:p>0.01546627283096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140187740325928" calcext:value-type="float">
            <text:p>0.014018774032593</text:p>
          </table:table-cell>
          <table:table-cell office:value-type="float" office:value="0.0160517692565918" calcext:value-type="float">
            <text:p>0.016051769256592</text:p>
          </table:table-cell>
          <table:table-cell office:value-type="float" office:value="0.0147148609161377" calcext:value-type="float">
            <text:p>0.01471486091613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0143027305603027" calcext:value-type="float">
            <text:p>0.014302730560303</text:p>
          </table:table-cell>
          <table:table-cell office:value-type="float" office:value="0.0166420936584473" calcext:value-type="float">
            <text:p>0.016642093658447</text:p>
          </table:table-cell>
          <table:table-cell office:value-type="float" office:value="0.0149494290351868" calcext:value-type="float">
            <text:p>0.01494942903518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0143511295318604" calcext:value-type="float">
            <text:p>0.01435112953186</text:p>
          </table:table-cell>
          <table:table-cell office:value-type="float" office:value="0.016636848449707" calcext:value-type="float">
            <text:p>0.016636848449707</text:p>
          </table:table-cell>
          <table:table-cell office:value-type="float" office:value="0.0149456739425659" calcext:value-type="float">
            <text:p>0.01494567394256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0140633583068848" calcext:value-type="float">
            <text:p>0.014063358306885</text:p>
          </table:table-cell>
          <table:table-cell office:value-type="float" office:value="0.016096830368042" calcext:value-type="float">
            <text:p>0.016096830368042</text:p>
          </table:table-cell>
          <table:table-cell office:value-type="float" office:value="0.0145768761634827" calcext:value-type="float">
            <text:p>0.01457687616348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0143067836761475" calcext:value-type="float">
            <text:p>0.014306783676148</text:p>
          </table:table-cell>
          <table:table-cell office:value-type="float" office:value="0.0159580707550049" calcext:value-type="float">
            <text:p>0.015958070755005</text:p>
          </table:table-cell>
          <table:table-cell office:value-type="float" office:value="0.014883029460907" calcext:value-type="float">
            <text:p>0.01488302946090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0144729614257813" calcext:value-type="float">
            <text:p>0.014472961425781</text:p>
          </table:table-cell>
          <table:table-cell office:value-type="float" office:value="0.0172390937805176" calcext:value-type="float">
            <text:p>0.017239093780518</text:p>
          </table:table-cell>
          <table:table-cell office:value-type="float" office:value="0.0151478052139282" calcext:value-type="float">
            <text:p>0.01514780521392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0148673057556152" calcext:value-type="float">
            <text:p>0.014867305755615</text:p>
          </table:table-cell>
          <table:table-cell office:value-type="float" office:value="0.0173542499542236" calcext:value-type="float">
            <text:p>0.017354249954224</text:p>
          </table:table-cell>
          <table:table-cell office:value-type="float" office:value="0.0156280755996704" calcext:value-type="float">
            <text:p>0.01562807559967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0140354633331299" calcext:value-type="float">
            <text:p>0.01403546333313</text:p>
          </table:table-cell>
          <table:table-cell office:value-type="float" office:value="0.0163521766662598" calcext:value-type="float">
            <text:p>0.01635217666626</text:p>
          </table:table-cell>
          <table:table-cell office:value-type="float" office:value="0.0147653222084045" calcext:value-type="float">
            <text:p>0.014765322208405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015002965927124" calcext:value-type="float">
            <text:p>0.015002965927124</text:p>
          </table:table-cell>
          <table:table-cell office:value-type="float" office:value="0.0172185897827148" calcext:value-type="float">
            <text:p>0.017218589782715</text:p>
          </table:table-cell>
          <table:table-cell office:value-type="float" office:value="0.0156533002853394" calcext:value-type="float">
            <text:p>0.01565330028533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14293909072876" calcext:value-type="float">
            <text:p>0.014293909072876</text:p>
          </table:table-cell>
          <table:table-cell office:value-type="float" office:value="0.0172412395477295" calcext:value-type="float">
            <text:p>0.01724123954773</text:p>
          </table:table-cell>
          <table:table-cell office:value-type="float" office:value="0.0150841593742371" calcext:value-type="float">
            <text:p>0.01508415937423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14310359954834" calcext:value-type="float">
            <text:p>0.014310359954834</text:p>
          </table:table-cell>
          <table:table-cell office:value-type="float" office:value="0.0175366401672363" calcext:value-type="float">
            <text:p>0.017536640167236</text:p>
          </table:table-cell>
          <table:table-cell office:value-type="float" office:value="0.0149578452110291" calcext:value-type="float">
            <text:p>0.014957845211029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143117904663086" calcext:value-type="float">
            <text:p>0.014311790466309</text:p>
          </table:table-cell>
          <table:table-cell office:value-type="float" office:value="0.0187826156616211" calcext:value-type="float">
            <text:p>0.018782615661621</text:p>
          </table:table-cell>
          <table:table-cell office:value-type="float" office:value="0.0149381160736084" calcext:value-type="float">
            <text:p>0.014938116073608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014338493347168" calcext:value-type="float">
            <text:p>0.014338493347168</text:p>
          </table:table-cell>
          <table:table-cell office:value-type="float" office:value="0.0176432132720947" calcext:value-type="float">
            <text:p>0.017643213272095</text:p>
          </table:table-cell>
          <table:table-cell office:value-type="float" office:value="0.0150113224983215" calcext:value-type="float">
            <text:p>0.01501132249832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0142302513122559" calcext:value-type="float">
            <text:p>0.014230251312256</text:p>
          </table:table-cell>
          <table:table-cell office:value-type="float" office:value="0.0175745487213135" calcext:value-type="float">
            <text:p>0.017574548721314</text:p>
          </table:table-cell>
          <table:table-cell office:value-type="float" office:value="0.0147894978523254" calcext:value-type="float">
            <text:p>0.01478949785232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0149602890014648" calcext:value-type="float">
            <text:p>0.014960289001465</text:p>
          </table:table-cell>
          <table:table-cell office:value-type="float" office:value="0.018627405166626" calcext:value-type="float">
            <text:p>0.018627405166626</text:p>
          </table:table-cell>
          <table:table-cell office:value-type="float" office:value="0.0159440755844116" calcext:value-type="float">
            <text:p>0.01594407558441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0144031047821045" calcext:value-type="float">
            <text:p>0.014403104782105</text:p>
          </table:table-cell>
          <table:table-cell office:value-type="float" office:value="0.0173838138580322" calcext:value-type="float">
            <text:p>0.017383813858032</text:p>
          </table:table-cell>
          <table:table-cell office:value-type="float" office:value="0.0149503707885742" calcext:value-type="float">
            <text:p>0.01495037078857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0152649879455566" calcext:value-type="float">
            <text:p>0.015264987945557</text:p>
          </table:table-cell>
          <table:table-cell office:value-type="float" office:value="0.0175378322601318" calcext:value-type="float">
            <text:p>0.017537832260132</text:p>
          </table:table-cell>
          <table:table-cell office:value-type="float" office:value="0.0159786224365234" calcext:value-type="float">
            <text:p>0.01597862243652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0144932270050049" calcext:value-type="float">
            <text:p>0.014493227005005</text:p>
          </table:table-cell>
          <table:table-cell office:value-type="float" office:value="0.0170645713806152" calcext:value-type="float">
            <text:p>0.017064571380615</text:p>
          </table:table-cell>
          <table:table-cell office:value-type="float" office:value="0.0151767134666443" calcext:value-type="float">
            <text:p>0.01517671346664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146872997283936" calcext:value-type="float">
            <text:p>0.014687299728394</text:p>
          </table:table-cell>
          <table:table-cell office:value-type="float" office:value="0.0168869495391846" calcext:value-type="float">
            <text:p>0.016886949539185</text:p>
          </table:table-cell>
          <table:table-cell office:value-type="float" office:value="0.0151864767074585" calcext:value-type="float">
            <text:p>0.01518647670745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15857458114624" calcext:value-type="float">
            <text:p>0.015857458114624</text:p>
          </table:table-cell>
          <table:table-cell office:value-type="float" office:value="0.0181872844696045" calcext:value-type="float">
            <text:p>0.018187284469605</text:p>
          </table:table-cell>
          <table:table-cell office:value-type="float" office:value="0.0166336059570313" calcext:value-type="float">
            <text:p>0.01663360595703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162060260772705" calcext:value-type="float">
            <text:p>0.016206026077271</text:p>
          </table:table-cell>
          <table:table-cell office:value-type="float" office:value="0.0190439224243164" calcext:value-type="float">
            <text:p>0.019043922424316</text:p>
          </table:table-cell>
          <table:table-cell office:value-type="float" office:value="0.017203950881958" calcext:value-type="float">
            <text:p>0.01720395088195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157909393310547" calcext:value-type="float">
            <text:p>0.015790939331055</text:p>
          </table:table-cell>
          <table:table-cell office:value-type="float" office:value="0.0186028480529785" calcext:value-type="float">
            <text:p>0.018602848052979</text:p>
          </table:table-cell>
          <table:table-cell office:value-type="float" office:value="0.0173766374588013" calcext:value-type="float">
            <text:p>0.01737663745880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151557922363281" calcext:value-type="float">
            <text:p>0.015155792236328</text:p>
          </table:table-cell>
          <table:table-cell office:value-type="float" office:value="0.017716646194458" calcext:value-type="float">
            <text:p>0.017716646194458</text:p>
          </table:table-cell>
          <table:table-cell office:value-type="float" office:value="0.0158227205276489" calcext:value-type="float">
            <text:p>0.01582272052764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0144436359405518" calcext:value-type="float">
            <text:p>0.014443635940552</text:p>
          </table:table-cell>
          <table:table-cell office:value-type="float" office:value="0.0168111324310303" calcext:value-type="float">
            <text:p>0.01681113243103</text:p>
          </table:table-cell>
          <table:table-cell office:value-type="float" office:value="0.0150426983833313" calcext:value-type="float">
            <text:p>0.01504269838333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0144021511077881" calcext:value-type="float">
            <text:p>0.014402151107788</text:p>
          </table:table-cell>
          <table:table-cell office:value-type="float" office:value="0.0163378715515137" calcext:value-type="float">
            <text:p>0.016337871551514</text:p>
          </table:table-cell>
          <table:table-cell office:value-type="float" office:value="0.0150677919387817" calcext:value-type="float">
            <text:p>0.01506779193878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0152204036712646" calcext:value-type="float">
            <text:p>0.015220403671265</text:p>
          </table:table-cell>
          <table:table-cell office:value-type="float" office:value="0.0174739360809326" calcext:value-type="float">
            <text:p>0.017473936080933</text:p>
          </table:table-cell>
          <table:table-cell office:value-type="float" office:value="0.0157547116279602" calcext:value-type="float">
            <text:p>0.0157547116279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51524543762207" calcext:value-type="float">
            <text:p>0.015152454376221</text:p>
          </table:table-cell>
          <table:table-cell office:value-type="float" office:value="0.0176577568054199" calcext:value-type="float">
            <text:p>0.01765775680542</text:p>
          </table:table-cell>
          <table:table-cell office:value-type="float" office:value="0.0156920909881592" calcext:value-type="float">
            <text:p>0.015692090988159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0144000053405762" calcext:value-type="float">
            <text:p>0.014400005340576</text:p>
          </table:table-cell>
          <table:table-cell office:value-type="float" office:value="0.0169193744659424" calcext:value-type="float">
            <text:p>0.016919374465942</text:p>
          </table:table-cell>
          <table:table-cell office:value-type="float" office:value="0.0149752259254456" calcext:value-type="float">
            <text:p>0.01497522592544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0153207778930664" calcext:value-type="float">
            <text:p>0.015320777893066</text:p>
          </table:table-cell>
          <table:table-cell office:value-type="float" office:value="0.0177428722381592" calcext:value-type="float">
            <text:p>0.017742872238159</text:p>
          </table:table-cell>
          <table:table-cell office:value-type="float" office:value="0.0161088705062866" calcext:value-type="float">
            <text:p>0.01610887050628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0147619247436523" calcext:value-type="float">
            <text:p>0.014761924743652</text:p>
          </table:table-cell>
          <table:table-cell office:value-type="float" office:value="0.0175988674163818" calcext:value-type="float">
            <text:p>0.017598867416382</text:p>
          </table:table-cell>
          <table:table-cell office:value-type="float" office:value="0.0156252264976501" calcext:value-type="float">
            <text:p>0.0156252264976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152337551116943" calcext:value-type="float">
            <text:p>0.015233755111694</text:p>
          </table:table-cell>
          <table:table-cell office:value-type="float" office:value="0.018486499786377" calcext:value-type="float">
            <text:p>0.018486499786377</text:p>
          </table:table-cell>
          <table:table-cell office:value-type="float" office:value="0.0158882617950439" calcext:value-type="float">
            <text:p>0.01588826179504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145435333251953" calcext:value-type="float">
            <text:p>0.014543533325195</text:p>
          </table:table-cell>
          <table:table-cell office:value-type="float" office:value="0.0172135829925537" calcext:value-type="float">
            <text:p>0.017213582992554</text:p>
          </table:table-cell>
          <table:table-cell office:value-type="float" office:value="0.0152696013450623" calcext:value-type="float">
            <text:p>0.01526960134506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0145885944366455" calcext:value-type="float">
            <text:p>0.014588594436646</text:p>
          </table:table-cell>
          <table:table-cell office:value-type="float" office:value="0.0172355175018311" calcext:value-type="float">
            <text:p>0.017235517501831</text:p>
          </table:table-cell>
          <table:table-cell office:value-type="float" office:value="0.0150627374649048" calcext:value-type="float">
            <text:p>0.015062737464905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0153508186340332" calcext:value-type="float">
            <text:p>0.015350818634033</text:p>
          </table:table-cell>
          <table:table-cell office:value-type="float" office:value="0.0180339813232422" calcext:value-type="float">
            <text:p>0.018033981323242</text:p>
          </table:table-cell>
          <table:table-cell office:value-type="float" office:value="0.0159587860107422" calcext:value-type="float">
            <text:p>0.01595878601074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147702693939209" calcext:value-type="float">
            <text:p>0.014770269393921</text:p>
          </table:table-cell>
          <table:table-cell office:value-type="float" office:value="0.0172755718231201" calcext:value-type="float">
            <text:p>0.01727557182312</text:p>
          </table:table-cell>
          <table:table-cell office:value-type="float" office:value="0.015217936038971" calcext:value-type="float">
            <text:p>0.01521793603897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152537822723389" calcext:value-type="float">
            <text:p>0.015253782272339</text:p>
          </table:table-cell>
          <table:table-cell office:value-type="float" office:value="0.0176832675933838" calcext:value-type="float">
            <text:p>0.017683267593384</text:p>
          </table:table-cell>
          <table:table-cell office:value-type="float" office:value="0.0157838582992554" calcext:value-type="float">
            <text:p>0.01578385829925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0146331787109375" calcext:value-type="float">
            <text:p>0.014633178710938</text:p>
          </table:table-cell>
          <table:table-cell office:value-type="float" office:value="0.0167760848999023" calcext:value-type="float">
            <text:p>0.016776084899902</text:p>
          </table:table-cell>
          <table:table-cell office:value-type="float" office:value="0.015224814414978" calcext:value-type="float">
            <text:p>0.01522481441497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0154280662536621" calcext:value-type="float">
            <text:p>0.015428066253662</text:p>
          </table:table-cell>
          <table:table-cell office:value-type="float" office:value="0.0179409980773926" calcext:value-type="float">
            <text:p>0.017940998077393</text:p>
          </table:table-cell>
          <table:table-cell office:value-type="float" office:value="0.0160412907600403" calcext:value-type="float">
            <text:p>0.01604129076004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147583484649658" calcext:value-type="float">
            <text:p>0.014758348464966</text:p>
          </table:table-cell>
          <table:table-cell office:value-type="float" office:value="0.0165243148803711" calcext:value-type="float">
            <text:p>0.016524314880371</text:p>
          </table:table-cell>
          <table:table-cell office:value-type="float" office:value="0.0153325200080872" calcext:value-type="float">
            <text:p>0.01533252000808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0146186351776123" calcext:value-type="float">
            <text:p>0.014618635177612</text:p>
          </table:table-cell>
          <table:table-cell office:value-type="float" office:value="0.0172188282012939" calcext:value-type="float">
            <text:p>0.017218828201294</text:p>
          </table:table-cell>
          <table:table-cell office:value-type="float" office:value="0.0153570652008057" calcext:value-type="float">
            <text:p>0.01535706520080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154767036437988" calcext:value-type="float">
            <text:p>0.015476703643799</text:p>
          </table:table-cell>
          <table:table-cell office:value-type="float" office:value="0.0176692008972168" calcext:value-type="float">
            <text:p>0.017669200897217</text:p>
          </table:table-cell>
          <table:table-cell office:value-type="float" office:value="0.0160189270973206" calcext:value-type="float">
            <text:p>0.01601892709732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0150229930877686" calcext:value-type="float">
            <text:p>0.015022993087769</text:p>
          </table:table-cell>
          <table:table-cell office:value-type="float" office:value="0.0170059204101563" calcext:value-type="float">
            <text:p>0.017005920410156</text:p>
          </table:table-cell>
          <table:table-cell office:value-type="float" office:value="0.0155985474586487" calcext:value-type="float">
            <text:p>0.01559854745864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0147085189819336" calcext:value-type="float">
            <text:p>0.014708518981934</text:p>
          </table:table-cell>
          <table:table-cell office:value-type="float" office:value="0.0169682502746582" calcext:value-type="float">
            <text:p>0.016968250274658</text:p>
          </table:table-cell>
          <table:table-cell office:value-type="float" office:value="0.0153434991836548" calcext:value-type="float">
            <text:p>0.01534349918365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154993534088135" calcext:value-type="float">
            <text:p>0.015499353408814</text:p>
          </table:table-cell>
          <table:table-cell office:value-type="float" office:value="0.0174703598022461" calcext:value-type="float">
            <text:p>0.017470359802246</text:p>
          </table:table-cell>
          <table:table-cell office:value-type="float" office:value="0.0161301970481873" calcext:value-type="float">
            <text:p>0.01613019704818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0155062675476074" calcext:value-type="float">
            <text:p>0.015506267547608</text:p>
          </table:table-cell>
          <table:table-cell office:value-type="float" office:value="0.0181193351745606" calcext:value-type="float">
            <text:p>0.018119335174561</text:p>
          </table:table-cell>
          <table:table-cell office:value-type="float" office:value="0.0162256240844727" calcext:value-type="float">
            <text:p>0.01622562408447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0144760608673096" calcext:value-type="float">
            <text:p>0.01447606086731</text:p>
          </table:table-cell>
          <table:table-cell office:value-type="float" office:value="0.0168437957763672" calcext:value-type="float">
            <text:p>0.016843795776367</text:p>
          </table:table-cell>
          <table:table-cell office:value-type="float" office:value="0.0151366591453552" calcext:value-type="float">
            <text:p>0.01513665914535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0156879425048828" calcext:value-type="float">
            <text:p>0.015687942504883</text:p>
          </table:table-cell>
          <table:table-cell office:value-type="float" office:value="0.0179445743560791" calcext:value-type="float">
            <text:p>0.017944574356079</text:p>
          </table:table-cell>
          <table:table-cell office:value-type="float" office:value="0.0162455081939697" calcext:value-type="float">
            <text:p>0.0162455081939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156209468841553" calcext:value-type="float">
            <text:p>0.015620946884155</text:p>
          </table:table-cell>
          <table:table-cell office:value-type="float" office:value="0.0181927680969238" calcext:value-type="float">
            <text:p>0.018192768096924</text:p>
          </table:table-cell>
          <table:table-cell office:value-type="float" office:value="0.0164905548095703" calcext:value-type="float">
            <text:p>0.0164905548095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0155434608459473" calcext:value-type="float">
            <text:p>0.015543460845947</text:p>
          </table:table-cell>
          <table:table-cell office:value-type="float" office:value="0.0174319744110107" calcext:value-type="float">
            <text:p>0.017431974411011</text:p>
          </table:table-cell>
          <table:table-cell office:value-type="float" office:value="0.0159928798675537" calcext:value-type="float">
            <text:p>0.01599287986755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0148816108703613" calcext:value-type="float">
            <text:p>0.014881610870361</text:p>
          </table:table-cell>
          <table:table-cell office:value-type="float" office:value="0.0167245864868164" calcext:value-type="float">
            <text:p>0.016724586486816</text:p>
          </table:table-cell>
          <table:table-cell office:value-type="float" office:value="0.0153753280639648" calcext:value-type="float">
            <text:p>0.01537532806396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154931545257568" calcext:value-type="float">
            <text:p>0.015493154525757</text:p>
          </table:table-cell>
          <table:table-cell office:value-type="float" office:value="0.0179803371429443" calcext:value-type="float">
            <text:p>0.017980337142944</text:p>
          </table:table-cell>
          <table:table-cell office:value-type="float" office:value="0.0161988615989685" calcext:value-type="float">
            <text:p>0.016198861598969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0147910118103027" calcext:value-type="float">
            <text:p>0.014791011810303</text:p>
          </table:table-cell>
          <table:table-cell office:value-type="float" office:value="0.0171566009521484" calcext:value-type="float">
            <text:p>0.017156600952149</text:p>
          </table:table-cell>
          <table:table-cell office:value-type="float" office:value="0.0153026819229126" calcext:value-type="float">
            <text:p>0.015302681922913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0156295299530029" calcext:value-type="float">
            <text:p>0.015629529953003</text:p>
          </table:table-cell>
          <table:table-cell office:value-type="float" office:value="0.0176277160644531" calcext:value-type="float">
            <text:p>0.017627716064453</text:p>
          </table:table-cell>
          <table:table-cell office:value-type="float" office:value="0.0163007855415344" calcext:value-type="float">
            <text:p>0.01630078554153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0150878429412842" calcext:value-type="float">
            <text:p>0.015087842941284</text:p>
          </table:table-cell>
          <table:table-cell office:value-type="float" office:value="0.0168023109436035" calcext:value-type="float">
            <text:p>0.016802310943604</text:p>
          </table:table-cell>
          <table:table-cell office:value-type="float" office:value="0.0155523657798767" calcext:value-type="float">
            <text:p>0.015552365779877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0147078037261963" calcext:value-type="float">
            <text:p>0.014707803726196</text:p>
          </table:table-cell>
          <table:table-cell office:value-type="float" office:value="0.0180277824401856" calcext:value-type="float">
            <text:p>0.018027782440186</text:p>
          </table:table-cell>
          <table:table-cell office:value-type="float" office:value="0.0154432773590088" calcext:value-type="float">
            <text:p>0.015443277359009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01509690284729" calcext:value-type="float">
            <text:p>0.01509690284729</text:p>
          </table:table-cell>
          <table:table-cell office:value-type="float" office:value="0.0169486999511719" calcext:value-type="float">
            <text:p>0.016948699951172</text:p>
          </table:table-cell>
          <table:table-cell office:value-type="float" office:value="0.0157047629356384" calcext:value-type="float">
            <text:p>0.015704762935639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0155434608459473" calcext:value-type="float">
            <text:p>0.015543460845947</text:p>
          </table:table-cell>
          <table:table-cell office:value-type="float" office:value="0.0184357166290283" calcext:value-type="float">
            <text:p>0.018435716629028</text:p>
          </table:table-cell>
          <table:table-cell office:value-type="float" office:value="0.0161278009414673" calcext:value-type="float">
            <text:p>0.01612780094146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149462223052979" calcext:value-type="float">
            <text:p>0.014946222305298</text:p>
          </table:table-cell>
          <table:table-cell office:value-type="float" office:value="0.0172054767608643" calcext:value-type="float">
            <text:p>0.017205476760864</text:p>
          </table:table-cell>
          <table:table-cell office:value-type="float" office:value="0.0155110836029053" calcext:value-type="float">
            <text:p>0.01551108360290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0150253772735596" calcext:value-type="float">
            <text:p>0.01502537727356</text:p>
          </table:table-cell>
          <table:table-cell office:value-type="float" office:value="0.0175483226776123" calcext:value-type="float">
            <text:p>0.017548322677612</text:p>
          </table:table-cell>
          <table:table-cell office:value-type="float" office:value="0.0157421112060547" calcext:value-type="float">
            <text:p>0.015742111206055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0150318145751953" calcext:value-type="float">
            <text:p>0.015031814575195</text:p>
          </table:table-cell>
          <table:table-cell office:value-type="float" office:value="0.0172164440155029" calcext:value-type="float">
            <text:p>0.017216444015503</text:p>
          </table:table-cell>
          <table:table-cell office:value-type="float" office:value="0.0155417799949646" calcext:value-type="float">
            <text:p>0.01554177999496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159032344818115" calcext:value-type="float">
            <text:p>0.015903234481812</text:p>
          </table:table-cell>
          <table:table-cell office:value-type="float" office:value="0.0180175304412842" calcext:value-type="float">
            <text:p>0.018017530441284</text:p>
          </table:table-cell>
          <table:table-cell office:value-type="float" office:value="0.0162889122962952" calcext:value-type="float">
            <text:p>0.01628891229629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0149886608123779" calcext:value-type="float">
            <text:p>0.014988660812378</text:p>
          </table:table-cell>
          <table:table-cell office:value-type="float" office:value="0.0170204639434814" calcext:value-type="float">
            <text:p>0.017020463943482</text:p>
          </table:table-cell>
          <table:table-cell office:value-type="float" office:value="0.0154663920402527" calcext:value-type="float">
            <text:p>0.015466392040253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0150279998779297" calcext:value-type="float">
            <text:p>0.01502799987793</text:p>
          </table:table-cell>
          <table:table-cell office:value-type="float" office:value="0.0178983211517334" calcext:value-type="float">
            <text:p>0.017898321151733</text:p>
          </table:table-cell>
          <table:table-cell office:value-type="float" office:value="0.0156024575233459" calcext:value-type="float">
            <text:p>0.01560245752334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0151324272155762" calcext:value-type="float">
            <text:p>0.015132427215576</text:p>
          </table:table-cell>
          <table:table-cell office:value-type="float" office:value="0.0173652172088623" calcext:value-type="float">
            <text:p>0.017365217208862</text:p>
          </table:table-cell>
          <table:table-cell office:value-type="float" office:value="0.0156255960464478" calcext:value-type="float">
            <text:p>0.01562559604644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0156705379486084" calcext:value-type="float">
            <text:p>0.015670537948608</text:p>
          </table:table-cell>
          <table:table-cell office:value-type="float" office:value="0.0181870460510254" calcext:value-type="float">
            <text:p>0.018187046051025</text:p>
          </table:table-cell>
          <table:table-cell office:value-type="float" office:value="0.0162175416946411" calcext:value-type="float">
            <text:p>0.01621754169464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0149705410003662" calcext:value-type="float">
            <text:p>0.014970541000366</text:p>
          </table:table-cell>
          <table:table-cell office:value-type="float" office:value="0.0166966915130615" calcext:value-type="float">
            <text:p>0.016696691513062</text:p>
          </table:table-cell>
          <table:table-cell office:value-type="float" office:value="0.0155234932899475" calcext:value-type="float">
            <text:p>0.01552349328994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0156426429748535" calcext:value-type="float">
            <text:p>0.015642642974854</text:p>
          </table:table-cell>
          <table:table-cell office:value-type="float" office:value="0.0191576480865479" calcext:value-type="float">
            <text:p>0.019157648086548</text:p>
          </table:table-cell>
          <table:table-cell office:value-type="float" office:value="0.0162821769714355" calcext:value-type="float">
            <text:p>0.01628217697143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0157694816589356" calcext:value-type="float">
            <text:p>0.015769481658936</text:p>
          </table:table-cell>
          <table:table-cell office:value-type="float" office:value="0.0177295207977295" calcext:value-type="float">
            <text:p>0.01772952079773</text:p>
          </table:table-cell>
          <table:table-cell office:value-type="float" office:value="0.0165013432502747" calcext:value-type="float">
            <text:p>0.01650134325027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0160622596740723" calcext:value-type="float">
            <text:p>0.016062259674072</text:p>
          </table:table-cell>
          <table:table-cell office:value-type="float" office:value="0.0179262161254883" calcext:value-type="float">
            <text:p>0.017926216125488</text:p>
          </table:table-cell>
          <table:table-cell office:value-type="float" office:value="0.0166959285736084" calcext:value-type="float">
            <text:p>0.01669592857360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0158674716949463" calcext:value-type="float">
            <text:p>0.015867471694946</text:p>
          </table:table-cell>
          <table:table-cell office:value-type="float" office:value="0.0185506343841553" calcext:value-type="float">
            <text:p>0.018550634384155</text:p>
          </table:table-cell>
          <table:table-cell office:value-type="float" office:value="0.0168425917625427" calcext:value-type="float">
            <text:p>0.01684259176254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152511596679688" calcext:value-type="float">
            <text:p>0.015251159667969</text:p>
          </table:table-cell>
          <table:table-cell office:value-type="float" office:value="0.0172724723815918" calcext:value-type="float">
            <text:p>0.017272472381592</text:p>
          </table:table-cell>
          <table:table-cell office:value-type="float" office:value="0.0157769322395325" calcext:value-type="float">
            <text:p>0.01577693223953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0151431560516357" calcext:value-type="float">
            <text:p>0.015143156051636</text:p>
          </table:table-cell>
          <table:table-cell office:value-type="float" office:value="0.0174775123596191" calcext:value-type="float">
            <text:p>0.017477512359619</text:p>
          </table:table-cell>
          <table:table-cell office:value-type="float" office:value="0.0160483479499817" calcext:value-type="float">
            <text:p>0.01604834794998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0159523487091064" calcext:value-type="float">
            <text:p>0.015952348709107</text:p>
          </table:table-cell>
          <table:table-cell office:value-type="float" office:value="0.0184280872344971" calcext:value-type="float">
            <text:p>0.018428087234497</text:p>
          </table:table-cell>
          <table:table-cell office:value-type="float" office:value="0.0165542840957642" calcext:value-type="float">
            <text:p>0.01655428409576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015878438949585" calcext:value-type="float">
            <text:p>0.015878438949585</text:p>
          </table:table-cell>
          <table:table-cell office:value-type="float" office:value="0.018218994140625" calcext:value-type="float">
            <text:p>0.018218994140625</text:p>
          </table:table-cell>
          <table:table-cell office:value-type="float" office:value="0.016455864906311" calcext:value-type="float">
            <text:p>0.01645586490631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0152437686920166" calcext:value-type="float">
            <text:p>0.015243768692017</text:p>
          </table:table-cell>
          <table:table-cell office:value-type="float" office:value="0.0174713134765625" calcext:value-type="float">
            <text:p>0.017471313476563</text:p>
          </table:table-cell>
          <table:table-cell office:value-type="float" office:value="0.0159128189086914" calcext:value-type="float">
            <text:p>0.01591281890869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0159332752227783" calcext:value-type="float">
            <text:p>0.015933275222778</text:p>
          </table:table-cell>
          <table:table-cell office:value-type="float" office:value="0.0179080963134766" calcext:value-type="float">
            <text:p>0.017908096313477</text:p>
          </table:table-cell>
          <table:table-cell office:value-type="float" office:value="0.0165052056312561" calcext:value-type="float">
            <text:p>0.01650520563125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0156745910644531" calcext:value-type="float">
            <text:p>0.015674591064453</text:p>
          </table:table-cell>
          <table:table-cell office:value-type="float" office:value="0.0181961059570313" calcext:value-type="float">
            <text:p>0.018196105957031</text:p>
          </table:table-cell>
          <table:table-cell office:value-type="float" office:value="0.016233491897583" calcext:value-type="float">
            <text:p>0.016233491897583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0159165859222412" calcext:value-type="float">
            <text:p>0.015916585922241</text:p>
          </table:table-cell>
          <table:table-cell office:value-type="float" office:value="0.0186011791229248" calcext:value-type="float">
            <text:p>0.018601179122925</text:p>
          </table:table-cell>
          <table:table-cell office:value-type="float" office:value="0.016555655002594" calcext:value-type="float">
            <text:p>0.01655565500259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0160455703735352" calcext:value-type="float">
            <text:p>0.016045570373535</text:p>
          </table:table-cell>
          <table:table-cell office:value-type="float" office:value="0.018157958984375" calcext:value-type="float">
            <text:p>0.018157958984375</text:p>
          </table:table-cell>
          <table:table-cell office:value-type="float" office:value="0.0164642214775085" calcext:value-type="float">
            <text:p>0.016464221477509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0158607959747314" calcext:value-type="float">
            <text:p>0.015860795974732</text:p>
          </table:table-cell>
          <table:table-cell office:value-type="float" office:value="0.017852783203125" calcext:value-type="float">
            <text:p>0.017852783203125</text:p>
          </table:table-cell>
          <table:table-cell office:value-type="float" office:value="0.0164482355117798" calcext:value-type="float">
            <text:p>0.0164482355117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0149679183959961" calcext:value-type="float">
            <text:p>0.014967918395996</text:p>
          </table:table-cell>
          <table:table-cell office:value-type="float" office:value="0.0174996852874756" calcext:value-type="float">
            <text:p>0.017499685287476</text:p>
          </table:table-cell>
          <table:table-cell office:value-type="float" office:value="0.0158078789710999" calcext:value-type="float">
            <text:p>0.0158078789711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0152354240417481" calcext:value-type="float">
            <text:p>0.015235424041748</text:p>
          </table:table-cell>
          <table:table-cell office:value-type="float" office:value="0.0206806659698486" calcext:value-type="float">
            <text:p>0.020680665969849</text:p>
          </table:table-cell>
          <table:table-cell office:value-type="float" office:value="0.016491162776947" calcext:value-type="float">
            <text:p>0.01649116277694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015444278717041" calcext:value-type="float">
            <text:p>0.015444278717041</text:p>
          </table:table-cell>
          <table:table-cell office:value-type="float" office:value="0.01755690574646" calcext:value-type="float">
            <text:p>0.01755690574646</text:p>
          </table:table-cell>
          <table:table-cell office:value-type="float" office:value="0.0159745454788208" calcext:value-type="float">
            <text:p>0.015974545478821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0161032676696777" calcext:value-type="float">
            <text:p>0.016103267669678</text:p>
          </table:table-cell>
          <table:table-cell office:value-type="float" office:value="0.0183570384979248" calcext:value-type="float">
            <text:p>0.018357038497925</text:p>
          </table:table-cell>
          <table:table-cell office:value-type="float" office:value="0.0170210719108582" calcext:value-type="float">
            <text:p>0.01702107191085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150876045227051" calcext:value-type="float">
            <text:p>0.015087604522705</text:p>
          </table:table-cell>
          <table:table-cell office:value-type="float" office:value="0.0171749591827393" calcext:value-type="float">
            <text:p>0.017174959182739</text:p>
          </table:table-cell>
          <table:table-cell office:value-type="float" office:value="0.0156410694122314" calcext:value-type="float">
            <text:p>0.01564106941223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0157341957092285" calcext:value-type="float">
            <text:p>0.015734195709229</text:p>
          </table:table-cell>
          <table:table-cell office:value-type="float" office:value="0.0173935890197754" calcext:value-type="float">
            <text:p>0.017393589019775</text:p>
          </table:table-cell>
          <table:table-cell office:value-type="float" office:value="0.0163514375686646" calcext:value-type="float">
            <text:p>0.01635143756866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0154459476470947" calcext:value-type="float">
            <text:p>0.015445947647095</text:p>
          </table:table-cell>
          <table:table-cell office:value-type="float" office:value="0.0178616046905518" calcext:value-type="float">
            <text:p>0.017861604690552</text:p>
          </table:table-cell>
          <table:table-cell office:value-type="float" office:value="0.0162472367286682" calcext:value-type="float">
            <text:p>0.01624723672866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164163112640381" calcext:value-type="float">
            <text:p>0.016416311264038</text:p>
          </table:table-cell>
          <table:table-cell office:value-type="float" office:value="0.018674373626709" calcext:value-type="float">
            <text:p>0.018674373626709</text:p>
          </table:table-cell>
          <table:table-cell office:value-type="float" office:value="0.0170907378196716" calcext:value-type="float">
            <text:p>0.017090737819672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0155282020568848" calcext:value-type="float">
            <text:p>0.015528202056885</text:p>
          </table:table-cell>
          <table:table-cell office:value-type="float" office:value="0.0176072120666504" calcext:value-type="float">
            <text:p>0.01760721206665</text:p>
          </table:table-cell>
          <table:table-cell office:value-type="float" office:value="0.0162973761558533" calcext:value-type="float">
            <text:p>0.01629737615585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015495777130127" calcext:value-type="float">
            <text:p>0.015495777130127</text:p>
          </table:table-cell>
          <table:table-cell office:value-type="float" office:value="0.0180270671844482" calcext:value-type="float">
            <text:p>0.018027067184448</text:p>
          </table:table-cell>
          <table:table-cell office:value-type="float" office:value="0.0162644028663635" calcext:value-type="float">
            <text:p>0.01626440286636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153770446777344" calcext:value-type="float">
            <text:p>0.015377044677734</text:p>
          </table:table-cell>
          <table:table-cell office:value-type="float" office:value="0.0177760124206543" calcext:value-type="float">
            <text:p>0.017776012420654</text:p>
          </table:table-cell>
          <table:table-cell office:value-type="float" office:value="0.016037917137146" calcext:value-type="float">
            <text:p>0.01603791713714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152394771575928" calcext:value-type="float">
            <text:p>0.015239477157593</text:p>
          </table:table-cell>
          <table:table-cell office:value-type="float" office:value="0.0174047946929932" calcext:value-type="float">
            <text:p>0.017404794692993</text:p>
          </table:table-cell>
          <table:table-cell office:value-type="float" office:value="0.0158630609512329" calcext:value-type="float">
            <text:p>0.01586306095123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155355930328369" calcext:value-type="float">
            <text:p>0.015535593032837</text:p>
          </table:table-cell>
          <table:table-cell office:value-type="float" office:value="0.0176377296447754" calcext:value-type="float">
            <text:p>0.017637729644775</text:p>
          </table:table-cell>
          <table:table-cell office:value-type="float" office:value="0.0164133310317993" calcext:value-type="float">
            <text:p>0.01641333103179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0154399871826172" calcext:value-type="float">
            <text:p>0.015439987182617</text:p>
          </table:table-cell>
          <table:table-cell office:value-type="float" office:value="0.0180408954620361" calcext:value-type="float">
            <text:p>0.018040895462036</text:p>
          </table:table-cell>
          <table:table-cell office:value-type="float" office:value="0.0163239479064941" calcext:value-type="float">
            <text:p>0.01632394790649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0153281688690186" calcext:value-type="float">
            <text:p>0.015328168869019</text:p>
          </table:table-cell>
          <table:table-cell office:value-type="float" office:value="0.0177061557769775" calcext:value-type="float">
            <text:p>0.017706155776978</text:p>
          </table:table-cell>
          <table:table-cell office:value-type="float" office:value="0.0159525156021118" calcext:value-type="float">
            <text:p>0.01595251560211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0153355598449707" calcext:value-type="float">
            <text:p>0.015335559844971</text:p>
          </table:table-cell>
          <table:table-cell office:value-type="float" office:value="0.0180268287658691" calcext:value-type="float">
            <text:p>0.018026828765869</text:p>
          </table:table-cell>
          <table:table-cell office:value-type="float" office:value="0.0161351323127747" calcext:value-type="float">
            <text:p>0.01613513231277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0162787437438965" calcext:value-type="float">
            <text:p>0.016278743743897</text:p>
          </table:table-cell>
          <table:table-cell office:value-type="float" office:value="0.019352912902832" calcext:value-type="float">
            <text:p>0.019352912902832</text:p>
          </table:table-cell>
          <table:table-cell office:value-type="float" office:value="0.0169044017791748" calcext:value-type="float">
            <text:p>0.01690440177917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015305757522583" calcext:value-type="float">
            <text:p>0.015305757522583</text:p>
          </table:table-cell>
          <table:table-cell office:value-type="float" office:value="0.0177414417266846" calcext:value-type="float">
            <text:p>0.017741441726685</text:p>
          </table:table-cell>
          <table:table-cell office:value-type="float" office:value="0.0160008311271667" calcext:value-type="float">
            <text:p>0.01600083112716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0156650543212891" calcext:value-type="float">
            <text:p>0.015665054321289</text:p>
          </table:table-cell>
          <table:table-cell office:value-type="float" office:value="0.0176799297332764" calcext:value-type="float">
            <text:p>0.017679929733276</text:p>
          </table:table-cell>
          <table:table-cell office:value-type="float" office:value="0.0162107706069946" calcext:value-type="float">
            <text:p>0.01621077060699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0156209468841553" calcext:value-type="float">
            <text:p>0.015620946884155</text:p>
          </table:table-cell>
          <table:table-cell office:value-type="float" office:value="0.0182704925537109" calcext:value-type="float">
            <text:p>0.018270492553711</text:p>
          </table:table-cell>
          <table:table-cell office:value-type="float" office:value="0.0161433100700378" calcext:value-type="float">
            <text:p>0.01614331007003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0153684616088867" calcext:value-type="float">
            <text:p>0.015368461608887</text:p>
          </table:table-cell>
          <table:table-cell office:value-type="float" office:value="0.0176458358764648" calcext:value-type="float">
            <text:p>0.017645835876465</text:p>
          </table:table-cell>
          <table:table-cell office:value-type="float" office:value="0.0160510182380676" calcext:value-type="float">
            <text:p>0.016051018238068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0156464576721191" calcext:value-type="float">
            <text:p>0.015646457672119</text:p>
          </table:table-cell>
          <table:table-cell office:value-type="float" office:value="0.0183694362640381" calcext:value-type="float">
            <text:p>0.018369436264038</text:p>
          </table:table-cell>
          <table:table-cell office:value-type="float" office:value="0.0163683533668518" calcext:value-type="float">
            <text:p>0.016368353366852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01662278175354" calcext:value-type="float">
            <text:p>0.01662278175354</text:p>
          </table:table-cell>
          <table:table-cell office:value-type="float" office:value="0.0200135707855225" calcext:value-type="float">
            <text:p>0.020013570785523</text:p>
          </table:table-cell>
          <table:table-cell office:value-type="float" office:value="0.0173329830169678" calcext:value-type="float">
            <text:p>0.01733298301696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0164430141448975" calcext:value-type="float">
            <text:p>0.016443014144898</text:p>
          </table:table-cell>
          <table:table-cell office:value-type="float" office:value="0.0192961692810059" calcext:value-type="float">
            <text:p>0.019296169281006</text:p>
          </table:table-cell>
          <table:table-cell office:value-type="float" office:value="0.0171717524528503" calcext:value-type="float">
            <text:p>0.01717175245285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0168583393096924" calcext:value-type="float">
            <text:p>0.016858339309692</text:p>
          </table:table-cell>
          <table:table-cell office:value-type="float" office:value="0.0191671848297119" calcext:value-type="float">
            <text:p>0.019167184829712</text:p>
          </table:table-cell>
          <table:table-cell office:value-type="float" office:value="0.0175212621688843" calcext:value-type="float">
            <text:p>0.01752126216888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165681838989258" calcext:value-type="float">
            <text:p>0.016568183898926</text:p>
          </table:table-cell>
          <table:table-cell office:value-type="float" office:value="0.0204317569732666" calcext:value-type="float">
            <text:p>0.020431756973267</text:p>
          </table:table-cell>
          <table:table-cell office:value-type="float" office:value="0.0174460291862488" calcext:value-type="float">
            <text:p>0.01744602918624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0156416893005371" calcext:value-type="float">
            <text:p>0.015641689300537</text:p>
          </table:table-cell>
          <table:table-cell office:value-type="float" office:value="0.0179805755615234" calcext:value-type="float">
            <text:p>0.017980575561524</text:p>
          </table:table-cell>
          <table:table-cell office:value-type="float" office:value="0.016260552406311" calcext:value-type="float">
            <text:p>0.016260552406311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0163979530334473" calcext:value-type="float">
            <text:p>0.016397953033447</text:p>
          </table:table-cell>
          <table:table-cell office:value-type="float" office:value="0.0184860229492188" calcext:value-type="float">
            <text:p>0.018486022949219</text:p>
          </table:table-cell>
          <table:table-cell office:value-type="float" office:value="0.0170501232147217" calcext:value-type="float">
            <text:p>0.01705012321472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0159173011779785" calcext:value-type="float">
            <text:p>0.015917301177979</text:p>
          </table:table-cell>
          <table:table-cell office:value-type="float" office:value="0.0184867382049561" calcext:value-type="float">
            <text:p>0.018486738204956</text:p>
          </table:table-cell>
          <table:table-cell office:value-type="float" office:value="0.0165047764778137" calcext:value-type="float">
            <text:p>0.01650477647781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0156722068786621" calcext:value-type="float">
            <text:p>0.015672206878662</text:p>
          </table:table-cell>
          <table:table-cell office:value-type="float" office:value="0.0179390907287598" calcext:value-type="float">
            <text:p>0.01793909072876</text:p>
          </table:table-cell>
          <table:table-cell office:value-type="float" office:value="0.0161139726638794" calcext:value-type="float">
            <text:p>0.01611397266387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165789127349854" calcext:value-type="float">
            <text:p>0.016578912734985</text:p>
          </table:table-cell>
          <table:table-cell office:value-type="float" office:value="0.0187404155731201" calcext:value-type="float">
            <text:p>0.01874041557312</text:p>
          </table:table-cell>
          <table:table-cell office:value-type="float" office:value="0.0170903444290161" calcext:value-type="float">
            <text:p>0.01709034442901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0165495872497559" calcext:value-type="float">
            <text:p>0.016549587249756</text:p>
          </table:table-cell>
          <table:table-cell office:value-type="float" office:value="0.0192146301269531" calcext:value-type="float">
            <text:p>0.019214630126953</text:p>
          </table:table-cell>
          <table:table-cell office:value-type="float" office:value="0.0171584844589233" calcext:value-type="float">
            <text:p>0.01715848445892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0157122611999512" calcext:value-type="float">
            <text:p>0.015712261199951</text:p>
          </table:table-cell>
          <table:table-cell office:value-type="float" office:value="0.0181777477264404" calcext:value-type="float">
            <text:p>0.018177747726441</text:p>
          </table:table-cell>
          <table:table-cell office:value-type="float" office:value="0.016308057308197" calcext:value-type="float">
            <text:p>0.016308057308197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0157227516174316" calcext:value-type="float">
            <text:p>0.015722751617432</text:p>
          </table:table-cell>
          <table:table-cell office:value-type="float" office:value="0.0180680751800537" calcext:value-type="float">
            <text:p>0.018068075180054</text:p>
          </table:table-cell>
          <table:table-cell office:value-type="float" office:value="0.0165798187255859" calcext:value-type="float">
            <text:p>0.01657981872558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0156710147857666" calcext:value-type="float">
            <text:p>0.015671014785767</text:p>
          </table:table-cell>
          <table:table-cell office:value-type="float" office:value="0.0184900760650635" calcext:value-type="float">
            <text:p>0.018490076065064</text:p>
          </table:table-cell>
          <table:table-cell office:value-type="float" office:value="0.0162757158279419" calcext:value-type="float">
            <text:p>0.01627571582794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156843662261963" calcext:value-type="float">
            <text:p>0.015684366226196</text:p>
          </table:table-cell>
          <table:table-cell office:value-type="float" office:value="0.0179092884063721" calcext:value-type="float">
            <text:p>0.017909288406372</text:p>
          </table:table-cell>
          <table:table-cell office:value-type="float" office:value="0.0162918090820313" calcext:value-type="float">
            <text:p>0.01629180908203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0165109634399414" calcext:value-type="float">
            <text:p>0.016510963439941</text:p>
          </table:table-cell>
          <table:table-cell office:value-type="float" office:value="0.0192480087280273" calcext:value-type="float">
            <text:p>0.019248008728027</text:p>
          </table:table-cell>
          <table:table-cell office:value-type="float" office:value="0.0171645522117615" calcext:value-type="float">
            <text:p>0.01716455221176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0167193412780762" calcext:value-type="float">
            <text:p>0.016719341278076</text:p>
          </table:table-cell>
          <table:table-cell office:value-type="float" office:value="0.0187933444976807" calcext:value-type="float">
            <text:p>0.018793344497681</text:p>
          </table:table-cell>
          <table:table-cell office:value-type="float" office:value="0.0174837827682495" calcext:value-type="float">
            <text:p>0.0174837827682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0156023502349854" calcext:value-type="float">
            <text:p>0.015602350234985</text:p>
          </table:table-cell>
          <table:table-cell office:value-type="float" office:value="0.0175719261169434" calcext:value-type="float">
            <text:p>0.017571926116943</text:p>
          </table:table-cell>
          <table:table-cell office:value-type="float" office:value="0.0162286400794983" calcext:value-type="float">
            <text:p>0.01622864007949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0158846378326416" calcext:value-type="float">
            <text:p>0.015884637832642</text:p>
          </table:table-cell>
          <table:table-cell office:value-type="float" office:value="0.0180749893188477" calcext:value-type="float">
            <text:p>0.018074989318848</text:p>
          </table:table-cell>
          <table:table-cell office:value-type="float" office:value="0.0164092063903809" calcext:value-type="float">
            <text:p>0.01640920639038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0167262554168701" calcext:value-type="float">
            <text:p>0.01672625541687</text:p>
          </table:table-cell>
          <table:table-cell office:value-type="float" office:value="0.0191283226013184" calcext:value-type="float">
            <text:p>0.019128322601318</text:p>
          </table:table-cell>
          <table:table-cell office:value-type="float" office:value="0.0174874305725098" calcext:value-type="float">
            <text:p>0.01748743057251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0170931816101074" calcext:value-type="float">
            <text:p>0.017093181610108</text:p>
          </table:table-cell>
          <table:table-cell office:value-type="float" office:value="0.0191745758056641" calcext:value-type="float">
            <text:p>0.019174575805664</text:p>
          </table:table-cell>
          <table:table-cell office:value-type="float" office:value="0.0175498247146606" calcext:value-type="float">
            <text:p>0.01754982471466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0160431861877441" calcext:value-type="float">
            <text:p>0.016043186187744</text:p>
          </table:table-cell>
          <table:table-cell office:value-type="float" office:value="0.0184326171875" calcext:value-type="float">
            <text:p>0.0184326171875</text:p>
          </table:table-cell>
          <table:table-cell office:value-type="float" office:value="0.0169627904891968" calcext:value-type="float">
            <text:p>0.01696279048919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0160472393035889" calcext:value-type="float">
            <text:p>0.016047239303589</text:p>
          </table:table-cell>
          <table:table-cell office:value-type="float" office:value="0.0177290439605713" calcext:value-type="float">
            <text:p>0.017729043960571</text:p>
          </table:table-cell>
          <table:table-cell office:value-type="float" office:value="0.0168153405189514" calcext:value-type="float">
            <text:p>0.016815340518952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0159156322479248" calcext:value-type="float">
            <text:p>0.015915632247925</text:p>
          </table:table-cell>
          <table:table-cell office:value-type="float" office:value="0.0179963111877441" calcext:value-type="float">
            <text:p>0.017996311187744</text:p>
          </table:table-cell>
          <table:table-cell office:value-type="float" office:value="0.0165231466293335" calcext:value-type="float">
            <text:p>0.01652314662933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0169210433959961" calcext:value-type="float">
            <text:p>0.016921043395996</text:p>
          </table:table-cell>
          <table:table-cell office:value-type="float" office:value="0.0189254283905029" calcext:value-type="float">
            <text:p>0.018925428390503</text:p>
          </table:table-cell>
          <table:table-cell office:value-type="float" office:value="0.0176242232322693" calcext:value-type="float">
            <text:p>0.017624223232269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0157637596130371" calcext:value-type="float">
            <text:p>0.015763759613037</text:p>
          </table:table-cell>
          <table:table-cell office:value-type="float" office:value="0.017902135848999" calcext:value-type="float">
            <text:p>0.017902135848999</text:p>
          </table:table-cell>
          <table:table-cell office:value-type="float" office:value="0.0164364099502564" calcext:value-type="float">
            <text:p>0.01643640995025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016775369644165" calcext:value-type="float">
            <text:p>0.016775369644165</text:p>
          </table:table-cell>
          <table:table-cell office:value-type="float" office:value="0.0192267894744873" calcext:value-type="float">
            <text:p>0.019226789474487</text:p>
          </table:table-cell>
          <table:table-cell office:value-type="float" office:value="0.017481529712677" calcext:value-type="float">
            <text:p>0.01748152971267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0161449909210205" calcext:value-type="float">
            <text:p>0.016144990921021</text:p>
          </table:table-cell>
          <table:table-cell office:value-type="float" office:value="0.0183072090148926" calcext:value-type="float">
            <text:p>0.018307209014893</text:p>
          </table:table-cell>
          <table:table-cell office:value-type="float" office:value="0.0166670918464661" calcext:value-type="float">
            <text:p>0.01666709184646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169823169708252" calcext:value-type="float">
            <text:p>0.016982316970825</text:p>
          </table:table-cell>
          <table:table-cell office:value-type="float" office:value="0.0191597938537598" calcext:value-type="float">
            <text:p>0.01915979385376</text:p>
          </table:table-cell>
          <table:table-cell office:value-type="float" office:value="0.0175243258476257" calcext:value-type="float">
            <text:p>0.01752432584762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166773796081543" calcext:value-type="float">
            <text:p>0.016677379608154</text:p>
          </table:table-cell>
          <table:table-cell office:value-type="float" office:value="0.0192115306854248" calcext:value-type="float">
            <text:p>0.019211530685425</text:p>
          </table:table-cell>
          <table:table-cell office:value-type="float" office:value="0.0176756858825684" calcext:value-type="float">
            <text:p>0.017675685882568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0160551071166992" calcext:value-type="float">
            <text:p>0.016055107116699</text:p>
          </table:table-cell>
          <table:table-cell office:value-type="float" office:value="0.0187110900878906" calcext:value-type="float">
            <text:p>0.018711090087891</text:p>
          </table:table-cell>
          <table:table-cell office:value-type="float" office:value="0.016766369342804" calcext:value-type="float">
            <text:p>0.016766369342804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0165302753448486" calcext:value-type="float">
            <text:p>0.016530275344849</text:p>
          </table:table-cell>
          <table:table-cell office:value-type="float" office:value="0.0190062522888184" calcext:value-type="float">
            <text:p>0.019006252288818</text:p>
          </table:table-cell>
          <table:table-cell office:value-type="float" office:value="0.0171853303909302" calcext:value-type="float">
            <text:p>0.01718533039093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0167543888092041" calcext:value-type="float">
            <text:p>0.016754388809204</text:p>
          </table:table-cell>
          <table:table-cell office:value-type="float" office:value="0.01951003074646" calcext:value-type="float">
            <text:p>0.01951003074646</text:p>
          </table:table-cell>
          <table:table-cell office:value-type="float" office:value="0.0175316691398621" calcext:value-type="float">
            <text:p>0.017531669139862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159347057342529" calcext:value-type="float">
            <text:p>0.015934705734253</text:p>
          </table:table-cell>
          <table:table-cell office:value-type="float" office:value="0.0187821388244629" calcext:value-type="float">
            <text:p>0.018782138824463</text:p>
          </table:table-cell>
          <table:table-cell office:value-type="float" office:value="0.0166355848312378" calcext:value-type="float">
            <text:p>0.016635584831238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0167198181152344" calcext:value-type="float">
            <text:p>0.016719818115234</text:p>
          </table:table-cell>
          <table:table-cell office:value-type="float" office:value="0.0192911624908447" calcext:value-type="float">
            <text:p>0.019291162490845</text:p>
          </table:table-cell>
          <table:table-cell office:value-type="float" office:value="0.0175238132476807" calcext:value-type="float">
            <text:p>0.01752381324768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166995525360107" calcext:value-type="float">
            <text:p>0.016699552536011</text:p>
          </table:table-cell>
          <table:table-cell office:value-type="float" office:value="0.0191142559051514" calcext:value-type="float">
            <text:p>0.019114255905151</text:p>
          </table:table-cell>
          <table:table-cell office:value-type="float" office:value="0.0172935247421265" calcext:value-type="float">
            <text:p>0.01729352474212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016838550567627" calcext:value-type="float">
            <text:p>0.016838550567627</text:p>
          </table:table-cell>
          <table:table-cell office:value-type="float" office:value="0.0196402072906494" calcext:value-type="float">
            <text:p>0.01964020729065</text:p>
          </table:table-cell>
          <table:table-cell office:value-type="float" office:value="0.0175718903541565" calcext:value-type="float">
            <text:p>0.01757189035415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0159578323364258" calcext:value-type="float">
            <text:p>0.015957832336426</text:p>
          </table:table-cell>
          <table:table-cell office:value-type="float" office:value="0.0188403129577637" calcext:value-type="float">
            <text:p>0.018840312957764</text:p>
          </table:table-cell>
          <table:table-cell office:value-type="float" office:value="0.0167421817779541" calcext:value-type="float">
            <text:p>0.01674218177795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0160892009735107" calcext:value-type="float">
            <text:p>0.016089200973511</text:p>
          </table:table-cell>
          <table:table-cell office:value-type="float" office:value="0.0185418128967285" calcext:value-type="float">
            <text:p>0.018541812896729</text:p>
          </table:table-cell>
          <table:table-cell office:value-type="float" office:value="0.0167863130569458" calcext:value-type="float">
            <text:p>0.01678631305694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163674354553223" calcext:value-type="float">
            <text:p>0.016367435455322</text:p>
          </table:table-cell>
          <table:table-cell office:value-type="float" office:value="0.0188384056091309" calcext:value-type="float">
            <text:p>0.018838405609131</text:p>
          </table:table-cell>
          <table:table-cell office:value-type="float" office:value="0.01701899766922" calcext:value-type="float">
            <text:p>0.0170189976692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0168232917785645" calcext:value-type="float">
            <text:p>0.016823291778565</text:p>
          </table:table-cell>
          <table:table-cell office:value-type="float" office:value="0.0192406177520752" calcext:value-type="float">
            <text:p>0.019240617752075</text:p>
          </table:table-cell>
          <table:table-cell office:value-type="float" office:value="0.017569625377655" calcext:value-type="float">
            <text:p>0.017569625377655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0162544250488281" calcext:value-type="float">
            <text:p>0.016254425048828</text:p>
          </table:table-cell>
          <table:table-cell office:value-type="float" office:value="0.0185620784759522" calcext:value-type="float">
            <text:p>0.018562078475952</text:p>
          </table:table-cell>
          <table:table-cell office:value-type="float" office:value="0.0169483661651611" calcext:value-type="float">
            <text:p>0.01694836616516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170934200286865" calcext:value-type="float">
            <text:p>0.017093420028687</text:p>
          </table:table-cell>
          <table:table-cell office:value-type="float" office:value="0.0189924240112305" calcext:value-type="float">
            <text:p>0.018992424011231</text:p>
          </table:table-cell>
          <table:table-cell office:value-type="float" office:value="0.0176995992660522" calcext:value-type="float">
            <text:p>0.01769959926605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0170509815216064" calcext:value-type="float">
            <text:p>0.017050981521607</text:p>
          </table:table-cell>
          <table:table-cell office:value-type="float" office:value="0.0192277431488037" calcext:value-type="float">
            <text:p>0.019227743148804</text:p>
          </table:table-cell>
          <table:table-cell office:value-type="float" office:value="0.017762565612793" calcext:value-type="float">
            <text:p>0.01776256561279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0173575878143311" calcext:value-type="float">
            <text:p>0.017357587814331</text:p>
          </table:table-cell>
          <table:table-cell office:value-type="float" office:value="0.0202336311340332" calcext:value-type="float">
            <text:p>0.020233631134033</text:p>
          </table:table-cell>
          <table:table-cell office:value-type="float" office:value="0.0181216955184937" calcext:value-type="float">
            <text:p>0.018121695518494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0168986320495606" calcext:value-type="float">
            <text:p>0.016898632049561</text:p>
          </table:table-cell>
          <table:table-cell office:value-type="float" office:value="0.0224854946136475" calcext:value-type="float">
            <text:p>0.022485494613648</text:p>
          </table:table-cell>
          <table:table-cell office:value-type="float" office:value="0.0177926182746887" calcext:value-type="float">
            <text:p>0.017792618274689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0159480571746826" calcext:value-type="float">
            <text:p>0.015948057174683</text:p>
          </table:table-cell>
          <table:table-cell office:value-type="float" office:value="0.0213282108306885" calcext:value-type="float">
            <text:p>0.021328210830689</text:p>
          </table:table-cell>
          <table:table-cell office:value-type="float" office:value="0.0172733783721924" calcext:value-type="float">
            <text:p>0.017273378372192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0165183544158936" calcext:value-type="float">
            <text:p>0.016518354415894</text:p>
          </table:table-cell>
          <table:table-cell office:value-type="float" office:value="0.0208194255828857" calcext:value-type="float">
            <text:p>0.020819425582886</text:p>
          </table:table-cell>
          <table:table-cell office:value-type="float" office:value="0.0175530672073364" calcext:value-type="float">
            <text:p>0.01755306720733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0163285732269287" calcext:value-type="float">
            <text:p>0.016328573226929</text:p>
          </table:table-cell>
          <table:table-cell office:value-type="float" office:value="0.019193172454834" calcext:value-type="float">
            <text:p>0.019193172454834</text:p>
          </table:table-cell>
          <table:table-cell office:value-type="float" office:value="0.0168614625930786" calcext:value-type="float">
            <text:p>0.01686146259307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171248912811279" calcext:value-type="float">
            <text:p>0.017124891281128</text:p>
          </table:table-cell>
          <table:table-cell office:value-type="float" office:value="0.0198502540588379" calcext:value-type="float">
            <text:p>0.019850254058838</text:p>
          </table:table-cell>
          <table:table-cell office:value-type="float" office:value="0.0177720546722412" calcext:value-type="float">
            <text:p>0.01777205467224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0164003372192383" calcext:value-type="float">
            <text:p>0.016400337219238</text:p>
          </table:table-cell>
          <table:table-cell office:value-type="float" office:value="0.0191638469696045" calcext:value-type="float">
            <text:p>0.019163846969605</text:p>
          </table:table-cell>
          <table:table-cell office:value-type="float" office:value="0.0170479416847229" calcext:value-type="float">
            <text:p>0.01704794168472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0172967910766602" calcext:value-type="float">
            <text:p>0.01729679107666</text:p>
          </table:table-cell>
          <table:table-cell office:value-type="float" office:value="0.0198147296905518" calcext:value-type="float">
            <text:p>0.019814729690552</text:p>
          </table:table-cell>
          <table:table-cell office:value-type="float" office:value="0.0180125236511231" calcext:value-type="float">
            <text:p>0.01801252365112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171289443969727" calcext:value-type="float">
            <text:p>0.017128944396973</text:p>
          </table:table-cell>
          <table:table-cell office:value-type="float" office:value="0.0204596519470215" calcext:value-type="float">
            <text:p>0.020459651947022</text:p>
          </table:table-cell>
          <table:table-cell office:value-type="float" office:value="0.0177884459495544" calcext:value-type="float">
            <text:p>0.01778844594955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170540809631348" calcext:value-type="float">
            <text:p>0.017054080963135</text:p>
          </table:table-cell>
          <table:table-cell office:value-type="float" office:value="0.0192525386810303" calcext:value-type="float">
            <text:p>0.01925253868103</text:p>
          </table:table-cell>
          <table:table-cell office:value-type="float" office:value="0.017734694480896" calcext:value-type="float">
            <text:p>0.01773469448089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0161876678466797" calcext:value-type="float">
            <text:p>0.01618766784668</text:p>
          </table:table-cell>
          <table:table-cell office:value-type="float" office:value="0.0188539028167725" calcext:value-type="float">
            <text:p>0.018853902816773</text:p>
          </table:table-cell>
          <table:table-cell office:value-type="float" office:value="0.0167559623718262" calcext:value-type="float">
            <text:p>0.01675596237182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164666175842285" calcext:value-type="float">
            <text:p>0.016466617584229</text:p>
          </table:table-cell>
          <table:table-cell office:value-type="float" office:value="0.0191643238067627" calcext:value-type="float">
            <text:p>0.019164323806763</text:p>
          </table:table-cell>
          <table:table-cell office:value-type="float" office:value="0.0169760346412659" calcext:value-type="float">
            <text:p>0.01697603464126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16819953918457" calcext:value-type="float">
            <text:p>0.016819953918457</text:p>
          </table:table-cell>
          <table:table-cell office:value-type="float" office:value="0.0186941623687744" calcext:value-type="float">
            <text:p>0.018694162368775</text:p>
          </table:table-cell>
          <table:table-cell office:value-type="float" office:value="0.017278003692627" calcext:value-type="float">
            <text:p>0.01727800369262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161788463592529" calcext:value-type="float">
            <text:p>0.016178846359253</text:p>
          </table:table-cell>
          <table:table-cell office:value-type="float" office:value="0.0188965797424316" calcext:value-type="float">
            <text:p>0.018896579742432</text:p>
          </table:table-cell>
          <table:table-cell office:value-type="float" office:value="0.0169342517852783" calcext:value-type="float">
            <text:p>0.01693425178527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0168297290802002" calcext:value-type="float">
            <text:p>0.0168297290802</text:p>
          </table:table-cell>
          <table:table-cell office:value-type="float" office:value="0.0188050270080566" calcext:value-type="float">
            <text:p>0.018805027008057</text:p>
          </table:table-cell>
          <table:table-cell office:value-type="float" office:value="0.0173755884170532" calcext:value-type="float">
            <text:p>0.01737558841705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169754028320313" calcext:value-type="float">
            <text:p>0.016975402832031</text:p>
          </table:table-cell>
          <table:table-cell office:value-type="float" office:value="0.0199277400970459" calcext:value-type="float">
            <text:p>0.019927740097046</text:p>
          </table:table-cell>
          <table:table-cell office:value-type="float" office:value="0.0178519129753113" calcext:value-type="float">
            <text:p>0.01785191297531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0167891979217529" calcext:value-type="float">
            <text:p>0.016789197921753</text:p>
          </table:table-cell>
          <table:table-cell office:value-type="float" office:value="0.0189812183380127" calcext:value-type="float">
            <text:p>0.018981218338013</text:p>
          </table:table-cell>
          <table:table-cell office:value-type="float" office:value="0.0173191070556641" calcext:value-type="float">
            <text:p>0.01731910705566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0171389579772949" calcext:value-type="float">
            <text:p>0.017138957977295</text:p>
          </table:table-cell>
          <table:table-cell office:value-type="float" office:value="0.0198297500610352" calcext:value-type="float">
            <text:p>0.019829750061035</text:p>
          </table:table-cell>
          <table:table-cell office:value-type="float" office:value="0.0176525354385376" calcext:value-type="float">
            <text:p>0.01765253543853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0171964168548584" calcext:value-type="float">
            <text:p>0.017196416854858</text:p>
          </table:table-cell>
          <table:table-cell office:value-type="float" office:value="0.0227680206298828" calcext:value-type="float">
            <text:p>0.022768020629883</text:p>
          </table:table-cell>
          <table:table-cell office:value-type="float" office:value="0.0182918667793274" calcext:value-type="float">
            <text:p>0.01829186677932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171029567718506" calcext:value-type="float">
            <text:p>0.017102956771851</text:p>
          </table:table-cell>
          <table:table-cell office:value-type="float" office:value="0.0207028388977051" calcext:value-type="float">
            <text:p>0.020702838897705</text:p>
          </table:table-cell>
          <table:table-cell office:value-type="float" office:value="0.0182372093200684" calcext:value-type="float">
            <text:p>0.018237209320068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0174829959869385" calcext:value-type="float">
            <text:p>0.017482995986939</text:p>
          </table:table-cell>
          <table:table-cell office:value-type="float" office:value="0.0216939449310303" calcext:value-type="float">
            <text:p>0.02169394493103</text:p>
          </table:table-cell>
          <table:table-cell office:value-type="float" office:value="0.0181545615196228" calcext:value-type="float">
            <text:p>0.01815456151962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0163624286651611" calcext:value-type="float">
            <text:p>0.016362428665161</text:p>
          </table:table-cell>
          <table:table-cell office:value-type="float" office:value="0.0201187133789062" calcext:value-type="float">
            <text:p>0.020118713378906</text:p>
          </table:table-cell>
          <table:table-cell office:value-type="float" office:value="0.0169260025024414" calcext:value-type="float">
            <text:p>0.01692600250244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0163645744323731" calcext:value-type="float">
            <text:p>0.016364574432373</text:p>
          </table:table-cell>
          <table:table-cell office:value-type="float" office:value="0.0209052562713623" calcext:value-type="float">
            <text:p>0.020905256271362</text:p>
          </table:table-cell>
          <table:table-cell office:value-type="float" office:value="0.0174017667770386" calcext:value-type="float">
            <text:p>0.017401766777039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0165987014770508" calcext:value-type="float">
            <text:p>0.016598701477051</text:p>
          </table:table-cell>
          <table:table-cell office:value-type="float" office:value="0.0198912620544434" calcext:value-type="float">
            <text:p>0.019891262054443</text:p>
          </table:table-cell>
          <table:table-cell office:value-type="float" office:value="0.0172512531280518" calcext:value-type="float">
            <text:p>0.01725125312805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0175559520721436" calcext:value-type="float">
            <text:p>0.017555952072144</text:p>
          </table:table-cell>
          <table:table-cell office:value-type="float" office:value="0.0214321613311768" calcext:value-type="float">
            <text:p>0.021432161331177</text:p>
          </table:table-cell>
          <table:table-cell office:value-type="float" office:value="0.0183623790740967" calcext:value-type="float">
            <text:p>0.01836237907409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172834396362305" calcext:value-type="float">
            <text:p>0.017283439636231</text:p>
          </table:table-cell>
          <table:table-cell office:value-type="float" office:value="0.0215930938720703" calcext:value-type="float">
            <text:p>0.02159309387207</text:p>
          </table:table-cell>
          <table:table-cell office:value-type="float" office:value="0.0182680487632751" calcext:value-type="float">
            <text:p>0.01826804876327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173244476318359" calcext:value-type="float">
            <text:p>0.017324447631836</text:p>
          </table:table-cell>
          <table:table-cell office:value-type="float" office:value="0.0207793712615967" calcext:value-type="float">
            <text:p>0.020779371261597</text:p>
          </table:table-cell>
          <table:table-cell office:value-type="float" office:value="0.0180713891983032" calcext:value-type="float">
            <text:p>0.01807138919830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0164663791656494" calcext:value-type="float">
            <text:p>0.01646637916565</text:p>
          </table:table-cell>
          <table:table-cell office:value-type="float" office:value="0.0199470520019531" calcext:value-type="float">
            <text:p>0.019947052001953</text:p>
          </table:table-cell>
          <table:table-cell office:value-type="float" office:value="0.0174282073974609" calcext:value-type="float">
            <text:p>0.01742820739746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0172839164733887" calcext:value-type="float">
            <text:p>0.017283916473389</text:p>
          </table:table-cell>
          <table:table-cell office:value-type="float" office:value="0.0206680297851562" calcext:value-type="float">
            <text:p>0.020668029785156</text:p>
          </table:table-cell>
          <table:table-cell office:value-type="float" office:value="0.0182140946388245" calcext:value-type="float">
            <text:p>0.01821409463882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169515609741211" calcext:value-type="float">
            <text:p>0.016951560974121</text:p>
          </table:table-cell>
          <table:table-cell office:value-type="float" office:value="0.0190937519073486" calcext:value-type="float">
            <text:p>0.019093751907349</text:p>
          </table:table-cell>
          <table:table-cell office:value-type="float" office:value="0.0175718307495117" calcext:value-type="float">
            <text:p>0.01757183074951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164797306060791" calcext:value-type="float">
            <text:p>0.016479730606079</text:p>
          </table:table-cell>
          <table:table-cell office:value-type="float" office:value="0.0188157558441162" calcext:value-type="float">
            <text:p>0.018815755844116</text:p>
          </table:table-cell>
          <table:table-cell office:value-type="float" office:value="0.0174377083778381" calcext:value-type="float">
            <text:p>0.017437708377838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017744779586792" calcext:value-type="float">
            <text:p>0.017744779586792</text:p>
          </table:table-cell>
          <table:table-cell office:value-type="float" office:value="0.0205557346343994" calcext:value-type="float">
            <text:p>0.0205557346344</text:p>
          </table:table-cell>
          <table:table-cell office:value-type="float" office:value="0.0184877872467041" calcext:value-type="float">
            <text:p>0.01848778724670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164556503295898" calcext:value-type="float">
            <text:p>0.01645565032959</text:p>
          </table:table-cell>
          <table:table-cell office:value-type="float" office:value="0.0188426971435547" calcext:value-type="float">
            <text:p>0.018842697143555</text:p>
          </table:table-cell>
          <table:table-cell office:value-type="float" office:value="0.0173328757286072" calcext:value-type="float">
            <text:p>0.01733287572860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017474889755249" calcext:value-type="float">
            <text:p>0.017474889755249</text:p>
          </table:table-cell>
          <table:table-cell office:value-type="float" office:value="0.0202071666717529" calcext:value-type="float">
            <text:p>0.020207166671753</text:p>
          </table:table-cell>
          <table:table-cell office:value-type="float" office:value="0.018444037437439" calcext:value-type="float">
            <text:p>0.018444037437439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164940357208252" calcext:value-type="float">
            <text:p>0.016494035720825</text:p>
          </table:table-cell>
          <table:table-cell office:value-type="float" office:value="0.0185697078704834" calcext:value-type="float">
            <text:p>0.018569707870483</text:p>
          </table:table-cell>
          <table:table-cell office:value-type="float" office:value="0.0171825766563416" calcext:value-type="float">
            <text:p>0.01718257665634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0176692008972168" calcext:value-type="float">
            <text:p>0.017669200897217</text:p>
          </table:table-cell>
          <table:table-cell office:value-type="float" office:value="0.0197675228118897" calcext:value-type="float">
            <text:p>0.01976752281189</text:p>
          </table:table-cell>
          <table:table-cell office:value-type="float" office:value="0.018267035484314" calcext:value-type="float">
            <text:p>0.018267035484314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0173900127410889" calcext:value-type="float">
            <text:p>0.017390012741089</text:p>
          </table:table-cell>
          <table:table-cell office:value-type="float" office:value="0.0200581550598145" calcext:value-type="float">
            <text:p>0.020058155059815</text:p>
          </table:table-cell>
          <table:table-cell office:value-type="float" office:value="0.0181100964546204" calcext:value-type="float">
            <text:p>0.01811009645462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0175714492797852" calcext:value-type="float">
            <text:p>0.017571449279785</text:p>
          </table:table-cell>
          <table:table-cell office:value-type="float" office:value="0.0208678245544434" calcext:value-type="float">
            <text:p>0.020867824554443</text:p>
          </table:table-cell>
          <table:table-cell office:value-type="float" office:value="0.0185420989990234" calcext:value-type="float">
            <text:p>0.01854209899902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166449546813965" calcext:value-type="float">
            <text:p>0.016644954681397</text:p>
          </table:table-cell>
          <table:table-cell office:value-type="float" office:value="0.0193748474121094" calcext:value-type="float">
            <text:p>0.019374847412109</text:p>
          </table:table-cell>
          <table:table-cell office:value-type="float" office:value="0.0173747658729553" calcext:value-type="float">
            <text:p>0.01737476587295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0175642967224121" calcext:value-type="float">
            <text:p>0.017564296722412</text:p>
          </table:table-cell>
          <table:table-cell office:value-type="float" office:value="0.0203573703765869" calcext:value-type="float">
            <text:p>0.020357370376587</text:p>
          </table:table-cell>
          <table:table-cell office:value-type="float" office:value="0.0182532429695129" calcext:value-type="float">
            <text:p>0.01825324296951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01798415184021" calcext:value-type="float">
            <text:p>0.01798415184021</text:p>
          </table:table-cell>
          <table:table-cell office:value-type="float" office:value="0.0203213691711426" calcext:value-type="float">
            <text:p>0.020321369171143</text:p>
          </table:table-cell>
          <table:table-cell office:value-type="float" office:value="0.0184534430503845" calcext:value-type="float">
            <text:p>0.01845344305038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0170350074768066" calcext:value-type="float">
            <text:p>0.017035007476807</text:p>
          </table:table-cell>
          <table:table-cell office:value-type="float" office:value="0.0196928977966309" calcext:value-type="float">
            <text:p>0.019692897796631</text:p>
          </table:table-cell>
          <table:table-cell office:value-type="float" office:value="0.0179693818092346" calcext:value-type="float">
            <text:p>0.017969381809235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0182666778564453" calcext:value-type="float">
            <text:p>0.018266677856445</text:p>
          </table:table-cell>
          <table:table-cell office:value-type="float" office:value="0.0201890468597412" calcext:value-type="float">
            <text:p>0.020189046859741</text:p>
          </table:table-cell>
          <table:table-cell office:value-type="float" office:value="0.0186326146125794" calcext:value-type="float">
            <text:p>0.018632614612579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0171687602996826" calcext:value-type="float">
            <text:p>0.017168760299683</text:p>
          </table:table-cell>
          <table:table-cell office:value-type="float" office:value="0.0196566581726074" calcext:value-type="float">
            <text:p>0.019656658172608</text:p>
          </table:table-cell>
          <table:table-cell office:value-type="float" office:value="0.0178685069084168" calcext:value-type="float">
            <text:p>0.01786850690841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0171685218811035" calcext:value-type="float">
            <text:p>0.017168521881104</text:p>
          </table:table-cell>
          <table:table-cell office:value-type="float" office:value="0.019371509552002" calcext:value-type="float">
            <text:p>0.019371509552002</text:p>
          </table:table-cell>
          <table:table-cell office:value-type="float" office:value="0.0177205920219421" calcext:value-type="float">
            <text:p>0.0177205920219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169429779052734" calcext:value-type="float">
            <text:p>0.016942977905274</text:p>
          </table:table-cell>
          <table:table-cell office:value-type="float" office:value="0.0192999839782715" calcext:value-type="float">
            <text:p>0.019299983978272</text:p>
          </table:table-cell>
          <table:table-cell office:value-type="float" office:value="0.0174134016036987" calcext:value-type="float">
            <text:p>0.01741340160369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0169765949249268" calcext:value-type="float">
            <text:p>0.016976594924927</text:p>
          </table:table-cell>
          <table:table-cell office:value-type="float" office:value="0.0193333625793457" calcext:value-type="float">
            <text:p>0.019333362579346</text:p>
          </table:table-cell>
          <table:table-cell office:value-type="float" office:value="0.017492949962616" calcext:value-type="float">
            <text:p>0.01749294996261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0172226428985596" calcext:value-type="float">
            <text:p>0.01722264289856</text:p>
          </table:table-cell>
          <table:table-cell office:value-type="float" office:value="0.0192546844482422" calcext:value-type="float">
            <text:p>0.019254684448242</text:p>
          </table:table-cell>
          <table:table-cell office:value-type="float" office:value="0.0178064227104187" calcext:value-type="float">
            <text:p>0.017806422710419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0167989730834961" calcext:value-type="float">
            <text:p>0.016798973083496</text:p>
          </table:table-cell>
          <table:table-cell office:value-type="float" office:value="0.0196723937988281" calcext:value-type="float">
            <text:p>0.019672393798828</text:p>
          </table:table-cell>
          <table:table-cell office:value-type="float" office:value="0.0180883765220642" calcext:value-type="float">
            <text:p>0.01808837652206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.0182394981384277" calcext:value-type="float">
            <text:p>0.018239498138428</text:p>
          </table:table-cell>
          <table:table-cell office:value-type="float" office:value="0.0207042694091797" calcext:value-type="float">
            <text:p>0.02070426940918</text:p>
          </table:table-cell>
          <table:table-cell office:value-type="float" office:value="0.0194798588752747" calcext:value-type="float">
            <text:p>0.01947985887527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0177793502807617" calcext:value-type="float">
            <text:p>0.017779350280762</text:p>
          </table:table-cell>
          <table:table-cell office:value-type="float" office:value="0.0196282863616943" calcext:value-type="float">
            <text:p>0.019628286361694</text:p>
          </table:table-cell>
          <table:table-cell office:value-type="float" office:value="0.0185767889022827" calcext:value-type="float">
            <text:p>0.018576788902283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.0178689956665039" calcext:value-type="float">
            <text:p>0.017868995666504</text:p>
          </table:table-cell>
          <table:table-cell office:value-type="float" office:value="0.0198051929473877" calcext:value-type="float">
            <text:p>0.019805192947388</text:p>
          </table:table-cell>
          <table:table-cell office:value-type="float" office:value="0.018249237537384" calcext:value-type="float">
            <text:p>0.01824923753738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0175838470458984" calcext:value-type="float">
            <text:p>0.017583847045899</text:p>
          </table:table-cell>
          <table:table-cell office:value-type="float" office:value="0.0193421840667725" calcext:value-type="float">
            <text:p>0.019342184066773</text:p>
          </table:table-cell>
          <table:table-cell office:value-type="float" office:value="0.0181668400764465" calcext:value-type="float">
            <text:p>0.01816684007644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.0183744430541992" calcext:value-type="float">
            <text:p>0.018374443054199</text:p>
          </table:table-cell>
          <table:table-cell office:value-type="float" office:value="0.0207149982452393" calcext:value-type="float">
            <text:p>0.020714998245239</text:p>
          </table:table-cell>
          <table:table-cell office:value-type="float" office:value="0.0188524603843689" calcext:value-type="float">
            <text:p>0.018852460384369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.0169925689697266" calcext:value-type="float">
            <text:p>0.016992568969727</text:p>
          </table:table-cell>
          <table:table-cell office:value-type="float" office:value="0.0199437141418457" calcext:value-type="float">
            <text:p>0.019943714141846</text:p>
          </table:table-cell>
          <table:table-cell office:value-type="float" office:value="0.0180446743965149" calcext:value-type="float">
            <text:p>0.01804467439651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.0170650482177734" calcext:value-type="float">
            <text:p>0.017065048217774</text:p>
          </table:table-cell>
          <table:table-cell office:value-type="float" office:value="0.0195651054382324" calcext:value-type="float">
            <text:p>0.019565105438233</text:p>
          </table:table-cell>
          <table:table-cell office:value-type="float" office:value="0.0178639888763428" calcext:value-type="float">
            <text:p>0.01786398887634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0178968906402588" calcext:value-type="float">
            <text:p>0.017896890640259</text:p>
          </table:table-cell>
          <table:table-cell office:value-type="float" office:value="0.0207991600036621" calcext:value-type="float">
            <text:p>0.020799160003662</text:p>
          </table:table-cell>
          <table:table-cell office:value-type="float" office:value="0.0192790389060974" calcext:value-type="float">
            <text:p>0.01927903890609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0170145034790039" calcext:value-type="float">
            <text:p>0.017014503479004</text:p>
          </table:table-cell>
          <table:table-cell office:value-type="float" office:value="0.0204834938049316" calcext:value-type="float">
            <text:p>0.020483493804932</text:p>
          </table:table-cell>
          <table:table-cell office:value-type="float" office:value="0.0180157542228699" calcext:value-type="float">
            <text:p>0.0180157542228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017099142074585" calcext:value-type="float">
            <text:p>0.017099142074585</text:p>
          </table:table-cell>
          <table:table-cell office:value-type="float" office:value="0.0195002555847168" calcext:value-type="float">
            <text:p>0.019500255584717</text:p>
          </table:table-cell>
          <table:table-cell office:value-type="float" office:value="0.0176339387893677" calcext:value-type="float">
            <text:p>0.017633938789368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.0178608894348145" calcext:value-type="float">
            <text:p>0.017860889434815</text:p>
          </table:table-cell>
          <table:table-cell office:value-type="float" office:value="0.020695686340332" calcext:value-type="float">
            <text:p>0.020695686340332</text:p>
          </table:table-cell>
          <table:table-cell office:value-type="float" office:value="0.0186854124069214" calcext:value-type="float">
            <text:p>0.01868541240692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.0170273780822754" calcext:value-type="float">
            <text:p>0.017027378082275</text:p>
          </table:table-cell>
          <table:table-cell office:value-type="float" office:value="0.020521879196167" calcext:value-type="float">
            <text:p>0.020521879196167</text:p>
          </table:table-cell>
          <table:table-cell office:value-type="float" office:value="0.0179670929908752" calcext:value-type="float">
            <text:p>0.01796709299087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.0172715187072754" calcext:value-type="float">
            <text:p>0.017271518707275</text:p>
          </table:table-cell>
          <table:table-cell office:value-type="float" office:value="0.0198676586151123" calcext:value-type="float">
            <text:p>0.019867658615112</text:p>
          </table:table-cell>
          <table:table-cell office:value-type="float" office:value="0.0181304812431335" calcext:value-type="float">
            <text:p>0.018130481243134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.0171890258789063" calcext:value-type="float">
            <text:p>0.017189025878906</text:p>
          </table:table-cell>
          <table:table-cell office:value-type="float" office:value="0.0192961692810059" calcext:value-type="float">
            <text:p>0.019296169281006</text:p>
          </table:table-cell>
          <table:table-cell office:value-type="float" office:value="0.0177033662796021" calcext:value-type="float">
            <text:p>0.017703366279602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.0179986953735352" calcext:value-type="float">
            <text:p>0.017998695373535</text:p>
          </table:table-cell>
          <table:table-cell office:value-type="float" office:value="0.0204331874847412" calcext:value-type="float">
            <text:p>0.020433187484741</text:p>
          </table:table-cell>
          <table:table-cell office:value-type="float" office:value="0.0185001254081726" calcext:value-type="float">
            <text:p>0.01850012540817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0171718597412109" calcext:value-type="float">
            <text:p>0.017171859741211</text:p>
          </table:table-cell>
          <table:table-cell office:value-type="float" office:value="0.0198595523834229" calcext:value-type="float">
            <text:p>0.019859552383423</text:p>
          </table:table-cell>
          <table:table-cell office:value-type="float" office:value="0.0179209232330322" calcext:value-type="float">
            <text:p>0.01792092323303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170454978942871" calcext:value-type="float">
            <text:p>0.017045497894287</text:p>
          </table:table-cell>
          <table:table-cell office:value-type="float" office:value="0.0191960334777832" calcext:value-type="float">
            <text:p>0.019196033477783</text:p>
          </table:table-cell>
          <table:table-cell office:value-type="float" office:value="0.0177804231643677" calcext:value-type="float">
            <text:p>0.017780423164368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0175762176513672" calcext:value-type="float">
            <text:p>0.017576217651367</text:p>
          </table:table-cell>
          <table:table-cell office:value-type="float" office:value="0.0201005935668945" calcext:value-type="float">
            <text:p>0.020100593566895</text:p>
          </table:table-cell>
          <table:table-cell office:value-type="float" office:value="0.0182772994041443" calcext:value-type="float">
            <text:p>0.01827729940414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.0179927349090576" calcext:value-type="float">
            <text:p>0.017992734909058</text:p>
          </table:table-cell>
          <table:table-cell office:value-type="float" office:value="0.0207781791687012" calcext:value-type="float">
            <text:p>0.020778179168701</text:p>
          </table:table-cell>
          <table:table-cell office:value-type="float" office:value="0.018682062625885" calcext:value-type="float">
            <text:p>0.018682062625885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.0183322429656982" calcext:value-type="float">
            <text:p>0.018332242965698</text:p>
          </table:table-cell>
          <table:table-cell office:value-type="float" office:value="0.0206344127655029" calcext:value-type="float">
            <text:p>0.020634412765503</text:p>
          </table:table-cell>
          <table:table-cell office:value-type="float" office:value="0.0194901943206787" calcext:value-type="float">
            <text:p>0.01949019432067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.0184051990509033" calcext:value-type="float">
            <text:p>0.018405199050903</text:p>
          </table:table-cell>
          <table:table-cell office:value-type="float" office:value="0.0198826789855957" calcext:value-type="float">
            <text:p>0.019882678985596</text:p>
          </table:table-cell>
          <table:table-cell office:value-type="float" office:value="0.0189223885536194" calcext:value-type="float">
            <text:p>0.01892238855361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0172262191772461" calcext:value-type="float">
            <text:p>0.017226219177246</text:p>
          </table:table-cell>
          <table:table-cell office:value-type="float" office:value="0.0201058387756348" calcext:value-type="float">
            <text:p>0.020105838775635</text:p>
          </table:table-cell>
          <table:table-cell office:value-type="float" office:value="0.0181568503379822" calcext:value-type="float">
            <text:p>0.018156850337982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0175034999847412" calcext:value-type="float">
            <text:p>0.017503499984741</text:p>
          </table:table-cell>
          <table:table-cell office:value-type="float" office:value="0.0195996761322022" calcext:value-type="float">
            <text:p>0.019599676132202</text:p>
          </table:table-cell>
          <table:table-cell office:value-type="float" office:value="0.0183079600334168" calcext:value-type="float">
            <text:p>0.01830796003341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.0182433128356934" calcext:value-type="float">
            <text:p>0.018243312835693</text:p>
          </table:table-cell>
          <table:table-cell office:value-type="float" office:value="0.0216822624206543" calcext:value-type="float">
            <text:p>0.021682262420654</text:p>
          </table:table-cell>
          <table:table-cell office:value-type="float" office:value="0.0190102815628052" calcext:value-type="float">
            <text:p>0.01901028156280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0184905529022217" calcext:value-type="float">
            <text:p>0.018490552902222</text:p>
          </table:table-cell>
          <table:table-cell office:value-type="float" office:value="0.0206191539764404" calcext:value-type="float">
            <text:p>0.020619153976441</text:p>
          </table:table-cell>
          <table:table-cell office:value-type="float" office:value="0.0192255020141602" calcext:value-type="float">
            <text:p>0.01922550201416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.0180795192718506" calcext:value-type="float">
            <text:p>0.018079519271851</text:p>
          </table:table-cell>
          <table:table-cell office:value-type="float" office:value="0.0210013389587402" calcext:value-type="float">
            <text:p>0.02100133895874</text:p>
          </table:table-cell>
          <table:table-cell office:value-type="float" office:value="0.0191192746162415" calcext:value-type="float">
            <text:p>0.01911927461624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0182986259460449" calcext:value-type="float">
            <text:p>0.018298625946045</text:p>
          </table:table-cell>
          <table:table-cell office:value-type="float" office:value="0.0205743312835693" calcext:value-type="float">
            <text:p>0.020574331283569</text:p>
          </table:table-cell>
          <table:table-cell office:value-type="float" office:value="0.0191619515419006" calcext:value-type="float">
            <text:p>0.01916195154190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.0183656215667725" calcext:value-type="float">
            <text:p>0.018365621566773</text:p>
          </table:table-cell>
          <table:table-cell office:value-type="float" office:value="0.0213594436645508" calcext:value-type="float">
            <text:p>0.021359443664551</text:p>
          </table:table-cell>
          <table:table-cell office:value-type="float" office:value="0.0190849900245667" calcext:value-type="float">
            <text:p>0.01908499002456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.0175473690032959" calcext:value-type="float">
            <text:p>0.017547369003296</text:p>
          </table:table-cell>
          <table:table-cell office:value-type="float" office:value="0.0198073387145996" calcext:value-type="float">
            <text:p>0.0198073387146</text:p>
          </table:table-cell>
          <table:table-cell office:value-type="float" office:value="0.0181203007698059" calcext:value-type="float">
            <text:p>0.018120300769806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0175337791442871" calcext:value-type="float">
            <text:p>0.017533779144287</text:p>
          </table:table-cell>
          <table:table-cell office:value-type="float" office:value="0.0202395915985107" calcext:value-type="float">
            <text:p>0.020239591598511</text:p>
          </table:table-cell>
          <table:table-cell office:value-type="float" office:value="0.0180945158004761" calcext:value-type="float">
            <text:p>0.01809451580047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0185909271240234" calcext:value-type="float">
            <text:p>0.018590927124024</text:p>
          </table:table-cell>
          <table:table-cell office:value-type="float" office:value="0.02052903175354" calcext:value-type="float">
            <text:p>0.02052903175354</text:p>
          </table:table-cell>
          <table:table-cell office:value-type="float" office:value="0.0189642548561096" calcext:value-type="float">
            <text:p>0.0189642548561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0173594951629639" calcext:value-type="float">
            <text:p>0.017359495162964</text:p>
          </table:table-cell>
          <table:table-cell office:value-type="float" office:value="0.0201575756072998" calcext:value-type="float">
            <text:p>0.0201575756073</text:p>
          </table:table-cell>
          <table:table-cell office:value-type="float" office:value="0.0181275606155396" calcext:value-type="float">
            <text:p>0.01812756061554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0176851749420166" calcext:value-type="float">
            <text:p>0.017685174942017</text:p>
          </table:table-cell>
          <table:table-cell office:value-type="float" office:value="0.0199651718139648" calcext:value-type="float">
            <text:p>0.019965171813965</text:p>
          </table:table-cell>
          <table:table-cell office:value-type="float" office:value="0.0184352040290833" calcext:value-type="float">
            <text:p>0.01843520402908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.0175588130950928" calcext:value-type="float">
            <text:p>0.017558813095093</text:p>
          </table:table-cell>
          <table:table-cell office:value-type="float" office:value="0.020047664642334" calcext:value-type="float">
            <text:p>0.020047664642334</text:p>
          </table:table-cell>
          <table:table-cell office:value-type="float" office:value="0.0180657148361206" calcext:value-type="float">
            <text:p>0.01806571483612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0173156261444092" calcext:value-type="float">
            <text:p>0.017315626144409</text:p>
          </table:table-cell>
          <table:table-cell office:value-type="float" office:value="0.0203473567962647" calcext:value-type="float">
            <text:p>0.020347356796265</text:p>
          </table:table-cell>
          <table:table-cell office:value-type="float" office:value="0.0183586478233337" calcext:value-type="float">
            <text:p>0.018358647823334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0174334049224854" calcext:value-type="float">
            <text:p>0.017433404922485</text:p>
          </table:table-cell>
          <table:table-cell office:value-type="float" office:value="0.0205690860748291" calcext:value-type="float">
            <text:p>0.020569086074829</text:p>
          </table:table-cell>
          <table:table-cell office:value-type="float" office:value="0.0181405901908875" calcext:value-type="float">
            <text:p>0.01814059019088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018296480178833" calcext:value-type="float">
            <text:p>0.018296480178833</text:p>
          </table:table-cell>
          <table:table-cell office:value-type="float" office:value="0.020960807800293" calcext:value-type="float">
            <text:p>0.020960807800293</text:p>
          </table:table-cell>
          <table:table-cell office:value-type="float" office:value="0.019062614440918" calcext:value-type="float">
            <text:p>0.019062614440918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.0177927017211914" calcext:value-type="float">
            <text:p>0.017792701721191</text:p>
          </table:table-cell>
          <table:table-cell office:value-type="float" office:value="0.0201168060302734" calcext:value-type="float">
            <text:p>0.020116806030274</text:p>
          </table:table-cell>
          <table:table-cell office:value-type="float" office:value="0.0186368107795715" calcext:value-type="float">
            <text:p>0.018636810779572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0188114643096924" calcext:value-type="float">
            <text:p>0.018811464309692</text:p>
          </table:table-cell>
          <table:table-cell office:value-type="float" office:value="0.0209634304046631" calcext:value-type="float">
            <text:p>0.020963430404663</text:p>
          </table:table-cell>
          <table:table-cell office:value-type="float" office:value="0.0194013953208923" calcext:value-type="float">
            <text:p>0.01940139532089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.0176820755004883" calcext:value-type="float">
            <text:p>0.017682075500488</text:p>
          </table:table-cell>
          <table:table-cell office:value-type="float" office:value="0.0200889110565186" calcext:value-type="float">
            <text:p>0.020088911056519</text:p>
          </table:table-cell>
          <table:table-cell office:value-type="float" office:value="0.0190233707427979" calcext:value-type="float">
            <text:p>0.01902337074279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0180947780609131" calcext:value-type="float">
            <text:p>0.018094778060913</text:p>
          </table:table-cell>
          <table:table-cell office:value-type="float" office:value="0.0203611850738525" calcext:value-type="float">
            <text:p>0.020361185073853</text:p>
          </table:table-cell>
          <table:table-cell office:value-type="float" office:value="0.0191614151000977" calcext:value-type="float">
            <text:p>0.01916141510009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.0176863670349121" calcext:value-type="float">
            <text:p>0.017686367034912</text:p>
          </table:table-cell>
          <table:table-cell office:value-type="float" office:value="0.0210196971893311" calcext:value-type="float">
            <text:p>0.021019697189331</text:p>
          </table:table-cell>
          <table:table-cell office:value-type="float" office:value="0.019166100025177" calcext:value-type="float">
            <text:p>0.01916610002517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.017357349395752" calcext:value-type="float">
            <text:p>0.017357349395752</text:p>
          </table:table-cell>
          <table:table-cell office:value-type="float" office:value="0.0197503566741943" calcext:value-type="float">
            <text:p>0.019750356674194</text:p>
          </table:table-cell>
          <table:table-cell office:value-type="float" office:value="0.018300998210907" calcext:value-type="float">
            <text:p>0.018300998210907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.0184354782104492" calcext:value-type="float">
            <text:p>0.018435478210449</text:p>
          </table:table-cell>
          <table:table-cell office:value-type="float" office:value="0.0212757587432861" calcext:value-type="float">
            <text:p>0.021275758743286</text:p>
          </table:table-cell>
          <table:table-cell office:value-type="float" office:value="0.0191068053245544" calcext:value-type="float">
            <text:p>0.019106805324555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.0185480117797852" calcext:value-type="float">
            <text:p>0.018548011779785</text:p>
          </table:table-cell>
          <table:table-cell office:value-type="float" office:value="0.0246379375457764" calcext:value-type="float">
            <text:p>0.024637937545776</text:p>
          </table:table-cell>
          <table:table-cell office:value-type="float" office:value="0.0195853352546692" calcext:value-type="float">
            <text:p>0.01958533525466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.018540620803833" calcext:value-type="float">
            <text:p>0.018540620803833</text:p>
          </table:table-cell>
          <table:table-cell office:value-type="float" office:value="0.0219733715057373" calcext:value-type="float">
            <text:p>0.021973371505737</text:p>
          </table:table-cell>
          <table:table-cell office:value-type="float" office:value="0.0192370653152466" calcext:value-type="float">
            <text:p>0.01923706531524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183174610137939" calcext:value-type="float">
            <text:p>0.018317461013794</text:p>
          </table:table-cell>
          <table:table-cell office:value-type="float" office:value="0.0211427211761475" calcext:value-type="float">
            <text:p>0.021142721176148</text:p>
          </table:table-cell>
          <table:table-cell office:value-type="float" office:value="0.0191574573516846" calcext:value-type="float">
            <text:p>0.019157457351685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0176956653594971" calcext:value-type="float">
            <text:p>0.017695665359497</text:p>
          </table:table-cell>
          <table:table-cell office:value-type="float" office:value="0.0201990604400635" calcext:value-type="float">
            <text:p>0.020199060440064</text:p>
          </table:table-cell>
          <table:table-cell office:value-type="float" office:value="0.0184988379478455" calcext:value-type="float">
            <text:p>0.018498837947846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.0186786651611328" calcext:value-type="float">
            <text:p>0.018678665161133</text:p>
          </table:table-cell>
          <table:table-cell office:value-type="float" office:value="0.0201582908630371" calcext:value-type="float">
            <text:p>0.020158290863037</text:p>
          </table:table-cell>
          <table:table-cell office:value-type="float" office:value="0.0194206595420837" calcext:value-type="float">
            <text:p>0.01942065954208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.0185375213623047" calcext:value-type="float">
            <text:p>0.018537521362305</text:p>
          </table:table-cell>
          <table:table-cell office:value-type="float" office:value="0.021129846572876" calcext:value-type="float">
            <text:p>0.021129846572876</text:p>
          </table:table-cell>
          <table:table-cell office:value-type="float" office:value="0.0192539572715759" calcext:value-type="float">
            <text:p>0.019253957271576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.0189347267150879" calcext:value-type="float">
            <text:p>0.018934726715088</text:p>
          </table:table-cell>
          <table:table-cell office:value-type="float" office:value="0.0212535858154297" calcext:value-type="float">
            <text:p>0.02125358581543</text:p>
          </table:table-cell>
          <table:table-cell office:value-type="float" office:value="0.019638466835022" calcext:value-type="float">
            <text:p>0.01963846683502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.0176010131835938" calcext:value-type="float">
            <text:p>0.017601013183594</text:p>
          </table:table-cell>
          <table:table-cell office:value-type="float" office:value="0.0197422504425049" calcext:value-type="float">
            <text:p>0.019742250442505</text:p>
          </table:table-cell>
          <table:table-cell office:value-type="float" office:value="0.0181127190589905" calcext:value-type="float">
            <text:p>0.01811271905899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.0176408290863037" calcext:value-type="float">
            <text:p>0.017640829086304</text:p>
          </table:table-cell>
          <table:table-cell office:value-type="float" office:value="0.0195903778076172" calcext:value-type="float">
            <text:p>0.019590377807617</text:p>
          </table:table-cell>
          <table:table-cell office:value-type="float" office:value="0.0183858633041382" calcext:value-type="float">
            <text:p>0.01838586330413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.0174403190612793" calcext:value-type="float">
            <text:p>0.017440319061279</text:p>
          </table:table-cell>
          <table:table-cell office:value-type="float" office:value="0.0203430652618408" calcext:value-type="float">
            <text:p>0.020343065261841</text:p>
          </table:table-cell>
          <table:table-cell office:value-type="float" office:value="0.0183654189109802" calcext:value-type="float">
            <text:p>0.01836541891098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.0187325477600098" calcext:value-type="float">
            <text:p>0.01873254776001</text:p>
          </table:table-cell>
          <table:table-cell office:value-type="float" office:value="0.0203573703765869" calcext:value-type="float">
            <text:p>0.020357370376587</text:p>
          </table:table-cell>
          <table:table-cell office:value-type="float" office:value="0.0192395567893982" calcext:value-type="float">
            <text:p>0.019239556789398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0186271667480469" calcext:value-type="float">
            <text:p>0.018627166748047</text:p>
          </table:table-cell>
          <table:table-cell office:value-type="float" office:value="0.0213427543640137" calcext:value-type="float">
            <text:p>0.021342754364014</text:p>
          </table:table-cell>
          <table:table-cell office:value-type="float" office:value="0.0191612005233765" calcext:value-type="float">
            <text:p>0.01916120052337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187191963195801" calcext:value-type="float">
            <text:p>0.01871919631958</text:p>
          </table:table-cell>
          <table:table-cell office:value-type="float" office:value="0.0210826396942139" calcext:value-type="float">
            <text:p>0.021082639694214</text:p>
          </table:table-cell>
          <table:table-cell office:value-type="float" office:value="0.0194432854652405" calcext:value-type="float">
            <text:p>0.01944328546524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.0187857151031494" calcext:value-type="float">
            <text:p>0.01878571510315</text:p>
          </table:table-cell>
          <table:table-cell office:value-type="float" office:value="0.0212111473083496" calcext:value-type="float">
            <text:p>0.02121114730835</text:p>
          </table:table-cell>
          <table:table-cell office:value-type="float" office:value="0.019524073600769" calcext:value-type="float">
            <text:p>0.019524073600769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.0179393291473389" calcext:value-type="float">
            <text:p>0.017939329147339</text:p>
          </table:table-cell>
          <table:table-cell office:value-type="float" office:value="0.0205147266387939" calcext:value-type="float">
            <text:p>0.020514726638794</text:p>
          </table:table-cell>
          <table:table-cell office:value-type="float" office:value="0.0186209917068481" calcext:value-type="float">
            <text:p>0.018620991706848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.0187063217163086" calcext:value-type="float">
            <text:p>0.018706321716309</text:p>
          </table:table-cell>
          <table:table-cell office:value-type="float" office:value="0.0210254192352295" calcext:value-type="float">
            <text:p>0.02102541923523</text:p>
          </table:table-cell>
          <table:table-cell office:value-type="float" office:value="0.0192601919174194" calcext:value-type="float">
            <text:p>0.0192601919174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.0183477401733398" calcext:value-type="float">
            <text:p>0.01834774017334</text:p>
          </table:table-cell>
          <table:table-cell office:value-type="float" office:value="0.0211112499237061" calcext:value-type="float">
            <text:p>0.021111249923706</text:p>
          </table:table-cell>
          <table:table-cell office:value-type="float" office:value="0.0196341872215271" calcext:value-type="float">
            <text:p>0.019634187221527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.0188882350921631" calcext:value-type="float">
            <text:p>0.018888235092163</text:p>
          </table:table-cell>
          <table:table-cell office:value-type="float" office:value="0.0212149620056152" calcext:value-type="float">
            <text:p>0.021214962005615</text:p>
          </table:table-cell>
          <table:table-cell office:value-type="float" office:value="0.0196013808250427" calcext:value-type="float">
            <text:p>0.01960138082504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.0176959037780762" calcext:value-type="float">
            <text:p>0.017695903778076</text:p>
          </table:table-cell>
          <table:table-cell office:value-type="float" office:value="0.0200977325439453" calcext:value-type="float">
            <text:p>0.020097732543945</text:p>
          </table:table-cell>
          <table:table-cell office:value-type="float" office:value="0.0182901620864868" calcext:value-type="float">
            <text:p>0.01829016208648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.0185344219207764" calcext:value-type="float">
            <text:p>0.018534421920776</text:p>
          </table:table-cell>
          <table:table-cell office:value-type="float" office:value="0.0212516784667969" calcext:value-type="float">
            <text:p>0.021251678466797</text:p>
          </table:table-cell>
          <table:table-cell office:value-type="float" office:value="0.0191980719566345" calcext:value-type="float">
            <text:p>0.01919807195663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.0179219245910645" calcext:value-type="float">
            <text:p>0.017921924591065</text:p>
          </table:table-cell>
          <table:table-cell office:value-type="float" office:value="0.0203824043273926" calcext:value-type="float">
            <text:p>0.020382404327393</text:p>
          </table:table-cell>
          <table:table-cell office:value-type="float" office:value="0.0184445142745972" calcext:value-type="float">
            <text:p>0.01844451427459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0188460350036621" calcext:value-type="float">
            <text:p>0.018846035003662</text:p>
          </table:table-cell>
          <table:table-cell office:value-type="float" office:value="0.0209949016571045" calcext:value-type="float">
            <text:p>0.020994901657105</text:p>
          </table:table-cell>
          <table:table-cell office:value-type="float" office:value="0.0193323612213135" calcext:value-type="float">
            <text:p>0.01933236122131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.0188426971435547" calcext:value-type="float">
            <text:p>0.018842697143555</text:p>
          </table:table-cell>
          <table:table-cell office:value-type="float" office:value="0.0238747596740723" calcext:value-type="float">
            <text:p>0.023874759674072</text:p>
          </table:table-cell>
          <table:table-cell office:value-type="float" office:value="0.019635546207428" calcext:value-type="float">
            <text:p>0.019635546207428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.0182123184204102" calcext:value-type="float">
            <text:p>0.01821231842041</text:p>
          </table:table-cell>
          <table:table-cell office:value-type="float" office:value="0.0225112438201904" calcext:value-type="float">
            <text:p>0.022511243820191</text:p>
          </table:table-cell>
          <table:table-cell office:value-type="float" office:value="0.0189181804656982" calcext:value-type="float">
            <text:p>0.01891818046569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.0184159278869629" calcext:value-type="float">
            <text:p>0.018415927886963</text:p>
          </table:table-cell>
          <table:table-cell office:value-type="float" office:value="0.0218672752380371" calcext:value-type="float">
            <text:p>0.021867275238037</text:p>
          </table:table-cell>
          <table:table-cell office:value-type="float" office:value="0.0192196488380432" calcext:value-type="float">
            <text:p>0.01921964883804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.0180730819702148" calcext:value-type="float">
            <text:p>0.018073081970215</text:p>
          </table:table-cell>
          <table:table-cell office:value-type="float" office:value="0.0204222202301025" calcext:value-type="float">
            <text:p>0.020422220230103</text:p>
          </table:table-cell>
          <table:table-cell office:value-type="float" office:value="0.0189400672912598" calcext:value-type="float">
            <text:p>0.01894006729126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.0186121463775635" calcext:value-type="float">
            <text:p>0.018612146377564</text:p>
          </table:table-cell>
          <table:table-cell office:value-type="float" office:value="0.0217435359954834" calcext:value-type="float">
            <text:p>0.021743535995483</text:p>
          </table:table-cell>
          <table:table-cell office:value-type="float" office:value="0.019224488735199" calcext:value-type="float">
            <text:p>0.01922448873519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0188100337982178" calcext:value-type="float">
            <text:p>0.018810033798218</text:p>
          </table:table-cell>
          <table:table-cell office:value-type="float" office:value="0.0221772193908691" calcext:value-type="float">
            <text:p>0.022177219390869</text:p>
          </table:table-cell>
          <table:table-cell office:value-type="float" office:value="0.0193094611167908" calcext:value-type="float">
            <text:p>0.01930946111679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.0188641548156738" calcext:value-type="float">
            <text:p>0.018864154815674</text:p>
          </table:table-cell>
          <table:table-cell office:value-type="float" office:value="0.0224423408508301" calcext:value-type="float">
            <text:p>0.02244234085083</text:p>
          </table:table-cell>
          <table:table-cell office:value-type="float" office:value="0.0195312261581421" calcext:value-type="float">
            <text:p>0.01953122615814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.0189685821533203" calcext:value-type="float">
            <text:p>0.01896858215332</text:p>
          </table:table-cell>
          <table:table-cell office:value-type="float" office:value="0.0219814777374268" calcext:value-type="float">
            <text:p>0.021981477737427</text:p>
          </table:table-cell>
          <table:table-cell office:value-type="float" office:value="0.0194066166877747" calcext:value-type="float">
            <text:p>0.01940661668777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.0181620121002197" calcext:value-type="float">
            <text:p>0.01816201210022</text:p>
          </table:table-cell>
          <table:table-cell office:value-type="float" office:value="0.0210225582122803" calcext:value-type="float">
            <text:p>0.02102255821228</text:p>
          </table:table-cell>
          <table:table-cell office:value-type="float" office:value="0.018652331829071" calcext:value-type="float">
            <text:p>0.018652331829071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.0187695026397705" calcext:value-type="float">
            <text:p>0.018769502639771</text:p>
          </table:table-cell>
          <table:table-cell office:value-type="float" office:value="0.0221335887908936" calcext:value-type="float">
            <text:p>0.022133588790894</text:p>
          </table:table-cell>
          <table:table-cell office:value-type="float" office:value="0.0193629264831543" calcext:value-type="float">
            <text:p>0.01936292648315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0177247524261475" calcext:value-type="float">
            <text:p>0.017724752426148</text:p>
          </table:table-cell>
          <table:table-cell office:value-type="float" office:value="0.0213654041290283" calcext:value-type="float">
            <text:p>0.021365404129028</text:p>
          </table:table-cell>
          <table:table-cell office:value-type="float" office:value="0.0187408804893494" calcext:value-type="float">
            <text:p>0.018740880489349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.0182094573974609" calcext:value-type="float">
            <text:p>0.018209457397461</text:p>
          </table:table-cell>
          <table:table-cell office:value-type="float" office:value="0.0218219757080078" calcext:value-type="float">
            <text:p>0.021821975708008</text:p>
          </table:table-cell>
          <table:table-cell office:value-type="float" office:value="0.0190549850463867" calcext:value-type="float">
            <text:p>0.01905498504638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.0184965133666992" calcext:value-type="float">
            <text:p>0.018496513366699</text:p>
          </table:table-cell>
          <table:table-cell office:value-type="float" office:value="0.0216658115386963" calcext:value-type="float">
            <text:p>0.021665811538696</text:p>
          </table:table-cell>
          <table:table-cell office:value-type="float" office:value="0.0191300392150879" calcext:value-type="float">
            <text:p>0.019130039215088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.0181965827941895" calcext:value-type="float">
            <text:p>0.01819658279419</text:p>
          </table:table-cell>
          <table:table-cell office:value-type="float" office:value="0.0216472148895264" calcext:value-type="float">
            <text:p>0.021647214889526</text:p>
          </table:table-cell>
          <table:table-cell office:value-type="float" office:value="0.0189185976982117" calcext:value-type="float">
            <text:p>0.01891859769821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.0181534290313721" calcext:value-type="float">
            <text:p>0.018153429031372</text:p>
          </table:table-cell>
          <table:table-cell office:value-type="float" office:value="0.0212750434875488" calcext:value-type="float">
            <text:p>0.021275043487549</text:p>
          </table:table-cell>
          <table:table-cell office:value-type="float" office:value="0.018974494934082" calcext:value-type="float">
            <text:p>0.01897449493408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.0178902149200439" calcext:value-type="float">
            <text:p>0.017890214920044</text:p>
          </table:table-cell>
          <table:table-cell office:value-type="float" office:value="0.0214576721191406" calcext:value-type="float">
            <text:p>0.021457672119141</text:p>
          </table:table-cell>
          <table:table-cell office:value-type="float" office:value="0.0187868356704712" calcext:value-type="float">
            <text:p>0.018786835670471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0180416107177734" calcext:value-type="float">
            <text:p>0.018041610717774</text:p>
          </table:table-cell>
          <table:table-cell office:value-type="float" office:value="0.0215964317321777" calcext:value-type="float">
            <text:p>0.021596431732178</text:p>
          </table:table-cell>
          <table:table-cell office:value-type="float" office:value="0.0187144160270691" calcext:value-type="float">
            <text:p>0.018714416027069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.0181200504302979" calcext:value-type="float">
            <text:p>0.018120050430298</text:p>
          </table:table-cell>
          <table:table-cell office:value-type="float" office:value="0.0214862823486328" calcext:value-type="float">
            <text:p>0.021486282348633</text:p>
          </table:table-cell>
          <table:table-cell office:value-type="float" office:value="0.0187616229057312" calcext:value-type="float">
            <text:p>0.018761622905731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.0187797546386719" calcext:value-type="float">
            <text:p>0.018779754638672</text:p>
          </table:table-cell>
          <table:table-cell office:value-type="float" office:value="0.0222232341766357" calcext:value-type="float">
            <text:p>0.022223234176636</text:p>
          </table:table-cell>
          <table:table-cell office:value-type="float" office:value="0.0194243669509888" calcext:value-type="float">
            <text:p>0.01942436695098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.0178735256195068" calcext:value-type="float">
            <text:p>0.017873525619507</text:p>
          </table:table-cell>
          <table:table-cell office:value-type="float" office:value="0.0251705646514893" calcext:value-type="float">
            <text:p>0.025170564651489</text:p>
          </table:table-cell>
          <table:table-cell office:value-type="float" office:value="0.0194261431694031" calcext:value-type="float">
            <text:p>0.01942614316940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018169641494751" calcext:value-type="float">
            <text:p>0.018169641494751</text:p>
          </table:table-cell>
          <table:table-cell office:value-type="float" office:value="0.0222229957580566" calcext:value-type="float">
            <text:p>0.022222995758057</text:p>
          </table:table-cell>
          <table:table-cell office:value-type="float" office:value="0.0194928526878357" calcext:value-type="float">
            <text:p>0.01949285268783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.0191073417663574" calcext:value-type="float">
            <text:p>0.019107341766358</text:p>
          </table:table-cell>
          <table:table-cell office:value-type="float" office:value="0.0221843719482422" calcext:value-type="float">
            <text:p>0.022184371948242</text:p>
          </table:table-cell>
          <table:table-cell office:value-type="float" office:value="0.0198073863983154" calcext:value-type="float">
            <text:p>0.01980738639831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19035816192627" calcext:value-type="float">
            <text:p>0.019035816192627</text:p>
          </table:table-cell>
          <table:table-cell office:value-type="float" office:value="0.0223956108093262" calcext:value-type="float">
            <text:p>0.022395610809326</text:p>
          </table:table-cell>
          <table:table-cell office:value-type="float" office:value="0.0198521494865418" calcext:value-type="float">
            <text:p>0.01985214948654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.0178954601287842" calcext:value-type="float">
            <text:p>0.017895460128784</text:p>
          </table:table-cell>
          <table:table-cell office:value-type="float" office:value="0.0216701030731201" calcext:value-type="float">
            <text:p>0.02167010307312</text:p>
          </table:table-cell>
          <table:table-cell office:value-type="float" office:value="0.0187786936759949" calcext:value-type="float">
            <text:p>0.018778693675995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.0191242694854736" calcext:value-type="float">
            <text:p>0.019124269485474</text:p>
          </table:table-cell>
          <table:table-cell office:value-type="float" office:value="0.0227110385894775" calcext:value-type="float">
            <text:p>0.022711038589478</text:p>
          </table:table-cell>
          <table:table-cell office:value-type="float" office:value="0.0200234532356262" calcext:value-type="float">
            <text:p>0.02002345323562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.0191233158111572" calcext:value-type="float">
            <text:p>0.019123315811157</text:p>
          </table:table-cell>
          <table:table-cell office:value-type="float" office:value="0.0226118564605713" calcext:value-type="float">
            <text:p>0.022611856460571</text:p>
          </table:table-cell>
          <table:table-cell office:value-type="float" office:value="0.0197066068649292" calcext:value-type="float">
            <text:p>0.019706606864929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.0193233489990234" calcext:value-type="float">
            <text:p>0.019323348999024</text:p>
          </table:table-cell>
          <table:table-cell office:value-type="float" office:value="0.022780179977417" calcext:value-type="float">
            <text:p>0.022780179977417</text:p>
          </table:table-cell>
          <table:table-cell office:value-type="float" office:value="0.0203535676002502" calcext:value-type="float">
            <text:p>0.02035356760025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0183203220367432" calcext:value-type="float">
            <text:p>0.018320322036743</text:p>
          </table:table-cell>
          <table:table-cell office:value-type="float" office:value="0.0217940807342529" calcext:value-type="float">
            <text:p>0.021794080734253</text:p>
          </table:table-cell>
          <table:table-cell office:value-type="float" office:value="0.0190510630607605" calcext:value-type="float">
            <text:p>0.01905106306076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.0193638801574707" calcext:value-type="float">
            <text:p>0.019363880157471</text:p>
          </table:table-cell>
          <table:table-cell office:value-type="float" office:value="0.022904634475708" calcext:value-type="float">
            <text:p>0.022904634475708</text:p>
          </table:table-cell>
          <table:table-cell office:value-type="float" office:value="0.019925844669342" calcext:value-type="float">
            <text:p>0.019925844669342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0191793441772461" calcext:value-type="float">
            <text:p>0.019179344177246</text:p>
          </table:table-cell>
          <table:table-cell office:value-type="float" office:value="0.0228340625762939" calcext:value-type="float">
            <text:p>0.022834062576294</text:p>
          </table:table-cell>
          <table:table-cell office:value-type="float" office:value="0.0200294256210327" calcext:value-type="float">
            <text:p>0.02002942562103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182740688323975" calcext:value-type="float">
            <text:p>0.018274068832398</text:p>
          </table:table-cell>
          <table:table-cell office:value-type="float" office:value="0.0213088989257812" calcext:value-type="float">
            <text:p>0.021308898925781</text:p>
          </table:table-cell>
          <table:table-cell office:value-type="float" office:value="0.018901789188385" calcext:value-type="float">
            <text:p>0.01890178918838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0183787345886231" calcext:value-type="float">
            <text:p>0.018378734588623</text:p>
          </table:table-cell>
          <table:table-cell office:value-type="float" office:value="0.0219473838806152" calcext:value-type="float">
            <text:p>0.021947383880615</text:p>
          </table:table-cell>
          <table:table-cell office:value-type="float" office:value="0.0193475127220154" calcext:value-type="float">
            <text:p>0.019347512722015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.0183765888214111" calcext:value-type="float">
            <text:p>0.018376588821411</text:p>
          </table:table-cell>
          <table:table-cell office:value-type="float" office:value="0.0224332809448242" calcext:value-type="float">
            <text:p>0.022433280944824</text:p>
          </table:table-cell>
          <table:table-cell office:value-type="float" office:value="0.0192673802375793" calcext:value-type="float">
            <text:p>0.019267380237579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0183231830596924" calcext:value-type="float">
            <text:p>0.018323183059692</text:p>
          </table:table-cell>
          <table:table-cell office:value-type="float" office:value="0.0220601558685303" calcext:value-type="float">
            <text:p>0.02206015586853</text:p>
          </table:table-cell>
          <table:table-cell office:value-type="float" office:value="0.019342565536499" calcext:value-type="float">
            <text:p>0.01934256553649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.0185468196868897" calcext:value-type="float">
            <text:p>0.01854681968689</text:p>
          </table:table-cell>
          <table:table-cell office:value-type="float" office:value="0.0217685699462891" calcext:value-type="float">
            <text:p>0.021768569946289</text:p>
          </table:table-cell>
          <table:table-cell office:value-type="float" office:value="0.0191413521766663" calcext:value-type="float">
            <text:p>0.01914135217666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.018240213394165" calcext:value-type="float">
            <text:p>0.018240213394165</text:p>
          </table:table-cell>
          <table:table-cell office:value-type="float" office:value="0.0217533111572266" calcext:value-type="float">
            <text:p>0.021753311157227</text:p>
          </table:table-cell>
          <table:table-cell office:value-type="float" office:value="0.0189363718032837" calcext:value-type="float">
            <text:p>0.01893637180328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.0193054676055908" calcext:value-type="float">
            <text:p>0.019305467605591</text:p>
          </table:table-cell>
          <table:table-cell office:value-type="float" office:value="0.0213766098022461" calcext:value-type="float">
            <text:p>0.021376609802246</text:p>
          </table:table-cell>
          <table:table-cell office:value-type="float" office:value="0.0199981689453125" calcext:value-type="float">
            <text:p>0.01999816894531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.0185885429382324" calcext:value-type="float">
            <text:p>0.018588542938233</text:p>
          </table:table-cell>
          <table:table-cell office:value-type="float" office:value="0.0219900608062744" calcext:value-type="float">
            <text:p>0.021990060806275</text:p>
          </table:table-cell>
          <table:table-cell office:value-type="float" office:value="0.0193339467048645" calcext:value-type="float">
            <text:p>0.019333946704865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.0187935829162598" calcext:value-type="float">
            <text:p>0.01879358291626</text:p>
          </table:table-cell>
          <table:table-cell office:value-type="float" office:value="0.0214271545410156" calcext:value-type="float">
            <text:p>0.021427154541016</text:p>
          </table:table-cell>
          <table:table-cell office:value-type="float" office:value="0.0195480942726135" calcext:value-type="float">
            <text:p>0.019548094272614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.0195879936218262" calcext:value-type="float">
            <text:p>0.019587993621826</text:p>
          </table:table-cell>
          <table:table-cell office:value-type="float" office:value="0.0223190784454346" calcext:value-type="float">
            <text:p>0.022319078445435</text:p>
          </table:table-cell>
          <table:table-cell office:value-type="float" office:value="0.0202677488327026" calcext:value-type="float">
            <text:p>0.02026774883270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0184593200683594" calcext:value-type="float">
            <text:p>0.018459320068359</text:p>
          </table:table-cell>
          <table:table-cell office:value-type="float" office:value="0.0216286182403564" calcext:value-type="float">
            <text:p>0.021628618240357</text:p>
          </table:table-cell>
          <table:table-cell office:value-type="float" office:value="0.0194373846054077" calcext:value-type="float">
            <text:p>0.019437384605408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.0184783935546875" calcext:value-type="float">
            <text:p>0.018478393554688</text:p>
          </table:table-cell>
          <table:table-cell office:value-type="float" office:value="0.0211136341094971" calcext:value-type="float">
            <text:p>0.021113634109497</text:p>
          </table:table-cell>
          <table:table-cell office:value-type="float" office:value="0.018926477432251" calcext:value-type="float">
            <text:p>0.01892647743225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.0185756683349609" calcext:value-type="float">
            <text:p>0.018575668334961</text:p>
          </table:table-cell>
          <table:table-cell office:value-type="float" office:value="0.0212607383728027" calcext:value-type="float">
            <text:p>0.021260738372803</text:p>
          </table:table-cell>
          <table:table-cell office:value-type="float" office:value="0.0190999627113342" calcext:value-type="float">
            <text:p>0.019099962711334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.0194542407989502" calcext:value-type="float">
            <text:p>0.01945424079895</text:p>
          </table:table-cell>
          <table:table-cell office:value-type="float" office:value="0.0220997333526611" calcext:value-type="float">
            <text:p>0.022099733352661</text:p>
          </table:table-cell>
          <table:table-cell office:value-type="float" office:value="0.020121157169342" calcext:value-type="float">
            <text:p>0.02012115716934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019442081451416" calcext:value-type="float">
            <text:p>0.019442081451416</text:p>
          </table:table-cell>
          <table:table-cell office:value-type="float" office:value="0.0214352607727051" calcext:value-type="float">
            <text:p>0.021435260772705</text:p>
          </table:table-cell>
          <table:table-cell office:value-type="float" office:value="0.0199000000953674" calcext:value-type="float">
            <text:p>0.01990000009536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.0183079242706299" calcext:value-type="float">
            <text:p>0.01830792427063</text:p>
          </table:table-cell>
          <table:table-cell office:value-type="float" office:value="0.0209760665893555" calcext:value-type="float">
            <text:p>0.020976066589356</text:p>
          </table:table-cell>
          <table:table-cell office:value-type="float" office:value="0.0188898921012878" calcext:value-type="float">
            <text:p>0.018889892101288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.0187087059020996" calcext:value-type="float">
            <text:p>0.0187087059021</text:p>
          </table:table-cell>
          <table:table-cell office:value-type="float" office:value="0.0208768844604492" calcext:value-type="float">
            <text:p>0.020876884460449</text:p>
          </table:table-cell>
          <table:table-cell office:value-type="float" office:value="0.0192548990249634" calcext:value-type="float">
            <text:p>0.01925489902496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0196831226348877" calcext:value-type="float">
            <text:p>0.019683122634888</text:p>
          </table:table-cell>
          <table:table-cell office:value-type="float" office:value="0.022322416305542" calcext:value-type="float">
            <text:p>0.022322416305542</text:p>
          </table:table-cell>
          <table:table-cell office:value-type="float" office:value="0.020130455493927" calcext:value-type="float">
            <text:p>0.02013045549392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0184288024902344" calcext:value-type="float">
            <text:p>0.018428802490234</text:p>
          </table:table-cell>
          <table:table-cell office:value-type="float" office:value="0.0204954147338867" calcext:value-type="float">
            <text:p>0.020495414733887</text:p>
          </table:table-cell>
          <table:table-cell office:value-type="float" office:value="0.0191375851631165" calcext:value-type="float">
            <text:p>0.01913758516311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.0194692611694336" calcext:value-type="float">
            <text:p>0.019469261169434</text:p>
          </table:table-cell>
          <table:table-cell office:value-type="float" office:value="0.0276482105255127" calcext:value-type="float">
            <text:p>0.027648210525513</text:p>
          </table:table-cell>
          <table:table-cell office:value-type="float" office:value="0.0218883752822876" calcext:value-type="float">
            <text:p>0.02188837528228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221531391143799" calcext:value-type="float">
            <text:p>0.02215313911438</text:p>
          </table:table-cell>
          <table:table-cell office:value-type="float" office:value="0.0270488262176514" calcext:value-type="float">
            <text:p>0.027048826217651</text:p>
          </table:table-cell>
          <table:table-cell office:value-type="float" office:value="0.0236457705497742" calcext:value-type="float">
            <text:p>0.023645770549774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.0202791690826416" calcext:value-type="float">
            <text:p>0.020279169082642</text:p>
          </table:table-cell>
          <table:table-cell office:value-type="float" office:value="0.0258965492248535" calcext:value-type="float">
            <text:p>0.025896549224854</text:p>
          </table:table-cell>
          <table:table-cell office:value-type="float" office:value="0.0221742868423462" calcext:value-type="float">
            <text:p>0.022174286842346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.01973557472229" calcext:value-type="float">
            <text:p>0.01973557472229</text:p>
          </table:table-cell>
          <table:table-cell office:value-type="float" office:value="0.0234267711639404" calcext:value-type="float">
            <text:p>0.023426771163941</text:p>
          </table:table-cell>
          <table:table-cell office:value-type="float" office:value="0.0204876303672791" calcext:value-type="float">
            <text:p>0.020487630367279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.0198178291320801" calcext:value-type="float">
            <text:p>0.01981782913208</text:p>
          </table:table-cell>
          <table:table-cell office:value-type="float" office:value="0.0221786499023437" calcext:value-type="float">
            <text:p>0.022178649902344</text:p>
          </table:table-cell>
          <table:table-cell office:value-type="float" office:value="0.0203639507293701" calcext:value-type="float">
            <text:p>0.0203639507293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0187606811523438" calcext:value-type="float">
            <text:p>0.018760681152344</text:p>
          </table:table-cell>
          <table:table-cell office:value-type="float" office:value="0.021268367767334" calcext:value-type="float">
            <text:p>0.021268367767334</text:p>
          </table:table-cell>
          <table:table-cell office:value-type="float" office:value="0.0196923136711121" calcext:value-type="float">
            <text:p>0.01969231367111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0198147296905518" calcext:value-type="float">
            <text:p>0.019814729690552</text:p>
          </table:table-cell>
          <table:table-cell office:value-type="float" office:value="0.022294282913208" calcext:value-type="float">
            <text:p>0.022294282913208</text:p>
          </table:table-cell>
          <table:table-cell office:value-type="float" office:value="0.0203179478645325" calcext:value-type="float">
            <text:p>0.02031794786453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0199398994445801" calcext:value-type="float">
            <text:p>0.01993989944458</text:p>
          </table:table-cell>
          <table:table-cell office:value-type="float" office:value="0.0239982604980469" calcext:value-type="float">
            <text:p>0.023998260498047</text:p>
          </table:table-cell>
          <table:table-cell office:value-type="float" office:value="0.0209065437316894" calcext:value-type="float">
            <text:p>0.02090654373169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.0188312530517578" calcext:value-type="float">
            <text:p>0.018831253051758</text:p>
          </table:table-cell>
          <table:table-cell office:value-type="float" office:value="0.0212314128875732" calcext:value-type="float">
            <text:p>0.021231412887573</text:p>
          </table:table-cell>
          <table:table-cell office:value-type="float" office:value="0.0193057775497437" calcext:value-type="float">
            <text:p>0.01930577754974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.0189504623413086" calcext:value-type="float">
            <text:p>0.018950462341309</text:p>
          </table:table-cell>
          <table:table-cell office:value-type="float" office:value="0.02150559425354" calcext:value-type="float">
            <text:p>0.02150559425354</text:p>
          </table:table-cell>
          <table:table-cell office:value-type="float" office:value="0.0196907520294189" calcext:value-type="float">
            <text:p>0.019690752029419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.0196535587310791" calcext:value-type="float">
            <text:p>0.019653558731079</text:p>
          </table:table-cell>
          <table:table-cell office:value-type="float" office:value="0.0222201347351074" calcext:value-type="float">
            <text:p>0.022220134735108</text:p>
          </table:table-cell>
          <table:table-cell office:value-type="float" office:value="0.0206325531005859" calcext:value-type="float">
            <text:p>0.020632553100586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.0187640190124512" calcext:value-type="float">
            <text:p>0.018764019012451</text:p>
          </table:table-cell>
          <table:table-cell office:value-type="float" office:value="0.0212056636810303" calcext:value-type="float">
            <text:p>0.02120566368103</text:p>
          </table:table-cell>
          <table:table-cell office:value-type="float" office:value="0.0195003628730774" calcext:value-type="float">
            <text:p>0.01950036287307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.0190117359161377" calcext:value-type="float">
            <text:p>0.019011735916138</text:p>
          </table:table-cell>
          <table:table-cell office:value-type="float" office:value="0.0206291675567627" calcext:value-type="float">
            <text:p>0.020629167556763</text:p>
          </table:table-cell>
          <table:table-cell office:value-type="float" office:value="0.0196661114692688" calcext:value-type="float">
            <text:p>0.019666111469269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0190062522888184" calcext:value-type="float">
            <text:p>0.019006252288818</text:p>
          </table:table-cell>
          <table:table-cell office:value-type="float" office:value="0.0210058689117432" calcext:value-type="float">
            <text:p>0.021005868911743</text:p>
          </table:table-cell>
          <table:table-cell office:value-type="float" office:value="0.0197290062904358" calcext:value-type="float">
            <text:p>0.01972900629043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.0200421810150147" calcext:value-type="float">
            <text:p>0.020042181015015</text:p>
          </table:table-cell>
          <table:table-cell office:value-type="float" office:value="0.024132251739502" calcext:value-type="float">
            <text:p>0.024132251739502</text:p>
          </table:table-cell>
          <table:table-cell office:value-type="float" office:value="0.0207242965698242" calcext:value-type="float">
            <text:p>0.020724296569824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.0197091102600098" calcext:value-type="float">
            <text:p>0.01970911026001</text:p>
          </table:table-cell>
          <table:table-cell office:value-type="float" office:value="0.0225419998168945" calcext:value-type="float">
            <text:p>0.022541999816895</text:p>
          </table:table-cell>
          <table:table-cell office:value-type="float" office:value="0.0207200288772583" calcext:value-type="float">
            <text:p>0.02072002887725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.0197069644927979" calcext:value-type="float">
            <text:p>0.019706964492798</text:p>
          </table:table-cell>
          <table:table-cell office:value-type="float" office:value="0.0220468044281006" calcext:value-type="float">
            <text:p>0.022046804428101</text:p>
          </table:table-cell>
          <table:table-cell office:value-type="float" office:value="0.0205541372299194" calcext:value-type="float">
            <text:p>0.0205541372299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.0197713375091553" calcext:value-type="float">
            <text:p>0.019771337509155</text:p>
          </table:table-cell>
          <table:table-cell office:value-type="float" office:value="0.0216662883758545" calcext:value-type="float">
            <text:p>0.021666288375855</text:p>
          </table:table-cell>
          <table:table-cell office:value-type="float" office:value="0.020255970954895" calcext:value-type="float">
            <text:p>0.02025597095489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0197641849517822" calcext:value-type="float">
            <text:p>0.019764184951782</text:p>
          </table:table-cell>
          <table:table-cell office:value-type="float" office:value="0.0222289562225342" calcext:value-type="float">
            <text:p>0.022228956222534</text:p>
          </table:table-cell>
          <table:table-cell office:value-type="float" office:value="0.0205639719963074" calcext:value-type="float">
            <text:p>0.02056397199630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.019068717956543" calcext:value-type="float">
            <text:p>0.019068717956543</text:p>
          </table:table-cell>
          <table:table-cell office:value-type="float" office:value="0.0215048789978027" calcext:value-type="float">
            <text:p>0.021504878997803</text:p>
          </table:table-cell>
          <table:table-cell office:value-type="float" office:value="0.0195418238639832" calcext:value-type="float">
            <text:p>0.01954182386398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0188636779785156" calcext:value-type="float">
            <text:p>0.018863677978516</text:p>
          </table:table-cell>
          <table:table-cell office:value-type="float" office:value="0.0212357044219971" calcext:value-type="float">
            <text:p>0.021235704421997</text:p>
          </table:table-cell>
          <table:table-cell office:value-type="float" office:value="0.0194930791854858" calcext:value-type="float">
            <text:p>0.01949307918548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200135707855225" calcext:value-type="float">
            <text:p>0.020013570785523</text:p>
          </table:table-cell>
          <table:table-cell office:value-type="float" office:value="0.0229921340942383" calcext:value-type="float">
            <text:p>0.022992134094238</text:p>
          </table:table-cell>
          <table:table-cell office:value-type="float" office:value="0.0207757949829102" calcext:value-type="float">
            <text:p>0.0207757949829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018782377243042" calcext:value-type="float">
            <text:p>0.018782377243042</text:p>
          </table:table-cell>
          <table:table-cell office:value-type="float" office:value="0.0212249755859375" calcext:value-type="float">
            <text:p>0.021224975585938</text:p>
          </table:table-cell>
          <table:table-cell office:value-type="float" office:value="0.019727373123169" calcext:value-type="float">
            <text:p>0.019727373123169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0198497772216797" calcext:value-type="float">
            <text:p>0.01984977722168</text:p>
          </table:table-cell>
          <table:table-cell office:value-type="float" office:value="0.0218982696533203" calcext:value-type="float">
            <text:p>0.02189826965332</text:p>
          </table:table-cell>
          <table:table-cell office:value-type="float" office:value="0.0204592108726501" calcext:value-type="float">
            <text:p>0.02045921087265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0191547870635986" calcext:value-type="float">
            <text:p>0.019154787063599</text:p>
          </table:table-cell>
          <table:table-cell office:value-type="float" office:value="0.0208783149719238" calcext:value-type="float">
            <text:p>0.020878314971924</text:p>
          </table:table-cell>
          <table:table-cell office:value-type="float" office:value="0.0199283719062805" calcext:value-type="float">
            <text:p>0.01992837190628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.020012378692627" calcext:value-type="float">
            <text:p>0.020012378692627</text:p>
          </table:table-cell>
          <table:table-cell office:value-type="float" office:value="0.0228400230407715" calcext:value-type="float">
            <text:p>0.022840023040772</text:p>
          </table:table-cell>
          <table:table-cell office:value-type="float" office:value="0.0212792038917542" calcext:value-type="float">
            <text:p>0.02127920389175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.0190033912658691" calcext:value-type="float">
            <text:p>0.019003391265869</text:p>
          </table:table-cell>
          <table:table-cell office:value-type="float" office:value="0.0217263698577881" calcext:value-type="float">
            <text:p>0.021726369857788</text:p>
          </table:table-cell>
          <table:table-cell office:value-type="float" office:value="0.020269787311554" calcext:value-type="float">
            <text:p>0.020269787311554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0201258659362793" calcext:value-type="float">
            <text:p>0.020125865936279</text:p>
          </table:table-cell>
          <table:table-cell office:value-type="float" office:value="0.0222907066345215" calcext:value-type="float">
            <text:p>0.022290706634522</text:p>
          </table:table-cell>
          <table:table-cell office:value-type="float" office:value="0.0209142088890076" calcext:value-type="float">
            <text:p>0.02091420888900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.0199799537658691" calcext:value-type="float">
            <text:p>0.019979953765869</text:p>
          </table:table-cell>
          <table:table-cell office:value-type="float" office:value="0.0221364498138428" calcext:value-type="float">
            <text:p>0.022136449813843</text:p>
          </table:table-cell>
          <table:table-cell office:value-type="float" office:value="0.0208264827728271" calcext:value-type="float">
            <text:p>0.02082648277282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.0190274715423584" calcext:value-type="float">
            <text:p>0.019027471542358</text:p>
          </table:table-cell>
          <table:table-cell office:value-type="float" office:value="0.0214641094207764" calcext:value-type="float">
            <text:p>0.021464109420776</text:p>
          </table:table-cell>
          <table:table-cell office:value-type="float" office:value="0.0195090770721436" calcext:value-type="float">
            <text:p>0.019509077072144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.0198228359222412" calcext:value-type="float">
            <text:p>0.019822835922241</text:p>
          </table:table-cell>
          <table:table-cell office:value-type="float" office:value="0.0236227512359619" calcext:value-type="float">
            <text:p>0.023622751235962</text:p>
          </table:table-cell>
          <table:table-cell office:value-type="float" office:value="0.0206980347633362" calcext:value-type="float">
            <text:p>0.02069803476333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199291706085205" calcext:value-type="float">
            <text:p>0.019929170608521</text:p>
          </table:table-cell>
          <table:table-cell office:value-type="float" office:value="0.0224921703338623" calcext:value-type="float">
            <text:p>0.022492170333862</text:p>
          </table:table-cell>
          <table:table-cell office:value-type="float" office:value="0.0205730557441711" calcext:value-type="float">
            <text:p>0.020573055744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5-06T16:23:47.930305854</dc:date>
    <meta:editing-duration>PT1M36S</meta:editing-duration>
    <meta:editing-cycles>1</meta:editing-cycles>
    <meta:document-statistic meta:table-count="1" meta:cell-count="73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489cm" svg:height="17.15cm" xlink:href=".." xlink:type="simple" chart:class="chart:line" chart:style-name="ch1">
        <chart:plot-area chart:style-name="ch2" table:cell-range-address="3sum_results_means.B1:3sum_results_means.D1847" svg:x="0.609cm" svg:y="0.343cm" svg:width="29.271cm" svg:height="16.464cm">
          <chartooo:coordinate-region svg:x="1.707cm" svg:y="0.343cm" svg:width="28.078cm" svg:height="15.2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3sum_results_means.B1:3sum_results_means.B1847" chart:class="chart:line">
            <chart:data-point chart:repeated="1847"/>
          </chart:series>
          <chart:series chart:style-name="ch6" chart:values-cell-range-address="3sum_results_means.C1:3sum_results_means.C1847" chart:class="chart:line">
            <chart:data-point chart:repeated="1847"/>
          </chart:series>
          <chart:series chart:style-name="ch7" chart:values-cell-range-address="3sum_results_means.D1:3sum_results_means.D1847" chart:class="chart:line">
            <chart:data-point chart:repeated="18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52472877502442">
                <text:p>0.00752472877502442</text:p>
                <draw:g>
                  <svg:desc>3sum_results_means.B1:3sum_results_means.B1847</svg:desc>
                </draw:g>
              </table:table-cell>
              <table:table-cell office:value-type="float" office:value="0.010075569152832">
                <text:p>0.010075569152832</text:p>
                <draw:g>
                  <svg:desc>3sum_results_means.C1:3sum_results_means.C1847</svg:desc>
                </draw:g>
              </table:table-cell>
              <table:table-cell office:value-type="float" office:value="0.00831606388092041">
                <text:p>0.00831606388092041</text:p>
                <draw:g>
                  <svg:desc>3sum_results_means.D1:3sum_results_means.D18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45654106140137">
                <text:p>0.00745654106140137</text:p>
              </table:table-cell>
              <table:table-cell office:value-type="float" office:value="0.00998377799987793">
                <text:p>0.00998377799987793</text:p>
              </table:table-cell>
              <table:table-cell office:value-type="float" office:value="0.00837457180023194">
                <text:p>0.00837457180023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3324241638184">
                <text:p>0.00783324241638184</text:p>
              </table:table-cell>
              <table:table-cell office:value-type="float" office:value="0.0126752853393555">
                <text:p>0.0126752853393555</text:p>
              </table:table-cell>
              <table:table-cell office:value-type="float" office:value="0.00871682167053223">
                <text:p>0.00871682167053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08191299438477">
                <text:p>0.00808191299438477</text:p>
              </table:table-cell>
              <table:table-cell office:value-type="float" office:value="0.00958299636840821">
                <text:p>0.00958299636840821</text:p>
              </table:table-cell>
              <table:table-cell office:value-type="float" office:value="0.00869816541671753">
                <text:p>0.00869816541671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84039497375488">
                <text:p>0.00784039497375488</text:p>
              </table:table-cell>
              <table:table-cell office:value-type="float" office:value="0.00965237617492676">
                <text:p>0.00965237617492676</text:p>
              </table:table-cell>
              <table:table-cell office:value-type="float" office:value="0.00853133201599121">
                <text:p>0.00853133201599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76219367980957">
                <text:p>0.00776219367980957</text:p>
              </table:table-cell>
              <table:table-cell office:value-type="float" office:value="0.00909662246704102">
                <text:p>0.00909662246704102</text:p>
              </table:table-cell>
              <table:table-cell office:value-type="float" office:value="0.00823264122009277">
                <text:p>0.00823264122009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79557228088379">
                <text:p>0.00779557228088379</text:p>
              </table:table-cell>
              <table:table-cell office:value-type="float" office:value="0.00921964645385742">
                <text:p>0.00921964645385742</text:p>
              </table:table-cell>
              <table:table-cell office:value-type="float" office:value="0.00831711292266846">
                <text:p>0.00831711292266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13491439819336">
                <text:p>0.00713491439819336</text:p>
              </table:table-cell>
              <table:table-cell office:value-type="float" office:value="0.0101923942565918">
                <text:p>0.0101923942565918</text:p>
              </table:table-cell>
              <table:table-cell office:value-type="float" office:value="0.00778435468673706">
                <text:p>0.00778435468673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22479820251465">
                <text:p>0.00722479820251465</text:p>
              </table:table-cell>
              <table:table-cell office:value-type="float" office:value="0.00905489921569824">
                <text:p>0.00905489921569824</text:p>
              </table:table-cell>
              <table:table-cell office:value-type="float" office:value="0.00777392387390137">
                <text:p>0.00777392387390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48252868652344">
                <text:p>0.00748252868652344</text:p>
              </table:table-cell>
              <table:table-cell office:value-type="float" office:value="0.00911736488342285">
                <text:p>0.00911736488342285</text:p>
              </table:table-cell>
              <table:table-cell office:value-type="float" office:value="0.00792994499206543">
                <text:p>0.00792994499206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13491439819336">
                <text:p>0.00713491439819336</text:p>
              </table:table-cell>
              <table:table-cell office:value-type="float" office:value="0.00913071632385254">
                <text:p>0.00913071632385254</text:p>
              </table:table-cell>
              <table:table-cell office:value-type="float" office:value="0.0079445481300354">
                <text:p>0.0079445481300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39359855651856">
                <text:p>0.00739359855651856</text:p>
              </table:table-cell>
              <table:table-cell office:value-type="float" office:value="0.00940561294555664">
                <text:p>0.00940561294555664</text:p>
              </table:table-cell>
              <table:table-cell office:value-type="float" office:value="0.00782978534698486">
                <text:p>0.00782978534698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39717483520508">
                <text:p>0.00739717483520508</text:p>
              </table:table-cell>
              <table:table-cell office:value-type="float" office:value="0.009307861328125">
                <text:p>0.009307861328125</text:p>
              </table:table-cell>
              <table:table-cell office:value-type="float" office:value="0.00786353349685669">
                <text:p>0.00786353349685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30109214782715">
                <text:p>0.00730109214782715</text:p>
              </table:table-cell>
              <table:table-cell office:value-type="float" office:value="0.00927877426147461">
                <text:p>0.00927877426147461</text:p>
              </table:table-cell>
              <table:table-cell office:value-type="float" office:value="0.00782763957977295">
                <text:p>0.00782763957977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533390045166">
                <text:p>0.0075533390045166</text:p>
              </table:table-cell>
              <table:table-cell office:value-type="float" office:value="0.00909948348999023">
                <text:p>0.00909948348999023</text:p>
              </table:table-cell>
              <table:table-cell office:value-type="float" office:value="0.00803346633911133">
                <text:p>0.00803346633911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728082656860352">
                <text:p>0.00728082656860352</text:p>
              </table:table-cell>
              <table:table-cell office:value-type="float" office:value="0.00943279266357422">
                <text:p>0.00943279266357422</text:p>
              </table:table-cell>
              <table:table-cell office:value-type="float" office:value="0.00787739753723145">
                <text:p>0.00787739753723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34138488769531">
                <text:p>0.00734138488769531</text:p>
              </table:table-cell>
              <table:table-cell office:value-type="float" office:value="0.00962662696838379">
                <text:p>0.00962662696838379</text:p>
              </table:table-cell>
              <table:table-cell office:value-type="float" office:value="0.00781615972518921">
                <text:p>0.00781615972518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41910934448242">
                <text:p>0.00741910934448242</text:p>
              </table:table-cell>
              <table:table-cell office:value-type="float" office:value="0.00956010818481445">
                <text:p>0.00956010818481445</text:p>
              </table:table-cell>
              <table:table-cell office:value-type="float" office:value="0.00786248445510864">
                <text:p>0.00786248445510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42816925048828">
                <text:p>0.00742816925048828</text:p>
              </table:table-cell>
              <table:table-cell office:value-type="float" office:value="0.00960850715637207">
                <text:p>0.00960850715637207</text:p>
              </table:table-cell>
              <table:table-cell office:value-type="float" office:value="0.00798166990280151">
                <text:p>0.00798166990280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21430778503418">
                <text:p>0.00721430778503418</text:p>
              </table:table-cell>
              <table:table-cell office:value-type="float" office:value="0.00944042205810547">
                <text:p>0.00944042205810547</text:p>
              </table:table-cell>
              <table:table-cell office:value-type="float" office:value="0.00775047540664673">
                <text:p>0.00775047540664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32612609863281">
                <text:p>0.00732612609863281</text:p>
              </table:table-cell>
              <table:table-cell office:value-type="float" office:value="0.00934410095214844">
                <text:p>0.00934410095214844</text:p>
              </table:table-cell>
              <table:table-cell office:value-type="float" office:value="0.00788007974624634">
                <text:p>0.00788007974624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2178840637207">
                <text:p>0.0072178840637207</text:p>
              </table:table-cell>
              <table:table-cell office:value-type="float" office:value="0.00936532020568848">
                <text:p>0.00936532020568848</text:p>
              </table:table-cell>
              <table:table-cell office:value-type="float" office:value="0.00776519775390625">
                <text:p>0.00776519775390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75066089630127">
                <text:p>0.0075066089630127</text:p>
              </table:table-cell>
              <table:table-cell office:value-type="float" office:value="0.00931406021118164">
                <text:p>0.00931406021118164</text:p>
              </table:table-cell>
              <table:table-cell office:value-type="float" office:value="0.00789722204208374">
                <text:p>0.00789722204208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49373435974121">
                <text:p>0.00749373435974121</text:p>
              </table:table-cell>
              <table:table-cell office:value-type="float" office:value="0.00981521606445313">
                <text:p>0.00981521606445313</text:p>
              </table:table-cell>
              <table:table-cell office:value-type="float" office:value="0.00792825222015381">
                <text:p>0.00792825222015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60912895202637">
                <text:p>0.00760912895202637</text:p>
              </table:table-cell>
              <table:table-cell office:value-type="float" office:value="0.00997352600097656">
                <text:p>0.00997352600097656</text:p>
              </table:table-cell>
              <table:table-cell office:value-type="float" office:value="0.00801256895065308">
                <text:p>0.00801256895065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36498832702637">
                <text:p>0.00736498832702637</text:p>
              </table:table-cell>
              <table:table-cell office:value-type="float" office:value="0.00983023643493653">
                <text:p>0.00983023643493653</text:p>
              </table:table-cell>
              <table:table-cell office:value-type="float" office:value="0.00789777040481567">
                <text:p>0.00789777040481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36474990844727">
                <text:p>0.00736474990844727</text:p>
              </table:table-cell>
              <table:table-cell office:value-type="float" office:value="0.00964999198913574">
                <text:p>0.00964999198913574</text:p>
              </table:table-cell>
              <table:table-cell office:value-type="float" office:value="0.0079245924949646">
                <text:p>0.0079245924949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35092163085938">
                <text:p>0.00735092163085938</text:p>
              </table:table-cell>
              <table:table-cell office:value-type="float" office:value="0.0101807117462158">
                <text:p>0.0101807117462158</text:p>
              </table:table-cell>
              <table:table-cell office:value-type="float" office:value="0.00797879695892334">
                <text:p>0.00797879695892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30967521667481">
                <text:p>0.00730967521667481</text:p>
              </table:table-cell>
              <table:table-cell office:value-type="float" office:value="0.00970935821533203">
                <text:p>0.00970935821533203</text:p>
              </table:table-cell>
              <table:table-cell office:value-type="float" office:value="0.00801928043365479">
                <text:p>0.00801928043365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750017166137695">
                <text:p>0.00750017166137695</text:p>
              </table:table-cell>
              <table:table-cell office:value-type="float" office:value="0.0093989372253418">
                <text:p>0.0093989372253418</text:p>
              </table:table-cell>
              <table:table-cell office:value-type="float" office:value="0.0079747200012207">
                <text:p>0.0079747200012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59100914001465">
                <text:p>0.00759100914001465</text:p>
              </table:table-cell>
              <table:table-cell office:value-type="float" office:value="0.00951766967773438">
                <text:p>0.00951766967773438</text:p>
              </table:table-cell>
              <table:table-cell office:value-type="float" office:value="0.00800352096557617">
                <text:p>0.00800352096557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74772834777832">
                <text:p>0.0074772834777832</text:p>
              </table:table-cell>
              <table:table-cell office:value-type="float" office:value="0.00924420356750488">
                <text:p>0.00924420356750488</text:p>
              </table:table-cell>
              <table:table-cell office:value-type="float" office:value="0.00784609317779541">
                <text:p>0.00784609317779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90309906005859">
                <text:p>0.00790309906005859</text:p>
              </table:table-cell>
              <table:table-cell office:value-type="float" office:value="0.0092308521270752">
                <text:p>0.0092308521270752</text:p>
              </table:table-cell>
              <table:table-cell office:value-type="float" office:value="0.00850448608398438">
                <text:p>0.00850448608398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7052116394043">
                <text:p>0.0077052116394043</text:p>
              </table:table-cell>
              <table:table-cell office:value-type="float" office:value="0.00927138328552246">
                <text:p>0.00927138328552246</text:p>
              </table:table-cell>
              <table:table-cell office:value-type="float" office:value="0.00832434892654419">
                <text:p>0.00832434892654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73477554321289">
                <text:p>0.00773477554321289</text:p>
              </table:table-cell>
              <table:table-cell office:value-type="float" office:value="0.00911569595336914">
                <text:p>0.00911569595336914</text:p>
              </table:table-cell>
              <table:table-cell office:value-type="float" office:value="0.00823327302932739">
                <text:p>0.008233273029327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67898559570313">
                <text:p>0.00767898559570313</text:p>
              </table:table-cell>
              <table:table-cell office:value-type="float" office:value="0.00929498672485352">
                <text:p>0.00929498672485352</text:p>
              </table:table-cell>
              <table:table-cell office:value-type="float" office:value="0.00826637744903564">
                <text:p>0.00826637744903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6601505279541">
                <text:p>0.0076601505279541</text:p>
              </table:table-cell>
              <table:table-cell office:value-type="float" office:value="0.0094139575958252">
                <text:p>0.0094139575958252</text:p>
              </table:table-cell>
              <table:table-cell office:value-type="float" office:value="0.0083787202835083">
                <text:p>0.0083787202835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54475593566895">
                <text:p>0.00754475593566895</text:p>
              </table:table-cell>
              <table:table-cell office:value-type="float" office:value="0.00951337814331055">
                <text:p>0.00951337814331055</text:p>
              </table:table-cell>
              <table:table-cell office:value-type="float" office:value="0.00848278999328613">
                <text:p>0.00848278999328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37166404724121">
                <text:p>0.00737166404724121</text:p>
              </table:table-cell>
              <table:table-cell office:value-type="float" office:value="0.0109832286834717">
                <text:p>0.0109832286834717</text:p>
              </table:table-cell>
              <table:table-cell office:value-type="float" office:value="0.00816354751586914">
                <text:p>0.00816354751586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75337219238281">
                <text:p>0.00775337219238281</text:p>
              </table:table-cell>
              <table:table-cell office:value-type="float" office:value="0.011131763458252">
                <text:p>0.011131763458252</text:p>
              </table:table-cell>
              <table:table-cell office:value-type="float" office:value="0.00834428071975708">
                <text:p>0.008344280719757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78555870056152">
                <text:p>0.00778555870056152</text:p>
              </table:table-cell>
              <table:table-cell office:value-type="float" office:value="0.0114047527313232">
                <text:p>0.0114047527313232</text:p>
              </table:table-cell>
              <table:table-cell office:value-type="float" office:value="0.00829882621765137">
                <text:p>0.00829882621765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74460506439209">
                <text:p>0.0074460506439209</text:p>
              </table:table-cell>
              <table:table-cell office:value-type="float" office:value="0.0109808444976807">
                <text:p>0.0109808444976807</text:p>
              </table:table-cell>
              <table:table-cell office:value-type="float" office:value="0.00804625749588013">
                <text:p>0.00804625749588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734543800354004">
                <text:p>0.00734543800354004</text:p>
              </table:table-cell>
              <table:table-cell office:value-type="float" office:value="0.0109624862670898">
                <text:p>0.0109624862670898</text:p>
              </table:table-cell>
              <table:table-cell office:value-type="float" office:value="0.00796760320663452">
                <text:p>0.007967603206634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56907463073731">
                <text:p>0.00756907463073731</text:p>
              </table:table-cell>
              <table:table-cell office:value-type="float" office:value="0.00904512405395508">
                <text:p>0.00904512405395508</text:p>
              </table:table-cell>
              <table:table-cell office:value-type="float" office:value="0.00787187814712525">
                <text:p>0.00787187814712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50470161437988">
                <text:p>0.00750470161437988</text:p>
              </table:table-cell>
              <table:table-cell office:value-type="float" office:value="0.00916767120361328">
                <text:p>0.00916767120361328</text:p>
              </table:table-cell>
              <table:table-cell office:value-type="float" office:value="0.00784385204315186">
                <text:p>0.00784385204315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744462013244629">
                <text:p>0.00744462013244629</text:p>
              </table:table-cell>
              <table:table-cell office:value-type="float" office:value="0.00919222831726074">
                <text:p>0.00919222831726074</text:p>
              </table:table-cell>
              <table:table-cell office:value-type="float" office:value="0.00796102285385132">
                <text:p>0.00796102285385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75909423828125">
                <text:p>0.00775909423828125</text:p>
              </table:table-cell>
              <table:table-cell office:value-type="float" office:value="0.00939822196960449">
                <text:p>0.00939822196960449</text:p>
              </table:table-cell>
              <table:table-cell office:value-type="float" office:value="0.00811132192611694">
                <text:p>0.008111321926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57670402526856">
                <text:p>0.00757670402526856</text:p>
              </table:table-cell>
              <table:table-cell office:value-type="float" office:value="0.00949382781982422">
                <text:p>0.00949382781982422</text:p>
              </table:table-cell>
              <table:table-cell office:value-type="float" office:value="0.00808947086334229">
                <text:p>0.008089470863342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4772834777832">
                <text:p>0.0074772834777832</text:p>
              </table:table-cell>
              <table:table-cell office:value-type="float" office:value="0.00893616676330566">
                <text:p>0.00893616676330566</text:p>
              </table:table-cell>
              <table:table-cell office:value-type="float" office:value="0.00798385143280029">
                <text:p>0.00798385143280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4455738067627">
                <text:p>0.0074455738067627</text:p>
              </table:table-cell>
              <table:table-cell office:value-type="float" office:value="0.00945639610290527">
                <text:p>0.00945639610290527</text:p>
              </table:table-cell>
              <table:table-cell office:value-type="float" office:value="0.0080135703086853">
                <text:p>0.0080135703086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33280181884766">
                <text:p>0.00733280181884766</text:p>
              </table:table-cell>
              <table:table-cell office:value-type="float" office:value="0.00941777229309082">
                <text:p>0.00941777229309082</text:p>
              </table:table-cell>
              <table:table-cell office:value-type="float" office:value="0.00798838138580322">
                <text:p>0.00798838138580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4155330657959">
                <text:p>0.0074155330657959</text:p>
              </table:table-cell>
              <table:table-cell office:value-type="float" office:value="0.00957345962524414">
                <text:p>0.00957345962524414</text:p>
              </table:table-cell>
              <table:table-cell office:value-type="float" office:value="0.00809589624404907">
                <text:p>0.00809589624404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762486457824707">
                <text:p>0.00762486457824707</text:p>
              </table:table-cell>
              <table:table-cell office:value-type="float" office:value="0.00898051261901856">
                <text:p>0.00898051261901856</text:p>
              </table:table-cell>
              <table:table-cell office:value-type="float" office:value="0.00800912380218506">
                <text:p>0.00800912380218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748300552368164">
                <text:p>0.00748300552368164</text:p>
              </table:table-cell>
              <table:table-cell office:value-type="float" office:value="0.00902843475341797">
                <text:p>0.00902843475341797</text:p>
              </table:table-cell>
              <table:table-cell office:value-type="float" office:value="0.00798629522323608">
                <text:p>0.007986295223236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5225830078125">
                <text:p>0.0075225830078125</text:p>
              </table:table-cell>
              <table:table-cell office:value-type="float" office:value="0.00895309448242188">
                <text:p>0.00895309448242188</text:p>
              </table:table-cell>
              <table:table-cell office:value-type="float" office:value="0.00808284282684326">
                <text:p>0.008082842826843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754141807556152">
                <text:p>0.00754141807556152</text:p>
              </table:table-cell>
              <table:table-cell office:value-type="float" office:value="0.00929474830627441">
                <text:p>0.00929474830627441</text:p>
              </table:table-cell>
              <table:table-cell office:value-type="float" office:value="0.00803323984146118">
                <text:p>0.00803323984146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65347480773926">
                <text:p>0.00765347480773926</text:p>
              </table:table-cell>
              <table:table-cell office:value-type="float" office:value="0.00925731658935547">
                <text:p>0.00925731658935547</text:p>
              </table:table-cell>
              <table:table-cell office:value-type="float" office:value="0.00804480314254761">
                <text:p>0.008044803142547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732731819152832">
                <text:p>0.00732731819152832</text:p>
              </table:table-cell>
              <table:table-cell office:value-type="float" office:value="0.00915336608886719">
                <text:p>0.00915336608886719</text:p>
              </table:table-cell>
              <table:table-cell office:value-type="float" office:value="0.00811094045639038">
                <text:p>0.00811094045639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760984420776367">
                <text:p>0.00760984420776367</text:p>
              </table:table-cell>
              <table:table-cell office:value-type="float" office:value="0.00902938842773438">
                <text:p>0.00902938842773438</text:p>
              </table:table-cell>
              <table:table-cell office:value-type="float" office:value="0.00816252231597901">
                <text:p>0.008162522315979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739717483520508">
                <text:p>0.00739717483520508</text:p>
              </table:table-cell>
              <table:table-cell office:value-type="float" office:value="0.00959229469299316">
                <text:p>0.00959229469299316</text:p>
              </table:table-cell>
              <table:table-cell office:value-type="float" office:value="0.00801664590835571">
                <text:p>0.0080166459083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736546516418457">
                <text:p>0.00736546516418457</text:p>
              </table:table-cell>
              <table:table-cell office:value-type="float" office:value="0.00938892364501953">
                <text:p>0.00938892364501953</text:p>
              </table:table-cell>
              <table:table-cell office:value-type="float" office:value="0.00807706117630005">
                <text:p>0.00807706117630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52377510070801">
                <text:p>0.00752377510070801</text:p>
              </table:table-cell>
              <table:table-cell office:value-type="float" office:value="0.00940084457397461">
                <text:p>0.00940084457397461</text:p>
              </table:table-cell>
              <table:table-cell office:value-type="float" office:value="0.00811718702316284">
                <text:p>0.008117187023162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52353668212891">
                <text:p>0.00752353668212891</text:p>
              </table:table-cell>
              <table:table-cell office:value-type="float" office:value="0.00933504104614258">
                <text:p>0.00933504104614258</text:p>
              </table:table-cell>
              <table:table-cell office:value-type="float" office:value="0.00806964635848999">
                <text:p>0.00806964635848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33208656311035">
                <text:p>0.00733208656311035</text:p>
              </table:table-cell>
              <table:table-cell office:value-type="float" office:value="0.00944066047668457">
                <text:p>0.00944066047668457</text:p>
              </table:table-cell>
              <table:table-cell office:value-type="float" office:value="0.00796346664428711">
                <text:p>0.007963466644287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41410255432129">
                <text:p>0.00741410255432129</text:p>
              </table:table-cell>
              <table:table-cell office:value-type="float" office:value="0.00931882858276367">
                <text:p>0.00931882858276367</text:p>
              </table:table-cell>
              <table:table-cell office:value-type="float" office:value="0.0080630898475647">
                <text:p>0.00806308984756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6904296875">
                <text:p>0.0076904296875</text:p>
              </table:table-cell>
              <table:table-cell office:value-type="float" office:value="0.00905752182006836">
                <text:p>0.00905752182006836</text:p>
              </table:table-cell>
              <table:table-cell office:value-type="float" office:value="0.00812008380889893">
                <text:p>0.008120083808898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752472877502442">
                <text:p>0.00752472877502442</text:p>
              </table:table-cell>
              <table:table-cell office:value-type="float" office:value="0.00890755653381348">
                <text:p>0.00890755653381348</text:p>
              </table:table-cell>
              <table:table-cell office:value-type="float" office:value="0.00803531408309937">
                <text:p>0.00803531408309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765514373779297">
                <text:p>0.00765514373779297</text:p>
              </table:table-cell>
              <table:table-cell office:value-type="float" office:value="0.00883364677429199">
                <text:p>0.00883364677429199</text:p>
              </table:table-cell>
              <table:table-cell office:value-type="float" office:value="0.00807672739028931">
                <text:p>0.008076727390289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68828392028809">
                <text:p>0.00768828392028809</text:p>
              </table:table-cell>
              <table:table-cell office:value-type="float" office:value="0.0105140209197998">
                <text:p>0.0105140209197998</text:p>
              </table:table-cell>
              <table:table-cell office:value-type="float" office:value="0.00823677778244019">
                <text:p>0.00823677778244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64036178588867">
                <text:p>0.00764036178588867</text:p>
              </table:table-cell>
              <table:table-cell office:value-type="float" office:value="0.0108821392059326">
                <text:p>0.0108821392059326</text:p>
              </table:table-cell>
              <table:table-cell office:value-type="float" office:value="0.00831841230392456">
                <text:p>0.00831841230392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36451148986817">
                <text:p>0.00736451148986817</text:p>
              </table:table-cell>
              <table:table-cell office:value-type="float" office:value="0.0107135772705078">
                <text:p>0.0107135772705078</text:p>
              </table:table-cell>
              <table:table-cell office:value-type="float" office:value="0.00817761421203613">
                <text:p>0.008177614212036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38406181335449">
                <text:p>0.00738406181335449</text:p>
              </table:table-cell>
              <table:table-cell office:value-type="float" office:value="0.0107614994049072">
                <text:p>0.0107614994049072</text:p>
              </table:table-cell>
              <table:table-cell office:value-type="float" office:value="0.00802493095397949">
                <text:p>0.00802493095397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77721405029297">
                <text:p>0.00777721405029297</text:p>
              </table:table-cell>
              <table:table-cell office:value-type="float" office:value="0.0100274085998535">
                <text:p>0.0100274085998535</text:p>
              </table:table-cell>
              <table:table-cell office:value-type="float" office:value="0.00828424692153931">
                <text:p>0.00828424692153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45201110839844">
                <text:p>0.00745201110839844</text:p>
              </table:table-cell>
              <table:table-cell office:value-type="float" office:value="0.0104584693908691">
                <text:p>0.0104584693908691</text:p>
              </table:table-cell>
              <table:table-cell office:value-type="float" office:value="0.00798408985137939">
                <text:p>0.007984089851379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63154029846192">
                <text:p>0.00763154029846192</text:p>
              </table:table-cell>
              <table:table-cell office:value-type="float" office:value="0.0103006362915039">
                <text:p>0.0103006362915039</text:p>
              </table:table-cell>
              <table:table-cell office:value-type="float" office:value="0.00806214809417725">
                <text:p>0.008062148094177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60078430175781">
                <text:p>0.00760078430175781</text:p>
              </table:table-cell>
              <table:table-cell office:value-type="float" office:value="0.0104515552520752">
                <text:p>0.0104515552520752</text:p>
              </table:table-cell>
              <table:table-cell office:value-type="float" office:value="0.00801694393157959">
                <text:p>0.008016943931579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52091407775879">
                <text:p>0.00752091407775879</text:p>
              </table:table-cell>
              <table:table-cell office:value-type="float" office:value="0.0105705261230469">
                <text:p>0.0105705261230469</text:p>
              </table:table-cell>
              <table:table-cell office:value-type="float" office:value="0.00811678171157837">
                <text:p>0.00811678171157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6291561126709">
                <text:p>0.0076291561126709</text:p>
              </table:table-cell>
              <table:table-cell office:value-type="float" office:value="0.00915122032165527">
                <text:p>0.00915122032165527</text:p>
              </table:table-cell>
              <table:table-cell office:value-type="float" office:value="0.00806108713150024">
                <text:p>0.00806108713150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44819641113281">
                <text:p>0.00744819641113281</text:p>
              </table:table-cell>
              <table:table-cell office:value-type="float" office:value="0.0091245174407959">
                <text:p>0.0091245174407959</text:p>
              </table:table-cell>
              <table:table-cell office:value-type="float" office:value="0.00800768136978149">
                <text:p>0.00800768136978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47299194335938">
                <text:p>0.00747299194335938</text:p>
              </table:table-cell>
              <table:table-cell office:value-type="float" office:value="0.0105409622192383">
                <text:p>0.0105409622192383</text:p>
              </table:table-cell>
              <table:table-cell office:value-type="float" office:value="0.00811794996261597">
                <text:p>0.00811794996261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52043724060059">
                <text:p>0.00752043724060059</text:p>
              </table:table-cell>
              <table:table-cell office:value-type="float" office:value="0.0105226039886475">
                <text:p>0.0105226039886475</text:p>
              </table:table-cell>
              <table:table-cell office:value-type="float" office:value="0.00812350511550903">
                <text:p>0.008123505115509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735545158386231">
                <text:p>0.00735545158386231</text:p>
              </table:table-cell>
              <table:table-cell office:value-type="float" office:value="0.00932598114013672">
                <text:p>0.00932598114013672</text:p>
              </table:table-cell>
              <table:table-cell office:value-type="float" office:value="0.00799638032913208">
                <text:p>0.007996380329132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736618041992188">
                <text:p>0.00736618041992188</text:p>
              </table:table-cell>
              <table:table-cell office:value-type="float" office:value="0.00927925109863281">
                <text:p>0.00927925109863281</text:p>
              </table:table-cell>
              <table:table-cell office:value-type="float" office:value="0.00820052623748779">
                <text:p>0.008200526237487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20565223693848">
                <text:p>0.00820565223693848</text:p>
              </table:table-cell>
              <table:table-cell office:value-type="float" office:value="0.0119802951812744">
                <text:p>0.0119802951812744</text:p>
              </table:table-cell>
              <table:table-cell office:value-type="float" office:value="0.00936542749404907">
                <text:p>0.00936542749404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34560394287109">
                <text:p>0.00834560394287109</text:p>
              </table:table-cell>
              <table:table-cell office:value-type="float" office:value="0.0108575820922852">
                <text:p>0.0108575820922852</text:p>
              </table:table-cell>
              <table:table-cell office:value-type="float" office:value="0.00941474437713623">
                <text:p>0.009414744377136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37397575378418">
                <text:p>0.00837397575378418</text:p>
              </table:table-cell>
              <table:table-cell office:value-type="float" office:value="0.0107681751251221">
                <text:p>0.0107681751251221</text:p>
              </table:table-cell>
              <table:table-cell office:value-type="float" office:value="0.00914859771728516">
                <text:p>0.00914859771728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00991058349609">
                <text:p>0.00800991058349609</text:p>
              </table:table-cell>
              <table:table-cell office:value-type="float" office:value="0.00927090644836426">
                <text:p>0.00927090644836426</text:p>
              </table:table-cell>
              <table:table-cell office:value-type="float" office:value="0.00859724283218384">
                <text:p>0.00859724283218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766897201538086">
                <text:p>0.00766897201538086</text:p>
              </table:table-cell>
              <table:table-cell office:value-type="float" office:value="0.00960135459899903">
                <text:p>0.00960135459899903</text:p>
              </table:table-cell>
              <table:table-cell office:value-type="float" office:value="0.00844165086746216">
                <text:p>0.008441650867462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735354423522949">
                <text:p>0.00735354423522949</text:p>
              </table:table-cell>
              <table:table-cell office:value-type="float" office:value="0.00948238372802735">
                <text:p>0.00948238372802735</text:p>
              </table:table-cell>
              <table:table-cell office:value-type="float" office:value="0.00802927017211914">
                <text:p>0.00802927017211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740933418273926">
                <text:p>0.00740933418273926</text:p>
              </table:table-cell>
              <table:table-cell office:value-type="float" office:value="0.00928902626037598">
                <text:p>0.00928902626037598</text:p>
              </table:table-cell>
              <table:table-cell office:value-type="float" office:value="0.00805008411407471">
                <text:p>0.00805008411407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47942924499512">
                <text:p>0.00747942924499512</text:p>
              </table:table-cell>
              <table:table-cell office:value-type="float" office:value="0.00921773910522461">
                <text:p>0.00921773910522461</text:p>
              </table:table-cell>
              <table:table-cell office:value-type="float" office:value="0.00797741413116455">
                <text:p>0.00797741413116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743222236633301">
                <text:p>0.00743222236633301</text:p>
              </table:table-cell>
              <table:table-cell office:value-type="float" office:value="0.00927591323852539">
                <text:p>0.00927591323852539</text:p>
              </table:table-cell>
              <table:table-cell office:value-type="float" office:value="0.00793561935424805">
                <text:p>0.00793561935424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748324394226074">
                <text:p>0.00748324394226074</text:p>
              </table:table-cell>
              <table:table-cell office:value-type="float" office:value="0.00909948348999023">
                <text:p>0.00909948348999023</text:p>
              </table:table-cell>
              <table:table-cell office:value-type="float" office:value="0.00796796083450318">
                <text:p>0.007967960834503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747323036193848">
                <text:p>0.00747323036193848</text:p>
              </table:table-cell>
              <table:table-cell office:value-type="float" office:value="0.00898003578186035">
                <text:p>0.00898003578186035</text:p>
              </table:table-cell>
              <table:table-cell office:value-type="float" office:value="0.00797717571258545">
                <text:p>0.00797717571258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67731666564942">
                <text:p>0.00767731666564942</text:p>
              </table:table-cell>
              <table:table-cell office:value-type="float" office:value="0.00936365127563477">
                <text:p>0.00936365127563477</text:p>
              </table:table-cell>
              <table:table-cell office:value-type="float" office:value="0.00817000865936279">
                <text:p>0.00817000865936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00752639770508">
                <text:p>0.00800752639770508</text:p>
              </table:table-cell>
              <table:table-cell office:value-type="float" office:value="0.010286808013916">
                <text:p>0.010286808013916</text:p>
              </table:table-cell>
              <table:table-cell office:value-type="float" office:value="0.00860968828201294">
                <text:p>0.00860968828201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812149047851563">
                <text:p>0.00812149047851563</text:p>
              </table:table-cell>
              <table:table-cell office:value-type="float" office:value="0.0102105140686035">
                <text:p>0.0102105140686035</text:p>
              </table:table-cell>
              <table:table-cell office:value-type="float" office:value="0.00856149196624756">
                <text:p>0.008561491966247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83967971801758">
                <text:p>0.00783967971801758</text:p>
              </table:table-cell>
              <table:table-cell office:value-type="float" office:value="0.00962877273559571">
                <text:p>0.00962877273559571</text:p>
              </table:table-cell>
              <table:table-cell office:value-type="float" office:value="0.00846586227416992">
                <text:p>0.00846586227416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5373649597168">
                <text:p>0.0075373649597168</text:p>
              </table:table-cell>
              <table:table-cell office:value-type="float" office:value="0.00942802429199219">
                <text:p>0.00942802429199219</text:p>
              </table:table-cell>
              <table:table-cell office:value-type="float" office:value="0.00832610130310059">
                <text:p>0.00832610130310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4615478515625">
                <text:p>0.0074615478515625</text:p>
              </table:table-cell>
              <table:table-cell office:value-type="float" office:value="0.00889968872070313">
                <text:p>0.00889968872070313</text:p>
              </table:table-cell>
              <table:table-cell office:value-type="float" office:value="0.00802474021911621">
                <text:p>0.008024740219116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737333297729492">
                <text:p>0.00737333297729492</text:p>
              </table:table-cell>
              <table:table-cell office:value-type="float" office:value="0.00948619842529297">
                <text:p>0.00948619842529297</text:p>
              </table:table-cell>
              <table:table-cell office:value-type="float" office:value="0.00799448490142822">
                <text:p>0.007994484901428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748467445373535">
                <text:p>0.00748467445373535</text:p>
              </table:table-cell>
              <table:table-cell office:value-type="float" office:value="0.00926756858825684">
                <text:p>0.00926756858825684</text:p>
              </table:table-cell>
              <table:table-cell office:value-type="float" office:value="0.00787558555603027">
                <text:p>0.007875585556030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746417045593262">
                <text:p>0.00746417045593262</text:p>
              </table:table-cell>
              <table:table-cell office:value-type="float" office:value="0.00963330268859863">
                <text:p>0.00963330268859863</text:p>
              </table:table-cell>
              <table:table-cell office:value-type="float" office:value="0.00803542137145996">
                <text:p>0.008035421371459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59673118591309">
                <text:p>0.00759673118591309</text:p>
              </table:table-cell>
              <table:table-cell office:value-type="float" office:value="0.00864124298095703">
                <text:p>0.00864124298095703</text:p>
              </table:table-cell>
              <table:table-cell office:value-type="float" office:value="0.00791944265365601">
                <text:p>0.007919442653656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84397125244141">
                <text:p>0.00784397125244141</text:p>
              </table:table-cell>
              <table:table-cell office:value-type="float" office:value="0.00927114486694336">
                <text:p>0.00927114486694336</text:p>
              </table:table-cell>
              <table:table-cell office:value-type="float" office:value="0.00819418430328369">
                <text:p>0.008194184303283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780773162841797">
                <text:p>0.00780773162841797</text:p>
              </table:table-cell>
              <table:table-cell office:value-type="float" office:value="0.00944566726684571">
                <text:p>0.00944566726684571</text:p>
              </table:table-cell>
              <table:table-cell office:value-type="float" office:value="0.00850099325180054">
                <text:p>0.008500993251800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800967216491699">
                <text:p>0.00800967216491699</text:p>
              </table:table-cell>
              <table:table-cell office:value-type="float" office:value="0.00948739051818848">
                <text:p>0.00948739051818848</text:p>
              </table:table-cell>
              <table:table-cell office:value-type="float" office:value="0.00857535600662231">
                <text:p>0.008575356006622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37261772155762">
                <text:p>0.00737261772155762</text:p>
              </table:table-cell>
              <table:table-cell office:value-type="float" office:value="0.00994634628295898">
                <text:p>0.00994634628295898</text:p>
              </table:table-cell>
              <table:table-cell office:value-type="float" office:value="0.00820215940475464">
                <text:p>0.00820215940475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739860534667969">
                <text:p>0.00739860534667969</text:p>
              </table:table-cell>
              <table:table-cell office:value-type="float" office:value="0.00919461250305176">
                <text:p>0.00919461250305176</text:p>
              </table:table-cell>
              <table:table-cell office:value-type="float" office:value="0.00807652473449707">
                <text:p>0.008076524734497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750470161437988">
                <text:p>0.00750470161437988</text:p>
              </table:table-cell>
              <table:table-cell office:value-type="float" office:value="0.0149586200714111">
                <text:p>0.0149586200714111</text:p>
              </table:table-cell>
              <table:table-cell office:value-type="float" office:value="0.0095187783241272">
                <text:p>0.0095187783241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789451599121094">
                <text:p>0.00789451599121094</text:p>
              </table:table-cell>
              <table:table-cell office:value-type="float" office:value="0.0124335289001465">
                <text:p>0.0124335289001465</text:p>
              </table:table-cell>
              <table:table-cell office:value-type="float" office:value="0.00936932563781738">
                <text:p>0.009369325637817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808501243591309">
                <text:p>0.00808501243591309</text:p>
              </table:table-cell>
              <table:table-cell office:value-type="float" office:value="0.0194084644317627">
                <text:p>0.0194084644317627</text:p>
              </table:table-cell>
              <table:table-cell office:value-type="float" office:value="0.00944106578826904">
                <text:p>0.009441065788269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837039947509766">
                <text:p>0.00837039947509766</text:p>
              </table:table-cell>
              <table:table-cell office:value-type="float" office:value="0.0114676952362061">
                <text:p>0.0114676952362061</text:p>
              </table:table-cell>
              <table:table-cell office:value-type="float" office:value="0.0099818229675293">
                <text:p>0.00998182296752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827407836914063">
                <text:p>0.00827407836914063</text:p>
              </table:table-cell>
              <table:table-cell office:value-type="float" office:value="0.0112216472625732">
                <text:p>0.0112216472625732</text:p>
              </table:table-cell>
              <table:table-cell office:value-type="float" office:value="0.00898258686065674">
                <text:p>0.00898258686065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746726989746094">
                <text:p>0.00746726989746094</text:p>
              </table:table-cell>
              <table:table-cell office:value-type="float" office:value="0.00914907455444336">
                <text:p>0.00914907455444336</text:p>
              </table:table-cell>
              <table:table-cell office:value-type="float" office:value="0.00802105665206909">
                <text:p>0.008021056652069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760483741760254">
                <text:p>0.00760483741760254</text:p>
              </table:table-cell>
              <table:table-cell office:value-type="float" office:value="0.00952410697937012">
                <text:p>0.00952410697937012</text:p>
              </table:table-cell>
              <table:table-cell office:value-type="float" office:value="0.00799236297607422">
                <text:p>0.007992362976074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729799270629883">
                <text:p>0.00729799270629883</text:p>
              </table:table-cell>
              <table:table-cell office:value-type="float" office:value="0.00919699668884277">
                <text:p>0.00919699668884277</text:p>
              </table:table-cell>
              <table:table-cell office:value-type="float" office:value="0.00784627199172974">
                <text:p>0.007846271991729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74763298034668">
                <text:p>0.0074763298034668</text:p>
              </table:table-cell>
              <table:table-cell office:value-type="float" office:value="0.00938248634338379">
                <text:p>0.00938248634338379</text:p>
              </table:table-cell>
              <table:table-cell office:value-type="float" office:value="0.00783505439758301">
                <text:p>0.007835054397583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736832618713379">
                <text:p>0.00736832618713379</text:p>
              </table:table-cell>
              <table:table-cell office:value-type="float" office:value="0.00973224639892578">
                <text:p>0.00973224639892578</text:p>
              </table:table-cell>
              <table:table-cell office:value-type="float" office:value="0.00790379047393799">
                <text:p>0.007903790473937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74155330657959">
                <text:p>0.0074155330657959</text:p>
              </table:table-cell>
              <table:table-cell office:value-type="float" office:value="0.00974822044372559">
                <text:p>0.00974822044372559</text:p>
              </table:table-cell>
              <table:table-cell office:value-type="float" office:value="0.00798115730285645">
                <text:p>0.00798115730285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741052627563477">
                <text:p>0.00741052627563477</text:p>
              </table:table-cell>
              <table:table-cell office:value-type="float" office:value="0.00907969474792481">
                <text:p>0.00907969474792481</text:p>
              </table:table-cell>
              <table:table-cell office:value-type="float" office:value="0.00801384449005127">
                <text:p>0.008013844490051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739073753356934">
                <text:p>0.00739073753356934</text:p>
              </table:table-cell>
              <table:table-cell office:value-type="float" office:value="0.00915217399597168">
                <text:p>0.00915217399597168</text:p>
              </table:table-cell>
              <table:table-cell office:value-type="float" office:value="0.00787971019744873">
                <text:p>0.00787971019744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751566886901856">
                <text:p>0.00751566886901856</text:p>
              </table:table-cell>
              <table:table-cell office:value-type="float" office:value="0.00935053825378418">
                <text:p>0.00935053825378418</text:p>
              </table:table-cell>
              <table:table-cell office:value-type="float" office:value="0.00803047418594361">
                <text:p>0.008030474185943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744295120239258">
                <text:p>0.00744295120239258</text:p>
              </table:table-cell>
              <table:table-cell office:value-type="float" office:value="0.00974178314208985">
                <text:p>0.00974178314208985</text:p>
              </table:table-cell>
              <table:table-cell office:value-type="float" office:value="0.00790890455245972">
                <text:p>0.00790890455245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757861137390137">
                <text:p>0.00757861137390137</text:p>
              </table:table-cell>
              <table:table-cell office:value-type="float" office:value="0.00964999198913574">
                <text:p>0.00964999198913574</text:p>
              </table:table-cell>
              <table:table-cell office:value-type="float" office:value="0.00802277326583862">
                <text:p>0.008022773265838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743746757507324">
                <text:p>0.00743746757507324</text:p>
              </table:table-cell>
              <table:table-cell office:value-type="float" office:value="0.00977420806884766">
                <text:p>0.00977420806884766</text:p>
              </table:table-cell>
              <table:table-cell office:value-type="float" office:value="0.00795356035232544">
                <text:p>0.007953560352325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33757019042969">
                <text:p>0.00733757019042969</text:p>
              </table:table-cell>
              <table:table-cell office:value-type="float" office:value="0.00977015495300293">
                <text:p>0.00977015495300293</text:p>
              </table:table-cell>
              <table:table-cell office:value-type="float" office:value="0.00783798694610596">
                <text:p>0.00783798694610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65514373779297">
                <text:p>0.00765514373779297</text:p>
              </table:table-cell>
              <table:table-cell office:value-type="float" office:value="0.00955510139465332">
                <text:p>0.00955510139465332</text:p>
              </table:table-cell>
              <table:table-cell office:value-type="float" office:value="0.00811965465545655">
                <text:p>0.008119654655456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56406784057617">
                <text:p>0.00756406784057617</text:p>
              </table:table-cell>
              <table:table-cell office:value-type="float" office:value="0.00985360145568848">
                <text:p>0.00985360145568848</text:p>
              </table:table-cell>
              <table:table-cell office:value-type="float" office:value="0.00805261135101318">
                <text:p>0.008052611351013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34806060791016">
                <text:p>0.00734806060791016</text:p>
              </table:table-cell>
              <table:table-cell office:value-type="float" office:value="0.0096578598022461">
                <text:p>0.0096578598022461</text:p>
              </table:table-cell>
              <table:table-cell office:value-type="float" office:value="0.00793842077255249">
                <text:p>0.007938420772552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46512413024902">
                <text:p>0.00746512413024902</text:p>
              </table:table-cell>
              <table:table-cell office:value-type="float" office:value="0.0102276802062988">
                <text:p>0.0102276802062988</text:p>
              </table:table-cell>
              <table:table-cell office:value-type="float" office:value="0.00799407958984375">
                <text:p>0.00799407958984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33327865600586">
                <text:p>0.00733327865600586</text:p>
              </table:table-cell>
              <table:table-cell office:value-type="float" office:value="0.00979137420654297">
                <text:p>0.00979137420654297</text:p>
              </table:table-cell>
              <table:table-cell office:value-type="float" office:value="0.00798230171203613">
                <text:p>0.007982301712036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4465274810791">
                <text:p>0.0074465274810791</text:p>
              </table:table-cell>
              <table:table-cell office:value-type="float" office:value="0.0100791454315186">
                <text:p>0.0100791454315186</text:p>
              </table:table-cell>
              <table:table-cell office:value-type="float" office:value="0.00811177492141724">
                <text:p>0.008111774921417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33709335327148">
                <text:p>0.00733709335327148</text:p>
              </table:table-cell>
              <table:table-cell office:value-type="float" office:value="0.00986123085021973">
                <text:p>0.00986123085021973</text:p>
              </table:table-cell>
              <table:table-cell office:value-type="float" office:value="0.00809894800186157">
                <text:p>0.008098948001861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810909271240234">
                <text:p>0.00810909271240234</text:p>
              </table:table-cell>
              <table:table-cell office:value-type="float" office:value="0.0105457305908203">
                <text:p>0.0105457305908203</text:p>
              </table:table-cell>
              <table:table-cell office:value-type="float" office:value="0.00894240140914917">
                <text:p>0.008942401409149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89165496826172">
                <text:p>0.00789165496826172</text:p>
              </table:table-cell>
              <table:table-cell office:value-type="float" office:value="0.0115888118743896">
                <text:p>0.0115888118743896</text:p>
              </table:table-cell>
              <table:table-cell office:value-type="float" office:value="0.0086458683013916">
                <text:p>0.00864586830139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96675682067871">
                <text:p>0.00796675682067871</text:p>
              </table:table-cell>
              <table:table-cell office:value-type="float" office:value="0.00966858863830566">
                <text:p>0.00966858863830566</text:p>
              </table:table-cell>
              <table:table-cell office:value-type="float" office:value="0.0084931492805481">
                <text:p>0.0084931492805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53927230834961">
                <text:p>0.00753927230834961</text:p>
              </table:table-cell>
              <table:table-cell office:value-type="float" office:value="0.00950741767883301">
                <text:p>0.00950741767883301</text:p>
              </table:table-cell>
              <table:table-cell office:value-type="float" office:value="0.00818214416503906">
                <text:p>0.008182144165039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74000358581543">
                <text:p>0.0074000358581543</text:p>
              </table:table-cell>
              <table:table-cell office:value-type="float" office:value="0.00945782661437988">
                <text:p>0.00945782661437988</text:p>
              </table:table-cell>
              <table:table-cell office:value-type="float" office:value="0.00783262252807617">
                <text:p>0.00783262252807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55119323730469">
                <text:p>0.00755119323730469</text:p>
              </table:table-cell>
              <table:table-cell office:value-type="float" office:value="0.00969147682189941">
                <text:p>0.00969147682189941</text:p>
              </table:table-cell>
              <table:table-cell office:value-type="float" office:value="0.00816501379013062">
                <text:p>0.008165013790130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36498832702637">
                <text:p>0.00736498832702637</text:p>
              </table:table-cell>
              <table:table-cell office:value-type="float" office:value="0.00965690612792969">
                <text:p>0.00965690612792969</text:p>
              </table:table-cell>
              <table:table-cell office:value-type="float" office:value="0.00808397531509399">
                <text:p>0.00808397531509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40861892700195">
                <text:p>0.00740861892700195</text:p>
              </table:table-cell>
              <table:table-cell office:value-type="float" office:value="0.0100140571594238">
                <text:p>0.0100140571594238</text:p>
              </table:table-cell>
              <table:table-cell office:value-type="float" office:value="0.00804671049118042">
                <text:p>0.00804671049118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772404670715332">
                <text:p>0.00772404670715332</text:p>
              </table:table-cell>
              <table:table-cell office:value-type="float" office:value="0.00989341735839844">
                <text:p>0.00989341735839844</text:p>
              </table:table-cell>
              <table:table-cell office:value-type="float" office:value="0.00813688039779663">
                <text:p>0.00813688039779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750446319580078">
                <text:p>0.00750446319580078</text:p>
              </table:table-cell>
              <table:table-cell office:value-type="float" office:value="0.0110230445861816">
                <text:p>0.0110230445861816</text:p>
              </table:table-cell>
              <table:table-cell office:value-type="float" office:value="0.00827537775039673">
                <text:p>0.008275377750396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788354873657227">
                <text:p>0.00788354873657227</text:p>
              </table:table-cell>
              <table:table-cell office:value-type="float" office:value="0.0110406875610352">
                <text:p>0.0110406875610352</text:p>
              </table:table-cell>
              <table:table-cell office:value-type="float" office:value="0.00861291885375977">
                <text:p>0.00861291885375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47752189636231">
                <text:p>0.00747752189636231</text:p>
              </table:table-cell>
              <table:table-cell office:value-type="float" office:value="0.010892391204834">
                <text:p>0.010892391204834</text:p>
              </table:table-cell>
              <table:table-cell office:value-type="float" office:value="0.00824929475784302">
                <text:p>0.00824929475784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93814659118652">
                <text:p>0.00793814659118652</text:p>
              </table:table-cell>
              <table:table-cell office:value-type="float" office:value="0.00924348831176758">
                <text:p>0.00924348831176758</text:p>
              </table:table-cell>
              <table:table-cell office:value-type="float" office:value="0.00823076963424683">
                <text:p>0.008230769634246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95674324035645">
                <text:p>0.00795674324035645</text:p>
              </table:table-cell>
              <table:table-cell office:value-type="float" office:value="0.00996971130371094">
                <text:p>0.00996971130371094</text:p>
              </table:table-cell>
              <table:table-cell office:value-type="float" office:value="0.00842773914337158">
                <text:p>0.008427739143371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775146484375">
                <text:p>0.00775146484375</text:p>
              </table:table-cell>
              <table:table-cell office:value-type="float" office:value="0.00924086570739746">
                <text:p>0.00924086570739746</text:p>
              </table:table-cell>
              <table:table-cell office:value-type="float" office:value="0.00840377807617188">
                <text:p>0.008403778076171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79193115234375">
                <text:p>0.0079193115234375</text:p>
              </table:table-cell>
              <table:table-cell office:value-type="float" office:value="0.00884485244750977">
                <text:p>0.00884485244750977</text:p>
              </table:table-cell>
              <table:table-cell office:value-type="float" office:value="0.00835628509521484">
                <text:p>0.008356285095214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96127319335938">
                <text:p>0.00796127319335938</text:p>
              </table:table-cell>
              <table:table-cell office:value-type="float" office:value="0.00946044921875">
                <text:p>0.00946044921875</text:p>
              </table:table-cell>
              <table:table-cell office:value-type="float" office:value="0.00836801528930664">
                <text:p>0.008368015289306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84850120544434">
                <text:p>0.00784850120544434</text:p>
              </table:table-cell>
              <table:table-cell office:value-type="float" office:value="0.00866055488586426">
                <text:p>0.00866055488586426</text:p>
              </table:table-cell>
              <table:table-cell office:value-type="float" office:value="0.00807886123657227">
                <text:p>0.008078861236572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757312774658203">
                <text:p>0.00757312774658203</text:p>
              </table:table-cell>
              <table:table-cell office:value-type="float" office:value="0.00931143760681153">
                <text:p>0.00931143760681153</text:p>
              </table:table-cell>
              <table:table-cell office:value-type="float" office:value="0.00817689895629883">
                <text:p>0.008176898956298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89952278137207">
                <text:p>0.00789952278137207</text:p>
              </table:table-cell>
              <table:table-cell office:value-type="float" office:value="0.0149304866790771">
                <text:p>0.0149304866790771</text:p>
              </table:table-cell>
              <table:table-cell office:value-type="float" office:value="0.00861772298812866">
                <text:p>0.008617722988128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756025314331055">
                <text:p>0.00756025314331055</text:p>
              </table:table-cell>
              <table:table-cell office:value-type="float" office:value="0.00910067558288574">
                <text:p>0.00910067558288574</text:p>
              </table:table-cell>
              <table:table-cell office:value-type="float" office:value="0.00806087255477905">
                <text:p>0.008060872554779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753307342529297">
                <text:p>0.00753307342529297</text:p>
              </table:table-cell>
              <table:table-cell office:value-type="float" office:value="0.00945854187011719">
                <text:p>0.00945854187011719</text:p>
              </table:table-cell>
              <table:table-cell office:value-type="float" office:value="0.00807901620864868">
                <text:p>0.00807901620864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771522521972656">
                <text:p>0.00771522521972656</text:p>
              </table:table-cell>
              <table:table-cell office:value-type="float" office:value="0.00941133499145508">
                <text:p>0.00941133499145508</text:p>
              </table:table-cell>
              <table:table-cell office:value-type="float" office:value="0.00837373733520508">
                <text:p>0.008373737335205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06236267089844">
                <text:p>0.00806236267089844</text:p>
              </table:table-cell>
              <table:table-cell office:value-type="float" office:value="0.00912952423095703">
                <text:p>0.00912952423095703</text:p>
              </table:table-cell>
              <table:table-cell office:value-type="float" office:value="0.00847936868667603">
                <text:p>0.008479368686676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780820846557617">
                <text:p>0.00780820846557617</text:p>
              </table:table-cell>
              <table:table-cell office:value-type="float" office:value="0.00883817672729492">
                <text:p>0.00883817672729492</text:p>
              </table:table-cell>
              <table:table-cell office:value-type="float" office:value="0.00821640491485596">
                <text:p>0.00821640491485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63702392578125">
                <text:p>0.00763702392578125</text:p>
              </table:table-cell>
              <table:table-cell office:value-type="float" office:value="0.00917315483093262">
                <text:p>0.00917315483093262</text:p>
              </table:table-cell>
              <table:table-cell office:value-type="float" office:value="0.00824637413024902">
                <text:p>0.008246374130249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73997974395752">
                <text:p>0.0073997974395752</text:p>
              </table:table-cell>
              <table:table-cell office:value-type="float" office:value="0.0109736919403076">
                <text:p>0.0109736919403076</text:p>
              </table:table-cell>
              <table:table-cell office:value-type="float" office:value="0.00806761980056763">
                <text:p>0.008067619800567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766301155090332">
                <text:p>0.00766301155090332</text:p>
              </table:table-cell>
              <table:table-cell office:value-type="float" office:value="0.0110363960266113">
                <text:p>0.0110363960266113</text:p>
              </table:table-cell>
              <table:table-cell office:value-type="float" office:value="0.00819426774978638">
                <text:p>0.008194267749786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753951072692871">
                <text:p>0.00753951072692871</text:p>
              </table:table-cell>
              <table:table-cell office:value-type="float" office:value="0.0107247829437256">
                <text:p>0.0107247829437256</text:p>
              </table:table-cell>
              <table:table-cell office:value-type="float" office:value="0.0080904483795166">
                <text:p>0.00809044837951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749754905700684">
                <text:p>0.00749754905700684</text:p>
              </table:table-cell>
              <table:table-cell office:value-type="float" office:value="0.0110654830932617">
                <text:p>0.0110654830932617</text:p>
              </table:table-cell>
              <table:table-cell office:value-type="float" office:value="0.00812122821807862">
                <text:p>0.008121228218078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59959220886231">
                <text:p>0.00759959220886231</text:p>
              </table:table-cell>
              <table:table-cell office:value-type="float" office:value="0.0104992389678955">
                <text:p>0.0104992389678955</text:p>
              </table:table-cell>
              <table:table-cell office:value-type="float" office:value="0.00804785490036011">
                <text:p>0.008047854900360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8117847442627">
                <text:p>0.0078117847442627</text:p>
              </table:table-cell>
              <table:table-cell office:value-type="float" office:value="0.011192798614502">
                <text:p>0.011192798614502</text:p>
              </table:table-cell>
              <table:table-cell office:value-type="float" office:value="0.00832370519638062">
                <text:p>0.008323705196380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42053985595703">
                <text:p>0.00742053985595703</text:p>
              </table:table-cell>
              <table:table-cell office:value-type="float" office:value="0.0110857486724854">
                <text:p>0.0110857486724854</text:p>
              </table:table-cell>
              <table:table-cell office:value-type="float" office:value="0.00802052021026611">
                <text:p>0.008020520210266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744724273681641">
                <text:p>0.00744724273681641</text:p>
              </table:table-cell>
              <table:table-cell office:value-type="float" office:value="0.0109724998474121">
                <text:p>0.0109724998474121</text:p>
              </table:table-cell>
              <table:table-cell office:value-type="float" office:value="0.00805237293243408">
                <text:p>0.008052372932434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54046440124512">
                <text:p>0.00754046440124512</text:p>
              </table:table-cell>
              <table:table-cell office:value-type="float" office:value="0.0113048553466797">
                <text:p>0.0113048553466797</text:p>
              </table:table-cell>
              <table:table-cell office:value-type="float" office:value="0.0080916166305542">
                <text:p>0.00809161663055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740981101989746">
                <text:p>0.00740981101989746</text:p>
              </table:table-cell>
              <table:table-cell office:value-type="float" office:value="0.0105316638946533">
                <text:p>0.0105316638946533</text:p>
              </table:table-cell>
              <table:table-cell office:value-type="float" office:value="0.00804826021194458">
                <text:p>0.00804826021194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762152671813965">
                <text:p>0.00762152671813965</text:p>
              </table:table-cell>
              <table:table-cell office:value-type="float" office:value="0.0110657215118408">
                <text:p>0.0110657215118408</text:p>
              </table:table-cell>
              <table:table-cell office:value-type="float" office:value="0.00817278623580933">
                <text:p>0.00817278623580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733780860900879">
                <text:p>0.00733780860900879</text:p>
              </table:table-cell>
              <table:table-cell office:value-type="float" office:value="0.0109326839447021">
                <text:p>0.0109326839447021</text:p>
              </table:table-cell>
              <table:table-cell office:value-type="float" office:value="0.00804076194763184">
                <text:p>0.008040761947631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741171836853027">
                <text:p>0.00741171836853027</text:p>
              </table:table-cell>
              <table:table-cell office:value-type="float" office:value="0.0111494064331055">
                <text:p>0.0111494064331055</text:p>
              </table:table-cell>
              <table:table-cell office:value-type="float" office:value="0.00813338756561279">
                <text:p>0.008133387565612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60841369628906">
                <text:p>0.00760841369628906</text:p>
              </table:table-cell>
              <table:table-cell office:value-type="float" office:value="0.0109364986419678">
                <text:p>0.0109364986419678</text:p>
              </table:table-cell>
              <table:table-cell office:value-type="float" office:value="0.00823777914047241">
                <text:p>0.008237779140472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75533390045166">
                <text:p>0.0075533390045166</text:p>
              </table:table-cell>
              <table:table-cell office:value-type="float" office:value="0.0147662162780762">
                <text:p>0.0147662162780762</text:p>
              </table:table-cell>
              <table:table-cell office:value-type="float" office:value="0.00839169025421143">
                <text:p>0.00839169025421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742936134338379">
                <text:p>0.00742936134338379</text:p>
              </table:table-cell>
              <table:table-cell office:value-type="float" office:value="0.0105853080749512">
                <text:p>0.0105853080749512</text:p>
              </table:table-cell>
              <table:table-cell office:value-type="float" office:value="0.00806310176849365">
                <text:p>0.008063101768493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74002742767334">
                <text:p>0.0074002742767334</text:p>
              </table:table-cell>
              <table:table-cell office:value-type="float" office:value="0.0104341506958008">
                <text:p>0.0104341506958008</text:p>
              </table:table-cell>
              <table:table-cell office:value-type="float" office:value="0.00806280374526978">
                <text:p>0.00806280374526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745463371276856">
                <text:p>0.00745463371276856</text:p>
              </table:table-cell>
              <table:table-cell office:value-type="float" office:value="0.0105934143066406">
                <text:p>0.0105934143066406</text:p>
              </table:table-cell>
              <table:table-cell office:value-type="float" office:value="0.00808159112930298">
                <text:p>0.00808159112930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760316848754883">
                <text:p>0.00760316848754883</text:p>
              </table:table-cell>
              <table:table-cell office:value-type="float" office:value="0.0103285312652588">
                <text:p>0.0103285312652588</text:p>
              </table:table-cell>
              <table:table-cell office:value-type="float" office:value="0.00806769132614136">
                <text:p>0.008067691326141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758504867553711">
                <text:p>0.00758504867553711</text:p>
              </table:table-cell>
              <table:table-cell office:value-type="float" office:value="0.0106127262115479">
                <text:p>0.0106127262115479</text:p>
              </table:table-cell>
              <table:table-cell office:value-type="float" office:value="0.00817136764526367">
                <text:p>0.008171367645263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769591331481934">
                <text:p>0.00769591331481934</text:p>
              </table:table-cell>
              <table:table-cell office:value-type="float" office:value="0.0103473663330078">
                <text:p>0.0103473663330078</text:p>
              </table:table-cell>
              <table:table-cell office:value-type="float" office:value="0.00815908908843994">
                <text:p>0.008159089088439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751042366027832">
                <text:p>0.00751042366027832</text:p>
              </table:table-cell>
              <table:table-cell office:value-type="float" office:value="0.00896120071411133">
                <text:p>0.00896120071411133</text:p>
              </table:table-cell>
              <table:table-cell office:value-type="float" office:value="0.00809497833251953">
                <text:p>0.008094978332519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744366645812988">
                <text:p>0.00744366645812988</text:p>
              </table:table-cell>
              <table:table-cell office:value-type="float" office:value="0.00924730300903321">
                <text:p>0.00924730300903321</text:p>
              </table:table-cell>
              <table:table-cell office:value-type="float" office:value="0.00798696279525757">
                <text:p>0.007986962795257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748133659362793">
                <text:p>0.00748133659362793</text:p>
              </table:table-cell>
              <table:table-cell office:value-type="float" office:value="0.00956320762634277">
                <text:p>0.00956320762634277</text:p>
              </table:table-cell>
              <table:table-cell office:value-type="float" office:value="0.00797634124755859">
                <text:p>0.007976341247558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764131546020508">
                <text:p>0.00764131546020508</text:p>
              </table:table-cell>
              <table:table-cell office:value-type="float" office:value="0.0090785026550293">
                <text:p>0.0090785026550293</text:p>
              </table:table-cell>
              <table:table-cell office:value-type="float" office:value="0.00795178413391113">
                <text:p>0.007951784133911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743389129638672">
                <text:p>0.00743389129638672</text:p>
              </table:table-cell>
              <table:table-cell office:value-type="float" office:value="0.00969290733337403">
                <text:p>0.00969290733337403</text:p>
              </table:table-cell>
              <table:table-cell office:value-type="float" office:value="0.00801401138305664">
                <text:p>0.008014011383056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750327110290527">
                <text:p>0.00750327110290527</text:p>
              </table:table-cell>
              <table:table-cell office:value-type="float" office:value="0.00943851470947266">
                <text:p>0.00943851470947266</text:p>
              </table:table-cell>
              <table:table-cell office:value-type="float" office:value="0.0079438328742981">
                <text:p>0.00794383287429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753545761108398">
                <text:p>0.00753545761108398</text:p>
              </table:table-cell>
              <table:table-cell office:value-type="float" office:value="0.00973773002624512">
                <text:p>0.00973773002624512</text:p>
              </table:table-cell>
              <table:table-cell office:value-type="float" office:value="0.00798121690750122">
                <text:p>0.007981216907501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737428665161133">
                <text:p>0.00737428665161133</text:p>
              </table:table-cell>
              <table:table-cell office:value-type="float" office:value="0.00947785377502441">
                <text:p>0.00947785377502441</text:p>
              </table:table-cell>
              <table:table-cell office:value-type="float" office:value="0.00800349712371826">
                <text:p>0.008003497123718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780534744262695">
                <text:p>0.00780534744262695</text:p>
              </table:table-cell>
              <table:table-cell office:value-type="float" office:value="0.00904226303100586">
                <text:p>0.00904226303100586</text:p>
              </table:table-cell>
              <table:table-cell office:value-type="float" office:value="0.00836538076400757">
                <text:p>0.008365380764007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778961181640625">
                <text:p>0.00778961181640625</text:p>
              </table:table-cell>
              <table:table-cell office:value-type="float" office:value="0.00930166244506836">
                <text:p>0.00930166244506836</text:p>
              </table:table-cell>
              <table:table-cell office:value-type="float" office:value="0.00838806629180908">
                <text:p>0.008388066291809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765585899353027">
                <text:p>0.00765585899353027</text:p>
              </table:table-cell>
              <table:table-cell office:value-type="float" office:value="0.00936436653137207">
                <text:p>0.00936436653137207</text:p>
              </table:table-cell>
              <table:table-cell office:value-type="float" office:value="0.00832552909851074">
                <text:p>0.00832552909851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753450393676758">
                <text:p>0.00753450393676758</text:p>
              </table:table-cell>
              <table:table-cell office:value-type="float" office:value="0.0093374252319336">
                <text:p>0.0093374252319336</text:p>
              </table:table-cell>
              <table:table-cell office:value-type="float" office:value="0.00795928239822388">
                <text:p>0.007959282398223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76286792755127">
                <text:p>0.0076286792755127</text:p>
              </table:table-cell>
              <table:table-cell office:value-type="float" office:value="0.00951671600341797">
                <text:p>0.00951671600341797</text:p>
              </table:table-cell>
              <table:table-cell office:value-type="float" office:value="0.00798289775848389">
                <text:p>0.007982897758483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749659538269043">
                <text:p>0.00749659538269043</text:p>
              </table:table-cell>
              <table:table-cell office:value-type="float" office:value="0.00937652587890625">
                <text:p>0.00937652587890625</text:p>
              </table:table-cell>
              <table:table-cell office:value-type="float" office:value="0.00802015066146851">
                <text:p>0.008020150661468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746989250183106">
                <text:p>0.00746989250183106</text:p>
              </table:table-cell>
              <table:table-cell office:value-type="float" office:value="0.00912857055664063">
                <text:p>0.00912857055664063</text:p>
              </table:table-cell>
              <table:table-cell office:value-type="float" office:value="0.00809015035629272">
                <text:p>0.008090150356292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726914405822754">
                <text:p>0.00726914405822754</text:p>
              </table:table-cell>
              <table:table-cell office:value-type="float" office:value="0.00936102867126465">
                <text:p>0.00936102867126465</text:p>
              </table:table-cell>
              <table:table-cell office:value-type="float" office:value="0.00803490877151489">
                <text:p>0.008034908771514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753164291381836">
                <text:p>0.00753164291381836</text:p>
              </table:table-cell>
              <table:table-cell office:value-type="float" office:value="0.00891184806823731">
                <text:p>0.00891184806823731</text:p>
              </table:table-cell>
              <table:table-cell office:value-type="float" office:value="0.00817257165908814">
                <text:p>0.00817257165908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744009017944336">
                <text:p>0.00744009017944336</text:p>
              </table:table-cell>
              <table:table-cell office:value-type="float" office:value="0.00929760932922363">
                <text:p>0.00929760932922363</text:p>
              </table:table-cell>
              <table:table-cell office:value-type="float" office:value="0.00800230503082276">
                <text:p>0.00800230503082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768899917602539">
                <text:p>0.00768899917602539</text:p>
              </table:table-cell>
              <table:table-cell office:value-type="float" office:value="0.00937199592590332">
                <text:p>0.00937199592590332</text:p>
              </table:table-cell>
              <table:table-cell office:value-type="float" office:value="0.00807332992553711">
                <text:p>0.008073329925537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38024711608887">
                <text:p>0.00738024711608887</text:p>
              </table:table-cell>
              <table:table-cell office:value-type="float" office:value="0.00960612297058106">
                <text:p>0.00960612297058106</text:p>
              </table:table-cell>
              <table:table-cell office:value-type="float" office:value="0.00810102224349976">
                <text:p>0.008101022243499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33184814453125">
                <text:p>0.00733184814453125</text:p>
              </table:table-cell>
              <table:table-cell office:value-type="float" office:value="0.0094292163848877">
                <text:p>0.0094292163848877</text:p>
              </table:table-cell>
              <table:table-cell office:value-type="float" office:value="0.00805571079254151">
                <text:p>0.008055710792541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42697715759277">
                <text:p>0.00742697715759277</text:p>
              </table:table-cell>
              <table:table-cell office:value-type="float" office:value="0.00915622711181641">
                <text:p>0.00915622711181641</text:p>
              </table:table-cell>
              <table:table-cell office:value-type="float" office:value="0.00804409980773926">
                <text:p>0.008044099807739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34925270080567">
                <text:p>0.00734925270080567</text:p>
              </table:table-cell>
              <table:table-cell office:value-type="float" office:value="0.00942063331604004">
                <text:p>0.00942063331604004</text:p>
              </table:table-cell>
              <table:table-cell office:value-type="float" office:value="0.00804685354232788">
                <text:p>0.008046853542327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6904296875">
                <text:p>0.0076904296875</text:p>
              </table:table-cell>
              <table:table-cell office:value-type="float" office:value="0.009613037109375">
                <text:p>0.009613037109375</text:p>
              </table:table-cell>
              <table:table-cell office:value-type="float" office:value="0.00815685987472534">
                <text:p>0.008156859874725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42173194885254">
                <text:p>0.00742173194885254</text:p>
              </table:table-cell>
              <table:table-cell office:value-type="float" office:value="0.00944590568542481">
                <text:p>0.00944590568542481</text:p>
              </table:table-cell>
              <table:table-cell office:value-type="float" office:value="0.0081407904624939">
                <text:p>0.00814079046249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750303268432617">
                <text:p>0.00750303268432617</text:p>
              </table:table-cell>
              <table:table-cell office:value-type="float" office:value="0.00944113731384277">
                <text:p>0.00944113731384277</text:p>
              </table:table-cell>
              <table:table-cell office:value-type="float" office:value="0.00809088945388794">
                <text:p>0.008090889453887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38215446472168">
                <text:p>0.00738215446472168</text:p>
              </table:table-cell>
              <table:table-cell office:value-type="float" office:value="0.011326789855957">
                <text:p>0.011326789855957</text:p>
              </table:table-cell>
              <table:table-cell office:value-type="float" office:value="0.00820157527923584">
                <text:p>0.00820157527923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69209861755371">
                <text:p>0.00769209861755371</text:p>
              </table:table-cell>
              <table:table-cell office:value-type="float" office:value="0.0112078189849854">
                <text:p>0.0112078189849854</text:p>
              </table:table-cell>
              <table:table-cell office:value-type="float" office:value="0.00815613269805908">
                <text:p>0.008156132698059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56692886352539">
                <text:p>0.00756692886352539</text:p>
              </table:table-cell>
              <table:table-cell office:value-type="float" office:value="0.0105111598968506">
                <text:p>0.0105111598968506</text:p>
              </table:table-cell>
              <table:table-cell office:value-type="float" office:value="0.00817372798919678">
                <text:p>0.008173727989196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9908218383789">
                <text:p>0.00739908218383789</text:p>
              </table:table-cell>
              <table:table-cell office:value-type="float" office:value="0.0106244087219238">
                <text:p>0.0106244087219238</text:p>
              </table:table-cell>
              <table:table-cell office:value-type="float" office:value="0.00813683271408081">
                <text:p>0.008136832714080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66444206237793">
                <text:p>0.00766444206237793</text:p>
              </table:table-cell>
              <table:table-cell office:value-type="float" office:value="0.0111939907073975">
                <text:p>0.0111939907073975</text:p>
              </table:table-cell>
              <table:table-cell office:value-type="float" office:value="0.00823237895965576">
                <text:p>0.008232378959655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56907463073731">
                <text:p>0.00756907463073731</text:p>
              </table:table-cell>
              <table:table-cell office:value-type="float" office:value="0.0108945369720459">
                <text:p>0.0108945369720459</text:p>
              </table:table-cell>
              <table:table-cell office:value-type="float" office:value="0.00810540914535522">
                <text:p>0.008105409145355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61818885803223">
                <text:p>0.00761818885803223</text:p>
              </table:table-cell>
              <table:table-cell office:value-type="float" office:value="0.0107786655426025">
                <text:p>0.0107786655426025</text:p>
              </table:table-cell>
              <table:table-cell office:value-type="float" office:value="0.00813400745391846">
                <text:p>0.008134007453918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39765167236328">
                <text:p>0.00739765167236328</text:p>
              </table:table-cell>
              <table:table-cell office:value-type="float" office:value="0.0110511779785156">
                <text:p>0.0110511779785156</text:p>
              </table:table-cell>
              <table:table-cell office:value-type="float" office:value="0.00813813209533691">
                <text:p>0.008138132095336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64966011047363">
                <text:p>0.00764966011047363</text:p>
              </table:table-cell>
              <table:table-cell office:value-type="float" office:value="0.0113842487335205">
                <text:p>0.0113842487335205</text:p>
              </table:table-cell>
              <table:table-cell office:value-type="float" office:value="0.00814919471740723">
                <text:p>0.008149194717407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5075626373291">
                <text:p>0.0075075626373291</text:p>
              </table:table-cell>
              <table:table-cell office:value-type="float" office:value="0.0111615657806396">
                <text:p>0.0111615657806396</text:p>
              </table:table-cell>
              <table:table-cell office:value-type="float" office:value="0.00813241004943848">
                <text:p>0.00813241004943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64179229736328">
                <text:p>0.00764179229736328</text:p>
              </table:table-cell>
              <table:table-cell office:value-type="float" office:value="0.011009693145752">
                <text:p>0.011009693145752</text:p>
              </table:table-cell>
              <table:table-cell office:value-type="float" office:value="0.00811433792114258">
                <text:p>0.008114337921142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56359100341797">
                <text:p>0.00756359100341797</text:p>
              </table:table-cell>
              <table:table-cell office:value-type="float" office:value="0.0110094547271729">
                <text:p>0.0110094547271729</text:p>
              </table:table-cell>
              <table:table-cell office:value-type="float" office:value="0.0081574559211731">
                <text:p>0.00815745592117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46893882751465">
                <text:p>0.00746893882751465</text:p>
              </table:table-cell>
              <table:table-cell office:value-type="float" office:value="0.0111346244812012">
                <text:p>0.0111346244812012</text:p>
              </table:table-cell>
              <table:table-cell office:value-type="float" office:value="0.00814672708511353">
                <text:p>0.008146727085113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44080543518067">
                <text:p>0.00744080543518067</text:p>
              </table:table-cell>
              <table:table-cell office:value-type="float" office:value="0.0110313892364502">
                <text:p>0.0110313892364502</text:p>
              </table:table-cell>
              <table:table-cell office:value-type="float" office:value="0.00818175077438355">
                <text:p>0.008181750774383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70425796508789">
                <text:p>0.00770425796508789</text:p>
              </table:table-cell>
              <table:table-cell office:value-type="float" office:value="0.0113227367401123">
                <text:p>0.0113227367401123</text:p>
              </table:table-cell>
              <table:table-cell office:value-type="float" office:value="0.00826500654220581">
                <text:p>0.008265006542205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4765682220459">
                <text:p>0.0074765682220459</text:p>
              </table:table-cell>
              <table:table-cell office:value-type="float" office:value="0.00967788696289063">
                <text:p>0.00967788696289063</text:p>
              </table:table-cell>
              <table:table-cell office:value-type="float" office:value="0.00807474851608276">
                <text:p>0.008074748516082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93170928955078">
                <text:p>0.00793170928955078</text:p>
              </table:table-cell>
              <table:table-cell office:value-type="float" office:value="0.00965952873229981">
                <text:p>0.00965952873229981</text:p>
              </table:table-cell>
              <table:table-cell office:value-type="float" office:value="0.00849694013595581">
                <text:p>0.008496940135955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92336463928223">
                <text:p>0.00792336463928223</text:p>
              </table:table-cell>
              <table:table-cell office:value-type="float" office:value="0.00878214836120606">
                <text:p>0.00878214836120606</text:p>
              </table:table-cell>
              <table:table-cell office:value-type="float" office:value="0.00829119682312012">
                <text:p>0.008291196823120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792312622070313">
                <text:p>0.00792312622070313</text:p>
              </table:table-cell>
              <table:table-cell office:value-type="float" office:value="0.00956869125366211">
                <text:p>0.00956869125366211</text:p>
              </table:table-cell>
              <table:table-cell office:value-type="float" office:value="0.00837204456329346">
                <text:p>0.008372044563293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774836540222168">
                <text:p>0.00774836540222168</text:p>
              </table:table-cell>
              <table:table-cell office:value-type="float" office:value="0.00952553749084473">
                <text:p>0.00952553749084473</text:p>
              </table:table-cell>
              <table:table-cell office:value-type="float" office:value="0.0080823540687561">
                <text:p>0.00808235406875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32541084289551">
                <text:p>0.00732541084289551</text:p>
              </table:table-cell>
              <table:table-cell office:value-type="float" office:value="0.00963926315307617">
                <text:p>0.00963926315307617</text:p>
              </table:table-cell>
              <table:table-cell office:value-type="float" office:value="0.00807737112045288">
                <text:p>0.008077371120452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729227066040039">
                <text:p>0.00729227066040039</text:p>
              </table:table-cell>
              <table:table-cell office:value-type="float" office:value="0.00992131233215332">
                <text:p>0.00992131233215332</text:p>
              </table:table-cell>
              <table:table-cell office:value-type="float" office:value="0.00827305316925049">
                <text:p>0.008273053169250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758671760559082">
                <text:p>0.00758671760559082</text:p>
              </table:table-cell>
              <table:table-cell office:value-type="float" office:value="0.00957298278808594">
                <text:p>0.00957298278808594</text:p>
              </table:table-cell>
              <table:table-cell office:value-type="float" office:value="0.00816422700881958">
                <text:p>0.008164227008819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751090049743652">
                <text:p>0.00751090049743652</text:p>
              </table:table-cell>
              <table:table-cell office:value-type="float" office:value="0.00954031944274903">
                <text:p>0.00954031944274903</text:p>
              </table:table-cell>
              <table:table-cell office:value-type="float" office:value="0.00820051431655884">
                <text:p>0.008200514316558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762796401977539">
                <text:p>0.00762796401977539</text:p>
              </table:table-cell>
              <table:table-cell office:value-type="float" office:value="0.00949573516845703">
                <text:p>0.00949573516845703</text:p>
              </table:table-cell>
              <table:table-cell office:value-type="float" office:value="0.00821686983108521">
                <text:p>0.008216869831085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751090049743652">
                <text:p>0.00751090049743652</text:p>
              </table:table-cell>
              <table:table-cell office:value-type="float" office:value="0.00919723510742188">
                <text:p>0.00919723510742188</text:p>
              </table:table-cell>
              <table:table-cell office:value-type="float" office:value="0.00802057981491089">
                <text:p>0.008020579814910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768470764160156">
                <text:p>0.00768470764160156</text:p>
              </table:table-cell>
              <table:table-cell office:value-type="float" office:value="0.00896930694580078">
                <text:p>0.00896930694580078</text:p>
              </table:table-cell>
              <table:table-cell office:value-type="float" office:value="0.00811969041824341">
                <text:p>0.008119690418243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762748718261719">
                <text:p>0.00762748718261719</text:p>
              </table:table-cell>
              <table:table-cell office:value-type="float" office:value="0.00987720489501953">
                <text:p>0.00987720489501953</text:p>
              </table:table-cell>
              <table:table-cell office:value-type="float" office:value="0.00815360546112061">
                <text:p>0.008153605461120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742745399475098">
                <text:p>0.00742745399475098</text:p>
              </table:table-cell>
              <table:table-cell office:value-type="float" office:value="0.0100655555725098">
                <text:p>0.0100655555725098</text:p>
              </table:table-cell>
              <table:table-cell office:value-type="float" office:value="0.00803579092025757">
                <text:p>0.008035790920257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772738456726074">
                <text:p>0.00772738456726074</text:p>
              </table:table-cell>
              <table:table-cell office:value-type="float" office:value="0.00956416130065918">
                <text:p>0.00956416130065918</text:p>
              </table:table-cell>
              <table:table-cell office:value-type="float" office:value="0.00818896293640137">
                <text:p>0.008188962936401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767278671264648">
                <text:p>0.00767278671264648</text:p>
              </table:table-cell>
              <table:table-cell office:value-type="float" office:value="0.00940918922424316">
                <text:p>0.00940918922424316</text:p>
              </table:table-cell>
              <table:table-cell office:value-type="float" office:value="0.0081464409828186">
                <text:p>0.00814644098281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772809982299805">
                <text:p>0.00772809982299805</text:p>
              </table:table-cell>
              <table:table-cell office:value-type="float" office:value="0.0093233585357666">
                <text:p>0.0093233585357666</text:p>
              </table:table-cell>
              <table:table-cell office:value-type="float" office:value="0.00806171894073486">
                <text:p>0.008061718940734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753998756408692">
                <text:p>0.00753998756408692</text:p>
              </table:table-cell>
              <table:table-cell office:value-type="float" office:value="0.00952553749084473">
                <text:p>0.00952553749084473</text:p>
              </table:table-cell>
              <table:table-cell office:value-type="float" office:value="0.00802032947540283">
                <text:p>0.008020329475402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758981704711914">
                <text:p>0.00758981704711914</text:p>
              </table:table-cell>
              <table:table-cell office:value-type="float" office:value="0.00957179069519043">
                <text:p>0.00957179069519043</text:p>
              </table:table-cell>
              <table:table-cell office:value-type="float" office:value="0.00804389715194702">
                <text:p>0.008043897151947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75993537902832">
                <text:p>0.0075993537902832</text:p>
              </table:table-cell>
              <table:table-cell office:value-type="float" office:value="0.00927472114562988">
                <text:p>0.00927472114562988</text:p>
              </table:table-cell>
              <table:table-cell office:value-type="float" office:value="0.00801475048065186">
                <text:p>0.008014750480651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741004943847656">
                <text:p>0.00741004943847656</text:p>
              </table:table-cell>
              <table:table-cell office:value-type="float" office:value="0.00938916206359863">
                <text:p>0.00938916206359863</text:p>
              </table:table-cell>
              <table:table-cell office:value-type="float" office:value="0.00808346271514893">
                <text:p>0.008083462715148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740718841552734">
                <text:p>0.00740718841552734</text:p>
              </table:table-cell>
              <table:table-cell office:value-type="float" office:value="0.00953149795532227">
                <text:p>0.00953149795532227</text:p>
              </table:table-cell>
              <table:table-cell office:value-type="float" office:value="0.00806236267089844">
                <text:p>0.008062362670898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774312019348145">
                <text:p>0.00774312019348145</text:p>
              </table:table-cell>
              <table:table-cell office:value-type="float" office:value="0.00890350341796875">
                <text:p>0.00890350341796875</text:p>
              </table:table-cell>
              <table:table-cell office:value-type="float" office:value="0.00815378427505493">
                <text:p>0.008153784275054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742936134338379">
                <text:p>0.00742936134338379</text:p>
              </table:table-cell>
              <table:table-cell office:value-type="float" office:value="0.010765552520752">
                <text:p>0.010765552520752</text:p>
              </table:table-cell>
              <table:table-cell office:value-type="float" office:value="0.00795549154281616">
                <text:p>0.007955491542816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729560852050781">
                <text:p>0.00729560852050781</text:p>
              </table:table-cell>
              <table:table-cell office:value-type="float" office:value="0.0108857154846191">
                <text:p>0.0108857154846191</text:p>
              </table:table-cell>
              <table:table-cell office:value-type="float" office:value="0.00815496444702148">
                <text:p>0.008154964447021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761580467224121">
                <text:p>0.00761580467224121</text:p>
              </table:table-cell>
              <table:table-cell office:value-type="float" office:value="0.0109021663665771">
                <text:p>0.0109021663665771</text:p>
              </table:table-cell>
              <table:table-cell office:value-type="float" office:value="0.0082253098487854">
                <text:p>0.00822530984878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01301002502441">
                <text:p>0.00801301002502441</text:p>
              </table:table-cell>
              <table:table-cell office:value-type="float" office:value="0.0104544162750244">
                <text:p>0.0104544162750244</text:p>
              </table:table-cell>
              <table:table-cell office:value-type="float" office:value="0.00890815258026123">
                <text:p>0.008908152580261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737595558166504">
                <text:p>0.00737595558166504</text:p>
              </table:table-cell>
              <table:table-cell office:value-type="float" office:value="0.00981736183166504">
                <text:p>0.00981736183166504</text:p>
              </table:table-cell>
              <table:table-cell office:value-type="float" office:value="0.0078431248664856">
                <text:p>0.00784312486648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751709938049317">
                <text:p>0.00751709938049317</text:p>
              </table:table-cell>
              <table:table-cell office:value-type="float" office:value="0.00930333137512207">
                <text:p>0.00930333137512207</text:p>
              </table:table-cell>
              <table:table-cell office:value-type="float" office:value="0.00811917781829834">
                <text:p>0.008119177818298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743293762207031">
                <text:p>0.00743293762207031</text:p>
              </table:table-cell>
              <table:table-cell office:value-type="float" office:value="0.00926589965820313">
                <text:p>0.00926589965820313</text:p>
              </table:table-cell>
              <table:table-cell office:value-type="float" office:value="0.00799237489700317">
                <text:p>0.007992374897003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739502906799317">
                <text:p>0.00739502906799317</text:p>
              </table:table-cell>
              <table:table-cell office:value-type="float" office:value="0.00923514366149903">
                <text:p>0.00923514366149903</text:p>
              </table:table-cell>
              <table:table-cell office:value-type="float" office:value="0.007950758934021">
                <text:p>0.0079507589340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745534896850586">
                <text:p>0.00745534896850586</text:p>
              </table:table-cell>
              <table:table-cell office:value-type="float" office:value="0.00923967361450195">
                <text:p>0.00923967361450195</text:p>
              </table:table-cell>
              <table:table-cell office:value-type="float" office:value="0.00807198286056519">
                <text:p>0.008071982860565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771045684814453">
                <text:p>0.00771045684814453</text:p>
              </table:table-cell>
              <table:table-cell office:value-type="float" office:value="0.00901007652282715">
                <text:p>0.00901007652282715</text:p>
              </table:table-cell>
              <table:table-cell office:value-type="float" office:value="0.00821057558059692">
                <text:p>0.008210575580596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742602348327637">
                <text:p>0.00742602348327637</text:p>
              </table:table-cell>
              <table:table-cell office:value-type="float" office:value="0.00959348678588867">
                <text:p>0.00959348678588867</text:p>
              </table:table-cell>
              <table:table-cell office:value-type="float" office:value="0.00818618535995484">
                <text:p>0.00818618535995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733590126037598">
                <text:p>0.00733590126037598</text:p>
              </table:table-cell>
              <table:table-cell office:value-type="float" office:value="0.00942802429199219">
                <text:p>0.00942802429199219</text:p>
              </table:table-cell>
              <table:table-cell office:value-type="float" office:value="0.00808672904968262">
                <text:p>0.008086729049682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736451148986817">
                <text:p>0.00736451148986817</text:p>
              </table:table-cell>
              <table:table-cell office:value-type="float" office:value="0.00943446159362793">
                <text:p>0.00943446159362793</text:p>
              </table:table-cell>
              <table:table-cell office:value-type="float" office:value="0.00800751447677612">
                <text:p>0.008007514476776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769352912902832">
                <text:p>0.00769352912902832</text:p>
              </table:table-cell>
              <table:table-cell office:value-type="float" office:value="0.00927543640136719">
                <text:p>0.00927543640136719</text:p>
              </table:table-cell>
              <table:table-cell office:value-type="float" office:value="0.00801240205764771">
                <text:p>0.008012402057647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746393203735352">
                <text:p>0.00746393203735352</text:p>
              </table:table-cell>
              <table:table-cell office:value-type="float" office:value="0.00941586494445801">
                <text:p>0.00941586494445801</text:p>
              </table:table-cell>
              <table:table-cell office:value-type="float" office:value="0.0080217719078064">
                <text:p>0.00802177190780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826287269592285">
                <text:p>0.00826287269592285</text:p>
              </table:table-cell>
              <table:table-cell office:value-type="float" office:value="0.00958013534545898">
                <text:p>0.00958013534545898</text:p>
              </table:table-cell>
              <table:table-cell office:value-type="float" office:value="0.00872526168823242">
                <text:p>0.008725261688232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743532180786133">
                <text:p>0.00743532180786133</text:p>
              </table:table-cell>
              <table:table-cell office:value-type="float" office:value="0.0100786685943604">
                <text:p>0.0100786685943604</text:p>
              </table:table-cell>
              <table:table-cell office:value-type="float" office:value="0.00821036100387573">
                <text:p>0.008210361003875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759148597717285">
                <text:p>0.00759148597717285</text:p>
              </table:table-cell>
              <table:table-cell office:value-type="float" office:value="0.00921344757080078">
                <text:p>0.00921344757080078</text:p>
              </table:table-cell>
              <table:table-cell office:value-type="float" office:value="0.00803756713867188">
                <text:p>0.008037567138671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747108459472656">
                <text:p>0.00747108459472656</text:p>
              </table:table-cell>
              <table:table-cell office:value-type="float" office:value="0.00886249542236328">
                <text:p>0.00886249542236328</text:p>
              </table:table-cell>
              <table:table-cell office:value-type="float" office:value="0.00800377130508423">
                <text:p>0.008003771305084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746297836303711">
                <text:p>0.00746297836303711</text:p>
              </table:table-cell>
              <table:table-cell office:value-type="float" office:value="0.00960421562194824">
                <text:p>0.00960421562194824</text:p>
              </table:table-cell>
              <table:table-cell office:value-type="float" office:value="0.00802755355834961">
                <text:p>0.008027553558349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76146125793457">
                <text:p>0.0076146125793457</text:p>
              </table:table-cell>
              <table:table-cell office:value-type="float" office:value="0.00948739051818848">
                <text:p>0.00948739051818848</text:p>
              </table:table-cell>
              <table:table-cell office:value-type="float" office:value="0.00800124406814575">
                <text:p>0.008001244068145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756478309631348">
                <text:p>0.00756478309631348</text:p>
              </table:table-cell>
              <table:table-cell office:value-type="float" office:value="0.00967478752136231">
                <text:p>0.00967478752136231</text:p>
              </table:table-cell>
              <table:table-cell office:value-type="float" office:value="0.00805269479751587">
                <text:p>0.008052694797515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745940208435059">
                <text:p>0.00745940208435059</text:p>
              </table:table-cell>
              <table:table-cell office:value-type="float" office:value="0.00916576385498047">
                <text:p>0.00916576385498047</text:p>
              </table:table-cell>
              <table:table-cell office:value-type="float" office:value="0.00801397562026978">
                <text:p>0.008013975620269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752544403076172">
                <text:p>0.00752544403076172</text:p>
              </table:table-cell>
              <table:table-cell office:value-type="float" office:value="0.010084867477417">
                <text:p>0.010084867477417</text:p>
              </table:table-cell>
              <table:table-cell office:value-type="float" office:value="0.00806472301483154">
                <text:p>0.008064723014831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743269920349121">
                <text:p>0.00743269920349121</text:p>
              </table:table-cell>
              <table:table-cell office:value-type="float" office:value="0.00976109504699707">
                <text:p>0.00976109504699707</text:p>
              </table:table-cell>
              <table:table-cell office:value-type="float" office:value="0.00795973539352417">
                <text:p>0.007959735393524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741934776306152">
                <text:p>0.00741934776306152</text:p>
              </table:table-cell>
              <table:table-cell office:value-type="float" office:value="0.00963115692138672">
                <text:p>0.00963115692138672</text:p>
              </table:table-cell>
              <table:table-cell office:value-type="float" office:value="0.00788910388946533">
                <text:p>0.007889103889465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739550590515137">
                <text:p>0.00739550590515137</text:p>
              </table:table-cell>
              <table:table-cell office:value-type="float" office:value="0.00989270210266113">
                <text:p>0.00989270210266113</text:p>
              </table:table-cell>
              <table:table-cell office:value-type="float" office:value="0.00793428421020508">
                <text:p>0.007934284210205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743532180786133">
                <text:p>0.00743532180786133</text:p>
              </table:table-cell>
              <table:table-cell office:value-type="float" office:value="0.00961518287658691">
                <text:p>0.00961518287658691</text:p>
              </table:table-cell>
              <table:table-cell office:value-type="float" office:value="0.00787063837051392">
                <text:p>0.007870638370513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731730461120606">
                <text:p>0.00731730461120606</text:p>
              </table:table-cell>
              <table:table-cell office:value-type="float" office:value="0.00965094566345215">
                <text:p>0.00965094566345215</text:p>
              </table:table-cell>
              <table:table-cell office:value-type="float" office:value="0.00793830156326294">
                <text:p>0.007938301563262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745177268981934">
                <text:p>0.00745177268981934</text:p>
              </table:table-cell>
              <table:table-cell office:value-type="float" office:value="0.0097494125366211">
                <text:p>0.0097494125366211</text:p>
              </table:table-cell>
              <table:table-cell office:value-type="float" office:value="0.0080225944519043">
                <text:p>0.00802259445190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73850154876709">
                <text:p>0.0073850154876709</text:p>
              </table:table-cell>
              <table:table-cell office:value-type="float" office:value="0.00967550277709961">
                <text:p>0.00967550277709961</text:p>
              </table:table-cell>
              <table:table-cell office:value-type="float" office:value="0.00792406797409058">
                <text:p>0.00792406797409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744128227233887">
                <text:p>0.00744128227233887</text:p>
              </table:table-cell>
              <table:table-cell office:value-type="float" office:value="0.00942516326904297">
                <text:p>0.00942516326904297</text:p>
              </table:table-cell>
              <table:table-cell office:value-type="float" office:value="0.00787898302078247">
                <text:p>0.007878983020782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747776031494141">
                <text:p>0.00747776031494141</text:p>
              </table:table-cell>
              <table:table-cell office:value-type="float" office:value="0.00976991653442383">
                <text:p>0.00976991653442383</text:p>
              </table:table-cell>
              <table:table-cell office:value-type="float" office:value="0.00790170431137085">
                <text:p>0.007901704311370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746417045593262">
                <text:p>0.00746417045593262</text:p>
              </table:table-cell>
              <table:table-cell office:value-type="float" office:value="0.00986576080322266">
                <text:p>0.00986576080322266</text:p>
              </table:table-cell>
              <table:table-cell office:value-type="float" office:value="0.00804096460342407">
                <text:p>0.008040964603424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745654106140137">
                <text:p>0.00745654106140137</text:p>
              </table:table-cell>
              <table:table-cell office:value-type="float" office:value="0.00935626029968262">
                <text:p>0.00935626029968262</text:p>
              </table:table-cell>
              <table:table-cell office:value-type="float" office:value="0.00806970596313477">
                <text:p>0.008069705963134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747251510620117">
                <text:p>0.00747251510620117</text:p>
              </table:table-cell>
              <table:table-cell office:value-type="float" office:value="0.00964927673339844">
                <text:p>0.00964927673339844</text:p>
              </table:table-cell>
              <table:table-cell office:value-type="float" office:value="0.00796443223953247">
                <text:p>0.007964432239532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761866569519043">
                <text:p>0.00761866569519043</text:p>
              </table:table-cell>
              <table:table-cell office:value-type="float" office:value="0.0092458724975586">
                <text:p>0.0092458724975586</text:p>
              </table:table-cell>
              <table:table-cell office:value-type="float" office:value="0.00800497531890869">
                <text:p>0.008004975318908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781440734863281">
                <text:p>0.00781440734863281</text:p>
              </table:table-cell>
              <table:table-cell office:value-type="float" office:value="0.00929379463195801">
                <text:p>0.00929379463195801</text:p>
              </table:table-cell>
              <table:table-cell office:value-type="float" office:value="0.00832076072692871">
                <text:p>0.008320760726928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797462463378906">
                <text:p>0.00797462463378906</text:p>
              </table:table-cell>
              <table:table-cell office:value-type="float" office:value="0.00991606712341309">
                <text:p>0.00991606712341309</text:p>
              </table:table-cell>
              <table:table-cell office:value-type="float" office:value="0.00877481698989868">
                <text:p>0.008774816989898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798726081848145">
                <text:p>0.00798726081848145</text:p>
              </table:table-cell>
              <table:table-cell office:value-type="float" office:value="0.0108408927917481">
                <text:p>0.0108408927917481</text:p>
              </table:table-cell>
              <table:table-cell office:value-type="float" office:value="0.00905476808547974">
                <text:p>0.009054768085479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788211822509766">
                <text:p>0.00788211822509766</text:p>
              </table:table-cell>
              <table:table-cell office:value-type="float" office:value="0.00976109504699707">
                <text:p>0.00976109504699707</text:p>
              </table:table-cell>
              <table:table-cell office:value-type="float" office:value="0.00901542901992798">
                <text:p>0.009015429019927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779271125793457">
                <text:p>0.00779271125793457</text:p>
              </table:table-cell>
              <table:table-cell office:value-type="float" office:value="0.00982880592346191">
                <text:p>0.00982880592346191</text:p>
              </table:table-cell>
              <table:table-cell office:value-type="float" office:value="0.008748459815979">
                <text:p>0.0087484598159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78732967376709">
                <text:p>0.0078732967376709</text:p>
              </table:table-cell>
              <table:table-cell office:value-type="float" office:value="0.0094902515411377">
                <text:p>0.0094902515411377</text:p>
              </table:table-cell>
              <table:table-cell office:value-type="float" office:value="0.00871720314025879">
                <text:p>0.008717203140258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784444808959961">
                <text:p>0.00784444808959961</text:p>
              </table:table-cell>
              <table:table-cell office:value-type="float" office:value="0.0100255012512207">
                <text:p>0.0100255012512207</text:p>
              </table:table-cell>
              <table:table-cell office:value-type="float" office:value="0.00848932266235352">
                <text:p>0.008489322662353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748682022094727">
                <text:p>0.00748682022094727</text:p>
              </table:table-cell>
              <table:table-cell office:value-type="float" office:value="0.00941157341003418">
                <text:p>0.00941157341003418</text:p>
              </table:table-cell>
              <table:table-cell office:value-type="float" office:value="0.0080113410949707">
                <text:p>0.00801134109497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783753395080566">
                <text:p>0.00783753395080566</text:p>
              </table:table-cell>
              <table:table-cell office:value-type="float" office:value="0.00925588607788086">
                <text:p>0.00925588607788086</text:p>
              </table:table-cell>
              <table:table-cell office:value-type="float" office:value="0.00810420513153076">
                <text:p>0.008104205131530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751399993896484">
                <text:p>0.00751399993896484</text:p>
              </table:table-cell>
              <table:table-cell office:value-type="float" office:value="0.00962185859680176">
                <text:p>0.00962185859680176</text:p>
              </table:table-cell>
              <table:table-cell office:value-type="float" office:value="0.00813387632369995">
                <text:p>0.008133876323699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752425193786621">
                <text:p>0.00752425193786621</text:p>
              </table:table-cell>
              <table:table-cell office:value-type="float" office:value="0.0098116397857666">
                <text:p>0.0098116397857666</text:p>
              </table:table-cell>
              <table:table-cell office:value-type="float" office:value="0.00797439813613892">
                <text:p>0.007974398136138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744867324829102">
                <text:p>0.00744867324829102</text:p>
              </table:table-cell>
              <table:table-cell office:value-type="float" office:value="0.00917458534240723">
                <text:p>0.00917458534240723</text:p>
              </table:table-cell>
              <table:table-cell office:value-type="float" office:value="0.00791736841201782">
                <text:p>0.007917368412017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745606422424317">
                <text:p>0.00745606422424317</text:p>
              </table:table-cell>
              <table:table-cell office:value-type="float" office:value="0.00956153869628906">
                <text:p>0.00956153869628906</text:p>
              </table:table-cell>
              <table:table-cell office:value-type="float" office:value="0.00812119245529175">
                <text:p>0.008121192455291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75223445892334">
                <text:p>0.0075223445892334</text:p>
              </table:table-cell>
              <table:table-cell office:value-type="float" office:value="0.00970458984375">
                <text:p>0.00970458984375</text:p>
              </table:table-cell>
              <table:table-cell office:value-type="float" office:value="0.00836843252182007">
                <text:p>0.008368432521820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742483139038086">
                <text:p>0.00742483139038086</text:p>
              </table:table-cell>
              <table:table-cell office:value-type="float" office:value="0.010371208190918">
                <text:p>0.010371208190918</text:p>
              </table:table-cell>
              <table:table-cell office:value-type="float" office:value="0.00824527740478516">
                <text:p>0.008245277404785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734043121337891">
                <text:p>0.00734043121337891</text:p>
              </table:table-cell>
              <table:table-cell office:value-type="float" office:value="0.00989818572998047">
                <text:p>0.00989818572998047</text:p>
              </table:table-cell>
              <table:table-cell office:value-type="float" office:value="0.00795328617095947">
                <text:p>0.007953286170959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749778747558594">
                <text:p>0.00749778747558594</text:p>
              </table:table-cell>
              <table:table-cell office:value-type="float" office:value="0.0100665092468262">
                <text:p>0.0100665092468262</text:p>
              </table:table-cell>
              <table:table-cell office:value-type="float" office:value="0.00833237171173096">
                <text:p>0.008332371711730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771069526672363">
                <text:p>0.00771069526672363</text:p>
              </table:table-cell>
              <table:table-cell office:value-type="float" office:value="0.00992441177368164">
                <text:p>0.00992441177368164</text:p>
              </table:table-cell>
              <table:table-cell office:value-type="float" office:value="0.0084079384803772">
                <text:p>0.00840793848037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74152946472168">
                <text:p>0.0074152946472168</text:p>
              </table:table-cell>
              <table:table-cell office:value-type="float" office:value="0.00973868370056153">
                <text:p>0.00973868370056153</text:p>
              </table:table-cell>
              <table:table-cell office:value-type="float" office:value="0.00838431119918823">
                <text:p>0.008384311199188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753474235534668">
                <text:p>0.00753474235534668</text:p>
              </table:table-cell>
              <table:table-cell office:value-type="float" office:value="0.00953197479248047">
                <text:p>0.00953197479248047</text:p>
              </table:table-cell>
              <table:table-cell office:value-type="float" office:value="0.00829583406448364">
                <text:p>0.008295834064483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791263580322266">
                <text:p>0.00791263580322266</text:p>
              </table:table-cell>
              <table:table-cell office:value-type="float" office:value="0.0110359191894531">
                <text:p>0.0110359191894531</text:p>
              </table:table-cell>
              <table:table-cell office:value-type="float" office:value="0.00866513252258301">
                <text:p>0.008665132522583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806951522827148">
                <text:p>0.00806951522827148</text:p>
              </table:table-cell>
              <table:table-cell office:value-type="float" office:value="0.00967693328857422">
                <text:p>0.00967693328857422</text:p>
              </table:table-cell>
              <table:table-cell office:value-type="float" office:value="0.00862028598785401">
                <text:p>0.008620285987854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781059265136719">
                <text:p>0.00781059265136719</text:p>
              </table:table-cell>
              <table:table-cell office:value-type="float" office:value="0.0104336738586426">
                <text:p>0.0104336738586426</text:p>
              </table:table-cell>
              <table:table-cell office:value-type="float" office:value="0.00851213932037354">
                <text:p>0.008512139320373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751304626464844">
                <text:p>0.00751304626464844</text:p>
              </table:table-cell>
              <table:table-cell office:value-type="float" office:value="0.0096125602722168">
                <text:p>0.0096125602722168</text:p>
              </table:table-cell>
              <table:table-cell office:value-type="float" office:value="0.00828813314437866">
                <text:p>0.008288133144378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784707069396973">
                <text:p>0.00784707069396973</text:p>
              </table:table-cell>
              <table:table-cell office:value-type="float" office:value="0.0091097354888916">
                <text:p>0.0091097354888916</text:p>
              </table:table-cell>
              <table:table-cell office:value-type="float" office:value="0.00826824903488159">
                <text:p>0.008268249034881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737571716308594">
                <text:p>0.00737571716308594</text:p>
              </table:table-cell>
              <table:table-cell office:value-type="float" office:value="0.00937175750732422">
                <text:p>0.00937175750732422</text:p>
              </table:table-cell>
              <table:table-cell office:value-type="float" office:value="0.00798661708831787">
                <text:p>0.007986617088317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752758979797363">
                <text:p>0.00752758979797363</text:p>
              </table:table-cell>
              <table:table-cell office:value-type="float" office:value="0.00960922241210938">
                <text:p>0.00960922241210938</text:p>
              </table:table-cell>
              <table:table-cell office:value-type="float" office:value="0.00811771154403687">
                <text:p>0.008117711544036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75531005859375">
                <text:p>0.0075531005859375</text:p>
              </table:table-cell>
              <table:table-cell office:value-type="float" office:value="0.00944328308105469">
                <text:p>0.00944328308105469</text:p>
              </table:table-cell>
              <table:table-cell office:value-type="float" office:value="0.00818909406661987">
                <text:p>0.008189094066619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79503059387207">
                <text:p>0.0079503059387207</text:p>
              </table:table-cell>
              <table:table-cell office:value-type="float" office:value="0.0108523368835449">
                <text:p>0.0108523368835449</text:p>
              </table:table-cell>
              <table:table-cell office:value-type="float" office:value="0.00878498554229737">
                <text:p>0.008784985542297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770998001098633">
                <text:p>0.00770998001098633</text:p>
              </table:table-cell>
              <table:table-cell office:value-type="float" office:value="0.0103068351745606">
                <text:p>0.0103068351745606</text:p>
              </table:table-cell>
              <table:table-cell office:value-type="float" office:value="0.00823827981948853">
                <text:p>0.008238279819488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7202320098877">
                <text:p>0.0077202320098877</text:p>
              </table:table-cell>
              <table:table-cell office:value-type="float" office:value="0.00970458984375">
                <text:p>0.00970458984375</text:p>
              </table:table-cell>
              <table:table-cell office:value-type="float" office:value="0.00834804773330689">
                <text:p>0.008348047733306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80568790435791">
                <text:p>0.0080568790435791</text:p>
              </table:table-cell>
              <table:table-cell office:value-type="float" office:value="0.0104091167449951">
                <text:p>0.0104091167449951</text:p>
              </table:table-cell>
              <table:table-cell office:value-type="float" office:value="0.00858372449874878">
                <text:p>0.008583724498748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833010673522949">
                <text:p>0.00833010673522949</text:p>
              </table:table-cell>
              <table:table-cell office:value-type="float" office:value="0.0102035999298096">
                <text:p>0.0102035999298096</text:p>
              </table:table-cell>
              <table:table-cell office:value-type="float" office:value="0.00869145393371582">
                <text:p>0.008691453933715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810456275939941">
                <text:p>0.00810456275939941</text:p>
              </table:table-cell>
              <table:table-cell office:value-type="float" office:value="0.011641263961792">
                <text:p>0.011641263961792</text:p>
              </table:table-cell>
              <table:table-cell office:value-type="float" office:value="0.00865088701248169">
                <text:p>0.008650887012481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773477554321289">
                <text:p>0.00773477554321289</text:p>
              </table:table-cell>
              <table:table-cell office:value-type="float" office:value="0.0113298892974854">
                <text:p>0.0113298892974854</text:p>
              </table:table-cell>
              <table:table-cell office:value-type="float" office:value="0.00843193531036377">
                <text:p>0.008431935310363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795578956604004">
                <text:p>0.00795578956604004</text:p>
              </table:table-cell>
              <table:table-cell office:value-type="float" office:value="0.0118343830108643">
                <text:p>0.0118343830108643</text:p>
              </table:table-cell>
              <table:table-cell office:value-type="float" office:value="0.0086613655090332">
                <text:p>0.00866136550903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801301002502441">
                <text:p>0.00801301002502441</text:p>
              </table:table-cell>
              <table:table-cell office:value-type="float" office:value="0.00999188423156738">
                <text:p>0.00999188423156738</text:p>
              </table:table-cell>
              <table:table-cell office:value-type="float" office:value="0.00873693227767944">
                <text:p>0.008736932277679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756049156188965">
                <text:p>0.00756049156188965</text:p>
              </table:table-cell>
              <table:table-cell office:value-type="float" office:value="0.00980544090270996">
                <text:p>0.00980544090270996</text:p>
              </table:table-cell>
              <table:table-cell office:value-type="float" office:value="0.00817184448242188">
                <text:p>0.008171844482421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782299041748047">
                <text:p>0.00782299041748047</text:p>
              </table:table-cell>
              <table:table-cell office:value-type="float" office:value="0.0148494243621826">
                <text:p>0.0148494243621826</text:p>
              </table:table-cell>
              <table:table-cell office:value-type="float" office:value="0.00917928218841553">
                <text:p>0.009179282188415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786089897155762">
                <text:p>0.00786089897155762</text:p>
              </table:table-cell>
              <table:table-cell office:value-type="float" office:value="0.0105357170104981">
                <text:p>0.0105357170104981</text:p>
              </table:table-cell>
              <table:table-cell office:value-type="float" office:value="0.00845321416854859">
                <text:p>0.008453214168548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771594047546387">
                <text:p>0.00771594047546387</text:p>
              </table:table-cell>
              <table:table-cell office:value-type="float" office:value="0.0168800354003906">
                <text:p>0.0168800354003906</text:p>
              </table:table-cell>
              <table:table-cell office:value-type="float" office:value="0.00872485637664795">
                <text:p>0.008724856376647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735378265380859">
                <text:p>0.00735378265380859</text:p>
              </table:table-cell>
              <table:table-cell office:value-type="float" office:value="0.00966429710388184">
                <text:p>0.00966429710388184</text:p>
              </table:table-cell>
              <table:table-cell office:value-type="float" office:value="0.00812505483627319">
                <text:p>0.008125054836273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74315071105957">
                <text:p>0.0074315071105957</text:p>
              </table:table-cell>
              <table:table-cell office:value-type="float" office:value="0.00984716415405273">
                <text:p>0.00984716415405273</text:p>
              </table:table-cell>
              <table:table-cell office:value-type="float" office:value="0.00812633037567139">
                <text:p>0.008126330375671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787878036499023">
                <text:p>0.00787878036499023</text:p>
              </table:table-cell>
              <table:table-cell office:value-type="float" office:value="0.0098421573638916">
                <text:p>0.0098421573638916</text:p>
              </table:table-cell>
              <table:table-cell office:value-type="float" office:value="0.00840927362442017">
                <text:p>0.008409273624420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841856002807617">
                <text:p>0.00841856002807617</text:p>
              </table:table-cell>
              <table:table-cell office:value-type="float" office:value="0.00949573516845703">
                <text:p>0.00949573516845703</text:p>
              </table:table-cell>
              <table:table-cell office:value-type="float" office:value="0.00868527889251709">
                <text:p>0.008685278892517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740718841552734">
                <text:p>0.00740718841552734</text:p>
              </table:table-cell>
              <table:table-cell office:value-type="float" office:value="0.00955080986022949">
                <text:p>0.00955080986022949</text:p>
              </table:table-cell>
              <table:table-cell office:value-type="float" office:value="0.00806076526641846">
                <text:p>0.008060765266418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779962539672852">
                <text:p>0.00779962539672852</text:p>
              </table:table-cell>
              <table:table-cell office:value-type="float" office:value="0.00959849357604981">
                <text:p>0.00959849357604981</text:p>
              </table:table-cell>
              <table:table-cell office:value-type="float" office:value="0.00816037654876709">
                <text:p>0.008160376548767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75829029083252">
                <text:p>0.0075829029083252</text:p>
              </table:table-cell>
              <table:table-cell office:value-type="float" office:value="0.00955510139465332">
                <text:p>0.00955510139465332</text:p>
              </table:table-cell>
              <table:table-cell office:value-type="float" office:value="0.00821688175201416">
                <text:p>0.008216881752014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766873359680176">
                <text:p>0.00766873359680176</text:p>
              </table:table-cell>
              <table:table-cell office:value-type="float" office:value="0.00928401947021485">
                <text:p>0.00928401947021485</text:p>
              </table:table-cell>
              <table:table-cell office:value-type="float" office:value="0.00822031497955322">
                <text:p>0.008220314979553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781583786010742">
                <text:p>0.00781583786010742</text:p>
              </table:table-cell>
              <table:table-cell office:value-type="float" office:value="0.0091245174407959">
                <text:p>0.0091245174407959</text:p>
              </table:table-cell>
              <table:table-cell office:value-type="float" office:value="0.00828009843826294">
                <text:p>0.008280098438262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752758979797363">
                <text:p>0.00752758979797363</text:p>
              </table:table-cell>
              <table:table-cell office:value-type="float" office:value="0.00911688804626465">
                <text:p>0.00911688804626465</text:p>
              </table:table-cell>
              <table:table-cell office:value-type="float" office:value="0.00821299552917481">
                <text:p>0.008212995529174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76146125793457">
                <text:p>0.0076146125793457</text:p>
              </table:table-cell>
              <table:table-cell office:value-type="float" office:value="0.00948691368103027">
                <text:p>0.00948691368103027</text:p>
              </table:table-cell>
              <table:table-cell office:value-type="float" office:value="0.00820826292037964">
                <text:p>0.008208262920379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75829029083252">
                <text:p>0.0075829029083252</text:p>
              </table:table-cell>
              <table:table-cell office:value-type="float" office:value="0.0090017318725586">
                <text:p>0.0090017318725586</text:p>
              </table:table-cell>
              <table:table-cell office:value-type="float" office:value="0.00808442831039429">
                <text:p>0.008084428310394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746226310729981">
                <text:p>0.00746226310729981</text:p>
              </table:table-cell>
              <table:table-cell office:value-type="float" office:value="0.00952243804931641">
                <text:p>0.00952243804931641</text:p>
              </table:table-cell>
              <table:table-cell office:value-type="float" office:value="0.00811898708343506">
                <text:p>0.008118987083435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739789009094238">
                <text:p>0.00739789009094238</text:p>
              </table:table-cell>
              <table:table-cell office:value-type="float" office:value="0.00919461250305176">
                <text:p>0.00919461250305176</text:p>
              </table:table-cell>
              <table:table-cell office:value-type="float" office:value="0.00797551870346069">
                <text:p>0.007975518703460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762820243835449">
                <text:p>0.00762820243835449</text:p>
              </table:table-cell>
              <table:table-cell office:value-type="float" office:value="0.00918769836425781">
                <text:p>0.00918769836425781</text:p>
              </table:table-cell>
              <table:table-cell office:value-type="float" office:value="0.00805982351303101">
                <text:p>0.008059823513031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74772834777832">
                <text:p>0.0074772834777832</text:p>
              </table:table-cell>
              <table:table-cell office:value-type="float" office:value="0.0100371837615967">
                <text:p>0.0100371837615967</text:p>
              </table:table-cell>
              <table:table-cell office:value-type="float" office:value="0.00818494558334351">
                <text:p>0.008184945583343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749945640563965">
                <text:p>0.00749945640563965</text:p>
              </table:table-cell>
              <table:table-cell office:value-type="float" office:value="0.0111210346221924">
                <text:p>0.0111210346221924</text:p>
              </table:table-cell>
              <table:table-cell office:value-type="float" office:value="0.00824587345123291">
                <text:p>0.008245873451232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741410255432129">
                <text:p>0.00741410255432129</text:p>
              </table:table-cell>
              <table:table-cell office:value-type="float" office:value="0.00911402702331543">
                <text:p>0.00911402702331543</text:p>
              </table:table-cell>
              <table:table-cell office:value-type="float" office:value="0.00803141593933106">
                <text:p>0.008031415939331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75681209564209">
                <text:p>0.0075681209564209</text:p>
              </table:table-cell>
              <table:table-cell office:value-type="float" office:value="0.0116398334503174">
                <text:p>0.0116398334503174</text:p>
              </table:table-cell>
              <table:table-cell office:value-type="float" office:value="0.00828347206115723">
                <text:p>0.008283472061157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758028030395508">
                <text:p>0.00758028030395508</text:p>
              </table:table-cell>
              <table:table-cell office:value-type="float" office:value="0.0109965801239014">
                <text:p>0.0109965801239014</text:p>
              </table:table-cell>
              <table:table-cell office:value-type="float" office:value="0.00850989818572998">
                <text:p>0.008509898185729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751113891601563">
                <text:p>0.00751113891601563</text:p>
              </table:table-cell>
              <table:table-cell office:value-type="float" office:value="0.0157070159912109">
                <text:p>0.0157070159912109</text:p>
              </table:table-cell>
              <table:table-cell office:value-type="float" office:value="0.00909174680709839">
                <text:p>0.009091746807098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775766372680664">
                <text:p>0.00775766372680664</text:p>
              </table:table-cell>
              <table:table-cell office:value-type="float" office:value="0.00926733016967773">
                <text:p>0.00926733016967773</text:p>
              </table:table-cell>
              <table:table-cell office:value-type="float" office:value="0.00838751792907715">
                <text:p>0.008387517929077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776553153991699">
                <text:p>0.00776553153991699</text:p>
              </table:table-cell>
              <table:table-cell office:value-type="float" office:value="0.00977277755737305">
                <text:p>0.00977277755737305</text:p>
              </table:table-cell>
              <table:table-cell office:value-type="float" office:value="0.00818177461624146">
                <text:p>0.008181774616241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761246681213379">
                <text:p>0.00761246681213379</text:p>
              </table:table-cell>
              <table:table-cell office:value-type="float" office:value="0.0093836784362793">
                <text:p>0.0093836784362793</text:p>
              </table:table-cell>
              <table:table-cell office:value-type="float" office:value="0.00822136402130127">
                <text:p>0.008221364021301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751709938049317">
                <text:p>0.00751709938049317</text:p>
              </table:table-cell>
              <table:table-cell office:value-type="float" office:value="0.0092923641204834">
                <text:p>0.0092923641204834</text:p>
              </table:table-cell>
              <table:table-cell office:value-type="float" office:value="0.00799230337142944">
                <text:p>0.007992303371429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754427909851074">
                <text:p>0.00754427909851074</text:p>
              </table:table-cell>
              <table:table-cell office:value-type="float" office:value="0.00959944725036621">
                <text:p>0.00959944725036621</text:p>
              </table:table-cell>
              <table:table-cell office:value-type="float" office:value="0.00816223621368408">
                <text:p>0.008162236213684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78432559967041">
                <text:p>0.0078432559967041</text:p>
              </table:table-cell>
              <table:table-cell office:value-type="float" office:value="0.00954890251159668">
                <text:p>0.00954890251159668</text:p>
              </table:table-cell>
              <table:table-cell office:value-type="float" office:value="0.00821764469146729">
                <text:p>0.008217644691467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74923038482666">
                <text:p>0.0074923038482666</text:p>
              </table:table-cell>
              <table:table-cell office:value-type="float" office:value="0.00942111015319824">
                <text:p>0.00942111015319824</text:p>
              </table:table-cell>
              <table:table-cell office:value-type="float" office:value="0.00812641382217407">
                <text:p>0.008126413822174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763177871704102">
                <text:p>0.00763177871704102</text:p>
              </table:table-cell>
              <table:table-cell office:value-type="float" office:value="0.0119409561157227">
                <text:p>0.0119409561157227</text:p>
              </table:table-cell>
              <table:table-cell office:value-type="float" office:value="0.00862998962402344">
                <text:p>0.008629989624023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77204704284668">
                <text:p>0.0077204704284668</text:p>
              </table:table-cell>
              <table:table-cell office:value-type="float" office:value="0.0101253986358643">
                <text:p>0.0101253986358643</text:p>
              </table:table-cell>
              <table:table-cell office:value-type="float" office:value="0.00855315923690796">
                <text:p>0.008553159236907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742673873901367">
                <text:p>0.00742673873901367</text:p>
              </table:table-cell>
              <table:table-cell office:value-type="float" office:value="0.00939536094665527">
                <text:p>0.00939536094665527</text:p>
              </table:table-cell>
              <table:table-cell office:value-type="float" office:value="0.00807141065597534">
                <text:p>0.008071410655975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751447677612305">
                <text:p>0.00751447677612305</text:p>
              </table:table-cell>
              <table:table-cell office:value-type="float" office:value="0.0119469165802002">
                <text:p>0.0119469165802002</text:p>
              </table:table-cell>
              <table:table-cell office:value-type="float" office:value="0.0084522008895874">
                <text:p>0.00845220088958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825953483581543">
                <text:p>0.00825953483581543</text:p>
              </table:table-cell>
              <table:table-cell office:value-type="float" office:value="0.00943517684936523">
                <text:p>0.00943517684936523</text:p>
              </table:table-cell>
              <table:table-cell office:value-type="float" office:value="0.00859674215316772">
                <text:p>0.008596742153167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783538818359375">
                <text:p>0.00783538818359375</text:p>
              </table:table-cell>
              <table:table-cell office:value-type="float" office:value="0.0100302696228027">
                <text:p>0.0100302696228027</text:p>
              </table:table-cell>
              <table:table-cell office:value-type="float" office:value="0.00839450359344482">
                <text:p>0.008394503593444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783395767211914">
                <text:p>0.00783395767211914</text:p>
              </table:table-cell>
              <table:table-cell office:value-type="float" office:value="0.0102000236511231">
                <text:p>0.0102000236511231</text:p>
              </table:table-cell>
              <table:table-cell office:value-type="float" office:value="0.00825915336608887">
                <text:p>0.008259153366088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748658180236817">
                <text:p>0.00748658180236817</text:p>
              </table:table-cell>
              <table:table-cell office:value-type="float" office:value="0.00931692123413086">
                <text:p>0.00931692123413086</text:p>
              </table:table-cell>
              <table:table-cell office:value-type="float" office:value="0.0078991174697876">
                <text:p>0.00789911746978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750517845153809">
                <text:p>0.00750517845153809</text:p>
              </table:table-cell>
              <table:table-cell office:value-type="float" office:value="0.00915336608886719">
                <text:p>0.00915336608886719</text:p>
              </table:table-cell>
              <table:table-cell office:value-type="float" office:value="0.00801846981048584">
                <text:p>0.008018469810485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746393203735352">
                <text:p>0.00746393203735352</text:p>
              </table:table-cell>
              <table:table-cell office:value-type="float" office:value="0.0102460384368896">
                <text:p>0.0102460384368896</text:p>
              </table:table-cell>
              <table:table-cell office:value-type="float" office:value="0.00825064182281494">
                <text:p>0.008250641822814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753688812255859">
                <text:p>0.00753688812255859</text:p>
              </table:table-cell>
              <table:table-cell office:value-type="float" office:value="0.00930500030517578">
                <text:p>0.00930500030517578</text:p>
              </table:table-cell>
              <table:table-cell office:value-type="float" office:value="0.00812029838562012">
                <text:p>0.008120298385620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812172889709473">
                <text:p>0.00812172889709473</text:p>
              </table:table-cell>
              <table:table-cell office:value-type="float" office:value="0.00906515121459961">
                <text:p>0.00906515121459961</text:p>
              </table:table-cell>
              <table:table-cell office:value-type="float" office:value="0.0085889458656311">
                <text:p>0.00858894586563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751399993896484">
                <text:p>0.00751399993896484</text:p>
              </table:table-cell>
              <table:table-cell office:value-type="float" office:value="0.0095510482788086">
                <text:p>0.0095510482788086</text:p>
              </table:table-cell>
              <table:table-cell office:value-type="float" office:value="0.00811829566955566">
                <text:p>0.008118295669555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751709938049317">
                <text:p>0.00751709938049317</text:p>
              </table:table-cell>
              <table:table-cell office:value-type="float" office:value="0.00916552543640137">
                <text:p>0.00916552543640137</text:p>
              </table:table-cell>
              <table:table-cell office:value-type="float" office:value="0.00801616907119751">
                <text:p>0.008016169071197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767135620117188">
                <text:p>0.00767135620117188</text:p>
              </table:table-cell>
              <table:table-cell office:value-type="float" office:value="0.00943994522094727">
                <text:p>0.00943994522094727</text:p>
              </table:table-cell>
              <table:table-cell office:value-type="float" office:value="0.00830304622650147">
                <text:p>0.008303046226501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748276710510254">
                <text:p>0.00748276710510254</text:p>
              </table:table-cell>
              <table:table-cell office:value-type="float" office:value="0.00960373878479004">
                <text:p>0.00960373878479004</text:p>
              </table:table-cell>
              <table:table-cell office:value-type="float" office:value="0.00802904367446899">
                <text:p>0.008029043674468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752162933349609">
                <text:p>0.00752162933349609</text:p>
              </table:table-cell>
              <table:table-cell office:value-type="float" office:value="0.00963330268859863">
                <text:p>0.00963330268859863</text:p>
              </table:table-cell>
              <table:table-cell office:value-type="float" office:value="0.00807214975357056">
                <text:p>0.008072149753570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742053985595703">
                <text:p>0.00742053985595703</text:p>
              </table:table-cell>
              <table:table-cell office:value-type="float" office:value="0.0096590518951416">
                <text:p>0.0096590518951416</text:p>
              </table:table-cell>
              <table:table-cell office:value-type="float" office:value="0.00813379287719727">
                <text:p>0.008133792877197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755929946899414">
                <text:p>0.00755929946899414</text:p>
              </table:table-cell>
              <table:table-cell office:value-type="float" office:value="0.00956773757934571">
                <text:p>0.00956773757934571</text:p>
              </table:table-cell>
              <table:table-cell office:value-type="float" office:value="0.00813627243041992">
                <text:p>0.008136272430419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746655464172363">
                <text:p>0.00746655464172363</text:p>
              </table:table-cell>
              <table:table-cell office:value-type="float" office:value="0.00957512855529785">
                <text:p>0.00957512855529785</text:p>
              </table:table-cell>
              <table:table-cell office:value-type="float" office:value="0.00802382230758667">
                <text:p>0.00802382230758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743842124938965">
                <text:p>0.00743842124938965</text:p>
              </table:table-cell>
              <table:table-cell office:value-type="float" office:value="0.00952506065368653">
                <text:p>0.00952506065368653</text:p>
              </table:table-cell>
              <table:table-cell office:value-type="float" office:value="0.00824146270751953">
                <text:p>0.008241462707519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764989852905273">
                <text:p>0.00764989852905273</text:p>
              </table:table-cell>
              <table:table-cell office:value-type="float" office:value="0.0112226009368896">
                <text:p>0.0112226009368896</text:p>
              </table:table-cell>
              <table:table-cell office:value-type="float" office:value="0.00836163759231567">
                <text:p>0.008361637592315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787043571472168">
                <text:p>0.00787043571472168</text:p>
              </table:table-cell>
              <table:table-cell office:value-type="float" office:value="0.0110683441162109">
                <text:p>0.0110683441162109</text:p>
              </table:table-cell>
              <table:table-cell office:value-type="float" office:value="0.00846253633499146">
                <text:p>0.008462536334991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796651840209961">
                <text:p>0.00796651840209961</text:p>
              </table:table-cell>
              <table:table-cell office:value-type="float" office:value="0.0113546848297119">
                <text:p>0.0113546848297119</text:p>
              </table:table-cell>
              <table:table-cell office:value-type="float" office:value="0.00858398675918579">
                <text:p>0.008583986759185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784921646118164">
                <text:p>0.00784921646118164</text:p>
              </table:table-cell>
              <table:table-cell office:value-type="float" office:value="0.0155022144317627">
                <text:p>0.0155022144317627</text:p>
              </table:table-cell>
              <table:table-cell office:value-type="float" office:value="0.00892813205718994">
                <text:p>0.008928132057189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733089447021484">
                <text:p>0.00733089447021484</text:p>
              </table:table-cell>
              <table:table-cell office:value-type="float" office:value="0.0113518238067627">
                <text:p>0.0113518238067627</text:p>
              </table:table-cell>
              <table:table-cell office:value-type="float" office:value="0.00824762582778931">
                <text:p>0.008247625827789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74915885925293">
                <text:p>0.0074915885925293</text:p>
              </table:table-cell>
              <table:table-cell office:value-type="float" office:value="0.0105981826782227">
                <text:p>0.0105981826782227</text:p>
              </table:table-cell>
              <table:table-cell office:value-type="float" office:value="0.00817058086395264">
                <text:p>0.008170580863952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773429870605469">
                <text:p>0.00773429870605469</text:p>
              </table:table-cell>
              <table:table-cell office:value-type="float" office:value="0.0105414390563965">
                <text:p>0.0105414390563965</text:p>
              </table:table-cell>
              <table:table-cell office:value-type="float" office:value="0.00825134515762329">
                <text:p>0.008251345157623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769352912902832">
                <text:p>0.00769352912902832</text:p>
              </table:table-cell>
              <table:table-cell office:value-type="float" office:value="0.0105888843536377">
                <text:p>0.0105888843536377</text:p>
              </table:table-cell>
              <table:table-cell office:value-type="float" office:value="0.0082405686378479">
                <text:p>0.00824056863784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739502906799317">
                <text:p>0.00739502906799317</text:p>
              </table:table-cell>
              <table:table-cell office:value-type="float" office:value="0.00912785530090332">
                <text:p>0.00912785530090332</text:p>
              </table:table-cell>
              <table:table-cell office:value-type="float" office:value="0.00810182094573975">
                <text:p>0.008101820945739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738000869750977">
                <text:p>0.00738000869750977</text:p>
              </table:table-cell>
              <table:table-cell office:value-type="float" office:value="0.00949645042419434">
                <text:p>0.00949645042419434</text:p>
              </table:table-cell>
              <table:table-cell office:value-type="float" office:value="0.00790567398071289">
                <text:p>0.007905673980712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749707221984863">
                <text:p>0.00749707221984863</text:p>
              </table:table-cell>
              <table:table-cell office:value-type="float" office:value="0.00939130783081055">
                <text:p>0.00939130783081055</text:p>
              </table:table-cell>
              <table:table-cell office:value-type="float" office:value="0.00825176239013672">
                <text:p>0.008251762390136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788950920104981">
                <text:p>0.00788950920104981</text:p>
              </table:table-cell>
              <table:table-cell office:value-type="float" office:value="0.013247013092041">
                <text:p>0.013247013092041</text:p>
              </table:table-cell>
              <table:table-cell office:value-type="float" office:value="0.0086489200592041">
                <text:p>0.00864892005920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756239891052246">
                <text:p>0.00756239891052246</text:p>
              </table:table-cell>
              <table:table-cell office:value-type="float" office:value="0.00952434539794922">
                <text:p>0.00952434539794922</text:p>
              </table:table-cell>
              <table:table-cell office:value-type="float" office:value="0.00826174020767212">
                <text:p>0.008261740207672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739264488220215">
                <text:p>0.00739264488220215</text:p>
              </table:table-cell>
              <table:table-cell office:value-type="float" office:value="0.00923395156860352">
                <text:p>0.00923395156860352</text:p>
              </table:table-cell>
              <table:table-cell office:value-type="float" office:value="0.0083224892616272">
                <text:p>0.00832248926162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793528556823731">
                <text:p>0.00793528556823731</text:p>
              </table:table-cell>
              <table:table-cell office:value-type="float" office:value="0.00961446762084961">
                <text:p>0.00961446762084961</text:p>
              </table:table-cell>
              <table:table-cell office:value-type="float" office:value="0.00841299295425415">
                <text:p>0.008412992954254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7781982421875">
                <text:p>0.007781982421875</text:p>
              </table:table-cell>
              <table:table-cell office:value-type="float" office:value="0.00980401039123535">
                <text:p>0.00980401039123535</text:p>
              </table:table-cell>
              <table:table-cell office:value-type="float" office:value="0.00848065614700317">
                <text:p>0.008480656147003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755381584167481">
                <text:p>0.00755381584167481</text:p>
              </table:table-cell>
              <table:table-cell office:value-type="float" office:value="0.00985860824584961">
                <text:p>0.00985860824584961</text:p>
              </table:table-cell>
              <table:table-cell office:value-type="float" office:value="0.00811917781829834">
                <text:p>0.008119177818298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762724876403809">
                <text:p>0.00762724876403809</text:p>
              </table:table-cell>
              <table:table-cell office:value-type="float" office:value="0.00942420959472656">
                <text:p>0.00942420959472656</text:p>
              </table:table-cell>
              <table:table-cell office:value-type="float" office:value="0.00834518671035767">
                <text:p>0.008345186710357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760698318481445">
                <text:p>0.00760698318481445</text:p>
              </table:table-cell>
              <table:table-cell office:value-type="float" office:value="0.00960445404052735">
                <text:p>0.00960445404052735</text:p>
              </table:table-cell>
              <table:table-cell office:value-type="float" office:value="0.00827929973602295">
                <text:p>0.008279299736022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746059417724609">
                <text:p>0.00746059417724609</text:p>
              </table:table-cell>
              <table:table-cell office:value-type="float" office:value="0.00960040092468262">
                <text:p>0.00960040092468262</text:p>
              </table:table-cell>
              <table:table-cell office:value-type="float" office:value="0.00811762809753418">
                <text:p>0.008117628097534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748658180236817">
                <text:p>0.00748658180236817</text:p>
              </table:table-cell>
              <table:table-cell office:value-type="float" office:value="0.0109810829162598">
                <text:p>0.0109810829162598</text:p>
              </table:table-cell>
              <table:table-cell office:value-type="float" office:value="0.00855424404144287">
                <text:p>0.008554244041442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794148445129395">
                <text:p>0.00794148445129395</text:p>
              </table:table-cell>
              <table:table-cell office:value-type="float" office:value="0.0155329704284668">
                <text:p>0.0155329704284668</text:p>
              </table:table-cell>
              <table:table-cell office:value-type="float" office:value="0.00880005359649658">
                <text:p>0.008800053596496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811123847961426">
                <text:p>0.00811123847961426</text:p>
              </table:table-cell>
              <table:table-cell office:value-type="float" office:value="0.00958943367004395">
                <text:p>0.00958943367004395</text:p>
              </table:table-cell>
              <table:table-cell office:value-type="float" office:value="0.00845390558242798">
                <text:p>0.008453905582427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746917724609375">
                <text:p>0.00746917724609375</text:p>
              </table:table-cell>
              <table:table-cell office:value-type="float" office:value="0.0095062255859375">
                <text:p>0.0095062255859375</text:p>
              </table:table-cell>
              <table:table-cell office:value-type="float" office:value="0.00801270008087158">
                <text:p>0.008012700080871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779199600219727">
                <text:p>0.00779199600219727</text:p>
              </table:table-cell>
              <table:table-cell office:value-type="float" office:value="0.00925564765930176">
                <text:p>0.00925564765930176</text:p>
              </table:table-cell>
              <table:table-cell office:value-type="float" office:value="0.00813789367675781">
                <text:p>0.008137893676757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743269920349121">
                <text:p>0.00743269920349121</text:p>
              </table:table-cell>
              <table:table-cell office:value-type="float" office:value="0.00956392288208008">
                <text:p>0.00956392288208008</text:p>
              </table:table-cell>
              <table:table-cell office:value-type="float" office:value="0.00820226669311523">
                <text:p>0.008202266693115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752043724060059">
                <text:p>0.00752043724060059</text:p>
              </table:table-cell>
              <table:table-cell office:value-type="float" office:value="0.00954890251159668">
                <text:p>0.00954890251159668</text:p>
              </table:table-cell>
              <table:table-cell office:value-type="float" office:value="0.00811069011688232">
                <text:p>0.008110690116882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749468803405762">
                <text:p>0.00749468803405762</text:p>
              </table:table-cell>
              <table:table-cell office:value-type="float" office:value="0.00938105583190918">
                <text:p>0.00938105583190918</text:p>
              </table:table-cell>
              <table:table-cell office:value-type="float" office:value="0.00802021026611328">
                <text:p>0.008020210266113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760698318481445">
                <text:p>0.00760698318481445</text:p>
              </table:table-cell>
              <table:table-cell office:value-type="float" office:value="0.0098879337310791">
                <text:p>0.0098879337310791</text:p>
              </table:table-cell>
              <table:table-cell office:value-type="float" office:value="0.00815732479095459">
                <text:p>0.008157324790954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759339332580567">
                <text:p>0.00759339332580567</text:p>
              </table:table-cell>
              <table:table-cell office:value-type="float" office:value="0.00922894477844238">
                <text:p>0.00922894477844238</text:p>
              </table:table-cell>
              <table:table-cell office:value-type="float" office:value="0.00831104516983032">
                <text:p>0.008311045169830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789475440979004">
                <text:p>0.00789475440979004</text:p>
              </table:table-cell>
              <table:table-cell office:value-type="float" office:value="0.0122418403625488">
                <text:p>0.0122418403625488</text:p>
              </table:table-cell>
              <table:table-cell office:value-type="float" office:value="0.00898643732070923">
                <text:p>0.008986437320709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778889656066895">
                <text:p>0.00778889656066895</text:p>
              </table:table-cell>
              <table:table-cell office:value-type="float" office:value="0.00967550277709961">
                <text:p>0.00967550277709961</text:p>
              </table:table-cell>
              <table:table-cell office:value-type="float" office:value="0.00826601982116699">
                <text:p>0.008266019821166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785183906555176">
                <text:p>0.00785183906555176</text:p>
              </table:table-cell>
              <table:table-cell office:value-type="float" office:value="0.00915193557739258">
                <text:p>0.00915193557739258</text:p>
              </table:table-cell>
              <table:table-cell office:value-type="float" office:value="0.00828090906143189">
                <text:p>0.008280909061431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756478309631348">
                <text:p>0.00756478309631348</text:p>
              </table:table-cell>
              <table:table-cell office:value-type="float" office:value="0.00960969924926758">
                <text:p>0.00960969924926758</text:p>
              </table:table-cell>
              <table:table-cell office:value-type="float" office:value="0.00822628736495972">
                <text:p>0.008226287364959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757908821105957">
                <text:p>0.00757908821105957</text:p>
              </table:table-cell>
              <table:table-cell office:value-type="float" office:value="0.0105330944061279">
                <text:p>0.0105330944061279</text:p>
              </table:table-cell>
              <table:table-cell office:value-type="float" office:value="0.00829190015792847">
                <text:p>0.008291900157928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768542289733887">
                <text:p>0.00768542289733887</text:p>
              </table:table-cell>
              <table:table-cell office:value-type="float" office:value="0.00980567932128906">
                <text:p>0.00980567932128906</text:p>
              </table:table-cell>
              <table:table-cell office:value-type="float" office:value="0.00822134017944336">
                <text:p>0.008221340179443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805139541625977">
                <text:p>0.00805139541625977</text:p>
              </table:table-cell>
              <table:table-cell office:value-type="float" office:value="0.00946664810180664">
                <text:p>0.00946664810180664</text:p>
              </table:table-cell>
              <table:table-cell office:value-type="float" office:value="0.00840098857879639">
                <text:p>0.008400988578796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809693336486816">
                <text:p>0.00809693336486816</text:p>
              </table:table-cell>
              <table:table-cell office:value-type="float" office:value="0.0108025074005127">
                <text:p>0.0108025074005127</text:p>
              </table:table-cell>
              <table:table-cell office:value-type="float" office:value="0.00874887704849243">
                <text:p>0.008748877048492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799798965454102">
                <text:p>0.00799798965454102</text:p>
              </table:table-cell>
              <table:table-cell office:value-type="float" office:value="0.0115993022918701">
                <text:p>0.0115993022918701</text:p>
              </table:table-cell>
              <table:table-cell office:value-type="float" office:value="0.0084830641746521">
                <text:p>0.00848306417465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760388374328613">
                <text:p>0.00760388374328613</text:p>
              </table:table-cell>
              <table:table-cell office:value-type="float" office:value="0.01186203956604">
                <text:p>0.01186203956604</text:p>
              </table:table-cell>
              <table:table-cell office:value-type="float" office:value="0.00826809406280518">
                <text:p>0.008268094062805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750732421875">
                <text:p>0.00750732421875</text:p>
              </table:table-cell>
              <table:table-cell office:value-type="float" office:value="0.0113699436187744">
                <text:p>0.0113699436187744</text:p>
              </table:table-cell>
              <table:table-cell office:value-type="float" office:value="0.00815211534500122">
                <text:p>0.008152115345001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741815567016602">
                <text:p>0.00741815567016602</text:p>
              </table:table-cell>
              <table:table-cell office:value-type="float" office:value="0.0110535621643066">
                <text:p>0.0110535621643066</text:p>
              </table:table-cell>
              <table:table-cell office:value-type="float" office:value="0.0081092119216919">
                <text:p>0.00810921192169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764679908752442">
                <text:p>0.00764679908752442</text:p>
              </table:table-cell>
              <table:table-cell office:value-type="float" office:value="0.0156662464141846">
                <text:p>0.0156662464141846</text:p>
              </table:table-cell>
              <table:table-cell office:value-type="float" office:value="0.00880612134933472">
                <text:p>0.008806121349334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798106193542481">
                <text:p>0.00798106193542481</text:p>
              </table:table-cell>
              <table:table-cell office:value-type="float" office:value="0.00930643081665039">
                <text:p>0.00930643081665039</text:p>
              </table:table-cell>
              <table:table-cell office:value-type="float" office:value="0.00837267637252808">
                <text:p>0.008372676372528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814723968505859">
                <text:p>0.00814723968505859</text:p>
              </table:table-cell>
              <table:table-cell office:value-type="float" office:value="0.0160362720489502">
                <text:p>0.0160362720489502</text:p>
              </table:table-cell>
              <table:table-cell office:value-type="float" office:value="0.00999821424484253">
                <text:p>0.009998214244842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803136825561523">
                <text:p>0.00803136825561523</text:p>
              </table:table-cell>
              <table:table-cell office:value-type="float" office:value="0.00955748558044434">
                <text:p>0.00955748558044434</text:p>
              </table:table-cell>
              <table:table-cell office:value-type="float" office:value="0.00853807926177979">
                <text:p>0.008538079261779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77660083770752">
                <text:p>0.0077660083770752</text:p>
              </table:table-cell>
              <table:table-cell office:value-type="float" office:value="0.00982809066772461">
                <text:p>0.00982809066772461</text:p>
              </table:table-cell>
              <table:table-cell office:value-type="float" office:value="0.00838847160339356">
                <text:p>0.008388471603393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802803039550781">
                <text:p>0.00802803039550781</text:p>
              </table:table-cell>
              <table:table-cell office:value-type="float" office:value="0.00942778587341309">
                <text:p>0.00942778587341309</text:p>
              </table:table-cell>
              <table:table-cell office:value-type="float" office:value="0.00843944549560547">
                <text:p>0.008439445495605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762367248535156">
                <text:p>0.00762367248535156</text:p>
              </table:table-cell>
              <table:table-cell office:value-type="float" office:value="0.0156295299530029">
                <text:p>0.0156295299530029</text:p>
              </table:table-cell>
              <table:table-cell office:value-type="float" office:value="0.00880932807922363">
                <text:p>0.008809328079223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772953033447266">
                <text:p>0.00772953033447266</text:p>
              </table:table-cell>
              <table:table-cell office:value-type="float" office:value="0.00958943367004395">
                <text:p>0.00958943367004395</text:p>
              </table:table-cell>
              <table:table-cell office:value-type="float" office:value="0.00814707279205322">
                <text:p>0.008147072792053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793242454528809">
                <text:p>0.00793242454528809</text:p>
              </table:table-cell>
              <table:table-cell office:value-type="float" office:value="0.00960230827331543">
                <text:p>0.00960230827331543</text:p>
              </table:table-cell>
              <table:table-cell office:value-type="float" office:value="0.0083767294883728">
                <text:p>0.00837672948837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82554817199707">
                <text:p>0.0082554817199707</text:p>
              </table:table-cell>
              <table:table-cell office:value-type="float" office:value="0.00966811180114746">
                <text:p>0.00966811180114746</text:p>
              </table:table-cell>
              <table:table-cell office:value-type="float" office:value="0.00861860513687134">
                <text:p>0.008618605136871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783348083496094">
                <text:p>0.00783348083496094</text:p>
              </table:table-cell>
              <table:table-cell office:value-type="float" office:value="0.00928831100463867">
                <text:p>0.00928831100463867</text:p>
              </table:table-cell>
              <table:table-cell office:value-type="float" office:value="0.00848939418792725">
                <text:p>0.008489394187927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748872756958008">
                <text:p>0.00748872756958008</text:p>
              </table:table-cell>
              <table:table-cell office:value-type="float" office:value="0.0098721981048584">
                <text:p>0.0098721981048584</text:p>
              </table:table-cell>
              <table:table-cell office:value-type="float" office:value="0.00854548215866089">
                <text:p>0.008545482158660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774192810058594">
                <text:p>0.00774192810058594</text:p>
              </table:table-cell>
              <table:table-cell office:value-type="float" office:value="0.00972890853881836">
                <text:p>0.00972890853881836</text:p>
              </table:table-cell>
              <table:table-cell office:value-type="float" office:value="0.00811419486999512">
                <text:p>0.008114194869995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751829147338867">
                <text:p>0.00751829147338867</text:p>
              </table:table-cell>
              <table:table-cell office:value-type="float" office:value="0.00960540771484375">
                <text:p>0.00960540771484375</text:p>
              </table:table-cell>
              <table:table-cell office:value-type="float" office:value="0.00828726291656494">
                <text:p>0.008287262916564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755691528320313">
                <text:p>0.00755691528320313</text:p>
              </table:table-cell>
              <table:table-cell office:value-type="float" office:value="0.00981974601745606">
                <text:p>0.00981974601745606</text:p>
              </table:table-cell>
              <table:table-cell office:value-type="float" office:value="0.00819845199584961">
                <text:p>0.008198451995849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814223289489746">
                <text:p>0.00814223289489746</text:p>
              </table:table-cell>
              <table:table-cell office:value-type="float" office:value="0.00947260856628418">
                <text:p>0.00947260856628418</text:p>
              </table:table-cell>
              <table:table-cell office:value-type="float" office:value="0.00858783721923828">
                <text:p>0.008587837219238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825977325439453">
                <text:p>0.00825977325439453</text:p>
              </table:table-cell>
              <table:table-cell office:value-type="float" office:value="0.00984716415405273">
                <text:p>0.00984716415405273</text:p>
              </table:table-cell>
              <table:table-cell office:value-type="float" office:value="0.00865821838378906">
                <text:p>0.008658218383789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79345703125">
                <text:p>0.0079345703125</text:p>
              </table:table-cell>
              <table:table-cell office:value-type="float" office:value="0.00977325439453125">
                <text:p>0.00977325439453125</text:p>
              </table:table-cell>
              <table:table-cell office:value-type="float" office:value="0.00860192775726318">
                <text:p>0.008601927757263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773382186889648">
                <text:p>0.00773382186889648</text:p>
              </table:table-cell>
              <table:table-cell office:value-type="float" office:value="0.00969266891479492">
                <text:p>0.00969266891479492</text:p>
              </table:table-cell>
              <table:table-cell office:value-type="float" office:value="0.00844452381134033">
                <text:p>0.00844452381134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740933418273926">
                <text:p>0.00740933418273926</text:p>
              </table:table-cell>
              <table:table-cell office:value-type="float" office:value="0.00953340530395508">
                <text:p>0.00953340530395508</text:p>
              </table:table-cell>
              <table:table-cell office:value-type="float" office:value="0.00821129083633423">
                <text:p>0.008211290836334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824832916259766">
                <text:p>0.00824832916259766</text:p>
              </table:table-cell>
              <table:table-cell office:value-type="float" office:value="0.00985860824584961">
                <text:p>0.00985860824584961</text:p>
              </table:table-cell>
              <table:table-cell office:value-type="float" office:value="0.00871906280517578">
                <text:p>0.008719062805175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772571563720703">
                <text:p>0.00772571563720703</text:p>
              </table:table-cell>
              <table:table-cell office:value-type="float" office:value="0.00972318649291992">
                <text:p>0.00972318649291992</text:p>
              </table:table-cell>
              <table:table-cell office:value-type="float" office:value="0.00841372013092041">
                <text:p>0.008413720130920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786709785461426">
                <text:p>0.00786709785461426</text:p>
              </table:table-cell>
              <table:table-cell office:value-type="float" office:value="0.00962448120117188">
                <text:p>0.00962448120117188</text:p>
              </table:table-cell>
              <table:table-cell office:value-type="float" office:value="0.00840845108032227">
                <text:p>0.008408451080322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828027725219727">
                <text:p>0.00828027725219727</text:p>
              </table:table-cell>
              <table:table-cell office:value-type="float" office:value="0.00942111015319824">
                <text:p>0.00942111015319824</text:p>
              </table:table-cell>
              <table:table-cell office:value-type="float" office:value="0.00863257646560669">
                <text:p>0.008632576465606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794196128845215">
                <text:p>0.00794196128845215</text:p>
              </table:table-cell>
              <table:table-cell office:value-type="float" office:value="0.00938200950622559">
                <text:p>0.00938200950622559</text:p>
              </table:table-cell>
              <table:table-cell office:value-type="float" office:value="0.008551025390625">
                <text:p>0.0085510253906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765490531921387">
                <text:p>0.00765490531921387</text:p>
              </table:table-cell>
              <table:table-cell office:value-type="float" office:value="0.00936412811279297">
                <text:p>0.00936412811279297</text:p>
              </table:table-cell>
              <table:table-cell office:value-type="float" office:value="0.00854355096817017">
                <text:p>0.008543550968170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747799873352051">
                <text:p>0.00747799873352051</text:p>
              </table:table-cell>
              <table:table-cell office:value-type="float" office:value="0.00975370407104492">
                <text:p>0.00975370407104492</text:p>
              </table:table-cell>
              <table:table-cell office:value-type="float" office:value="0.00821820497512817">
                <text:p>0.008218204975128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792574882507324">
                <text:p>0.00792574882507324</text:p>
              </table:table-cell>
              <table:table-cell office:value-type="float" office:value="0.00958037376403809">
                <text:p>0.00958037376403809</text:p>
              </table:table-cell>
              <table:table-cell office:value-type="float" office:value="0.0084652304649353">
                <text:p>0.00846523046493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748181343078613">
                <text:p>0.00748181343078613</text:p>
              </table:table-cell>
              <table:table-cell office:value-type="float" office:value="0.0147073268890381">
                <text:p>0.0147073268890381</text:p>
              </table:table-cell>
              <table:table-cell office:value-type="float" office:value="0.00921366214752197">
                <text:p>0.009213662147521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745630264282227">
                <text:p>0.00745630264282227</text:p>
              </table:table-cell>
              <table:table-cell office:value-type="float" office:value="0.015826940536499">
                <text:p>0.015826940536499</text:p>
              </table:table-cell>
              <table:table-cell office:value-type="float" office:value="0.00908348560333252">
                <text:p>0.009083485603332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795578956604004">
                <text:p>0.00795578956604004</text:p>
              </table:table-cell>
              <table:table-cell office:value-type="float" office:value="0.00952196121215821">
                <text:p>0.00952196121215821</text:p>
              </table:table-cell>
              <table:table-cell office:value-type="float" office:value="0.00849237442016602">
                <text:p>0.008492374420166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744771957397461">
                <text:p>0.00744771957397461</text:p>
              </table:table-cell>
              <table:table-cell office:value-type="float" office:value="0.0109157562255859">
                <text:p>0.0109157562255859</text:p>
              </table:table-cell>
              <table:table-cell office:value-type="float" office:value="0.00815198421478272">
                <text:p>0.008151984214782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79958438873291">
                <text:p>0.0079958438873291</text:p>
              </table:table-cell>
              <table:table-cell office:value-type="float" office:value="0.010685920715332">
                <text:p>0.010685920715332</text:p>
              </table:table-cell>
              <table:table-cell office:value-type="float" office:value="0.0084516167640686">
                <text:p>0.00845161676406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744724273681641">
                <text:p>0.00744724273681641</text:p>
              </table:table-cell>
              <table:table-cell office:value-type="float" office:value="0.0160961151123047">
                <text:p>0.0160961151123047</text:p>
              </table:table-cell>
              <table:table-cell office:value-type="float" office:value="0.0102769374847412">
                <text:p>0.01027693748474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769758224487305">
                <text:p>0.00769758224487305</text:p>
              </table:table-cell>
              <table:table-cell office:value-type="float" office:value="0.0131871700286865">
                <text:p>0.0131871700286865</text:p>
              </table:table-cell>
              <table:table-cell office:value-type="float" office:value="0.00833210945129395">
                <text:p>0.008332109451293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796675682067871">
                <text:p>0.00796675682067871</text:p>
              </table:table-cell>
              <table:table-cell office:value-type="float" office:value="0.00950336456298828">
                <text:p>0.00950336456298828</text:p>
              </table:table-cell>
              <table:table-cell office:value-type="float" office:value="0.00846793651580811">
                <text:p>0.008467936515808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770306587219238">
                <text:p>0.00770306587219238</text:p>
              </table:table-cell>
              <table:table-cell office:value-type="float" office:value="0.00958061218261719">
                <text:p>0.00958061218261719</text:p>
              </table:table-cell>
              <table:table-cell office:value-type="float" office:value="0.00827063322067261">
                <text:p>0.008270633220672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773048400878906">
                <text:p>0.00773048400878906</text:p>
              </table:table-cell>
              <table:table-cell office:value-type="float" office:value="0.00981879234313965">
                <text:p>0.00981879234313965</text:p>
              </table:table-cell>
              <table:table-cell office:value-type="float" office:value="0.00816082954406738">
                <text:p>0.008160829544067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747346878051758">
                <text:p>0.00747346878051758</text:p>
              </table:table-cell>
              <table:table-cell office:value-type="float" office:value="0.0096285343170166">
                <text:p>0.0096285343170166</text:p>
              </table:table-cell>
              <table:table-cell office:value-type="float" office:value="0.00804629325866699">
                <text:p>0.008046293258666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768804550170898">
                <text:p>0.00768804550170898</text:p>
              </table:table-cell>
              <table:table-cell office:value-type="float" office:value="0.00930619239807129">
                <text:p>0.00930619239807129</text:p>
              </table:table-cell>
              <table:table-cell office:value-type="float" office:value="0.00815634727478027">
                <text:p>0.008156347274780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760984420776367">
                <text:p>0.00760984420776367</text:p>
              </table:table-cell>
              <table:table-cell office:value-type="float" office:value="0.0115110874176025">
                <text:p>0.0115110874176025</text:p>
              </table:table-cell>
              <table:table-cell office:value-type="float" office:value="0.0083892822265625">
                <text:p>0.00838928222656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757503509521484">
                <text:p>0.00757503509521484</text:p>
              </table:table-cell>
              <table:table-cell office:value-type="float" office:value="0.00976443290710449">
                <text:p>0.00976443290710449</text:p>
              </table:table-cell>
              <table:table-cell office:value-type="float" office:value="0.00814015865325928">
                <text:p>0.008140158653259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740575790405273">
                <text:p>0.00740575790405273</text:p>
              </table:table-cell>
              <table:table-cell office:value-type="float" office:value="0.00958442687988281">
                <text:p>0.00958442687988281</text:p>
              </table:table-cell>
              <table:table-cell office:value-type="float" office:value="0.00797349214553833">
                <text:p>0.007973492145538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789594650268555">
                <text:p>0.00789594650268555</text:p>
              </table:table-cell>
              <table:table-cell office:value-type="float" office:value="0.0099020004272461">
                <text:p>0.0099020004272461</text:p>
              </table:table-cell>
              <table:table-cell office:value-type="float" office:value="0.00834935903549194">
                <text:p>0.008349359035491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763702392578125">
                <text:p>0.00763702392578125</text:p>
              </table:table-cell>
              <table:table-cell office:value-type="float" office:value="0.00981354713439941">
                <text:p>0.00981354713439941</text:p>
              </table:table-cell>
              <table:table-cell office:value-type="float" office:value="0.00817289352416992">
                <text:p>0.00817289352416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761938095092773">
                <text:p>0.00761938095092773</text:p>
              </table:table-cell>
              <table:table-cell office:value-type="float" office:value="0.00973272323608398">
                <text:p>0.00973272323608398</text:p>
              </table:table-cell>
              <table:table-cell office:value-type="float" office:value="0.00816231966018677">
                <text:p>0.008162319660186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757598876953125">
                <text:p>0.00757598876953125</text:p>
              </table:table-cell>
              <table:table-cell office:value-type="float" office:value="0.0100042819976807">
                <text:p>0.0100042819976807</text:p>
              </table:table-cell>
              <table:table-cell office:value-type="float" office:value="0.00824054479598999">
                <text:p>0.008240544795989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788092613220215">
                <text:p>0.00788092613220215</text:p>
              </table:table-cell>
              <table:table-cell office:value-type="float" office:value="0.010256290435791">
                <text:p>0.010256290435791</text:p>
              </table:table-cell>
              <table:table-cell office:value-type="float" office:value="0.00838204622268677">
                <text:p>0.008382046222686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743341445922852">
                <text:p>0.00743341445922852</text:p>
              </table:table-cell>
              <table:table-cell office:value-type="float" office:value="0.00924158096313477">
                <text:p>0.00924158096313477</text:p>
              </table:table-cell>
              <table:table-cell office:value-type="float" office:value="0.00826798677444458">
                <text:p>0.008267986774444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768423080444336">
                <text:p>0.00768423080444336</text:p>
              </table:table-cell>
              <table:table-cell office:value-type="float" office:value="0.0097043514251709">
                <text:p>0.0097043514251709</text:p>
              </table:table-cell>
              <table:table-cell office:value-type="float" office:value="0.00842183828353882">
                <text:p>0.008421838283538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750923156738281">
                <text:p>0.00750923156738281</text:p>
              </table:table-cell>
              <table:table-cell office:value-type="float" office:value="0.00932145118713379">
                <text:p>0.00932145118713379</text:p>
              </table:table-cell>
              <table:table-cell office:value-type="float" office:value="0.00818965435028076">
                <text:p>0.008189654350280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77196884155273">
                <text:p>0.00777196884155273</text:p>
              </table:table-cell>
              <table:table-cell office:value-type="float" office:value="0.00957107543945313">
                <text:p>0.00957107543945313</text:p>
              </table:table-cell>
              <table:table-cell office:value-type="float" office:value="0.00834753513336182">
                <text:p>0.008347535133361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753974914550781">
                <text:p>0.00753974914550781</text:p>
              </table:table-cell>
              <table:table-cell office:value-type="float" office:value="0.00962352752685547">
                <text:p>0.00962352752685547</text:p>
              </table:table-cell>
              <table:table-cell office:value-type="float" office:value="0.00814896821975708">
                <text:p>0.008148968219757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746345520019531">
                <text:p>0.00746345520019531</text:p>
              </table:table-cell>
              <table:table-cell office:value-type="float" office:value="0.0095968246459961">
                <text:p>0.0095968246459961</text:p>
              </table:table-cell>
              <table:table-cell office:value-type="float" office:value="0.00815472602844238">
                <text:p>0.008154726028442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772261619567871">
                <text:p>0.00772261619567871</text:p>
              </table:table-cell>
              <table:table-cell office:value-type="float" office:value="0.00942039489746094">
                <text:p>0.00942039489746094</text:p>
              </table:table-cell>
              <table:table-cell office:value-type="float" office:value="0.00834580659866333">
                <text:p>0.00834580659866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768399238586426">
                <text:p>0.00768399238586426</text:p>
              </table:table-cell>
              <table:table-cell office:value-type="float" office:value="0.010155200958252">
                <text:p>0.010155200958252</text:p>
              </table:table-cell>
              <table:table-cell office:value-type="float" office:value="0.00812662839889526">
                <text:p>0.008126628398895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741648674011231">
                <text:p>0.00741648674011231</text:p>
              </table:table-cell>
              <table:table-cell office:value-type="float" office:value="0.00974583625793457">
                <text:p>0.00974583625793457</text:p>
              </table:table-cell>
              <table:table-cell office:value-type="float" office:value="0.00799760818481445">
                <text:p>0.007997608184814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756525993347168">
                <text:p>0.00756525993347168</text:p>
              </table:table-cell>
              <table:table-cell office:value-type="float" office:value="0.00988912582397461">
                <text:p>0.00988912582397461</text:p>
              </table:table-cell>
              <table:table-cell office:value-type="float" office:value="0.00795433521270752">
                <text:p>0.007954335212707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749039649963379">
                <text:p>0.00749039649963379</text:p>
              </table:table-cell>
              <table:table-cell office:value-type="float" office:value="0.00977706909179688">
                <text:p>0.00977706909179688</text:p>
              </table:table-cell>
              <table:table-cell office:value-type="float" office:value="0.00828267335891724">
                <text:p>0.008282673358917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753521919250488">
                <text:p>0.00753521919250488</text:p>
              </table:table-cell>
              <table:table-cell office:value-type="float" office:value="0.0102090835571289">
                <text:p>0.0102090835571289</text:p>
              </table:table-cell>
              <table:table-cell office:value-type="float" office:value="0.00828638076782227">
                <text:p>0.008286380767822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826096534729004">
                <text:p>0.00826096534729004</text:p>
              </table:table-cell>
              <table:table-cell office:value-type="float" office:value="0.015669584274292">
                <text:p>0.015669584274292</text:p>
              </table:table-cell>
              <table:table-cell office:value-type="float" office:value="0.00968064069747925">
                <text:p>0.009680640697479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74615478515625">
                <text:p>0.0074615478515625</text:p>
              </table:table-cell>
              <table:table-cell office:value-type="float" office:value="0.00985479354858398">
                <text:p>0.00985479354858398</text:p>
              </table:table-cell>
              <table:table-cell office:value-type="float" office:value="0.00820543766021729">
                <text:p>0.008205437660217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804042816162109">
                <text:p>0.00804042816162109</text:p>
              </table:table-cell>
              <table:table-cell office:value-type="float" office:value="0.00943922996520996">
                <text:p>0.00943922996520996</text:p>
              </table:table-cell>
              <table:table-cell office:value-type="float" office:value="0.00855752229690552">
                <text:p>0.008557522296905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763463973999023">
                <text:p>0.00763463973999023</text:p>
              </table:table-cell>
              <table:table-cell office:value-type="float" office:value="0.00997352600097656">
                <text:p>0.00997352600097656</text:p>
              </table:table-cell>
              <table:table-cell office:value-type="float" office:value="0.00833497047424316">
                <text:p>0.008334970474243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76603889465332">
                <text:p>0.0076603889465332</text:p>
              </table:table-cell>
              <table:table-cell office:value-type="float" office:value="0.0156207084655762">
                <text:p>0.0156207084655762</text:p>
              </table:table-cell>
              <table:table-cell office:value-type="float" office:value="0.00907589197158814">
                <text:p>0.009075891971588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796866416931152">
                <text:p>0.00796866416931152</text:p>
              </table:table-cell>
              <table:table-cell office:value-type="float" office:value="0.0134017467498779">
                <text:p>0.0134017467498779</text:p>
              </table:table-cell>
              <table:table-cell office:value-type="float" office:value="0.00921225547790527">
                <text:p>0.009212255477905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775885581970215">
                <text:p>0.00775885581970215</text:p>
              </table:table-cell>
              <table:table-cell office:value-type="float" office:value="0.0108966827392578">
                <text:p>0.0108966827392578</text:p>
              </table:table-cell>
              <table:table-cell office:value-type="float" office:value="0.00836316347122192">
                <text:p>0.008363163471221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765204429626465">
                <text:p>0.00765204429626465</text:p>
              </table:table-cell>
              <table:table-cell office:value-type="float" office:value="0.00966215133666992">
                <text:p>0.00966215133666992</text:p>
              </table:table-cell>
              <table:table-cell office:value-type="float" office:value="0.00829635858535767">
                <text:p>0.008296358585357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764632225036621">
                <text:p>0.00764632225036621</text:p>
              </table:table-cell>
              <table:table-cell office:value-type="float" office:value="0.00939583778381348">
                <text:p>0.00939583778381348</text:p>
              </table:table-cell>
              <table:table-cell office:value-type="float" office:value="0.00830942392349243">
                <text:p>0.008309423923492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781583786010742">
                <text:p>0.00781583786010742</text:p>
              </table:table-cell>
              <table:table-cell office:value-type="float" office:value="0.00956344604492188">
                <text:p>0.00956344604492188</text:p>
              </table:table-cell>
              <table:table-cell office:value-type="float" office:value="0.00823796987533569">
                <text:p>0.008237969875335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745177268981934">
                <text:p>0.00745177268981934</text:p>
              </table:table-cell>
              <table:table-cell office:value-type="float" office:value="0.00930118560791016">
                <text:p>0.00930118560791016</text:p>
              </table:table-cell>
              <table:table-cell office:value-type="float" office:value="0.00794976949691773">
                <text:p>0.007949769496917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78880786895752">
                <text:p>0.0078880786895752</text:p>
              </table:table-cell>
              <table:table-cell office:value-type="float" office:value="0.0105953216552734">
                <text:p>0.0105953216552734</text:p>
              </table:table-cell>
              <table:table-cell office:value-type="float" office:value="0.00854049921035767">
                <text:p>0.008540499210357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796103477478027">
                <text:p>0.00796103477478027</text:p>
              </table:table-cell>
              <table:table-cell office:value-type="float" office:value="0.00999855995178223">
                <text:p>0.00999855995178223</text:p>
              </table:table-cell>
              <table:table-cell office:value-type="float" office:value="0.00847262144088745">
                <text:p>0.008472621440887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746369361877442">
                <text:p>0.00746369361877442</text:p>
              </table:table-cell>
              <table:table-cell office:value-type="float" office:value="0.00936722755432129">
                <text:p>0.00936722755432129</text:p>
              </table:table-cell>
              <table:table-cell office:value-type="float" office:value="0.0083755373954773">
                <text:p>0.00837553739547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752043724060059">
                <text:p>0.00752043724060059</text:p>
              </table:table-cell>
              <table:table-cell office:value-type="float" office:value="0.00976014137268066">
                <text:p>0.00976014137268066</text:p>
              </table:table-cell>
              <table:table-cell office:value-type="float" office:value="0.00817466974258423">
                <text:p>0.008174669742584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778055191040039">
                <text:p>0.00778055191040039</text:p>
              </table:table-cell>
              <table:table-cell office:value-type="float" office:value="0.00956892967224121">
                <text:p>0.00956892967224121</text:p>
              </table:table-cell>
              <table:table-cell office:value-type="float" office:value="0.00839968919754028">
                <text:p>0.008399689197540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75533390045166">
                <text:p>0.0075533390045166</text:p>
              </table:table-cell>
              <table:table-cell office:value-type="float" office:value="0.0101504325866699">
                <text:p>0.0101504325866699</text:p>
              </table:table-cell>
              <table:table-cell office:value-type="float" office:value="0.00835311412811279">
                <text:p>0.008353114128112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794839859008789">
                <text:p>0.00794839859008789</text:p>
              </table:table-cell>
              <table:table-cell office:value-type="float" office:value="0.0124180316925049">
                <text:p>0.0124180316925049</text:p>
              </table:table-cell>
              <table:table-cell office:value-type="float" office:value="0.00889556407928467">
                <text:p>0.008895564079284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796985626220703">
                <text:p>0.00796985626220703</text:p>
              </table:table-cell>
              <table:table-cell office:value-type="float" office:value="0.00961995124816895">
                <text:p>0.00961995124816895</text:p>
              </table:table-cell>
              <table:table-cell office:value-type="float" office:value="0.00852464437484741">
                <text:p>0.008524644374847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808024406433106">
                <text:p>0.00808024406433106</text:p>
              </table:table-cell>
              <table:table-cell office:value-type="float" office:value="0.0107054710388184">
                <text:p>0.0107054710388184</text:p>
              </table:table-cell>
              <table:table-cell office:value-type="float" office:value="0.00863622426986694">
                <text:p>0.008636224269866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753545761108398">
                <text:p>0.00753545761108398</text:p>
              </table:table-cell>
              <table:table-cell office:value-type="float" office:value="0.00932502746582031">
                <text:p>0.00932502746582031</text:p>
              </table:table-cell>
              <table:table-cell office:value-type="float" office:value="0.0082991361618042">
                <text:p>0.00829913616180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750494003295898">
                <text:p>0.00750494003295898</text:p>
              </table:table-cell>
              <table:table-cell office:value-type="float" office:value="0.0105190277099609">
                <text:p>0.0105190277099609</text:p>
              </table:table-cell>
              <table:table-cell office:value-type="float" office:value="0.00824570655822754">
                <text:p>0.008245706558227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743007659912109">
                <text:p>0.00743007659912109</text:p>
              </table:table-cell>
              <table:table-cell office:value-type="float" office:value="0.0106747150421143">
                <text:p>0.0106747150421143</text:p>
              </table:table-cell>
              <table:table-cell office:value-type="float" office:value="0.00868074893951416">
                <text:p>0.008680748939514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794720649719238">
                <text:p>0.00794720649719238</text:p>
              </table:table-cell>
              <table:table-cell office:value-type="float" office:value="0.0100967884063721">
                <text:p>0.0100967884063721</text:p>
              </table:table-cell>
              <table:table-cell office:value-type="float" office:value="0.00861765146255493">
                <text:p>0.008617651462554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781917572021484">
                <text:p>0.00781917572021484</text:p>
              </table:table-cell>
              <table:table-cell office:value-type="float" office:value="0.0100898742675781">
                <text:p>0.0100898742675781</text:p>
              </table:table-cell>
              <table:table-cell office:value-type="float" office:value="0.00835534334182739">
                <text:p>0.008355343341827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74467658996582">
                <text:p>0.0074467658996582</text:p>
              </table:table-cell>
              <table:table-cell office:value-type="float" office:value="0.010256290435791">
                <text:p>0.010256290435791</text:p>
              </table:table-cell>
              <table:table-cell office:value-type="float" office:value="0.00828360319137573">
                <text:p>0.008283603191375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768947601318359">
                <text:p>0.00768947601318359</text:p>
              </table:table-cell>
              <table:table-cell office:value-type="float" office:value="0.0101161003112793">
                <text:p>0.0101161003112793</text:p>
              </table:table-cell>
              <table:table-cell office:value-type="float" office:value="0.00841274261474609">
                <text:p>0.008412742614746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753211975097656">
                <text:p>0.00753211975097656</text:p>
              </table:table-cell>
              <table:table-cell office:value-type="float" office:value="0.00978326797485352">
                <text:p>0.00978326797485352</text:p>
              </table:table-cell>
              <table:table-cell office:value-type="float" office:value="0.00806221961975098">
                <text:p>0.008062219619750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806307792663574">
                <text:p>0.00806307792663574</text:p>
              </table:table-cell>
              <table:table-cell office:value-type="float" office:value="0.00981760025024414">
                <text:p>0.00981760025024414</text:p>
              </table:table-cell>
              <table:table-cell office:value-type="float" office:value="0.00848338603973389">
                <text:p>0.008483386039733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801968574523926">
                <text:p>0.00801968574523926</text:p>
              </table:table-cell>
              <table:table-cell office:value-type="float" office:value="0.0101852416992188">
                <text:p>0.0101852416992188</text:p>
              </table:table-cell>
              <table:table-cell office:value-type="float" office:value="0.00848979949951172">
                <text:p>0.008489799499511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770163536071777">
                <text:p>0.00770163536071777</text:p>
              </table:table-cell>
              <table:table-cell office:value-type="float" office:value="0.00998234748840332">
                <text:p>0.00998234748840332</text:p>
              </table:table-cell>
              <table:table-cell office:value-type="float" office:value="0.00822380781173706">
                <text:p>0.008223807811737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795507431030273">
                <text:p>0.00795507431030273</text:p>
              </table:table-cell>
              <table:table-cell office:value-type="float" office:value="0.0101833343505859">
                <text:p>0.0101833343505859</text:p>
              </table:table-cell>
              <table:table-cell office:value-type="float" office:value="0.00842598676681519">
                <text:p>0.008425986766815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749540328979492">
                <text:p>0.00749540328979492</text:p>
              </table:table-cell>
              <table:table-cell office:value-type="float" office:value="0.00992131233215332">
                <text:p>0.00992131233215332</text:p>
              </table:table-cell>
              <table:table-cell office:value-type="float" office:value="0.00829821825027466">
                <text:p>0.008298218250274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749683380126953">
                <text:p>0.00749683380126953</text:p>
              </table:table-cell>
              <table:table-cell office:value-type="float" office:value="0.0100321769714356">
                <text:p>0.0100321769714356</text:p>
              </table:table-cell>
              <table:table-cell office:value-type="float" office:value="0.00826356410980225">
                <text:p>0.008263564109802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8087158203125">
                <text:p>0.008087158203125</text:p>
              </table:table-cell>
              <table:table-cell office:value-type="float" office:value="0.0130033493041992">
                <text:p>0.0130033493041992</text:p>
              </table:table-cell>
              <table:table-cell office:value-type="float" office:value="0.00894111394882202">
                <text:p>0.008941113948822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757122039794922">
                <text:p>0.00757122039794922</text:p>
              </table:table-cell>
              <table:table-cell office:value-type="float" office:value="0.0113153457641602">
                <text:p>0.0113153457641602</text:p>
              </table:table-cell>
              <table:table-cell office:value-type="float" office:value="0.0085473895072937">
                <text:p>0.00854738950729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774669647216797">
                <text:p>0.00774669647216797</text:p>
              </table:table-cell>
              <table:table-cell office:value-type="float" office:value="0.00952243804931641">
                <text:p>0.00952243804931641</text:p>
              </table:table-cell>
              <table:table-cell office:value-type="float" office:value="0.00832712650299072">
                <text:p>0.008327126502990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744748115539551">
                <text:p>0.00744748115539551</text:p>
              </table:table-cell>
              <table:table-cell office:value-type="float" office:value="0.00994467735290527">
                <text:p>0.00994467735290527</text:p>
              </table:table-cell>
              <table:table-cell office:value-type="float" office:value="0.00833903551101685">
                <text:p>0.008339035511016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7598876953125">
                <text:p>0.007598876953125</text:p>
              </table:table-cell>
              <table:table-cell office:value-type="float" office:value="0.0154972076416016">
                <text:p>0.0154972076416016</text:p>
              </table:table-cell>
              <table:table-cell office:value-type="float" office:value="0.00947719812393189">
                <text:p>0.009477198123931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799870491027832">
                <text:p>0.00799870491027832</text:p>
              </table:table-cell>
              <table:table-cell office:value-type="float" office:value="0.0106277465820313">
                <text:p>0.0106277465820313</text:p>
              </table:table-cell>
              <table:table-cell office:value-type="float" office:value="0.00887887477874756">
                <text:p>0.008878874778747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77211856842041">
                <text:p>0.0077211856842041</text:p>
              </table:table-cell>
              <table:table-cell office:value-type="float" office:value="0.00969481468200684">
                <text:p>0.00969481468200684</text:p>
              </table:table-cell>
              <table:table-cell office:value-type="float" office:value="0.00827006101608276">
                <text:p>0.008270061016082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746321678161621">
                <text:p>0.00746321678161621</text:p>
              </table:table-cell>
              <table:table-cell office:value-type="float" office:value="0.00958943367004395">
                <text:p>0.00958943367004395</text:p>
              </table:table-cell>
              <table:table-cell office:value-type="float" office:value="0.00802997350692749">
                <text:p>0.008029973506927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741648674011231">
                <text:p>0.00741648674011231</text:p>
              </table:table-cell>
              <table:table-cell office:value-type="float" office:value="0.00998997688293457">
                <text:p>0.00998997688293457</text:p>
              </table:table-cell>
              <table:table-cell office:value-type="float" office:value="0.00817893743515015">
                <text:p>0.008178937435150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801467895507813">
                <text:p>0.00801467895507813</text:p>
              </table:table-cell>
              <table:table-cell office:value-type="float" office:value="0.0107970237731934">
                <text:p>0.0107970237731934</text:p>
              </table:table-cell>
              <table:table-cell office:value-type="float" office:value="0.00865820646286011">
                <text:p>0.008658206462860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772500038146973">
                <text:p>0.00772500038146973</text:p>
              </table:table-cell>
              <table:table-cell office:value-type="float" office:value="0.00996232032775879">
                <text:p>0.00996232032775879</text:p>
              </table:table-cell>
              <table:table-cell office:value-type="float" office:value="0.00834821462631226">
                <text:p>0.008348214626312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796151161193848">
                <text:p>0.00796151161193848</text:p>
              </table:table-cell>
              <table:table-cell office:value-type="float" office:value="0.00940823554992676">
                <text:p>0.00940823554992676</text:p>
              </table:table-cell>
              <table:table-cell office:value-type="float" office:value="0.00839041471481323">
                <text:p>0.008390414714813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803184509277344">
                <text:p>0.00803184509277344</text:p>
              </table:table-cell>
              <table:table-cell office:value-type="float" office:value="0.00913214683532715">
                <text:p>0.00913214683532715</text:p>
              </table:table-cell>
              <table:table-cell office:value-type="float" office:value="0.00844517946243286">
                <text:p>0.008445179462432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746679306030273">
                <text:p>0.00746679306030273</text:p>
              </table:table-cell>
              <table:table-cell office:value-type="float" office:value="0.0101494789123535">
                <text:p>0.0101494789123535</text:p>
              </table:table-cell>
              <table:table-cell office:value-type="float" office:value="0.00821874141693115">
                <text:p>0.008218741416931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811076164245606">
                <text:p>0.00811076164245606</text:p>
              </table:table-cell>
              <table:table-cell office:value-type="float" office:value="0.0104215145111084">
                <text:p>0.0104215145111084</text:p>
              </table:table-cell>
              <table:table-cell office:value-type="float" office:value="0.0086117148399353">
                <text:p>0.00861171483993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791501998901367">
                <text:p>0.00791501998901367</text:p>
              </table:table-cell>
              <table:table-cell office:value-type="float" office:value="0.0101690292358398">
                <text:p>0.0101690292358398</text:p>
              </table:table-cell>
              <table:table-cell office:value-type="float" office:value="0.00846320390701294">
                <text:p>0.008463203907012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778436660766602">
                <text:p>0.00778436660766602</text:p>
              </table:table-cell>
              <table:table-cell office:value-type="float" office:value="0.00956821441650391">
                <text:p>0.00956821441650391</text:p>
              </table:table-cell>
              <table:table-cell office:value-type="float" office:value="0.00822809934616089">
                <text:p>0.008228099346160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803160667419434">
                <text:p>0.00803160667419434</text:p>
              </table:table-cell>
              <table:table-cell office:value-type="float" office:value="0.0154545307159424">
                <text:p>0.0154545307159424</text:p>
              </table:table-cell>
              <table:table-cell office:value-type="float" office:value="0.00896941423416138">
                <text:p>0.008969414234161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74613094329834">
                <text:p>0.0074613094329834</text:p>
              </table:table-cell>
              <table:table-cell office:value-type="float" office:value="0.0156381130218506">
                <text:p>0.0156381130218506</text:p>
              </table:table-cell>
              <table:table-cell office:value-type="float" office:value="0.00863851308822632">
                <text:p>0.008638513088226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744748115539551">
                <text:p>0.00744748115539551</text:p>
              </table:table-cell>
              <table:table-cell office:value-type="float" office:value="0.00930833816528321">
                <text:p>0.00930833816528321</text:p>
              </table:table-cell>
              <table:table-cell office:value-type="float" office:value="0.00793318748474121">
                <text:p>0.007933187484741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754189491271973">
                <text:p>0.00754189491271973</text:p>
              </table:table-cell>
              <table:table-cell office:value-type="float" office:value="0.00942134857177735">
                <text:p>0.00942134857177735</text:p>
              </table:table-cell>
              <table:table-cell office:value-type="float" office:value="0.0081189751625061">
                <text:p>0.00811897516250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749754905700684">
                <text:p>0.00749754905700684</text:p>
              </table:table-cell>
              <table:table-cell office:value-type="float" office:value="0.00936937332153321">
                <text:p>0.00936937332153321</text:p>
              </table:table-cell>
              <table:table-cell office:value-type="float" office:value="0.00790847539901734">
                <text:p>0.007908475399017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747346878051758">
                <text:p>0.00747346878051758</text:p>
              </table:table-cell>
              <table:table-cell office:value-type="float" office:value="0.0092618465423584">
                <text:p>0.0092618465423584</text:p>
              </table:table-cell>
              <table:table-cell office:value-type="float" office:value="0.0080399751663208">
                <text:p>0.00803997516632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746297836303711">
                <text:p>0.00746297836303711</text:p>
              </table:table-cell>
              <table:table-cell office:value-type="float" office:value="0.0092916488647461">
                <text:p>0.0092916488647461</text:p>
              </table:table-cell>
              <table:table-cell office:value-type="float" office:value="0.0079067587852478">
                <text:p>0.00790675878524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743794441223145">
                <text:p>0.00743794441223145</text:p>
              </table:table-cell>
              <table:table-cell office:value-type="float" office:value="0.0091702938079834">
                <text:p>0.0091702938079834</text:p>
              </table:table-cell>
              <table:table-cell office:value-type="float" office:value="0.0079764723777771">
                <text:p>0.00797647237777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748896598815918">
                <text:p>0.00748896598815918</text:p>
              </table:table-cell>
              <table:table-cell office:value-type="float" office:value="0.00977158546447754">
                <text:p>0.00977158546447754</text:p>
              </table:table-cell>
              <table:table-cell office:value-type="float" office:value="0.00798946619033814">
                <text:p>0.007989466190338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747060775756836">
                <text:p>0.00747060775756836</text:p>
              </table:table-cell>
              <table:table-cell office:value-type="float" office:value="0.00946569442749023">
                <text:p>0.00946569442749023</text:p>
              </table:table-cell>
              <table:table-cell office:value-type="float" office:value="0.00793660879135132">
                <text:p>0.007936608791351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734210014343262">
                <text:p>0.00734210014343262</text:p>
              </table:table-cell>
              <table:table-cell office:value-type="float" office:value="0.010033130645752">
                <text:p>0.010033130645752</text:p>
              </table:table-cell>
              <table:table-cell office:value-type="float" office:value="0.00793797969818115">
                <text:p>0.007937979698181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743293762207031">
                <text:p>0.00743293762207031</text:p>
              </table:table-cell>
              <table:table-cell office:value-type="float" office:value="0.00902652740478516">
                <text:p>0.00902652740478516</text:p>
              </table:table-cell>
              <table:table-cell office:value-type="float" office:value="0.00802823305130005">
                <text:p>0.008028233051300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791049003601074">
                <text:p>0.00791049003601074</text:p>
              </table:table-cell>
              <table:table-cell office:value-type="float" office:value="0.00939536094665527">
                <text:p>0.00939536094665527</text:p>
              </table:table-cell>
              <table:table-cell office:value-type="float" office:value="0.00834773778915405">
                <text:p>0.008347737789154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792551040649414">
                <text:p>0.00792551040649414</text:p>
              </table:table-cell>
              <table:table-cell office:value-type="float" office:value="0.0094597339630127">
                <text:p>0.0094597339630127</text:p>
              </table:table-cell>
              <table:table-cell office:value-type="float" office:value="0.00839029550552368">
                <text:p>0.008390295505523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774574279785156">
                <text:p>0.00774574279785156</text:p>
              </table:table-cell>
              <table:table-cell office:value-type="float" office:value="0.0101644992828369">
                <text:p>0.0101644992828369</text:p>
              </table:table-cell>
              <table:table-cell office:value-type="float" office:value="0.00833125114440918">
                <text:p>0.008331251144409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805044174194336">
                <text:p>0.00805044174194336</text:p>
              </table:table-cell>
              <table:table-cell office:value-type="float" office:value="0.00991368293762207">
                <text:p>0.00991368293762207</text:p>
              </table:table-cell>
              <table:table-cell office:value-type="float" office:value="0.00848501920700073">
                <text:p>0.008485019207000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81789493560791">
                <text:p>0.0081789493560791</text:p>
              </table:table-cell>
              <table:table-cell office:value-type="float" office:value="0.00983881950378418">
                <text:p>0.00983881950378418</text:p>
              </table:table-cell>
              <table:table-cell office:value-type="float" office:value="0.00862281322479248">
                <text:p>0.008622813224792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791692733764648">
                <text:p>0.00791692733764648</text:p>
              </table:table-cell>
              <table:table-cell office:value-type="float" office:value="0.00989151000976563">
                <text:p>0.00989151000976563</text:p>
              </table:table-cell>
              <table:table-cell office:value-type="float" office:value="0.0084527850151062">
                <text:p>0.00845278501510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759339332580567">
                <text:p>0.00759339332580567</text:p>
              </table:table-cell>
              <table:table-cell office:value-type="float" office:value="0.0113308429718018">
                <text:p>0.0113308429718018</text:p>
              </table:table-cell>
              <table:table-cell office:value-type="float" office:value="0.00861194133758545">
                <text:p>0.008611941337585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788664817810059">
                <text:p>0.00788664817810059</text:p>
              </table:table-cell>
              <table:table-cell office:value-type="float" office:value="0.0098419189453125">
                <text:p>0.0098419189453125</text:p>
              </table:table-cell>
              <table:table-cell office:value-type="float" office:value="0.00849858522415161">
                <text:p>0.008498585224151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776958465576172">
                <text:p>0.00776958465576172</text:p>
              </table:table-cell>
              <table:table-cell office:value-type="float" office:value="0.00987434387207031">
                <text:p>0.00987434387207031</text:p>
              </table:table-cell>
              <table:table-cell office:value-type="float" office:value="0.00841779708862305">
                <text:p>0.008417797088623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761318206787109">
                <text:p>0.00761318206787109</text:p>
              </table:table-cell>
              <table:table-cell office:value-type="float" office:value="0.00964856147766113">
                <text:p>0.00964856147766113</text:p>
              </table:table-cell>
              <table:table-cell office:value-type="float" office:value="0.00821646451950073">
                <text:p>0.008216464519500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758647918701172">
                <text:p>0.00758647918701172</text:p>
              </table:table-cell>
              <table:table-cell office:value-type="float" office:value="0.0105965137481689">
                <text:p>0.0105965137481689</text:p>
              </table:table-cell>
              <table:table-cell office:value-type="float" office:value="0.0085729718208313">
                <text:p>0.00857297182083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777792930603027">
                <text:p>0.00777792930603027</text:p>
              </table:table-cell>
              <table:table-cell office:value-type="float" office:value="0.0116438865661621">
                <text:p>0.0116438865661621</text:p>
              </table:table-cell>
              <table:table-cell office:value-type="float" office:value="0.00888948440551758">
                <text:p>0.008889484405517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768470764160156">
                <text:p>0.00768470764160156</text:p>
              </table:table-cell>
              <table:table-cell office:value-type="float" office:value="0.00937080383300781">
                <text:p>0.00937080383300781</text:p>
              </table:table-cell>
              <table:table-cell office:value-type="float" office:value="0.0083600640296936">
                <text:p>0.00836006402969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79190731048584">
                <text:p>0.0079190731048584</text:p>
              </table:table-cell>
              <table:table-cell office:value-type="float" office:value="0.0100843906402588">
                <text:p>0.0100843906402588</text:p>
              </table:table-cell>
              <table:table-cell office:value-type="float" office:value="0.00852736234664917">
                <text:p>0.008527362346649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766253471374512">
                <text:p>0.00766253471374512</text:p>
              </table:table-cell>
              <table:table-cell office:value-type="float" office:value="0.0108792781829834">
                <text:p>0.0108792781829834</text:p>
              </table:table-cell>
              <table:table-cell office:value-type="float" office:value="0.00837249755859375">
                <text:p>0.008372497558593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78434944152832">
                <text:p>0.0078434944152832</text:p>
              </table:table-cell>
              <table:table-cell office:value-type="float" office:value="0.00957775115966797">
                <text:p>0.00957775115966797</text:p>
              </table:table-cell>
              <table:table-cell office:value-type="float" office:value="0.00838669538497925">
                <text:p>0.008386695384979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761055946350098">
                <text:p>0.00761055946350098</text:p>
              </table:table-cell>
              <table:table-cell office:value-type="float" office:value="0.00909638404846191">
                <text:p>0.00909638404846191</text:p>
              </table:table-cell>
              <table:table-cell office:value-type="float" office:value="0.00824564695358277">
                <text:p>0.008245646953582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800442695617676">
                <text:p>0.00800442695617676</text:p>
              </table:table-cell>
              <table:table-cell office:value-type="float" office:value="0.00969099998474121">
                <text:p>0.00969099998474121</text:p>
              </table:table-cell>
              <table:table-cell office:value-type="float" office:value="0.00858093500137329">
                <text:p>0.008580935001373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51972198486328">
                <text:p>0.00751972198486328</text:p>
              </table:table-cell>
              <table:table-cell office:value-type="float" office:value="0.00972533226013184">
                <text:p>0.00972533226013184</text:p>
              </table:table-cell>
              <table:table-cell office:value-type="float" office:value="0.00821932554244995">
                <text:p>0.008219325542449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748753547668457">
                <text:p>0.00748753547668457</text:p>
              </table:table-cell>
              <table:table-cell office:value-type="float" office:value="0.00969076156616211">
                <text:p>0.00969076156616211</text:p>
              </table:table-cell>
              <table:table-cell office:value-type="float" office:value="0.00797861814498902">
                <text:p>0.007978618144989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750374794006348">
                <text:p>0.00750374794006348</text:p>
              </table:table-cell>
              <table:table-cell office:value-type="float" office:value="0.00958991050720215">
                <text:p>0.00958991050720215</text:p>
              </table:table-cell>
              <table:table-cell office:value-type="float" office:value="0.00804651975631714">
                <text:p>0.008046519756317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780129432678223">
                <text:p>0.00780129432678223</text:p>
              </table:table-cell>
              <table:table-cell office:value-type="float" office:value="0.00999760627746582">
                <text:p>0.00999760627746582</text:p>
              </table:table-cell>
              <table:table-cell office:value-type="float" office:value="0.00853848457336426">
                <text:p>0.008538484573364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750160217285156">
                <text:p>0.00750160217285156</text:p>
              </table:table-cell>
              <table:table-cell office:value-type="float" office:value="0.0100111961364746">
                <text:p>0.0100111961364746</text:p>
              </table:table-cell>
              <table:table-cell office:value-type="float" office:value="0.00819188356399536">
                <text:p>0.008191883563995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801205635070801">
                <text:p>0.00801205635070801</text:p>
              </table:table-cell>
              <table:table-cell office:value-type="float" office:value="0.00958466529846191">
                <text:p>0.00958466529846191</text:p>
              </table:table-cell>
              <table:table-cell office:value-type="float" office:value="0.00844645500183106">
                <text:p>0.008446455001831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806689262390137">
                <text:p>0.00806689262390137</text:p>
              </table:table-cell>
              <table:table-cell office:value-type="float" office:value="0.0103731155395508">
                <text:p>0.0103731155395508</text:p>
              </table:table-cell>
              <table:table-cell office:value-type="float" office:value="0.00854923725128174">
                <text:p>0.008549237251281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810980796813965">
                <text:p>0.00810980796813965</text:p>
              </table:table-cell>
              <table:table-cell office:value-type="float" office:value="0.00914716720581055">
                <text:p>0.00914716720581055</text:p>
              </table:table-cell>
              <table:table-cell office:value-type="float" office:value="0.00862128734588623">
                <text:p>0.008621287345886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813770294189453">
                <text:p>0.00813770294189453</text:p>
              </table:table-cell>
              <table:table-cell office:value-type="float" office:value="0.00921416282653809">
                <text:p>0.00921416282653809</text:p>
              </table:table-cell>
              <table:table-cell office:value-type="float" office:value="0.00847326517105103">
                <text:p>0.008473265171051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778412818908692">
                <text:p>0.00778412818908692</text:p>
              </table:table-cell>
              <table:table-cell office:value-type="float" office:value="0.00994157791137695">
                <text:p>0.00994157791137695</text:p>
              </table:table-cell>
              <table:table-cell office:value-type="float" office:value="0.00848822593688965">
                <text:p>0.008488225936889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748991966247559">
                <text:p>0.00748991966247559</text:p>
              </table:table-cell>
              <table:table-cell office:value-type="float" office:value="0.00919270515441895">
                <text:p>0.00919270515441895</text:p>
              </table:table-cell>
              <table:table-cell office:value-type="float" office:value="0.00799840688705444">
                <text:p>0.007998406887054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821256637573242">
                <text:p>0.00821256637573242</text:p>
              </table:table-cell>
              <table:table-cell office:value-type="float" office:value="0.00917720794677735">
                <text:p>0.00917720794677735</text:p>
              </table:table-cell>
              <table:table-cell office:value-type="float" office:value="0.00862767696380615">
                <text:p>0.008627676963806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792193412780762">
                <text:p>0.00792193412780762</text:p>
              </table:table-cell>
              <table:table-cell office:value-type="float" office:value="0.00933551788330078">
                <text:p>0.00933551788330078</text:p>
              </table:table-cell>
              <table:table-cell office:value-type="float" office:value="0.00845600366592407">
                <text:p>0.008456003665924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78580379486084">
                <text:p>0.0078580379486084</text:p>
              </table:table-cell>
              <table:table-cell office:value-type="float" office:value="0.0106396675109863">
                <text:p>0.0106396675109863</text:p>
              </table:table-cell>
              <table:table-cell office:value-type="float" office:value="0.00871171951293945">
                <text:p>0.008711719512939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812673568725586">
                <text:p>0.00812673568725586</text:p>
              </table:table-cell>
              <table:table-cell office:value-type="float" office:value="0.00933265686035156">
                <text:p>0.00933265686035156</text:p>
              </table:table-cell>
              <table:table-cell office:value-type="float" office:value="0.00855237245559692">
                <text:p>0.008552372455596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828099250793457">
                <text:p>0.00828099250793457</text:p>
              </table:table-cell>
              <table:table-cell office:value-type="float" office:value="0.00967669486999512">
                <text:p>0.00967669486999512</text:p>
              </table:table-cell>
              <table:table-cell office:value-type="float" office:value="0.00870720148086548">
                <text:p>0.008707201480865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782632827758789">
                <text:p>0.00782632827758789</text:p>
              </table:table-cell>
              <table:table-cell office:value-type="float" office:value="0.00968813896179199">
                <text:p>0.00968813896179199</text:p>
              </table:table-cell>
              <table:table-cell office:value-type="float" office:value="0.00845725536346436">
                <text:p>0.008457255363464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759768486022949">
                <text:p>0.00759768486022949</text:p>
              </table:table-cell>
              <table:table-cell office:value-type="float" office:value="0.016122579574585">
                <text:p>0.016122579574585</text:p>
              </table:table-cell>
              <table:table-cell office:value-type="float" office:value="0.00880569219589233">
                <text:p>0.008805692195892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747275352478027">
                <text:p>0.00747275352478027</text:p>
              </table:table-cell>
              <table:table-cell office:value-type="float" office:value="0.00922560691833496">
                <text:p>0.00922560691833496</text:p>
              </table:table-cell>
              <table:table-cell office:value-type="float" office:value="0.00794932842254639">
                <text:p>0.007949328422546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740647315979004">
                <text:p>0.00740647315979004</text:p>
              </table:table-cell>
              <table:table-cell office:value-type="float" office:value="0.00964164733886719">
                <text:p>0.00964164733886719</text:p>
              </table:table-cell>
              <table:table-cell office:value-type="float" office:value="0.00798622369766235">
                <text:p>0.007986223697662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752782821655273">
                <text:p>0.00752782821655273</text:p>
              </table:table-cell>
              <table:table-cell office:value-type="float" office:value="0.00988817214965821">
                <text:p>0.00988817214965821</text:p>
              </table:table-cell>
              <table:table-cell office:value-type="float" office:value="0.00794895887374878">
                <text:p>0.007948958873748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758790969848633">
                <text:p>0.00758790969848633</text:p>
              </table:table-cell>
              <table:table-cell office:value-type="float" office:value="0.00931072235107422">
                <text:p>0.00931072235107422</text:p>
              </table:table-cell>
              <table:table-cell office:value-type="float" office:value="0.00815553665161133">
                <text:p>0.008155536651611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745987892150879">
                <text:p>0.00745987892150879</text:p>
              </table:table-cell>
              <table:table-cell office:value-type="float" office:value="0.00992822647094727">
                <text:p>0.00992822647094727</text:p>
              </table:table-cell>
              <table:table-cell office:value-type="float" office:value="0.00793734788894654">
                <text:p>0.007937347888946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744390487670898">
                <text:p>0.00744390487670898</text:p>
              </table:table-cell>
              <table:table-cell office:value-type="float" office:value="0.0096132755279541">
                <text:p>0.0096132755279541</text:p>
              </table:table-cell>
              <table:table-cell office:value-type="float" office:value="0.00797520875930786">
                <text:p>0.007975208759307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745058059692383">
                <text:p>0.00745058059692383</text:p>
              </table:table-cell>
              <table:table-cell office:value-type="float" office:value="0.00963854789733887">
                <text:p>0.00963854789733887</text:p>
              </table:table-cell>
              <table:table-cell office:value-type="float" office:value="0.00796051025390625">
                <text:p>0.007960510253906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772738456726074">
                <text:p>0.00772738456726074</text:p>
              </table:table-cell>
              <table:table-cell office:value-type="float" office:value="0.00968456268310547">
                <text:p>0.00968456268310547</text:p>
              </table:table-cell>
              <table:table-cell office:value-type="float" office:value="0.00815905332565308">
                <text:p>0.008159053325653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741696357727051">
                <text:p>0.00741696357727051</text:p>
              </table:table-cell>
              <table:table-cell office:value-type="float" office:value="0.00945210456848145">
                <text:p>0.00945210456848145</text:p>
              </table:table-cell>
              <table:table-cell office:value-type="float" office:value="0.00790060758590698">
                <text:p>0.007900607585906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746512413024902">
                <text:p>0.00746512413024902</text:p>
              </table:table-cell>
              <table:table-cell office:value-type="float" office:value="0.0111737251281738">
                <text:p>0.0111737251281738</text:p>
              </table:table-cell>
              <table:table-cell office:value-type="float" office:value="0.00795555114746094">
                <text:p>0.007955551147460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746726989746094">
                <text:p>0.00746726989746094</text:p>
              </table:table-cell>
              <table:table-cell office:value-type="float" office:value="0.0107455253601074">
                <text:p>0.0107455253601074</text:p>
              </table:table-cell>
              <table:table-cell office:value-type="float" office:value="0.00800007581710815">
                <text:p>0.008000075817108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755023956298828">
                <text:p>0.00755023956298828</text:p>
              </table:table-cell>
              <table:table-cell office:value-type="float" office:value="0.0105040073394775">
                <text:p>0.0105040073394775</text:p>
              </table:table-cell>
              <table:table-cell office:value-type="float" office:value="0.0081396222114563">
                <text:p>0.00813962221145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751781463623047">
                <text:p>0.00751781463623047</text:p>
              </table:table-cell>
              <table:table-cell office:value-type="float" office:value="0.0106213092803955">
                <text:p>0.0106213092803955</text:p>
              </table:table-cell>
              <table:table-cell office:value-type="float" office:value="0.00813034772872925">
                <text:p>0.008130347728729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758957862854004">
                <text:p>0.00758957862854004</text:p>
              </table:table-cell>
              <table:table-cell office:value-type="float" office:value="0.0104763507843018">
                <text:p>0.0104763507843018</text:p>
              </table:table-cell>
              <table:table-cell office:value-type="float" office:value="0.00809171199798584">
                <text:p>0.008091711997985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741696357727051">
                <text:p>0.00741696357727051</text:p>
              </table:table-cell>
              <table:table-cell office:value-type="float" office:value="0.00920438766479492">
                <text:p>0.00920438766479492</text:p>
              </table:table-cell>
              <table:table-cell office:value-type="float" office:value="0.00791853666305542">
                <text:p>0.007918536663055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765085220336914">
                <text:p>0.00765085220336914</text:p>
              </table:table-cell>
              <table:table-cell office:value-type="float" office:value="0.00949716567993164">
                <text:p>0.00949716567993164</text:p>
              </table:table-cell>
              <table:table-cell office:value-type="float" office:value="0.008439040184021">
                <text:p>0.0084390401840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748133659362793">
                <text:p>0.00748133659362793</text:p>
              </table:table-cell>
              <table:table-cell office:value-type="float" office:value="0.0100398063659668">
                <text:p>0.0100398063659668</text:p>
              </table:table-cell>
              <table:table-cell office:value-type="float" office:value="0.00833840370178223">
                <text:p>0.008338403701782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747084617614746">
                <text:p>0.00747084617614746</text:p>
              </table:table-cell>
              <table:table-cell office:value-type="float" office:value="0.00966477394104004">
                <text:p>0.00966477394104004</text:p>
              </table:table-cell>
              <table:table-cell office:value-type="float" office:value="0.00826841592788696">
                <text:p>0.008268415927886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794696807861328">
                <text:p>0.00794696807861328</text:p>
              </table:table-cell>
              <table:table-cell office:value-type="float" office:value="0.00942206382751465">
                <text:p>0.00942206382751465</text:p>
              </table:table-cell>
              <table:table-cell office:value-type="float" office:value="0.00832959413528442">
                <text:p>0.008329594135284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754404067993164">
                <text:p>0.00754404067993164</text:p>
              </table:table-cell>
              <table:table-cell office:value-type="float" office:value="0.00952672958374023">
                <text:p>0.00952672958374023</text:p>
              </table:table-cell>
              <table:table-cell office:value-type="float" office:value="0.00816426277160645">
                <text:p>0.00816426277160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743484497070313">
                <text:p>0.00743484497070313</text:p>
              </table:table-cell>
              <table:table-cell office:value-type="float" office:value="0.00947165489196777">
                <text:p>0.00947165489196777</text:p>
              </table:table-cell>
              <table:table-cell office:value-type="float" office:value="0.00797891616821289">
                <text:p>0.007978916168212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760912895202637">
                <text:p>0.00760912895202637</text:p>
              </table:table-cell>
              <table:table-cell office:value-type="float" office:value="0.00921344757080078">
                <text:p>0.00921344757080078</text:p>
              </table:table-cell>
              <table:table-cell office:value-type="float" office:value="0.00811222791671753">
                <text:p>0.008112227916717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795674324035645">
                <text:p>0.00795674324035645</text:p>
              </table:table-cell>
              <table:table-cell office:value-type="float" office:value="0.00936388969421387">
                <text:p>0.00936388969421387</text:p>
              </table:table-cell>
              <table:table-cell office:value-type="float" office:value="0.00850857496261597">
                <text:p>0.008508574962615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760841369628906">
                <text:p>0.00760841369628906</text:p>
              </table:table-cell>
              <table:table-cell office:value-type="float" office:value="0.00986742973327637">
                <text:p>0.00986742973327637</text:p>
              </table:table-cell>
              <table:table-cell office:value-type="float" office:value="0.00824464559555054">
                <text:p>0.008244645595550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760912895202637">
                <text:p>0.00760912895202637</text:p>
              </table:table-cell>
              <table:table-cell office:value-type="float" office:value="0.00939750671386719">
                <text:p>0.00939750671386719</text:p>
              </table:table-cell>
              <table:table-cell office:value-type="float" office:value="0.00819013118743897">
                <text:p>0.008190131187438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758481025695801">
                <text:p>0.00758481025695801</text:p>
              </table:table-cell>
              <table:table-cell office:value-type="float" office:value="0.00971436500549316">
                <text:p>0.00971436500549316</text:p>
              </table:table-cell>
              <table:table-cell office:value-type="float" office:value="0.00808814764022827">
                <text:p>0.008088147640228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756931304931641">
                <text:p>0.00756931304931641</text:p>
              </table:table-cell>
              <table:table-cell office:value-type="float" office:value="0.0093069076538086">
                <text:p>0.0093069076538086</text:p>
              </table:table-cell>
              <table:table-cell office:value-type="float" office:value="0.0080461859703064">
                <text:p>0.00804618597030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753688812255859">
                <text:p>0.00753688812255859</text:p>
              </table:table-cell>
              <table:table-cell office:value-type="float" office:value="0.00968623161315918">
                <text:p>0.00968623161315918</text:p>
              </table:table-cell>
              <table:table-cell office:value-type="float" office:value="0.00806996822357178">
                <text:p>0.008069968223571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762462615966797">
                <text:p>0.00762462615966797</text:p>
              </table:table-cell>
              <table:table-cell office:value-type="float" office:value="0.00965762138366699">
                <text:p>0.00965762138366699</text:p>
              </table:table-cell>
              <table:table-cell office:value-type="float" office:value="0.00820994377136231">
                <text:p>0.008209943771362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747489929199219">
                <text:p>0.00747489929199219</text:p>
              </table:table-cell>
              <table:table-cell office:value-type="float" office:value="0.00945115089416504">
                <text:p>0.00945115089416504</text:p>
              </table:table-cell>
              <table:table-cell office:value-type="float" office:value="0.00814266204833984">
                <text:p>0.008142662048339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760149955749512">
                <text:p>0.00760149955749512</text:p>
              </table:table-cell>
              <table:table-cell office:value-type="float" office:value="0.0155203342437744">
                <text:p>0.0155203342437744</text:p>
              </table:table-cell>
              <table:table-cell office:value-type="float" office:value="0.00872046947479248">
                <text:p>0.008720469474792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752520561218262">
                <text:p>0.00752520561218262</text:p>
              </table:table-cell>
              <table:table-cell office:value-type="float" office:value="0.00967788696289063">
                <text:p>0.00967788696289063</text:p>
              </table:table-cell>
              <table:table-cell office:value-type="float" office:value="0.00805444717407227">
                <text:p>0.008054447174072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740981101989746">
                <text:p>0.00740981101989746</text:p>
              </table:table-cell>
              <table:table-cell office:value-type="float" office:value="0.00942802429199219">
                <text:p>0.00942802429199219</text:p>
              </table:table-cell>
              <table:table-cell office:value-type="float" office:value="0.00817621946334839">
                <text:p>0.008176219463348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740718841552734">
                <text:p>0.00740718841552734</text:p>
              </table:table-cell>
              <table:table-cell office:value-type="float" office:value="0.00947332382202148">
                <text:p>0.00947332382202148</text:p>
              </table:table-cell>
              <table:table-cell office:value-type="float" office:value="0.00794261693954468">
                <text:p>0.007942616939544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742912292480469">
                <text:p>0.00742912292480469</text:p>
              </table:table-cell>
              <table:table-cell office:value-type="float" office:value="0.00969409942626953">
                <text:p>0.00969409942626953</text:p>
              </table:table-cell>
              <table:table-cell office:value-type="float" office:value="0.00811299085617065">
                <text:p>0.008112990856170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750446319580078">
                <text:p>0.00750446319580078</text:p>
              </table:table-cell>
              <table:table-cell office:value-type="float" office:value="0.00933074951171875">
                <text:p>0.00933074951171875</text:p>
              </table:table-cell>
              <table:table-cell office:value-type="float" office:value="0.00798813104629517">
                <text:p>0.007988131046295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739312171936035">
                <text:p>0.00739312171936035</text:p>
              </table:table-cell>
              <table:table-cell office:value-type="float" office:value="0.00953722000122071">
                <text:p>0.00953722000122071</text:p>
              </table:table-cell>
              <table:table-cell office:value-type="float" office:value="0.00811188220977783">
                <text:p>0.008111882209777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763726234436035">
                <text:p>0.00763726234436035</text:p>
              </table:table-cell>
              <table:table-cell office:value-type="float" office:value="0.009552001953125">
                <text:p>0.009552001953125</text:p>
              </table:table-cell>
              <table:table-cell office:value-type="float" office:value="0.00817042589187622">
                <text:p>0.008170425891876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745439529418945">
                <text:p>0.00745439529418945</text:p>
              </table:table-cell>
              <table:table-cell office:value-type="float" office:value="0.0097341537475586">
                <text:p>0.0097341537475586</text:p>
              </table:table-cell>
              <table:table-cell office:value-type="float" office:value="0.0080522894859314">
                <text:p>0.00805228948593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761771202087402">
                <text:p>0.00761771202087402</text:p>
              </table:table-cell>
              <table:table-cell office:value-type="float" office:value="0.00928592681884766">
                <text:p>0.00928592681884766</text:p>
              </table:table-cell>
              <table:table-cell office:value-type="float" office:value="0.0081180214881897">
                <text:p>0.00811802148818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757718086242676">
                <text:p>0.00757718086242676</text:p>
              </table:table-cell>
              <table:table-cell office:value-type="float" office:value="0.00946497917175293">
                <text:p>0.00946497917175293</text:p>
              </table:table-cell>
              <table:table-cell office:value-type="float" office:value="0.00814188718795776">
                <text:p>0.008141887187957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75218677520752">
                <text:p>0.0075218677520752</text:p>
              </table:table-cell>
              <table:table-cell office:value-type="float" office:value="0.00907588005065918">
                <text:p>0.00907588005065918</text:p>
              </table:table-cell>
              <table:table-cell office:value-type="float" office:value="0.0081174373626709">
                <text:p>0.00811743736267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786948204040527">
                <text:p>0.00786948204040527</text:p>
              </table:table-cell>
              <table:table-cell office:value-type="float" office:value="0.00957417488098145">
                <text:p>0.00957417488098145</text:p>
              </table:table-cell>
              <table:table-cell office:value-type="float" office:value="0.00826125144958496">
                <text:p>0.008261251449584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753307342529297">
                <text:p>0.00753307342529297</text:p>
              </table:table-cell>
              <table:table-cell office:value-type="float" office:value="0.00948786735534668">
                <text:p>0.00948786735534668</text:p>
              </table:table-cell>
              <table:table-cell office:value-type="float" office:value="0.00810228586196899">
                <text:p>0.008102285861968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748515129089356">
                <text:p>0.00748515129089356</text:p>
              </table:table-cell>
              <table:table-cell office:value-type="float" office:value="0.00940299034118653">
                <text:p>0.00940299034118653</text:p>
              </table:table-cell>
              <table:table-cell office:value-type="float" office:value="0.00797708034515381">
                <text:p>0.007977080345153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753664970397949">
                <text:p>0.00753664970397949</text:p>
              </table:table-cell>
              <table:table-cell office:value-type="float" office:value="0.0100002288818359">
                <text:p>0.0100002288818359</text:p>
              </table:table-cell>
              <table:table-cell office:value-type="float" office:value="0.00813792943954468">
                <text:p>0.008137929439544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764179229736328">
                <text:p>0.00764179229736328</text:p>
              </table:table-cell>
              <table:table-cell office:value-type="float" office:value="0.00996756553649903">
                <text:p>0.00996756553649903</text:p>
              </table:table-cell>
              <table:table-cell office:value-type="float" office:value="0.00817705392837524">
                <text:p>0.008177053928375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751090049743652">
                <text:p>0.00751090049743652</text:p>
              </table:table-cell>
              <table:table-cell office:value-type="float" office:value="0.00965476036071777">
                <text:p>0.00965476036071777</text:p>
              </table:table-cell>
              <table:table-cell office:value-type="float" office:value="0.00798612833023071">
                <text:p>0.007986128330230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75526237487793">
                <text:p>0.0075526237487793</text:p>
              </table:table-cell>
              <table:table-cell office:value-type="float" office:value="0.00941967964172363">
                <text:p>0.00941967964172363</text:p>
              </table:table-cell>
              <table:table-cell office:value-type="float" office:value="0.00814318656921387">
                <text:p>0.0081431865692138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780057907104492">
                <text:p>0.00780057907104492</text:p>
              </table:table-cell>
              <table:table-cell office:value-type="float" office:value="0.0114002227783203">
                <text:p>0.0114002227783203</text:p>
              </table:table-cell>
              <table:table-cell office:value-type="float" office:value="0.00844241380691528">
                <text:p>0.008442413806915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759458541870117">
                <text:p>0.00759458541870117</text:p>
              </table:table-cell>
              <table:table-cell office:value-type="float" office:value="0.00941562652587891">
                <text:p>0.00941562652587891</text:p>
              </table:table-cell>
              <table:table-cell office:value-type="float" office:value="0.00812501907348633">
                <text:p>0.008125019073486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729846954345703">
                <text:p>0.00729846954345703</text:p>
              </table:table-cell>
              <table:table-cell office:value-type="float" office:value="0.0097494125366211">
                <text:p>0.0097494125366211</text:p>
              </table:table-cell>
              <table:table-cell office:value-type="float" office:value="0.00797157287597656">
                <text:p>0.007971572875976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763177871704102">
                <text:p>0.00763177871704102</text:p>
              </table:table-cell>
              <table:table-cell office:value-type="float" office:value="0.00938725471496582">
                <text:p>0.00938725471496582</text:p>
              </table:table-cell>
              <table:table-cell office:value-type="float" office:value="0.00816831588745117">
                <text:p>0.008168315887451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772213935852051">
                <text:p>0.00772213935852051</text:p>
              </table:table-cell>
              <table:table-cell office:value-type="float" office:value="0.0090177059173584">
                <text:p>0.0090177059173584</text:p>
              </table:table-cell>
              <table:table-cell office:value-type="float" office:value="0.00821095705032349">
                <text:p>0.008210957050323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766611099243164">
                <text:p>0.00766611099243164</text:p>
              </table:table-cell>
              <table:table-cell office:value-type="float" office:value="0.00922560691833496">
                <text:p>0.00922560691833496</text:p>
              </table:table-cell>
              <table:table-cell office:value-type="float" office:value="0.00808922052383423">
                <text:p>0.008089220523834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741767883300781">
                <text:p>0.00741767883300781</text:p>
              </table:table-cell>
              <table:table-cell office:value-type="float" office:value="0.00969290733337403">
                <text:p>0.00969290733337403</text:p>
              </table:table-cell>
              <table:table-cell office:value-type="float" office:value="0.00803508758544922">
                <text:p>0.008035087585449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760793685913086">
                <text:p>0.00760793685913086</text:p>
              </table:table-cell>
              <table:table-cell office:value-type="float" office:value="0.00933885574340821">
                <text:p>0.00933885574340821</text:p>
              </table:table-cell>
              <table:table-cell office:value-type="float" office:value="0.00815248489379883">
                <text:p>0.008152484893798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755596160888672">
                <text:p>0.00755596160888672</text:p>
              </table:table-cell>
              <table:table-cell office:value-type="float" office:value="0.0100424289703369">
                <text:p>0.0100424289703369</text:p>
              </table:table-cell>
              <table:table-cell office:value-type="float" office:value="0.00816526412963867">
                <text:p>0.008165264129638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743269920349121">
                <text:p>0.00743269920349121</text:p>
              </table:table-cell>
              <table:table-cell office:value-type="float" office:value="0.00975847244262695">
                <text:p>0.00975847244262695</text:p>
              </table:table-cell>
              <table:table-cell office:value-type="float" office:value="0.00805057287216187">
                <text:p>0.0080505728721618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769448280334473">
                <text:p>0.00769448280334473</text:p>
              </table:table-cell>
              <table:table-cell office:value-type="float" office:value="0.0099630355834961">
                <text:p>0.0099630355834961</text:p>
              </table:table-cell>
              <table:table-cell office:value-type="float" office:value="0.00826350450515747">
                <text:p>0.008263504505157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780129432678223">
                <text:p>0.00780129432678223</text:p>
              </table:table-cell>
              <table:table-cell office:value-type="float" office:value="0.00993537902832031">
                <text:p>0.00993537902832031</text:p>
              </table:table-cell>
              <table:table-cell office:value-type="float" office:value="0.00845471620559692">
                <text:p>0.008454716205596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749039649963379">
                <text:p>0.00749039649963379</text:p>
              </table:table-cell>
              <table:table-cell office:value-type="float" office:value="0.00978612899780273">
                <text:p>0.00978612899780273</text:p>
              </table:table-cell>
              <table:table-cell office:value-type="float" office:value="0.00826395750045776">
                <text:p>0.008263957500457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765466690063477">
                <text:p>0.00765466690063477</text:p>
              </table:table-cell>
              <table:table-cell office:value-type="float" office:value="0.00980567932128906">
                <text:p>0.00980567932128906</text:p>
              </table:table-cell>
              <table:table-cell office:value-type="float" office:value="0.00814493894577026">
                <text:p>0.008144938945770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764751434326172">
                <text:p>0.00764751434326172</text:p>
              </table:table-cell>
              <table:table-cell office:value-type="float" office:value="0.00976705551147461">
                <text:p>0.00976705551147461</text:p>
              </table:table-cell>
              <table:table-cell office:value-type="float" office:value="0.00801081657409668">
                <text:p>0.008010816574096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748729705810547">
                <text:p>0.00748729705810547</text:p>
              </table:table-cell>
              <table:table-cell office:value-type="float" office:value="0.00963616371154785">
                <text:p>0.00963616371154785</text:p>
              </table:table-cell>
              <table:table-cell office:value-type="float" office:value="0.00804764032363892">
                <text:p>0.008047640323638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7781982421875">
                <text:p>0.007781982421875</text:p>
              </table:table-cell>
              <table:table-cell office:value-type="float" office:value="0.00996613502502441">
                <text:p>0.00996613502502441</text:p>
              </table:table-cell>
              <table:table-cell office:value-type="float" office:value="0.00815297365188599">
                <text:p>0.008152973651885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743651390075684">
                <text:p>0.00743651390075684</text:p>
              </table:table-cell>
              <table:table-cell office:value-type="float" office:value="0.00978255271911621">
                <text:p>0.00978255271911621</text:p>
              </table:table-cell>
              <table:table-cell office:value-type="float" office:value="0.00802433490753174">
                <text:p>0.0080243349075317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746393203735352">
                <text:p>0.00746393203735352</text:p>
              </table:table-cell>
              <table:table-cell office:value-type="float" office:value="0.00926375389099121">
                <text:p>0.00926375389099121</text:p>
              </table:table-cell>
              <table:table-cell office:value-type="float" office:value="0.00807926654815674">
                <text:p>0.0080792665481567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791001319885254">
                <text:p>0.00791001319885254</text:p>
              </table:table-cell>
              <table:table-cell office:value-type="float" office:value="0.00965070724487305">
                <text:p>0.00965070724487305</text:p>
              </table:table-cell>
              <table:table-cell office:value-type="float" office:value="0.008314049243927">
                <text:p>0.0083140492439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764608383178711">
                <text:p>0.00764608383178711</text:p>
              </table:table-cell>
              <table:table-cell office:value-type="float" office:value="0.00944280624389648">
                <text:p>0.00944280624389648</text:p>
              </table:table-cell>
              <table:table-cell office:value-type="float" office:value="0.00825320482254028">
                <text:p>0.008253204822540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766110420227051">
                <text:p>0.00766110420227051</text:p>
              </table:table-cell>
              <table:table-cell office:value-type="float" office:value="0.00992798805236816">
                <text:p>0.00992798805236816</text:p>
              </table:table-cell>
              <table:table-cell office:value-type="float" office:value="0.00819202661514282">
                <text:p>0.008192026615142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762438774108887">
                <text:p>0.00762438774108887</text:p>
              </table:table-cell>
              <table:table-cell office:value-type="float" office:value="0.00971126556396485">
                <text:p>0.00971126556396485</text:p>
              </table:table-cell>
              <table:table-cell office:value-type="float" office:value="0.00812656879425049">
                <text:p>0.008126568794250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762248039245606">
                <text:p>0.00762248039245606</text:p>
              </table:table-cell>
              <table:table-cell office:value-type="float" office:value="0.0095522403717041">
                <text:p>0.0095522403717041</text:p>
              </table:table-cell>
              <table:table-cell office:value-type="float" office:value="0.00808771848678589">
                <text:p>0.008087718486785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76134204864502">
                <text:p>0.0076134204864502</text:p>
              </table:table-cell>
              <table:table-cell office:value-type="float" office:value="0.0094749927520752">
                <text:p>0.0094749927520752</text:p>
              </table:table-cell>
              <table:table-cell office:value-type="float" office:value="0.00814334154129029">
                <text:p>0.008143341541290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75833797454834">
                <text:p>0.0075833797454834</text:p>
              </table:table-cell>
              <table:table-cell office:value-type="float" office:value="0.00954556465148926">
                <text:p>0.00954556465148926</text:p>
              </table:table-cell>
              <table:table-cell office:value-type="float" office:value="0.00815218687057495">
                <text:p>0.008152186870574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756287574768067">
                <text:p>0.00756287574768067</text:p>
              </table:table-cell>
              <table:table-cell office:value-type="float" office:value="0.00949549674987793">
                <text:p>0.00949549674987793</text:p>
              </table:table-cell>
              <table:table-cell office:value-type="float" office:value="0.00798721313476563">
                <text:p>0.007987213134765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751185417175293">
                <text:p>0.00751185417175293</text:p>
              </table:table-cell>
              <table:table-cell office:value-type="float" office:value="0.00966238975524903">
                <text:p>0.00966238975524903</text:p>
              </table:table-cell>
              <table:table-cell office:value-type="float" office:value="0.00806279182434082">
                <text:p>0.0080627918243408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769114494323731">
                <text:p>0.00769114494323731</text:p>
              </table:table-cell>
              <table:table-cell office:value-type="float" office:value="0.0098874568939209">
                <text:p>0.0098874568939209</text:p>
              </table:table-cell>
              <table:table-cell office:value-type="float" office:value="0.00826866626739502">
                <text:p>0.008268666267395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744485855102539">
                <text:p>0.00744485855102539</text:p>
              </table:table-cell>
              <table:table-cell office:value-type="float" office:value="0.00931477546691895">
                <text:p>0.00931477546691895</text:p>
              </table:table-cell>
              <table:table-cell office:value-type="float" office:value="0.00787607431411743">
                <text:p>0.007876074314117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748419761657715">
                <text:p>0.00748419761657715</text:p>
              </table:table-cell>
              <table:table-cell office:value-type="float" office:value="0.00966906547546387">
                <text:p>0.00966906547546387</text:p>
              </table:table-cell>
              <table:table-cell office:value-type="float" office:value="0.00800637006759644">
                <text:p>0.008006370067596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767040252685547">
                <text:p>0.00767040252685547</text:p>
              </table:table-cell>
              <table:table-cell office:value-type="float" office:value="0.00964474678039551">
                <text:p>0.00964474678039551</text:p>
              </table:table-cell>
              <table:table-cell office:value-type="float" office:value="0.00808877944946289">
                <text:p>0.008088779449462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760436058044434">
                <text:p>0.00760436058044434</text:p>
              </table:table-cell>
              <table:table-cell office:value-type="float" office:value="0.00946044921875">
                <text:p>0.00946044921875</text:p>
              </table:table-cell>
              <table:table-cell office:value-type="float" office:value="0.00794048309326172">
                <text:p>0.0079404830932617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760173797607422">
                <text:p>0.00760173797607422</text:p>
              </table:table-cell>
              <table:table-cell office:value-type="float" office:value="0.00959014892578125">
                <text:p>0.00959014892578125</text:p>
              </table:table-cell>
              <table:table-cell office:value-type="float" office:value="0.00792748928070068">
                <text:p>0.007927489280700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750899314880371">
                <text:p>0.00750899314880371</text:p>
              </table:table-cell>
              <table:table-cell office:value-type="float" office:value="0.00967526435852051">
                <text:p>0.00967526435852051</text:p>
              </table:table-cell>
              <table:table-cell office:value-type="float" office:value="0.00807178020477295">
                <text:p>0.008071780204772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74765682220459">
                <text:p>0.0074765682220459</text:p>
              </table:table-cell>
              <table:table-cell office:value-type="float" office:value="0.00950098037719727">
                <text:p>0.00950098037719727</text:p>
              </table:table-cell>
              <table:table-cell office:value-type="float" office:value="0.0080386757850647">
                <text:p>0.00803867578506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744032859802246">
                <text:p>0.00744032859802246</text:p>
              </table:table-cell>
              <table:table-cell office:value-type="float" office:value="0.00952959060668945">
                <text:p>0.00952959060668945</text:p>
              </table:table-cell>
              <table:table-cell office:value-type="float" office:value="0.00800577402114868">
                <text:p>0.008005774021148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748276710510254">
                <text:p>0.00748276710510254</text:p>
              </table:table-cell>
              <table:table-cell office:value-type="float" office:value="0.00978612899780273">
                <text:p>0.00978612899780273</text:p>
              </table:table-cell>
              <table:table-cell office:value-type="float" office:value="0.00807540416717529">
                <text:p>0.008075404167175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741982460021973">
                <text:p>0.00741982460021973</text:p>
              </table:table-cell>
              <table:table-cell office:value-type="float" office:value="0.00996732711791992">
                <text:p>0.00996732711791992</text:p>
              </table:table-cell>
              <table:table-cell office:value-type="float" office:value="0.00809576511383057">
                <text:p>0.008095765113830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748801231384277">
                <text:p>0.00748801231384277</text:p>
              </table:table-cell>
              <table:table-cell office:value-type="float" office:value="0.0095052719116211">
                <text:p>0.0095052719116211</text:p>
              </table:table-cell>
              <table:table-cell office:value-type="float" office:value="0.00811769962310791">
                <text:p>0.008117699623107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791287422180176">
                <text:p>0.00791287422180176</text:p>
              </table:table-cell>
              <table:table-cell office:value-type="float" office:value="0.014864444732666">
                <text:p>0.014864444732666</text:p>
              </table:table-cell>
              <table:table-cell office:value-type="float" office:value="0.00860263109207153">
                <text:p>0.008602631092071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748538970947266">
                <text:p>0.00748538970947266</text:p>
              </table:table-cell>
              <table:table-cell office:value-type="float" office:value="0.00999832153320313">
                <text:p>0.00999832153320313</text:p>
              </table:table-cell>
              <table:table-cell office:value-type="float" office:value="0.00823676586151123">
                <text:p>0.008236765861511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755858421325684">
                <text:p>0.00755858421325684</text:p>
              </table:table-cell>
              <table:table-cell office:value-type="float" office:value="0.00928735733032227">
                <text:p>0.00928735733032227</text:p>
              </table:table-cell>
              <table:table-cell office:value-type="float" office:value="0.00816793441772461">
                <text:p>0.008167934417724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751280784606934">
                <text:p>0.00751280784606934</text:p>
              </table:table-cell>
              <table:table-cell office:value-type="float" office:value="0.0095510482788086">
                <text:p>0.0095510482788086</text:p>
              </table:table-cell>
              <table:table-cell office:value-type="float" office:value="0.00807770490646363">
                <text:p>0.008077704906463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755715370178223">
                <text:p>0.00755715370178223</text:p>
              </table:table-cell>
              <table:table-cell office:value-type="float" office:value="0.00908637046813965">
                <text:p>0.00908637046813965</text:p>
              </table:table-cell>
              <table:table-cell office:value-type="float" office:value="0.00805240869522095">
                <text:p>0.008052408695220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745081901550293">
                <text:p>0.00745081901550293</text:p>
              </table:table-cell>
              <table:table-cell office:value-type="float" office:value="0.00911116600036621">
                <text:p>0.00911116600036621</text:p>
              </table:table-cell>
              <table:table-cell office:value-type="float" office:value="0.00789095163345337">
                <text:p>0.007890951633453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752139091491699">
                <text:p>0.00752139091491699</text:p>
              </table:table-cell>
              <table:table-cell office:value-type="float" office:value="0.00985217094421387">
                <text:p>0.00985217094421387</text:p>
              </table:table-cell>
              <table:table-cell office:value-type="float" office:value="0.00804752111434937">
                <text:p>0.008047521114349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752973556518555">
                <text:p>0.00752973556518555</text:p>
              </table:table-cell>
              <table:table-cell office:value-type="float" office:value="0.00942635536193848">
                <text:p>0.00942635536193848</text:p>
              </table:table-cell>
              <table:table-cell office:value-type="float" office:value="0.00805454254150391">
                <text:p>0.008054542541503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746965408325195">
                <text:p>0.00746965408325195</text:p>
              </table:table-cell>
              <table:table-cell office:value-type="float" office:value="0.00939536094665527">
                <text:p>0.00939536094665527</text:p>
              </table:table-cell>
              <table:table-cell office:value-type="float" office:value="0.00794142484664917">
                <text:p>0.007941424846649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752687454223633">
                <text:p>0.00752687454223633</text:p>
              </table:table-cell>
              <table:table-cell office:value-type="float" office:value="0.00954532623291016">
                <text:p>0.00954532623291016</text:p>
              </table:table-cell>
              <table:table-cell office:value-type="float" office:value="0.00800747871398926">
                <text:p>0.008007478713989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74772834777832">
                <text:p>0.0074772834777832</text:p>
              </table:table-cell>
              <table:table-cell office:value-type="float" office:value="0.00954127311706543">
                <text:p>0.00954127311706543</text:p>
              </table:table-cell>
              <table:table-cell office:value-type="float" office:value="0.00802054405212402">
                <text:p>0.008020544052124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761532783508301">
                <text:p>0.00761532783508301</text:p>
              </table:table-cell>
              <table:table-cell office:value-type="float" office:value="0.00897049903869629">
                <text:p>0.00897049903869629</text:p>
              </table:table-cell>
              <table:table-cell office:value-type="float" office:value="0.00812956094741821">
                <text:p>0.008129560947418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748848915100098">
                <text:p>0.00748848915100098</text:p>
              </table:table-cell>
              <table:table-cell office:value-type="float" office:value="0.00941514968872071">
                <text:p>0.00941514968872071</text:p>
              </table:table-cell>
              <table:table-cell office:value-type="float" office:value="0.00814723968505859">
                <text:p>0.008147239685058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754094123840332">
                <text:p>0.00754094123840332</text:p>
              </table:table-cell>
              <table:table-cell office:value-type="float" office:value="0.00958514213562012">
                <text:p>0.00958514213562012</text:p>
              </table:table-cell>
              <table:table-cell office:value-type="float" office:value="0.00813196897506714">
                <text:p>0.008131968975067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760746002197266">
                <text:p>0.00760746002197266</text:p>
              </table:table-cell>
              <table:table-cell office:value-type="float" office:value="0.0091240406036377">
                <text:p>0.0091240406036377</text:p>
              </table:table-cell>
              <table:table-cell office:value-type="float" office:value="0.00807965993881226">
                <text:p>0.0080796599388122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745272636413574">
                <text:p>0.00745272636413574</text:p>
              </table:table-cell>
              <table:table-cell office:value-type="float" office:value="0.0093221664428711">
                <text:p>0.0093221664428711</text:p>
              </table:table-cell>
              <table:table-cell office:value-type="float" office:value="0.00813753604888916">
                <text:p>0.008137536048889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748610496520996">
                <text:p>0.00748610496520996</text:p>
              </table:table-cell>
              <table:table-cell office:value-type="float" office:value="0.0119538307189941">
                <text:p>0.0119538307189941</text:p>
              </table:table-cell>
              <table:table-cell office:value-type="float" office:value="0.00816851854324341">
                <text:p>0.008168518543243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752663612365723">
                <text:p>0.00752663612365723</text:p>
              </table:table-cell>
              <table:table-cell office:value-type="float" office:value="0.00916552543640137">
                <text:p>0.00916552543640137</text:p>
              </table:table-cell>
              <table:table-cell office:value-type="float" office:value="0.00793446302413941">
                <text:p>0.007934463024139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753879547119141">
                <text:p>0.00753879547119141</text:p>
              </table:table-cell>
              <table:table-cell office:value-type="float" office:value="0.00935244560241699">
                <text:p>0.00935244560241699</text:p>
              </table:table-cell>
              <table:table-cell office:value-type="float" office:value="0.00796700716018677">
                <text:p>0.007967007160186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743913650512695">
                <text:p>0.00743913650512695</text:p>
              </table:table-cell>
              <table:table-cell office:value-type="float" office:value="0.00970864295959473">
                <text:p>0.00970864295959473</text:p>
              </table:table-cell>
              <table:table-cell office:value-type="float" office:value="0.00814013481140137">
                <text:p>0.008140134811401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75223445892334">
                <text:p>0.0075223445892334</text:p>
              </table:table-cell>
              <table:table-cell office:value-type="float" office:value="0.00952959060668945">
                <text:p>0.00952959060668945</text:p>
              </table:table-cell>
              <table:table-cell office:value-type="float" office:value="0.00801036357879639">
                <text:p>0.008010363578796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743365287780762">
                <text:p>0.00743365287780762</text:p>
              </table:table-cell>
              <table:table-cell office:value-type="float" office:value="0.00937867164611816">
                <text:p>0.00937867164611816</text:p>
              </table:table-cell>
              <table:table-cell office:value-type="float" office:value="0.00805314779281616">
                <text:p>0.008053147792816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758957862854004">
                <text:p>0.00758957862854004</text:p>
              </table:table-cell>
              <table:table-cell office:value-type="float" office:value="0.00945401191711426">
                <text:p>0.00945401191711426</text:p>
              </table:table-cell>
              <table:table-cell office:value-type="float" office:value="0.00805717706680298">
                <text:p>0.008057177066802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746870040893555">
                <text:p>0.00746870040893555</text:p>
              </table:table-cell>
              <table:table-cell office:value-type="float" office:value="0.00949716567993164">
                <text:p>0.00949716567993164</text:p>
              </table:table-cell>
              <table:table-cell office:value-type="float" office:value="0.00797080993652344">
                <text:p>0.007970809936523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753903388977051">
                <text:p>0.00753903388977051</text:p>
              </table:table-cell>
              <table:table-cell office:value-type="float" office:value="0.0096275806427002">
                <text:p>0.0096275806427002</text:p>
              </table:table-cell>
              <table:table-cell office:value-type="float" office:value="0.00799950361251831">
                <text:p>0.007999503612518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757837295532227">
                <text:p>0.00757837295532227</text:p>
              </table:table-cell>
              <table:table-cell office:value-type="float" office:value="0.0092766284942627">
                <text:p>0.0092766284942627</text:p>
              </table:table-cell>
              <table:table-cell office:value-type="float" office:value="0.0081415057182312">
                <text:p>0.00814150571823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753688812255859">
                <text:p>0.00753688812255859</text:p>
              </table:table-cell>
              <table:table-cell office:value-type="float" office:value="0.00932168960571289">
                <text:p>0.00932168960571289</text:p>
              </table:table-cell>
              <table:table-cell office:value-type="float" office:value="0.00803048610687256">
                <text:p>0.008030486106872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760960578918457">
                <text:p>0.00760960578918457</text:p>
              </table:table-cell>
              <table:table-cell office:value-type="float" office:value="0.00922107696533203">
                <text:p>0.00922107696533203</text:p>
              </table:table-cell>
              <table:table-cell office:value-type="float" office:value="0.00800552368164063">
                <text:p>0.008005523681640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756669044494629">
                <text:p>0.00756669044494629</text:p>
              </table:table-cell>
              <table:table-cell office:value-type="float" office:value="0.00936174392700195">
                <text:p>0.00936174392700195</text:p>
              </table:table-cell>
              <table:table-cell office:value-type="float" office:value="0.00793942213058472">
                <text:p>0.007939422130584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747919082641602">
                <text:p>0.00747919082641602</text:p>
              </table:table-cell>
              <table:table-cell office:value-type="float" office:value="0.00937390327453613">
                <text:p>0.00937390327453613</text:p>
              </table:table-cell>
              <table:table-cell office:value-type="float" office:value="0.00795688629150391">
                <text:p>0.007956886291503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755763053894043">
                <text:p>0.00755763053894043</text:p>
              </table:table-cell>
              <table:table-cell office:value-type="float" office:value="0.00943136215209961">
                <text:p>0.00943136215209961</text:p>
              </table:table-cell>
              <table:table-cell office:value-type="float" office:value="0.00807504653930664">
                <text:p>0.008075046539306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750136375427246">
                <text:p>0.00750136375427246</text:p>
              </table:table-cell>
              <table:table-cell office:value-type="float" office:value="0.00973200798034668">
                <text:p>0.00973200798034668</text:p>
              </table:table-cell>
              <table:table-cell office:value-type="float" office:value="0.00818881988525391">
                <text:p>0.008188819885253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752091407775879">
                <text:p>0.00752091407775879</text:p>
              </table:table-cell>
              <table:table-cell office:value-type="float" office:value="0.00986719131469727">
                <text:p>0.00986719131469727</text:p>
              </table:table-cell>
              <table:table-cell office:value-type="float" office:value="0.00809447765350342">
                <text:p>0.008094477653503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757575035095215">
                <text:p>0.00757575035095215</text:p>
              </table:table-cell>
              <table:table-cell office:value-type="float" office:value="0.00929641723632813">
                <text:p>0.00929641723632813</text:p>
              </table:table-cell>
              <table:table-cell office:value-type="float" office:value="0.00819554328918457">
                <text:p>0.008195543289184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751948356628418">
                <text:p>0.00751948356628418</text:p>
              </table:table-cell>
              <table:table-cell office:value-type="float" office:value="0.00931572914123535">
                <text:p>0.00931572914123535</text:p>
              </table:table-cell>
              <table:table-cell office:value-type="float" office:value="0.00818560123443604">
                <text:p>0.00818560123443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77354907989502">
                <text:p>0.0077354907989502</text:p>
              </table:table-cell>
              <table:table-cell office:value-type="float" office:value="0.00940752029418945">
                <text:p>0.00940752029418945</text:p>
              </table:table-cell>
              <table:table-cell office:value-type="float" office:value="0.0081576943397522">
                <text:p>0.00815769433975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754261016845703">
                <text:p>0.00754261016845703</text:p>
              </table:table-cell>
              <table:table-cell office:value-type="float" office:value="0.00909900665283203">
                <text:p>0.00909900665283203</text:p>
              </table:table-cell>
              <table:table-cell office:value-type="float" office:value="0.00805461406707764">
                <text:p>0.008054614067077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771284103393555">
                <text:p>0.00771284103393555</text:p>
              </table:table-cell>
              <table:table-cell office:value-type="float" office:value="0.00945901870727539">
                <text:p>0.00945901870727539</text:p>
              </table:table-cell>
              <table:table-cell office:value-type="float" office:value="0.0081085205078125">
                <text:p>0.00810852050781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753617286682129">
                <text:p>0.00753617286682129</text:p>
              </table:table-cell>
              <table:table-cell office:value-type="float" office:value="0.00991630554199219">
                <text:p>0.00991630554199219</text:p>
              </table:table-cell>
              <table:table-cell office:value-type="float" office:value="0.00812594890594482">
                <text:p>0.008125948905944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752639770507813">
                <text:p>0.00752639770507813</text:p>
              </table:table-cell>
              <table:table-cell office:value-type="float" office:value="0.00941085815429688">
                <text:p>0.00941085815429688</text:p>
              </table:table-cell>
              <table:table-cell office:value-type="float" office:value="0.00810983180999756">
                <text:p>0.008109831809997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758910179138184">
                <text:p>0.00758910179138184</text:p>
              </table:table-cell>
              <table:table-cell office:value-type="float" office:value="0.0093834400177002">
                <text:p>0.0093834400177002</text:p>
              </table:table-cell>
              <table:table-cell office:value-type="float" office:value="0.00802887678146362">
                <text:p>0.008028876781463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747370719909668">
                <text:p>0.00747370719909668</text:p>
              </table:table-cell>
              <table:table-cell office:value-type="float" office:value="0.00912976264953613">
                <text:p>0.00912976264953613</text:p>
              </table:table-cell>
              <table:table-cell office:value-type="float" office:value="0.00806262493133545">
                <text:p>0.008062624931335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753450393676758">
                <text:p>0.00753450393676758</text:p>
              </table:table-cell>
              <table:table-cell office:value-type="float" office:value="0.00939083099365235">
                <text:p>0.00939083099365235</text:p>
              </table:table-cell>
              <table:table-cell office:value-type="float" office:value="0.00810308456420898">
                <text:p>0.008103084564208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752830505371094">
                <text:p>0.00752830505371094</text:p>
              </table:table-cell>
              <table:table-cell office:value-type="float" office:value="0.00937175750732422">
                <text:p>0.00937175750732422</text:p>
              </table:table-cell>
              <table:table-cell office:value-type="float" office:value="0.00792715549468994">
                <text:p>0.007927155494689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733542442321777">
                <text:p>0.00733542442321777</text:p>
              </table:table-cell>
              <table:table-cell office:value-type="float" office:value="0.00960683822631836">
                <text:p>0.00960683822631836</text:p>
              </table:table-cell>
              <table:table-cell office:value-type="float" office:value="0.00808125734329224">
                <text:p>0.008081257343292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748324394226074">
                <text:p>0.00748324394226074</text:p>
              </table:table-cell>
              <table:table-cell office:value-type="float" office:value="0.00940942764282227">
                <text:p>0.00940942764282227</text:p>
              </table:table-cell>
              <table:table-cell office:value-type="float" office:value="0.00806267261505127">
                <text:p>0.008062672615051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735116004943848">
                <text:p>0.00735116004943848</text:p>
              </table:table-cell>
              <table:table-cell office:value-type="float" office:value="0.00975465774536133">
                <text:p>0.00975465774536133</text:p>
              </table:table-cell>
              <table:table-cell office:value-type="float" office:value="0.0080788254737854">
                <text:p>0.00807882547378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750374794006348">
                <text:p>0.00750374794006348</text:p>
              </table:table-cell>
              <table:table-cell office:value-type="float" office:value="0.00933980941772461">
                <text:p>0.00933980941772461</text:p>
              </table:table-cell>
              <table:table-cell office:value-type="float" office:value="0.00804572105407715">
                <text:p>0.008045721054077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74005126953125">
                <text:p>0.0074005126953125</text:p>
              </table:table-cell>
              <table:table-cell office:value-type="float" office:value="0.00953006744384766">
                <text:p>0.00953006744384766</text:p>
              </table:table-cell>
              <table:table-cell office:value-type="float" office:value="0.00803495645523071">
                <text:p>0.008034956455230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739669799804688">
                <text:p>0.00739669799804688</text:p>
              </table:table-cell>
              <table:table-cell office:value-type="float" office:value="0.00945281982421875">
                <text:p>0.00945281982421875</text:p>
              </table:table-cell>
              <table:table-cell office:value-type="float" office:value="0.0083105206489563">
                <text:p>0.00831052064895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749635696411133">
                <text:p>0.00749635696411133</text:p>
              </table:table-cell>
              <table:table-cell office:value-type="float" office:value="0.00914621353149414">
                <text:p>0.00914621353149414</text:p>
              </table:table-cell>
              <table:table-cell office:value-type="float" office:value="0.00814998149871826">
                <text:p>0.008149981498718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763630867004395">
                <text:p>0.00763630867004395</text:p>
              </table:table-cell>
              <table:table-cell office:value-type="float" office:value="0.00954127311706543">
                <text:p>0.00954127311706543</text:p>
              </table:table-cell>
              <table:table-cell office:value-type="float" office:value="0.00802539587020874">
                <text:p>0.008025395870208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766587257385254">
                <text:p>0.00766587257385254</text:p>
              </table:table-cell>
              <table:table-cell office:value-type="float" office:value="0.00898170471191406">
                <text:p>0.00898170471191406</text:p>
              </table:table-cell>
              <table:table-cell office:value-type="float" office:value="0.00809961557388306">
                <text:p>0.008099615573883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763058662414551">
                <text:p>0.00763058662414551</text:p>
              </table:table-cell>
              <table:table-cell office:value-type="float" office:value="0.010162353515625">
                <text:p>0.010162353515625</text:p>
              </table:table-cell>
              <table:table-cell office:value-type="float" office:value="0.00809355974197388">
                <text:p>0.008093559741973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750112533569336">
                <text:p>0.00750112533569336</text:p>
              </table:table-cell>
              <table:table-cell office:value-type="float" office:value="0.0105376243591309">
                <text:p>0.0105376243591309</text:p>
              </table:table-cell>
              <table:table-cell office:value-type="float" office:value="0.00805789232254028">
                <text:p>0.008057892322540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754523277282715">
                <text:p>0.00754523277282715</text:p>
              </table:table-cell>
              <table:table-cell office:value-type="float" office:value="0.0102305412292481">
                <text:p>0.0102305412292481</text:p>
              </table:table-cell>
              <table:table-cell office:value-type="float" office:value="0.00807002782821655">
                <text:p>0.008070027828216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762653350830078">
                <text:p>0.00762653350830078</text:p>
              </table:table-cell>
              <table:table-cell office:value-type="float" office:value="0.0106191635131836">
                <text:p>0.0106191635131836</text:p>
              </table:table-cell>
              <table:table-cell office:value-type="float" office:value="0.00806583166122437">
                <text:p>0.008065831661224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753927230834961">
                <text:p>0.00753927230834961</text:p>
              </table:table-cell>
              <table:table-cell office:value-type="float" office:value="0.010012149810791">
                <text:p>0.010012149810791</text:p>
              </table:table-cell>
              <table:table-cell office:value-type="float" office:value="0.00803855657577515">
                <text:p>0.008038556575775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757789611816406">
                <text:p>0.00757789611816406</text:p>
              </table:table-cell>
              <table:table-cell office:value-type="float" office:value="0.0104668140411377">
                <text:p>0.0104668140411377</text:p>
              </table:table-cell>
              <table:table-cell office:value-type="float" office:value="0.00810269117355347">
                <text:p>0.0081026911735534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748586654663086">
                <text:p>0.00748586654663086</text:p>
              </table:table-cell>
              <table:table-cell office:value-type="float" office:value="0.0102996826171875">
                <text:p>0.0102996826171875</text:p>
              </table:table-cell>
              <table:table-cell office:value-type="float" office:value="0.00810469388961792">
                <text:p>0.008104693889617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760936737060547">
                <text:p>0.00760936737060547</text:p>
              </table:table-cell>
              <table:table-cell office:value-type="float" office:value="0.00951266288757324">
                <text:p>0.00951266288757324</text:p>
              </table:table-cell>
              <table:table-cell office:value-type="float" office:value="0.00821918249130249">
                <text:p>0.008219182491302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751590728759766">
                <text:p>0.00751590728759766</text:p>
              </table:table-cell>
              <table:table-cell office:value-type="float" office:value="0.00955009460449219">
                <text:p>0.00955009460449219</text:p>
              </table:table-cell>
              <table:table-cell office:value-type="float" office:value="0.00814862251281738">
                <text:p>0.008148622512817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746893882751465">
                <text:p>0.00746893882751465</text:p>
              </table:table-cell>
              <table:table-cell office:value-type="float" office:value="0.00933456420898438">
                <text:p>0.00933456420898438</text:p>
              </table:table-cell>
              <table:table-cell office:value-type="float" office:value="0.00815576314926148">
                <text:p>0.008155763149261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752139091491699">
                <text:p>0.00752139091491699</text:p>
              </table:table-cell>
              <table:table-cell office:value-type="float" office:value="0.00921034812927246">
                <text:p>0.00921034812927246</text:p>
              </table:table-cell>
              <table:table-cell office:value-type="float" office:value="0.00823426246643066">
                <text:p>0.008234262466430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760507583618164">
                <text:p>0.00760507583618164</text:p>
              </table:table-cell>
              <table:table-cell office:value-type="float" office:value="0.00939321517944336">
                <text:p>0.00939321517944336</text:p>
              </table:table-cell>
              <table:table-cell office:value-type="float" office:value="0.00820378065109253">
                <text:p>0.008203780651092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759530067443848">
                <text:p>0.00759530067443848</text:p>
              </table:table-cell>
              <table:table-cell office:value-type="float" office:value="0.00895118713378906">
                <text:p>0.00895118713378906</text:p>
              </table:table-cell>
              <table:table-cell office:value-type="float" office:value="0.008294677734375">
                <text:p>0.0082946777343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754666328430176">
                <text:p>0.00754666328430176</text:p>
              </table:table-cell>
              <table:table-cell office:value-type="float" office:value="0.0092470645904541">
                <text:p>0.0092470645904541</text:p>
              </table:table-cell>
              <table:table-cell office:value-type="float" office:value="0.0080553412437439">
                <text:p>0.008055341243743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755047798156738">
                <text:p>0.00755047798156738</text:p>
              </table:table-cell>
              <table:table-cell office:value-type="float" office:value="0.00928068161010742">
                <text:p>0.00928068161010742</text:p>
              </table:table-cell>
              <table:table-cell office:value-type="float" office:value="0.00810152292251587">
                <text:p>0.008101522922515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752162933349609">
                <text:p>0.00752162933349609</text:p>
              </table:table-cell>
              <table:table-cell office:value-type="float" office:value="0.00953888893127441">
                <text:p>0.00953888893127441</text:p>
              </table:table-cell>
              <table:table-cell office:value-type="float" office:value="0.00822807550430298">
                <text:p>0.008228075504302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762653350830078">
                <text:p>0.00762653350830078</text:p>
              </table:table-cell>
              <table:table-cell office:value-type="float" office:value="0.00945854187011719">
                <text:p>0.00945854187011719</text:p>
              </table:table-cell>
              <table:table-cell office:value-type="float" office:value="0.00823929309844971">
                <text:p>0.008239293098449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752925872802734">
                <text:p>0.00752925872802734</text:p>
              </table:table-cell>
              <table:table-cell office:value-type="float" office:value="0.00941729545593262">
                <text:p>0.00941729545593262</text:p>
              </table:table-cell>
              <table:table-cell office:value-type="float" office:value="0.008189857006073">
                <text:p>0.0081898570060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748252868652344">
                <text:p>0.00748252868652344</text:p>
              </table:table-cell>
              <table:table-cell office:value-type="float" office:value="0.00947427749633789">
                <text:p>0.00947427749633789</text:p>
              </table:table-cell>
              <table:table-cell office:value-type="float" office:value="0.00811841487884522">
                <text:p>0.008118414878845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759768486022949">
                <text:p>0.00759768486022949</text:p>
              </table:table-cell>
              <table:table-cell office:value-type="float" office:value="0.00972580909729004">
                <text:p>0.00972580909729004</text:p>
              </table:table-cell>
              <table:table-cell office:value-type="float" office:value="0.00822056531906128">
                <text:p>0.008220565319061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74305534362793">
                <text:p>0.0074305534362793</text:p>
              </table:table-cell>
              <table:table-cell office:value-type="float" office:value="0.00981640815734863">
                <text:p>0.00981640815734863</text:p>
              </table:table-cell>
              <table:table-cell office:value-type="float" office:value="0.00822635889053345">
                <text:p>0.008226358890533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75984001159668">
                <text:p>0.0075984001159668</text:p>
              </table:table-cell>
              <table:table-cell office:value-type="float" office:value="0.00960254669189453">
                <text:p>0.00960254669189453</text:p>
              </table:table-cell>
              <table:table-cell office:value-type="float" office:value="0.00820770263671875">
                <text:p>0.00820770263671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760841369628906">
                <text:p>0.00760841369628906</text:p>
              </table:table-cell>
              <table:table-cell office:value-type="float" office:value="0.00981855392456055">
                <text:p>0.00981855392456055</text:p>
              </table:table-cell>
              <table:table-cell office:value-type="float" office:value="0.00809625387191772">
                <text:p>0.008096253871917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776076316833496">
                <text:p>0.00776076316833496</text:p>
              </table:table-cell>
              <table:table-cell office:value-type="float" office:value="0.00963807106018066">
                <text:p>0.00963807106018066</text:p>
              </table:table-cell>
              <table:table-cell office:value-type="float" office:value="0.00829510688781738">
                <text:p>0.008295106887817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787115097045898">
                <text:p>0.00787115097045898</text:p>
              </table:table-cell>
              <table:table-cell office:value-type="float" office:value="0.00903797149658203">
                <text:p>0.00903797149658203</text:p>
              </table:table-cell>
              <table:table-cell office:value-type="float" office:value="0.00817737579345703">
                <text:p>0.008177375793457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743722915649414">
                <text:p>0.00743722915649414</text:p>
              </table:table-cell>
              <table:table-cell office:value-type="float" office:value="0.00899291038513184">
                <text:p>0.00899291038513184</text:p>
              </table:table-cell>
              <table:table-cell office:value-type="float" office:value="0.00804513692855835">
                <text:p>0.008045136928558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761651992797852">
                <text:p>0.00761651992797852</text:p>
              </table:table-cell>
              <table:table-cell office:value-type="float" office:value="0.00917887687683106">
                <text:p>0.00917887687683106</text:p>
              </table:table-cell>
              <table:table-cell office:value-type="float" office:value="0.00816372632980347">
                <text:p>0.0081637263298034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766992568969727">
                <text:p>0.00766992568969727</text:p>
              </table:table-cell>
              <table:table-cell office:value-type="float" office:value="0.0108101367950439">
                <text:p>0.0108101367950439</text:p>
              </table:table-cell>
              <table:table-cell office:value-type="float" office:value="0.00833401679992676">
                <text:p>0.008334016799926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761508941650391">
                <text:p>0.00761508941650391</text:p>
              </table:table-cell>
              <table:table-cell office:value-type="float" office:value="0.0105507373809814">
                <text:p>0.0105507373809814</text:p>
              </table:table-cell>
              <table:table-cell office:value-type="float" office:value="0.00830819606781006">
                <text:p>0.008308196067810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78732967376709">
                <text:p>0.0078732967376709</text:p>
              </table:table-cell>
              <table:table-cell office:value-type="float" office:value="0.0104153156280518">
                <text:p>0.0104153156280518</text:p>
              </table:table-cell>
              <table:table-cell office:value-type="float" office:value="0.00839776992797852">
                <text:p>0.008397769927978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743794441223145">
                <text:p>0.00743794441223145</text:p>
              </table:table-cell>
              <table:table-cell office:value-type="float" office:value="0.0106983184814453">
                <text:p>0.0106983184814453</text:p>
              </table:table-cell>
              <table:table-cell office:value-type="float" office:value="0.00816353559494019">
                <text:p>0.008163535594940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756740570068359">
                <text:p>0.00756740570068359</text:p>
              </table:table-cell>
              <table:table-cell office:value-type="float" office:value="0.0105810165405273">
                <text:p>0.0105810165405273</text:p>
              </table:table-cell>
              <table:table-cell office:value-type="float" office:value="0.00812925100326538">
                <text:p>0.008129251003265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754380226135254">
                <text:p>0.00754380226135254</text:p>
              </table:table-cell>
              <table:table-cell office:value-type="float" office:value="0.0105288028717041">
                <text:p>0.0105288028717041</text:p>
              </table:table-cell>
              <table:table-cell office:value-type="float" office:value="0.00802137851715088">
                <text:p>0.0080213785171508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749063491821289">
                <text:p>0.00749063491821289</text:p>
              </table:table-cell>
              <table:table-cell office:value-type="float" office:value="0.0107326507568359">
                <text:p>0.0107326507568359</text:p>
              </table:table-cell>
              <table:table-cell office:value-type="float" office:value="0.00802981853485107">
                <text:p>0.008029818534851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751543045043945">
                <text:p>0.00751543045043945</text:p>
              </table:table-cell>
              <table:table-cell office:value-type="float" office:value="0.0110039710998535">
                <text:p>0.0110039710998535</text:p>
              </table:table-cell>
              <table:table-cell office:value-type="float" office:value="0.00817329883575439">
                <text:p>0.0081732988357543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748753547668457">
                <text:p>0.00748753547668457</text:p>
              </table:table-cell>
              <table:table-cell office:value-type="float" office:value="0.010711669921875">
                <text:p>0.010711669921875</text:p>
              </table:table-cell>
              <table:table-cell office:value-type="float" office:value="0.0080954909324646">
                <text:p>0.00809549093246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753498077392578">
                <text:p>0.00753498077392578</text:p>
              </table:table-cell>
              <table:table-cell office:value-type="float" office:value="0.0105493068695068">
                <text:p>0.0105493068695068</text:p>
              </table:table-cell>
              <table:table-cell office:value-type="float" office:value="0.00824877023696899">
                <text:p>0.008248770236968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774502754211426">
                <text:p>0.00774502754211426</text:p>
              </table:table-cell>
              <table:table-cell office:value-type="float" office:value="0.0106348991394043">
                <text:p>0.0106348991394043</text:p>
              </table:table-cell>
              <table:table-cell office:value-type="float" office:value="0.00825752019882202">
                <text:p>0.008257520198822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745177268981934">
                <text:p>0.00745177268981934</text:p>
              </table:table-cell>
              <table:table-cell office:value-type="float" office:value="0.0107362270355225">
                <text:p>0.0107362270355225</text:p>
              </table:table-cell>
              <table:table-cell office:value-type="float" office:value="0.0080184817314148">
                <text:p>0.00801848173141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760412216186523">
                <text:p>0.00760412216186523</text:p>
              </table:table-cell>
              <table:table-cell office:value-type="float" office:value="0.0110087394714356">
                <text:p>0.0110087394714356</text:p>
              </table:table-cell>
              <table:table-cell office:value-type="float" office:value="0.00813794136047363">
                <text:p>0.008137941360473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792241096496582">
                <text:p>0.00792241096496582</text:p>
              </table:table-cell>
              <table:table-cell office:value-type="float" office:value="0.010725736618042">
                <text:p>0.010725736618042</text:p>
              </table:table-cell>
              <table:table-cell office:value-type="float" office:value="0.00838272571563721">
                <text:p>0.008382725715637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748777389526367">
                <text:p>0.00748777389526367</text:p>
              </table:table-cell>
              <table:table-cell office:value-type="float" office:value="0.0107061862945557">
                <text:p>0.0107061862945557</text:p>
              </table:table-cell>
              <table:table-cell office:value-type="float" office:value="0.00803225040435791">
                <text:p>0.008032250404357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746965408325195">
                <text:p>0.00746965408325195</text:p>
              </table:table-cell>
              <table:table-cell office:value-type="float" office:value="0.0107851028442383">
                <text:p>0.0107851028442383</text:p>
              </table:table-cell>
              <table:table-cell office:value-type="float" office:value="0.00809873342514038">
                <text:p>0.008098733425140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754165649414063">
                <text:p>0.00754165649414063</text:p>
              </table:table-cell>
              <table:table-cell office:value-type="float" office:value="0.0108191967010498">
                <text:p>0.0108191967010498</text:p>
              </table:table-cell>
              <table:table-cell office:value-type="float" office:value="0.00822515487670898">
                <text:p>0.008225154876708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746440887451172">
                <text:p>0.00746440887451172</text:p>
              </table:table-cell>
              <table:table-cell office:value-type="float" office:value="0.0112998485565186">
                <text:p>0.0112998485565186</text:p>
              </table:table-cell>
              <table:table-cell office:value-type="float" office:value="0.00810002088546753">
                <text:p>0.0081000208854675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761651992797852">
                <text:p>0.00761651992797852</text:p>
              </table:table-cell>
              <table:table-cell office:value-type="float" office:value="0.0105812549591064">
                <text:p>0.0105812549591064</text:p>
              </table:table-cell>
              <table:table-cell office:value-type="float" office:value="0.00805916786193848">
                <text:p>0.008059167861938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748753547668457">
                <text:p>0.00748753547668457</text:p>
              </table:table-cell>
              <table:table-cell office:value-type="float" office:value="0.00888156890869141">
                <text:p>0.00888156890869141</text:p>
              </table:table-cell>
              <table:table-cell office:value-type="float" office:value="0.00804965496063232">
                <text:p>0.008049654960632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761675834655762">
                <text:p>0.00761675834655762</text:p>
              </table:table-cell>
              <table:table-cell office:value-type="float" office:value="0.00927019119262695">
                <text:p>0.00927019119262695</text:p>
              </table:table-cell>
              <table:table-cell office:value-type="float" office:value="0.00798932313919067">
                <text:p>0.007989323139190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754761695861817">
                <text:p>0.00754761695861817</text:p>
              </table:table-cell>
              <table:table-cell office:value-type="float" office:value="0.00890374183654785">
                <text:p>0.00890374183654785</text:p>
              </table:table-cell>
              <table:table-cell office:value-type="float" office:value="0.00808005332946777">
                <text:p>0.008080053329467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772786140441895">
                <text:p>0.00772786140441895</text:p>
              </table:table-cell>
              <table:table-cell office:value-type="float" office:value="0.0228157043457031">
                <text:p>0.0228157043457031</text:p>
              </table:table-cell>
              <table:table-cell office:value-type="float" office:value="0.00925724506378174">
                <text:p>0.009257245063781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750470161437988">
                <text:p>0.00750470161437988</text:p>
              </table:table-cell>
              <table:table-cell office:value-type="float" office:value="0.0094292163848877">
                <text:p>0.0094292163848877</text:p>
              </table:table-cell>
              <table:table-cell office:value-type="float" office:value="0.00801243782043457">
                <text:p>0.0080124378204345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756025314331055">
                <text:p>0.00756025314331055</text:p>
              </table:table-cell>
              <table:table-cell office:value-type="float" office:value="0.00949144363403321">
                <text:p>0.00949144363403321</text:p>
              </table:table-cell>
              <table:table-cell office:value-type="float" office:value="0.00806008577346802">
                <text:p>0.0080600857734680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754523277282715">
                <text:p>0.00754523277282715</text:p>
              </table:table-cell>
              <table:table-cell office:value-type="float" office:value="0.00905132293701172">
                <text:p>0.00905132293701172</text:p>
              </table:table-cell>
              <table:table-cell office:value-type="float" office:value="0.00801043510437012">
                <text:p>0.008010435104370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743246078491211">
                <text:p>0.00743246078491211</text:p>
              </table:table-cell>
              <table:table-cell office:value-type="float" office:value="0.00901412963867188">
                <text:p>0.00901412963867188</text:p>
              </table:table-cell>
              <table:table-cell office:value-type="float" office:value="0.00796604156494141">
                <text:p>0.007966041564941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742292404174805">
                <text:p>0.00742292404174805</text:p>
              </table:table-cell>
              <table:table-cell office:value-type="float" office:value="0.00936293601989746">
                <text:p>0.00936293601989746</text:p>
              </table:table-cell>
              <table:table-cell office:value-type="float" office:value="0.00805450677871704">
                <text:p>0.008054506778717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754213333129883">
                <text:p>0.00754213333129883</text:p>
              </table:table-cell>
              <table:table-cell office:value-type="float" office:value="0.00923657417297363">
                <text:p>0.00923657417297363</text:p>
              </table:table-cell>
              <table:table-cell office:value-type="float" office:value="0.00799843072891235">
                <text:p>0.007998430728912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756502151489258">
                <text:p>0.00756502151489258</text:p>
              </table:table-cell>
              <table:table-cell office:value-type="float" office:value="0.00933384895324707">
                <text:p>0.00933384895324707</text:p>
              </table:table-cell>
              <table:table-cell office:value-type="float" office:value="0.00806871652603149">
                <text:p>0.008068716526031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761103630065918">
                <text:p>0.00761103630065918</text:p>
              </table:table-cell>
              <table:table-cell office:value-type="float" office:value="0.0108087062835693">
                <text:p>0.0108087062835693</text:p>
              </table:table-cell>
              <table:table-cell office:value-type="float" office:value="0.00813339948654175">
                <text:p>0.008133399486541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743246078491211">
                <text:p>0.00743246078491211</text:p>
              </table:table-cell>
              <table:table-cell office:value-type="float" office:value="0.0108375549316406">
                <text:p>0.0108375549316406</text:p>
              </table:table-cell>
              <table:table-cell office:value-type="float" office:value="0.00821832418441772">
                <text:p>0.0082183241844177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750422477722168">
                <text:p>0.00750422477722168</text:p>
              </table:table-cell>
              <table:table-cell office:value-type="float" office:value="0.0108113288879395">
                <text:p>0.0108113288879395</text:p>
              </table:table-cell>
              <table:table-cell office:value-type="float" office:value="0.00819802284240723">
                <text:p>0.008198022842407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752139091491699">
                <text:p>0.00752139091491699</text:p>
              </table:table-cell>
              <table:table-cell office:value-type="float" office:value="0.0107252597808838">
                <text:p>0.0107252597808838</text:p>
              </table:table-cell>
              <table:table-cell office:value-type="float" office:value="0.0080769419670105">
                <text:p>0.00807694196701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755047798156738">
                <text:p>0.00755047798156738</text:p>
              </table:table-cell>
              <table:table-cell office:value-type="float" office:value="0.00958919525146485">
                <text:p>0.00958919525146485</text:p>
              </table:table-cell>
              <table:table-cell office:value-type="float" office:value="0.00818898677825928">
                <text:p>0.008188986778259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746846199035645">
                <text:p>0.00746846199035645</text:p>
              </table:table-cell>
              <table:table-cell office:value-type="float" office:value="0.00915622711181641">
                <text:p>0.00915622711181641</text:p>
              </table:table-cell>
              <table:table-cell office:value-type="float" office:value="0.00811684131622315">
                <text:p>0.008116841316223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757813453674317">
                <text:p>0.00757813453674317</text:p>
              </table:table-cell>
              <table:table-cell office:value-type="float" office:value="0.00970149040222168">
                <text:p>0.00970149040222168</text:p>
              </table:table-cell>
              <table:table-cell office:value-type="float" office:value="0.00810329914093018">
                <text:p>0.008103299140930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746250152587891">
                <text:p>0.00746250152587891</text:p>
              </table:table-cell>
              <table:table-cell office:value-type="float" office:value="0.00924277305603027">
                <text:p>0.00924277305603027</text:p>
              </table:table-cell>
              <table:table-cell office:value-type="float" office:value="0.00805332660675049">
                <text:p>0.008053326606750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758528709411621">
                <text:p>0.00758528709411621</text:p>
              </table:table-cell>
              <table:table-cell office:value-type="float" office:value="0.00964689254760742">
                <text:p>0.00964689254760742</text:p>
              </table:table-cell>
              <table:table-cell office:value-type="float" office:value="0.00807209014892578">
                <text:p>0.008072090148925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747466087341309">
                <text:p>0.00747466087341309</text:p>
              </table:table-cell>
              <table:table-cell office:value-type="float" office:value="0.00933527946472168">
                <text:p>0.00933527946472168</text:p>
              </table:table-cell>
              <table:table-cell office:value-type="float" office:value="0.00819060802459717">
                <text:p>0.008190608024597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756907463073731">
                <text:p>0.00756907463073731</text:p>
              </table:table-cell>
              <table:table-cell office:value-type="float" office:value="0.00919365882873535">
                <text:p>0.00919365882873535</text:p>
              </table:table-cell>
              <table:table-cell office:value-type="float" office:value="0.008086097240448">
                <text:p>0.0080860972404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749087333679199">
                <text:p>0.00749087333679199</text:p>
              </table:table-cell>
              <table:table-cell office:value-type="float" office:value="0.00940227508544922">
                <text:p>0.00940227508544922</text:p>
              </table:table-cell>
              <table:table-cell office:value-type="float" office:value="0.00804276466369629">
                <text:p>0.008042764663696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763487815856934">
                <text:p>0.00763487815856934</text:p>
              </table:table-cell>
              <table:table-cell office:value-type="float" office:value="0.00965428352355957">
                <text:p>0.00965428352355957</text:p>
              </table:table-cell>
              <table:table-cell office:value-type="float" office:value="0.00818548202514648">
                <text:p>0.0081854820251464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754690170288086">
                <text:p>0.00754690170288086</text:p>
              </table:table-cell>
              <table:table-cell office:value-type="float" office:value="0.00941538810729981">
                <text:p>0.00941538810729981</text:p>
              </table:table-cell>
              <table:table-cell office:value-type="float" office:value="0.0080981969833374">
                <text:p>0.00809819698333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752639770507813">
                <text:p>0.00752639770507813</text:p>
              </table:table-cell>
              <table:table-cell office:value-type="float" office:value="0.0101239681243896">
                <text:p>0.0101239681243896</text:p>
              </table:table-cell>
              <table:table-cell office:value-type="float" office:value="0.00829950571060181">
                <text:p>0.008299505710601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763535499572754">
                <text:p>0.00763535499572754</text:p>
              </table:table-cell>
              <table:table-cell office:value-type="float" office:value="0.00964617729187012">
                <text:p>0.00964617729187012</text:p>
              </table:table-cell>
              <table:table-cell office:value-type="float" office:value="0.00815976858139038">
                <text:p>0.0081597685813903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75526237487793">
                <text:p>0.0075526237487793</text:p>
              </table:table-cell>
              <table:table-cell office:value-type="float" office:value="0.00921154022216797">
                <text:p>0.00921154022216797</text:p>
              </table:table-cell>
              <table:table-cell office:value-type="float" office:value="0.00808106660842896">
                <text:p>0.008081066608428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779128074645996">
                <text:p>0.00779128074645996</text:p>
              </table:table-cell>
              <table:table-cell office:value-type="float" office:value="0.00927019119262695">
                <text:p>0.00927019119262695</text:p>
              </table:table-cell>
              <table:table-cell office:value-type="float" office:value="0.00820879936218262">
                <text:p>0.008208799362182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766873359680176">
                <text:p>0.00766873359680176</text:p>
              </table:table-cell>
              <table:table-cell office:value-type="float" office:value="0.0091860294342041">
                <text:p>0.0091860294342041</text:p>
              </table:table-cell>
              <table:table-cell office:value-type="float" office:value="0.00803667306900024">
                <text:p>0.008036673069000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77667236328125">
                <text:p>0.0077667236328125</text:p>
              </table:table-cell>
              <table:table-cell office:value-type="float" office:value="0.00939512252807617">
                <text:p>0.00939512252807617</text:p>
              </table:table-cell>
              <table:table-cell office:value-type="float" office:value="0.00817185640335083">
                <text:p>0.0081718564033508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748538970947266">
                <text:p>0.00748538970947266</text:p>
              </table:table-cell>
              <table:table-cell office:value-type="float" office:value="0.0110461711883545">
                <text:p>0.0110461711883545</text:p>
              </table:table-cell>
              <table:table-cell office:value-type="float" office:value="0.00819945335388184">
                <text:p>0.008199453353881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74160099029541">
                <text:p>0.0074160099029541</text:p>
              </table:table-cell>
              <table:table-cell office:value-type="float" office:value="0.00948691368103027">
                <text:p>0.00948691368103027</text:p>
              </table:table-cell>
              <table:table-cell office:value-type="float" office:value="0.00806112289428711">
                <text:p>0.008061122894287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747179985046387">
                <text:p>0.00747179985046387</text:p>
              </table:table-cell>
              <table:table-cell office:value-type="float" office:value="0.0107579231262207">
                <text:p>0.0107579231262207</text:p>
              </table:table-cell>
              <table:table-cell office:value-type="float" office:value="0.00813767910003662">
                <text:p>0.008137679100036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746941566467285">
                <text:p>0.00746941566467285</text:p>
              </table:table-cell>
              <table:table-cell office:value-type="float" office:value="0.0101184844970703">
                <text:p>0.0101184844970703</text:p>
              </table:table-cell>
              <table:table-cell office:value-type="float" office:value="0.00809464454650879">
                <text:p>0.0080946445465087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756049156188965">
                <text:p>0.00756049156188965</text:p>
              </table:table-cell>
              <table:table-cell office:value-type="float" office:value="0.0109131336212158">
                <text:p>0.0109131336212158</text:p>
              </table:table-cell>
              <table:table-cell office:value-type="float" office:value="0.0081683874130249">
                <text:p>0.00816838741302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757122039794922">
                <text:p>0.00757122039794922</text:p>
              </table:table-cell>
              <table:table-cell office:value-type="float" office:value="0.0090031623840332">
                <text:p>0.0090031623840332</text:p>
              </table:table-cell>
              <table:table-cell office:value-type="float" office:value="0.00808670520782471">
                <text:p>0.008086705207824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756120681762695">
                <text:p>0.00756120681762695</text:p>
              </table:table-cell>
              <table:table-cell office:value-type="float" office:value="0.00923585891723633">
                <text:p>0.00923585891723633</text:p>
              </table:table-cell>
              <table:table-cell office:value-type="float" office:value="0.00816143751144409">
                <text:p>0.008161437511444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754547119140625">
                <text:p>0.00754547119140625</text:p>
              </table:table-cell>
              <table:table-cell office:value-type="float" office:value="0.00926494598388672">
                <text:p>0.00926494598388672</text:p>
              </table:table-cell>
              <table:table-cell office:value-type="float" office:value="0.00799573659896851">
                <text:p>0.007995736598968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751042366027832">
                <text:p>0.00751042366027832</text:p>
              </table:table-cell>
              <table:table-cell office:value-type="float" office:value="0.00968599319458008">
                <text:p>0.00968599319458008</text:p>
              </table:table-cell>
              <table:table-cell office:value-type="float" office:value="0.00814484357833862">
                <text:p>0.008144843578338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755429267883301">
                <text:p>0.00755429267883301</text:p>
              </table:table-cell>
              <table:table-cell office:value-type="float" office:value="0.0108447074890137">
                <text:p>0.0108447074890137</text:p>
              </table:table-cell>
              <table:table-cell office:value-type="float" office:value="0.00813999176025391">
                <text:p>0.008139991760253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770139694213867">
                <text:p>0.00770139694213867</text:p>
              </table:table-cell>
              <table:table-cell office:value-type="float" office:value="0.0107004642486572">
                <text:p>0.0107004642486572</text:p>
              </table:table-cell>
              <table:table-cell office:value-type="float" office:value="0.00830284357070923">
                <text:p>0.008302843570709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759100914001465">
                <text:p>0.00759100914001465</text:p>
              </table:table-cell>
              <table:table-cell office:value-type="float" office:value="0.0107014179229736">
                <text:p>0.0107014179229736</text:p>
              </table:table-cell>
              <table:table-cell office:value-type="float" office:value="0.00809582471847534">
                <text:p>0.008095824718475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754404067993164">
                <text:p>0.00754404067993164</text:p>
              </table:table-cell>
              <table:table-cell office:value-type="float" office:value="0.0106096267700195">
                <text:p>0.0106096267700195</text:p>
              </table:table-cell>
              <table:table-cell office:value-type="float" office:value="0.00812307596206665">
                <text:p>0.0081230759620666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754451751708984">
                <text:p>0.00754451751708984</text:p>
              </table:table-cell>
              <table:table-cell office:value-type="float" office:value="0.0109407901763916">
                <text:p>0.0109407901763916</text:p>
              </table:table-cell>
              <table:table-cell office:value-type="float" office:value="0.00810070037841797">
                <text:p>0.008100700378417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764250755310059">
                <text:p>0.00764250755310059</text:p>
              </table:table-cell>
              <table:table-cell office:value-type="float" office:value="0.0109639167785645">
                <text:p>0.0109639167785645</text:p>
              </table:table-cell>
              <table:table-cell office:value-type="float" office:value="0.00821787118911743">
                <text:p>0.008217871189117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75531005859375">
                <text:p>0.0075531005859375</text:p>
              </table:table-cell>
              <table:table-cell office:value-type="float" office:value="0.00931239128112793">
                <text:p>0.00931239128112793</text:p>
              </table:table-cell>
              <table:table-cell office:value-type="float" office:value="0.00817657709121704">
                <text:p>0.00817657709121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74925422668457">
                <text:p>0.0074925422668457</text:p>
              </table:table-cell>
              <table:table-cell office:value-type="float" office:value="0.00981783866882324">
                <text:p>0.00981783866882324</text:p>
              </table:table-cell>
              <table:table-cell office:value-type="float" office:value="0.00802211761474609">
                <text:p>0.008022117614746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747179985046387">
                <text:p>0.00747179985046387</text:p>
              </table:table-cell>
              <table:table-cell office:value-type="float" office:value="0.00941038131713867">
                <text:p>0.00941038131713867</text:p>
              </table:table-cell>
              <table:table-cell office:value-type="float" office:value="0.00801920890808106">
                <text:p>0.008019208908081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765037536621094">
                <text:p>0.00765037536621094</text:p>
              </table:table-cell>
              <table:table-cell office:value-type="float" office:value="0.00931620597839356">
                <text:p>0.00931620597839356</text:p>
              </table:table-cell>
              <table:table-cell office:value-type="float" office:value="0.00828574895858765">
                <text:p>0.008285748958587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748157501220703">
                <text:p>0.00748157501220703</text:p>
              </table:table-cell>
              <table:table-cell office:value-type="float" office:value="0.00904607772827148">
                <text:p>0.00904607772827148</text:p>
              </table:table-cell>
              <table:table-cell office:value-type="float" office:value="0.00806446075439453">
                <text:p>0.008064460754394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747990608215332">
                <text:p>0.00747990608215332</text:p>
              </table:table-cell>
              <table:table-cell office:value-type="float" office:value="0.00896716117858887">
                <text:p>0.00896716117858887</text:p>
              </table:table-cell>
              <table:table-cell office:value-type="float" office:value="0.00808959007263184">
                <text:p>0.008089590072631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769186019897461">
                <text:p>0.00769186019897461</text:p>
              </table:table-cell>
              <table:table-cell office:value-type="float" office:value="0.00940227508544922">
                <text:p>0.00940227508544922</text:p>
              </table:table-cell>
              <table:table-cell office:value-type="float" office:value="0.00815091133117676">
                <text:p>0.008150911331176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747370719909668">
                <text:p>0.00747370719909668</text:p>
              </table:table-cell>
              <table:table-cell office:value-type="float" office:value="0.00939297676086426">
                <text:p>0.00939297676086426</text:p>
              </table:table-cell>
              <table:table-cell office:value-type="float" office:value="0.00815614461898804">
                <text:p>0.008156144618988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758004188537598">
                <text:p>0.00758004188537598</text:p>
              </table:table-cell>
              <table:table-cell office:value-type="float" office:value="0.00941967964172363">
                <text:p>0.00941967964172363</text:p>
              </table:table-cell>
              <table:table-cell office:value-type="float" office:value="0.00821045637130737">
                <text:p>0.008210456371307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769424438476563">
                <text:p>0.00769424438476563</text:p>
              </table:table-cell>
              <table:table-cell office:value-type="float" office:value="0.0110816955566406">
                <text:p>0.0110816955566406</text:p>
              </table:table-cell>
              <table:table-cell office:value-type="float" office:value="0.00826023817062378">
                <text:p>0.008260238170623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757527351379395">
                <text:p>0.00757527351379395</text:p>
              </table:table-cell>
              <table:table-cell office:value-type="float" office:value="0.0110557079315186">
                <text:p>0.0110557079315186</text:p>
              </table:table-cell>
              <table:table-cell office:value-type="float" office:value="0.00817674398422241">
                <text:p>0.008176743984222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755524635314942">
                <text:p>0.00755524635314942</text:p>
              </table:table-cell>
              <table:table-cell office:value-type="float" office:value="0.0105500221252441">
                <text:p>0.0105500221252441</text:p>
              </table:table-cell>
              <table:table-cell office:value-type="float" office:value="0.00825643539428711">
                <text:p>0.008256435394287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769591331481934">
                <text:p>0.00769591331481934</text:p>
              </table:table-cell>
              <table:table-cell office:value-type="float" office:value="0.0108792781829834">
                <text:p>0.0108792781829834</text:p>
              </table:table-cell>
              <table:table-cell office:value-type="float" office:value="0.00827373266220093">
                <text:p>0.008273732662200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779175758361817">
                <text:p>0.00779175758361817</text:p>
              </table:table-cell>
              <table:table-cell office:value-type="float" office:value="0.0109848976135254">
                <text:p>0.0109848976135254</text:p>
              </table:table-cell>
              <table:table-cell office:value-type="float" office:value="0.0083601713180542">
                <text:p>0.00836017131805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778722763061523">
                <text:p>0.00778722763061523</text:p>
              </table:table-cell>
              <table:table-cell office:value-type="float" office:value="0.0114097595214844">
                <text:p>0.0114097595214844</text:p>
              </table:table-cell>
              <table:table-cell office:value-type="float" office:value="0.00814504623413086">
                <text:p>0.008145046234130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750327110290527">
                <text:p>0.00750327110290527</text:p>
              </table:table-cell>
              <table:table-cell office:value-type="float" office:value="0.00923633575439453">
                <text:p>0.00923633575439453</text:p>
              </table:table-cell>
              <table:table-cell office:value-type="float" office:value="0.00813770294189453">
                <text:p>0.008137702941894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747799873352051">
                <text:p>0.00747799873352051</text:p>
              </table:table-cell>
              <table:table-cell office:value-type="float" office:value="0.00956559181213379">
                <text:p>0.00956559181213379</text:p>
              </table:table-cell>
              <table:table-cell office:value-type="float" office:value="0.00809828042984009">
                <text:p>0.008098280429840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749993324279785">
                <text:p>0.00749993324279785</text:p>
              </table:table-cell>
              <table:table-cell office:value-type="float" office:value="0.00946807861328125">
                <text:p>0.00946807861328125</text:p>
              </table:table-cell>
              <table:table-cell office:value-type="float" office:value="0.00798335075378418">
                <text:p>0.0079833507537841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752806663513184">
                <text:p>0.00752806663513184</text:p>
              </table:table-cell>
              <table:table-cell office:value-type="float" office:value="0.00946497917175293">
                <text:p>0.00946497917175293</text:p>
              </table:table-cell>
              <table:table-cell office:value-type="float" office:value="0.00815824270248413">
                <text:p>0.008158242702484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749421119689942">
                <text:p>0.00749421119689942</text:p>
              </table:table-cell>
              <table:table-cell office:value-type="float" office:value="0.00972843170166016">
                <text:p>0.00972843170166016</text:p>
              </table:table-cell>
              <table:table-cell office:value-type="float" office:value="0.00819684267044068">
                <text:p>0.008196842670440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762510299682617">
                <text:p>0.00762510299682617</text:p>
              </table:table-cell>
              <table:table-cell office:value-type="float" office:value="0.00907301902770996">
                <text:p>0.00907301902770996</text:p>
              </table:table-cell>
              <table:table-cell office:value-type="float" office:value="0.0081382155418396">
                <text:p>0.00813821554183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789237022399902">
                <text:p>0.00789237022399902</text:p>
              </table:table-cell>
              <table:table-cell office:value-type="float" office:value="0.00911545753479004">
                <text:p>0.00911545753479004</text:p>
              </table:table-cell>
              <table:table-cell office:value-type="float" office:value="0.00832690000534058">
                <text:p>0.008326900005340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776314735412598">
                <text:p>0.00776314735412598</text:p>
              </table:table-cell>
              <table:table-cell office:value-type="float" office:value="0.00941085815429688">
                <text:p>0.00941085815429688</text:p>
              </table:table-cell>
              <table:table-cell office:value-type="float" office:value="0.00829077959060669">
                <text:p>0.0082907795906066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796627998352051">
                <text:p>0.00796627998352051</text:p>
              </table:table-cell>
              <table:table-cell office:value-type="float" office:value="0.00954389572143555">
                <text:p>0.00954389572143555</text:p>
              </table:table-cell>
              <table:table-cell office:value-type="float" office:value="0.00834028720855713">
                <text:p>0.008340287208557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781989097595215">
                <text:p>0.00781989097595215</text:p>
              </table:table-cell>
              <table:table-cell office:value-type="float" office:value="0.00970649719238281">
                <text:p>0.00970649719238281</text:p>
              </table:table-cell>
              <table:table-cell office:value-type="float" office:value="0.00818877220153809">
                <text:p>0.008188772201538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753378868103027">
                <text:p>0.00753378868103027</text:p>
              </table:table-cell>
              <table:table-cell office:value-type="float" office:value="0.00943732261657715">
                <text:p>0.00943732261657715</text:p>
              </table:table-cell>
              <table:table-cell office:value-type="float" office:value="0.00799591541290283">
                <text:p>0.007995915412902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759553909301758">
                <text:p>0.00759553909301758</text:p>
              </table:table-cell>
              <table:table-cell office:value-type="float" office:value="0.00971364974975586">
                <text:p>0.00971364974975586</text:p>
              </table:table-cell>
              <table:table-cell office:value-type="float" office:value="0.00799579620361328">
                <text:p>0.007995796203613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60102272033692">
                <text:p>0.00760102272033692</text:p>
              </table:table-cell>
              <table:table-cell office:value-type="float" office:value="0.00941133499145508">
                <text:p>0.00941133499145508</text:p>
              </table:table-cell>
              <table:table-cell office:value-type="float" office:value="0.00802633762359619">
                <text:p>0.008026337623596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33280181884766">
                <text:p>0.00733280181884766</text:p>
              </table:table-cell>
              <table:table-cell office:value-type="float" office:value="0.00925064086914063">
                <text:p>0.00925064086914063</text:p>
              </table:table-cell>
              <table:table-cell office:value-type="float" office:value="0.0079744815826416">
                <text:p>0.00797448158264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35735893249512">
                <text:p>0.00735735893249512</text:p>
              </table:table-cell>
              <table:table-cell office:value-type="float" office:value="0.00978326797485352">
                <text:p>0.00978326797485352</text:p>
              </table:table-cell>
              <table:table-cell office:value-type="float" office:value="0.00800117254257202">
                <text:p>0.008001172542572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62534141540527">
                <text:p>0.00762534141540527</text:p>
              </table:table-cell>
              <table:table-cell office:value-type="float" office:value="0.010676383972168">
                <text:p>0.010676383972168</text:p>
              </table:table-cell>
              <table:table-cell office:value-type="float" office:value="0.00837926864624023">
                <text:p>0.008379268646240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56216049194336">
                <text:p>0.00756216049194336</text:p>
              </table:table-cell>
              <table:table-cell office:value-type="float" office:value="0.0105330944061279">
                <text:p>0.0105330944061279</text:p>
              </table:table-cell>
              <table:table-cell office:value-type="float" office:value="0.00826780796051025">
                <text:p>0.008267807960510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54237174987793">
                <text:p>0.00754237174987793</text:p>
              </table:table-cell>
              <table:table-cell office:value-type="float" office:value="0.00988292694091797">
                <text:p>0.00988292694091797</text:p>
              </table:table-cell>
              <table:table-cell office:value-type="float" office:value="0.00805162191390991">
                <text:p>0.008051621913909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5380802154541">
                <text:p>0.0075380802154541</text:p>
              </table:table-cell>
              <table:table-cell office:value-type="float" office:value="0.0106134414672852">
                <text:p>0.0106134414672852</text:p>
              </table:table-cell>
              <table:table-cell office:value-type="float" office:value="0.00829555988311768">
                <text:p>0.008295559883117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80749320983887">
                <text:p>0.00780749320983887</text:p>
              </table:table-cell>
              <table:table-cell office:value-type="float" office:value="0.0104620456695557">
                <text:p>0.0104620456695557</text:p>
              </table:table-cell>
              <table:table-cell office:value-type="float" office:value="0.00837497711181641">
                <text:p>0.0083749771118164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58004188537598">
                <text:p>0.00758004188537598</text:p>
              </table:table-cell>
              <table:table-cell office:value-type="float" office:value="0.0105938911437988">
                <text:p>0.0105938911437988</text:p>
              </table:table-cell>
              <table:table-cell office:value-type="float" office:value="0.00831326246261597">
                <text:p>0.008313262462615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58004188537598">
                <text:p>0.00758004188537598</text:p>
              </table:table-cell>
              <table:table-cell office:value-type="float" office:value="0.0103254318237305">
                <text:p>0.0103254318237305</text:p>
              </table:table-cell>
              <table:table-cell office:value-type="float" office:value="0.00813878774642944">
                <text:p>0.008138787746429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57074356079102">
                <text:p>0.00757074356079102</text:p>
              </table:table-cell>
              <table:table-cell office:value-type="float" office:value="0.0101118087768555">
                <text:p>0.0101118087768555</text:p>
              </table:table-cell>
              <table:table-cell office:value-type="float" office:value="0.00816478729248047">
                <text:p>0.008164787292480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98654556274414">
                <text:p>0.00798654556274414</text:p>
              </table:table-cell>
              <table:table-cell office:value-type="float" office:value="0.0102701187133789">
                <text:p>0.0102701187133789</text:p>
              </table:table-cell>
              <table:table-cell office:value-type="float" office:value="0.0083149790763855">
                <text:p>0.00831497907638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94482231140137">
                <text:p>0.00794482231140137</text:p>
              </table:table-cell>
              <table:table-cell office:value-type="float" office:value="0.010451078414917">
                <text:p>0.010451078414917</text:p>
              </table:table-cell>
              <table:table-cell office:value-type="float" office:value="0.00840694904327393">
                <text:p>0.008406949043273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59029388427734">
                <text:p>0.00759029388427734</text:p>
              </table:table-cell>
              <table:table-cell office:value-type="float" office:value="0.0102417469024658">
                <text:p>0.0102417469024658</text:p>
              </table:table-cell>
              <table:table-cell office:value-type="float" office:value="0.00839382410049439">
                <text:p>0.0083938241004943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56549835205078">
                <text:p>0.00756549835205078</text:p>
              </table:table-cell>
              <table:table-cell office:value-type="float" office:value="0.00970840454101563">
                <text:p>0.00970840454101563</text:p>
              </table:table-cell>
              <table:table-cell office:value-type="float" office:value="0.00818874835968018">
                <text:p>0.008188748359680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5986385345459">
                <text:p>0.0075986385345459</text:p>
              </table:table-cell>
              <table:table-cell office:value-type="float" office:value="0.0094907283782959">
                <text:p>0.0094907283782959</text:p>
              </table:table-cell>
              <table:table-cell office:value-type="float" office:value="0.00833766460418701">
                <text:p>0.008337664604187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76028633117676">
                <text:p>0.00776028633117676</text:p>
              </table:table-cell>
              <table:table-cell office:value-type="float" office:value="0.00959825515747071">
                <text:p>0.00959825515747071</text:p>
              </table:table-cell>
              <table:table-cell office:value-type="float" office:value="0.00830111503601074">
                <text:p>0.008301115036010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69948959350586">
                <text:p>0.00769948959350586</text:p>
              </table:table-cell>
              <table:table-cell office:value-type="float" office:value="0.00916838645935059">
                <text:p>0.00916838645935059</text:p>
              </table:table-cell>
              <table:table-cell office:value-type="float" office:value="0.00820939540863037">
                <text:p>0.0082093954086303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63845443725586">
                <text:p>0.00763845443725586</text:p>
              </table:table-cell>
              <table:table-cell office:value-type="float" office:value="0.00932931900024414">
                <text:p>0.00932931900024414</text:p>
              </table:table-cell>
              <table:table-cell office:value-type="float" office:value="0.0081525206565857">
                <text:p>0.00815252065658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58886337280273">
                <text:p>0.00758886337280273</text:p>
              </table:table-cell>
              <table:table-cell office:value-type="float" office:value="0.00974583625793457">
                <text:p>0.00974583625793457</text:p>
              </table:table-cell>
              <table:table-cell office:value-type="float" office:value="0.00831196308135987">
                <text:p>0.008311963081359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81369209289551">
                <text:p>0.00781369209289551</text:p>
              </table:table-cell>
              <table:table-cell office:value-type="float" office:value="0.00976705551147461">
                <text:p>0.00976705551147461</text:p>
              </table:table-cell>
              <table:table-cell office:value-type="float" office:value="0.00832052230834961">
                <text:p>0.008320522308349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74836540222168">
                <text:p>0.00774836540222168</text:p>
              </table:table-cell>
              <table:table-cell office:value-type="float" office:value="0.00985240936279297">
                <text:p>0.00985240936279297</text:p>
              </table:table-cell>
              <table:table-cell office:value-type="float" office:value="0.0084628701210022">
                <text:p>0.00846287012100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89046287536621">
                <text:p>0.00789046287536621</text:p>
              </table:table-cell>
              <table:table-cell office:value-type="float" office:value="0.00989222526550293">
                <text:p>0.00989222526550293</text:p>
              </table:table-cell>
              <table:table-cell office:value-type="float" office:value="0.00845521688461304">
                <text:p>0.008455216884613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70783424377442">
                <text:p>0.00770783424377442</text:p>
              </table:table-cell>
              <table:table-cell office:value-type="float" office:value="0.00967741012573242">
                <text:p>0.00967741012573242</text:p>
              </table:table-cell>
              <table:table-cell office:value-type="float" office:value="0.00833879709243774">
                <text:p>0.008338797092437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91144371032715">
                <text:p>0.00791144371032715</text:p>
              </table:table-cell>
              <table:table-cell office:value-type="float" office:value="0.010303258895874">
                <text:p>0.010303258895874</text:p>
              </table:table-cell>
              <table:table-cell office:value-type="float" office:value="0.00839195251464844">
                <text:p>0.008391952514648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67421722412109">
                <text:p>0.00767421722412109</text:p>
              </table:table-cell>
              <table:table-cell office:value-type="float" office:value="0.0103714466094971">
                <text:p>0.0103714466094971</text:p>
              </table:table-cell>
              <table:table-cell office:value-type="float" office:value="0.00860608816146851">
                <text:p>0.0086060881614685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80034065246582">
                <text:p>0.00780034065246582</text:p>
              </table:table-cell>
              <table:table-cell office:value-type="float" office:value="0.010739803314209">
                <text:p>0.010739803314209</text:p>
              </table:table-cell>
              <table:table-cell office:value-type="float" office:value="0.00849858522415161">
                <text:p>0.008498585224151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68423080444336">
                <text:p>0.00768423080444336</text:p>
              </table:table-cell>
              <table:table-cell office:value-type="float" office:value="0.0102212429046631">
                <text:p>0.0102212429046631</text:p>
              </table:table-cell>
              <table:table-cell office:value-type="float" office:value="0.00817399024963379">
                <text:p>0.0081739902496337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76147842407227">
                <text:p>0.00776147842407227</text:p>
              </table:table-cell>
              <table:table-cell office:value-type="float" office:value="0.0106267929077148">
                <text:p>0.0106267929077148</text:p>
              </table:table-cell>
              <table:table-cell office:value-type="float" office:value="0.00840826034545898">
                <text:p>0.008408260345458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5838565826416">
                <text:p>0.0075838565826416</text:p>
              </table:table-cell>
              <table:table-cell office:value-type="float" office:value="0.0106983184814453">
                <text:p>0.0106983184814453</text:p>
              </table:table-cell>
              <table:table-cell office:value-type="float" office:value="0.00816168785095215">
                <text:p>0.008161687850952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63583183288574">
                <text:p>0.00763583183288574</text:p>
              </table:table-cell>
              <table:table-cell office:value-type="float" office:value="0.0105423927307129">
                <text:p>0.0105423927307129</text:p>
              </table:table-cell>
              <table:table-cell office:value-type="float" office:value="0.00827999114990234">
                <text:p>0.008279991149902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8587532043457">
                <text:p>0.0078587532043457</text:p>
              </table:table-cell>
              <table:table-cell office:value-type="float" office:value="0.0107717514038086">
                <text:p>0.0107717514038086</text:p>
              </table:table-cell>
              <table:table-cell office:value-type="float" office:value="0.00861811637878418">
                <text:p>0.008618116378784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88164138793945">
                <text:p>0.00788164138793945</text:p>
              </table:table-cell>
              <table:table-cell office:value-type="float" office:value="0.0106666088104248">
                <text:p>0.0106666088104248</text:p>
              </table:table-cell>
              <table:table-cell office:value-type="float" office:value="0.00851156711578369">
                <text:p>0.008511567115783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70187377929688">
                <text:p>0.00770187377929688</text:p>
              </table:table-cell>
              <table:table-cell office:value-type="float" office:value="0.0102915763854981">
                <text:p>0.0102915763854981</text:p>
              </table:table-cell>
              <table:table-cell office:value-type="float" office:value="0.0082261323928833">
                <text:p>0.00822613239288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74192810058594">
                <text:p>0.00774192810058594</text:p>
              </table:table-cell>
              <table:table-cell office:value-type="float" office:value="0.0102701187133789">
                <text:p>0.0102701187133789</text:p>
              </table:table-cell>
              <table:table-cell office:value-type="float" office:value="0.00823619365692139">
                <text:p>0.008236193656921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94601440429688">
                <text:p>0.00794601440429688</text:p>
              </table:table-cell>
              <table:table-cell office:value-type="float" office:value="0.0107672214508057">
                <text:p>0.0107672214508057</text:p>
              </table:table-cell>
              <table:table-cell office:value-type="float" office:value="0.00852642059326172">
                <text:p>0.008526420593261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84182548522949">
                <text:p>0.00784182548522949</text:p>
              </table:table-cell>
              <table:table-cell office:value-type="float" office:value="0.0104150772094727">
                <text:p>0.0104150772094727</text:p>
              </table:table-cell>
              <table:table-cell office:value-type="float" office:value="0.0085451602935791">
                <text:p>0.00854516029357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803589820861816">
                <text:p>0.00803589820861816</text:p>
              </table:table-cell>
              <table:table-cell office:value-type="float" office:value="0.0111474990844727">
                <text:p>0.0111474990844727</text:p>
              </table:table-cell>
              <table:table-cell office:value-type="float" office:value="0.00869096517562866">
                <text:p>0.008690965175628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805568695068359">
                <text:p>0.00805568695068359</text:p>
              </table:table-cell>
              <table:table-cell office:value-type="float" office:value="0.0107436180114746">
                <text:p>0.0107436180114746</text:p>
              </table:table-cell>
              <table:table-cell office:value-type="float" office:value="0.00854582786560059">
                <text:p>0.008545827865600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72595405578613">
                <text:p>0.00772595405578613</text:p>
              </table:table-cell>
              <table:table-cell office:value-type="float" office:value="0.0106818675994873">
                <text:p>0.0106818675994873</text:p>
              </table:table-cell>
              <table:table-cell office:value-type="float" office:value="0.00847091674804688">
                <text:p>0.0084709167480468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77864456176758">
                <text:p>0.00777864456176758</text:p>
              </table:table-cell>
              <table:table-cell office:value-type="float" office:value="0.010441780090332">
                <text:p>0.010441780090332</text:p>
              </table:table-cell>
              <table:table-cell office:value-type="float" office:value="0.00839264392852783">
                <text:p>0.008392643928527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803565979003906">
                <text:p>0.00803565979003906</text:p>
              </table:table-cell>
              <table:table-cell office:value-type="float" office:value="0.0104935169219971">
                <text:p>0.0104935169219971</text:p>
              </table:table-cell>
              <table:table-cell office:value-type="float" office:value="0.00850652456283569">
                <text:p>0.008506524562835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98821449279785">
                <text:p>0.00798821449279785</text:p>
              </table:table-cell>
              <table:table-cell office:value-type="float" office:value="0.0108606815338135">
                <text:p>0.0108606815338135</text:p>
              </table:table-cell>
              <table:table-cell office:value-type="float" office:value="0.00852431058883667">
                <text:p>0.008524310588836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93838500976563">
                <text:p>0.00793838500976563</text:p>
              </table:table-cell>
              <table:table-cell office:value-type="float" office:value="0.0112185478210449">
                <text:p>0.0112185478210449</text:p>
              </table:table-cell>
              <table:table-cell office:value-type="float" office:value="0.00872573852539063">
                <text:p>0.008725738525390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94553756713867">
                <text:p>0.00794553756713867</text:p>
              </table:table-cell>
              <table:table-cell office:value-type="float" office:value="0.0164458751678467">
                <text:p>0.0164458751678467</text:p>
              </table:table-cell>
              <table:table-cell office:value-type="float" office:value="0.00952348709106445">
                <text:p>0.009523487091064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97343254089356">
                <text:p>0.00797343254089356</text:p>
              </table:table-cell>
              <table:table-cell office:value-type="float" office:value="0.0109381675720215">
                <text:p>0.0109381675720215</text:p>
              </table:table-cell>
              <table:table-cell office:value-type="float" office:value="0.00864684581756592">
                <text:p>0.008646845817565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8087158203125">
                <text:p>0.008087158203125</text:p>
              </table:table-cell>
              <table:table-cell office:value-type="float" office:value="0.0111720561981201">
                <text:p>0.0111720561981201</text:p>
              </table:table-cell>
              <table:table-cell office:value-type="float" office:value="0.00853328704833984">
                <text:p>0.008533287048339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76100158691406">
                <text:p>0.00776100158691406</text:p>
              </table:table-cell>
              <table:table-cell office:value-type="float" office:value="0.0103015899658203">
                <text:p>0.0103015899658203</text:p>
              </table:table-cell>
              <table:table-cell office:value-type="float" office:value="0.00839835405349731">
                <text:p>0.008398354053497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83991813659668">
                <text:p>0.00783991813659668</text:p>
              </table:table-cell>
              <table:table-cell office:value-type="float" office:value="0.0123870372772217">
                <text:p>0.0123870372772217</text:p>
              </table:table-cell>
              <table:table-cell office:value-type="float" office:value="0.00878815650939941">
                <text:p>0.008788156509399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91192054748535">
                <text:p>0.00791192054748535</text:p>
              </table:table-cell>
              <table:table-cell office:value-type="float" office:value="0.0100228786468506">
                <text:p>0.0100228786468506</text:p>
              </table:table-cell>
              <table:table-cell office:value-type="float" office:value="0.00842262506484985">
                <text:p>0.008422625064849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92312622070313">
                <text:p>0.00792312622070313</text:p>
              </table:table-cell>
              <table:table-cell office:value-type="float" office:value="0.00960803031921387">
                <text:p>0.00960803031921387</text:p>
              </table:table-cell>
              <table:table-cell office:value-type="float" office:value="0.00845696926116943">
                <text:p>0.008456969261169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822663307189941">
                <text:p>0.00822663307189941</text:p>
              </table:table-cell>
              <table:table-cell office:value-type="float" office:value="0.00994586944580078">
                <text:p>0.00994586944580078</text:p>
              </table:table-cell>
              <table:table-cell office:value-type="float" office:value="0.00863659381866455">
                <text:p>0.008636593818664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802993774414063">
                <text:p>0.00802993774414063</text:p>
              </table:table-cell>
              <table:table-cell office:value-type="float" office:value="0.0097348690032959">
                <text:p>0.0097348690032959</text:p>
              </table:table-cell>
              <table:table-cell office:value-type="float" office:value="0.00861555337905884">
                <text:p>0.0086155533790588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89141654968262">
                <text:p>0.00789141654968262</text:p>
              </table:table-cell>
              <table:table-cell office:value-type="float" office:value="0.00988984107971191">
                <text:p>0.00988984107971191</text:p>
              </table:table-cell>
              <table:table-cell office:value-type="float" office:value="0.00851895809173584">
                <text:p>0.008518958091735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95960426330566">
                <text:p>0.00795960426330566</text:p>
              </table:table-cell>
              <table:table-cell office:value-type="float" office:value="0.0097653865814209">
                <text:p>0.0097653865814209</text:p>
              </table:table-cell>
              <table:table-cell office:value-type="float" office:value="0.00855804681777954">
                <text:p>0.008558046817779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86781311035156">
                <text:p>0.00786781311035156</text:p>
              </table:table-cell>
              <table:table-cell office:value-type="float" office:value="0.00945162773132324">
                <text:p>0.00945162773132324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82871246337891">
                <text:p>0.00782871246337891</text:p>
              </table:table-cell>
              <table:table-cell office:value-type="float" office:value="0.0120434761047363">
                <text:p>0.0120434761047363</text:p>
              </table:table-cell>
              <table:table-cell office:value-type="float" office:value="0.00904051065444946">
                <text:p>0.009040510654449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818347930908203">
                <text:p>0.00818347930908203</text:p>
              </table:table-cell>
              <table:table-cell office:value-type="float" office:value="0.011110782623291">
                <text:p>0.011110782623291</text:p>
              </table:table-cell>
              <table:table-cell office:value-type="float" office:value="0.00871444940567017">
                <text:p>0.008714449405670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822710990905762">
                <text:p>0.00822710990905762</text:p>
              </table:table-cell>
              <table:table-cell office:value-type="float" office:value="0.0113644599914551">
                <text:p>0.0113644599914551</text:p>
              </table:table-cell>
              <table:table-cell office:value-type="float" office:value="0.00864313840866089">
                <text:p>0.008643138408660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94816017150879">
                <text:p>0.00794816017150879</text:p>
              </table:table-cell>
              <table:table-cell office:value-type="float" office:value="0.0107731819152832">
                <text:p>0.0107731819152832</text:p>
              </table:table-cell>
              <table:table-cell office:value-type="float" office:value="0.00837776660919189">
                <text:p>0.008377766609191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78722763061523">
                <text:p>0.00778722763061523</text:p>
              </table:table-cell>
              <table:table-cell office:value-type="float" office:value="0.0109691619873047">
                <text:p>0.0109691619873047</text:p>
              </table:table-cell>
              <table:table-cell office:value-type="float" office:value="0.00849813222885132">
                <text:p>0.008498132228851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99703598022461">
                <text:p>0.00799703598022461</text:p>
              </table:table-cell>
              <table:table-cell office:value-type="float" office:value="0.0107986927032471">
                <text:p>0.0107986927032471</text:p>
              </table:table-cell>
              <table:table-cell office:value-type="float" office:value="0.00850847959518433">
                <text:p>0.008508479595184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98916816711426">
                <text:p>0.00798916816711426</text:p>
              </table:table-cell>
              <table:table-cell office:value-type="float" office:value="0.0109179019927979">
                <text:p>0.0109179019927979</text:p>
              </table:table-cell>
              <table:table-cell office:value-type="float" office:value="0.00869852304458618">
                <text:p>0.008698523044586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823068618774414">
                <text:p>0.00823068618774414</text:p>
              </table:table-cell>
              <table:table-cell office:value-type="float" office:value="0.0116114616394043">
                <text:p>0.0116114616394043</text:p>
              </table:table-cell>
              <table:table-cell office:value-type="float" office:value="0.00877269506454468">
                <text:p>0.008772695064544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830578804016113">
                <text:p>0.00830578804016113</text:p>
              </table:table-cell>
              <table:table-cell office:value-type="float" office:value="0.00985169410705566">
                <text:p>0.00985169410705566</text:p>
              </table:table-cell>
              <table:table-cell office:value-type="float" office:value="0.00867958068847656">
                <text:p>0.008679580688476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819897651672363">
                <text:p>0.00819897651672363</text:p>
              </table:table-cell>
              <table:table-cell office:value-type="float" office:value="0.00980377197265625">
                <text:p>0.00980377197265625</text:p>
              </table:table-cell>
              <table:table-cell office:value-type="float" office:value="0.00859736204147339">
                <text:p>0.0085973620414733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815129280090332">
                <text:p>0.00815129280090332</text:p>
              </table:table-cell>
              <table:table-cell office:value-type="float" office:value="0.00971317291259766">
                <text:p>0.00971317291259766</text:p>
              </table:table-cell>
              <table:table-cell office:value-type="float" office:value="0.00861999988555908">
                <text:p>0.008619999885559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819754600524902">
                <text:p>0.00819754600524902</text:p>
              </table:table-cell>
              <table:table-cell office:value-type="float" office:value="0.010380744934082">
                <text:p>0.010380744934082</text:p>
              </table:table-cell>
              <table:table-cell office:value-type="float" office:value="0.00859764814376831">
                <text:p>0.0085976481437683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818777084350586">
                <text:p>0.00818777084350586</text:p>
              </table:table-cell>
              <table:table-cell office:value-type="float" office:value="0.00983548164367676">
                <text:p>0.00983548164367676</text:p>
              </table:table-cell>
              <table:table-cell office:value-type="float" office:value="0.00880452394485474">
                <text:p>0.008804523944854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801205635070801">
                <text:p>0.00801205635070801</text:p>
              </table:table-cell>
              <table:table-cell office:value-type="float" office:value="0.0107212066650391">
                <text:p>0.0107212066650391</text:p>
              </table:table-cell>
              <table:table-cell office:value-type="float" office:value="0.00856839418411255">
                <text:p>0.008568394184112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809907913208008">
                <text:p>0.00809907913208008</text:p>
              </table:table-cell>
              <table:table-cell office:value-type="float" office:value="0.0101397037506104">
                <text:p>0.0101397037506104</text:p>
              </table:table-cell>
              <table:table-cell office:value-type="float" office:value="0.00864870548248291">
                <text:p>0.008648705482482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88211822509766">
                <text:p>0.00788211822509766</text:p>
              </table:table-cell>
              <table:table-cell office:value-type="float" office:value="0.00990486145019531">
                <text:p>0.00990486145019531</text:p>
              </table:table-cell>
              <table:table-cell office:value-type="float" office:value="0.00843197107315064">
                <text:p>0.008431971073150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9195499420166">
                <text:p>0.0079195499420166</text:p>
              </table:table-cell>
              <table:table-cell office:value-type="float" office:value="0.00999045372009277">
                <text:p>0.00999045372009277</text:p>
              </table:table-cell>
              <table:table-cell office:value-type="float" office:value="0.00866096019744873">
                <text:p>0.008660960197448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839090347290039">
                <text:p>0.00839090347290039</text:p>
              </table:table-cell>
              <table:table-cell office:value-type="float" office:value="0.0101592540740967">
                <text:p>0.0101592540740967</text:p>
              </table:table-cell>
              <table:table-cell office:value-type="float" office:value="0.008872389793396">
                <text:p>0.0088723897933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843214988708496">
                <text:p>0.00843214988708496</text:p>
              </table:table-cell>
              <table:table-cell office:value-type="float" office:value="0.00996088981628418">
                <text:p>0.00996088981628418</text:p>
              </table:table-cell>
              <table:table-cell office:value-type="float" office:value="0.00881476402282715">
                <text:p>0.008814764022827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809812545776367">
                <text:p>0.00809812545776367</text:p>
              </table:table-cell>
              <table:table-cell office:value-type="float" office:value="0.00968050956726074">
                <text:p>0.00968050956726074</text:p>
              </table:table-cell>
              <table:table-cell office:value-type="float" office:value="0.00857557058334351">
                <text:p>0.008575570583343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847792625427246">
                <text:p>0.00847792625427246</text:p>
              </table:table-cell>
              <table:table-cell office:value-type="float" office:value="0.0096426010131836">
                <text:p>0.0096426010131836</text:p>
              </table:table-cell>
              <table:table-cell office:value-type="float" office:value="0.00879757404327393">
                <text:p>0.008797574043273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814342498779297">
                <text:p>0.00814342498779297</text:p>
              </table:table-cell>
              <table:table-cell office:value-type="float" office:value="0.0100882053375244">
                <text:p>0.0100882053375244</text:p>
              </table:table-cell>
              <table:table-cell office:value-type="float" office:value="0.00872188806533814">
                <text:p>0.008721888065338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813651084899902">
                <text:p>0.00813651084899902</text:p>
              </table:table-cell>
              <table:table-cell office:value-type="float" office:value="0.0098409652709961">
                <text:p>0.0098409652709961</text:p>
              </table:table-cell>
              <table:table-cell office:value-type="float" office:value="0.00864219665527344">
                <text:p>0.008642196655273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817608833312988">
                <text:p>0.00817608833312988</text:p>
              </table:table-cell>
              <table:table-cell office:value-type="float" office:value="0.0102498531341553">
                <text:p>0.0102498531341553</text:p>
              </table:table-cell>
              <table:table-cell office:value-type="float" office:value="0.00858865976333618">
                <text:p>0.008588659763336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818586349487305">
                <text:p>0.00818586349487305</text:p>
              </table:table-cell>
              <table:table-cell office:value-type="float" office:value="0.010080099105835">
                <text:p>0.010080099105835</text:p>
              </table:table-cell>
              <table:table-cell office:value-type="float" office:value="0.00867834091186523">
                <text:p>0.008678340911865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825238227844238">
                <text:p>0.00825238227844238</text:p>
              </table:table-cell>
              <table:table-cell office:value-type="float" office:value="0.0101859569549561">
                <text:p>0.0101859569549561</text:p>
              </table:table-cell>
              <table:table-cell office:value-type="float" office:value="0.00881521701812744">
                <text:p>0.008815217018127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824427604675293">
                <text:p>0.00824427604675293</text:p>
              </table:table-cell>
              <table:table-cell office:value-type="float" office:value="0.00977349281311035">
                <text:p>0.00977349281311035</text:p>
              </table:table-cell>
              <table:table-cell office:value-type="float" office:value="0.00867724418640137">
                <text:p>0.008677244186401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81324577331543">
                <text:p>0.0081324577331543</text:p>
              </table:table-cell>
              <table:table-cell office:value-type="float" office:value="0.00970339775085449">
                <text:p>0.00970339775085449</text:p>
              </table:table-cell>
              <table:table-cell office:value-type="float" office:value="0.00874171257019043">
                <text:p>0.008741712570190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822830200195313">
                <text:p>0.00822830200195313</text:p>
              </table:table-cell>
              <table:table-cell office:value-type="float" office:value="0.0109617710113525">
                <text:p>0.0109617710113525</text:p>
              </table:table-cell>
              <table:table-cell office:value-type="float" office:value="0.0087307333946228">
                <text:p>0.00873073339462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836467742919922">
                <text:p>0.00836467742919922</text:p>
              </table:table-cell>
              <table:table-cell office:value-type="float" office:value="0.0110790729522705">
                <text:p>0.0110790729522705</text:p>
              </table:table-cell>
              <table:table-cell office:value-type="float" office:value="0.00892226696014404">
                <text:p>0.0089222669601440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854682922363281">
                <text:p>0.00854682922363281</text:p>
              </table:table-cell>
              <table:table-cell office:value-type="float" office:value="0.0102715492248535">
                <text:p>0.0102715492248535</text:p>
              </table:table-cell>
              <table:table-cell office:value-type="float" office:value="0.00900501012802124">
                <text:p>0.009005010128021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804519653320313">
                <text:p>0.00804519653320313</text:p>
              </table:table-cell>
              <table:table-cell office:value-type="float" office:value="0.00998806953430176">
                <text:p>0.00998806953430176</text:p>
              </table:table-cell>
              <table:table-cell office:value-type="float" office:value="0.00861663818359375">
                <text:p>0.008616638183593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836849212646484">
                <text:p>0.00836849212646484</text:p>
              </table:table-cell>
              <table:table-cell office:value-type="float" office:value="0.0101892948150635">
                <text:p>0.0101892948150635</text:p>
              </table:table-cell>
              <table:table-cell office:value-type="float" office:value="0.00882631540298462">
                <text:p>0.008826315402984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843691825866699">
                <text:p>0.00843691825866699</text:p>
              </table:table-cell>
              <table:table-cell office:value-type="float" office:value="0.0103468894958496">
                <text:p>0.0103468894958496</text:p>
              </table:table-cell>
              <table:table-cell office:value-type="float" office:value="0.00895987749099731">
                <text:p>0.008959877490997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850343704223633">
                <text:p>0.00850343704223633</text:p>
              </table:table-cell>
              <table:table-cell office:value-type="float" office:value="0.0105950832366943">
                <text:p>0.0105950832366943</text:p>
              </table:table-cell>
              <table:table-cell office:value-type="float" office:value="0.00898048877716064">
                <text:p>0.008980488777160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840115547180176">
                <text:p>0.00840115547180176</text:p>
              </table:table-cell>
              <table:table-cell office:value-type="float" office:value="0.0104646682739258">
                <text:p>0.0104646682739258</text:p>
              </table:table-cell>
              <table:table-cell office:value-type="float" office:value="0.00899969339370728">
                <text:p>0.008999693393707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833535194396973">
                <text:p>0.00833535194396973</text:p>
              </table:table-cell>
              <table:table-cell office:value-type="float" office:value="0.0105602741241455">
                <text:p>0.0105602741241455</text:p>
              </table:table-cell>
              <table:table-cell office:value-type="float" office:value="0.00896623134613037">
                <text:p>0.008966231346130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832939147949219">
                <text:p>0.00832939147949219</text:p>
              </table:table-cell>
              <table:table-cell office:value-type="float" office:value="0.0104055404663086">
                <text:p>0.0104055404663086</text:p>
              </table:table-cell>
              <table:table-cell office:value-type="float" office:value="0.00864248275756836">
                <text:p>0.008642482757568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84681510925293">
                <text:p>0.0084681510925293</text:p>
              </table:table-cell>
              <table:table-cell office:value-type="float" office:value="0.0103638172149658">
                <text:p>0.0103638172149658</text:p>
              </table:table-cell>
              <table:table-cell office:value-type="float" office:value="0.0090429425239563">
                <text:p>0.00904294252395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83160400390625">
                <text:p>0.0083160400390625</text:p>
              </table:table-cell>
              <table:table-cell office:value-type="float" office:value="0.0100176334381104">
                <text:p>0.0100176334381104</text:p>
              </table:table-cell>
              <table:table-cell office:value-type="float" office:value="0.00879693031311035">
                <text:p>0.008796930313110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836443901062012">
                <text:p>0.00836443901062012</text:p>
              </table:table-cell>
              <table:table-cell office:value-type="float" office:value="0.0102899074554443">
                <text:p>0.0102899074554443</text:p>
              </table:table-cell>
              <table:table-cell office:value-type="float" office:value="0.00869204998016357">
                <text:p>0.008692049980163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828456878662109">
                <text:p>0.00828456878662109</text:p>
              </table:table-cell>
              <table:table-cell office:value-type="float" office:value="0.0101656913757324">
                <text:p>0.0101656913757324</text:p>
              </table:table-cell>
              <table:table-cell office:value-type="float" office:value="0.00873861312866211">
                <text:p>0.008738613128662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818061828613281">
                <text:p>0.00818061828613281</text:p>
              </table:table-cell>
              <table:table-cell office:value-type="float" office:value="0.00999832153320313">
                <text:p>0.00999832153320313</text:p>
              </table:table-cell>
              <table:table-cell office:value-type="float" office:value="0.00871875286102295">
                <text:p>0.008718752861022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821614265441895">
                <text:p>0.00821614265441895</text:p>
              </table:table-cell>
              <table:table-cell office:value-type="float" office:value="0.00984382629394531">
                <text:p>0.00984382629394531</text:p>
              </table:table-cell>
              <table:table-cell office:value-type="float" office:value="0.00868625640869141">
                <text:p>0.008686256408691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870561599731445">
                <text:p>0.00870561599731445</text:p>
              </table:table-cell>
              <table:table-cell office:value-type="float" office:value="0.0108168125152588">
                <text:p>0.0108168125152588</text:p>
              </table:table-cell>
              <table:table-cell office:value-type="float" office:value="0.0091323733329773">
                <text:p>0.009132373332977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839686393737793">
                <text:p>0.00839686393737793</text:p>
              </table:table-cell>
              <table:table-cell office:value-type="float" office:value="0.0101916790008545">
                <text:p>0.0101916790008545</text:p>
              </table:table-cell>
              <table:table-cell office:value-type="float" office:value="0.00888204574584961">
                <text:p>0.008882045745849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841355323791504">
                <text:p>0.00841355323791504</text:p>
              </table:table-cell>
              <table:table-cell office:value-type="float" office:value="0.0130465030670166">
                <text:p>0.0130465030670166</text:p>
              </table:table-cell>
              <table:table-cell office:value-type="float" office:value="0.00908057689666748">
                <text:p>0.009080576896667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839948654174805">
                <text:p>0.00839948654174805</text:p>
              </table:table-cell>
              <table:table-cell office:value-type="float" office:value="0.0111763477325439">
                <text:p>0.0111763477325439</text:p>
              </table:table-cell>
              <table:table-cell office:value-type="float" office:value="0.00919793844223022">
                <text:p>0.0091979384422302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832962989807129">
                <text:p>0.00832962989807129</text:p>
              </table:table-cell>
              <table:table-cell office:value-type="float" office:value="0.0108230113983154">
                <text:p>0.0108230113983154</text:p>
              </table:table-cell>
              <table:table-cell office:value-type="float" office:value="0.00906342267990113">
                <text:p>0.009063422679901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850200653076172">
                <text:p>0.00850200653076172</text:p>
              </table:table-cell>
              <table:table-cell office:value-type="float" office:value="0.0119295120239258">
                <text:p>0.0119295120239258</text:p>
              </table:table-cell>
              <table:table-cell office:value-type="float" office:value="0.00922689437866211">
                <text:p>0.009226894378662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829410552978516">
                <text:p>0.00829410552978516</text:p>
              </table:table-cell>
              <table:table-cell office:value-type="float" office:value="0.0102086067199707">
                <text:p>0.0102086067199707</text:p>
              </table:table-cell>
              <table:table-cell office:value-type="float" office:value="0.00898635387420654">
                <text:p>0.008986353874206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848865509033203">
                <text:p>0.00848865509033203</text:p>
              </table:table-cell>
              <table:table-cell office:value-type="float" office:value="0.0101006031036377">
                <text:p>0.0101006031036377</text:p>
              </table:table-cell>
              <table:table-cell office:value-type="float" office:value="0.00911198854446411">
                <text:p>0.009111988544464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847387313842773">
                <text:p>0.00847387313842773</text:p>
              </table:table-cell>
              <table:table-cell office:value-type="float" office:value="0.0105204582214356">
                <text:p>0.0105204582214356</text:p>
              </table:table-cell>
              <table:table-cell office:value-type="float" office:value="0.00912783145904541">
                <text:p>0.009127831459045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889754295349121">
                <text:p>0.00889754295349121</text:p>
              </table:table-cell>
              <table:table-cell office:value-type="float" office:value="0.0106232166290283">
                <text:p>0.0106232166290283</text:p>
              </table:table-cell>
              <table:table-cell office:value-type="float" office:value="0.00925499200820923">
                <text:p>0.009254992008209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861358642578125">
                <text:p>0.00861358642578125</text:p>
              </table:table-cell>
              <table:table-cell office:value-type="float" office:value="0.0111382007598877">
                <text:p>0.0111382007598877</text:p>
              </table:table-cell>
              <table:table-cell office:value-type="float" office:value="0.00918509960174561">
                <text:p>0.0091850996017456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84080696105957">
                <text:p>0.0084080696105957</text:p>
              </table:table-cell>
              <table:table-cell office:value-type="float" office:value="0.0112066268920898">
                <text:p>0.0112066268920898</text:p>
              </table:table-cell>
              <table:table-cell office:value-type="float" office:value="0.00909146070480347">
                <text:p>0.0090914607048034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827121734619141">
                <text:p>0.00827121734619141</text:p>
              </table:table-cell>
              <table:table-cell office:value-type="float" office:value="0.0117037296295166">
                <text:p>0.0117037296295166</text:p>
              </table:table-cell>
              <table:table-cell office:value-type="float" office:value="0.00893462896347046">
                <text:p>0.0089346289634704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840926170349121">
                <text:p>0.00840926170349121</text:p>
              </table:table-cell>
              <table:table-cell office:value-type="float" office:value="0.0101621150970459">
                <text:p>0.0101621150970459</text:p>
              </table:table-cell>
              <table:table-cell office:value-type="float" office:value="0.00911006927490234">
                <text:p>0.009110069274902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854563713073731">
                <text:p>0.00854563713073731</text:p>
              </table:table-cell>
              <table:table-cell office:value-type="float" office:value="0.0104329586029053">
                <text:p>0.0104329586029053</text:p>
              </table:table-cell>
              <table:table-cell office:value-type="float" office:value="0.00897055864334106">
                <text:p>0.008970558643341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853872299194336">
                <text:p>0.00853872299194336</text:p>
              </table:table-cell>
              <table:table-cell office:value-type="float" office:value="0.0100095272064209">
                <text:p>0.0100095272064209</text:p>
              </table:table-cell>
              <table:table-cell office:value-type="float" office:value="0.00897196531295776">
                <text:p>0.008971965312957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850033760070801">
                <text:p>0.00850033760070801</text:p>
              </table:table-cell>
              <table:table-cell office:value-type="float" office:value="0.0107612609863281">
                <text:p>0.0107612609863281</text:p>
              </table:table-cell>
              <table:table-cell office:value-type="float" office:value="0.00915509462356567">
                <text:p>0.009155094623565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868010520935059">
                <text:p>0.00868010520935059</text:p>
              </table:table-cell>
              <table:table-cell office:value-type="float" office:value="0.0113229751586914">
                <text:p>0.0113229751586914</text:p>
              </table:table-cell>
              <table:table-cell office:value-type="float" office:value="0.00904310941696167">
                <text:p>0.009043109416961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882554054260254">
                <text:p>0.00882554054260254</text:p>
              </table:table-cell>
              <table:table-cell office:value-type="float" office:value="0.0102970600128174">
                <text:p>0.0102970600128174</text:p>
              </table:table-cell>
              <table:table-cell office:value-type="float" office:value="0.00922465324401856">
                <text:p>0.009224653244018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62503051757813">
                <text:p>0.00862503051757813</text:p>
              </table:table-cell>
              <table:table-cell office:value-type="float" office:value="0.0105099678039551">
                <text:p>0.0105099678039551</text:p>
              </table:table-cell>
              <table:table-cell office:value-type="float" office:value="0.00930910110473633">
                <text:p>0.009309101104736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52227210998535">
                <text:p>0.00852227210998535</text:p>
              </table:table-cell>
              <table:table-cell office:value-type="float" office:value="0.0104546546936035">
                <text:p>0.0104546546936035</text:p>
              </table:table-cell>
              <table:table-cell office:value-type="float" office:value="0.00911216735839844">
                <text:p>0.009112167358398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63051414489746">
                <text:p>0.00863051414489746</text:p>
              </table:table-cell>
              <table:table-cell office:value-type="float" office:value="0.0102837085723877">
                <text:p>0.0102837085723877</text:p>
              </table:table-cell>
              <table:table-cell office:value-type="float" office:value="0.00902206897735596">
                <text:p>0.009022068977355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41641426086426">
                <text:p>0.00841641426086426</text:p>
              </table:table-cell>
              <table:table-cell office:value-type="float" office:value="0.0101504325866699">
                <text:p>0.0101504325866699</text:p>
              </table:table-cell>
              <table:table-cell office:value-type="float" office:value="0.0092113733291626">
                <text:p>0.00921137332916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48174095153809">
                <text:p>0.00848174095153809</text:p>
              </table:table-cell>
              <table:table-cell office:value-type="float" office:value="0.0112171173095703">
                <text:p>0.0112171173095703</text:p>
              </table:table-cell>
              <table:table-cell office:value-type="float" office:value="0.00911349058151245">
                <text:p>0.0091134905815124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60905647277832">
                <text:p>0.00860905647277832</text:p>
              </table:table-cell>
              <table:table-cell office:value-type="float" office:value="0.0113525390625">
                <text:p>0.0113525390625</text:p>
              </table:table-cell>
              <table:table-cell office:value-type="float" office:value="0.00908043384552002">
                <text:p>0.009080433845520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65006446838379">
                <text:p>0.00865006446838379</text:p>
              </table:table-cell>
              <table:table-cell office:value-type="float" office:value="0.0110776424407959">
                <text:p>0.0110776424407959</text:p>
              </table:table-cell>
              <table:table-cell office:value-type="float" office:value="0.00930755138397217">
                <text:p>0.009307551383972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66866111755371">
                <text:p>0.00866866111755371</text:p>
              </table:table-cell>
              <table:table-cell office:value-type="float" office:value="0.0108716487884521">
                <text:p>0.0108716487884521</text:p>
              </table:table-cell>
              <table:table-cell office:value-type="float" office:value="0.0091606616973877">
                <text:p>0.009160661697387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7423324584961">
                <text:p>0.0087423324584961</text:p>
              </table:table-cell>
              <table:table-cell office:value-type="float" office:value="0.010706901550293">
                <text:p>0.010706901550293</text:p>
              </table:table-cell>
              <table:table-cell office:value-type="float" office:value="0.0090430498123169">
                <text:p>0.00904304981231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41760635375977">
                <text:p>0.00841760635375977</text:p>
              </table:table-cell>
              <table:table-cell office:value-type="float" office:value="0.0104191303253174">
                <text:p>0.0104191303253174</text:p>
              </table:table-cell>
              <table:table-cell office:value-type="float" office:value="0.00916280746459961">
                <text:p>0.009162807464599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93020629882813">
                <text:p>0.00893020629882813</text:p>
              </table:table-cell>
              <table:table-cell office:value-type="float" office:value="0.010502815246582">
                <text:p>0.010502815246582</text:p>
              </table:table-cell>
              <table:table-cell office:value-type="float" office:value="0.00940500497817993">
                <text:p>0.009405004978179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85248184204102">
                <text:p>0.00885248184204102</text:p>
              </table:table-cell>
              <table:table-cell office:value-type="float" office:value="0.0109777450561523">
                <text:p>0.0109777450561523</text:p>
              </table:table-cell>
              <table:table-cell office:value-type="float" office:value="0.00937281847000122">
                <text:p>0.009372818470001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76927375793457">
                <text:p>0.00876927375793457</text:p>
              </table:table-cell>
              <table:table-cell office:value-type="float" office:value="0.0111055374145508">
                <text:p>0.0111055374145508</text:p>
              </table:table-cell>
              <table:table-cell office:value-type="float" office:value="0.00935052633285522">
                <text:p>0.0093505263328552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83340835571289">
                <text:p>0.00883340835571289</text:p>
              </table:table-cell>
              <table:table-cell office:value-type="float" office:value="0.0105993747711182">
                <text:p>0.0105993747711182</text:p>
              </table:table-cell>
              <table:table-cell office:value-type="float" office:value="0.00941605567932129">
                <text:p>0.0094160556793212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50987434387207">
                <text:p>0.00850987434387207</text:p>
              </table:table-cell>
              <table:table-cell office:value-type="float" office:value="0.0105516910552979">
                <text:p>0.0105516910552979</text:p>
              </table:table-cell>
              <table:table-cell office:value-type="float" office:value="0.00928115844726563">
                <text:p>0.009281158447265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79311561584473">
                <text:p>0.00879311561584473</text:p>
              </table:table-cell>
              <table:table-cell office:value-type="float" office:value="0.0106971263885498">
                <text:p>0.0106971263885498</text:p>
              </table:table-cell>
              <table:table-cell office:value-type="float" office:value="0.00957753658294678">
                <text:p>0.009577536582946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79478454589844">
                <text:p>0.00879478454589844</text:p>
              </table:table-cell>
              <table:table-cell office:value-type="float" office:value="0.0107395648956299">
                <text:p>0.0107395648956299</text:p>
              </table:table-cell>
              <table:table-cell office:value-type="float" office:value="0.00950213670730591">
                <text:p>0.009502136707305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86249542236328">
                <text:p>0.00886249542236328</text:p>
              </table:table-cell>
              <table:table-cell office:value-type="float" office:value="0.01047682762146">
                <text:p>0.01047682762146</text:p>
              </table:table-cell>
              <table:table-cell office:value-type="float" office:value="0.00923649072647095">
                <text:p>0.009236490726470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907254219055176">
                <text:p>0.00907254219055176</text:p>
              </table:table-cell>
              <table:table-cell office:value-type="float" office:value="0.0109987258911133">
                <text:p>0.0109987258911133</text:p>
              </table:table-cell>
              <table:table-cell office:value-type="float" office:value="0.00949273109436035">
                <text:p>0.009492731094360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912737846374512">
                <text:p>0.00912737846374512</text:p>
              </table:table-cell>
              <table:table-cell office:value-type="float" office:value="0.0111122131347656">
                <text:p>0.0111122131347656</text:p>
              </table:table-cell>
              <table:table-cell office:value-type="float" office:value="0.00965211391448975">
                <text:p>0.0096521139144897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906705856323242">
                <text:p>0.00906705856323242</text:p>
              </table:table-cell>
              <table:table-cell office:value-type="float" office:value="0.0110239982604981">
                <text:p>0.0110239982604981</text:p>
              </table:table-cell>
              <table:table-cell office:value-type="float" office:value="0.00954766273498535">
                <text:p>0.009547662734985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909256935119629">
                <text:p>0.00909256935119629</text:p>
              </table:table-cell>
              <table:table-cell office:value-type="float" office:value="0.0110287666320801">
                <text:p>0.0110287666320801</text:p>
              </table:table-cell>
              <table:table-cell office:value-type="float" office:value="0.00949414968490601">
                <text:p>0.009494149684906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91995429992676">
                <text:p>0.00891995429992676</text:p>
              </table:table-cell>
              <table:table-cell office:value-type="float" office:value="0.0107357501983643">
                <text:p>0.0107357501983643</text:p>
              </table:table-cell>
              <table:table-cell office:value-type="float" office:value="0.0094419002532959">
                <text:p>0.00944190025329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65697860717773">
                <text:p>0.00865697860717773</text:p>
              </table:table-cell>
              <table:table-cell office:value-type="float" office:value="0.0104193687438965">
                <text:p>0.0104193687438965</text:p>
              </table:table-cell>
              <table:table-cell office:value-type="float" office:value="0.00922025442123413">
                <text:p>0.009220254421234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5759162902832">
                <text:p>0.0085759162902832</text:p>
              </table:table-cell>
              <table:table-cell office:value-type="float" office:value="0.0123677253723145">
                <text:p>0.0123677253723145</text:p>
              </table:table-cell>
              <table:table-cell office:value-type="float" office:value="0.00925730466842651">
                <text:p>0.0092573046684265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68868827819824">
                <text:p>0.00868868827819824</text:p>
              </table:table-cell>
              <table:table-cell office:value-type="float" office:value="0.0178394317626953">
                <text:p>0.0178394317626953</text:p>
              </table:table-cell>
              <table:table-cell office:value-type="float" office:value="0.00986661911010742">
                <text:p>0.0098666191101074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900006294250488">
                <text:p>0.00900006294250488</text:p>
              </table:table-cell>
              <table:table-cell office:value-type="float" office:value="0.0115089416503906">
                <text:p>0.0115089416503906</text:p>
              </table:table-cell>
              <table:table-cell office:value-type="float" office:value="0.00959059000015259">
                <text:p>0.009590590000152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99934768676758">
                <text:p>0.00899934768676758</text:p>
              </table:table-cell>
              <table:table-cell office:value-type="float" office:value="0.0118770599365234">
                <text:p>0.0118770599365234</text:p>
              </table:table-cell>
              <table:table-cell office:value-type="float" office:value="0.0094897985458374">
                <text:p>0.009489798545837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902223587036133">
                <text:p>0.00902223587036133</text:p>
              </table:table-cell>
              <table:table-cell office:value-type="float" office:value="0.0119497776031494">
                <text:p>0.0119497776031494</text:p>
              </table:table-cell>
              <table:table-cell office:value-type="float" office:value="0.00951483249664307">
                <text:p>0.009514832496643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90939998626709">
                <text:p>0.0090939998626709</text:p>
              </table:table-cell>
              <table:table-cell office:value-type="float" office:value="0.0121736526489258">
                <text:p>0.0121736526489258</text:p>
              </table:table-cell>
              <table:table-cell office:value-type="float" office:value="0.00954139232635498">
                <text:p>0.009541392326354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6517333984375">
                <text:p>0.0086517333984375</text:p>
              </table:table-cell>
              <table:table-cell office:value-type="float" office:value="0.0123906135559082">
                <text:p>0.0123906135559082</text:p>
              </table:table-cell>
              <table:table-cell office:value-type="float" office:value="0.00945068597793579">
                <text:p>0.0094506859779357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88156890869141">
                <text:p>0.00888156890869141</text:p>
              </table:table-cell>
              <table:table-cell office:value-type="float" office:value="0.0118818283081055">
                <text:p>0.0118818283081055</text:p>
              </table:table-cell>
              <table:table-cell office:value-type="float" office:value="0.00933030843734741">
                <text:p>0.0093303084373474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906848907470703">
                <text:p>0.00906848907470703</text:p>
              </table:table-cell>
              <table:table-cell office:value-type="float" office:value="0.0118622779846191">
                <text:p>0.0118622779846191</text:p>
              </table:table-cell>
              <table:table-cell office:value-type="float" office:value="0.00947521924972534">
                <text:p>0.009475219249725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92996788024902">
                <text:p>0.00892996788024902</text:p>
              </table:table-cell>
              <table:table-cell office:value-type="float" office:value="0.0119209289550781">
                <text:p>0.0119209289550781</text:p>
              </table:table-cell>
              <table:table-cell office:value-type="float" office:value="0.00942429304122925">
                <text:p>0.009424293041229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99958610534668">
                <text:p>0.00899958610534668</text:p>
              </table:table-cell>
              <table:table-cell office:value-type="float" office:value="0.0120477676391602">
                <text:p>0.0120477676391602</text:p>
              </table:table-cell>
              <table:table-cell office:value-type="float" office:value="0.00946568250656128">
                <text:p>0.009465682506561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8186264038086">
                <text:p>0.0088186264038086</text:p>
              </table:table-cell>
              <table:table-cell office:value-type="float" office:value="0.0107991695404053">
                <text:p>0.0107991695404053</text:p>
              </table:table-cell>
              <table:table-cell office:value-type="float" office:value="0.00947610139846802">
                <text:p>0.009476101398468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96239280700684">
                <text:p>0.00896239280700684</text:p>
              </table:table-cell>
              <table:table-cell office:value-type="float" office:value="0.0116326808929443">
                <text:p>0.0116326808929443</text:p>
              </table:table-cell>
              <table:table-cell office:value-type="float" office:value="0.00944135189056397">
                <text:p>0.009441351890563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67104530334473">
                <text:p>0.00867104530334473</text:p>
              </table:table-cell>
              <table:table-cell office:value-type="float" office:value="0.0121409893035889">
                <text:p>0.0121409893035889</text:p>
              </table:table-cell>
              <table:table-cell office:value-type="float" office:value="0.00933815240859985">
                <text:p>0.0093381524085998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94713401794434">
                <text:p>0.00894713401794434</text:p>
              </table:table-cell>
              <table:table-cell office:value-type="float" office:value="0.0119032859802246">
                <text:p>0.0119032859802246</text:p>
              </table:table-cell>
              <table:table-cell office:value-type="float" office:value="0.00951437950134277">
                <text:p>0.009514379501342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904178619384766">
                <text:p>0.00904178619384766</text:p>
              </table:table-cell>
              <table:table-cell office:value-type="float" office:value="0.0118007659912109">
                <text:p>0.0118007659912109</text:p>
              </table:table-cell>
              <table:table-cell office:value-type="float" office:value="0.00952476263046265">
                <text:p>0.009524762630462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85605812072754">
                <text:p>0.00885605812072754</text:p>
              </table:table-cell>
              <table:table-cell office:value-type="float" office:value="0.0124640464782715">
                <text:p>0.0124640464782715</text:p>
              </table:table-cell>
              <table:table-cell office:value-type="float" office:value="0.00954538583755493">
                <text:p>0.0095453858375549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904631614685059">
                <text:p>0.00904631614685059</text:p>
              </table:table-cell>
              <table:table-cell office:value-type="float" office:value="0.0117342472076416">
                <text:p>0.0117342472076416</text:p>
              </table:table-cell>
              <table:table-cell office:value-type="float" office:value="0.00955607891082764">
                <text:p>0.009556078910827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934028625488281">
                <text:p>0.00934028625488281</text:p>
              </table:table-cell>
              <table:table-cell office:value-type="float" office:value="0.0122454166412354">
                <text:p>0.0122454166412354</text:p>
              </table:table-cell>
              <table:table-cell office:value-type="float" office:value="0.00990782976150513">
                <text:p>0.009907829761505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927543640136719">
                <text:p>0.00927543640136719</text:p>
              </table:table-cell>
              <table:table-cell office:value-type="float" office:value="0.0122647285461426">
                <text:p>0.0122647285461426</text:p>
              </table:table-cell>
              <table:table-cell office:value-type="float" office:value="0.0103525757789612">
                <text:p>0.01035257577896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988411903381348">
                <text:p>0.00988411903381348</text:p>
              </table:table-cell>
              <table:table-cell office:value-type="float" office:value="0.0118484497070313">
                <text:p>0.0118484497070313</text:p>
              </table:table-cell>
              <table:table-cell office:value-type="float" office:value="0.0103212594985962">
                <text:p>0.01032125949859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9246826171875">
                <text:p>0.009246826171875</text:p>
              </table:table-cell>
              <table:table-cell office:value-type="float" office:value="0.0126075744628906">
                <text:p>0.0126075744628906</text:p>
              </table:table-cell>
              <table:table-cell office:value-type="float" office:value="0.0101704955101013">
                <text:p>0.01017049551010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952768325805664">
                <text:p>0.00952768325805664</text:p>
              </table:table-cell>
              <table:table-cell office:value-type="float" office:value="0.0110130310058594">
                <text:p>0.0110130310058594</text:p>
              </table:table-cell>
              <table:table-cell office:value-type="float" office:value="0.0102273464202881">
                <text:p>0.010227346420288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977897644042969">
                <text:p>0.00977897644042969</text:p>
              </table:table-cell>
              <table:table-cell office:value-type="float" office:value="0.0118050575256348">
                <text:p>0.0118050575256348</text:p>
              </table:table-cell>
              <table:table-cell office:value-type="float" office:value="0.0106451988220215">
                <text:p>0.01064519882202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929880142211914">
                <text:p>0.00929880142211914</text:p>
              </table:table-cell>
              <table:table-cell office:value-type="float" office:value="0.0111002922058106">
                <text:p>0.0111002922058106</text:p>
              </table:table-cell>
              <table:table-cell office:value-type="float" office:value="0.00991045236587524">
                <text:p>0.0099104523658752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977063179016113">
                <text:p>0.00977063179016113</text:p>
              </table:table-cell>
              <table:table-cell office:value-type="float" office:value="0.0106937885284424">
                <text:p>0.0106937885284424</text:p>
              </table:table-cell>
              <table:table-cell office:value-type="float" office:value="0.0101198077201843">
                <text:p>0.010119807720184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942063331604004">
                <text:p>0.00942063331604004</text:p>
              </table:table-cell>
              <table:table-cell office:value-type="float" office:value="0.0108957290649414">
                <text:p>0.0108957290649414</text:p>
              </table:table-cell>
              <table:table-cell office:value-type="float" office:value="0.010035240650177">
                <text:p>0.01003524065017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904250144958496">
                <text:p>0.00904250144958496</text:p>
              </table:table-cell>
              <table:table-cell office:value-type="float" office:value="0.011371374130249">
                <text:p>0.011371374130249</text:p>
              </table:table-cell>
              <table:table-cell office:value-type="float" office:value="0.0094658613204956">
                <text:p>0.00946586132049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949740409851074">
                <text:p>0.00949740409851074</text:p>
              </table:table-cell>
              <table:table-cell office:value-type="float" office:value="0.011462926864624">
                <text:p>0.011462926864624</text:p>
              </table:table-cell>
              <table:table-cell office:value-type="float" office:value="0.00989722013473511">
                <text:p>0.0098972201347351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942683219909668">
                <text:p>0.00942683219909668</text:p>
              </table:table-cell>
              <table:table-cell office:value-type="float" office:value="0.0113351345062256">
                <text:p>0.0113351345062256</text:p>
              </table:table-cell>
              <table:table-cell office:value-type="float" office:value="0.00989317893981934">
                <text:p>0.0098931789398193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97622108459473">
                <text:p>0.00897622108459473</text:p>
              </table:table-cell>
              <table:table-cell office:value-type="float" office:value="0.0107409954071045">
                <text:p>0.0107409954071045</text:p>
              </table:table-cell>
              <table:table-cell office:value-type="float" office:value="0.00942450761795044">
                <text:p>0.009424507617950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902009010314941">
                <text:p>0.00902009010314941</text:p>
              </table:table-cell>
              <table:table-cell office:value-type="float" office:value="0.0110540390014648">
                <text:p>0.0110540390014648</text:p>
              </table:table-cell>
              <table:table-cell office:value-type="float" office:value="0.00965133905410767">
                <text:p>0.0096513390541076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913667678833008">
                <text:p>0.00913667678833008</text:p>
              </table:table-cell>
              <table:table-cell office:value-type="float" office:value="0.0117464065551758">
                <text:p>0.0117464065551758</text:p>
              </table:table-cell>
              <table:table-cell office:value-type="float" office:value="0.00973354578018188">
                <text:p>0.0097335457801818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934481620788574">
                <text:p>0.00934481620788574</text:p>
              </table:table-cell>
              <table:table-cell office:value-type="float" office:value="0.0115201473236084">
                <text:p>0.0115201473236084</text:p>
              </table:table-cell>
              <table:table-cell office:value-type="float" office:value="0.0099474310874939">
                <text:p>0.009947431087493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92616081237793">
                <text:p>0.0092616081237793</text:p>
              </table:table-cell>
              <table:table-cell office:value-type="float" office:value="0.0111789703369141">
                <text:p>0.0111789703369141</text:p>
              </table:table-cell>
              <table:table-cell office:value-type="float" office:value="0.00978325605392456">
                <text:p>0.0097832560539245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903916358947754">
                <text:p>0.00903916358947754</text:p>
              </table:table-cell>
              <table:table-cell office:value-type="float" office:value="0.01133131980896">
                <text:p>0.01133131980896</text:p>
              </table:table-cell>
              <table:table-cell office:value-type="float" office:value="0.00962262153625488">
                <text:p>0.0096226215362548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908446311950684">
                <text:p>0.00908446311950684</text:p>
              </table:table-cell>
              <table:table-cell office:value-type="float" office:value="0.0110769271850586">
                <text:p>0.0110769271850586</text:p>
              </table:table-cell>
              <table:table-cell office:value-type="float" office:value="0.00948512554168701">
                <text:p>0.0094851255416870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908660888671875">
                <text:p>0.00908660888671875</text:p>
              </table:table-cell>
              <table:table-cell office:value-type="float" office:value="0.011134147644043">
                <text:p>0.011134147644043</text:p>
              </table:table-cell>
              <table:table-cell office:value-type="float" office:value="0.00952284336090088">
                <text:p>0.0095228433609008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91397762298584">
                <text:p>0.0091397762298584</text:p>
              </table:table-cell>
              <table:table-cell office:value-type="float" office:value="0.0111503601074219">
                <text:p>0.0111503601074219</text:p>
              </table:table-cell>
              <table:table-cell office:value-type="float" office:value="0.00962605476379395">
                <text:p>0.0096260547637939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945734977722168">
                <text:p>0.00945734977722168</text:p>
              </table:table-cell>
              <table:table-cell office:value-type="float" office:value="0.0110611915588379">
                <text:p>0.0110611915588379</text:p>
              </table:table-cell>
              <table:table-cell office:value-type="float" office:value="0.00989705324172974">
                <text:p>0.0098970532417297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935149192810059">
                <text:p>0.00935149192810059</text:p>
              </table:table-cell>
              <table:table-cell office:value-type="float" office:value="0.0184640884399414">
                <text:p>0.0184640884399414</text:p>
              </table:table-cell>
              <table:table-cell office:value-type="float" office:value="0.0104444980621338">
                <text:p>0.010444498062133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915575027465821">
                <text:p>0.00915575027465821</text:p>
              </table:table-cell>
              <table:table-cell office:value-type="float" office:value="0.0111749172210693">
                <text:p>0.0111749172210693</text:p>
              </table:table-cell>
              <table:table-cell office:value-type="float" office:value="0.00984340906143189">
                <text:p>0.009843409061431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949740409851074">
                <text:p>0.00949740409851074</text:p>
              </table:table-cell>
              <table:table-cell office:value-type="float" office:value="0.0116801261901856">
                <text:p>0.0116801261901856</text:p>
              </table:table-cell>
              <table:table-cell office:value-type="float" office:value="0.0100699424743652">
                <text:p>0.010069942474365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963783264160156">
                <text:p>0.00963783264160156</text:p>
              </table:table-cell>
              <table:table-cell office:value-type="float" office:value="0.0116300582885742">
                <text:p>0.0116300582885742</text:p>
              </table:table-cell>
              <table:table-cell office:value-type="float" office:value="0.0101744294166565">
                <text:p>0.01017442941665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917506217956543">
                <text:p>0.00917506217956543</text:p>
              </table:table-cell>
              <table:table-cell office:value-type="float" office:value="0.0114748477935791">
                <text:p>0.0114748477935791</text:p>
              </table:table-cell>
              <table:table-cell office:value-type="float" office:value="0.0098739504814148">
                <text:p>0.009873950481414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925683975219727">
                <text:p>0.00925683975219727</text:p>
              </table:table-cell>
              <table:table-cell office:value-type="float" office:value="0.0191609859466553">
                <text:p>0.0191609859466553</text:p>
              </table:table-cell>
              <table:table-cell office:value-type="float" office:value="0.0106224060058594">
                <text:p>0.010622406005859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903892517089844">
                <text:p>0.00903892517089844</text:p>
              </table:table-cell>
              <table:table-cell office:value-type="float" office:value="0.0115070343017578">
                <text:p>0.0115070343017578</text:p>
              </table:table-cell>
              <table:table-cell office:value-type="float" office:value="0.00998160839080811">
                <text:p>0.0099816083908081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932645797729492">
                <text:p>0.00932645797729492</text:p>
              </table:table-cell>
              <table:table-cell office:value-type="float" office:value="0.0111618041992188">
                <text:p>0.0111618041992188</text:p>
              </table:table-cell>
              <table:table-cell office:value-type="float" office:value="0.00979381799697876">
                <text:p>0.009793817996978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92153549194336">
                <text:p>0.0092153549194336</text:p>
              </table:table-cell>
              <table:table-cell office:value-type="float" office:value="0.0111804008483887">
                <text:p>0.0111804008483887</text:p>
              </table:table-cell>
              <table:table-cell office:value-type="float" office:value="0.00973163843154907">
                <text:p>0.0097316384315490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927495956420898">
                <text:p>0.00927495956420898</text:p>
              </table:table-cell>
              <table:table-cell office:value-type="float" office:value="0.0113646984100342">
                <text:p>0.0113646984100342</text:p>
              </table:table-cell>
              <table:table-cell office:value-type="float" office:value="0.00976158380508423">
                <text:p>0.0097615838050842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910234451293945">
                <text:p>0.00910234451293945</text:p>
              </table:table-cell>
              <table:table-cell office:value-type="float" office:value="0.0114073753356934">
                <text:p>0.0114073753356934</text:p>
              </table:table-cell>
              <table:table-cell office:value-type="float" office:value="0.00963246822357178">
                <text:p>0.0096324682235717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908923149108887">
                <text:p>0.00908923149108887</text:p>
              </table:table-cell>
              <table:table-cell office:value-type="float" office:value="0.0109949111938477">
                <text:p>0.0109949111938477</text:p>
              </table:table-cell>
              <table:table-cell office:value-type="float" office:value="0.00957465171813965">
                <text:p>0.0095746517181396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919246673583985">
                <text:p>0.00919246673583985</text:p>
              </table:table-cell>
              <table:table-cell office:value-type="float" office:value="0.0114467144012451">
                <text:p>0.0114467144012451</text:p>
              </table:table-cell>
              <table:table-cell office:value-type="float" office:value="0.00956140756607056">
                <text:p>0.0095614075660705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92470645904541">
                <text:p>0.0092470645904541</text:p>
              </table:table-cell>
              <table:table-cell office:value-type="float" office:value="0.0110104084014893">
                <text:p>0.0110104084014893</text:p>
              </table:table-cell>
              <table:table-cell office:value-type="float" office:value="0.00965812206268311">
                <text:p>0.009658122062683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8798999786377">
                <text:p>0.0088798999786377</text:p>
              </table:table-cell>
              <table:table-cell office:value-type="float" office:value="0.011371374130249">
                <text:p>0.011371374130249</text:p>
              </table:table-cell>
              <table:table-cell office:value-type="float" office:value="0.00978379249572754">
                <text:p>0.0097837924957275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85200500488281">
                <text:p>0.00885200500488281</text:p>
              </table:table-cell>
              <table:table-cell office:value-type="float" office:value="0.0111443996429443">
                <text:p>0.0111443996429443</text:p>
              </table:table-cell>
              <table:table-cell office:value-type="float" office:value="0.00963003635406494">
                <text:p>0.0096300363540649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929570198059082">
                <text:p>0.00929570198059082</text:p>
              </table:table-cell>
              <table:table-cell office:value-type="float" office:value="0.0109763145446777">
                <text:p>0.0109763145446777</text:p>
              </table:table-cell>
              <table:table-cell office:value-type="float" office:value="0.00962214469909668">
                <text:p>0.0096221446990966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946140289306641">
                <text:p>0.00946140289306641</text:p>
              </table:table-cell>
              <table:table-cell office:value-type="float" office:value="0.0112302303314209">
                <text:p>0.0112302303314209</text:p>
              </table:table-cell>
              <table:table-cell office:value-type="float" office:value="0.00984299182891846">
                <text:p>0.0098429918289184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924420356750488">
                <text:p>0.00924420356750488</text:p>
              </table:table-cell>
              <table:table-cell office:value-type="float" office:value="0.0110108852386475">
                <text:p>0.0110108852386475</text:p>
              </table:table-cell>
              <table:table-cell office:value-type="float" office:value="0.0097193717956543">
                <text:p>0.009719371795654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936365127563477">
                <text:p>0.00936365127563477</text:p>
              </table:table-cell>
              <table:table-cell office:value-type="float" office:value="0.0113136768341064">
                <text:p>0.0113136768341064</text:p>
              </table:table-cell>
              <table:table-cell office:value-type="float" office:value="0.00990607738494873">
                <text:p>0.0099060773849487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967764854431153">
                <text:p>0.00967764854431153</text:p>
              </table:table-cell>
              <table:table-cell office:value-type="float" office:value="0.0117065906524658">
                <text:p>0.0117065906524658</text:p>
              </table:table-cell>
              <table:table-cell office:value-type="float" office:value="0.01007399559021">
                <text:p>0.0100739955902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948262214660645">
                <text:p>0.00948262214660645</text:p>
              </table:table-cell>
              <table:table-cell office:value-type="float" office:value="0.0116865634918213">
                <text:p>0.0116865634918213</text:p>
              </table:table-cell>
              <table:table-cell office:value-type="float" office:value="0.00995221138000488">
                <text:p>0.0099522113800048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96127986907959">
                <text:p>0.0096127986907959</text:p>
              </table:table-cell>
              <table:table-cell office:value-type="float" office:value="0.0114598274230957">
                <text:p>0.0114598274230957</text:p>
              </table:table-cell>
              <table:table-cell office:value-type="float" office:value="0.0101222157478333">
                <text:p>0.010122215747833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964975357055664">
                <text:p>0.00964975357055664</text:p>
              </table:table-cell>
              <table:table-cell office:value-type="float" office:value="0.0119476318359375">
                <text:p>0.0119476318359375</text:p>
              </table:table-cell>
              <table:table-cell office:value-type="float" office:value="0.010017728805542">
                <text:p>0.01001772880554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101916790008545">
                <text:p>0.0101916790008545</text:p>
              </table:table-cell>
              <table:table-cell office:value-type="float" office:value="0.0117473602294922">
                <text:p>0.0117473602294922</text:p>
              </table:table-cell>
              <table:table-cell office:value-type="float" office:value="0.010520327091217">
                <text:p>0.01052032709121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10206937789917">
                <text:p>0.010206937789917</text:p>
              </table:table-cell>
              <table:table-cell office:value-type="float" office:value="0.0111896991729736">
                <text:p>0.0111896991729736</text:p>
              </table:table-cell>
              <table:table-cell office:value-type="float" office:value="0.0105586528778076">
                <text:p>0.010558652877807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989770889282227">
                <text:p>0.00989770889282227</text:p>
              </table:table-cell>
              <table:table-cell office:value-type="float" office:value="0.0113084316253662">
                <text:p>0.0113084316253662</text:p>
              </table:table-cell>
              <table:table-cell office:value-type="float" office:value="0.0105942368507385">
                <text:p>0.010594236850738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957846641540527">
                <text:p>0.00957846641540527</text:p>
              </table:table-cell>
              <table:table-cell office:value-type="float" office:value="0.0122382640838623">
                <text:p>0.0122382640838623</text:p>
              </table:table-cell>
              <table:table-cell office:value-type="float" office:value="0.010093629360199">
                <text:p>0.01009362936019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975608825683594">
                <text:p>0.00975608825683594</text:p>
              </table:table-cell>
              <table:table-cell office:value-type="float" office:value="0.0117616653442383">
                <text:p>0.0117616653442383</text:p>
              </table:table-cell>
              <table:table-cell office:value-type="float" office:value="0.0102619647979736">
                <text:p>0.010261964797973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980353355407715">
                <text:p>0.00980353355407715</text:p>
              </table:table-cell>
              <table:table-cell office:value-type="float" office:value="0.0118095874786377">
                <text:p>0.0118095874786377</text:p>
              </table:table-cell>
              <table:table-cell office:value-type="float" office:value="0.0101777076721191">
                <text:p>0.010177707672119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958037376403809">
                <text:p>0.00958037376403809</text:p>
              </table:table-cell>
              <table:table-cell office:value-type="float" office:value="0.0119104385375977">
                <text:p>0.0119104385375977</text:p>
              </table:table-cell>
              <table:table-cell office:value-type="float" office:value="0.010180127620697">
                <text:p>0.01018012762069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953197479248047">
                <text:p>0.00953197479248047</text:p>
              </table:table-cell>
              <table:table-cell office:value-type="float" office:value="0.0119664669036865">
                <text:p>0.0119664669036865</text:p>
              </table:table-cell>
              <table:table-cell office:value-type="float" office:value="0.0102798700332642">
                <text:p>0.01027987003326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976324081420898">
                <text:p>0.00976324081420898</text:p>
              </table:table-cell>
              <table:table-cell office:value-type="float" office:value="0.0118017196655273">
                <text:p>0.0118017196655273</text:p>
              </table:table-cell>
              <table:table-cell office:value-type="float" office:value="0.0100522637367249">
                <text:p>0.010052263736724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969481468200684">
                <text:p>0.00969481468200684</text:p>
              </table:table-cell>
              <table:table-cell office:value-type="float" office:value="0.0117084980010986">
                <text:p>0.0117084980010986</text:p>
              </table:table-cell>
              <table:table-cell office:value-type="float" office:value="0.0101944804191589">
                <text:p>0.010194480419158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94594955444336">
                <text:p>0.0094594955444336</text:p>
              </table:table-cell>
              <table:table-cell office:value-type="float" office:value="0.0115389823913574">
                <text:p>0.0115389823913574</text:p>
              </table:table-cell>
              <table:table-cell office:value-type="float" office:value="0.0100915670394897">
                <text:p>0.01009156703948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967001914978027">
                <text:p>0.00967001914978027</text:p>
              </table:table-cell>
              <table:table-cell office:value-type="float" office:value="0.0119173526763916">
                <text:p>0.0119173526763916</text:p>
              </table:table-cell>
              <table:table-cell office:value-type="float" office:value="0.0100473880767822">
                <text:p>0.010047388076782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949859619140625">
                <text:p>0.00949859619140625</text:p>
              </table:table-cell>
              <table:table-cell office:value-type="float" office:value="0.0113821029663086">
                <text:p>0.0113821029663086</text:p>
              </table:table-cell>
              <table:table-cell office:value-type="float" office:value="0.0101773381233215">
                <text:p>0.010177338123321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976014137268066">
                <text:p>0.00976014137268066</text:p>
              </table:table-cell>
              <table:table-cell office:value-type="float" office:value="0.0115876197814941">
                <text:p>0.0115876197814941</text:p>
              </table:table-cell>
              <table:table-cell office:value-type="float" office:value="0.0100440502166748">
                <text:p>0.010044050216674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954318046569824">
                <text:p>0.00954318046569824</text:p>
              </table:table-cell>
              <table:table-cell office:value-type="float" office:value="0.0115537643432617">
                <text:p>0.0115537643432617</text:p>
              </table:table-cell>
              <table:table-cell office:value-type="float" office:value="0.00990087985992432">
                <text:p>0.009900879859924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961613655090332">
                <text:p>0.00961613655090332</text:p>
              </table:table-cell>
              <table:table-cell office:value-type="float" office:value="0.0120358467102051">
                <text:p>0.0120358467102051</text:p>
              </table:table-cell>
              <table:table-cell office:value-type="float" office:value="0.0101517200469971">
                <text:p>0.010151720046997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959491729736328">
                <text:p>0.00959491729736328</text:p>
              </table:table-cell>
              <table:table-cell office:value-type="float" office:value="0.0114321708679199">
                <text:p>0.0114321708679199</text:p>
              </table:table-cell>
              <table:table-cell office:value-type="float" office:value="0.0101289510726929">
                <text:p>0.010128951072692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972032546997071">
                <text:p>0.00972032546997071</text:p>
              </table:table-cell>
              <table:table-cell office:value-type="float" office:value="0.0114407539367676">
                <text:p>0.0114407539367676</text:p>
              </table:table-cell>
              <table:table-cell office:value-type="float" office:value="0.0102413535118103">
                <text:p>0.010241353511810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960659980773926">
                <text:p>0.00960659980773926</text:p>
              </table:table-cell>
              <table:table-cell office:value-type="float" office:value="0.0115199089050293">
                <text:p>0.0115199089050293</text:p>
              </table:table-cell>
              <table:table-cell office:value-type="float" office:value="0.00999982357025147">
                <text:p>0.0099998235702514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952935218811035">
                <text:p>0.00952935218811035</text:p>
              </table:table-cell>
              <table:table-cell office:value-type="float" office:value="0.0113711357116699">
                <text:p>0.0113711357116699</text:p>
              </table:table-cell>
              <table:table-cell office:value-type="float" office:value="0.00992597341537476">
                <text:p>0.0099259734153747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96123218536377">
                <text:p>0.0096123218536377</text:p>
              </table:table-cell>
              <table:table-cell office:value-type="float" office:value="0.0115201473236084">
                <text:p>0.0115201473236084</text:p>
              </table:table-cell>
              <table:table-cell office:value-type="float" office:value="0.0100659728050232">
                <text:p>0.01006597280502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968265533447266">
                <text:p>0.00968265533447266</text:p>
              </table:table-cell>
              <table:table-cell office:value-type="float" office:value="0.0109679698944092">
                <text:p>0.0109679698944092</text:p>
              </table:table-cell>
              <table:table-cell office:value-type="float" office:value="0.0100797772407532">
                <text:p>0.010079777240753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954222679138184">
                <text:p>0.00954222679138184</text:p>
              </table:table-cell>
              <table:table-cell office:value-type="float" office:value="0.0112919807434082">
                <text:p>0.0112919807434082</text:p>
              </table:table-cell>
              <table:table-cell office:value-type="float" office:value="0.0100501537322998">
                <text:p>0.010050153732299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967049598693848">
                <text:p>0.00967049598693848</text:p>
              </table:table-cell>
              <table:table-cell office:value-type="float" office:value="0.0115439891815186">
                <text:p>0.0115439891815186</text:p>
              </table:table-cell>
              <table:table-cell office:value-type="float" office:value="0.0100874304771423">
                <text:p>0.010087430477142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998616218566895">
                <text:p>0.00998616218566895</text:p>
              </table:table-cell>
              <table:table-cell office:value-type="float" office:value="0.0121679306030273">
                <text:p>0.0121679306030273</text:p>
              </table:table-cell>
              <table:table-cell office:value-type="float" office:value="0.01064133644104">
                <text:p>0.0106413364410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102739334106445">
                <text:p>0.0102739334106445</text:p>
              </table:table-cell>
              <table:table-cell office:value-type="float" office:value="0.0117545127868652">
                <text:p>0.0117545127868652</text:p>
              </table:table-cell>
              <table:table-cell office:value-type="float" office:value="0.0105653882026672">
                <text:p>0.01056538820266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961899757385254">
                <text:p>0.00961899757385254</text:p>
              </table:table-cell>
              <table:table-cell office:value-type="float" office:value="0.0111796855926514">
                <text:p>0.0111796855926514</text:p>
              </table:table-cell>
              <table:table-cell office:value-type="float" office:value="0.0100253462791443">
                <text:p>0.01002534627914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962448120117188">
                <text:p>0.00962448120117188</text:p>
              </table:table-cell>
              <table:table-cell office:value-type="float" office:value="0.011228084564209">
                <text:p>0.011228084564209</text:p>
              </table:table-cell>
              <table:table-cell office:value-type="float" office:value="0.0102127075195313">
                <text:p>0.010212707519531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98111629486084">
                <text:p>0.0098111629486084</text:p>
              </table:table-cell>
              <table:table-cell office:value-type="float" office:value="0.0113949775695801">
                <text:p>0.0113949775695801</text:p>
              </table:table-cell>
              <table:table-cell office:value-type="float" office:value="0.0101862788200378">
                <text:p>0.010186278820037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993466377258301">
                <text:p>0.00993466377258301</text:p>
              </table:table-cell>
              <table:table-cell office:value-type="float" office:value="0.0115306377410889">
                <text:p>0.0115306377410889</text:p>
              </table:table-cell>
              <table:table-cell office:value-type="float" office:value="0.0103110551834106">
                <text:p>0.010311055183410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10063648223877">
                <text:p>0.010063648223877</text:p>
              </table:table-cell>
              <table:table-cell office:value-type="float" office:value="0.0123577117919922">
                <text:p>0.0123577117919922</text:p>
              </table:table-cell>
              <table:table-cell office:value-type="float" office:value="0.0105562448501587">
                <text:p>0.010556244850158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99546051025391">
                <text:p>0.00999546051025391</text:p>
              </table:table-cell>
              <table:table-cell office:value-type="float" office:value="0.0117380619049072">
                <text:p>0.0117380619049072</text:p>
              </table:table-cell>
              <table:table-cell office:value-type="float" office:value="0.0106498241424561">
                <text:p>0.010649824142456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54627990722656">
                <text:p>0.00954627990722656</text:p>
              </table:table-cell>
              <table:table-cell office:value-type="float" office:value="0.0111219882965088">
                <text:p>0.0111219882965088</text:p>
              </table:table-cell>
              <table:table-cell office:value-type="float" office:value="0.0100769400596619">
                <text:p>0.010076940059661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77945327758789">
                <text:p>0.00977945327758789</text:p>
              </table:table-cell>
              <table:table-cell office:value-type="float" office:value="0.0116138458251953">
                <text:p>0.0116138458251953</text:p>
              </table:table-cell>
              <table:table-cell office:value-type="float" office:value="0.0102827668190002">
                <text:p>0.010282766819000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79948043823242">
                <text:p>0.00979948043823242</text:p>
              </table:table-cell>
              <table:table-cell office:value-type="float" office:value="0.0118026733398438">
                <text:p>0.0118026733398438</text:p>
              </table:table-cell>
              <table:table-cell office:value-type="float" office:value="0.0100972294807434">
                <text:p>0.010097229480743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69743728637695">
                <text:p>0.00969743728637695</text:p>
              </table:table-cell>
              <table:table-cell office:value-type="float" office:value="0.0118265151977539">
                <text:p>0.0118265151977539</text:p>
              </table:table-cell>
              <table:table-cell office:value-type="float" office:value="0.0102415323257446">
                <text:p>0.010241532325744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66644287109375">
                <text:p>0.00966644287109375</text:p>
              </table:table-cell>
              <table:table-cell office:value-type="float" office:value="0.0120515823364258">
                <text:p>0.0120515823364258</text:p>
              </table:table-cell>
              <table:table-cell office:value-type="float" office:value="0.0101393938064575">
                <text:p>0.010139393806457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86886024475098">
                <text:p>0.00986886024475098</text:p>
              </table:table-cell>
              <table:table-cell office:value-type="float" office:value="0.0121335983276367">
                <text:p>0.0121335983276367</text:p>
              </table:table-cell>
              <table:table-cell office:value-type="float" office:value="0.0102933764457703">
                <text:p>0.010293376445770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59372520446777">
                <text:p>0.00959372520446777</text:p>
              </table:table-cell>
              <table:table-cell office:value-type="float" office:value="0.0118179321289063">
                <text:p>0.0118179321289063</text:p>
              </table:table-cell>
              <table:table-cell office:value-type="float" office:value="0.01019606590271">
                <text:p>0.0101960659027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6895694732666">
                <text:p>0.0096895694732666</text:p>
              </table:table-cell>
              <table:table-cell office:value-type="float" office:value="0.0115649700164795">
                <text:p>0.0115649700164795</text:p>
              </table:table-cell>
              <table:table-cell office:value-type="float" office:value="0.0103266000747681">
                <text:p>0.01032660007476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100142955780029">
                <text:p>0.0100142955780029</text:p>
              </table:table-cell>
              <table:table-cell office:value-type="float" office:value="0.0119528770446777">
                <text:p>0.0119528770446777</text:p>
              </table:table-cell>
              <table:table-cell office:value-type="float" office:value="0.0104823708534241">
                <text:p>0.010482370853424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99736785888672">
                <text:p>0.00999736785888672</text:p>
              </table:table-cell>
              <table:table-cell office:value-type="float" office:value="0.0119020938873291">
                <text:p>0.0119020938873291</text:p>
              </table:table-cell>
              <table:table-cell office:value-type="float" office:value="0.0106828093528748">
                <text:p>0.010682809352874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76157188415527">
                <text:p>0.00976157188415527</text:p>
              </table:table-cell>
              <table:table-cell office:value-type="float" office:value="0.0118381977081299">
                <text:p>0.0118381977081299</text:p>
              </table:table-cell>
              <table:table-cell office:value-type="float" office:value="0.0103289723396301">
                <text:p>0.01032897233963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81616973876953">
                <text:p>0.00981616973876953</text:p>
              </table:table-cell>
              <table:table-cell office:value-type="float" office:value="0.015920877456665">
                <text:p>0.015920877456665</text:p>
              </table:table-cell>
              <table:table-cell office:value-type="float" office:value="0.0106272101402283">
                <text:p>0.010627210140228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71531867980957">
                <text:p>0.00971531867980957</text:p>
              </table:table-cell>
              <table:table-cell office:value-type="float" office:value="0.0116899013519287">
                <text:p>0.0116899013519287</text:p>
              </table:table-cell>
              <table:table-cell office:value-type="float" office:value="0.0101210832595825">
                <text:p>0.01012108325958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66358184814453">
                <text:p>0.00966358184814453</text:p>
              </table:table-cell>
              <table:table-cell office:value-type="float" office:value="0.0120005607604981">
                <text:p>0.0120005607604981</text:p>
              </table:table-cell>
              <table:table-cell office:value-type="float" office:value="0.0101333856582642">
                <text:p>0.010133385658264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101273059844971">
                <text:p>0.0101273059844971</text:p>
              </table:table-cell>
              <table:table-cell office:value-type="float" office:value="0.0125391483306885">
                <text:p>0.0125391483306885</text:p>
              </table:table-cell>
              <table:table-cell office:value-type="float" office:value="0.0104856729507446">
                <text:p>0.010485672950744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102107524871826">
                <text:p>0.0102107524871826</text:p>
              </table:table-cell>
              <table:table-cell office:value-type="float" office:value="0.0139133930206299">
                <text:p>0.0139133930206299</text:p>
              </table:table-cell>
              <table:table-cell office:value-type="float" office:value="0.0107439160346985">
                <text:p>0.010743916034698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100464820861816">
                <text:p>0.0100464820861816</text:p>
              </table:table-cell>
              <table:table-cell office:value-type="float" office:value="0.0137684345245361">
                <text:p>0.0137684345245361</text:p>
              </table:table-cell>
              <table:table-cell office:value-type="float" office:value="0.0106300473213196">
                <text:p>0.010630047321319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10136604309082">
                <text:p>0.010136604309082</text:p>
              </table:table-cell>
              <table:table-cell office:value-type="float" office:value="0.0147156715393066">
                <text:p>0.0147156715393066</text:p>
              </table:table-cell>
              <table:table-cell office:value-type="float" office:value="0.0107337594032288">
                <text:p>0.010733759403228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99951362609863">
                <text:p>0.00999951362609863</text:p>
              </table:table-cell>
              <table:table-cell office:value-type="float" office:value="0.0132393836975098">
                <text:p>0.0132393836975098</text:p>
              </table:table-cell>
              <table:table-cell office:value-type="float" office:value="0.0105373620986938">
                <text:p>0.010537362098693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80019569396973">
                <text:p>0.00980019569396973</text:p>
              </table:table-cell>
              <table:table-cell office:value-type="float" office:value="0.012789249420166">
                <text:p>0.012789249420166</text:p>
              </table:table-cell>
              <table:table-cell office:value-type="float" office:value="0.010390317440033">
                <text:p>0.01039031744003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70125198364258">
                <text:p>0.00970125198364258</text:p>
              </table:table-cell>
              <table:table-cell office:value-type="float" office:value="0.0122649669647217">
                <text:p>0.0122649669647217</text:p>
              </table:table-cell>
              <table:table-cell office:value-type="float" office:value="0.0103596806526184">
                <text:p>0.010359680652618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81569290161133">
                <text:p>0.00981569290161133</text:p>
              </table:table-cell>
              <table:table-cell office:value-type="float" office:value="0.0118889808654785">
                <text:p>0.0118889808654785</text:p>
              </table:table-cell>
              <table:table-cell office:value-type="float" office:value="0.0103590250015259">
                <text:p>0.010359025001525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103044509887695">
                <text:p>0.0103044509887695</text:p>
              </table:table-cell>
              <table:table-cell office:value-type="float" office:value="0.0117638111114502">
                <text:p>0.0117638111114502</text:p>
              </table:table-cell>
              <table:table-cell office:value-type="float" office:value="0.0107643485069275">
                <text:p>0.01076434850692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102667808532715">
                <text:p>0.0102667808532715</text:p>
              </table:table-cell>
              <table:table-cell office:value-type="float" office:value="0.0124232769012451">
                <text:p>0.0124232769012451</text:p>
              </table:table-cell>
              <table:table-cell office:value-type="float" office:value="0.0106752157211304">
                <text:p>0.010675215721130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94110107421875">
                <text:p>0.00994110107421875</text:p>
              </table:table-cell>
              <table:table-cell office:value-type="float" office:value="0.0118651390075684">
                <text:p>0.0118651390075684</text:p>
              </table:table-cell>
              <table:table-cell office:value-type="float" office:value="0.0105327844619751">
                <text:p>0.010532784461975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87005233764648">
                <text:p>0.00987005233764648</text:p>
              </table:table-cell>
              <table:table-cell office:value-type="float" office:value="0.0121364593505859">
                <text:p>0.0121364593505859</text:p>
              </table:table-cell>
              <table:table-cell office:value-type="float" office:value="0.0103553414344788">
                <text:p>0.010355341434478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88221168518066">
                <text:p>0.00988221168518066</text:p>
              </table:table-cell>
              <table:table-cell office:value-type="float" office:value="0.0125494003295898">
                <text:p>0.0125494003295898</text:p>
              </table:table-cell>
              <table:table-cell office:value-type="float" office:value="0.010359787940979">
                <text:p>0.01035978794097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85527038574219">
                <text:p>0.00985527038574219</text:p>
              </table:table-cell>
              <table:table-cell office:value-type="float" office:value="0.0127525329589844">
                <text:p>0.0127525329589844</text:p>
              </table:table-cell>
              <table:table-cell office:value-type="float" office:value="0.0102570772171021">
                <text:p>0.010257077217102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83023643493653">
                <text:p>0.00983023643493653</text:p>
              </table:table-cell>
              <table:table-cell office:value-type="float" office:value="0.0126838684082031">
                <text:p>0.0126838684082031</text:p>
              </table:table-cell>
              <table:table-cell office:value-type="float" office:value="0.0103355526924133">
                <text:p>0.01033555269241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100524425506592">
                <text:p>0.0100524425506592</text:p>
              </table:table-cell>
              <table:table-cell office:value-type="float" office:value="0.0128202438354492">
                <text:p>0.0128202438354492</text:p>
              </table:table-cell>
              <table:table-cell office:value-type="float" office:value="0.010804283618927">
                <text:p>0.01080428361892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97114181518555">
                <text:p>0.00997114181518555</text:p>
              </table:table-cell>
              <table:table-cell office:value-type="float" office:value="0.0129730701446533">
                <text:p>0.0129730701446533</text:p>
              </table:table-cell>
              <table:table-cell office:value-type="float" office:value="0.0105829477310181">
                <text:p>0.01058294773101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92107391357422">
                <text:p>0.00992107391357422</text:p>
              </table:table-cell>
              <table:table-cell office:value-type="float" office:value="0.0127162933349609">
                <text:p>0.0127162933349609</text:p>
              </table:table-cell>
              <table:table-cell office:value-type="float" office:value="0.0103764891624451">
                <text:p>0.010376489162445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94634628295898">
                <text:p>0.00994634628295898</text:p>
              </table:table-cell>
              <table:table-cell office:value-type="float" office:value="0.0125863552093506">
                <text:p>0.0125863552093506</text:p>
              </table:table-cell>
              <table:table-cell office:value-type="float" office:value="0.0103886008262634">
                <text:p>0.010388600826263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100796222686768">
                <text:p>0.0100796222686768</text:p>
              </table:table-cell>
              <table:table-cell office:value-type="float" office:value="0.0126729011535645">
                <text:p>0.0126729011535645</text:p>
              </table:table-cell>
              <table:table-cell office:value-type="float" office:value="0.0104046940803528">
                <text:p>0.010404694080352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100317001342773">
                <text:p>0.0100317001342773</text:p>
              </table:table-cell>
              <table:table-cell office:value-type="float" office:value="0.0131447315216064">
                <text:p>0.0131447315216064</text:p>
              </table:table-cell>
              <table:table-cell office:value-type="float" office:value="0.0106404781341553">
                <text:p>0.010640478134155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101323127746582">
                <text:p>0.0101323127746582</text:p>
              </table:table-cell>
              <table:table-cell office:value-type="float" office:value="0.0128483772277832">
                <text:p>0.0128483772277832</text:p>
              </table:table-cell>
              <table:table-cell office:value-type="float" office:value="0.0105970025062561">
                <text:p>0.010597002506256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10063648223877">
                <text:p>0.010063648223877</text:p>
              </table:table-cell>
              <table:table-cell office:value-type="float" office:value="0.0128393173217773">
                <text:p>0.0128393173217773</text:p>
              </table:table-cell>
              <table:table-cell office:value-type="float" office:value="0.0105680704116821">
                <text:p>0.010568070411682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93418693542481">
                <text:p>0.00993418693542481</text:p>
              </table:table-cell>
              <table:table-cell office:value-type="float" office:value="0.0126595497131348">
                <text:p>0.0126595497131348</text:p>
              </table:table-cell>
              <table:table-cell office:value-type="float" office:value="0.0103120446205139">
                <text:p>0.010312044620513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101256370544434">
                <text:p>0.0101256370544434</text:p>
              </table:table-cell>
              <table:table-cell office:value-type="float" office:value="0.0133070945739746">
                <text:p>0.0133070945739746</text:p>
              </table:table-cell>
              <table:table-cell office:value-type="float" office:value="0.0108150124549866">
                <text:p>0.010815012454986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101873874664307">
                <text:p>0.0101873874664307</text:p>
              </table:table-cell>
              <table:table-cell office:value-type="float" office:value="0.0126466751098633">
                <text:p>0.0126466751098633</text:p>
              </table:table-cell>
              <table:table-cell office:value-type="float" office:value="0.0106031775474548">
                <text:p>0.010603177547454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10054349899292">
                <text:p>0.010054349899292</text:p>
              </table:table-cell>
              <table:table-cell office:value-type="float" office:value="0.0127160549163818">
                <text:p>0.0127160549163818</text:p>
              </table:table-cell>
              <table:table-cell office:value-type="float" office:value="0.0105398058891296">
                <text:p>0.01053980588912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100822448730469">
                <text:p>0.0100822448730469</text:p>
              </table:table-cell>
              <table:table-cell office:value-type="float" office:value="0.0129349231719971">
                <text:p>0.0129349231719971</text:p>
              </table:table-cell>
              <table:table-cell office:value-type="float" office:value="0.0105109095573425">
                <text:p>0.01051090955734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101354122161865">
                <text:p>0.0101354122161865</text:p>
              </table:table-cell>
              <table:table-cell office:value-type="float" office:value="0.0128734111785889">
                <text:p>0.0128734111785889</text:p>
              </table:table-cell>
              <table:table-cell office:value-type="float" office:value="0.0105100870132446">
                <text:p>0.010510087013244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85813140869141">
                <text:p>0.00985813140869141</text:p>
              </table:table-cell>
              <table:table-cell office:value-type="float" office:value="0.0121512413024902">
                <text:p>0.0121512413024902</text:p>
              </table:table-cell>
              <table:table-cell office:value-type="float" office:value="0.0105347394943237">
                <text:p>0.010534739494323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95421409606934">
                <text:p>0.00995421409606934</text:p>
              </table:table-cell>
              <table:table-cell office:value-type="float" office:value="0.0120868682861328">
                <text:p>0.0120868682861328</text:p>
              </table:table-cell>
              <table:table-cell office:value-type="float" office:value="0.010382068157196">
                <text:p>0.01038206815719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98997688293457">
                <text:p>0.00998997688293457</text:p>
              </table:table-cell>
              <table:table-cell office:value-type="float" office:value="0.0122120380401611">
                <text:p>0.0122120380401611</text:p>
              </table:table-cell>
              <table:table-cell office:value-type="float" office:value="0.0104219794273376">
                <text:p>0.010421979427337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102901458740234">
                <text:p>0.0102901458740234</text:p>
              </table:table-cell>
              <table:table-cell office:value-type="float" office:value="0.0126180648803711">
                <text:p>0.0126180648803711</text:p>
              </table:table-cell>
              <table:table-cell office:value-type="float" office:value="0.010781466960907">
                <text:p>0.01078146696090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103631019592285">
                <text:p>0.0103631019592285</text:p>
              </table:table-cell>
              <table:table-cell office:value-type="float" office:value="0.0127995014190674">
                <text:p>0.0127995014190674</text:p>
              </table:table-cell>
              <table:table-cell office:value-type="float" office:value="0.0109193682670593">
                <text:p>0.010919368267059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100793838500977">
                <text:p>0.0100793838500977</text:p>
              </table:table-cell>
              <table:table-cell office:value-type="float" office:value="0.012455940246582">
                <text:p>0.012455940246582</text:p>
              </table:table-cell>
              <table:table-cell office:value-type="float" office:value="0.0106024742126465">
                <text:p>0.010602474212646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100822448730469">
                <text:p>0.0100822448730469</text:p>
              </table:table-cell>
              <table:table-cell office:value-type="float" office:value="0.0120670795440674">
                <text:p>0.0120670795440674</text:p>
              </table:table-cell>
              <table:table-cell office:value-type="float" office:value="0.0105606436729431">
                <text:p>0.010560643672943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100915431976318">
                <text:p>0.0100915431976318</text:p>
              </table:table-cell>
              <table:table-cell office:value-type="float" office:value="0.0125782489776611">
                <text:p>0.0125782489776611</text:p>
              </table:table-cell>
              <table:table-cell office:value-type="float" office:value="0.0107908844947815">
                <text:p>0.01079088449478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103156566619873">
                <text:p>0.0103156566619873</text:p>
              </table:table-cell>
              <table:table-cell office:value-type="float" office:value="0.0124278068542481">
                <text:p>0.0124278068542481</text:p>
              </table:table-cell>
              <table:table-cell office:value-type="float" office:value="0.0108498811721802">
                <text:p>0.010849881172180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103824138641357">
                <text:p>0.0103824138641357</text:p>
              </table:table-cell>
              <table:table-cell office:value-type="float" office:value="0.0128293037414551">
                <text:p>0.0128293037414551</text:p>
              </table:table-cell>
              <table:table-cell office:value-type="float" office:value="0.0108567953109741">
                <text:p>0.010856795310974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101525783538818">
                <text:p>0.0101525783538818</text:p>
              </table:table-cell>
              <table:table-cell office:value-type="float" office:value="0.0124640464782715">
                <text:p>0.0124640464782715</text:p>
              </table:table-cell>
              <table:table-cell office:value-type="float" office:value="0.0106534123420715">
                <text:p>0.010653412342071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100803375244141">
                <text:p>0.0100803375244141</text:p>
              </table:table-cell>
              <table:table-cell office:value-type="float" office:value="0.013664722442627">
                <text:p>0.013664722442627</text:p>
              </table:table-cell>
              <table:table-cell office:value-type="float" office:value="0.0107886672019959">
                <text:p>0.010788667201995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103130340576172">
                <text:p>0.0103130340576172</text:p>
              </table:table-cell>
              <table:table-cell office:value-type="float" office:value="0.0133459568023682">
                <text:p>0.0133459568023682</text:p>
              </table:table-cell>
              <table:table-cell office:value-type="float" office:value="0.0108054757118225">
                <text:p>0.010805475711822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103070735931396">
                <text:p>0.0103070735931396</text:p>
              </table:table-cell>
              <table:table-cell office:value-type="float" office:value="0.0142490863800049">
                <text:p>0.0142490863800049</text:p>
              </table:table-cell>
              <table:table-cell office:value-type="float" office:value="0.010890781879425">
                <text:p>0.01089078187942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102839469909668">
                <text:p>0.0102839469909668</text:p>
              </table:table-cell>
              <table:table-cell office:value-type="float" office:value="0.0143818855285645">
                <text:p>0.0143818855285645</text:p>
              </table:table-cell>
              <table:table-cell office:value-type="float" office:value="0.0108410000801086">
                <text:p>0.010841000080108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103912353515625">
                <text:p>0.0103912353515625</text:p>
              </table:table-cell>
              <table:table-cell office:value-type="float" office:value="0.014178991317749">
                <text:p>0.014178991317749</text:p>
              </table:table-cell>
              <table:table-cell office:value-type="float" office:value="0.0109421491622925">
                <text:p>0.010942149162292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104761123657227">
                <text:p>0.0104761123657227</text:p>
              </table:table-cell>
              <table:table-cell office:value-type="float" office:value="0.0132575035095215">
                <text:p>0.0132575035095215</text:p>
              </table:table-cell>
              <table:table-cell office:value-type="float" office:value="0.0112441301345825">
                <text:p>0.011244130134582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103573799133301">
                <text:p>0.0103573799133301</text:p>
              </table:table-cell>
              <table:table-cell office:value-type="float" office:value="0.0124058723449707">
                <text:p>0.0124058723449707</text:p>
              </table:table-cell>
              <table:table-cell office:value-type="float" office:value="0.0109567523002625">
                <text:p>0.010956752300262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104644298553467">
                <text:p>0.0104644298553467</text:p>
              </table:table-cell>
              <table:table-cell office:value-type="float" office:value="0.0142111778259277">
                <text:p>0.0142111778259277</text:p>
              </table:table-cell>
              <table:table-cell office:value-type="float" office:value="0.0109437108039856">
                <text:p>0.010943710803985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104608535766602">
                <text:p>0.0104608535766602</text:p>
              </table:table-cell>
              <table:table-cell office:value-type="float" office:value="0.014171838760376">
                <text:p>0.014171838760376</text:p>
              </table:table-cell>
              <table:table-cell office:value-type="float" office:value="0.0111483693122864">
                <text:p>0.011148369312286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103967189788818">
                <text:p>0.0103967189788818</text:p>
              </table:table-cell>
              <table:table-cell office:value-type="float" office:value="0.0146763324737549">
                <text:p>0.0146763324737549</text:p>
              </table:table-cell>
              <table:table-cell office:value-type="float" office:value="0.0110124707221985">
                <text:p>0.011012470722198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100722312927246">
                <text:p>0.0100722312927246</text:p>
              </table:table-cell>
              <table:table-cell office:value-type="float" office:value="0.0143792629241943">
                <text:p>0.0143792629241943</text:p>
              </table:table-cell>
              <table:table-cell office:value-type="float" office:value="0.0106804251670837">
                <text:p>0.010680425167083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102393627166748">
                <text:p>0.0102393627166748</text:p>
              </table:table-cell>
              <table:table-cell office:value-type="float" office:value="0.013906717300415">
                <text:p>0.013906717300415</text:p>
              </table:table-cell>
              <table:table-cell office:value-type="float" office:value="0.0107247352600098">
                <text:p>0.010724735260009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104479789733887">
                <text:p>0.0104479789733887</text:p>
              </table:table-cell>
              <table:table-cell office:value-type="float" office:value="0.0128412246704102">
                <text:p>0.0128412246704102</text:p>
              </table:table-cell>
              <table:table-cell office:value-type="float" office:value="0.0111309289932251">
                <text:p>0.011130928993225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106794834136963">
                <text:p>0.0106794834136963</text:p>
              </table:table-cell>
              <table:table-cell office:value-type="float" office:value="0.0123038291931152">
                <text:p>0.0123038291931152</text:p>
              </table:table-cell>
              <table:table-cell office:value-type="float" office:value="0.011033308506012">
                <text:p>0.0110333085060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105984210968018">
                <text:p>0.0105984210968018</text:p>
              </table:table-cell>
              <table:table-cell office:value-type="float" office:value="0.0128874778747559">
                <text:p>0.0128874778747559</text:p>
              </table:table-cell>
              <table:table-cell office:value-type="float" office:value="0.0110232949256897">
                <text:p>0.011023294925689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104060173034668">
                <text:p>0.0104060173034668</text:p>
              </table:table-cell>
              <table:table-cell office:value-type="float" office:value="0.0122911930084229">
                <text:p>0.0122911930084229</text:p>
              </table:table-cell>
              <table:table-cell office:value-type="float" office:value="0.0112075328826904">
                <text:p>0.011207532882690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103747844696045">
                <text:p>0.0103747844696045</text:p>
              </table:table-cell>
              <table:table-cell office:value-type="float" office:value="0.0130777359008789">
                <text:p>0.0130777359008789</text:p>
              </table:table-cell>
              <table:table-cell office:value-type="float" office:value="0.010928738117218">
                <text:p>0.01092873811721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103964805603027">
                <text:p>0.0103964805603027</text:p>
              </table:table-cell>
              <table:table-cell office:value-type="float" office:value="0.0124366283416748">
                <text:p>0.0124366283416748</text:p>
              </table:table-cell>
              <table:table-cell office:value-type="float" office:value="0.0109594821929932">
                <text:p>0.01095948219299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104098320007324">
                <text:p>0.0104098320007324</text:p>
              </table:table-cell>
              <table:table-cell office:value-type="float" office:value="0.0125415325164795">
                <text:p>0.0125415325164795</text:p>
              </table:table-cell>
              <table:table-cell office:value-type="float" office:value="0.0108918070793152">
                <text:p>0.010891807079315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104532241821289">
                <text:p>0.0104532241821289</text:p>
              </table:table-cell>
              <table:table-cell office:value-type="float" office:value="0.0121681690216064">
                <text:p>0.0121681690216064</text:p>
              </table:table-cell>
              <table:table-cell office:value-type="float" office:value="0.0109068751335144">
                <text:p>0.010906875133514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103120803833008">
                <text:p>0.0103120803833008</text:p>
              </table:table-cell>
              <table:table-cell office:value-type="float" office:value="0.0128433704376221">
                <text:p>0.0128433704376221</text:p>
              </table:table-cell>
              <table:table-cell office:value-type="float" office:value="0.0107978701591492">
                <text:p>0.010797870159149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102741718292236">
                <text:p>0.0102741718292236</text:p>
              </table:table-cell>
              <table:table-cell office:value-type="float" office:value="0.0121400356292725">
                <text:p>0.0121400356292725</text:p>
              </table:table-cell>
              <table:table-cell office:value-type="float" office:value="0.0107823133468628">
                <text:p>0.010782313346862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103344917297363">
                <text:p>0.0103344917297363</text:p>
              </table:table-cell>
              <table:table-cell office:value-type="float" office:value="0.012211799621582">
                <text:p>0.012211799621582</text:p>
              </table:table-cell>
              <table:table-cell office:value-type="float" office:value="0.0107518076896668">
                <text:p>0.010751807689666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103521347045898">
                <text:p>0.0103521347045898</text:p>
              </table:table-cell>
              <table:table-cell office:value-type="float" office:value="0.0122125148773193">
                <text:p>0.0122125148773193</text:p>
              </table:table-cell>
              <table:table-cell office:value-type="float" office:value="0.0107904195785522">
                <text:p>0.010790419578552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104000568389893">
                <text:p>0.0104000568389893</text:p>
              </table:table-cell>
              <table:table-cell office:value-type="float" office:value="0.0122816562652588">
                <text:p>0.0122816562652588</text:p>
              </table:table-cell>
              <table:table-cell office:value-type="float" office:value="0.0108477711677551">
                <text:p>0.010847771167755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10490894317627">
                <text:p>0.010490894317627</text:p>
              </table:table-cell>
              <table:table-cell office:value-type="float" office:value="0.0122535228729248">
                <text:p>0.0122535228729248</text:p>
              </table:table-cell>
              <table:table-cell office:value-type="float" office:value="0.0108800411224365">
                <text:p>0.010880041122436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104715824127197">
                <text:p>0.0104715824127197</text:p>
              </table:table-cell>
              <table:table-cell office:value-type="float" office:value="0.0125994682312012">
                <text:p>0.0125994682312012</text:p>
              </table:table-cell>
              <table:table-cell office:value-type="float" office:value="0.0109865665435791">
                <text:p>0.01098656654357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103960037231445">
                <text:p>0.0103960037231445</text:p>
              </table:table-cell>
              <table:table-cell office:value-type="float" office:value="0.0125184059143066">
                <text:p>0.0125184059143066</text:p>
              </table:table-cell>
              <table:table-cell office:value-type="float" office:value="0.010758101940155">
                <text:p>0.01075810194015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105335712432861">
                <text:p>0.0105335712432861</text:p>
              </table:table-cell>
              <table:table-cell office:value-type="float" office:value="0.012624979019165">
                <text:p>0.012624979019165</text:p>
              </table:table-cell>
              <table:table-cell office:value-type="float" office:value="0.0110646724700928">
                <text:p>0.011064672470092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105631351470947">
                <text:p>0.0105631351470947</text:p>
              </table:table-cell>
              <table:table-cell office:value-type="float" office:value="0.0122661590576172">
                <text:p>0.0122661590576172</text:p>
              </table:table-cell>
              <table:table-cell office:value-type="float" office:value="0.0109130501747131">
                <text:p>0.010913050174713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103611946105957">
                <text:p>0.0103611946105957</text:p>
              </table:table-cell>
              <table:table-cell office:value-type="float" office:value="0.012235164642334">
                <text:p>0.012235164642334</text:p>
              </table:table-cell>
              <table:table-cell office:value-type="float" office:value="0.010773241519928">
                <text:p>0.01077324151992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104720592498779">
                <text:p>0.0104720592498779</text:p>
              </table:table-cell>
              <table:table-cell office:value-type="float" office:value="0.0128433704376221">
                <text:p>0.0128433704376221</text:p>
              </table:table-cell>
              <table:table-cell office:value-type="float" office:value="0.010986316204071">
                <text:p>0.01098631620407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109963417053223">
                <text:p>0.0109963417053223</text:p>
              </table:table-cell>
              <table:table-cell office:value-type="float" office:value="0.0126371383666992">
                <text:p>0.0126371383666992</text:p>
              </table:table-cell>
              <table:table-cell office:value-type="float" office:value="0.0114512085914612">
                <text:p>0.011451208591461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107369422912598">
                <text:p>0.0107369422912598</text:p>
              </table:table-cell>
              <table:table-cell office:value-type="float" office:value="0.0126895904541016">
                <text:p>0.0126895904541016</text:p>
              </table:table-cell>
              <table:table-cell office:value-type="float" office:value="0.0112435460090637">
                <text:p>0.011243546009063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107104778289795">
                <text:p>0.0107104778289795</text:p>
              </table:table-cell>
              <table:table-cell office:value-type="float" office:value="0.0127692222595215">
                <text:p>0.0127692222595215</text:p>
              </table:table-cell>
              <table:table-cell office:value-type="float" office:value="0.0112626194953918">
                <text:p>0.011262619495391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107145309448242">
                <text:p>0.0107145309448242</text:p>
              </table:table-cell>
              <table:table-cell office:value-type="float" office:value="0.0123696327209473">
                <text:p>0.0123696327209473</text:p>
              </table:table-cell>
              <table:table-cell office:value-type="float" office:value="0.0112611770629883">
                <text:p>0.011261177062988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104444026947021">
                <text:p>0.0104444026947021</text:p>
              </table:table-cell>
              <table:table-cell office:value-type="float" office:value="0.0124709606170654">
                <text:p>0.0124709606170654</text:p>
              </table:table-cell>
              <table:table-cell office:value-type="float" office:value="0.0108316659927368">
                <text:p>0.01083166599273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104746818542481">
                <text:p>0.0104746818542481</text:p>
              </table:table-cell>
              <table:table-cell office:value-type="float" office:value="0.0126628875732422">
                <text:p>0.0126628875732422</text:p>
              </table:table-cell>
              <table:table-cell office:value-type="float" office:value="0.0108333945274353">
                <text:p>0.010833394527435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106048583984375">
                <text:p>0.0106048583984375</text:p>
              </table:table-cell>
              <table:table-cell office:value-type="float" office:value="0.0128664970397949">
                <text:p>0.0128664970397949</text:p>
              </table:table-cell>
              <table:table-cell office:value-type="float" office:value="0.0110175967216492">
                <text:p>0.01101759672164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105447769165039">
                <text:p>0.0105447769165039</text:p>
              </table:table-cell>
              <table:table-cell office:value-type="float" office:value="0.0127942562103271">
                <text:p>0.0127942562103271</text:p>
              </table:table-cell>
              <table:table-cell office:value-type="float" office:value="0.0109022378921509">
                <text:p>0.010902237892150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10446310043335">
                <text:p>0.010446310043335</text:p>
              </table:table-cell>
              <table:table-cell office:value-type="float" office:value="0.0137467384338379">
                <text:p>0.0137467384338379</text:p>
              </table:table-cell>
              <table:table-cell office:value-type="float" office:value="0.0108532309532166">
                <text:p>0.010853230953216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105113983154297">
                <text:p>0.0105113983154297</text:p>
              </table:table-cell>
              <table:table-cell office:value-type="float" office:value="0.0123705863952637">
                <text:p>0.0123705863952637</text:p>
              </table:table-cell>
              <table:table-cell office:value-type="float" office:value="0.0109952926635742">
                <text:p>0.010995292663574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111289024353027">
                <text:p>0.0111289024353027</text:p>
              </table:table-cell>
              <table:table-cell office:value-type="float" office:value="0.013200044631958">
                <text:p>0.013200044631958</text:p>
              </table:table-cell>
              <table:table-cell office:value-type="float" office:value="0.0116319060325623">
                <text:p>0.01163190603256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109817981719971">
                <text:p>0.0109817981719971</text:p>
              </table:table-cell>
              <table:table-cell office:value-type="float" office:value="0.0130457878112793">
                <text:p>0.0130457878112793</text:p>
              </table:table-cell>
              <table:table-cell office:value-type="float" office:value="0.0115278005599976">
                <text:p>0.011527800559997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105795860290527">
                <text:p>0.0105795860290527</text:p>
              </table:table-cell>
              <table:table-cell office:value-type="float" office:value="0.0128836631774902">
                <text:p>0.0128836631774902</text:p>
              </table:table-cell>
              <table:table-cell office:value-type="float" office:value="0.0112247467041016">
                <text:p>0.011224746704101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106801986694336">
                <text:p>0.0106801986694336</text:p>
              </table:table-cell>
              <table:table-cell office:value-type="float" office:value="0.0131688117980957">
                <text:p>0.0131688117980957</text:p>
              </table:table-cell>
              <table:table-cell office:value-type="float" office:value="0.0110601663589478">
                <text:p>0.011060166358947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104868412017822">
                <text:p>0.0104868412017822</text:p>
              </table:table-cell>
              <table:table-cell office:value-type="float" office:value="0.0124971866607666">
                <text:p>0.0124971866607666</text:p>
              </table:table-cell>
              <table:table-cell office:value-type="float" office:value="0.0109405279159546">
                <text:p>0.010940527915954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104432106018066">
                <text:p>0.0104432106018066</text:p>
              </table:table-cell>
              <table:table-cell office:value-type="float" office:value="0.0123727321624756">
                <text:p>0.0123727321624756</text:p>
              </table:table-cell>
              <table:table-cell office:value-type="float" office:value="0.0108462452888489">
                <text:p>0.010846245288848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109138488769531">
                <text:p>0.0109138488769531</text:p>
              </table:table-cell>
              <table:table-cell office:value-type="float" office:value="0.0126898288726807">
                <text:p>0.0126898288726807</text:p>
              </table:table-cell>
              <table:table-cell office:value-type="float" office:value="0.0113969683647156">
                <text:p>0.011396968364715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110142230987549">
                <text:p>0.0110142230987549</text:p>
              </table:table-cell>
              <table:table-cell office:value-type="float" office:value="0.0129175186157227">
                <text:p>0.0129175186157227</text:p>
              </table:table-cell>
              <table:table-cell office:value-type="float" office:value="0.0113719820976257">
                <text:p>0.011371982097625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106682777404785">
                <text:p>0.0106682777404785</text:p>
              </table:table-cell>
              <table:table-cell office:value-type="float" office:value="0.0121920108795166">
                <text:p>0.0121920108795166</text:p>
              </table:table-cell>
              <table:table-cell office:value-type="float" office:value="0.0110256314277649">
                <text:p>0.011025631427764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106732845306396">
                <text:p>0.0106732845306396</text:p>
              </table:table-cell>
              <table:table-cell office:value-type="float" office:value="0.0124392509460449">
                <text:p>0.0124392509460449</text:p>
              </table:table-cell>
              <table:table-cell office:value-type="float" office:value="0.0109506249427795">
                <text:p>0.010950624942779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105819702148438">
                <text:p>0.0105819702148438</text:p>
              </table:table-cell>
              <table:table-cell office:value-type="float" office:value="0.0124702453613281">
                <text:p>0.0124702453613281</text:p>
              </table:table-cell>
              <table:table-cell office:value-type="float" office:value="0.0110247611999512">
                <text:p>0.011024761199951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115499496459961">
                <text:p>0.0115499496459961</text:p>
              </table:table-cell>
              <table:table-cell office:value-type="float" office:value="0.0196244716644287">
                <text:p>0.0196244716644287</text:p>
              </table:table-cell>
              <table:table-cell office:value-type="float" office:value="0.0130580902099609">
                <text:p>0.013058090209960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118794441223145">
                <text:p>0.0118794441223145</text:p>
              </table:table-cell>
              <table:table-cell office:value-type="float" office:value="0.0134432315826416">
                <text:p>0.0134432315826416</text:p>
              </table:table-cell>
              <table:table-cell office:value-type="float" office:value="0.0123661160469055">
                <text:p>0.012366116046905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118646621704102">
                <text:p>0.0118646621704102</text:p>
              </table:table-cell>
              <table:table-cell office:value-type="float" office:value="0.0130007266998291">
                <text:p>0.0130007266998291</text:p>
              </table:table-cell>
              <table:table-cell office:value-type="float" office:value="0.0124488115310669">
                <text:p>0.012448811531066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114791393280029">
                <text:p>0.0114791393280029</text:p>
              </table:table-cell>
              <table:table-cell office:value-type="float" office:value="0.0134305953979492">
                <text:p>0.0134305953979492</text:p>
              </table:table-cell>
              <table:table-cell office:value-type="float" office:value="0.0122777342796326">
                <text:p>0.012277734279632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108134746551514">
                <text:p>0.0108134746551514</text:p>
              </table:table-cell>
              <table:table-cell office:value-type="float" office:value="0.0128190517425537">
                <text:p>0.0128190517425537</text:p>
              </table:table-cell>
              <table:table-cell office:value-type="float" office:value="0.0115119338035584">
                <text:p>0.011511933803558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107297897338867">
                <text:p>0.0107297897338867</text:p>
              </table:table-cell>
              <table:table-cell office:value-type="float" office:value="0.0125458240509033">
                <text:p>0.0125458240509033</text:p>
              </table:table-cell>
              <table:table-cell office:value-type="float" office:value="0.0112155437469482">
                <text:p>0.011215543746948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107598304748535">
                <text:p>0.0107598304748535</text:p>
              </table:table-cell>
              <table:table-cell office:value-type="float" office:value="0.0126492977142334">
                <text:p>0.0126492977142334</text:p>
              </table:table-cell>
              <table:table-cell office:value-type="float" office:value="0.0112160801887512">
                <text:p>0.011216080188751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111064910888672">
                <text:p>0.0111064910888672</text:p>
              </table:table-cell>
              <table:table-cell office:value-type="float" office:value="0.0130851268768311">
                <text:p>0.0130851268768311</text:p>
              </table:table-cell>
              <table:table-cell office:value-type="float" office:value="0.0117258906364441">
                <text:p>0.011725890636444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1104736328125">
                <text:p>0.01104736328125</text:p>
              </table:table-cell>
              <table:table-cell office:value-type="float" office:value="0.0128064155578613">
                <text:p>0.0128064155578613</text:p>
              </table:table-cell>
              <table:table-cell office:value-type="float" office:value="0.0115620255470276">
                <text:p>0.011562025547027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111293792724609">
                <text:p>0.0111293792724609</text:p>
              </table:table-cell>
              <table:table-cell office:value-type="float" office:value="0.0129425525665283">
                <text:p>0.0129425525665283</text:p>
              </table:table-cell>
              <table:table-cell office:value-type="float" office:value="0.0116914868354797">
                <text:p>0.011691486835479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110387802124023">
                <text:p>0.0110387802124023</text:p>
              </table:table-cell>
              <table:table-cell office:value-type="float" office:value="0.0127460956573486">
                <text:p>0.0127460956573486</text:p>
              </table:table-cell>
              <table:table-cell office:value-type="float" office:value="0.0114672064781189">
                <text:p>0.011467206478118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105936527252197">
                <text:p>0.0105936527252197</text:p>
              </table:table-cell>
              <table:table-cell office:value-type="float" office:value="0.0124320983886719">
                <text:p>0.0124320983886719</text:p>
              </table:table-cell>
              <table:table-cell office:value-type="float" office:value="0.0108969211578369">
                <text:p>0.010896921157836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106372833251953">
                <text:p>0.0106372833251953</text:p>
              </table:table-cell>
              <table:table-cell office:value-type="float" office:value="0.012296199798584">
                <text:p>0.012296199798584</text:p>
              </table:table-cell>
              <table:table-cell office:value-type="float" office:value="0.010959780216217">
                <text:p>0.01095978021621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112481117248535">
                <text:p>0.0112481117248535</text:p>
              </table:table-cell>
              <table:table-cell office:value-type="float" office:value="0.013089656829834">
                <text:p>0.013089656829834</text:p>
              </table:table-cell>
              <table:table-cell office:value-type="float" office:value="0.0117100715637207">
                <text:p>0.011710071563720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112729072570801">
                <text:p>0.0112729072570801</text:p>
              </table:table-cell>
              <table:table-cell office:value-type="float" office:value="0.0128970146179199">
                <text:p>0.0128970146179199</text:p>
              </table:table-cell>
              <table:table-cell office:value-type="float" office:value="0.011730420589447">
                <text:p>0.01173042058944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106391906738281">
                <text:p>0.0106391906738281</text:p>
              </table:table-cell>
              <table:table-cell office:value-type="float" office:value="0.0120904445648193">
                <text:p>0.0120904445648193</text:p>
              </table:table-cell>
              <table:table-cell office:value-type="float" office:value="0.0109892845153809">
                <text:p>0.010989284515380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107607841491699">
                <text:p>0.0107607841491699</text:p>
              </table:table-cell>
              <table:table-cell office:value-type="float" office:value="0.0123043060302734">
                <text:p>0.0123043060302734</text:p>
              </table:table-cell>
              <table:table-cell office:value-type="float" office:value="0.0114426732063293">
                <text:p>0.011442673206329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117497444152832">
                <text:p>0.0117497444152832</text:p>
              </table:table-cell>
              <table:table-cell office:value-type="float" office:value="0.013319730758667">
                <text:p>0.013319730758667</text:p>
              </table:table-cell>
              <table:table-cell office:value-type="float" office:value="0.0124536514282227">
                <text:p>0.012453651428222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119445323944092">
                <text:p>0.0119445323944092</text:p>
              </table:table-cell>
              <table:table-cell office:value-type="float" office:value="0.013723611831665">
                <text:p>0.013723611831665</text:p>
              </table:table-cell>
              <table:table-cell office:value-type="float" office:value="0.0126643300056458">
                <text:p>0.012664330005645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112905502319336">
                <text:p>0.0112905502319336</text:p>
              </table:table-cell>
              <table:table-cell office:value-type="float" office:value="0.0131781101226807">
                <text:p>0.0131781101226807</text:p>
              </table:table-cell>
              <table:table-cell office:value-type="float" office:value="0.0117587327957153">
                <text:p>0.011758732795715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1119065284729">
                <text:p>0.01119065284729</text:p>
              </table:table-cell>
              <table:table-cell office:value-type="float" office:value="0.0128822326660156">
                <text:p>0.0128822326660156</text:p>
              </table:table-cell>
              <table:table-cell office:value-type="float" office:value="0.0115438938140869">
                <text:p>0.011543893814086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107522010803223">
                <text:p>0.0107522010803223</text:p>
              </table:table-cell>
              <table:table-cell office:value-type="float" office:value="0.0128874778747559">
                <text:p>0.0128874778747559</text:p>
              </table:table-cell>
              <table:table-cell office:value-type="float" office:value="0.0112187743186951">
                <text:p>0.011218774318695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107595920562744">
                <text:p>0.0107595920562744</text:p>
              </table:table-cell>
              <table:table-cell office:value-type="float" office:value="0.0134479999542236">
                <text:p>0.0134479999542236</text:p>
              </table:table-cell>
              <table:table-cell office:value-type="float" office:value="0.0114001631736755">
                <text:p>0.011400163173675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111939907073975">
                <text:p>0.0111939907073975</text:p>
              </table:table-cell>
              <table:table-cell office:value-type="float" office:value="0.0134711265563965">
                <text:p>0.0134711265563965</text:p>
              </table:table-cell>
              <table:table-cell office:value-type="float" office:value="0.0116116762161255">
                <text:p>0.011611676216125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111181735992432">
                <text:p>0.0111181735992432</text:p>
              </table:table-cell>
              <table:table-cell office:value-type="float" office:value="0.0128419399261475">
                <text:p>0.0128419399261475</text:p>
              </table:table-cell>
              <table:table-cell office:value-type="float" office:value="0.011515212059021">
                <text:p>0.01151521205902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110886096954346">
                <text:p>0.0110886096954346</text:p>
              </table:table-cell>
              <table:table-cell office:value-type="float" office:value="0.0127205848693848">
                <text:p>0.0127205848693848</text:p>
              </table:table-cell>
              <table:table-cell office:value-type="float" office:value="0.0117020010948181">
                <text:p>0.011702001094818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113005638122559">
                <text:p>0.0113005638122559</text:p>
              </table:table-cell>
              <table:table-cell office:value-type="float" office:value="0.0126070976257324">
                <text:p>0.0126070976257324</text:p>
              </table:table-cell>
              <table:table-cell office:value-type="float" office:value="0.011869490146637">
                <text:p>0.01186949014663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110235214233398">
                <text:p>0.0110235214233398</text:p>
              </table:table-cell>
              <table:table-cell office:value-type="float" office:value="0.0130198001861572">
                <text:p>0.0130198001861572</text:p>
              </table:table-cell>
              <table:table-cell office:value-type="float" office:value="0.0117429375648499">
                <text:p>0.011742937564849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114037990570068">
                <text:p>0.0114037990570068</text:p>
              </table:table-cell>
              <table:table-cell office:value-type="float" office:value="0.0128989219665527">
                <text:p>0.0128989219665527</text:p>
              </table:table-cell>
              <table:table-cell office:value-type="float" office:value="0.0120032668113709">
                <text:p>0.012003266811370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106551647186279">
                <text:p>0.0106551647186279</text:p>
              </table:table-cell>
              <table:table-cell office:value-type="float" office:value="0.0123763084411621">
                <text:p>0.0123763084411621</text:p>
              </table:table-cell>
              <table:table-cell office:value-type="float" office:value="0.0111426949501038">
                <text:p>0.01114269495010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108716487884521">
                <text:p>0.0108716487884521</text:p>
              </table:table-cell>
              <table:table-cell office:value-type="float" office:value="0.0127646923065186">
                <text:p>0.0127646923065186</text:p>
              </table:table-cell>
              <table:table-cell office:value-type="float" office:value="0.0113147377967834">
                <text:p>0.011314737796783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109732151031494">
                <text:p>0.0109732151031494</text:p>
              </table:table-cell>
              <table:table-cell office:value-type="float" office:value="0.012627124786377">
                <text:p>0.012627124786377</text:p>
              </table:table-cell>
              <table:table-cell office:value-type="float" office:value="0.0113947033882141">
                <text:p>0.011394703388214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109257698059082">
                <text:p>0.0109257698059082</text:p>
              </table:table-cell>
              <table:table-cell office:value-type="float" office:value="0.0123229026794434">
                <text:p>0.0123229026794434</text:p>
              </table:table-cell>
              <table:table-cell office:value-type="float" office:value="0.0113670945167542">
                <text:p>0.011367094516754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108573436737061">
                <text:p>0.0108573436737061</text:p>
              </table:table-cell>
              <table:table-cell office:value-type="float" office:value="0.0123412609100342">
                <text:p>0.0123412609100342</text:p>
              </table:table-cell>
              <table:table-cell office:value-type="float" office:value="0.0112397074699402">
                <text:p>0.011239707469940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109865665435791">
                <text:p>0.0109865665435791</text:p>
              </table:table-cell>
              <table:table-cell office:value-type="float" office:value="0.0132119655609131">
                <text:p>0.0132119655609131</text:p>
              </table:table-cell>
              <table:table-cell office:value-type="float" office:value="0.0115808010101318">
                <text:p>0.011580801010131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112590789794922">
                <text:p>0.0112590789794922</text:p>
              </table:table-cell>
              <table:table-cell office:value-type="float" office:value="0.0133187770843506">
                <text:p>0.0133187770843506</text:p>
              </table:table-cell>
              <table:table-cell office:value-type="float" office:value="0.0117306590080261">
                <text:p>0.011730659008026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112552642822266">
                <text:p>0.0112552642822266</text:p>
              </table:table-cell>
              <table:table-cell office:value-type="float" office:value="0.0131959915161133">
                <text:p>0.0131959915161133</text:p>
              </table:table-cell>
              <table:table-cell office:value-type="float" office:value="0.0118529438972473">
                <text:p>0.011852943897247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108587741851807">
                <text:p>0.0108587741851807</text:p>
              </table:table-cell>
              <table:table-cell office:value-type="float" office:value="0.0146493911743164">
                <text:p>0.0146493911743164</text:p>
              </table:table-cell>
              <table:table-cell office:value-type="float" office:value="0.0114171981811523">
                <text:p>0.01141719818115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109357833862305">
                <text:p>0.0109357833862305</text:p>
              </table:table-cell>
              <table:table-cell office:value-type="float" office:value="0.0141925811767578">
                <text:p>0.0141925811767578</text:p>
              </table:table-cell>
              <table:table-cell office:value-type="float" office:value="0.0114074110984802">
                <text:p>0.011407411098480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108981132507324">
                <text:p>0.0108981132507324</text:p>
              </table:table-cell>
              <table:table-cell office:value-type="float" office:value="0.0146157741546631">
                <text:p>0.0146157741546631</text:p>
              </table:table-cell>
              <table:table-cell office:value-type="float" office:value="0.0115149140357971">
                <text:p>0.011514914035797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109448432922363">
                <text:p>0.0109448432922363</text:p>
              </table:table-cell>
              <table:table-cell office:value-type="float" office:value="0.0142574310302734">
                <text:p>0.0142574310302734</text:p>
              </table:table-cell>
              <table:table-cell office:value-type="float" office:value="0.0113552570343018">
                <text:p>0.011355257034301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112137794494629">
                <text:p>0.0112137794494629</text:p>
              </table:table-cell>
              <table:table-cell office:value-type="float" office:value="0.0149326324462891">
                <text:p>0.0149326324462891</text:p>
              </table:table-cell>
              <table:table-cell office:value-type="float" office:value="0.0118388891220093">
                <text:p>0.011838889122009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114295482635498">
                <text:p>0.0114295482635498</text:p>
              </table:table-cell>
              <table:table-cell office:value-type="float" office:value="0.0145852565765381">
                <text:p>0.0145852565765381</text:p>
              </table:table-cell>
              <table:table-cell office:value-type="float" office:value="0.0121222376823425">
                <text:p>0.012122237682342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114486217498779">
                <text:p>0.0114486217498779</text:p>
              </table:table-cell>
              <table:table-cell office:value-type="float" office:value="0.02046799659729">
                <text:p>0.02046799659729</text:p>
              </table:table-cell>
              <table:table-cell office:value-type="float" office:value="0.0123058080673218">
                <text:p>0.012305808067321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113568305969238">
                <text:p>0.0113568305969238</text:p>
              </table:table-cell>
              <table:table-cell office:value-type="float" office:value="0.0135395526885986">
                <text:p>0.0135395526885986</text:p>
              </table:table-cell>
              <table:table-cell office:value-type="float" office:value="0.0117693424224854">
                <text:p>0.011769342422485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109536647796631">
                <text:p>0.0109536647796631</text:p>
              </table:table-cell>
              <table:table-cell office:value-type="float" office:value="0.0129599571228027">
                <text:p>0.0129599571228027</text:p>
              </table:table-cell>
              <table:table-cell office:value-type="float" office:value="0.0115682482719421">
                <text:p>0.011568248271942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109589099884033">
                <text:p>0.0109589099884033</text:p>
              </table:table-cell>
              <table:table-cell office:value-type="float" office:value="0.0131103992462158">
                <text:p>0.0131103992462158</text:p>
              </table:table-cell>
              <table:table-cell office:value-type="float" office:value="0.0114583015441895">
                <text:p>0.011458301544189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110633373260498">
                <text:p>0.0110633373260498</text:p>
              </table:table-cell>
              <table:table-cell office:value-type="float" office:value="0.0130255222320557">
                <text:p>0.0130255222320557</text:p>
              </table:table-cell>
              <table:table-cell office:value-type="float" office:value="0.0115395307540894">
                <text:p>0.011539530754089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110702514648438">
                <text:p>0.0110702514648438</text:p>
              </table:table-cell>
              <table:table-cell office:value-type="float" office:value="0.0127415657043457">
                <text:p>0.0127415657043457</text:p>
              </table:table-cell>
              <table:table-cell office:value-type="float" office:value="0.0115357756614685">
                <text:p>0.011535775661468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111596584320068">
                <text:p>0.0111596584320068</text:p>
              </table:table-cell>
              <table:table-cell office:value-type="float" office:value="0.0131297111511231">
                <text:p>0.0131297111511231</text:p>
              </table:table-cell>
              <table:table-cell office:value-type="float" office:value="0.0118342757225037">
                <text:p>0.011834275722503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11343240737915">
                <text:p>0.011343240737915</text:p>
              </table:table-cell>
              <table:table-cell office:value-type="float" office:value="0.0152556896209717">
                <text:p>0.0152556896209717</text:p>
              </table:table-cell>
              <table:table-cell office:value-type="float" office:value="0.0130941867828369">
                <text:p>0.013094186782836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116157531738281">
                <text:p>0.0116157531738281</text:p>
              </table:table-cell>
              <table:table-cell office:value-type="float" office:value="0.015308141708374">
                <text:p>0.015308141708374</text:p>
              </table:table-cell>
              <table:table-cell office:value-type="float" office:value="0.0129544138908386">
                <text:p>0.012954413890838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11340856552124">
                <text:p>0.011340856552124</text:p>
              </table:table-cell>
              <table:table-cell office:value-type="float" office:value="0.0136280059814453">
                <text:p>0.0136280059814453</text:p>
              </table:table-cell>
              <table:table-cell office:value-type="float" office:value="0.0120267868041992">
                <text:p>0.012026786804199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115435123443604">
                <text:p>0.0115435123443604</text:p>
              </table:table-cell>
              <table:table-cell office:value-type="float" office:value="0.0135688781738281">
                <text:p>0.0135688781738281</text:p>
              </table:table-cell>
              <table:table-cell office:value-type="float" office:value="0.0121020078659058">
                <text:p>0.012102007865905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112583637237549">
                <text:p>0.0112583637237549</text:p>
              </table:table-cell>
              <table:table-cell office:value-type="float" office:value="0.0132462978363037">
                <text:p>0.0132462978363037</text:p>
              </table:table-cell>
              <table:table-cell office:value-type="float" office:value="0.0119220733642578">
                <text:p>0.011922073364257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116519927978516">
                <text:p>0.0116519927978516</text:p>
              </table:table-cell>
              <table:table-cell office:value-type="float" office:value="0.0137505531311035">
                <text:p>0.0137505531311035</text:p>
              </table:table-cell>
              <table:table-cell office:value-type="float" office:value="0.0123251438140869">
                <text:p>0.012325143814086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113625526428223">
                <text:p>0.0113625526428223</text:p>
              </table:table-cell>
              <table:table-cell office:value-type="float" office:value="0.0139355659484863">
                <text:p>0.0139355659484863</text:p>
              </table:table-cell>
              <table:table-cell office:value-type="float" office:value="0.0121565580368042">
                <text:p>0.012156558036804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112285614013672">
                <text:p>0.0112285614013672</text:p>
              </table:table-cell>
              <table:table-cell office:value-type="float" office:value="0.0131654739379883">
                <text:p>0.0131654739379883</text:p>
              </table:table-cell>
              <table:table-cell office:value-type="float" office:value="0.0117257118225098">
                <text:p>0.011725711822509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110535621643066">
                <text:p>0.0110535621643066</text:p>
              </table:table-cell>
              <table:table-cell office:value-type="float" office:value="0.0130443572998047">
                <text:p>0.0130443572998047</text:p>
              </table:table-cell>
              <table:table-cell office:value-type="float" office:value="0.0116766333580017">
                <text:p>0.011676633358001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115234851837158">
                <text:p>0.0115234851837158</text:p>
              </table:table-cell>
              <table:table-cell office:value-type="float" office:value="0.0137331485748291">
                <text:p>0.0137331485748291</text:p>
              </table:table-cell>
              <table:table-cell office:value-type="float" office:value="0.0120394110679626">
                <text:p>0.012039411067962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116322040557861">
                <text:p>0.0116322040557861</text:p>
              </table:table-cell>
              <table:table-cell office:value-type="float" office:value="0.014146089553833">
                <text:p>0.014146089553833</text:p>
              </table:table-cell>
              <table:table-cell office:value-type="float" office:value="0.0121585607528687">
                <text:p>0.012158560752868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11401891708374">
                <text:p>0.011401891708374</text:p>
              </table:table-cell>
              <table:table-cell office:value-type="float" office:value="0.0134484767913818">
                <text:p>0.0134484767913818</text:p>
              </table:table-cell>
              <table:table-cell office:value-type="float" office:value="0.0118412494659424">
                <text:p>0.011841249465942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115106105804443">
                <text:p>0.0115106105804443</text:p>
              </table:table-cell>
              <table:table-cell office:value-type="float" office:value="0.0137109756469727">
                <text:p>0.0137109756469727</text:p>
              </table:table-cell>
              <table:table-cell office:value-type="float" office:value="0.0118970036506653">
                <text:p>0.011897003650665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110466480255127">
                <text:p>0.0110466480255127</text:p>
              </table:table-cell>
              <table:table-cell office:value-type="float" office:value="0.0138323307037354">
                <text:p>0.0138323307037354</text:p>
              </table:table-cell>
              <table:table-cell office:value-type="float" office:value="0.0116922736167908">
                <text:p>0.011692273616790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113255977630615">
                <text:p>0.0113255977630615</text:p>
              </table:table-cell>
              <table:table-cell office:value-type="float" office:value="0.0139181613922119">
                <text:p>0.0139181613922119</text:p>
              </table:table-cell>
              <table:table-cell office:value-type="float" office:value="0.0119207501411438">
                <text:p>0.011920750141143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110743045806885">
                <text:p>0.0110743045806885</text:p>
              </table:table-cell>
              <table:table-cell office:value-type="float" office:value="0.0135929584503174">
                <text:p>0.0135929584503174</text:p>
              </table:table-cell>
              <table:table-cell office:value-type="float" office:value="0.0115888595581055">
                <text:p>0.011588859558105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11228084564209">
                <text:p>0.011228084564209</text:p>
              </table:table-cell>
              <table:table-cell office:value-type="float" office:value="0.0130176544189453">
                <text:p>0.0130176544189453</text:p>
              </table:table-cell>
              <table:table-cell office:value-type="float" office:value="0.0117162227630615">
                <text:p>0.011716222763061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118558406829834">
                <text:p>0.0118558406829834</text:p>
              </table:table-cell>
              <table:table-cell office:value-type="float" office:value="0.0136418342590332">
                <text:p>0.0136418342590332</text:p>
              </table:table-cell>
              <table:table-cell office:value-type="float" office:value="0.0123783826828003">
                <text:p>0.012378382682800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118618011474609">
                <text:p>0.0118618011474609</text:p>
              </table:table-cell>
              <table:table-cell office:value-type="float" office:value="0.0133852958679199">
                <text:p>0.0133852958679199</text:p>
              </table:table-cell>
              <table:table-cell office:value-type="float" office:value="0.0124436259269714">
                <text:p>0.01244362592697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11650562286377">
                <text:p>0.011650562286377</text:p>
              </table:table-cell>
              <table:table-cell office:value-type="float" office:value="0.0136263370513916">
                <text:p>0.0136263370513916</text:p>
              </table:table-cell>
              <table:table-cell office:value-type="float" office:value="0.012067186832428">
                <text:p>0.01206718683242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113179683685303">
                <text:p>0.0113179683685303</text:p>
              </table:table-cell>
              <table:table-cell office:value-type="float" office:value="0.0139119625091553">
                <text:p>0.0139119625091553</text:p>
              </table:table-cell>
              <table:table-cell office:value-type="float" office:value="0.0118494033813477">
                <text:p>0.011849403381347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112588405609131">
                <text:p>0.0112588405609131</text:p>
              </table:table-cell>
              <table:table-cell office:value-type="float" office:value="0.0135679244995117">
                <text:p>0.0135679244995117</text:p>
              </table:table-cell>
              <table:table-cell office:value-type="float" office:value="0.0118147969245911">
                <text:p>0.01181479692459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114152431488037">
                <text:p>0.0114152431488037</text:p>
              </table:table-cell>
              <table:table-cell office:value-type="float" office:value="0.013178825378418">
                <text:p>0.013178825378418</text:p>
              </table:table-cell>
              <table:table-cell office:value-type="float" office:value="0.0119852781295776">
                <text:p>0.011985278129577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113356113433838">
                <text:p>0.0113356113433838</text:p>
              </table:table-cell>
              <table:table-cell office:value-type="float" office:value="0.0137064456939697">
                <text:p>0.0137064456939697</text:p>
              </table:table-cell>
              <table:table-cell office:value-type="float" office:value="0.0118234872817993">
                <text:p>0.011823487281799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113379955291748">
                <text:p>0.0113379955291748</text:p>
              </table:table-cell>
              <table:table-cell office:value-type="float" office:value="0.0135524272918701">
                <text:p>0.0135524272918701</text:p>
              </table:table-cell>
              <table:table-cell office:value-type="float" office:value="0.0119022011756897">
                <text:p>0.011902201175689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111851692199707">
                <text:p>0.0111851692199707</text:p>
              </table:table-cell>
              <table:table-cell office:value-type="float" office:value="0.013993501663208">
                <text:p>0.013993501663208</text:p>
              </table:table-cell>
              <table:table-cell office:value-type="float" office:value="0.0117901682853699">
                <text:p>0.011790168285369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115985870361328">
                <text:p>0.0115985870361328</text:p>
              </table:table-cell>
              <table:table-cell office:value-type="float" office:value="0.0135877132415771">
                <text:p>0.0135877132415771</text:p>
              </table:table-cell>
              <table:table-cell office:value-type="float" office:value="0.0120632886886597">
                <text:p>0.012063288688659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112309455871582">
                <text:p>0.0112309455871582</text:p>
              </table:table-cell>
              <table:table-cell office:value-type="float" office:value="0.0131294727325439">
                <text:p>0.0131294727325439</text:p>
              </table:table-cell>
              <table:table-cell office:value-type="float" office:value="0.0116938948631287">
                <text:p>0.011693894863128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11225700378418">
                <text:p>0.011225700378418</text:p>
              </table:table-cell>
              <table:table-cell office:value-type="float" office:value="0.0129396915435791">
                <text:p>0.0129396915435791</text:p>
              </table:table-cell>
              <table:table-cell office:value-type="float" office:value="0.0118197321891785">
                <text:p>0.011819732189178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117113590240479">
                <text:p>0.0117113590240479</text:p>
              </table:table-cell>
              <table:table-cell office:value-type="float" office:value="0.0139024257659912">
                <text:p>0.0139024257659912</text:p>
              </table:table-cell>
              <table:table-cell office:value-type="float" office:value="0.0122119426727295">
                <text:p>0.012211942672729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118763446807861">
                <text:p>0.0118763446807861</text:p>
              </table:table-cell>
              <table:table-cell office:value-type="float" office:value="0.0140492916107178">
                <text:p>0.0140492916107178</text:p>
              </table:table-cell>
              <table:table-cell office:value-type="float" office:value="0.0122593283653259">
                <text:p>0.012259328365325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112283229827881">
                <text:p>0.0112283229827881</text:p>
              </table:table-cell>
              <table:table-cell office:value-type="float" office:value="0.0132970809936523">
                <text:p>0.0132970809936523</text:p>
              </table:table-cell>
              <table:table-cell office:value-type="float" office:value="0.0117882490158081">
                <text:p>0.01178824901580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113251209259033">
                <text:p>0.0113251209259033</text:p>
              </table:table-cell>
              <table:table-cell office:value-type="float" office:value="0.013655424118042">
                <text:p>0.013655424118042</text:p>
              </table:table-cell>
              <table:table-cell office:value-type="float" office:value="0.0116557836532593">
                <text:p>0.011655783653259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117425918579102">
                <text:p>0.0117425918579102</text:p>
              </table:table-cell>
              <table:table-cell office:value-type="float" office:value="0.0137624740600586">
                <text:p>0.0137624740600586</text:p>
              </table:table-cell>
              <table:table-cell office:value-type="float" office:value="0.0122438192367554">
                <text:p>0.01224381923675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117559432983398">
                <text:p>0.0117559432983398</text:p>
              </table:table-cell>
              <table:table-cell office:value-type="float" office:value="0.0139284133911133">
                <text:p>0.0139284133911133</text:p>
              </table:table-cell>
              <table:table-cell office:value-type="float" office:value="0.0121031999588013">
                <text:p>0.012103199958801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113801956176758">
                <text:p>0.0113801956176758</text:p>
              </table:table-cell>
              <table:table-cell office:value-type="float" office:value="0.01340651512146">
                <text:p>0.01340651512146</text:p>
              </table:table-cell>
              <table:table-cell office:value-type="float" office:value="0.0119106650352478">
                <text:p>0.011910665035247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113766193389893">
                <text:p>0.0113766193389893</text:p>
              </table:table-cell>
              <table:table-cell office:value-type="float" office:value="0.0136635303497314">
                <text:p>0.0136635303497314</text:p>
              </table:table-cell>
              <table:table-cell office:value-type="float" office:value="0.0119166374206543">
                <text:p>0.011916637420654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11317253112793">
                <text:p>0.011317253112793</text:p>
              </table:table-cell>
              <table:table-cell office:value-type="float" office:value="0.0136153697967529">
                <text:p>0.0136153697967529</text:p>
              </table:table-cell>
              <table:table-cell office:value-type="float" office:value="0.0121509552001953">
                <text:p>0.012150955200195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112497806549072">
                <text:p>0.0112497806549072</text:p>
              </table:table-cell>
              <table:table-cell office:value-type="float" office:value="0.0132865905761719">
                <text:p>0.0132865905761719</text:p>
              </table:table-cell>
              <table:table-cell office:value-type="float" office:value="0.0117644548416138">
                <text:p>0.011764454841613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119161605834961">
                <text:p>0.0119161605834961</text:p>
              </table:table-cell>
              <table:table-cell office:value-type="float" office:value="0.01393723487854">
                <text:p>0.01393723487854</text:p>
              </table:table-cell>
              <table:table-cell office:value-type="float" office:value="0.0124092817306519">
                <text:p>0.012409281730651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118536949157715">
                <text:p>0.0118536949157715</text:p>
              </table:table-cell>
              <table:table-cell office:value-type="float" office:value="0.016106128692627">
                <text:p>0.016106128692627</text:p>
              </table:table-cell>
              <table:table-cell office:value-type="float" office:value="0.0128535628318787">
                <text:p>0.012853562831878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11784553527832">
                <text:p>0.011784553527832</text:p>
              </table:table-cell>
              <table:table-cell office:value-type="float" office:value="0.0141382217407227">
                <text:p>0.0141382217407227</text:p>
              </table:table-cell>
              <table:table-cell office:value-type="float" office:value="0.0123265266418457">
                <text:p>0.012326526641845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118691921234131">
                <text:p>0.0118691921234131</text:p>
              </table:table-cell>
              <table:table-cell office:value-type="float" office:value="0.0139355659484863">
                <text:p>0.0139355659484863</text:p>
              </table:table-cell>
              <table:table-cell office:value-type="float" office:value="0.0123954176902771">
                <text:p>0.012395417690277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115294456481934">
                <text:p>0.0115294456481934</text:p>
              </table:table-cell>
              <table:table-cell office:value-type="float" office:value="0.0135798454284668">
                <text:p>0.0135798454284668</text:p>
              </table:table-cell>
              <table:table-cell office:value-type="float" office:value="0.0120401859283447">
                <text:p>0.012040185928344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115780830383301">
                <text:p>0.0115780830383301</text:p>
              </table:table-cell>
              <table:table-cell office:value-type="float" office:value="0.0137310028076172">
                <text:p>0.0137310028076172</text:p>
              </table:table-cell>
              <table:table-cell office:value-type="float" office:value="0.0120918393135071">
                <text:p>0.012091839313507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118815898895264">
                <text:p>0.0118815898895264</text:p>
              </table:table-cell>
              <table:table-cell office:value-type="float" office:value="0.0141091346740723">
                <text:p>0.0141091346740723</text:p>
              </table:table-cell>
              <table:table-cell office:value-type="float" office:value="0.012408459186554">
                <text:p>0.01240845918655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117535591125488">
                <text:p>0.0117535591125488</text:p>
              </table:table-cell>
              <table:table-cell office:value-type="float" office:value="0.0137162208557129">
                <text:p>0.0137162208557129</text:p>
              </table:table-cell>
              <table:table-cell office:value-type="float" office:value="0.0121249198913574">
                <text:p>0.012124919891357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115675926208496">
                <text:p>0.0115675926208496</text:p>
              </table:table-cell>
              <table:table-cell office:value-type="float" office:value="0.0132055282592773">
                <text:p>0.0132055282592773</text:p>
              </table:table-cell>
              <table:table-cell office:value-type="float" office:value="0.0119371056556702">
                <text:p>0.011937105655670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117380619049072">
                <text:p>0.0117380619049072</text:p>
              </table:table-cell>
              <table:table-cell office:value-type="float" office:value="0.0153076648712158">
                <text:p>0.0153076648712158</text:p>
              </table:table-cell>
              <table:table-cell office:value-type="float" office:value="0.0125138163566589">
                <text:p>0.012513816356658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113639831542969">
                <text:p>0.0113639831542969</text:p>
              </table:table-cell>
              <table:table-cell office:value-type="float" office:value="0.0134594440460205">
                <text:p>0.0134594440460205</text:p>
              </table:table-cell>
              <table:table-cell office:value-type="float" office:value="0.0121124744415283">
                <text:p>0.012112474441528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114808082580566">
                <text:p>0.0114808082580566</text:p>
              </table:table-cell>
              <table:table-cell office:value-type="float" office:value="0.013228178024292">
                <text:p>0.013228178024292</text:p>
              </table:table-cell>
              <table:table-cell office:value-type="float" office:value="0.0118094563484192">
                <text:p>0.011809456348419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115456581115723">
                <text:p>0.0115456581115723</text:p>
              </table:table-cell>
              <table:table-cell office:value-type="float" office:value="0.013479471206665">
                <text:p>0.013479471206665</text:p>
              </table:table-cell>
              <table:table-cell office:value-type="float" office:value="0.0119971990585327">
                <text:p>0.011997199058532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115931034088135">
                <text:p>0.0115931034088135</text:p>
              </table:table-cell>
              <table:table-cell office:value-type="float" office:value="0.013270378112793">
                <text:p>0.013270378112793</text:p>
              </table:table-cell>
              <table:table-cell office:value-type="float" office:value="0.0120428681373596">
                <text:p>0.012042868137359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115871429443359">
                <text:p>0.0115871429443359</text:p>
              </table:table-cell>
              <table:table-cell office:value-type="float" office:value="0.0132381916046143">
                <text:p>0.0132381916046143</text:p>
              </table:table-cell>
              <table:table-cell office:value-type="float" office:value="0.0119593262672424">
                <text:p>0.011959326267242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117084980010986">
                <text:p>0.0117084980010986</text:p>
              </table:table-cell>
              <table:table-cell office:value-type="float" office:value="0.0135214328765869">
                <text:p>0.0135214328765869</text:p>
              </table:table-cell>
              <table:table-cell office:value-type="float" office:value="0.0122420430183411">
                <text:p>0.012242043018341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119481086730957">
                <text:p>0.0119481086730957</text:p>
              </table:table-cell>
              <table:table-cell office:value-type="float" office:value="0.014214038848877">
                <text:p>0.014214038848877</text:p>
              </table:table-cell>
              <table:table-cell office:value-type="float" office:value="0.0125821352005005">
                <text:p>0.012582135200500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118405818939209">
                <text:p>0.0118405818939209</text:p>
              </table:table-cell>
              <table:table-cell office:value-type="float" office:value="0.0144259929656982">
                <text:p>0.0144259929656982</text:p>
              </table:table-cell>
              <table:table-cell office:value-type="float" office:value="0.0123001456260681">
                <text:p>0.012300145626068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118765830993652">
                <text:p>0.0118765830993652</text:p>
              </table:table-cell>
              <table:table-cell office:value-type="float" office:value="0.0141170024871826">
                <text:p>0.0141170024871826</text:p>
              </table:table-cell>
              <table:table-cell office:value-type="float" office:value="0.0124563694000244">
                <text:p>0.012456369400024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120699405670166">
                <text:p>0.0120699405670166</text:p>
              </table:table-cell>
              <table:table-cell office:value-type="float" office:value="0.0140023231506348">
                <text:p>0.0140023231506348</text:p>
              </table:table-cell>
              <table:table-cell office:value-type="float" office:value="0.0125074625015259">
                <text:p>0.012507462501525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114891529083252">
                <text:p>0.0114891529083252</text:p>
              </table:table-cell>
              <table:table-cell office:value-type="float" office:value="0.0138688087463379">
                <text:p>0.0138688087463379</text:p>
              </table:table-cell>
              <table:table-cell office:value-type="float" office:value="0.012025797367096">
                <text:p>0.01202579736709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114424228668213">
                <text:p>0.0114424228668213</text:p>
              </table:table-cell>
              <table:table-cell office:value-type="float" office:value="0.0131852626800537">
                <text:p>0.0131852626800537</text:p>
              </table:table-cell>
              <table:table-cell office:value-type="float" office:value="0.0120542645454407">
                <text:p>0.012054264545440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1177978515625">
                <text:p>0.01177978515625</text:p>
              </table:table-cell>
              <table:table-cell office:value-type="float" office:value="0.0141117572784424">
                <text:p>0.0141117572784424</text:p>
              </table:table-cell>
              <table:table-cell office:value-type="float" office:value="0.0124923944473267">
                <text:p>0.012492394447326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117197036743164">
                <text:p>0.0117197036743164</text:p>
              </table:table-cell>
              <table:table-cell office:value-type="float" office:value="0.0137934684753418">
                <text:p>0.0137934684753418</text:p>
              </table:table-cell>
              <table:table-cell office:value-type="float" office:value="0.0122076034545898">
                <text:p>0.012207603454589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117156505584717">
                <text:p>0.0117156505584717</text:p>
              </table:table-cell>
              <table:table-cell office:value-type="float" office:value="0.0139620304107666">
                <text:p>0.0139620304107666</text:p>
              </table:table-cell>
              <table:table-cell office:value-type="float" office:value="0.0122808456420898">
                <text:p>0.012280845642089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11723518371582">
                <text:p>0.011723518371582</text:p>
              </table:table-cell>
              <table:table-cell office:value-type="float" office:value="0.0140771865844727">
                <text:p>0.0140771865844727</text:p>
              </table:table-cell>
              <table:table-cell office:value-type="float" office:value="0.0122036218643188">
                <text:p>0.012203621864318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120038986206055">
                <text:p>0.0120038986206055</text:p>
              </table:table-cell>
              <table:table-cell office:value-type="float" office:value="0.0145816802978516">
                <text:p>0.0145816802978516</text:p>
              </table:table-cell>
              <table:table-cell office:value-type="float" office:value="0.0127764582633972">
                <text:p>0.012776458263397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121071338653564">
                <text:p>0.0121071338653564</text:p>
              </table:table-cell>
              <table:table-cell office:value-type="float" office:value="0.0141463279724121">
                <text:p>0.0141463279724121</text:p>
              </table:table-cell>
              <table:table-cell office:value-type="float" office:value="0.0126374006271362">
                <text:p>0.012637400627136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116894245147705">
                <text:p>0.0116894245147705</text:p>
              </table:table-cell>
              <table:table-cell office:value-type="float" office:value="0.0133781433105469">
                <text:p>0.0133781433105469</text:p>
              </table:table-cell>
              <table:table-cell office:value-type="float" office:value="0.012101936340332">
                <text:p>0.01210193634033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11735200881958">
                <text:p>0.011735200881958</text:p>
              </table:table-cell>
              <table:table-cell office:value-type="float" office:value="0.0134871006011963">
                <text:p>0.0134871006011963</text:p>
              </table:table-cell>
              <table:table-cell office:value-type="float" office:value="0.0122048735618591">
                <text:p>0.012204873561859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124678611755371">
                <text:p>0.0124678611755371</text:p>
              </table:table-cell>
              <table:table-cell office:value-type="float" office:value="0.0140941143035889">
                <text:p>0.0140941143035889</text:p>
              </table:table-cell>
              <table:table-cell office:value-type="float" office:value="0.0129932165145874">
                <text:p>0.012993216514587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1241135597229">
                <text:p>0.01241135597229</text:p>
              </table:table-cell>
              <table:table-cell office:value-type="float" office:value="0.014451265335083">
                <text:p>0.014451265335083</text:p>
              </table:table-cell>
              <table:table-cell office:value-type="float" office:value="0.0131093859672546">
                <text:p>0.013109385967254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120000839233398">
                <text:p>0.0120000839233398</text:p>
              </table:table-cell>
              <table:table-cell office:value-type="float" office:value="0.0134823322296143">
                <text:p>0.0134823322296143</text:p>
              </table:table-cell>
              <table:table-cell office:value-type="float" office:value="0.0125418543815613">
                <text:p>0.012541854381561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118935108184814">
                <text:p>0.0118935108184814</text:p>
              </table:table-cell>
              <table:table-cell office:value-type="float" office:value="0.0140218734741211">
                <text:p>0.0140218734741211</text:p>
              </table:table-cell>
              <table:table-cell office:value-type="float" office:value="0.0123552799224854">
                <text:p>0.012355279922485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123090744018555">
                <text:p>0.0123090744018555</text:p>
              </table:table-cell>
              <table:table-cell office:value-type="float" office:value="0.0145683288574219">
                <text:p>0.0145683288574219</text:p>
              </table:table-cell>
              <table:table-cell office:value-type="float" office:value="0.0129702925682068">
                <text:p>0.012970292568206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122950077056885">
                <text:p>0.0122950077056885</text:p>
              </table:table-cell>
              <table:table-cell office:value-type="float" office:value="0.0146853923797607">
                <text:p>0.0146853923797607</text:p>
              </table:table-cell>
              <table:table-cell office:value-type="float" office:value="0.012783408164978">
                <text:p>0.01278340816497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116016864776611">
                <text:p>0.0116016864776611</text:p>
              </table:table-cell>
              <table:table-cell office:value-type="float" office:value="0.013908863067627">
                <text:p>0.013908863067627</text:p>
              </table:table-cell>
              <table:table-cell office:value-type="float" office:value="0.0121073603630066">
                <text:p>0.012107360363006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116980075836182">
                <text:p>0.0116980075836182</text:p>
              </table:table-cell>
              <table:table-cell office:value-type="float" office:value="0.0141069889068604">
                <text:p>0.0141069889068604</text:p>
              </table:table-cell>
              <table:table-cell office:value-type="float" office:value="0.0122675061225891">
                <text:p>0.012267506122589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118718147277832">
                <text:p>0.0118718147277832</text:p>
              </table:table-cell>
              <table:table-cell office:value-type="float" office:value="0.0137019157409668">
                <text:p>0.0137019157409668</text:p>
              </table:table-cell>
              <table:table-cell office:value-type="float" office:value="0.0124265551567078">
                <text:p>0.012426555156707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117566585540771">
                <text:p>0.0117566585540771</text:p>
              </table:table-cell>
              <table:table-cell office:value-type="float" office:value="0.0136587619781494">
                <text:p>0.0136587619781494</text:p>
              </table:table-cell>
              <table:table-cell office:value-type="float" office:value="0.0120957493782043">
                <text:p>0.012095749378204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124561786651611">
                <text:p>0.0124561786651611</text:p>
              </table:table-cell>
              <table:table-cell office:value-type="float" office:value="0.0145261287689209">
                <text:p>0.0145261287689209</text:p>
              </table:table-cell>
              <table:table-cell office:value-type="float" office:value="0.0130668044090271">
                <text:p>0.013066804409027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126211643218994">
                <text:p>0.0126211643218994</text:p>
              </table:table-cell>
              <table:table-cell office:value-type="float" office:value="0.0146634578704834">
                <text:p>0.0146634578704834</text:p>
              </table:table-cell>
              <table:table-cell office:value-type="float" office:value="0.0131316661834717">
                <text:p>0.013131666183471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117189884185791">
                <text:p>0.0117189884185791</text:p>
              </table:table-cell>
              <table:table-cell office:value-type="float" office:value="0.0139079093933106">
                <text:p>0.0139079093933106</text:p>
              </table:table-cell>
              <table:table-cell office:value-type="float" office:value="0.0123033165931702">
                <text:p>0.012303316593170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1181960105896">
                <text:p>0.01181960105896</text:p>
              </table:table-cell>
              <table:table-cell office:value-type="float" office:value="0.0139713287353516">
                <text:p>0.0139713287353516</text:p>
              </table:table-cell>
              <table:table-cell office:value-type="float" office:value="0.0123682141304016">
                <text:p>0.012368214130401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124187469482422">
                <text:p>0.0124187469482422</text:p>
              </table:table-cell>
              <table:table-cell office:value-type="float" office:value="0.0150134563446045">
                <text:p>0.0150134563446045</text:p>
              </table:table-cell>
              <table:table-cell office:value-type="float" office:value="0.0129286289215088">
                <text:p>0.012928628921508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124678611755371">
                <text:p>0.0124678611755371</text:p>
              </table:table-cell>
              <table:table-cell office:value-type="float" office:value="0.0147953033447266">
                <text:p>0.0147953033447266</text:p>
              </table:table-cell>
              <table:table-cell office:value-type="float" office:value="0.0129857659339905">
                <text:p>0.012985765933990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119564533233643">
                <text:p>0.0119564533233643</text:p>
              </table:table-cell>
              <table:table-cell office:value-type="float" office:value="0.0142872333526611">
                <text:p>0.0142872333526611</text:p>
              </table:table-cell>
              <table:table-cell office:value-type="float" office:value="0.0125729560852051">
                <text:p>0.012572956085205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12052059173584">
                <text:p>0.012052059173584</text:p>
              </table:table-cell>
              <table:table-cell office:value-type="float" office:value="0.0140554904937744">
                <text:p>0.0140554904937744</text:p>
              </table:table-cell>
              <table:table-cell office:value-type="float" office:value="0.0125771522521973">
                <text:p>0.012577152252197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119152069091797">
                <text:p>0.0119152069091797</text:p>
              </table:table-cell>
              <table:table-cell office:value-type="float" office:value="0.0143234729766846">
                <text:p>0.0143234729766846</text:p>
              </table:table-cell>
              <table:table-cell office:value-type="float" office:value="0.0126233458518982">
                <text:p>0.012623345851898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117537975311279">
                <text:p>0.0117537975311279</text:p>
              </table:table-cell>
              <table:table-cell office:value-type="float" office:value="0.0138390064239502">
                <text:p>0.0138390064239502</text:p>
              </table:table-cell>
              <table:table-cell office:value-type="float" office:value="0.0122246861457825">
                <text:p>0.012224686145782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119857788085938">
                <text:p>0.0119857788085938</text:p>
              </table:table-cell>
              <table:table-cell office:value-type="float" office:value="0.0142390727996826">
                <text:p>0.0142390727996826</text:p>
              </table:table-cell>
              <table:table-cell office:value-type="float" office:value="0.0125452876091003">
                <text:p>0.012545287609100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120644569396973">
                <text:p>0.0120644569396973</text:p>
              </table:table-cell>
              <table:table-cell office:value-type="float" office:value="0.0141105651855469">
                <text:p>0.0141105651855469</text:p>
              </table:table-cell>
              <table:table-cell office:value-type="float" office:value="0.0125208735466003">
                <text:p>0.012520873546600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124640464782715">
                <text:p>0.0124640464782715</text:p>
              </table:table-cell>
              <table:table-cell office:value-type="float" office:value="0.0148520469665527">
                <text:p>0.0148520469665527</text:p>
              </table:table-cell>
              <table:table-cell office:value-type="float" office:value="0.0130348920822144">
                <text:p>0.013034892082214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126159191131592">
                <text:p>0.0126159191131592</text:p>
              </table:table-cell>
              <table:table-cell office:value-type="float" office:value="0.0144426822662354">
                <text:p>0.0144426822662354</text:p>
              </table:table-cell>
              <table:table-cell office:value-type="float" office:value="0.0133113026618958">
                <text:p>0.01331130266189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119433403015137">
                <text:p>0.0119433403015137</text:p>
              </table:table-cell>
              <table:table-cell office:value-type="float" office:value="0.0148661136627197">
                <text:p>0.0148661136627197</text:p>
              </table:table-cell>
              <table:table-cell office:value-type="float" office:value="0.0125105023384094">
                <text:p>0.012510502338409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118584632873535">
                <text:p>0.0118584632873535</text:p>
              </table:table-cell>
              <table:table-cell office:value-type="float" office:value="0.0140063762664795">
                <text:p>0.0140063762664795</text:p>
              </table:table-cell>
              <table:table-cell office:value-type="float" office:value="0.0122321724891663">
                <text:p>0.012232172489166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120346546173096">
                <text:p>0.0120346546173096</text:p>
              </table:table-cell>
              <table:table-cell office:value-type="float" office:value="0.0140082836151123">
                <text:p>0.0140082836151123</text:p>
              </table:table-cell>
              <table:table-cell office:value-type="float" office:value="0.0126543760299683">
                <text:p>0.012654376029968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121088027954102">
                <text:p>0.0121088027954102</text:p>
              </table:table-cell>
              <table:table-cell office:value-type="float" office:value="0.0139129161834717">
                <text:p>0.0139129161834717</text:p>
              </table:table-cell>
              <table:table-cell office:value-type="float" office:value="0.012510073184967">
                <text:p>0.01251007318496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118618011474609">
                <text:p>0.0118618011474609</text:p>
              </table:table-cell>
              <table:table-cell office:value-type="float" office:value="0.0141611099243164">
                <text:p>0.0141611099243164</text:p>
              </table:table-cell>
              <table:table-cell office:value-type="float" office:value="0.0124511122703552">
                <text:p>0.012451112270355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118274688720703">
                <text:p>0.0118274688720703</text:p>
              </table:table-cell>
              <table:table-cell office:value-type="float" office:value="0.0137698650360107">
                <text:p>0.0137698650360107</text:p>
              </table:table-cell>
              <table:table-cell office:value-type="float" office:value="0.0123698115348816">
                <text:p>0.012369811534881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120542049407959">
                <text:p>0.0120542049407959</text:p>
              </table:table-cell>
              <table:table-cell office:value-type="float" office:value="0.0140464305877686">
                <text:p>0.0140464305877686</text:p>
              </table:table-cell>
              <table:table-cell office:value-type="float" office:value="0.012465512752533">
                <text:p>0.01246551275253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120418071746826">
                <text:p>0.0120418071746826</text:p>
              </table:table-cell>
              <table:table-cell office:value-type="float" office:value="0.0140757560729981">
                <text:p>0.0140757560729981</text:p>
              </table:table-cell>
              <table:table-cell office:value-type="float" office:value="0.0124027013778687">
                <text:p>0.012402701377868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118036270141602">
                <text:p>0.0118036270141602</text:p>
              </table:table-cell>
              <table:table-cell office:value-type="float" office:value="0.0134320259094238">
                <text:p>0.0134320259094238</text:p>
              </table:table-cell>
              <table:table-cell office:value-type="float" office:value="0.012325119972229">
                <text:p>0.01232511997222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118436813354492">
                <text:p>0.0118436813354492</text:p>
              </table:table-cell>
              <table:table-cell office:value-type="float" office:value="0.0138545036315918">
                <text:p>0.0138545036315918</text:p>
              </table:table-cell>
              <table:table-cell office:value-type="float" office:value="0.0123167991638184">
                <text:p>0.012316799163818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120141506195068">
                <text:p>0.0120141506195068</text:p>
              </table:table-cell>
              <table:table-cell office:value-type="float" office:value="0.0141122341156006">
                <text:p>0.0141122341156006</text:p>
              </table:table-cell>
              <table:table-cell office:value-type="float" office:value="0.0127572178840637">
                <text:p>0.012757217884063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119788646697998">
                <text:p>0.0119788646697998</text:p>
              </table:table-cell>
              <table:table-cell office:value-type="float" office:value="0.0139343738555908">
                <text:p>0.0139343738555908</text:p>
              </table:table-cell>
              <table:table-cell office:value-type="float" office:value="0.0124492645263672">
                <text:p>0.012449264526367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127136707305908">
                <text:p>0.0127136707305908</text:p>
              </table:table-cell>
              <table:table-cell office:value-type="float" office:value="0.0146145820617676">
                <text:p>0.0146145820617676</text:p>
              </table:table-cell>
              <table:table-cell office:value-type="float" office:value="0.0134399056434631">
                <text:p>0.01343990564346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128173828125">
                <text:p>0.0128173828125</text:p>
              </table:table-cell>
              <table:table-cell office:value-type="float" office:value="0.0151321887969971">
                <text:p>0.0151321887969971</text:p>
              </table:table-cell>
              <table:table-cell office:value-type="float" office:value="0.0134464144706726">
                <text:p>0.013446414470672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12714147567749">
                <text:p>0.012714147567749</text:p>
              </table:table-cell>
              <table:table-cell office:value-type="float" office:value="0.0145852565765381">
                <text:p>0.0145852565765381</text:p>
              </table:table-cell>
              <table:table-cell office:value-type="float" office:value="0.0133074164390564">
                <text:p>0.013307416439056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128545761108398">
                <text:p>0.0128545761108398</text:p>
              </table:table-cell>
              <table:table-cell office:value-type="float" office:value="0.0145795345306396">
                <text:p>0.0145795345306396</text:p>
              </table:table-cell>
              <table:table-cell office:value-type="float" office:value="0.0134770750999451">
                <text:p>0.013477075099945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121362209320068">
                <text:p>0.0121362209320068</text:p>
              </table:table-cell>
              <table:table-cell office:value-type="float" office:value="0.0138571262359619">
                <text:p>0.0138571262359619</text:p>
              </table:table-cell>
              <table:table-cell office:value-type="float" office:value="0.0124732971191406">
                <text:p>0.01247329711914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121419429779053">
                <text:p>0.0121419429779053</text:p>
              </table:table-cell>
              <table:table-cell office:value-type="float" office:value="0.0140528678894043">
                <text:p>0.0140528678894043</text:p>
              </table:table-cell>
              <table:table-cell office:value-type="float" office:value="0.0124502182006836">
                <text:p>0.012450218200683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121912956237793">
                <text:p>0.0121912956237793</text:p>
              </table:table-cell>
              <table:table-cell office:value-type="float" office:value="0.0142221450805664">
                <text:p>0.0142221450805664</text:p>
              </table:table-cell>
              <table:table-cell office:value-type="float" office:value="0.0127159476280212">
                <text:p>0.012715947628021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122606754302979">
                <text:p>0.0122606754302979</text:p>
              </table:table-cell>
              <table:table-cell office:value-type="float" office:value="0.0145375728607178">
                <text:p>0.0145375728607178</text:p>
              </table:table-cell>
              <table:table-cell office:value-type="float" office:value="0.0127706050872803">
                <text:p>0.012770605087280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127878189086914">
                <text:p>0.0127878189086914</text:p>
              </table:table-cell>
              <table:table-cell office:value-type="float" office:value="0.0147721767425537">
                <text:p>0.0147721767425537</text:p>
              </table:table-cell>
              <table:table-cell office:value-type="float" office:value="0.0134960651397705">
                <text:p>0.013496065139770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128293037414551">
                <text:p>0.0128293037414551</text:p>
              </table:table-cell>
              <table:table-cell office:value-type="float" office:value="0.0143215656280518">
                <text:p>0.0143215656280518</text:p>
              </table:table-cell>
              <table:table-cell office:value-type="float" office:value="0.0132678747177124">
                <text:p>0.013267874717712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119576454162598">
                <text:p>0.0119576454162598</text:p>
              </table:table-cell>
              <table:table-cell office:value-type="float" office:value="0.0142607688903809">
                <text:p>0.0142607688903809</text:p>
              </table:table-cell>
              <table:table-cell office:value-type="float" office:value="0.0124894618988037">
                <text:p>0.012489461898803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120060443878174">
                <text:p>0.0120060443878174</text:p>
              </table:table-cell>
              <table:table-cell office:value-type="float" office:value="0.0139663219451904">
                <text:p>0.0139663219451904</text:p>
              </table:table-cell>
              <table:table-cell office:value-type="float" office:value="0.0125563144683838">
                <text:p>0.012556314468383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121505260467529">
                <text:p>0.0121505260467529</text:p>
              </table:table-cell>
              <table:table-cell office:value-type="float" office:value="0.0142571926116943">
                <text:p>0.0142571926116943</text:p>
              </table:table-cell>
              <table:table-cell office:value-type="float" office:value="0.0126885056495667">
                <text:p>0.012688505649566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121729373931885">
                <text:p>0.0121729373931885</text:p>
              </table:table-cell>
              <table:table-cell office:value-type="float" office:value="0.014352560043335">
                <text:p>0.014352560043335</text:p>
              </table:table-cell>
              <table:table-cell office:value-type="float" office:value="0.0126284241676331">
                <text:p>0.012628424167633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127115249633789">
                <text:p>0.0127115249633789</text:p>
              </table:table-cell>
              <table:table-cell office:value-type="float" office:value="0.0145235061645508">
                <text:p>0.0145235061645508</text:p>
              </table:table-cell>
              <table:table-cell office:value-type="float" office:value="0.0131747364997864">
                <text:p>0.013174736499786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12587308883667">
                <text:p>0.012587308883667</text:p>
              </table:table-cell>
              <table:table-cell office:value-type="float" office:value="0.014514684677124">
                <text:p>0.014514684677124</text:p>
              </table:table-cell>
              <table:table-cell office:value-type="float" office:value="0.0131659388542175">
                <text:p>0.013165938854217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125539302825928">
                <text:p>0.0125539302825928</text:p>
              </table:table-cell>
              <table:table-cell office:value-type="float" office:value="0.0147407054901123">
                <text:p>0.0147407054901123</text:p>
              </table:table-cell>
              <table:table-cell office:value-type="float" office:value="0.0133037805557251">
                <text:p>0.013303780555725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128448009490967">
                <text:p>0.0128448009490967</text:p>
              </table:table-cell>
              <table:table-cell office:value-type="float" office:value="0.014937162399292">
                <text:p>0.014937162399292</text:p>
              </table:table-cell>
              <table:table-cell office:value-type="float" office:value="0.0134869813919067">
                <text:p>0.013486981391906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126869678497314">
                <text:p>0.0126869678497314</text:p>
              </table:table-cell>
              <table:table-cell office:value-type="float" office:value="0.014711856842041">
                <text:p>0.014711856842041</text:p>
              </table:table-cell>
              <table:table-cell office:value-type="float" office:value="0.0133735179901123">
                <text:p>0.013373517990112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127451419830322">
                <text:p>0.0127451419830322</text:p>
              </table:table-cell>
              <table:table-cell office:value-type="float" office:value="0.0151991844177246">
                <text:p>0.0151991844177246</text:p>
              </table:table-cell>
              <table:table-cell office:value-type="float" office:value="0.0133360385894775">
                <text:p>0.013336038589477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123372077941895">
                <text:p>0.0123372077941895</text:p>
              </table:table-cell>
              <table:table-cell office:value-type="float" office:value="0.0142319202423096">
                <text:p>0.0142319202423096</text:p>
              </table:table-cell>
              <table:table-cell office:value-type="float" office:value="0.0128159165382385">
                <text:p>0.012815916538238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120675563812256">
                <text:p>0.0120675563812256</text:p>
              </table:table-cell>
              <table:table-cell office:value-type="float" office:value="0.0147111415863037">
                <text:p>0.0147111415863037</text:p>
              </table:table-cell>
              <table:table-cell office:value-type="float" office:value="0.0129332423210144">
                <text:p>0.012933242321014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121533870697021">
                <text:p>0.0121533870697021</text:p>
              </table:table-cell>
              <table:table-cell office:value-type="float" office:value="0.0144574642181396">
                <text:p>0.0144574642181396</text:p>
              </table:table-cell>
              <table:table-cell office:value-type="float" office:value="0.0126609086990356">
                <text:p>0.012660908699035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122463703155518">
                <text:p>0.0122463703155518</text:p>
              </table:table-cell>
              <table:table-cell office:value-type="float" office:value="0.0141756534576416">
                <text:p>0.0141756534576416</text:p>
              </table:table-cell>
              <table:table-cell office:value-type="float" office:value="0.0127950668334961">
                <text:p>0.012795066833496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128734111785889">
                <text:p>0.0128734111785889</text:p>
              </table:table-cell>
              <table:table-cell office:value-type="float" office:value="0.0149950981140137">
                <text:p>0.0149950981140137</text:p>
              </table:table-cell>
              <table:table-cell office:value-type="float" office:value="0.0132405877113342">
                <text:p>0.013240587711334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127730369567871">
                <text:p>0.0127730369567871</text:p>
              </table:table-cell>
              <table:table-cell office:value-type="float" office:value="0.0153472423553467">
                <text:p>0.0153472423553467</text:p>
              </table:table-cell>
              <table:table-cell office:value-type="float" office:value="0.0135669469833374">
                <text:p>0.013566946983337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126907825469971">
                <text:p>0.0126907825469971</text:p>
              </table:table-cell>
              <table:table-cell office:value-type="float" office:value="0.0150489807128906">
                <text:p>0.0150489807128906</text:p>
              </table:table-cell>
              <table:table-cell office:value-type="float" office:value="0.0132067561149597">
                <text:p>0.013206756114959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127851963043213">
                <text:p>0.0127851963043213</text:p>
              </table:table-cell>
              <table:table-cell office:value-type="float" office:value="0.0153264999389648">
                <text:p>0.0153264999389648</text:p>
              </table:table-cell>
              <table:table-cell office:value-type="float" office:value="0.0135006427764893">
                <text:p>0.013500642776489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124294757843018">
                <text:p>0.0124294757843018</text:p>
              </table:table-cell>
              <table:table-cell office:value-type="float" office:value="0.0158553123474121">
                <text:p>0.0158553123474121</text:p>
              </table:table-cell>
              <table:table-cell office:value-type="float" office:value="0.0130260109901428">
                <text:p>0.013026010990142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12237548828125">
                <text:p>0.012237548828125</text:p>
              </table:table-cell>
              <table:table-cell office:value-type="float" office:value="0.0147287845611572">
                <text:p>0.0147287845611572</text:p>
              </table:table-cell>
              <table:table-cell office:value-type="float" office:value="0.0130214929580689">
                <text:p>0.013021492958068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121605396270752">
                <text:p>0.0121605396270752</text:p>
              </table:table-cell>
              <table:table-cell office:value-type="float" office:value="0.0147802829742432">
                <text:p>0.0147802829742432</text:p>
              </table:table-cell>
              <table:table-cell office:value-type="float" office:value="0.0130092263221741">
                <text:p>0.013009226322174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1235032081604">
                <text:p>0.01235032081604</text:p>
              </table:table-cell>
              <table:table-cell office:value-type="float" office:value="0.0148780345916748">
                <text:p>0.0148780345916748</text:p>
              </table:table-cell>
              <table:table-cell office:value-type="float" office:value="0.0128277540206909">
                <text:p>0.012827754020690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122642517089844">
                <text:p>0.0122642517089844</text:p>
              </table:table-cell>
              <table:table-cell office:value-type="float" office:value="0.0146963596343994">
                <text:p>0.0146963596343994</text:p>
              </table:table-cell>
              <table:table-cell office:value-type="float" office:value="0.0128296136856079">
                <text:p>0.012829613685607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123922824859619">
                <text:p>0.0123922824859619</text:p>
              </table:table-cell>
              <table:table-cell office:value-type="float" office:value="0.0144879817962646">
                <text:p>0.0144879817962646</text:p>
              </table:table-cell>
              <table:table-cell office:value-type="float" office:value="0.0128842234611511">
                <text:p>0.012884223461151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128462314605713">
                <text:p>0.0128462314605713</text:p>
              </table:table-cell>
              <table:table-cell office:value-type="float" office:value="0.0150201320648193">
                <text:p>0.0150201320648193</text:p>
              </table:table-cell>
              <table:table-cell office:value-type="float" office:value="0.0132432341575623">
                <text:p>0.013243234157562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128369331359863">
                <text:p>0.0128369331359863</text:p>
              </table:table-cell>
              <table:table-cell office:value-type="float" office:value="0.0147762298583984">
                <text:p>0.0147762298583984</text:p>
              </table:table-cell>
              <table:table-cell office:value-type="float" office:value="0.0134535908699036">
                <text:p>0.013453590869903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131614208221436">
                <text:p>0.0131614208221436</text:p>
              </table:table-cell>
              <table:table-cell office:value-type="float" office:value="0.0152649879455566">
                <text:p>0.0152649879455566</text:p>
              </table:table-cell>
              <table:table-cell office:value-type="float" office:value="0.0137481451034546">
                <text:p>0.013748145103454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129539966583252">
                <text:p>0.0129539966583252</text:p>
              </table:table-cell>
              <table:table-cell office:value-type="float" office:value="0.0150179862976074">
                <text:p>0.0150179862976074</text:p>
              </table:table-cell>
              <table:table-cell office:value-type="float" office:value="0.0136291146278381">
                <text:p>0.013629114627838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123085975646973">
                <text:p>0.0123085975646973</text:p>
              </table:table-cell>
              <table:table-cell office:value-type="float" office:value="0.0140485763549805">
                <text:p>0.0140485763549805</text:p>
              </table:table-cell>
              <table:table-cell office:value-type="float" office:value="0.0127727746963501">
                <text:p>0.012772774696350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122942924499512">
                <text:p>0.0122942924499512</text:p>
              </table:table-cell>
              <table:table-cell office:value-type="float" office:value="0.0158977508544922">
                <text:p>0.0158977508544922</text:p>
              </table:table-cell>
              <table:table-cell office:value-type="float" office:value="0.0128996968269348">
                <text:p>0.012899696826934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122299194335938">
                <text:p>0.0122299194335938</text:p>
              </table:table-cell>
              <table:table-cell office:value-type="float" office:value="0.015782356262207">
                <text:p>0.015782356262207</text:p>
              </table:table-cell>
              <table:table-cell office:value-type="float" office:value="0.0128274083137512">
                <text:p>0.012827408313751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123045444488525">
                <text:p>0.0123045444488525</text:p>
              </table:table-cell>
              <table:table-cell office:value-type="float" office:value="0.0162138938903809">
                <text:p>0.0162138938903809</text:p>
              </table:table-cell>
              <table:table-cell office:value-type="float" office:value="0.0128892660140991">
                <text:p>0.012889266014099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123302936553955">
                <text:p>0.0123302936553955</text:p>
              </table:table-cell>
              <table:table-cell office:value-type="float" office:value="0.0164852142333984">
                <text:p>0.0164852142333984</text:p>
              </table:table-cell>
              <table:table-cell office:value-type="float" office:value="0.012768030166626">
                <text:p>0.01276803016662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123639106750488">
                <text:p>0.0123639106750488</text:p>
              </table:table-cell>
              <table:table-cell office:value-type="float" office:value="0.0159049034118652">
                <text:p>0.0159049034118652</text:p>
              </table:table-cell>
              <table:table-cell office:value-type="float" office:value="0.0129565119743347">
                <text:p>0.012956511974334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123839378356934">
                <text:p>0.0123839378356934</text:p>
              </table:table-cell>
              <table:table-cell office:value-type="float" office:value="0.0141847133636475">
                <text:p>0.0141847133636475</text:p>
              </table:table-cell>
              <table:table-cell office:value-type="float" office:value="0.0129218220710754">
                <text:p>0.012921822071075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123453140258789">
                <text:p>0.0123453140258789</text:p>
              </table:table-cell>
              <table:table-cell office:value-type="float" office:value="0.0143885612487793">
                <text:p>0.0143885612487793</text:p>
              </table:table-cell>
              <table:table-cell office:value-type="float" office:value="0.0127315640449524">
                <text:p>0.012731564044952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129971504211426">
                <text:p>0.0129971504211426</text:p>
              </table:table-cell>
              <table:table-cell office:value-type="float" office:value="0.0153446197509766">
                <text:p>0.0153446197509766</text:p>
              </table:table-cell>
              <table:table-cell office:value-type="float" office:value="0.0136268615722656">
                <text:p>0.013626861572265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131804943084717">
                <text:p>0.0131804943084717</text:p>
              </table:table-cell>
              <table:table-cell office:value-type="float" office:value="0.0152087211608887">
                <text:p>0.0152087211608887</text:p>
              </table:table-cell>
              <table:table-cell office:value-type="float" office:value="0.0134740948677063">
                <text:p>0.013474094867706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124516487121582">
                <text:p>0.0124516487121582</text:p>
              </table:table-cell>
              <table:table-cell office:value-type="float" office:value="0.0141336917877197">
                <text:p>0.0141336917877197</text:p>
              </table:table-cell>
              <table:table-cell office:value-type="float" office:value="0.0129777073860168">
                <text:p>0.012977707386016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123558044433594">
                <text:p>0.0123558044433594</text:p>
              </table:table-cell>
              <table:table-cell office:value-type="float" office:value="0.0146269798278809">
                <text:p>0.0146269798278809</text:p>
              </table:table-cell>
              <table:table-cell office:value-type="float" office:value="0.0128437519073486">
                <text:p>0.012843751907348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12995719909668">
                <text:p>0.012995719909668</text:p>
              </table:table-cell>
              <table:table-cell office:value-type="float" office:value="0.0147547721862793">
                <text:p>0.0147547721862793</text:p>
              </table:table-cell>
              <table:table-cell office:value-type="float" office:value="0.0133430600166321">
                <text:p>0.013343060016632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129106044769287">
                <text:p>0.0129106044769287</text:p>
              </table:table-cell>
              <table:table-cell office:value-type="float" office:value="0.0147275924682617">
                <text:p>0.0147275924682617</text:p>
              </table:table-cell>
              <table:table-cell office:value-type="float" office:value="0.0133388042449951">
                <text:p>0.013338804244995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124452114105225">
                <text:p>0.0124452114105225</text:p>
              </table:table-cell>
              <table:table-cell office:value-type="float" office:value="0.0141558647155762">
                <text:p>0.0141558647155762</text:p>
              </table:table-cell>
              <table:table-cell office:value-type="float" office:value="0.0128348112106323">
                <text:p>0.012834811210632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12291431427002">
                <text:p>0.012291431427002</text:p>
              </table:table-cell>
              <table:table-cell office:value-type="float" office:value="0.014082670211792">
                <text:p>0.014082670211792</text:p>
              </table:table-cell>
              <table:table-cell office:value-type="float" office:value="0.0126980900764465">
                <text:p>0.012698090076446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129971504211426">
                <text:p>0.0129971504211426</text:p>
              </table:table-cell>
              <table:table-cell office:value-type="float" office:value="0.0152108669281006">
                <text:p>0.0152108669281006</text:p>
              </table:table-cell>
              <table:table-cell office:value-type="float" office:value="0.0135864734649658">
                <text:p>0.013586473464965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13054370880127">
                <text:p>0.013054370880127</text:p>
              </table:table-cell>
              <table:table-cell office:value-type="float" office:value="0.0148727893829346">
                <text:p>0.0148727893829346</text:p>
              </table:table-cell>
              <table:table-cell office:value-type="float" office:value="0.0134103894233704">
                <text:p>0.013410389423370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123834609985352">
                <text:p>0.0123834609985352</text:p>
              </table:table-cell>
              <table:table-cell office:value-type="float" office:value="0.0151157379150391">
                <text:p>0.0151157379150391</text:p>
              </table:table-cell>
              <table:table-cell office:value-type="float" office:value="0.0128507852554321">
                <text:p>0.012850785255432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129883289337158">
                <text:p>0.0129883289337158</text:p>
              </table:table-cell>
              <table:table-cell office:value-type="float" office:value="0.0154287815093994">
                <text:p>0.0154287815093994</text:p>
              </table:table-cell>
              <table:table-cell office:value-type="float" office:value="0.0135065913200378">
                <text:p>0.013506591320037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122888088226318">
                <text:p>0.0122888088226318</text:p>
              </table:table-cell>
              <table:table-cell office:value-type="float" office:value="0.0145766735076904">
                <text:p>0.0145766735076904</text:p>
              </table:table-cell>
              <table:table-cell office:value-type="float" office:value="0.0127368092536926">
                <text:p>0.012736809253692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130319595336914">
                <text:p>0.0130319595336914</text:p>
              </table:table-cell>
              <table:table-cell office:value-type="float" office:value="0.0146806240081787">
                <text:p>0.0146806240081787</text:p>
              </table:table-cell>
              <table:table-cell office:value-type="float" office:value="0.0135597944259644">
                <text:p>0.013559794425964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132012367248535">
                <text:p>0.0132012367248535</text:p>
              </table:table-cell>
              <table:table-cell office:value-type="float" office:value="0.0155251026153564">
                <text:p>0.0155251026153564</text:p>
              </table:table-cell>
              <table:table-cell office:value-type="float" office:value="0.013818359375">
                <text:p>0.01381835937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130701065063477">
                <text:p>0.0130701065063477</text:p>
              </table:table-cell>
              <table:table-cell office:value-type="float" office:value="0.0159077644348145">
                <text:p>0.0159077644348145</text:p>
              </table:table-cell>
              <table:table-cell office:value-type="float" office:value="0.0136095523834229">
                <text:p>0.013609552383422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130112171173096">
                <text:p>0.0130112171173096</text:p>
              </table:table-cell>
              <table:table-cell office:value-type="float" office:value="0.0157234668731689">
                <text:p>0.0157234668731689</text:p>
              </table:table-cell>
              <table:table-cell office:value-type="float" office:value="0.0136847972869873">
                <text:p>0.013684797286987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127220153808594">
                <text:p>0.0127220153808594</text:p>
              </table:table-cell>
              <table:table-cell office:value-type="float" office:value="0.0144667625427246">
                <text:p>0.0144667625427246</text:p>
              </table:table-cell>
              <table:table-cell office:value-type="float" office:value="0.0133736968040466">
                <text:p>0.01337369680404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127182006835938">
                <text:p>0.0127182006835938</text:p>
              </table:table-cell>
              <table:table-cell office:value-type="float" office:value="0.0145409107208252">
                <text:p>0.0145409107208252</text:p>
              </table:table-cell>
              <table:table-cell office:value-type="float" office:value="0.0132112622261047">
                <text:p>0.013211262226104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124812126159668">
                <text:p>0.0124812126159668</text:p>
              </table:table-cell>
              <table:table-cell office:value-type="float" office:value="0.0147566795349121">
                <text:p>0.0147566795349121</text:p>
              </table:table-cell>
              <table:table-cell office:value-type="float" office:value="0.0131614446640015">
                <text:p>0.013161444664001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12901782989502">
                <text:p>0.012901782989502</text:p>
              </table:table-cell>
              <table:table-cell office:value-type="float" office:value="0.0147421360015869">
                <text:p>0.0147421360015869</text:p>
              </table:table-cell>
              <table:table-cell office:value-type="float" office:value="0.0134689450263977">
                <text:p>0.013468945026397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126242637634277">
                <text:p>0.0126242637634277</text:p>
              </table:table-cell>
              <table:table-cell office:value-type="float" office:value="0.0150687694549561">
                <text:p>0.0150687694549561</text:p>
              </table:table-cell>
              <table:table-cell office:value-type="float" office:value="0.0133713603019714">
                <text:p>0.013371360301971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131819248199463">
                <text:p>0.0131819248199463</text:p>
              </table:table-cell>
              <table:table-cell office:value-type="float" office:value="0.0167453289031982">
                <text:p>0.0167453289031982</text:p>
              </table:table-cell>
              <table:table-cell office:value-type="float" office:value="0.0139369487762451">
                <text:p>0.01393694877624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127513408660889">
                <text:p>0.0127513408660889</text:p>
              </table:table-cell>
              <table:table-cell office:value-type="float" office:value="0.0166182518005371">
                <text:p>0.0166182518005371</text:p>
              </table:table-cell>
              <table:table-cell office:value-type="float" office:value="0.0134934306144714">
                <text:p>0.013493430614471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126659870147705">
                <text:p>0.0126659870147705</text:p>
              </table:table-cell>
              <table:table-cell office:value-type="float" office:value="0.0165631771087647">
                <text:p>0.0165631771087647</text:p>
              </table:table-cell>
              <table:table-cell office:value-type="float" office:value="0.0133064746856689">
                <text:p>0.013306474685668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132944583892822">
                <text:p>0.0132944583892822</text:p>
              </table:table-cell>
              <table:table-cell office:value-type="float" office:value="0.0169751644134522">
                <text:p>0.0169751644134522</text:p>
              </table:table-cell>
              <table:table-cell office:value-type="float" office:value="0.0139408111572266">
                <text:p>0.013940811157226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132212638854981">
                <text:p>0.0132212638854981</text:p>
              </table:table-cell>
              <table:table-cell office:value-type="float" office:value="0.0167019367218018">
                <text:p>0.0167019367218018</text:p>
              </table:table-cell>
              <table:table-cell office:value-type="float" office:value="0.0137471795082092">
                <text:p>0.013747179508209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135476589202881">
                <text:p>0.0135476589202881</text:p>
              </table:table-cell>
              <table:table-cell office:value-type="float" office:value="0.016770601272583">
                <text:p>0.016770601272583</text:p>
              </table:table-cell>
              <table:table-cell office:value-type="float" office:value="0.014095151424408">
                <text:p>0.01409515142440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129010677337646">
                <text:p>0.0129010677337646</text:p>
              </table:table-cell>
              <table:table-cell office:value-type="float" office:value="0.0170142650604248">
                <text:p>0.0170142650604248</text:p>
              </table:table-cell>
              <table:table-cell office:value-type="float" office:value="0.0135636329650879">
                <text:p>0.013563632965087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136301517486572">
                <text:p>0.0136301517486572</text:p>
              </table:table-cell>
              <table:table-cell office:value-type="float" office:value="0.0174028873443604">
                <text:p>0.0174028873443604</text:p>
              </table:table-cell>
              <table:table-cell office:value-type="float" office:value="0.0142323732376099">
                <text:p>0.014232373237609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128953456878662">
                <text:p>0.0128953456878662</text:p>
              </table:table-cell>
              <table:table-cell office:value-type="float" office:value="0.0150370597839356">
                <text:p>0.0150370597839356</text:p>
              </table:table-cell>
              <table:table-cell office:value-type="float" office:value="0.0134005665779114">
                <text:p>0.013400566577911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133011341094971">
                <text:p>0.0133011341094971</text:p>
              </table:table-cell>
              <table:table-cell office:value-type="float" office:value="0.0157895088195801">
                <text:p>0.0157895088195801</text:p>
              </table:table-cell>
              <table:table-cell office:value-type="float" office:value="0.013864016532898">
                <text:p>0.01386401653289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129735469818115">
                <text:p>0.0129735469818115</text:p>
              </table:table-cell>
              <table:table-cell office:value-type="float" office:value="0.0149333477020264">
                <text:p>0.0149333477020264</text:p>
              </table:table-cell>
              <table:table-cell office:value-type="float" office:value="0.0134276509284973">
                <text:p>0.013427650928497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129334926605225">
                <text:p>0.0129334926605225</text:p>
              </table:table-cell>
              <table:table-cell office:value-type="float" office:value="0.0152034759521484">
                <text:p>0.0152034759521484</text:p>
              </table:table-cell>
              <table:table-cell office:value-type="float" office:value="0.0133364319801331">
                <text:p>0.01333643198013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128042697906494">
                <text:p>0.0128042697906494</text:p>
              </table:table-cell>
              <table:table-cell office:value-type="float" office:value="0.0153765678405762">
                <text:p>0.0153765678405762</text:p>
              </table:table-cell>
              <table:table-cell office:value-type="float" office:value="0.013299572467804">
                <text:p>0.01329957246780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133645534515381">
                <text:p>0.0133645534515381</text:p>
              </table:table-cell>
              <table:table-cell office:value-type="float" office:value="0.0156714916229248">
                <text:p>0.0156714916229248</text:p>
              </table:table-cell>
              <table:table-cell office:value-type="float" office:value="0.0140432357788086">
                <text:p>0.014043235778808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128147602081299">
                <text:p>0.0128147602081299</text:p>
              </table:table-cell>
              <table:table-cell office:value-type="float" office:value="0.0153155326843262">
                <text:p>0.0153155326843262</text:p>
              </table:table-cell>
              <table:table-cell office:value-type="float" office:value="0.0132865071296692">
                <text:p>0.013286507129669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135772228240967">
                <text:p>0.0135772228240967</text:p>
              </table:table-cell>
              <table:table-cell office:value-type="float" office:value="0.0162572860717773">
                <text:p>0.0162572860717773</text:p>
              </table:table-cell>
              <table:table-cell office:value-type="float" office:value="0.0140273094177246">
                <text:p>0.014027309417724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127911567687988">
                <text:p>0.0127911567687988</text:p>
              </table:table-cell>
              <table:table-cell office:value-type="float" office:value="0.0154547691345215">
                <text:p>0.0154547691345215</text:p>
              </table:table-cell>
              <table:table-cell office:value-type="float" office:value="0.0134127140045166">
                <text:p>0.013412714004516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128369331359863">
                <text:p>0.0128369331359863</text:p>
              </table:table-cell>
              <table:table-cell office:value-type="float" office:value="0.015408992767334">
                <text:p>0.015408992767334</text:p>
              </table:table-cell>
              <table:table-cell office:value-type="float" office:value="0.0134763479232788">
                <text:p>0.013476347923278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128977298736572">
                <text:p>0.0128977298736572</text:p>
              </table:table-cell>
              <table:table-cell office:value-type="float" office:value="0.0148172378540039">
                <text:p>0.0148172378540039</text:p>
              </table:table-cell>
              <table:table-cell office:value-type="float" office:value="0.0134076595306396">
                <text:p>0.01340765953063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129871368408203">
                <text:p>0.0129871368408203</text:p>
              </table:table-cell>
              <table:table-cell office:value-type="float" office:value="0.0153806209564209">
                <text:p>0.0153806209564209</text:p>
              </table:table-cell>
              <table:table-cell office:value-type="float" office:value="0.0137405872344971">
                <text:p>0.013740587234497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13573169708252">
                <text:p>0.013573169708252</text:p>
              </table:table-cell>
              <table:table-cell office:value-type="float" office:value="0.0157654285430908">
                <text:p>0.0157654285430908</text:p>
              </table:table-cell>
              <table:table-cell office:value-type="float" office:value="0.0141359567642212">
                <text:p>0.014135956764221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135269165039063">
                <text:p>0.0135269165039063</text:p>
              </table:table-cell>
              <table:table-cell office:value-type="float" office:value="0.0157959461212158">
                <text:p>0.0157959461212158</text:p>
              </table:table-cell>
              <table:table-cell office:value-type="float" office:value="0.014191210269928">
                <text:p>0.01419121026992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13512134552002">
                <text:p>0.013512134552002</text:p>
              </table:table-cell>
              <table:table-cell office:value-type="float" office:value="0.0156033039093018">
                <text:p>0.0156033039093018</text:p>
              </table:table-cell>
              <table:table-cell office:value-type="float" office:value="0.0142059445381165">
                <text:p>0.014205944538116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135643482208252">
                <text:p>0.0135643482208252</text:p>
              </table:table-cell>
              <table:table-cell office:value-type="float" office:value="0.0159223079681397">
                <text:p>0.0159223079681397</text:p>
              </table:table-cell>
              <table:table-cell office:value-type="float" office:value="0.0141728162765503">
                <text:p>0.014172816276550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135800838470459">
                <text:p>0.0135800838470459</text:p>
              </table:table-cell>
              <table:table-cell office:value-type="float" office:value="0.0156714916229248">
                <text:p>0.0156714916229248</text:p>
              </table:table-cell>
              <table:table-cell office:value-type="float" office:value="0.0142813205718994">
                <text:p>0.014281320571899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128240585327148">
                <text:p>0.0128240585327148</text:p>
              </table:table-cell>
              <table:table-cell office:value-type="float" office:value="0.015582799911499">
                <text:p>0.015582799911499</text:p>
              </table:table-cell>
              <table:table-cell office:value-type="float" office:value="0.0134631156921387">
                <text:p>0.013463115692138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137591361999512">
                <text:p>0.0137591361999512</text:p>
              </table:table-cell>
              <table:table-cell office:value-type="float" office:value="0.015761137008667">
                <text:p>0.015761137008667</text:p>
              </table:table-cell>
              <table:table-cell office:value-type="float" office:value="0.0143317341804504">
                <text:p>0.014331734180450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138633251190186">
                <text:p>0.0138633251190186</text:p>
              </table:table-cell>
              <table:table-cell office:value-type="float" office:value="0.0158905982971191">
                <text:p>0.0158905982971191</text:p>
              </table:table-cell>
              <table:table-cell office:value-type="float" office:value="0.0144666790962219">
                <text:p>0.014466679096221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133051872253418">
                <text:p>0.0133051872253418</text:p>
              </table:table-cell>
              <table:table-cell office:value-type="float" office:value="0.0150618553161621">
                <text:p>0.0150618553161621</text:p>
              </table:table-cell>
              <table:table-cell office:value-type="float" office:value="0.013742208480835">
                <text:p>0.01374220848083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131602287292481">
                <text:p>0.0131602287292481</text:p>
              </table:table-cell>
              <table:table-cell office:value-type="float" office:value="0.0150809288024902">
                <text:p>0.0150809288024902</text:p>
              </table:table-cell>
              <table:table-cell office:value-type="float" office:value="0.0137270927429199">
                <text:p>0.013727092742919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132672786712646">
                <text:p>0.0132672786712646</text:p>
              </table:table-cell>
              <table:table-cell office:value-type="float" office:value="0.0174324512481689">
                <text:p>0.0174324512481689</text:p>
              </table:table-cell>
              <table:table-cell office:value-type="float" office:value="0.013840925693512">
                <text:p>0.01384092569351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138859748840332">
                <text:p>0.0138859748840332</text:p>
              </table:table-cell>
              <table:table-cell office:value-type="float" office:value="0.0172107219696045">
                <text:p>0.0172107219696045</text:p>
              </table:table-cell>
              <table:table-cell office:value-type="float" office:value="0.0144968986511231">
                <text:p>0.014496898651123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130875110626221">
                <text:p>0.0130875110626221</text:p>
              </table:table-cell>
              <table:table-cell office:value-type="float" office:value="0.0169746875762939">
                <text:p>0.0169746875762939</text:p>
              </table:table-cell>
              <table:table-cell office:value-type="float" office:value="0.0138315796852112">
                <text:p>0.013831579685211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138282775878906">
                <text:p>0.0138282775878906</text:p>
              </table:table-cell>
              <table:table-cell office:value-type="float" office:value="0.0163803100585938">
                <text:p>0.0163803100585938</text:p>
              </table:table-cell>
              <table:table-cell office:value-type="float" office:value="0.0144671440124512">
                <text:p>0.014467144012451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131278038024902">
                <text:p>0.0131278038024902</text:p>
              </table:table-cell>
              <table:table-cell office:value-type="float" office:value="0.0149672031402588">
                <text:p>0.0149672031402588</text:p>
              </table:table-cell>
              <table:table-cell office:value-type="float" office:value="0.0137523889541626">
                <text:p>0.013752388954162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133633613586426">
                <text:p>0.0133633613586426</text:p>
              </table:table-cell>
              <table:table-cell office:value-type="float" office:value="0.0157990455627441">
                <text:p>0.0157990455627441</text:p>
              </table:table-cell>
              <table:table-cell office:value-type="float" office:value="0.0141591668128967">
                <text:p>0.014159166812896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129766464233398">
                <text:p>0.0129766464233398</text:p>
              </table:table-cell>
              <table:table-cell office:value-type="float" office:value="0.0156600475311279">
                <text:p>0.0156600475311279</text:p>
              </table:table-cell>
              <table:table-cell office:value-type="float" office:value="0.0137796878814697">
                <text:p>0.013779687881469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138401985168457">
                <text:p>0.0138401985168457</text:p>
              </table:table-cell>
              <table:table-cell office:value-type="float" office:value="0.0157268047332764">
                <text:p>0.0157268047332764</text:p>
              </table:table-cell>
              <table:table-cell office:value-type="float" office:value="0.0144471526145935">
                <text:p>0.014447152614593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129964351654053">
                <text:p>0.0129964351654053</text:p>
              </table:table-cell>
              <table:table-cell office:value-type="float" office:value="0.0151724815368652">
                <text:p>0.0151724815368652</text:p>
              </table:table-cell>
              <table:table-cell office:value-type="float" office:value="0.0134501338005066">
                <text:p>0.013450133800506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131208896636963">
                <text:p>0.0131208896636963</text:p>
              </table:table-cell>
              <table:table-cell office:value-type="float" office:value="0.0158207416534424">
                <text:p>0.0158207416534424</text:p>
              </table:table-cell>
              <table:table-cell office:value-type="float" office:value="0.0136361956596375">
                <text:p>0.013636195659637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132005214691162">
                <text:p>0.0132005214691162</text:p>
              </table:table-cell>
              <table:table-cell office:value-type="float" office:value="0.020235538482666">
                <text:p>0.020235538482666</text:p>
              </table:table-cell>
              <table:table-cell office:value-type="float" office:value="0.0140374183654785">
                <text:p>0.014037418365478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132677555084229">
                <text:p>0.0132677555084229</text:p>
              </table:table-cell>
              <table:table-cell office:value-type="float" office:value="0.0153961181640625">
                <text:p>0.0153961181640625</text:p>
              </table:table-cell>
              <table:table-cell office:value-type="float" office:value="0.0137721061706543">
                <text:p>0.013772106170654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13289213180542">
                <text:p>0.013289213180542</text:p>
              </table:table-cell>
              <table:table-cell office:value-type="float" office:value="0.0154736042022705">
                <text:p>0.0154736042022705</text:p>
              </table:table-cell>
              <table:table-cell office:value-type="float" office:value="0.0137861609458923">
                <text:p>0.013786160945892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138306617736816">
                <text:p>0.0138306617736816</text:p>
              </table:table-cell>
              <table:table-cell office:value-type="float" office:value="0.0159411430358887">
                <text:p>0.0159411430358887</text:p>
              </table:table-cell>
              <table:table-cell office:value-type="float" office:value="0.0143753051757813">
                <text:p>0.014375305175781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139491558074951">
                <text:p>0.0139491558074951</text:p>
              </table:table-cell>
              <table:table-cell office:value-type="float" office:value="0.0160584449768066">
                <text:p>0.0160584449768066</text:p>
              </table:table-cell>
              <table:table-cell office:value-type="float" office:value="0.0144577980041504">
                <text:p>0.014457798004150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132791996002197">
                <text:p>0.0132791996002197</text:p>
              </table:table-cell>
              <table:table-cell office:value-type="float" office:value="0.0152244567871094">
                <text:p>0.0152244567871094</text:p>
              </table:table-cell>
              <table:table-cell office:value-type="float" office:value="0.0137697696685791">
                <text:p>0.013769769668579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134444236755371">
                <text:p>0.0134444236755371</text:p>
              </table:table-cell>
              <table:table-cell office:value-type="float" office:value="0.0151376724243164">
                <text:p>0.0151376724243164</text:p>
              </table:table-cell>
              <table:table-cell office:value-type="float" office:value="0.0139341354370117">
                <text:p>0.013934135437011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140058994293213">
                <text:p>0.0140058994293213</text:p>
              </table:table-cell>
              <table:table-cell office:value-type="float" office:value="0.0161988735198975">
                <text:p>0.0161988735198975</text:p>
              </table:table-cell>
              <table:table-cell office:value-type="float" office:value="0.0144942164421082">
                <text:p>0.014494216442108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13359546661377">
                <text:p>0.013359546661377</text:p>
              </table:table-cell>
              <table:table-cell office:value-type="float" office:value="0.0154368877410889">
                <text:p>0.0154368877410889</text:p>
              </table:table-cell>
              <table:table-cell office:value-type="float" office:value="0.0138404488563538">
                <text:p>0.013840448856353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13951301574707">
                <text:p>0.013951301574707</text:p>
              </table:table-cell>
              <table:table-cell office:value-type="float" office:value="0.0161130428314209">
                <text:p>0.0161130428314209</text:p>
              </table:table-cell>
              <table:table-cell office:value-type="float" office:value="0.014520263671875">
                <text:p>0.01452026367187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131800174713135">
                <text:p>0.0131800174713135</text:p>
              </table:table-cell>
              <table:table-cell office:value-type="float" office:value="0.0157904624938965">
                <text:p>0.0157904624938965</text:p>
              </table:table-cell>
              <table:table-cell office:value-type="float" office:value="0.0137702107429504">
                <text:p>0.013770210742950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140409469604492">
                <text:p>0.0140409469604492</text:p>
              </table:table-cell>
              <table:table-cell office:value-type="float" office:value="0.0160179138183594">
                <text:p>0.0160179138183594</text:p>
              </table:table-cell>
              <table:table-cell office:value-type="float" office:value="0.0146076083183289">
                <text:p>0.014607608318328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132801532745361">
                <text:p>0.0132801532745361</text:p>
              </table:table-cell>
              <table:table-cell office:value-type="float" office:value="0.017092227935791">
                <text:p>0.017092227935791</text:p>
              </table:table-cell>
              <table:table-cell office:value-type="float" office:value="0.0138891935348511">
                <text:p>0.013889193534851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140213966369629">
                <text:p>0.0140213966369629</text:p>
              </table:table-cell>
              <table:table-cell office:value-type="float" office:value="0.0179281234741211">
                <text:p>0.0179281234741211</text:p>
              </table:table-cell>
              <table:table-cell office:value-type="float" office:value="0.0148119807243347">
                <text:p>0.014811980724334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133576393127441">
                <text:p>0.0133576393127441</text:p>
              </table:table-cell>
              <table:table-cell office:value-type="float" office:value="0.0173921585083008">
                <text:p>0.0173921585083008</text:p>
              </table:table-cell>
              <table:table-cell office:value-type="float" office:value="0.0139347672462463">
                <text:p>0.013934767246246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140390396118164">
                <text:p>0.0140390396118164</text:p>
              </table:table-cell>
              <table:table-cell office:value-type="float" office:value="0.0180103778839111">
                <text:p>0.0180103778839111</text:p>
              </table:table-cell>
              <table:table-cell office:value-type="float" office:value="0.0146207451820374">
                <text:p>0.014620745182037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143308639526367">
                <text:p>0.0143308639526367</text:p>
              </table:table-cell>
              <table:table-cell office:value-type="float" office:value="0.0184361934661865">
                <text:p>0.0184361934661865</text:p>
              </table:table-cell>
              <table:table-cell office:value-type="float" office:value="0.015007758140564">
                <text:p>0.0150077581405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139572620391846">
                <text:p>0.0139572620391846</text:p>
              </table:table-cell>
              <table:table-cell office:value-type="float" office:value="0.0175738334655762">
                <text:p>0.0175738334655762</text:p>
              </table:table-cell>
              <table:table-cell office:value-type="float" office:value="0.0146665930747986">
                <text:p>0.014666593074798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141260623931885">
                <text:p>0.0141260623931885</text:p>
              </table:table-cell>
              <table:table-cell office:value-type="float" office:value="0.0174565315246582">
                <text:p>0.0174565315246582</text:p>
              </table:table-cell>
              <table:table-cell office:value-type="float" office:value="0.0148863077163696">
                <text:p>0.014886307716369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136234760284424">
                <text:p>0.0136234760284424</text:p>
              </table:table-cell>
              <table:table-cell office:value-type="float" office:value="0.0157539844512939">
                <text:p>0.0157539844512939</text:p>
              </table:table-cell>
              <table:table-cell office:value-type="float" office:value="0.0140499114990234">
                <text:p>0.01404991149902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134544372558594">
                <text:p>0.0134544372558594</text:p>
              </table:table-cell>
              <table:table-cell office:value-type="float" office:value="0.0155825614929199">
                <text:p>0.0155825614929199</text:p>
              </table:table-cell>
              <table:table-cell office:value-type="float" office:value="0.0140942573547363">
                <text:p>0.014094257354736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14089822769165">
                <text:p>0.014089822769165</text:p>
              </table:table-cell>
              <table:table-cell office:value-type="float" office:value="0.0163123607635498">
                <text:p>0.0163123607635498</text:p>
              </table:table-cell>
              <table:table-cell office:value-type="float" office:value="0.0148120880126953">
                <text:p>0.014812088012695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134685039520264">
                <text:p>0.0134685039520264</text:p>
              </table:table-cell>
              <table:table-cell office:value-type="float" office:value="0.0154249668121338">
                <text:p>0.0154249668121338</text:p>
              </table:table-cell>
              <table:table-cell office:value-type="float" office:value="0.0139284133911133">
                <text:p>0.013928413391113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143189430236816">
                <text:p>0.0143189430236816</text:p>
              </table:table-cell>
              <table:table-cell office:value-type="float" office:value="0.0163700580596924">
                <text:p>0.0163700580596924</text:p>
              </table:table-cell>
              <table:table-cell office:value-type="float" office:value="0.0149267911911011">
                <text:p>0.01492679119110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135390758514404">
                <text:p>0.0135390758514404</text:p>
              </table:table-cell>
              <table:table-cell office:value-type="float" office:value="0.015676736831665">
                <text:p>0.015676736831665</text:p>
              </table:table-cell>
              <table:table-cell office:value-type="float" office:value="0.0141228914260864">
                <text:p>0.014122891426086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135653018951416">
                <text:p>0.0135653018951416</text:p>
              </table:table-cell>
              <table:table-cell office:value-type="float" office:value="0.0163764953613281">
                <text:p>0.0163764953613281</text:p>
              </table:table-cell>
              <table:table-cell office:value-type="float" office:value="0.014107882976532">
                <text:p>0.01410788297653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143754482269287">
                <text:p>0.0143754482269287</text:p>
              </table:table-cell>
              <table:table-cell office:value-type="float" office:value="0.0170063972473145">
                <text:p>0.0170063972473145</text:p>
              </table:table-cell>
              <table:table-cell office:value-type="float" office:value="0.0151370406150818">
                <text:p>0.015137040615081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136897563934326">
                <text:p>0.0136897563934326</text:p>
              </table:table-cell>
              <table:table-cell office:value-type="float" office:value="0.0161795616149902">
                <text:p>0.0161795616149902</text:p>
              </table:table-cell>
              <table:table-cell office:value-type="float" office:value="0.0143349289894104">
                <text:p>0.014334928989410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136439800262451">
                <text:p>0.0136439800262451</text:p>
              </table:table-cell>
              <table:table-cell office:value-type="float" office:value="0.0165140628814697">
                <text:p>0.0165140628814697</text:p>
              </table:table-cell>
              <table:table-cell office:value-type="float" office:value="0.0141729950904846">
                <text:p>0.014172995090484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137345790863037">
                <text:p>0.0137345790863037</text:p>
              </table:table-cell>
              <table:table-cell office:value-type="float" office:value="0.0166592597961426">
                <text:p>0.0166592597961426</text:p>
              </table:table-cell>
              <table:table-cell office:value-type="float" office:value="0.0142835855484009">
                <text:p>0.014283585548400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135982036590576">
                <text:p>0.0135982036590576</text:p>
              </table:table-cell>
              <table:table-cell office:value-type="float" office:value="0.0166218280792236">
                <text:p>0.0166218280792236</text:p>
              </table:table-cell>
              <table:table-cell office:value-type="float" office:value="0.0144423604011536">
                <text:p>0.014442360401153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140085220336914">
                <text:p>0.0140085220336914</text:p>
              </table:table-cell>
              <table:table-cell office:value-type="float" office:value="0.0174093246459961">
                <text:p>0.0174093246459961</text:p>
              </table:table-cell>
              <table:table-cell office:value-type="float" office:value="0.0146064400672913">
                <text:p>0.014606440067291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145015716552734">
                <text:p>0.0145015716552734</text:p>
              </table:table-cell>
              <table:table-cell office:value-type="float" office:value="0.0177981853485107">
                <text:p>0.0177981853485107</text:p>
              </table:table-cell>
              <table:table-cell office:value-type="float" office:value="0.0150954246520996">
                <text:p>0.015095424652099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144567489624023">
                <text:p>0.0144567489624023</text:p>
              </table:table-cell>
              <table:table-cell office:value-type="float" office:value="0.0182883739471436">
                <text:p>0.0182883739471436</text:p>
              </table:table-cell>
              <table:table-cell office:value-type="float" office:value="0.0151968955993652">
                <text:p>0.015196895599365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139498710632324">
                <text:p>0.0139498710632324</text:p>
              </table:table-cell>
              <table:table-cell office:value-type="float" office:value="0.0157687664031982">
                <text:p>0.0157687664031982</text:p>
              </table:table-cell>
              <table:table-cell office:value-type="float" office:value="0.0145047426223755">
                <text:p>0.014504742622375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14819860458374">
                <text:p>0.014819860458374</text:p>
              </table:table-cell>
              <table:table-cell office:value-type="float" office:value="0.0167601108551025">
                <text:p>0.0167601108551025</text:p>
              </table:table-cell>
              <table:table-cell office:value-type="float" office:value="0.0154317140579224">
                <text:p>0.015431714057922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137290954589844">
                <text:p>0.0137290954589844</text:p>
              </table:table-cell>
              <table:table-cell office:value-type="float" office:value="0.0159955024719238">
                <text:p>0.0159955024719238</text:p>
              </table:table-cell>
              <table:table-cell office:value-type="float" office:value="0.0144102096557617">
                <text:p>0.014410209655761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14718770980835">
                <text:p>0.014718770980835</text:p>
              </table:table-cell>
              <table:table-cell office:value-type="float" office:value="0.0172531604766846">
                <text:p>0.0172531604766846</text:p>
              </table:table-cell>
              <table:table-cell office:value-type="float" office:value="0.0154528260231018">
                <text:p>0.015452826023101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138168334960938">
                <text:p>0.0138168334960938</text:p>
              </table:table-cell>
              <table:table-cell office:value-type="float" office:value="0.016127347946167">
                <text:p>0.016127347946167</text:p>
              </table:table-cell>
              <table:table-cell office:value-type="float" office:value="0.0142971873283386">
                <text:p>0.014297187328338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14063835144043">
                <text:p>0.014063835144043</text:p>
              </table:table-cell>
              <table:table-cell office:value-type="float" office:value="0.0163593292236328">
                <text:p>0.0163593292236328</text:p>
              </table:table-cell>
              <table:table-cell office:value-type="float" office:value="0.014599335193634">
                <text:p>0.01459933519363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137994289398193">
                <text:p>0.0137994289398193</text:p>
              </table:table-cell>
              <table:table-cell office:value-type="float" office:value="0.0161559581756592">
                <text:p>0.0161559581756592</text:p>
              </table:table-cell>
              <table:table-cell office:value-type="float" office:value="0.0142894506454468">
                <text:p>0.014289450645446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139682292938232">
                <text:p>0.0139682292938232</text:p>
              </table:table-cell>
              <table:table-cell office:value-type="float" office:value="0.0164821147918701">
                <text:p>0.0164821147918701</text:p>
              </table:table-cell>
              <table:table-cell office:value-type="float" office:value="0.0146385431289673">
                <text:p>0.014638543128967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136392116546631">
                <text:p>0.0136392116546631</text:p>
              </table:table-cell>
              <table:table-cell office:value-type="float" office:value="0.0163211822509766">
                <text:p>0.0163211822509766</text:p>
              </table:table-cell>
              <table:table-cell office:value-type="float" office:value="0.0145281076431274">
                <text:p>0.01452810764312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145046710968018">
                <text:p>0.0145046710968018</text:p>
              </table:table-cell>
              <table:table-cell office:value-type="float" office:value="0.017033576965332">
                <text:p>0.017033576965332</text:p>
              </table:table-cell>
              <table:table-cell office:value-type="float" office:value="0.0149538397789001">
                <text:p>0.014953839778900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146181583404541">
                <text:p>0.0146181583404541</text:p>
              </table:table-cell>
              <table:table-cell office:value-type="float" office:value="0.025731086730957">
                <text:p>0.025731086730957</text:p>
              </table:table-cell>
              <table:table-cell office:value-type="float" office:value="0.0158507823944092">
                <text:p>0.015850782394409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138967037200928">
                <text:p>0.0138967037200928</text:p>
              </table:table-cell>
              <table:table-cell office:value-type="float" office:value="0.0156722068786621">
                <text:p>0.0156722068786621</text:p>
              </table:table-cell>
              <table:table-cell office:value-type="float" office:value="0.0145367741584778">
                <text:p>0.014536774158477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139772891998291">
                <text:p>0.0139772891998291</text:p>
              </table:table-cell>
              <table:table-cell office:value-type="float" office:value="0.0161483287811279">
                <text:p>0.0161483287811279</text:p>
              </table:table-cell>
              <table:table-cell office:value-type="float" office:value="0.0144010066986084">
                <text:p>0.014401006698608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139150619506836">
                <text:p>0.0139150619506836</text:p>
              </table:table-cell>
              <table:table-cell office:value-type="float" office:value="0.0163950920104981">
                <text:p>0.0163950920104981</text:p>
              </table:table-cell>
              <table:table-cell office:value-type="float" office:value="0.0145239114761353">
                <text:p>0.014523911476135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138916969299316">
                <text:p>0.0138916969299316</text:p>
              </table:table-cell>
              <table:table-cell office:value-type="float" office:value="0.0167202949523926">
                <text:p>0.0167202949523926</text:p>
              </table:table-cell>
              <table:table-cell office:value-type="float" office:value="0.0144966006278992">
                <text:p>0.014496600627899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137660503387451">
                <text:p>0.0137660503387451</text:p>
              </table:table-cell>
              <table:table-cell office:value-type="float" office:value="0.0170631408691406">
                <text:p>0.0170631408691406</text:p>
              </table:table-cell>
              <table:table-cell office:value-type="float" office:value="0.0145307064056396">
                <text:p>0.014530706405639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141150951385498">
                <text:p>0.0141150951385498</text:p>
              </table:table-cell>
              <table:table-cell office:value-type="float" office:value="0.016202449798584">
                <text:p>0.016202449798584</text:p>
              </table:table-cell>
              <table:table-cell office:value-type="float" office:value="0.0146352767944336">
                <text:p>0.014635276794433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147747993469238">
                <text:p>0.0147747993469238</text:p>
              </table:table-cell>
              <table:table-cell office:value-type="float" office:value="0.0184738636016846">
                <text:p>0.0184738636016846</text:p>
              </table:table-cell>
              <table:table-cell office:value-type="float" office:value="0.0153247475624085">
                <text:p>0.015324747562408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150272846221924">
                <text:p>0.0150272846221924</text:p>
              </table:table-cell>
              <table:table-cell office:value-type="float" office:value="0.0186533927917481">
                <text:p>0.0186533927917481</text:p>
              </table:table-cell>
              <table:table-cell office:value-type="float" office:value="0.0157665491104126">
                <text:p>0.015766549110412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145771503448486">
                <text:p>0.0145771503448486</text:p>
              </table:table-cell>
              <table:table-cell office:value-type="float" office:value="0.0188205242156982">
                <text:p>0.0188205242156982</text:p>
              </table:table-cell>
              <table:table-cell office:value-type="float" office:value="0.0155943632125855">
                <text:p>0.015594363212585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140736103057861">
                <text:p>0.0140736103057861</text:p>
              </table:table-cell>
              <table:table-cell office:value-type="float" office:value="0.0176858901977539">
                <text:p>0.0176858901977539</text:p>
              </table:table-cell>
              <table:table-cell office:value-type="float" office:value="0.0148916602134705">
                <text:p>0.014891660213470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147049427032471">
                <text:p>0.0147049427032471</text:p>
              </table:table-cell>
              <table:table-cell office:value-type="float" office:value="0.0180740356445313">
                <text:p>0.0180740356445313</text:p>
              </table:table-cell>
              <table:table-cell office:value-type="float" office:value="0.0152619600296021">
                <text:p>0.015261960029602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147454738616943">
                <text:p>0.0147454738616943</text:p>
              </table:table-cell>
              <table:table-cell office:value-type="float" office:value="0.0169925689697266">
                <text:p>0.0169925689697266</text:p>
              </table:table-cell>
              <table:table-cell office:value-type="float" office:value="0.0154167771339417">
                <text:p>0.015416777133941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14066219329834">
                <text:p>0.014066219329834</text:p>
              </table:table-cell>
              <table:table-cell office:value-type="float" office:value="0.0160534381866455">
                <text:p>0.0160534381866455</text:p>
              </table:table-cell>
              <table:table-cell office:value-type="float" office:value="0.0146430850028992">
                <text:p>0.014643085002899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141422748565674">
                <text:p>0.0141422748565674</text:p>
              </table:table-cell>
              <table:table-cell office:value-type="float" office:value="0.0184848308563232">
                <text:p>0.0184848308563232</text:p>
              </table:table-cell>
              <table:table-cell office:value-type="float" office:value="0.0151001214981079">
                <text:p>0.015100121498107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137848854064941">
                <text:p>0.0137848854064941</text:p>
              </table:table-cell>
              <table:table-cell office:value-type="float" office:value="0.0167937278747559">
                <text:p>0.0167937278747559</text:p>
              </table:table-cell>
              <table:table-cell office:value-type="float" office:value="0.0144527912139893">
                <text:p>0.014452791213989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140109062194824">
                <text:p>0.0140109062194824</text:p>
              </table:table-cell>
              <table:table-cell office:value-type="float" office:value="0.0165743827819824">
                <text:p>0.0165743827819824</text:p>
              </table:table-cell>
              <table:table-cell office:value-type="float" office:value="0.0146096229553223">
                <text:p>0.014609622955322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150573253631592">
                <text:p>0.0150573253631592</text:p>
              </table:table-cell>
              <table:table-cell office:value-type="float" office:value="0.0176515579223633">
                <text:p>0.0176515579223633</text:p>
              </table:table-cell>
              <table:table-cell office:value-type="float" office:value="0.0159217357635498">
                <text:p>0.015921735763549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14845609664917">
                <text:p>0.014845609664917</text:p>
              </table:table-cell>
              <table:table-cell office:value-type="float" office:value="0.0170884132385254">
                <text:p>0.0170884132385254</text:p>
              </table:table-cell>
              <table:table-cell office:value-type="float" office:value="0.0154662728309631">
                <text:p>0.015466272830963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140187740325928">
                <text:p>0.0140187740325928</text:p>
              </table:table-cell>
              <table:table-cell office:value-type="float" office:value="0.0160517692565918">
                <text:p>0.0160517692565918</text:p>
              </table:table-cell>
              <table:table-cell office:value-type="float" office:value="0.0147148609161377">
                <text:p>0.014714860916137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143027305603027">
                <text:p>0.0143027305603027</text:p>
              </table:table-cell>
              <table:table-cell office:value-type="float" office:value="0.0166420936584473">
                <text:p>0.0166420936584473</text:p>
              </table:table-cell>
              <table:table-cell office:value-type="float" office:value="0.0149494290351868">
                <text:p>0.014949429035186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143511295318604">
                <text:p>0.0143511295318604</text:p>
              </table:table-cell>
              <table:table-cell office:value-type="float" office:value="0.016636848449707">
                <text:p>0.016636848449707</text:p>
              </table:table-cell>
              <table:table-cell office:value-type="float" office:value="0.0149456739425659">
                <text:p>0.014945673942565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140633583068848">
                <text:p>0.0140633583068848</text:p>
              </table:table-cell>
              <table:table-cell office:value-type="float" office:value="0.016096830368042">
                <text:p>0.016096830368042</text:p>
              </table:table-cell>
              <table:table-cell office:value-type="float" office:value="0.0145768761634827">
                <text:p>0.014576876163482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143067836761475">
                <text:p>0.0143067836761475</text:p>
              </table:table-cell>
              <table:table-cell office:value-type="float" office:value="0.0159580707550049">
                <text:p>0.0159580707550049</text:p>
              </table:table-cell>
              <table:table-cell office:value-type="float" office:value="0.014883029460907">
                <text:p>0.01488302946090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144729614257813">
                <text:p>0.0144729614257813</text:p>
              </table:table-cell>
              <table:table-cell office:value-type="float" office:value="0.0172390937805176">
                <text:p>0.0172390937805176</text:p>
              </table:table-cell>
              <table:table-cell office:value-type="float" office:value="0.0151478052139282">
                <text:p>0.015147805213928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148673057556152">
                <text:p>0.0148673057556152</text:p>
              </table:table-cell>
              <table:table-cell office:value-type="float" office:value="0.0173542499542236">
                <text:p>0.0173542499542236</text:p>
              </table:table-cell>
              <table:table-cell office:value-type="float" office:value="0.0156280755996704">
                <text:p>0.015628075599670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140354633331299">
                <text:p>0.0140354633331299</text:p>
              </table:table-cell>
              <table:table-cell office:value-type="float" office:value="0.0163521766662598">
                <text:p>0.0163521766662598</text:p>
              </table:table-cell>
              <table:table-cell office:value-type="float" office:value="0.0147653222084045">
                <text:p>0.014765322208404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15002965927124">
                <text:p>0.015002965927124</text:p>
              </table:table-cell>
              <table:table-cell office:value-type="float" office:value="0.0172185897827148">
                <text:p>0.0172185897827148</text:p>
              </table:table-cell>
              <table:table-cell office:value-type="float" office:value="0.0156533002853394">
                <text:p>0.015653300285339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14293909072876">
                <text:p>0.014293909072876</text:p>
              </table:table-cell>
              <table:table-cell office:value-type="float" office:value="0.0172412395477295">
                <text:p>0.0172412395477295</text:p>
              </table:table-cell>
              <table:table-cell office:value-type="float" office:value="0.0150841593742371">
                <text:p>0.015084159374237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14310359954834">
                <text:p>0.014310359954834</text:p>
              </table:table-cell>
              <table:table-cell office:value-type="float" office:value="0.0175366401672363">
                <text:p>0.0175366401672363</text:p>
              </table:table-cell>
              <table:table-cell office:value-type="float" office:value="0.0149578452110291">
                <text:p>0.014957845211029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143117904663086">
                <text:p>0.0143117904663086</text:p>
              </table:table-cell>
              <table:table-cell office:value-type="float" office:value="0.0187826156616211">
                <text:p>0.0187826156616211</text:p>
              </table:table-cell>
              <table:table-cell office:value-type="float" office:value="0.0149381160736084">
                <text:p>0.014938116073608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14338493347168">
                <text:p>0.014338493347168</text:p>
              </table:table-cell>
              <table:table-cell office:value-type="float" office:value="0.0176432132720947">
                <text:p>0.0176432132720947</text:p>
              </table:table-cell>
              <table:table-cell office:value-type="float" office:value="0.0150113224983215">
                <text:p>0.015011322498321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142302513122559">
                <text:p>0.0142302513122559</text:p>
              </table:table-cell>
              <table:table-cell office:value-type="float" office:value="0.0175745487213135">
                <text:p>0.0175745487213135</text:p>
              </table:table-cell>
              <table:table-cell office:value-type="float" office:value="0.0147894978523254">
                <text:p>0.014789497852325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149602890014648">
                <text:p>0.0149602890014648</text:p>
              </table:table-cell>
              <table:table-cell office:value-type="float" office:value="0.018627405166626">
                <text:p>0.018627405166626</text:p>
              </table:table-cell>
              <table:table-cell office:value-type="float" office:value="0.0159440755844116">
                <text:p>0.015944075584411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144031047821045">
                <text:p>0.0144031047821045</text:p>
              </table:table-cell>
              <table:table-cell office:value-type="float" office:value="0.0173838138580322">
                <text:p>0.0173838138580322</text:p>
              </table:table-cell>
              <table:table-cell office:value-type="float" office:value="0.0149503707885742">
                <text:p>0.014950370788574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152649879455566">
                <text:p>0.0152649879455566</text:p>
              </table:table-cell>
              <table:table-cell office:value-type="float" office:value="0.0175378322601318">
                <text:p>0.0175378322601318</text:p>
              </table:table-cell>
              <table:table-cell office:value-type="float" office:value="0.0159786224365234">
                <text:p>0.015978622436523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144932270050049">
                <text:p>0.0144932270050049</text:p>
              </table:table-cell>
              <table:table-cell office:value-type="float" office:value="0.0170645713806152">
                <text:p>0.0170645713806152</text:p>
              </table:table-cell>
              <table:table-cell office:value-type="float" office:value="0.0151767134666443">
                <text:p>0.015176713466644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146872997283936">
                <text:p>0.0146872997283936</text:p>
              </table:table-cell>
              <table:table-cell office:value-type="float" office:value="0.0168869495391846">
                <text:p>0.0168869495391846</text:p>
              </table:table-cell>
              <table:table-cell office:value-type="float" office:value="0.0151864767074585">
                <text:p>0.015186476707458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15857458114624">
                <text:p>0.015857458114624</text:p>
              </table:table-cell>
              <table:table-cell office:value-type="float" office:value="0.0181872844696045">
                <text:p>0.0181872844696045</text:p>
              </table:table-cell>
              <table:table-cell office:value-type="float" office:value="0.0166336059570313">
                <text:p>0.016633605957031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162060260772705">
                <text:p>0.0162060260772705</text:p>
              </table:table-cell>
              <table:table-cell office:value-type="float" office:value="0.0190439224243164">
                <text:p>0.0190439224243164</text:p>
              </table:table-cell>
              <table:table-cell office:value-type="float" office:value="0.017203950881958">
                <text:p>0.01720395088195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157909393310547">
                <text:p>0.0157909393310547</text:p>
              </table:table-cell>
              <table:table-cell office:value-type="float" office:value="0.0186028480529785">
                <text:p>0.0186028480529785</text:p>
              </table:table-cell>
              <table:table-cell office:value-type="float" office:value="0.0173766374588013">
                <text:p>0.017376637458801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151557922363281">
                <text:p>0.0151557922363281</text:p>
              </table:table-cell>
              <table:table-cell office:value-type="float" office:value="0.017716646194458">
                <text:p>0.017716646194458</text:p>
              </table:table-cell>
              <table:table-cell office:value-type="float" office:value="0.0158227205276489">
                <text:p>0.015822720527648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144436359405518">
                <text:p>0.0144436359405518</text:p>
              </table:table-cell>
              <table:table-cell office:value-type="float" office:value="0.0168111324310303">
                <text:p>0.0168111324310303</text:p>
              </table:table-cell>
              <table:table-cell office:value-type="float" office:value="0.0150426983833313">
                <text:p>0.01504269838333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144021511077881">
                <text:p>0.0144021511077881</text:p>
              </table:table-cell>
              <table:table-cell office:value-type="float" office:value="0.0163378715515137">
                <text:p>0.0163378715515137</text:p>
              </table:table-cell>
              <table:table-cell office:value-type="float" office:value="0.0150677919387817">
                <text:p>0.015067791938781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152204036712646">
                <text:p>0.0152204036712646</text:p>
              </table:table-cell>
              <table:table-cell office:value-type="float" office:value="0.0174739360809326">
                <text:p>0.0174739360809326</text:p>
              </table:table-cell>
              <table:table-cell office:value-type="float" office:value="0.0157547116279602">
                <text:p>0.015754711627960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151524543762207">
                <text:p>0.0151524543762207</text:p>
              </table:table-cell>
              <table:table-cell office:value-type="float" office:value="0.0176577568054199">
                <text:p>0.0176577568054199</text:p>
              </table:table-cell>
              <table:table-cell office:value-type="float" office:value="0.0156920909881592">
                <text:p>0.015692090988159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144000053405762">
                <text:p>0.0144000053405762</text:p>
              </table:table-cell>
              <table:table-cell office:value-type="float" office:value="0.0169193744659424">
                <text:p>0.0169193744659424</text:p>
              </table:table-cell>
              <table:table-cell office:value-type="float" office:value="0.0149752259254456">
                <text:p>0.014975225925445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153207778930664">
                <text:p>0.0153207778930664</text:p>
              </table:table-cell>
              <table:table-cell office:value-type="float" office:value="0.0177428722381592">
                <text:p>0.0177428722381592</text:p>
              </table:table-cell>
              <table:table-cell office:value-type="float" office:value="0.0161088705062866">
                <text:p>0.016108870506286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147619247436523">
                <text:p>0.0147619247436523</text:p>
              </table:table-cell>
              <table:table-cell office:value-type="float" office:value="0.0175988674163818">
                <text:p>0.0175988674163818</text:p>
              </table:table-cell>
              <table:table-cell office:value-type="float" office:value="0.0156252264976501">
                <text:p>0.015625226497650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152337551116943">
                <text:p>0.0152337551116943</text:p>
              </table:table-cell>
              <table:table-cell office:value-type="float" office:value="0.018486499786377">
                <text:p>0.018486499786377</text:p>
              </table:table-cell>
              <table:table-cell office:value-type="float" office:value="0.0158882617950439">
                <text:p>0.015888261795043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145435333251953">
                <text:p>0.0145435333251953</text:p>
              </table:table-cell>
              <table:table-cell office:value-type="float" office:value="0.0172135829925537">
                <text:p>0.0172135829925537</text:p>
              </table:table-cell>
              <table:table-cell office:value-type="float" office:value="0.0152696013450623">
                <text:p>0.015269601345062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145885944366455">
                <text:p>0.0145885944366455</text:p>
              </table:table-cell>
              <table:table-cell office:value-type="float" office:value="0.0172355175018311">
                <text:p>0.0172355175018311</text:p>
              </table:table-cell>
              <table:table-cell office:value-type="float" office:value="0.0150627374649048">
                <text:p>0.015062737464904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153508186340332">
                <text:p>0.0153508186340332</text:p>
              </table:table-cell>
              <table:table-cell office:value-type="float" office:value="0.0180339813232422">
                <text:p>0.0180339813232422</text:p>
              </table:table-cell>
              <table:table-cell office:value-type="float" office:value="0.0159587860107422">
                <text:p>0.01595878601074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147702693939209">
                <text:p>0.0147702693939209</text:p>
              </table:table-cell>
              <table:table-cell office:value-type="float" office:value="0.0172755718231201">
                <text:p>0.0172755718231201</text:p>
              </table:table-cell>
              <table:table-cell office:value-type="float" office:value="0.015217936038971">
                <text:p>0.01521793603897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152537822723389">
                <text:p>0.0152537822723389</text:p>
              </table:table-cell>
              <table:table-cell office:value-type="float" office:value="0.0176832675933838">
                <text:p>0.0176832675933838</text:p>
              </table:table-cell>
              <table:table-cell office:value-type="float" office:value="0.0157838582992554">
                <text:p>0.015783858299255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146331787109375">
                <text:p>0.0146331787109375</text:p>
              </table:table-cell>
              <table:table-cell office:value-type="float" office:value="0.0167760848999023">
                <text:p>0.0167760848999023</text:p>
              </table:table-cell>
              <table:table-cell office:value-type="float" office:value="0.015224814414978">
                <text:p>0.01522481441497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154280662536621">
                <text:p>0.0154280662536621</text:p>
              </table:table-cell>
              <table:table-cell office:value-type="float" office:value="0.0179409980773926">
                <text:p>0.0179409980773926</text:p>
              </table:table-cell>
              <table:table-cell office:value-type="float" office:value="0.0160412907600403">
                <text:p>0.016041290760040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147583484649658">
                <text:p>0.0147583484649658</text:p>
              </table:table-cell>
              <table:table-cell office:value-type="float" office:value="0.0165243148803711">
                <text:p>0.0165243148803711</text:p>
              </table:table-cell>
              <table:table-cell office:value-type="float" office:value="0.0153325200080872">
                <text:p>0.01533252000808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146186351776123">
                <text:p>0.0146186351776123</text:p>
              </table:table-cell>
              <table:table-cell office:value-type="float" office:value="0.0172188282012939">
                <text:p>0.0172188282012939</text:p>
              </table:table-cell>
              <table:table-cell office:value-type="float" office:value="0.0153570652008057">
                <text:p>0.015357065200805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154767036437988">
                <text:p>0.0154767036437988</text:p>
              </table:table-cell>
              <table:table-cell office:value-type="float" office:value="0.0176692008972168">
                <text:p>0.0176692008972168</text:p>
              </table:table-cell>
              <table:table-cell office:value-type="float" office:value="0.0160189270973206">
                <text:p>0.016018927097320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150229930877686">
                <text:p>0.0150229930877686</text:p>
              </table:table-cell>
              <table:table-cell office:value-type="float" office:value="0.0170059204101563">
                <text:p>0.0170059204101563</text:p>
              </table:table-cell>
              <table:table-cell office:value-type="float" office:value="0.0155985474586487">
                <text:p>0.015598547458648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147085189819336">
                <text:p>0.0147085189819336</text:p>
              </table:table-cell>
              <table:table-cell office:value-type="float" office:value="0.0169682502746582">
                <text:p>0.0169682502746582</text:p>
              </table:table-cell>
              <table:table-cell office:value-type="float" office:value="0.0153434991836548">
                <text:p>0.015343499183654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154993534088135">
                <text:p>0.0154993534088135</text:p>
              </table:table-cell>
              <table:table-cell office:value-type="float" office:value="0.0174703598022461">
                <text:p>0.0174703598022461</text:p>
              </table:table-cell>
              <table:table-cell office:value-type="float" office:value="0.0161301970481873">
                <text:p>0.016130197048187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155062675476074">
                <text:p>0.0155062675476074</text:p>
              </table:table-cell>
              <table:table-cell office:value-type="float" office:value="0.0181193351745606">
                <text:p>0.0181193351745606</text:p>
              </table:table-cell>
              <table:table-cell office:value-type="float" office:value="0.0162256240844727">
                <text:p>0.016225624084472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144760608673096">
                <text:p>0.0144760608673096</text:p>
              </table:table-cell>
              <table:table-cell office:value-type="float" office:value="0.0168437957763672">
                <text:p>0.0168437957763672</text:p>
              </table:table-cell>
              <table:table-cell office:value-type="float" office:value="0.0151366591453552">
                <text:p>0.015136659145355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156879425048828">
                <text:p>0.0156879425048828</text:p>
              </table:table-cell>
              <table:table-cell office:value-type="float" office:value="0.0179445743560791">
                <text:p>0.0179445743560791</text:p>
              </table:table-cell>
              <table:table-cell office:value-type="float" office:value="0.0162455081939697">
                <text:p>0.016245508193969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156209468841553">
                <text:p>0.0156209468841553</text:p>
              </table:table-cell>
              <table:table-cell office:value-type="float" office:value="0.0181927680969238">
                <text:p>0.0181927680969238</text:p>
              </table:table-cell>
              <table:table-cell office:value-type="float" office:value="0.0164905548095703">
                <text:p>0.016490554809570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155434608459473">
                <text:p>0.0155434608459473</text:p>
              </table:table-cell>
              <table:table-cell office:value-type="float" office:value="0.0174319744110107">
                <text:p>0.0174319744110107</text:p>
              </table:table-cell>
              <table:table-cell office:value-type="float" office:value="0.0159928798675537">
                <text:p>0.015992879867553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148816108703613">
                <text:p>0.0148816108703613</text:p>
              </table:table-cell>
              <table:table-cell office:value-type="float" office:value="0.0167245864868164">
                <text:p>0.0167245864868164</text:p>
              </table:table-cell>
              <table:table-cell office:value-type="float" office:value="0.0153753280639648">
                <text:p>0.015375328063964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154931545257568">
                <text:p>0.0154931545257568</text:p>
              </table:table-cell>
              <table:table-cell office:value-type="float" office:value="0.0179803371429443">
                <text:p>0.0179803371429443</text:p>
              </table:table-cell>
              <table:table-cell office:value-type="float" office:value="0.0161988615989685">
                <text:p>0.016198861598968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147910118103027">
                <text:p>0.0147910118103027</text:p>
              </table:table-cell>
              <table:table-cell office:value-type="float" office:value="0.0171566009521484">
                <text:p>0.0171566009521484</text:p>
              </table:table-cell>
              <table:table-cell office:value-type="float" office:value="0.0153026819229126">
                <text:p>0.015302681922912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156295299530029">
                <text:p>0.0156295299530029</text:p>
              </table:table-cell>
              <table:table-cell office:value-type="float" office:value="0.0176277160644531">
                <text:p>0.0176277160644531</text:p>
              </table:table-cell>
              <table:table-cell office:value-type="float" office:value="0.0163007855415344">
                <text:p>0.016300785541534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150878429412842">
                <text:p>0.0150878429412842</text:p>
              </table:table-cell>
              <table:table-cell office:value-type="float" office:value="0.0168023109436035">
                <text:p>0.0168023109436035</text:p>
              </table:table-cell>
              <table:table-cell office:value-type="float" office:value="0.0155523657798767">
                <text:p>0.015552365779876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147078037261963">
                <text:p>0.0147078037261963</text:p>
              </table:table-cell>
              <table:table-cell office:value-type="float" office:value="0.0180277824401856">
                <text:p>0.0180277824401856</text:p>
              </table:table-cell>
              <table:table-cell office:value-type="float" office:value="0.0154432773590088">
                <text:p>0.015443277359008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1509690284729">
                <text:p>0.01509690284729</text:p>
              </table:table-cell>
              <table:table-cell office:value-type="float" office:value="0.0169486999511719">
                <text:p>0.0169486999511719</text:p>
              </table:table-cell>
              <table:table-cell office:value-type="float" office:value="0.0157047629356384">
                <text:p>0.015704762935638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155434608459473">
                <text:p>0.0155434608459473</text:p>
              </table:table-cell>
              <table:table-cell office:value-type="float" office:value="0.0184357166290283">
                <text:p>0.0184357166290283</text:p>
              </table:table-cell>
              <table:table-cell office:value-type="float" office:value="0.0161278009414673">
                <text:p>0.016127800941467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149462223052979">
                <text:p>0.0149462223052979</text:p>
              </table:table-cell>
              <table:table-cell office:value-type="float" office:value="0.0172054767608643">
                <text:p>0.0172054767608643</text:p>
              </table:table-cell>
              <table:table-cell office:value-type="float" office:value="0.0155110836029053">
                <text:p>0.015511083602905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150253772735596">
                <text:p>0.0150253772735596</text:p>
              </table:table-cell>
              <table:table-cell office:value-type="float" office:value="0.0175483226776123">
                <text:p>0.0175483226776123</text:p>
              </table:table-cell>
              <table:table-cell office:value-type="float" office:value="0.0157421112060547">
                <text:p>0.015742111206054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150318145751953">
                <text:p>0.0150318145751953</text:p>
              </table:table-cell>
              <table:table-cell office:value-type="float" office:value="0.0172164440155029">
                <text:p>0.0172164440155029</text:p>
              </table:table-cell>
              <table:table-cell office:value-type="float" office:value="0.0155417799949646">
                <text:p>0.015541779994964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159032344818115">
                <text:p>0.0159032344818115</text:p>
              </table:table-cell>
              <table:table-cell office:value-type="float" office:value="0.0180175304412842">
                <text:p>0.0180175304412842</text:p>
              </table:table-cell>
              <table:table-cell office:value-type="float" office:value="0.0162889122962952">
                <text:p>0.016288912296295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149886608123779">
                <text:p>0.0149886608123779</text:p>
              </table:table-cell>
              <table:table-cell office:value-type="float" office:value="0.0170204639434814">
                <text:p>0.0170204639434814</text:p>
              </table:table-cell>
              <table:table-cell office:value-type="float" office:value="0.0154663920402527">
                <text:p>0.015466392040252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150279998779297">
                <text:p>0.0150279998779297</text:p>
              </table:table-cell>
              <table:table-cell office:value-type="float" office:value="0.0178983211517334">
                <text:p>0.0178983211517334</text:p>
              </table:table-cell>
              <table:table-cell office:value-type="float" office:value="0.0156024575233459">
                <text:p>0.015602457523345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151324272155762">
                <text:p>0.0151324272155762</text:p>
              </table:table-cell>
              <table:table-cell office:value-type="float" office:value="0.0173652172088623">
                <text:p>0.0173652172088623</text:p>
              </table:table-cell>
              <table:table-cell office:value-type="float" office:value="0.0156255960464478">
                <text:p>0.015625596046447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156705379486084">
                <text:p>0.0156705379486084</text:p>
              </table:table-cell>
              <table:table-cell office:value-type="float" office:value="0.0181870460510254">
                <text:p>0.0181870460510254</text:p>
              </table:table-cell>
              <table:table-cell office:value-type="float" office:value="0.0162175416946411">
                <text:p>0.016217541694641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149705410003662">
                <text:p>0.0149705410003662</text:p>
              </table:table-cell>
              <table:table-cell office:value-type="float" office:value="0.0166966915130615">
                <text:p>0.0166966915130615</text:p>
              </table:table-cell>
              <table:table-cell office:value-type="float" office:value="0.0155234932899475">
                <text:p>0.015523493289947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156426429748535">
                <text:p>0.0156426429748535</text:p>
              </table:table-cell>
              <table:table-cell office:value-type="float" office:value="0.0191576480865479">
                <text:p>0.0191576480865479</text:p>
              </table:table-cell>
              <table:table-cell office:value-type="float" office:value="0.0162821769714355">
                <text:p>0.016282176971435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157694816589356">
                <text:p>0.0157694816589356</text:p>
              </table:table-cell>
              <table:table-cell office:value-type="float" office:value="0.0177295207977295">
                <text:p>0.0177295207977295</text:p>
              </table:table-cell>
              <table:table-cell office:value-type="float" office:value="0.0165013432502747">
                <text:p>0.01650134325027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160622596740723">
                <text:p>0.0160622596740723</text:p>
              </table:table-cell>
              <table:table-cell office:value-type="float" office:value="0.0179262161254883">
                <text:p>0.0179262161254883</text:p>
              </table:table-cell>
              <table:table-cell office:value-type="float" office:value="0.0166959285736084">
                <text:p>0.016695928573608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158674716949463">
                <text:p>0.0158674716949463</text:p>
              </table:table-cell>
              <table:table-cell office:value-type="float" office:value="0.0185506343841553">
                <text:p>0.0185506343841553</text:p>
              </table:table-cell>
              <table:table-cell office:value-type="float" office:value="0.0168425917625427">
                <text:p>0.016842591762542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152511596679688">
                <text:p>0.0152511596679688</text:p>
              </table:table-cell>
              <table:table-cell office:value-type="float" office:value="0.0172724723815918">
                <text:p>0.0172724723815918</text:p>
              </table:table-cell>
              <table:table-cell office:value-type="float" office:value="0.0157769322395325">
                <text:p>0.015776932239532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151431560516357">
                <text:p>0.0151431560516357</text:p>
              </table:table-cell>
              <table:table-cell office:value-type="float" office:value="0.0174775123596191">
                <text:p>0.0174775123596191</text:p>
              </table:table-cell>
              <table:table-cell office:value-type="float" office:value="0.0160483479499817">
                <text:p>0.016048347949981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159523487091064">
                <text:p>0.0159523487091064</text:p>
              </table:table-cell>
              <table:table-cell office:value-type="float" office:value="0.0184280872344971">
                <text:p>0.0184280872344971</text:p>
              </table:table-cell>
              <table:table-cell office:value-type="float" office:value="0.0165542840957642">
                <text:p>0.016554284095764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15878438949585">
                <text:p>0.015878438949585</text:p>
              </table:table-cell>
              <table:table-cell office:value-type="float" office:value="0.018218994140625">
                <text:p>0.018218994140625</text:p>
              </table:table-cell>
              <table:table-cell office:value-type="float" office:value="0.016455864906311">
                <text:p>0.01645586490631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152437686920166">
                <text:p>0.0152437686920166</text:p>
              </table:table-cell>
              <table:table-cell office:value-type="float" office:value="0.0174713134765625">
                <text:p>0.0174713134765625</text:p>
              </table:table-cell>
              <table:table-cell office:value-type="float" office:value="0.0159128189086914">
                <text:p>0.015912818908691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159332752227783">
                <text:p>0.0159332752227783</text:p>
              </table:table-cell>
              <table:table-cell office:value-type="float" office:value="0.0179080963134766">
                <text:p>0.0179080963134766</text:p>
              </table:table-cell>
              <table:table-cell office:value-type="float" office:value="0.0165052056312561">
                <text:p>0.016505205631256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156745910644531">
                <text:p>0.0156745910644531</text:p>
              </table:table-cell>
              <table:table-cell office:value-type="float" office:value="0.0181961059570313">
                <text:p>0.0181961059570313</text:p>
              </table:table-cell>
              <table:table-cell office:value-type="float" office:value="0.016233491897583">
                <text:p>0.01623349189758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159165859222412">
                <text:p>0.0159165859222412</text:p>
              </table:table-cell>
              <table:table-cell office:value-type="float" office:value="0.0186011791229248">
                <text:p>0.0186011791229248</text:p>
              </table:table-cell>
              <table:table-cell office:value-type="float" office:value="0.016555655002594">
                <text:p>0.01655565500259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160455703735352">
                <text:p>0.0160455703735352</text:p>
              </table:table-cell>
              <table:table-cell office:value-type="float" office:value="0.018157958984375">
                <text:p>0.018157958984375</text:p>
              </table:table-cell>
              <table:table-cell office:value-type="float" office:value="0.0164642214775085">
                <text:p>0.016464221477508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158607959747314">
                <text:p>0.0158607959747314</text:p>
              </table:table-cell>
              <table:table-cell office:value-type="float" office:value="0.017852783203125">
                <text:p>0.017852783203125</text:p>
              </table:table-cell>
              <table:table-cell office:value-type="float" office:value="0.0164482355117798">
                <text:p>0.016448235511779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149679183959961">
                <text:p>0.0149679183959961</text:p>
              </table:table-cell>
              <table:table-cell office:value-type="float" office:value="0.0174996852874756">
                <text:p>0.0174996852874756</text:p>
              </table:table-cell>
              <table:table-cell office:value-type="float" office:value="0.0158078789710999">
                <text:p>0.015807878971099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152354240417481">
                <text:p>0.0152354240417481</text:p>
              </table:table-cell>
              <table:table-cell office:value-type="float" office:value="0.0206806659698486">
                <text:p>0.0206806659698486</text:p>
              </table:table-cell>
              <table:table-cell office:value-type="float" office:value="0.016491162776947">
                <text:p>0.01649116277694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15444278717041">
                <text:p>0.015444278717041</text:p>
              </table:table-cell>
              <table:table-cell office:value-type="float" office:value="0.01755690574646">
                <text:p>0.01755690574646</text:p>
              </table:table-cell>
              <table:table-cell office:value-type="float" office:value="0.0159745454788208">
                <text:p>0.015974545478820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161032676696777">
                <text:p>0.0161032676696777</text:p>
              </table:table-cell>
              <table:table-cell office:value-type="float" office:value="0.0183570384979248">
                <text:p>0.0183570384979248</text:p>
              </table:table-cell>
              <table:table-cell office:value-type="float" office:value="0.0170210719108582">
                <text:p>0.017021071910858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150876045227051">
                <text:p>0.0150876045227051</text:p>
              </table:table-cell>
              <table:table-cell office:value-type="float" office:value="0.0171749591827393">
                <text:p>0.0171749591827393</text:p>
              </table:table-cell>
              <table:table-cell office:value-type="float" office:value="0.0156410694122314">
                <text:p>0.015641069412231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157341957092285">
                <text:p>0.0157341957092285</text:p>
              </table:table-cell>
              <table:table-cell office:value-type="float" office:value="0.0173935890197754">
                <text:p>0.0173935890197754</text:p>
              </table:table-cell>
              <table:table-cell office:value-type="float" office:value="0.0163514375686646">
                <text:p>0.016351437568664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154459476470947">
                <text:p>0.0154459476470947</text:p>
              </table:table-cell>
              <table:table-cell office:value-type="float" office:value="0.0178616046905518">
                <text:p>0.0178616046905518</text:p>
              </table:table-cell>
              <table:table-cell office:value-type="float" office:value="0.0162472367286682">
                <text:p>0.016247236728668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164163112640381">
                <text:p>0.0164163112640381</text:p>
              </table:table-cell>
              <table:table-cell office:value-type="float" office:value="0.018674373626709">
                <text:p>0.018674373626709</text:p>
              </table:table-cell>
              <table:table-cell office:value-type="float" office:value="0.0170907378196716">
                <text:p>0.017090737819671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155282020568848">
                <text:p>0.0155282020568848</text:p>
              </table:table-cell>
              <table:table-cell office:value-type="float" office:value="0.0176072120666504">
                <text:p>0.0176072120666504</text:p>
              </table:table-cell>
              <table:table-cell office:value-type="float" office:value="0.0162973761558533">
                <text:p>0.016297376155853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15495777130127">
                <text:p>0.015495777130127</text:p>
              </table:table-cell>
              <table:table-cell office:value-type="float" office:value="0.0180270671844482">
                <text:p>0.0180270671844482</text:p>
              </table:table-cell>
              <table:table-cell office:value-type="float" office:value="0.0162644028663635">
                <text:p>0.016264402866363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153770446777344">
                <text:p>0.0153770446777344</text:p>
              </table:table-cell>
              <table:table-cell office:value-type="float" office:value="0.0177760124206543">
                <text:p>0.0177760124206543</text:p>
              </table:table-cell>
              <table:table-cell office:value-type="float" office:value="0.016037917137146">
                <text:p>0.01603791713714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152394771575928">
                <text:p>0.0152394771575928</text:p>
              </table:table-cell>
              <table:table-cell office:value-type="float" office:value="0.0174047946929932">
                <text:p>0.0174047946929932</text:p>
              </table:table-cell>
              <table:table-cell office:value-type="float" office:value="0.0158630609512329">
                <text:p>0.015863060951232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155355930328369">
                <text:p>0.0155355930328369</text:p>
              </table:table-cell>
              <table:table-cell office:value-type="float" office:value="0.0176377296447754">
                <text:p>0.0176377296447754</text:p>
              </table:table-cell>
              <table:table-cell office:value-type="float" office:value="0.0164133310317993">
                <text:p>0.016413331031799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154399871826172">
                <text:p>0.0154399871826172</text:p>
              </table:table-cell>
              <table:table-cell office:value-type="float" office:value="0.0180408954620361">
                <text:p>0.0180408954620361</text:p>
              </table:table-cell>
              <table:table-cell office:value-type="float" office:value="0.0163239479064941">
                <text:p>0.016323947906494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153281688690186">
                <text:p>0.0153281688690186</text:p>
              </table:table-cell>
              <table:table-cell office:value-type="float" office:value="0.0177061557769775">
                <text:p>0.0177061557769775</text:p>
              </table:table-cell>
              <table:table-cell office:value-type="float" office:value="0.0159525156021118">
                <text:p>0.015952515602111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153355598449707">
                <text:p>0.0153355598449707</text:p>
              </table:table-cell>
              <table:table-cell office:value-type="float" office:value="0.0180268287658691">
                <text:p>0.0180268287658691</text:p>
              </table:table-cell>
              <table:table-cell office:value-type="float" office:value="0.0161351323127747">
                <text:p>0.016135132312774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162787437438965">
                <text:p>0.0162787437438965</text:p>
              </table:table-cell>
              <table:table-cell office:value-type="float" office:value="0.019352912902832">
                <text:p>0.019352912902832</text:p>
              </table:table-cell>
              <table:table-cell office:value-type="float" office:value="0.0169044017791748">
                <text:p>0.016904401779174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15305757522583">
                <text:p>0.015305757522583</text:p>
              </table:table-cell>
              <table:table-cell office:value-type="float" office:value="0.0177414417266846">
                <text:p>0.0177414417266846</text:p>
              </table:table-cell>
              <table:table-cell office:value-type="float" office:value="0.0160008311271667">
                <text:p>0.016000831127166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156650543212891">
                <text:p>0.0156650543212891</text:p>
              </table:table-cell>
              <table:table-cell office:value-type="float" office:value="0.0176799297332764">
                <text:p>0.0176799297332764</text:p>
              </table:table-cell>
              <table:table-cell office:value-type="float" office:value="0.0162107706069946">
                <text:p>0.016210770606994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156209468841553">
                <text:p>0.0156209468841553</text:p>
              </table:table-cell>
              <table:table-cell office:value-type="float" office:value="0.0182704925537109">
                <text:p>0.0182704925537109</text:p>
              </table:table-cell>
              <table:table-cell office:value-type="float" office:value="0.0161433100700378">
                <text:p>0.016143310070037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153684616088867">
                <text:p>0.0153684616088867</text:p>
              </table:table-cell>
              <table:table-cell office:value-type="float" office:value="0.0176458358764648">
                <text:p>0.0176458358764648</text:p>
              </table:table-cell>
              <table:table-cell office:value-type="float" office:value="0.0160510182380676">
                <text:p>0.016051018238067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156464576721191">
                <text:p>0.0156464576721191</text:p>
              </table:table-cell>
              <table:table-cell office:value-type="float" office:value="0.0183694362640381">
                <text:p>0.0183694362640381</text:p>
              </table:table-cell>
              <table:table-cell office:value-type="float" office:value="0.0163683533668518">
                <text:p>0.016368353366851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1662278175354">
                <text:p>0.01662278175354</text:p>
              </table:table-cell>
              <table:table-cell office:value-type="float" office:value="0.0200135707855225">
                <text:p>0.0200135707855225</text:p>
              </table:table-cell>
              <table:table-cell office:value-type="float" office:value="0.0173329830169678">
                <text:p>0.017332983016967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164430141448975">
                <text:p>0.0164430141448975</text:p>
              </table:table-cell>
              <table:table-cell office:value-type="float" office:value="0.0192961692810059">
                <text:p>0.0192961692810059</text:p>
              </table:table-cell>
              <table:table-cell office:value-type="float" office:value="0.0171717524528503">
                <text:p>0.017171752452850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168583393096924">
                <text:p>0.0168583393096924</text:p>
              </table:table-cell>
              <table:table-cell office:value-type="float" office:value="0.0191671848297119">
                <text:p>0.0191671848297119</text:p>
              </table:table-cell>
              <table:table-cell office:value-type="float" office:value="0.0175212621688843">
                <text:p>0.017521262168884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165681838989258">
                <text:p>0.0165681838989258</text:p>
              </table:table-cell>
              <table:table-cell office:value-type="float" office:value="0.0204317569732666">
                <text:p>0.0204317569732666</text:p>
              </table:table-cell>
              <table:table-cell office:value-type="float" office:value="0.0174460291862488">
                <text:p>0.017446029186248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156416893005371">
                <text:p>0.0156416893005371</text:p>
              </table:table-cell>
              <table:table-cell office:value-type="float" office:value="0.0179805755615234">
                <text:p>0.0179805755615234</text:p>
              </table:table-cell>
              <table:table-cell office:value-type="float" office:value="0.016260552406311">
                <text:p>0.01626055240631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163979530334473">
                <text:p>0.0163979530334473</text:p>
              </table:table-cell>
              <table:table-cell office:value-type="float" office:value="0.0184860229492188">
                <text:p>0.0184860229492188</text:p>
              </table:table-cell>
              <table:table-cell office:value-type="float" office:value="0.0170501232147217">
                <text:p>0.017050123214721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159173011779785">
                <text:p>0.0159173011779785</text:p>
              </table:table-cell>
              <table:table-cell office:value-type="float" office:value="0.0184867382049561">
                <text:p>0.0184867382049561</text:p>
              </table:table-cell>
              <table:table-cell office:value-type="float" office:value="0.0165047764778137">
                <text:p>0.016504776477813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156722068786621">
                <text:p>0.0156722068786621</text:p>
              </table:table-cell>
              <table:table-cell office:value-type="float" office:value="0.0179390907287598">
                <text:p>0.0179390907287598</text:p>
              </table:table-cell>
              <table:table-cell office:value-type="float" office:value="0.0161139726638794">
                <text:p>0.016113972663879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165789127349854">
                <text:p>0.0165789127349854</text:p>
              </table:table-cell>
              <table:table-cell office:value-type="float" office:value="0.0187404155731201">
                <text:p>0.0187404155731201</text:p>
              </table:table-cell>
              <table:table-cell office:value-type="float" office:value="0.0170903444290161">
                <text:p>0.017090344429016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165495872497559">
                <text:p>0.0165495872497559</text:p>
              </table:table-cell>
              <table:table-cell office:value-type="float" office:value="0.0192146301269531">
                <text:p>0.0192146301269531</text:p>
              </table:table-cell>
              <table:table-cell office:value-type="float" office:value="0.0171584844589233">
                <text:p>0.017158484458923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157122611999512">
                <text:p>0.0157122611999512</text:p>
              </table:table-cell>
              <table:table-cell office:value-type="float" office:value="0.0181777477264404">
                <text:p>0.0181777477264404</text:p>
              </table:table-cell>
              <table:table-cell office:value-type="float" office:value="0.016308057308197">
                <text:p>0.01630805730819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157227516174316">
                <text:p>0.0157227516174316</text:p>
              </table:table-cell>
              <table:table-cell office:value-type="float" office:value="0.0180680751800537">
                <text:p>0.0180680751800537</text:p>
              </table:table-cell>
              <table:table-cell office:value-type="float" office:value="0.0165798187255859">
                <text:p>0.016579818725585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156710147857666">
                <text:p>0.0156710147857666</text:p>
              </table:table-cell>
              <table:table-cell office:value-type="float" office:value="0.0184900760650635">
                <text:p>0.0184900760650635</text:p>
              </table:table-cell>
              <table:table-cell office:value-type="float" office:value="0.0162757158279419">
                <text:p>0.016275715827941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156843662261963">
                <text:p>0.0156843662261963</text:p>
              </table:table-cell>
              <table:table-cell office:value-type="float" office:value="0.0179092884063721">
                <text:p>0.0179092884063721</text:p>
              </table:table-cell>
              <table:table-cell office:value-type="float" office:value="0.0162918090820313">
                <text:p>0.016291809082031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165109634399414">
                <text:p>0.0165109634399414</text:p>
              </table:table-cell>
              <table:table-cell office:value-type="float" office:value="0.0192480087280273">
                <text:p>0.0192480087280273</text:p>
              </table:table-cell>
              <table:table-cell office:value-type="float" office:value="0.0171645522117615">
                <text:p>0.017164552211761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167193412780762">
                <text:p>0.0167193412780762</text:p>
              </table:table-cell>
              <table:table-cell office:value-type="float" office:value="0.0187933444976807">
                <text:p>0.0187933444976807</text:p>
              </table:table-cell>
              <table:table-cell office:value-type="float" office:value="0.0174837827682495">
                <text:p>0.017483782768249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156023502349854">
                <text:p>0.0156023502349854</text:p>
              </table:table-cell>
              <table:table-cell office:value-type="float" office:value="0.0175719261169434">
                <text:p>0.0175719261169434</text:p>
              </table:table-cell>
              <table:table-cell office:value-type="float" office:value="0.0162286400794983">
                <text:p>0.016228640079498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158846378326416">
                <text:p>0.0158846378326416</text:p>
              </table:table-cell>
              <table:table-cell office:value-type="float" office:value="0.0180749893188477">
                <text:p>0.0180749893188477</text:p>
              </table:table-cell>
              <table:table-cell office:value-type="float" office:value="0.0164092063903809">
                <text:p>0.016409206390380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167262554168701">
                <text:p>0.0167262554168701</text:p>
              </table:table-cell>
              <table:table-cell office:value-type="float" office:value="0.0191283226013184">
                <text:p>0.0191283226013184</text:p>
              </table:table-cell>
              <table:table-cell office:value-type="float" office:value="0.0174874305725098">
                <text:p>0.017487430572509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170931816101074">
                <text:p>0.0170931816101074</text:p>
              </table:table-cell>
              <table:table-cell office:value-type="float" office:value="0.0191745758056641">
                <text:p>0.0191745758056641</text:p>
              </table:table-cell>
              <table:table-cell office:value-type="float" office:value="0.0175498247146606">
                <text:p>0.017549824714660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160431861877441">
                <text:p>0.0160431861877441</text:p>
              </table:table-cell>
              <table:table-cell office:value-type="float" office:value="0.0184326171875">
                <text:p>0.0184326171875</text:p>
              </table:table-cell>
              <table:table-cell office:value-type="float" office:value="0.0169627904891968">
                <text:p>0.016962790489196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160472393035889">
                <text:p>0.0160472393035889</text:p>
              </table:table-cell>
              <table:table-cell office:value-type="float" office:value="0.0177290439605713">
                <text:p>0.0177290439605713</text:p>
              </table:table-cell>
              <table:table-cell office:value-type="float" office:value="0.0168153405189514">
                <text:p>0.016815340518951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159156322479248">
                <text:p>0.0159156322479248</text:p>
              </table:table-cell>
              <table:table-cell office:value-type="float" office:value="0.0179963111877441">
                <text:p>0.0179963111877441</text:p>
              </table:table-cell>
              <table:table-cell office:value-type="float" office:value="0.0165231466293335">
                <text:p>0.016523146629333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169210433959961">
                <text:p>0.0169210433959961</text:p>
              </table:table-cell>
              <table:table-cell office:value-type="float" office:value="0.0189254283905029">
                <text:p>0.0189254283905029</text:p>
              </table:table-cell>
              <table:table-cell office:value-type="float" office:value="0.0176242232322693">
                <text:p>0.017624223232269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157637596130371">
                <text:p>0.0157637596130371</text:p>
              </table:table-cell>
              <table:table-cell office:value-type="float" office:value="0.017902135848999">
                <text:p>0.017902135848999</text:p>
              </table:table-cell>
              <table:table-cell office:value-type="float" office:value="0.0164364099502564">
                <text:p>0.016436409950256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16775369644165">
                <text:p>0.016775369644165</text:p>
              </table:table-cell>
              <table:table-cell office:value-type="float" office:value="0.0192267894744873">
                <text:p>0.0192267894744873</text:p>
              </table:table-cell>
              <table:table-cell office:value-type="float" office:value="0.017481529712677">
                <text:p>0.01748152971267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161449909210205">
                <text:p>0.0161449909210205</text:p>
              </table:table-cell>
              <table:table-cell office:value-type="float" office:value="0.0183072090148926">
                <text:p>0.0183072090148926</text:p>
              </table:table-cell>
              <table:table-cell office:value-type="float" office:value="0.0166670918464661">
                <text:p>0.016667091846466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169823169708252">
                <text:p>0.0169823169708252</text:p>
              </table:table-cell>
              <table:table-cell office:value-type="float" office:value="0.0191597938537598">
                <text:p>0.0191597938537598</text:p>
              </table:table-cell>
              <table:table-cell office:value-type="float" office:value="0.0175243258476257">
                <text:p>0.017524325847625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166773796081543">
                <text:p>0.0166773796081543</text:p>
              </table:table-cell>
              <table:table-cell office:value-type="float" office:value="0.0192115306854248">
                <text:p>0.0192115306854248</text:p>
              </table:table-cell>
              <table:table-cell office:value-type="float" office:value="0.0176756858825684">
                <text:p>0.017675685882568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160551071166992">
                <text:p>0.0160551071166992</text:p>
              </table:table-cell>
              <table:table-cell office:value-type="float" office:value="0.0187110900878906">
                <text:p>0.0187110900878906</text:p>
              </table:table-cell>
              <table:table-cell office:value-type="float" office:value="0.016766369342804">
                <text:p>0.01676636934280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165302753448486">
                <text:p>0.0165302753448486</text:p>
              </table:table-cell>
              <table:table-cell office:value-type="float" office:value="0.0190062522888184">
                <text:p>0.0190062522888184</text:p>
              </table:table-cell>
              <table:table-cell office:value-type="float" office:value="0.0171853303909302">
                <text:p>0.017185330390930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167543888092041">
                <text:p>0.0167543888092041</text:p>
              </table:table-cell>
              <table:table-cell office:value-type="float" office:value="0.01951003074646">
                <text:p>0.01951003074646</text:p>
              </table:table-cell>
              <table:table-cell office:value-type="float" office:value="0.0175316691398621">
                <text:p>0.017531669139862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159347057342529">
                <text:p>0.0159347057342529</text:p>
              </table:table-cell>
              <table:table-cell office:value-type="float" office:value="0.0187821388244629">
                <text:p>0.0187821388244629</text:p>
              </table:table-cell>
              <table:table-cell office:value-type="float" office:value="0.0166355848312378">
                <text:p>0.016635584831237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167198181152344">
                <text:p>0.0167198181152344</text:p>
              </table:table-cell>
              <table:table-cell office:value-type="float" office:value="0.0192911624908447">
                <text:p>0.0192911624908447</text:p>
              </table:table-cell>
              <table:table-cell office:value-type="float" office:value="0.0175238132476807">
                <text:p>0.017523813247680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166995525360107">
                <text:p>0.0166995525360107</text:p>
              </table:table-cell>
              <table:table-cell office:value-type="float" office:value="0.0191142559051514">
                <text:p>0.0191142559051514</text:p>
              </table:table-cell>
              <table:table-cell office:value-type="float" office:value="0.0172935247421265">
                <text:p>0.017293524742126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16838550567627">
                <text:p>0.016838550567627</text:p>
              </table:table-cell>
              <table:table-cell office:value-type="float" office:value="0.0196402072906494">
                <text:p>0.0196402072906494</text:p>
              </table:table-cell>
              <table:table-cell office:value-type="float" office:value="0.0175718903541565">
                <text:p>0.017571890354156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159578323364258">
                <text:p>0.0159578323364258</text:p>
              </table:table-cell>
              <table:table-cell office:value-type="float" office:value="0.0188403129577637">
                <text:p>0.0188403129577637</text:p>
              </table:table-cell>
              <table:table-cell office:value-type="float" office:value="0.0167421817779541">
                <text:p>0.016742181777954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160892009735107">
                <text:p>0.0160892009735107</text:p>
              </table:table-cell>
              <table:table-cell office:value-type="float" office:value="0.0185418128967285">
                <text:p>0.0185418128967285</text:p>
              </table:table-cell>
              <table:table-cell office:value-type="float" office:value="0.0167863130569458">
                <text:p>0.016786313056945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163674354553223">
                <text:p>0.0163674354553223</text:p>
              </table:table-cell>
              <table:table-cell office:value-type="float" office:value="0.0188384056091309">
                <text:p>0.0188384056091309</text:p>
              </table:table-cell>
              <table:table-cell office:value-type="float" office:value="0.01701899766922">
                <text:p>0.0170189976692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168232917785645">
                <text:p>0.0168232917785645</text:p>
              </table:table-cell>
              <table:table-cell office:value-type="float" office:value="0.0192406177520752">
                <text:p>0.0192406177520752</text:p>
              </table:table-cell>
              <table:table-cell office:value-type="float" office:value="0.017569625377655">
                <text:p>0.01756962537765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162544250488281">
                <text:p>0.0162544250488281</text:p>
              </table:table-cell>
              <table:table-cell office:value-type="float" office:value="0.0185620784759522">
                <text:p>0.0185620784759522</text:p>
              </table:table-cell>
              <table:table-cell office:value-type="float" office:value="0.0169483661651611">
                <text:p>0.016948366165161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170934200286865">
                <text:p>0.0170934200286865</text:p>
              </table:table-cell>
              <table:table-cell office:value-type="float" office:value="0.0189924240112305">
                <text:p>0.0189924240112305</text:p>
              </table:table-cell>
              <table:table-cell office:value-type="float" office:value="0.0176995992660522">
                <text:p>0.017699599266052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170509815216064">
                <text:p>0.0170509815216064</text:p>
              </table:table-cell>
              <table:table-cell office:value-type="float" office:value="0.0192277431488037">
                <text:p>0.0192277431488037</text:p>
              </table:table-cell>
              <table:table-cell office:value-type="float" office:value="0.017762565612793">
                <text:p>0.01776256561279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173575878143311">
                <text:p>0.0173575878143311</text:p>
              </table:table-cell>
              <table:table-cell office:value-type="float" office:value="0.0202336311340332">
                <text:p>0.0202336311340332</text:p>
              </table:table-cell>
              <table:table-cell office:value-type="float" office:value="0.0181216955184937">
                <text:p>0.018121695518493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168986320495606">
                <text:p>0.0168986320495606</text:p>
              </table:table-cell>
              <table:table-cell office:value-type="float" office:value="0.0224854946136475">
                <text:p>0.0224854946136475</text:p>
              </table:table-cell>
              <table:table-cell office:value-type="float" office:value="0.0177926182746887">
                <text:p>0.017792618274688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159480571746826">
                <text:p>0.0159480571746826</text:p>
              </table:table-cell>
              <table:table-cell office:value-type="float" office:value="0.0213282108306885">
                <text:p>0.0213282108306885</text:p>
              </table:table-cell>
              <table:table-cell office:value-type="float" office:value="0.0172733783721924">
                <text:p>0.017273378372192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165183544158936">
                <text:p>0.0165183544158936</text:p>
              </table:table-cell>
              <table:table-cell office:value-type="float" office:value="0.0208194255828857">
                <text:p>0.0208194255828857</text:p>
              </table:table-cell>
              <table:table-cell office:value-type="float" office:value="0.0175530672073364">
                <text:p>0.017553067207336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163285732269287">
                <text:p>0.0163285732269287</text:p>
              </table:table-cell>
              <table:table-cell office:value-type="float" office:value="0.019193172454834">
                <text:p>0.019193172454834</text:p>
              </table:table-cell>
              <table:table-cell office:value-type="float" office:value="0.0168614625930786">
                <text:p>0.016861462593078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171248912811279">
                <text:p>0.0171248912811279</text:p>
              </table:table-cell>
              <table:table-cell office:value-type="float" office:value="0.0198502540588379">
                <text:p>0.0198502540588379</text:p>
              </table:table-cell>
              <table:table-cell office:value-type="float" office:value="0.0177720546722412">
                <text:p>0.017772054672241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164003372192383">
                <text:p>0.0164003372192383</text:p>
              </table:table-cell>
              <table:table-cell office:value-type="float" office:value="0.0191638469696045">
                <text:p>0.0191638469696045</text:p>
              </table:table-cell>
              <table:table-cell office:value-type="float" office:value="0.0170479416847229">
                <text:p>0.017047941684722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172967910766602">
                <text:p>0.0172967910766602</text:p>
              </table:table-cell>
              <table:table-cell office:value-type="float" office:value="0.0198147296905518">
                <text:p>0.0198147296905518</text:p>
              </table:table-cell>
              <table:table-cell office:value-type="float" office:value="0.0180125236511231">
                <text:p>0.018012523651123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171289443969727">
                <text:p>0.0171289443969727</text:p>
              </table:table-cell>
              <table:table-cell office:value-type="float" office:value="0.0204596519470215">
                <text:p>0.0204596519470215</text:p>
              </table:table-cell>
              <table:table-cell office:value-type="float" office:value="0.0177884459495544">
                <text:p>0.017788445949554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170540809631348">
                <text:p>0.0170540809631348</text:p>
              </table:table-cell>
              <table:table-cell office:value-type="float" office:value="0.0192525386810303">
                <text:p>0.0192525386810303</text:p>
              </table:table-cell>
              <table:table-cell office:value-type="float" office:value="0.017734694480896">
                <text:p>0.01773469448089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161876678466797">
                <text:p>0.0161876678466797</text:p>
              </table:table-cell>
              <table:table-cell office:value-type="float" office:value="0.0188539028167725">
                <text:p>0.0188539028167725</text:p>
              </table:table-cell>
              <table:table-cell office:value-type="float" office:value="0.0167559623718262">
                <text:p>0.016755962371826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164666175842285">
                <text:p>0.0164666175842285</text:p>
              </table:table-cell>
              <table:table-cell office:value-type="float" office:value="0.0191643238067627">
                <text:p>0.0191643238067627</text:p>
              </table:table-cell>
              <table:table-cell office:value-type="float" office:value="0.0169760346412659">
                <text:p>0.016976034641265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16819953918457">
                <text:p>0.016819953918457</text:p>
              </table:table-cell>
              <table:table-cell office:value-type="float" office:value="0.0186941623687744">
                <text:p>0.0186941623687744</text:p>
              </table:table-cell>
              <table:table-cell office:value-type="float" office:value="0.017278003692627">
                <text:p>0.01727800369262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161788463592529">
                <text:p>0.0161788463592529</text:p>
              </table:table-cell>
              <table:table-cell office:value-type="float" office:value="0.0188965797424316">
                <text:p>0.0188965797424316</text:p>
              </table:table-cell>
              <table:table-cell office:value-type="float" office:value="0.0169342517852783">
                <text:p>0.016934251785278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168297290802002">
                <text:p>0.0168297290802002</text:p>
              </table:table-cell>
              <table:table-cell office:value-type="float" office:value="0.0188050270080566">
                <text:p>0.0188050270080566</text:p>
              </table:table-cell>
              <table:table-cell office:value-type="float" office:value="0.0173755884170532">
                <text:p>0.017375588417053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169754028320313">
                <text:p>0.0169754028320313</text:p>
              </table:table-cell>
              <table:table-cell office:value-type="float" office:value="0.0199277400970459">
                <text:p>0.0199277400970459</text:p>
              </table:table-cell>
              <table:table-cell office:value-type="float" office:value="0.0178519129753113">
                <text:p>0.017851912975311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167891979217529">
                <text:p>0.0167891979217529</text:p>
              </table:table-cell>
              <table:table-cell office:value-type="float" office:value="0.0189812183380127">
                <text:p>0.0189812183380127</text:p>
              </table:table-cell>
              <table:table-cell office:value-type="float" office:value="0.0173191070556641">
                <text:p>0.017319107055664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171389579772949">
                <text:p>0.0171389579772949</text:p>
              </table:table-cell>
              <table:table-cell office:value-type="float" office:value="0.0198297500610352">
                <text:p>0.0198297500610352</text:p>
              </table:table-cell>
              <table:table-cell office:value-type="float" office:value="0.0176525354385376">
                <text:p>0.017652535438537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171964168548584">
                <text:p>0.0171964168548584</text:p>
              </table:table-cell>
              <table:table-cell office:value-type="float" office:value="0.0227680206298828">
                <text:p>0.0227680206298828</text:p>
              </table:table-cell>
              <table:table-cell office:value-type="float" office:value="0.0182918667793274">
                <text:p>0.018291866779327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171029567718506">
                <text:p>0.0171029567718506</text:p>
              </table:table-cell>
              <table:table-cell office:value-type="float" office:value="0.0207028388977051">
                <text:p>0.0207028388977051</text:p>
              </table:table-cell>
              <table:table-cell office:value-type="float" office:value="0.0182372093200684">
                <text:p>0.018237209320068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174829959869385">
                <text:p>0.0174829959869385</text:p>
              </table:table-cell>
              <table:table-cell office:value-type="float" office:value="0.0216939449310303">
                <text:p>0.0216939449310303</text:p>
              </table:table-cell>
              <table:table-cell office:value-type="float" office:value="0.0181545615196228">
                <text:p>0.018154561519622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163624286651611">
                <text:p>0.0163624286651611</text:p>
              </table:table-cell>
              <table:table-cell office:value-type="float" office:value="0.0201187133789062">
                <text:p>0.0201187133789062</text:p>
              </table:table-cell>
              <table:table-cell office:value-type="float" office:value="0.0169260025024414">
                <text:p>0.016926002502441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163645744323731">
                <text:p>0.0163645744323731</text:p>
              </table:table-cell>
              <table:table-cell office:value-type="float" office:value="0.0209052562713623">
                <text:p>0.0209052562713623</text:p>
              </table:table-cell>
              <table:table-cell office:value-type="float" office:value="0.0174017667770386">
                <text:p>0.017401766777038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165987014770508">
                <text:p>0.0165987014770508</text:p>
              </table:table-cell>
              <table:table-cell office:value-type="float" office:value="0.0198912620544434">
                <text:p>0.0198912620544434</text:p>
              </table:table-cell>
              <table:table-cell office:value-type="float" office:value="0.0172512531280518">
                <text:p>0.017251253128051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175559520721436">
                <text:p>0.0175559520721436</text:p>
              </table:table-cell>
              <table:table-cell office:value-type="float" office:value="0.0214321613311768">
                <text:p>0.0214321613311768</text:p>
              </table:table-cell>
              <table:table-cell office:value-type="float" office:value="0.0183623790740967">
                <text:p>0.018362379074096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172834396362305">
                <text:p>0.0172834396362305</text:p>
              </table:table-cell>
              <table:table-cell office:value-type="float" office:value="0.0215930938720703">
                <text:p>0.0215930938720703</text:p>
              </table:table-cell>
              <table:table-cell office:value-type="float" office:value="0.0182680487632751">
                <text:p>0.018268048763275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173244476318359">
                <text:p>0.0173244476318359</text:p>
              </table:table-cell>
              <table:table-cell office:value-type="float" office:value="0.0207793712615967">
                <text:p>0.0207793712615967</text:p>
              </table:table-cell>
              <table:table-cell office:value-type="float" office:value="0.0180713891983032">
                <text:p>0.018071389198303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164663791656494">
                <text:p>0.0164663791656494</text:p>
              </table:table-cell>
              <table:table-cell office:value-type="float" office:value="0.0199470520019531">
                <text:p>0.0199470520019531</text:p>
              </table:table-cell>
              <table:table-cell office:value-type="float" office:value="0.0174282073974609">
                <text:p>0.017428207397460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172839164733887">
                <text:p>0.0172839164733887</text:p>
              </table:table-cell>
              <table:table-cell office:value-type="float" office:value="0.0206680297851562">
                <text:p>0.0206680297851562</text:p>
              </table:table-cell>
              <table:table-cell office:value-type="float" office:value="0.0182140946388245">
                <text:p>0.018214094638824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169515609741211">
                <text:p>0.0169515609741211</text:p>
              </table:table-cell>
              <table:table-cell office:value-type="float" office:value="0.0190937519073486">
                <text:p>0.0190937519073486</text:p>
              </table:table-cell>
              <table:table-cell office:value-type="float" office:value="0.0175718307495117">
                <text:p>0.017571830749511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164797306060791">
                <text:p>0.0164797306060791</text:p>
              </table:table-cell>
              <table:table-cell office:value-type="float" office:value="0.0188157558441162">
                <text:p>0.0188157558441162</text:p>
              </table:table-cell>
              <table:table-cell office:value-type="float" office:value="0.0174377083778381">
                <text:p>0.017437708377838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17744779586792">
                <text:p>0.017744779586792</text:p>
              </table:table-cell>
              <table:table-cell office:value-type="float" office:value="0.0205557346343994">
                <text:p>0.0205557346343994</text:p>
              </table:table-cell>
              <table:table-cell office:value-type="float" office:value="0.0184877872467041">
                <text:p>0.018487787246704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164556503295898">
                <text:p>0.0164556503295898</text:p>
              </table:table-cell>
              <table:table-cell office:value-type="float" office:value="0.0188426971435547">
                <text:p>0.0188426971435547</text:p>
              </table:table-cell>
              <table:table-cell office:value-type="float" office:value="0.0173328757286072">
                <text:p>0.017332875728607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17474889755249">
                <text:p>0.017474889755249</text:p>
              </table:table-cell>
              <table:table-cell office:value-type="float" office:value="0.0202071666717529">
                <text:p>0.0202071666717529</text:p>
              </table:table-cell>
              <table:table-cell office:value-type="float" office:value="0.018444037437439">
                <text:p>0.01844403743743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164940357208252">
                <text:p>0.0164940357208252</text:p>
              </table:table-cell>
              <table:table-cell office:value-type="float" office:value="0.0185697078704834">
                <text:p>0.0185697078704834</text:p>
              </table:table-cell>
              <table:table-cell office:value-type="float" office:value="0.0171825766563416">
                <text:p>0.017182576656341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176692008972168">
                <text:p>0.0176692008972168</text:p>
              </table:table-cell>
              <table:table-cell office:value-type="float" office:value="0.0197675228118897">
                <text:p>0.0197675228118897</text:p>
              </table:table-cell>
              <table:table-cell office:value-type="float" office:value="0.018267035484314">
                <text:p>0.01826703548431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173900127410889">
                <text:p>0.0173900127410889</text:p>
              </table:table-cell>
              <table:table-cell office:value-type="float" office:value="0.0200581550598145">
                <text:p>0.0200581550598145</text:p>
              </table:table-cell>
              <table:table-cell office:value-type="float" office:value="0.0181100964546204">
                <text:p>0.018110096454620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175714492797852">
                <text:p>0.0175714492797852</text:p>
              </table:table-cell>
              <table:table-cell office:value-type="float" office:value="0.0208678245544434">
                <text:p>0.0208678245544434</text:p>
              </table:table-cell>
              <table:table-cell office:value-type="float" office:value="0.0185420989990234">
                <text:p>0.018542098999023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166449546813965">
                <text:p>0.0166449546813965</text:p>
              </table:table-cell>
              <table:table-cell office:value-type="float" office:value="0.0193748474121094">
                <text:p>0.0193748474121094</text:p>
              </table:table-cell>
              <table:table-cell office:value-type="float" office:value="0.0173747658729553">
                <text:p>0.017374765872955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175642967224121">
                <text:p>0.0175642967224121</text:p>
              </table:table-cell>
              <table:table-cell office:value-type="float" office:value="0.0203573703765869">
                <text:p>0.0203573703765869</text:p>
              </table:table-cell>
              <table:table-cell office:value-type="float" office:value="0.0182532429695129">
                <text:p>0.018253242969512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1798415184021">
                <text:p>0.01798415184021</text:p>
              </table:table-cell>
              <table:table-cell office:value-type="float" office:value="0.0203213691711426">
                <text:p>0.0203213691711426</text:p>
              </table:table-cell>
              <table:table-cell office:value-type="float" office:value="0.0184534430503845">
                <text:p>0.018453443050384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170350074768066">
                <text:p>0.0170350074768066</text:p>
              </table:table-cell>
              <table:table-cell office:value-type="float" office:value="0.0196928977966309">
                <text:p>0.0196928977966309</text:p>
              </table:table-cell>
              <table:table-cell office:value-type="float" office:value="0.0179693818092346">
                <text:p>0.017969381809234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182666778564453">
                <text:p>0.0182666778564453</text:p>
              </table:table-cell>
              <table:table-cell office:value-type="float" office:value="0.0201890468597412">
                <text:p>0.0201890468597412</text:p>
              </table:table-cell>
              <table:table-cell office:value-type="float" office:value="0.0186326146125794">
                <text:p>0.018632614612579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171687602996826">
                <text:p>0.0171687602996826</text:p>
              </table:table-cell>
              <table:table-cell office:value-type="float" office:value="0.0196566581726074">
                <text:p>0.0196566581726074</text:p>
              </table:table-cell>
              <table:table-cell office:value-type="float" office:value="0.0178685069084168">
                <text:p>0.017868506908416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171685218811035">
                <text:p>0.0171685218811035</text:p>
              </table:table-cell>
              <table:table-cell office:value-type="float" office:value="0.019371509552002">
                <text:p>0.019371509552002</text:p>
              </table:table-cell>
              <table:table-cell office:value-type="float" office:value="0.0177205920219421">
                <text:p>0.017720592021942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169429779052734">
                <text:p>0.0169429779052734</text:p>
              </table:table-cell>
              <table:table-cell office:value-type="float" office:value="0.0192999839782715">
                <text:p>0.0192999839782715</text:p>
              </table:table-cell>
              <table:table-cell office:value-type="float" office:value="0.0174134016036987">
                <text:p>0.017413401603698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169765949249268">
                <text:p>0.0169765949249268</text:p>
              </table:table-cell>
              <table:table-cell office:value-type="float" office:value="0.0193333625793457">
                <text:p>0.0193333625793457</text:p>
              </table:table-cell>
              <table:table-cell office:value-type="float" office:value="0.017492949962616">
                <text:p>0.01749294996261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172226428985596">
                <text:p>0.0172226428985596</text:p>
              </table:table-cell>
              <table:table-cell office:value-type="float" office:value="0.0192546844482422">
                <text:p>0.0192546844482422</text:p>
              </table:table-cell>
              <table:table-cell office:value-type="float" office:value="0.0178064227104187">
                <text:p>0.017806422710418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167989730834961">
                <text:p>0.0167989730834961</text:p>
              </table:table-cell>
              <table:table-cell office:value-type="float" office:value="0.0196723937988281">
                <text:p>0.0196723937988281</text:p>
              </table:table-cell>
              <table:table-cell office:value-type="float" office:value="0.0180883765220642">
                <text:p>0.018088376522064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182394981384277">
                <text:p>0.0182394981384277</text:p>
              </table:table-cell>
              <table:table-cell office:value-type="float" office:value="0.0207042694091797">
                <text:p>0.0207042694091797</text:p>
              </table:table-cell>
              <table:table-cell office:value-type="float" office:value="0.0194798588752747">
                <text:p>0.019479858875274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177793502807617">
                <text:p>0.0177793502807617</text:p>
              </table:table-cell>
              <table:table-cell office:value-type="float" office:value="0.0196282863616943">
                <text:p>0.0196282863616943</text:p>
              </table:table-cell>
              <table:table-cell office:value-type="float" office:value="0.0185767889022827">
                <text:p>0.018576788902282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178689956665039">
                <text:p>0.0178689956665039</text:p>
              </table:table-cell>
              <table:table-cell office:value-type="float" office:value="0.0198051929473877">
                <text:p>0.0198051929473877</text:p>
              </table:table-cell>
              <table:table-cell office:value-type="float" office:value="0.018249237537384">
                <text:p>0.01824923753738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175838470458984">
                <text:p>0.0175838470458984</text:p>
              </table:table-cell>
              <table:table-cell office:value-type="float" office:value="0.0193421840667725">
                <text:p>0.0193421840667725</text:p>
              </table:table-cell>
              <table:table-cell office:value-type="float" office:value="0.0181668400764465">
                <text:p>0.018166840076446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183744430541992">
                <text:p>0.0183744430541992</text:p>
              </table:table-cell>
              <table:table-cell office:value-type="float" office:value="0.0207149982452393">
                <text:p>0.0207149982452393</text:p>
              </table:table-cell>
              <table:table-cell office:value-type="float" office:value="0.0188524603843689">
                <text:p>0.018852460384368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169925689697266">
                <text:p>0.0169925689697266</text:p>
              </table:table-cell>
              <table:table-cell office:value-type="float" office:value="0.0199437141418457">
                <text:p>0.0199437141418457</text:p>
              </table:table-cell>
              <table:table-cell office:value-type="float" office:value="0.0180446743965149">
                <text:p>0.018044674396514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170650482177734">
                <text:p>0.0170650482177734</text:p>
              </table:table-cell>
              <table:table-cell office:value-type="float" office:value="0.0195651054382324">
                <text:p>0.0195651054382324</text:p>
              </table:table-cell>
              <table:table-cell office:value-type="float" office:value="0.0178639888763428">
                <text:p>0.017863988876342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178968906402588">
                <text:p>0.0178968906402588</text:p>
              </table:table-cell>
              <table:table-cell office:value-type="float" office:value="0.0207991600036621">
                <text:p>0.0207991600036621</text:p>
              </table:table-cell>
              <table:table-cell office:value-type="float" office:value="0.0192790389060974">
                <text:p>0.019279038906097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170145034790039">
                <text:p>0.0170145034790039</text:p>
              </table:table-cell>
              <table:table-cell office:value-type="float" office:value="0.0204834938049316">
                <text:p>0.0204834938049316</text:p>
              </table:table-cell>
              <table:table-cell office:value-type="float" office:value="0.0180157542228699">
                <text:p>0.018015754222869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17099142074585">
                <text:p>0.017099142074585</text:p>
              </table:table-cell>
              <table:table-cell office:value-type="float" office:value="0.0195002555847168">
                <text:p>0.0195002555847168</text:p>
              </table:table-cell>
              <table:table-cell office:value-type="float" office:value="0.0176339387893677">
                <text:p>0.017633938789367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178608894348145">
                <text:p>0.0178608894348145</text:p>
              </table:table-cell>
              <table:table-cell office:value-type="float" office:value="0.020695686340332">
                <text:p>0.020695686340332</text:p>
              </table:table-cell>
              <table:table-cell office:value-type="float" office:value="0.0186854124069214">
                <text:p>0.018685412406921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170273780822754">
                <text:p>0.0170273780822754</text:p>
              </table:table-cell>
              <table:table-cell office:value-type="float" office:value="0.020521879196167">
                <text:p>0.020521879196167</text:p>
              </table:table-cell>
              <table:table-cell office:value-type="float" office:value="0.0179670929908752">
                <text:p>0.017967092990875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172715187072754">
                <text:p>0.0172715187072754</text:p>
              </table:table-cell>
              <table:table-cell office:value-type="float" office:value="0.0198676586151123">
                <text:p>0.0198676586151123</text:p>
              </table:table-cell>
              <table:table-cell office:value-type="float" office:value="0.0181304812431335">
                <text:p>0.018130481243133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171890258789063">
                <text:p>0.0171890258789063</text:p>
              </table:table-cell>
              <table:table-cell office:value-type="float" office:value="0.0192961692810059">
                <text:p>0.0192961692810059</text:p>
              </table:table-cell>
              <table:table-cell office:value-type="float" office:value="0.0177033662796021">
                <text:p>0.017703366279602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179986953735352">
                <text:p>0.0179986953735352</text:p>
              </table:table-cell>
              <table:table-cell office:value-type="float" office:value="0.0204331874847412">
                <text:p>0.0204331874847412</text:p>
              </table:table-cell>
              <table:table-cell office:value-type="float" office:value="0.0185001254081726">
                <text:p>0.018500125408172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171718597412109">
                <text:p>0.0171718597412109</text:p>
              </table:table-cell>
              <table:table-cell office:value-type="float" office:value="0.0198595523834229">
                <text:p>0.0198595523834229</text:p>
              </table:table-cell>
              <table:table-cell office:value-type="float" office:value="0.0179209232330322">
                <text:p>0.017920923233032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170454978942871">
                <text:p>0.0170454978942871</text:p>
              </table:table-cell>
              <table:table-cell office:value-type="float" office:value="0.0191960334777832">
                <text:p>0.0191960334777832</text:p>
              </table:table-cell>
              <table:table-cell office:value-type="float" office:value="0.0177804231643677">
                <text:p>0.017780423164367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175762176513672">
                <text:p>0.0175762176513672</text:p>
              </table:table-cell>
              <table:table-cell office:value-type="float" office:value="0.0201005935668945">
                <text:p>0.0201005935668945</text:p>
              </table:table-cell>
              <table:table-cell office:value-type="float" office:value="0.0182772994041443">
                <text:p>0.018277299404144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179927349090576">
                <text:p>0.0179927349090576</text:p>
              </table:table-cell>
              <table:table-cell office:value-type="float" office:value="0.0207781791687012">
                <text:p>0.0207781791687012</text:p>
              </table:table-cell>
              <table:table-cell office:value-type="float" office:value="0.018682062625885">
                <text:p>0.01868206262588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183322429656982">
                <text:p>0.0183322429656982</text:p>
              </table:table-cell>
              <table:table-cell office:value-type="float" office:value="0.0206344127655029">
                <text:p>0.0206344127655029</text:p>
              </table:table-cell>
              <table:table-cell office:value-type="float" office:value="0.0194901943206787">
                <text:p>0.019490194320678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184051990509033">
                <text:p>0.0184051990509033</text:p>
              </table:table-cell>
              <table:table-cell office:value-type="float" office:value="0.0198826789855957">
                <text:p>0.0198826789855957</text:p>
              </table:table-cell>
              <table:table-cell office:value-type="float" office:value="0.0189223885536194">
                <text:p>0.018922388553619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172262191772461">
                <text:p>0.0172262191772461</text:p>
              </table:table-cell>
              <table:table-cell office:value-type="float" office:value="0.0201058387756348">
                <text:p>0.0201058387756348</text:p>
              </table:table-cell>
              <table:table-cell office:value-type="float" office:value="0.0181568503379822">
                <text:p>0.018156850337982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175034999847412">
                <text:p>0.0175034999847412</text:p>
              </table:table-cell>
              <table:table-cell office:value-type="float" office:value="0.0195996761322022">
                <text:p>0.0195996761322022</text:p>
              </table:table-cell>
              <table:table-cell office:value-type="float" office:value="0.0183079600334168">
                <text:p>0.018307960033416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182433128356934">
                <text:p>0.0182433128356934</text:p>
              </table:table-cell>
              <table:table-cell office:value-type="float" office:value="0.0216822624206543">
                <text:p>0.0216822624206543</text:p>
              </table:table-cell>
              <table:table-cell office:value-type="float" office:value="0.0190102815628052">
                <text:p>0.019010281562805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184905529022217">
                <text:p>0.0184905529022217</text:p>
              </table:table-cell>
              <table:table-cell office:value-type="float" office:value="0.0206191539764404">
                <text:p>0.0206191539764404</text:p>
              </table:table-cell>
              <table:table-cell office:value-type="float" office:value="0.0192255020141602">
                <text:p>0.019225502014160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180795192718506">
                <text:p>0.0180795192718506</text:p>
              </table:table-cell>
              <table:table-cell office:value-type="float" office:value="0.0210013389587402">
                <text:p>0.0210013389587402</text:p>
              </table:table-cell>
              <table:table-cell office:value-type="float" office:value="0.0191192746162415">
                <text:p>0.019119274616241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182986259460449">
                <text:p>0.0182986259460449</text:p>
              </table:table-cell>
              <table:table-cell office:value-type="float" office:value="0.0205743312835693">
                <text:p>0.0205743312835693</text:p>
              </table:table-cell>
              <table:table-cell office:value-type="float" office:value="0.0191619515419006">
                <text:p>0.019161951541900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183656215667725">
                <text:p>0.0183656215667725</text:p>
              </table:table-cell>
              <table:table-cell office:value-type="float" office:value="0.0213594436645508">
                <text:p>0.0213594436645508</text:p>
              </table:table-cell>
              <table:table-cell office:value-type="float" office:value="0.0190849900245667">
                <text:p>0.019084990024566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175473690032959">
                <text:p>0.0175473690032959</text:p>
              </table:table-cell>
              <table:table-cell office:value-type="float" office:value="0.0198073387145996">
                <text:p>0.0198073387145996</text:p>
              </table:table-cell>
              <table:table-cell office:value-type="float" office:value="0.0181203007698059">
                <text:p>0.018120300769805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175337791442871">
                <text:p>0.0175337791442871</text:p>
              </table:table-cell>
              <table:table-cell office:value-type="float" office:value="0.0202395915985107">
                <text:p>0.0202395915985107</text:p>
              </table:table-cell>
              <table:table-cell office:value-type="float" office:value="0.0180945158004761">
                <text:p>0.018094515800476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185909271240234">
                <text:p>0.0185909271240234</text:p>
              </table:table-cell>
              <table:table-cell office:value-type="float" office:value="0.02052903175354">
                <text:p>0.02052903175354</text:p>
              </table:table-cell>
              <table:table-cell office:value-type="float" office:value="0.0189642548561096">
                <text:p>0.018964254856109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173594951629639">
                <text:p>0.0173594951629639</text:p>
              </table:table-cell>
              <table:table-cell office:value-type="float" office:value="0.0201575756072998">
                <text:p>0.0201575756072998</text:p>
              </table:table-cell>
              <table:table-cell office:value-type="float" office:value="0.0181275606155396">
                <text:p>0.018127560615539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176851749420166">
                <text:p>0.0176851749420166</text:p>
              </table:table-cell>
              <table:table-cell office:value-type="float" office:value="0.0199651718139648">
                <text:p>0.0199651718139648</text:p>
              </table:table-cell>
              <table:table-cell office:value-type="float" office:value="0.0184352040290833">
                <text:p>0.018435204029083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175588130950928">
                <text:p>0.0175588130950928</text:p>
              </table:table-cell>
              <table:table-cell office:value-type="float" office:value="0.020047664642334">
                <text:p>0.020047664642334</text:p>
              </table:table-cell>
              <table:table-cell office:value-type="float" office:value="0.0180657148361206">
                <text:p>0.018065714836120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173156261444092">
                <text:p>0.0173156261444092</text:p>
              </table:table-cell>
              <table:table-cell office:value-type="float" office:value="0.0203473567962647">
                <text:p>0.0203473567962647</text:p>
              </table:table-cell>
              <table:table-cell office:value-type="float" office:value="0.0183586478233337">
                <text:p>0.018358647823333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174334049224854">
                <text:p>0.0174334049224854</text:p>
              </table:table-cell>
              <table:table-cell office:value-type="float" office:value="0.0205690860748291">
                <text:p>0.0205690860748291</text:p>
              </table:table-cell>
              <table:table-cell office:value-type="float" office:value="0.0181405901908875">
                <text:p>0.018140590190887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18296480178833">
                <text:p>0.018296480178833</text:p>
              </table:table-cell>
              <table:table-cell office:value-type="float" office:value="0.020960807800293">
                <text:p>0.020960807800293</text:p>
              </table:table-cell>
              <table:table-cell office:value-type="float" office:value="0.019062614440918">
                <text:p>0.01906261444091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177927017211914">
                <text:p>0.0177927017211914</text:p>
              </table:table-cell>
              <table:table-cell office:value-type="float" office:value="0.0201168060302734">
                <text:p>0.0201168060302734</text:p>
              </table:table-cell>
              <table:table-cell office:value-type="float" office:value="0.0186368107795715">
                <text:p>0.018636810779571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188114643096924">
                <text:p>0.0188114643096924</text:p>
              </table:table-cell>
              <table:table-cell office:value-type="float" office:value="0.0209634304046631">
                <text:p>0.0209634304046631</text:p>
              </table:table-cell>
              <table:table-cell office:value-type="float" office:value="0.0194013953208923">
                <text:p>0.019401395320892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176820755004883">
                <text:p>0.0176820755004883</text:p>
              </table:table-cell>
              <table:table-cell office:value-type="float" office:value="0.0200889110565186">
                <text:p>0.0200889110565186</text:p>
              </table:table-cell>
              <table:table-cell office:value-type="float" office:value="0.0190233707427979">
                <text:p>0.019023370742797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180947780609131">
                <text:p>0.0180947780609131</text:p>
              </table:table-cell>
              <table:table-cell office:value-type="float" office:value="0.0203611850738525">
                <text:p>0.0203611850738525</text:p>
              </table:table-cell>
              <table:table-cell office:value-type="float" office:value="0.0191614151000977">
                <text:p>0.019161415100097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176863670349121">
                <text:p>0.0176863670349121</text:p>
              </table:table-cell>
              <table:table-cell office:value-type="float" office:value="0.0210196971893311">
                <text:p>0.0210196971893311</text:p>
              </table:table-cell>
              <table:table-cell office:value-type="float" office:value="0.019166100025177">
                <text:p>0.01916610002517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17357349395752">
                <text:p>0.017357349395752</text:p>
              </table:table-cell>
              <table:table-cell office:value-type="float" office:value="0.0197503566741943">
                <text:p>0.0197503566741943</text:p>
              </table:table-cell>
              <table:table-cell office:value-type="float" office:value="0.018300998210907">
                <text:p>0.01830099821090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184354782104492">
                <text:p>0.0184354782104492</text:p>
              </table:table-cell>
              <table:table-cell office:value-type="float" office:value="0.0212757587432861">
                <text:p>0.0212757587432861</text:p>
              </table:table-cell>
              <table:table-cell office:value-type="float" office:value="0.0191068053245544">
                <text:p>0.019106805324554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185480117797852">
                <text:p>0.0185480117797852</text:p>
              </table:table-cell>
              <table:table-cell office:value-type="float" office:value="0.0246379375457764">
                <text:p>0.0246379375457764</text:p>
              </table:table-cell>
              <table:table-cell office:value-type="float" office:value="0.0195853352546692">
                <text:p>0.019585335254669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18540620803833">
                <text:p>0.018540620803833</text:p>
              </table:table-cell>
              <table:table-cell office:value-type="float" office:value="0.0219733715057373">
                <text:p>0.0219733715057373</text:p>
              </table:table-cell>
              <table:table-cell office:value-type="float" office:value="0.0192370653152466">
                <text:p>0.019237065315246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183174610137939">
                <text:p>0.0183174610137939</text:p>
              </table:table-cell>
              <table:table-cell office:value-type="float" office:value="0.0211427211761475">
                <text:p>0.0211427211761475</text:p>
              </table:table-cell>
              <table:table-cell office:value-type="float" office:value="0.0191574573516846">
                <text:p>0.019157457351684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176956653594971">
                <text:p>0.0176956653594971</text:p>
              </table:table-cell>
              <table:table-cell office:value-type="float" office:value="0.0201990604400635">
                <text:p>0.0201990604400635</text:p>
              </table:table-cell>
              <table:table-cell office:value-type="float" office:value="0.0184988379478455">
                <text:p>0.018498837947845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186786651611328">
                <text:p>0.0186786651611328</text:p>
              </table:table-cell>
              <table:table-cell office:value-type="float" office:value="0.0201582908630371">
                <text:p>0.0201582908630371</text:p>
              </table:table-cell>
              <table:table-cell office:value-type="float" office:value="0.0194206595420837">
                <text:p>0.019420659542083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185375213623047">
                <text:p>0.0185375213623047</text:p>
              </table:table-cell>
              <table:table-cell office:value-type="float" office:value="0.021129846572876">
                <text:p>0.021129846572876</text:p>
              </table:table-cell>
              <table:table-cell office:value-type="float" office:value="0.0192539572715759">
                <text:p>0.019253957271575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189347267150879">
                <text:p>0.0189347267150879</text:p>
              </table:table-cell>
              <table:table-cell office:value-type="float" office:value="0.0212535858154297">
                <text:p>0.0212535858154297</text:p>
              </table:table-cell>
              <table:table-cell office:value-type="float" office:value="0.019638466835022">
                <text:p>0.01963846683502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176010131835938">
                <text:p>0.0176010131835938</text:p>
              </table:table-cell>
              <table:table-cell office:value-type="float" office:value="0.0197422504425049">
                <text:p>0.0197422504425049</text:p>
              </table:table-cell>
              <table:table-cell office:value-type="float" office:value="0.0181127190589905">
                <text:p>0.018112719058990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176408290863037">
                <text:p>0.0176408290863037</text:p>
              </table:table-cell>
              <table:table-cell office:value-type="float" office:value="0.0195903778076172">
                <text:p>0.0195903778076172</text:p>
              </table:table-cell>
              <table:table-cell office:value-type="float" office:value="0.0183858633041382">
                <text:p>0.018385863304138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174403190612793">
                <text:p>0.0174403190612793</text:p>
              </table:table-cell>
              <table:table-cell office:value-type="float" office:value="0.0203430652618408">
                <text:p>0.0203430652618408</text:p>
              </table:table-cell>
              <table:table-cell office:value-type="float" office:value="0.0183654189109802">
                <text:p>0.018365418910980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187325477600098">
                <text:p>0.0187325477600098</text:p>
              </table:table-cell>
              <table:table-cell office:value-type="float" office:value="0.0203573703765869">
                <text:p>0.0203573703765869</text:p>
              </table:table-cell>
              <table:table-cell office:value-type="float" office:value="0.0192395567893982">
                <text:p>0.019239556789398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186271667480469">
                <text:p>0.0186271667480469</text:p>
              </table:table-cell>
              <table:table-cell office:value-type="float" office:value="0.0213427543640137">
                <text:p>0.0213427543640137</text:p>
              </table:table-cell>
              <table:table-cell office:value-type="float" office:value="0.0191612005233765">
                <text:p>0.019161200523376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187191963195801">
                <text:p>0.0187191963195801</text:p>
              </table:table-cell>
              <table:table-cell office:value-type="float" office:value="0.0210826396942139">
                <text:p>0.0210826396942139</text:p>
              </table:table-cell>
              <table:table-cell office:value-type="float" office:value="0.0194432854652405">
                <text:p>0.019443285465240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187857151031494">
                <text:p>0.0187857151031494</text:p>
              </table:table-cell>
              <table:table-cell office:value-type="float" office:value="0.0212111473083496">
                <text:p>0.0212111473083496</text:p>
              </table:table-cell>
              <table:table-cell office:value-type="float" office:value="0.019524073600769">
                <text:p>0.0195240736007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179393291473389">
                <text:p>0.0179393291473389</text:p>
              </table:table-cell>
              <table:table-cell office:value-type="float" office:value="0.0205147266387939">
                <text:p>0.0205147266387939</text:p>
              </table:table-cell>
              <table:table-cell office:value-type="float" office:value="0.0186209917068481">
                <text:p>0.018620991706848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187063217163086">
                <text:p>0.0187063217163086</text:p>
              </table:table-cell>
              <table:table-cell office:value-type="float" office:value="0.0210254192352295">
                <text:p>0.0210254192352295</text:p>
              </table:table-cell>
              <table:table-cell office:value-type="float" office:value="0.0192601919174194">
                <text:p>0.019260191917419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183477401733398">
                <text:p>0.0183477401733398</text:p>
              </table:table-cell>
              <table:table-cell office:value-type="float" office:value="0.0211112499237061">
                <text:p>0.0211112499237061</text:p>
              </table:table-cell>
              <table:table-cell office:value-type="float" office:value="0.0196341872215271">
                <text:p>0.019634187221527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188882350921631">
                <text:p>0.0188882350921631</text:p>
              </table:table-cell>
              <table:table-cell office:value-type="float" office:value="0.0212149620056152">
                <text:p>0.0212149620056152</text:p>
              </table:table-cell>
              <table:table-cell office:value-type="float" office:value="0.0196013808250427">
                <text:p>0.019601380825042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176959037780762">
                <text:p>0.0176959037780762</text:p>
              </table:table-cell>
              <table:table-cell office:value-type="float" office:value="0.0200977325439453">
                <text:p>0.0200977325439453</text:p>
              </table:table-cell>
              <table:table-cell office:value-type="float" office:value="0.0182901620864868">
                <text:p>0.018290162086486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185344219207764">
                <text:p>0.0185344219207764</text:p>
              </table:table-cell>
              <table:table-cell office:value-type="float" office:value="0.0212516784667969">
                <text:p>0.0212516784667969</text:p>
              </table:table-cell>
              <table:table-cell office:value-type="float" office:value="0.0191980719566345">
                <text:p>0.019198071956634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179219245910645">
                <text:p>0.0179219245910645</text:p>
              </table:table-cell>
              <table:table-cell office:value-type="float" office:value="0.0203824043273926">
                <text:p>0.0203824043273926</text:p>
              </table:table-cell>
              <table:table-cell office:value-type="float" office:value="0.0184445142745972">
                <text:p>0.018444514274597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188460350036621">
                <text:p>0.0188460350036621</text:p>
              </table:table-cell>
              <table:table-cell office:value-type="float" office:value="0.0209949016571045">
                <text:p>0.0209949016571045</text:p>
              </table:table-cell>
              <table:table-cell office:value-type="float" office:value="0.0193323612213135">
                <text:p>0.019332361221313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188426971435547">
                <text:p>0.0188426971435547</text:p>
              </table:table-cell>
              <table:table-cell office:value-type="float" office:value="0.0238747596740723">
                <text:p>0.0238747596740723</text:p>
              </table:table-cell>
              <table:table-cell office:value-type="float" office:value="0.019635546207428">
                <text:p>0.01963554620742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182123184204102">
                <text:p>0.0182123184204102</text:p>
              </table:table-cell>
              <table:table-cell office:value-type="float" office:value="0.0225112438201904">
                <text:p>0.0225112438201904</text:p>
              </table:table-cell>
              <table:table-cell office:value-type="float" office:value="0.0189181804656982">
                <text:p>0.018918180465698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184159278869629">
                <text:p>0.0184159278869629</text:p>
              </table:table-cell>
              <table:table-cell office:value-type="float" office:value="0.0218672752380371">
                <text:p>0.0218672752380371</text:p>
              </table:table-cell>
              <table:table-cell office:value-type="float" office:value="0.0192196488380432">
                <text:p>0.019219648838043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180730819702148">
                <text:p>0.0180730819702148</text:p>
              </table:table-cell>
              <table:table-cell office:value-type="float" office:value="0.0204222202301025">
                <text:p>0.0204222202301025</text:p>
              </table:table-cell>
              <table:table-cell office:value-type="float" office:value="0.0189400672912598">
                <text:p>0.018940067291259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186121463775635">
                <text:p>0.0186121463775635</text:p>
              </table:table-cell>
              <table:table-cell office:value-type="float" office:value="0.0217435359954834">
                <text:p>0.0217435359954834</text:p>
              </table:table-cell>
              <table:table-cell office:value-type="float" office:value="0.019224488735199">
                <text:p>0.01922448873519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188100337982178">
                <text:p>0.0188100337982178</text:p>
              </table:table-cell>
              <table:table-cell office:value-type="float" office:value="0.0221772193908691">
                <text:p>0.0221772193908691</text:p>
              </table:table-cell>
              <table:table-cell office:value-type="float" office:value="0.0193094611167908">
                <text:p>0.019309461116790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188641548156738">
                <text:p>0.0188641548156738</text:p>
              </table:table-cell>
              <table:table-cell office:value-type="float" office:value="0.0224423408508301">
                <text:p>0.0224423408508301</text:p>
              </table:table-cell>
              <table:table-cell office:value-type="float" office:value="0.0195312261581421">
                <text:p>0.019531226158142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189685821533203">
                <text:p>0.0189685821533203</text:p>
              </table:table-cell>
              <table:table-cell office:value-type="float" office:value="0.0219814777374268">
                <text:p>0.0219814777374268</text:p>
              </table:table-cell>
              <table:table-cell office:value-type="float" office:value="0.0194066166877747">
                <text:p>0.019406616687774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181620121002197">
                <text:p>0.0181620121002197</text:p>
              </table:table-cell>
              <table:table-cell office:value-type="float" office:value="0.0210225582122803">
                <text:p>0.0210225582122803</text:p>
              </table:table-cell>
              <table:table-cell office:value-type="float" office:value="0.018652331829071">
                <text:p>0.01865233182907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187695026397705">
                <text:p>0.0187695026397705</text:p>
              </table:table-cell>
              <table:table-cell office:value-type="float" office:value="0.0221335887908936">
                <text:p>0.0221335887908936</text:p>
              </table:table-cell>
              <table:table-cell office:value-type="float" office:value="0.0193629264831543">
                <text:p>0.019362926483154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177247524261475">
                <text:p>0.0177247524261475</text:p>
              </table:table-cell>
              <table:table-cell office:value-type="float" office:value="0.0213654041290283">
                <text:p>0.0213654041290283</text:p>
              </table:table-cell>
              <table:table-cell office:value-type="float" office:value="0.0187408804893494">
                <text:p>0.018740880489349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182094573974609">
                <text:p>0.0182094573974609</text:p>
              </table:table-cell>
              <table:table-cell office:value-type="float" office:value="0.0218219757080078">
                <text:p>0.0218219757080078</text:p>
              </table:table-cell>
              <table:table-cell office:value-type="float" office:value="0.0190549850463867">
                <text:p>0.019054985046386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184965133666992">
                <text:p>0.0184965133666992</text:p>
              </table:table-cell>
              <table:table-cell office:value-type="float" office:value="0.0216658115386963">
                <text:p>0.0216658115386963</text:p>
              </table:table-cell>
              <table:table-cell office:value-type="float" office:value="0.0191300392150879">
                <text:p>0.019130039215087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181965827941895">
                <text:p>0.0181965827941895</text:p>
              </table:table-cell>
              <table:table-cell office:value-type="float" office:value="0.0216472148895264">
                <text:p>0.0216472148895264</text:p>
              </table:table-cell>
              <table:table-cell office:value-type="float" office:value="0.0189185976982117">
                <text:p>0.018918597698211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181534290313721">
                <text:p>0.0181534290313721</text:p>
              </table:table-cell>
              <table:table-cell office:value-type="float" office:value="0.0212750434875488">
                <text:p>0.0212750434875488</text:p>
              </table:table-cell>
              <table:table-cell office:value-type="float" office:value="0.018974494934082">
                <text:p>0.01897449493408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178902149200439">
                <text:p>0.0178902149200439</text:p>
              </table:table-cell>
              <table:table-cell office:value-type="float" office:value="0.0214576721191406">
                <text:p>0.0214576721191406</text:p>
              </table:table-cell>
              <table:table-cell office:value-type="float" office:value="0.0187868356704712">
                <text:p>0.018786835670471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180416107177734">
                <text:p>0.0180416107177734</text:p>
              </table:table-cell>
              <table:table-cell office:value-type="float" office:value="0.0215964317321777">
                <text:p>0.0215964317321777</text:p>
              </table:table-cell>
              <table:table-cell office:value-type="float" office:value="0.0187144160270691">
                <text:p>0.018714416027069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181200504302979">
                <text:p>0.0181200504302979</text:p>
              </table:table-cell>
              <table:table-cell office:value-type="float" office:value="0.0214862823486328">
                <text:p>0.0214862823486328</text:p>
              </table:table-cell>
              <table:table-cell office:value-type="float" office:value="0.0187616229057312">
                <text:p>0.018761622905731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187797546386719">
                <text:p>0.0187797546386719</text:p>
              </table:table-cell>
              <table:table-cell office:value-type="float" office:value="0.0222232341766357">
                <text:p>0.0222232341766357</text:p>
              </table:table-cell>
              <table:table-cell office:value-type="float" office:value="0.0194243669509888">
                <text:p>0.019424366950988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178735256195068">
                <text:p>0.0178735256195068</text:p>
              </table:table-cell>
              <table:table-cell office:value-type="float" office:value="0.0251705646514893">
                <text:p>0.0251705646514893</text:p>
              </table:table-cell>
              <table:table-cell office:value-type="float" office:value="0.0194261431694031">
                <text:p>0.019426143169403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18169641494751">
                <text:p>0.018169641494751</text:p>
              </table:table-cell>
              <table:table-cell office:value-type="float" office:value="0.0222229957580566">
                <text:p>0.0222229957580566</text:p>
              </table:table-cell>
              <table:table-cell office:value-type="float" office:value="0.0194928526878357">
                <text:p>0.019492852687835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191073417663574">
                <text:p>0.0191073417663574</text:p>
              </table:table-cell>
              <table:table-cell office:value-type="float" office:value="0.0221843719482422">
                <text:p>0.0221843719482422</text:p>
              </table:table-cell>
              <table:table-cell office:value-type="float" office:value="0.0198073863983154">
                <text:p>0.019807386398315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19035816192627">
                <text:p>0.019035816192627</text:p>
              </table:table-cell>
              <table:table-cell office:value-type="float" office:value="0.0223956108093262">
                <text:p>0.0223956108093262</text:p>
              </table:table-cell>
              <table:table-cell office:value-type="float" office:value="0.0198521494865418">
                <text:p>0.019852149486541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178954601287842">
                <text:p>0.0178954601287842</text:p>
              </table:table-cell>
              <table:table-cell office:value-type="float" office:value="0.0216701030731201">
                <text:p>0.0216701030731201</text:p>
              </table:table-cell>
              <table:table-cell office:value-type="float" office:value="0.0187786936759949">
                <text:p>0.018778693675994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191242694854736">
                <text:p>0.0191242694854736</text:p>
              </table:table-cell>
              <table:table-cell office:value-type="float" office:value="0.0227110385894775">
                <text:p>0.0227110385894775</text:p>
              </table:table-cell>
              <table:table-cell office:value-type="float" office:value="0.0200234532356262">
                <text:p>0.020023453235626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191233158111572">
                <text:p>0.0191233158111572</text:p>
              </table:table-cell>
              <table:table-cell office:value-type="float" office:value="0.0226118564605713">
                <text:p>0.0226118564605713</text:p>
              </table:table-cell>
              <table:table-cell office:value-type="float" office:value="0.0197066068649292">
                <text:p>0.019706606864929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193233489990234">
                <text:p>0.0193233489990234</text:p>
              </table:table-cell>
              <table:table-cell office:value-type="float" office:value="0.022780179977417">
                <text:p>0.022780179977417</text:p>
              </table:table-cell>
              <table:table-cell office:value-type="float" office:value="0.0203535676002502">
                <text:p>0.020353567600250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183203220367432">
                <text:p>0.0183203220367432</text:p>
              </table:table-cell>
              <table:table-cell office:value-type="float" office:value="0.0217940807342529">
                <text:p>0.0217940807342529</text:p>
              </table:table-cell>
              <table:table-cell office:value-type="float" office:value="0.0190510630607605">
                <text:p>0.019051063060760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193638801574707">
                <text:p>0.0193638801574707</text:p>
              </table:table-cell>
              <table:table-cell office:value-type="float" office:value="0.022904634475708">
                <text:p>0.022904634475708</text:p>
              </table:table-cell>
              <table:table-cell office:value-type="float" office:value="0.019925844669342">
                <text:p>0.01992584466934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191793441772461">
                <text:p>0.0191793441772461</text:p>
              </table:table-cell>
              <table:table-cell office:value-type="float" office:value="0.0228340625762939">
                <text:p>0.0228340625762939</text:p>
              </table:table-cell>
              <table:table-cell office:value-type="float" office:value="0.0200294256210327">
                <text:p>0.020029425621032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182740688323975">
                <text:p>0.0182740688323975</text:p>
              </table:table-cell>
              <table:table-cell office:value-type="float" office:value="0.0213088989257812">
                <text:p>0.0213088989257812</text:p>
              </table:table-cell>
              <table:table-cell office:value-type="float" office:value="0.018901789188385">
                <text:p>0.01890178918838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183787345886231">
                <text:p>0.0183787345886231</text:p>
              </table:table-cell>
              <table:table-cell office:value-type="float" office:value="0.0219473838806152">
                <text:p>0.0219473838806152</text:p>
              </table:table-cell>
              <table:table-cell office:value-type="float" office:value="0.0193475127220154">
                <text:p>0.019347512722015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183765888214111">
                <text:p>0.0183765888214111</text:p>
              </table:table-cell>
              <table:table-cell office:value-type="float" office:value="0.0224332809448242">
                <text:p>0.0224332809448242</text:p>
              </table:table-cell>
              <table:table-cell office:value-type="float" office:value="0.0192673802375793">
                <text:p>0.019267380237579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183231830596924">
                <text:p>0.0183231830596924</text:p>
              </table:table-cell>
              <table:table-cell office:value-type="float" office:value="0.0220601558685303">
                <text:p>0.0220601558685303</text:p>
              </table:table-cell>
              <table:table-cell office:value-type="float" office:value="0.019342565536499">
                <text:p>0.01934256553649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185468196868897">
                <text:p>0.0185468196868897</text:p>
              </table:table-cell>
              <table:table-cell office:value-type="float" office:value="0.0217685699462891">
                <text:p>0.0217685699462891</text:p>
              </table:table-cell>
              <table:table-cell office:value-type="float" office:value="0.0191413521766663">
                <text:p>0.019141352176666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18240213394165">
                <text:p>0.018240213394165</text:p>
              </table:table-cell>
              <table:table-cell office:value-type="float" office:value="0.0217533111572266">
                <text:p>0.0217533111572266</text:p>
              </table:table-cell>
              <table:table-cell office:value-type="float" office:value="0.0189363718032837">
                <text:p>0.018936371803283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193054676055908">
                <text:p>0.0193054676055908</text:p>
              </table:table-cell>
              <table:table-cell office:value-type="float" office:value="0.0213766098022461">
                <text:p>0.0213766098022461</text:p>
              </table:table-cell>
              <table:table-cell office:value-type="float" office:value="0.0199981689453125">
                <text:p>0.019998168945312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185885429382324">
                <text:p>0.0185885429382324</text:p>
              </table:table-cell>
              <table:table-cell office:value-type="float" office:value="0.0219900608062744">
                <text:p>0.0219900608062744</text:p>
              </table:table-cell>
              <table:table-cell office:value-type="float" office:value="0.0193339467048645">
                <text:p>0.019333946704864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187935829162598">
                <text:p>0.0187935829162598</text:p>
              </table:table-cell>
              <table:table-cell office:value-type="float" office:value="0.0214271545410156">
                <text:p>0.0214271545410156</text:p>
              </table:table-cell>
              <table:table-cell office:value-type="float" office:value="0.0195480942726135">
                <text:p>0.019548094272613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195879936218262">
                <text:p>0.0195879936218262</text:p>
              </table:table-cell>
              <table:table-cell office:value-type="float" office:value="0.0223190784454346">
                <text:p>0.0223190784454346</text:p>
              </table:table-cell>
              <table:table-cell office:value-type="float" office:value="0.0202677488327026">
                <text:p>0.020267748832702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184593200683594">
                <text:p>0.0184593200683594</text:p>
              </table:table-cell>
              <table:table-cell office:value-type="float" office:value="0.0216286182403564">
                <text:p>0.0216286182403564</text:p>
              </table:table-cell>
              <table:table-cell office:value-type="float" office:value="0.0194373846054077">
                <text:p>0.019437384605407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184783935546875">
                <text:p>0.0184783935546875</text:p>
              </table:table-cell>
              <table:table-cell office:value-type="float" office:value="0.0211136341094971">
                <text:p>0.0211136341094971</text:p>
              </table:table-cell>
              <table:table-cell office:value-type="float" office:value="0.018926477432251">
                <text:p>0.01892647743225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185756683349609">
                <text:p>0.0185756683349609</text:p>
              </table:table-cell>
              <table:table-cell office:value-type="float" office:value="0.0212607383728027">
                <text:p>0.0212607383728027</text:p>
              </table:table-cell>
              <table:table-cell office:value-type="float" office:value="0.0190999627113342">
                <text:p>0.019099962711334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194542407989502">
                <text:p>0.0194542407989502</text:p>
              </table:table-cell>
              <table:table-cell office:value-type="float" office:value="0.0220997333526611">
                <text:p>0.0220997333526611</text:p>
              </table:table-cell>
              <table:table-cell office:value-type="float" office:value="0.020121157169342">
                <text:p>0.02012115716934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19442081451416">
                <text:p>0.019442081451416</text:p>
              </table:table-cell>
              <table:table-cell office:value-type="float" office:value="0.0214352607727051">
                <text:p>0.0214352607727051</text:p>
              </table:table-cell>
              <table:table-cell office:value-type="float" office:value="0.0199000000953674">
                <text:p>0.019900000095367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183079242706299">
                <text:p>0.0183079242706299</text:p>
              </table:table-cell>
              <table:table-cell office:value-type="float" office:value="0.0209760665893555">
                <text:p>0.0209760665893555</text:p>
              </table:table-cell>
              <table:table-cell office:value-type="float" office:value="0.0188898921012878">
                <text:p>0.018889892101287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187087059020996">
                <text:p>0.0187087059020996</text:p>
              </table:table-cell>
              <table:table-cell office:value-type="float" office:value="0.0208768844604492">
                <text:p>0.0208768844604492</text:p>
              </table:table-cell>
              <table:table-cell office:value-type="float" office:value="0.0192548990249634">
                <text:p>0.019254899024963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196831226348877">
                <text:p>0.0196831226348877</text:p>
              </table:table-cell>
              <table:table-cell office:value-type="float" office:value="0.022322416305542">
                <text:p>0.022322416305542</text:p>
              </table:table-cell>
              <table:table-cell office:value-type="float" office:value="0.020130455493927">
                <text:p>0.02013045549392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184288024902344">
                <text:p>0.0184288024902344</text:p>
              </table:table-cell>
              <table:table-cell office:value-type="float" office:value="0.0204954147338867">
                <text:p>0.0204954147338867</text:p>
              </table:table-cell>
              <table:table-cell office:value-type="float" office:value="0.0191375851631165">
                <text:p>0.019137585163116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194692611694336">
                <text:p>0.0194692611694336</text:p>
              </table:table-cell>
              <table:table-cell office:value-type="float" office:value="0.0276482105255127">
                <text:p>0.0276482105255127</text:p>
              </table:table-cell>
              <table:table-cell office:value-type="float" office:value="0.0218883752822876">
                <text:p>0.021888375282287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221531391143799">
                <text:p>0.0221531391143799</text:p>
              </table:table-cell>
              <table:table-cell office:value-type="float" office:value="0.0270488262176514">
                <text:p>0.0270488262176514</text:p>
              </table:table-cell>
              <table:table-cell office:value-type="float" office:value="0.0236457705497742">
                <text:p>0.023645770549774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202791690826416">
                <text:p>0.0202791690826416</text:p>
              </table:table-cell>
              <table:table-cell office:value-type="float" office:value="0.0258965492248535">
                <text:p>0.0258965492248535</text:p>
              </table:table-cell>
              <table:table-cell office:value-type="float" office:value="0.0221742868423462">
                <text:p>0.022174286842346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1973557472229">
                <text:p>0.01973557472229</text:p>
              </table:table-cell>
              <table:table-cell office:value-type="float" office:value="0.0234267711639404">
                <text:p>0.0234267711639404</text:p>
              </table:table-cell>
              <table:table-cell office:value-type="float" office:value="0.0204876303672791">
                <text:p>0.020487630367279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198178291320801">
                <text:p>0.0198178291320801</text:p>
              </table:table-cell>
              <table:table-cell office:value-type="float" office:value="0.0221786499023437">
                <text:p>0.0221786499023437</text:p>
              </table:table-cell>
              <table:table-cell office:value-type="float" office:value="0.0203639507293701">
                <text:p>0.020363950729370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187606811523438">
                <text:p>0.0187606811523438</text:p>
              </table:table-cell>
              <table:table-cell office:value-type="float" office:value="0.021268367767334">
                <text:p>0.021268367767334</text:p>
              </table:table-cell>
              <table:table-cell office:value-type="float" office:value="0.0196923136711121">
                <text:p>0.019692313671112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198147296905518">
                <text:p>0.0198147296905518</text:p>
              </table:table-cell>
              <table:table-cell office:value-type="float" office:value="0.022294282913208">
                <text:p>0.022294282913208</text:p>
              </table:table-cell>
              <table:table-cell office:value-type="float" office:value="0.0203179478645325">
                <text:p>0.020317947864532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199398994445801">
                <text:p>0.0199398994445801</text:p>
              </table:table-cell>
              <table:table-cell office:value-type="float" office:value="0.0239982604980469">
                <text:p>0.0239982604980469</text:p>
              </table:table-cell>
              <table:table-cell office:value-type="float" office:value="0.0209065437316894">
                <text:p>0.020906543731689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188312530517578">
                <text:p>0.0188312530517578</text:p>
              </table:table-cell>
              <table:table-cell office:value-type="float" office:value="0.0212314128875732">
                <text:p>0.0212314128875732</text:p>
              </table:table-cell>
              <table:table-cell office:value-type="float" office:value="0.0193057775497437">
                <text:p>0.019305777549743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189504623413086">
                <text:p>0.0189504623413086</text:p>
              </table:table-cell>
              <table:table-cell office:value-type="float" office:value="0.02150559425354">
                <text:p>0.02150559425354</text:p>
              </table:table-cell>
              <table:table-cell office:value-type="float" office:value="0.0196907520294189">
                <text:p>0.019690752029418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196535587310791">
                <text:p>0.0196535587310791</text:p>
              </table:table-cell>
              <table:table-cell office:value-type="float" office:value="0.0222201347351074">
                <text:p>0.0222201347351074</text:p>
              </table:table-cell>
              <table:table-cell office:value-type="float" office:value="0.0206325531005859">
                <text:p>0.020632553100585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187640190124512">
                <text:p>0.0187640190124512</text:p>
              </table:table-cell>
              <table:table-cell office:value-type="float" office:value="0.0212056636810303">
                <text:p>0.0212056636810303</text:p>
              </table:table-cell>
              <table:table-cell office:value-type="float" office:value="0.0195003628730774">
                <text:p>0.019500362873077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190117359161377">
                <text:p>0.0190117359161377</text:p>
              </table:table-cell>
              <table:table-cell office:value-type="float" office:value="0.0206291675567627">
                <text:p>0.0206291675567627</text:p>
              </table:table-cell>
              <table:table-cell office:value-type="float" office:value="0.0196661114692688">
                <text:p>0.019666111469268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190062522888184">
                <text:p>0.0190062522888184</text:p>
              </table:table-cell>
              <table:table-cell office:value-type="float" office:value="0.0210058689117432">
                <text:p>0.0210058689117432</text:p>
              </table:table-cell>
              <table:table-cell office:value-type="float" office:value="0.0197290062904358">
                <text:p>0.019729006290435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200421810150147">
                <text:p>0.0200421810150147</text:p>
              </table:table-cell>
              <table:table-cell office:value-type="float" office:value="0.024132251739502">
                <text:p>0.024132251739502</text:p>
              </table:table-cell>
              <table:table-cell office:value-type="float" office:value="0.0207242965698242">
                <text:p>0.020724296569824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197091102600098">
                <text:p>0.0197091102600098</text:p>
              </table:table-cell>
              <table:table-cell office:value-type="float" office:value="0.0225419998168945">
                <text:p>0.0225419998168945</text:p>
              </table:table-cell>
              <table:table-cell office:value-type="float" office:value="0.0207200288772583">
                <text:p>0.020720028877258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197069644927979">
                <text:p>0.0197069644927979</text:p>
              </table:table-cell>
              <table:table-cell office:value-type="float" office:value="0.0220468044281006">
                <text:p>0.0220468044281006</text:p>
              </table:table-cell>
              <table:table-cell office:value-type="float" office:value="0.0205541372299194">
                <text:p>0.020554137229919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197713375091553">
                <text:p>0.0197713375091553</text:p>
              </table:table-cell>
              <table:table-cell office:value-type="float" office:value="0.0216662883758545">
                <text:p>0.0216662883758545</text:p>
              </table:table-cell>
              <table:table-cell office:value-type="float" office:value="0.020255970954895">
                <text:p>0.02025597095489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197641849517822">
                <text:p>0.0197641849517822</text:p>
              </table:table-cell>
              <table:table-cell office:value-type="float" office:value="0.0222289562225342">
                <text:p>0.0222289562225342</text:p>
              </table:table-cell>
              <table:table-cell office:value-type="float" office:value="0.0205639719963074">
                <text:p>0.020563971996307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19068717956543">
                <text:p>0.019068717956543</text:p>
              </table:table-cell>
              <table:table-cell office:value-type="float" office:value="0.0215048789978027">
                <text:p>0.0215048789978027</text:p>
              </table:table-cell>
              <table:table-cell office:value-type="float" office:value="0.0195418238639832">
                <text:p>0.019541823863983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188636779785156">
                <text:p>0.0188636779785156</text:p>
              </table:table-cell>
              <table:table-cell office:value-type="float" office:value="0.0212357044219971">
                <text:p>0.0212357044219971</text:p>
              </table:table-cell>
              <table:table-cell office:value-type="float" office:value="0.0194930791854858">
                <text:p>0.019493079185485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200135707855225">
                <text:p>0.0200135707855225</text:p>
              </table:table-cell>
              <table:table-cell office:value-type="float" office:value="0.0229921340942383">
                <text:p>0.0229921340942383</text:p>
              </table:table-cell>
              <table:table-cell office:value-type="float" office:value="0.0207757949829102">
                <text:p>0.020775794982910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18782377243042">
                <text:p>0.018782377243042</text:p>
              </table:table-cell>
              <table:table-cell office:value-type="float" office:value="0.0212249755859375">
                <text:p>0.0212249755859375</text:p>
              </table:table-cell>
              <table:table-cell office:value-type="float" office:value="0.019727373123169">
                <text:p>0.01972737312316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198497772216797">
                <text:p>0.0198497772216797</text:p>
              </table:table-cell>
              <table:table-cell office:value-type="float" office:value="0.0218982696533203">
                <text:p>0.0218982696533203</text:p>
              </table:table-cell>
              <table:table-cell office:value-type="float" office:value="0.0204592108726501">
                <text:p>0.020459210872650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191547870635986">
                <text:p>0.0191547870635986</text:p>
              </table:table-cell>
              <table:table-cell office:value-type="float" office:value="0.0208783149719238">
                <text:p>0.0208783149719238</text:p>
              </table:table-cell>
              <table:table-cell office:value-type="float" office:value="0.0199283719062805">
                <text:p>0.019928371906280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20012378692627">
                <text:p>0.020012378692627</text:p>
              </table:table-cell>
              <table:table-cell office:value-type="float" office:value="0.0228400230407715">
                <text:p>0.0228400230407715</text:p>
              </table:table-cell>
              <table:table-cell office:value-type="float" office:value="0.0212792038917542">
                <text:p>0.021279203891754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190033912658691">
                <text:p>0.0190033912658691</text:p>
              </table:table-cell>
              <table:table-cell office:value-type="float" office:value="0.0217263698577881">
                <text:p>0.0217263698577881</text:p>
              </table:table-cell>
              <table:table-cell office:value-type="float" office:value="0.020269787311554">
                <text:p>0.02026978731155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201258659362793">
                <text:p>0.0201258659362793</text:p>
              </table:table-cell>
              <table:table-cell office:value-type="float" office:value="0.0222907066345215">
                <text:p>0.0222907066345215</text:p>
              </table:table-cell>
              <table:table-cell office:value-type="float" office:value="0.0209142088890076">
                <text:p>0.020914208889007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199799537658691">
                <text:p>0.0199799537658691</text:p>
              </table:table-cell>
              <table:table-cell office:value-type="float" office:value="0.0221364498138428">
                <text:p>0.0221364498138428</text:p>
              </table:table-cell>
              <table:table-cell office:value-type="float" office:value="0.0208264827728271">
                <text:p>0.020826482772827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190274715423584">
                <text:p>0.0190274715423584</text:p>
              </table:table-cell>
              <table:table-cell office:value-type="float" office:value="0.0214641094207764">
                <text:p>0.0214641094207764</text:p>
              </table:table-cell>
              <table:table-cell office:value-type="float" office:value="0.0195090770721436">
                <text:p>0.019509077072143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198228359222412">
                <text:p>0.0198228359222412</text:p>
              </table:table-cell>
              <table:table-cell office:value-type="float" office:value="0.0236227512359619">
                <text:p>0.0236227512359619</text:p>
              </table:table-cell>
              <table:table-cell office:value-type="float" office:value="0.0206980347633362">
                <text:p>0.020698034763336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199291706085205">
                <text:p>0.0199291706085205</text:p>
              </table:table-cell>
              <table:table-cell office:value-type="float" office:value="0.0224921703338623">
                <text:p>0.0224921703338623</text:p>
              </table:table-cell>
              <table:table-cell office:value-type="float" office:value="0.0205730557441711">
                <text:p>0.0205730557441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